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xmlns:gnm="http://www.gnumeric.org/odf-extension/1.0" office:version="1.2">
  <office:scripts/>
  <office:font-face-decls/>
  <office:automatic-styles>
    <style:style style:name="ta-0x8ca0068" style:family="table" style:master-page-name="ta-mp-0x8ca0068">
      <style:table-properties table:display="true" style:writing-mode="lr-tb"/>
    </style:style>
    <style:style style:name="ta-0x8ca01c0" style:family="table" style:master-page-name="ta-mp-0x8ca01c0">
      <style:table-properties table:display="true" style:writing-mode="lr-tb"/>
    </style:style>
    <style:style style:name="ta-0x8ca0318" style:family="table" style:master-page-name="ta-mp-0x8ca0318">
      <style:table-properties table:display="true" style:writing-mode="lr-tb"/>
    </style:style>
    <style:style style:name="ta-0x8ca0470" style:family="table" style:master-page-name="ta-mp-0x8ca0470">
      <style:table-properties table:display="true" style:writing-mode="lr-tb"/>
    </style:style>
    <style:style style:name="ta-0x8ca05c8" style:family="table" style:master-page-name="ta-mp-0x8ca05c8">
      <style:table-properties table:display="true" style:writing-mode="lr-tb"/>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75%"/>
    </style:style>
    <style:style style:name="AC-superscript" style:family="text">
      <style:text-properties style:text-position="super 75%"/>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2pt" style:use-optimal-row-height="true"/>
    </style:style>
    <style:style style:name="ACOL-0" style:family="table-column">
      <style:table-column-properties style:column-width="64.26pt" style:use-optimal-column-width="true"/>
    </style:style>
    <style:style style:name="ACE-0x8c76a1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bold" fo:font-style="normal" style:text-line-through-type="none" style:text-line-through-style="none" style:text-underline-type="none" style:text-underline-style="none" style:text-underline-width="auto" style:text-position="0% 100%" fo:font-size="14.00pt" fo:color="#000000" fo:font-family="Arial"/>
    </style:style>
    <style:style style:name="ACE-0x8c7695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8c7689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4.00pt" fo:color="#000000" fo:font-family="Sans"/>
    </style:style>
    <style:style style:name="ACE-0x8c76ad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bold" fo:font-style="normal" style:text-line-through-type="none" style:text-line-through-style="none" style:text-underline-type="none" style:text-underline-style="none" style:text-underline-width="auto" style:text-position="0% 100%" fo:font-size="14.00pt" fo:color="#000000" fo:font-family="Sans"/>
    </style:style>
    <style:style style:name="ACE-0x8c76b9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4.00pt" fo:color="#000000" fo:font-family="Arial"/>
    </style:style>
    <style:style style:name="ACE-0x8c76f58" style:family="table-cell" style:data-style-name="General">
      <style:table-cell-properties fo:background-color="#c0c0c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DejaVu Sans"/>
    </style:style>
    <style:style style:name="ACE-0x8c76c5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8c76d18" style:family="table-cell" style:data-style-name="General">
      <style:table-cell-properties fo:background-color="#ffffff" fo:border-top="0.035cm solid #c0c0c0" fo:border-bottom="0.035cm solid #c0c0c0" fo:border-left="0.035cm solid #c0c0c0" fo:border-right="0.035cm solid #c0c0c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F"/>
    </style:style>
    <style:style style:name="ACE-0x8c76e98" style:family="table-cell" style:data-style-name="General">
      <style:table-cell-properties fo:background-color="#c0c0c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DejaVu Sans"/>
    </style:style>
    <style:style style:name="ACE-0x8c76dd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8c77018" style:family="table-cell" style:data-style-name="General">
      <style:table-cell-properties fo:background-color="#ffffff" fo:border-top="0.035cm solid #c0c0c0" fo:border-bottom="0.035cm solid #c0c0c0" fo:border-left="0.035cm solid #c0c0c0" fo:border-right="0.035cm solid #c0c0c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F"/>
    </style:style>
    <style:style style:name="ACE-0x8c770d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8c7719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4.00pt" fo:color="#000000" fo:font-family="Arial"/>
    </style:style>
    <style:style style:name="ACE-0x8c77318" style:family="table-cell" style:data-style-name="General">
      <style:table-cell-properties fo:background-color="#c0c0c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DejaVu Sans"/>
    </style:style>
    <style:style style:name="ACE-0x8c7725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8c773d8" style:family="table-cell" style:data-style-name="General">
      <style:table-cell-properties fo:background-color="#ffffff" fo:border-top="0.035cm solid #c0c0c0" fo:border-bottom="0.035cm solid #c0c0c0" fo:border-left="0.035cm solid #c0c0c0" fo:border-right="0.035cm solid #c0c0c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F"/>
    </style:style>
    <style:style style:name="ACOL-1" style:family="table-column">
      <style:table-column-properties style:column-width="267.98pt" style:use-optimal-column-width="true"/>
    </style:style>
    <style:style style:name="ACOL-2" style:family="table-column">
      <style:table-column-properties style:column-width="181.05pt" style:use-optimal-column-width="true"/>
    </style:style>
    <style:style style:name="ACOL-3" style:family="table-column">
      <style:table-column-properties style:column-width="210.56pt" style:use-optimal-column-width="true"/>
    </style:style>
    <style:style style:name="ACOL-4" style:family="table-column">
      <style:table-column-properties style:column-width="171.75pt" style:use-optimal-column-width="true"/>
    </style:style>
    <style:style style:name="ACOL-5" style:family="table-column">
      <style:table-column-properties style:column-width="156.19pt" style:use-optimal-column-width="true"/>
    </style:style>
    <style:style style:name="ACOL-6" style:family="table-column">
      <style:table-column-properties style:column-width="85.61pt" style:use-optimal-column-width="true"/>
    </style:style>
    <style:style style:name="ACOL-7" style:family="table-column">
      <style:table-column-properties style:column-width="99.55pt" style:use-optimal-column-width="true"/>
    </style:style>
    <style:style style:name="ACOL-8" style:family="table-column">
      <style:table-column-properties style:column-width="37.45pt" style:use-optimal-column-width="true"/>
    </style:style>
    <style:style style:name="ACOL-9" style:family="table-column">
      <style:table-column-properties style:column-width="55.30pt" style:use-optimal-column-width="true"/>
    </style:style>
    <style:style style:name="ACOL-10" style:family="table-column">
      <style:table-column-properties style:column-width="434.10pt" style:use-optimal-column-width="true"/>
    </style:style>
    <style:style style:name="ACOL-11" style:family="table-column">
      <style:table-column-properties style:column-width="160.84pt" style:use-optimal-column-width="true"/>
    </style:style>
    <style:style style:name="ACOL-12" style:family="table-column">
      <style:table-column-properties style:column-width="105.76pt" style:use-optimal-column-width="true"/>
    </style:style>
    <style:style style:name="ACOL-13" style:family="table-column"/>
    <style:style style:name="ACOL-14" style:family="table-column">
      <style:table-column-properties style:column-width="27.30pt" style:use-optimal-column-width="true"/>
    </style:style>
    <style:style style:name="ACOL-15" style:family="table-column">
      <style:table-column-properties style:column-width="61.40pt" style:use-optimal-column-width="true"/>
    </style:style>
    <style:style style:name="ACOL-16" style:family="table-column">
      <style:table-column-properties style:column-width="253.58pt" style:use-optimal-column-width="true"/>
    </style:style>
    <style:style style:name="ACOL-17" style:family="table-column">
      <style:table-column-properties style:column-width="230.34pt" style:use-optimal-column-width="true"/>
    </style:style>
    <style:style style:name="ACOL-18" style:family="table-column">
      <style:table-column-properties style:column-width="225.00pt" style:use-optimal-column-width="false"/>
    </style:style>
    <style:style style:name="ACOL-19" style:family="table-column">
      <style:table-column-properties style:column-width="180.00pt" style:use-optimal-column-width="false"/>
    </style:style>
    <style:style style:name="ACOL-20" style:family="table-column">
      <style:table-column-properties style:column-width="112.56pt" style:use-optimal-column-width="true"/>
    </style:style>
    <style:style style:name="ACOL-21" style:family="table-column">
      <style:table-column-properties style:column-width="56.02pt" style:use-optimal-column-width="true"/>
    </style:style>
    <style:style style:name="ACOL-22" style:family="table-column">
      <style:table-column-properties style:column-width="53.66pt" style:use-optimal-column-width="true"/>
    </style:style>
    <style:style style:name="ACOL-23" style:family="table-column">
      <style:table-column-properties style:column-width="79.99pt" style:use-optimal-column-width="true"/>
    </style:style>
    <style:style style:name="ACOL-24" style:family="table-column">
      <style:table-column-properties style:column-width="42.80pt" style:use-optimal-column-width="true"/>
    </style:style>
    <style:style style:name="ACOL-25" style:family="table-column">
      <style:table-column-properties style:column-width="327.74pt" style:use-optimal-column-width="true"/>
    </style:style>
    <style:style style:name="ACOL-26" style:family="table-column">
      <style:table-column-properties style:column-width="47.99pt" style:use-optimal-column-width="true"/>
    </style:style>
    <style:style style:name="ACOL-27" style:family="table-column">
      <style:table-column-properties style:column-width="298.55pt" style:use-optimal-column-width="true"/>
    </style:style>
    <style:style style:name="ACOL-28" style:family="table-column">
      <style:table-column-properties style:column-width="220.26pt" style:use-optimal-column-width="true"/>
    </style:style>
    <style:style style:name="ACOL-29" style:family="table-column">
      <style:table-column-properties style:column-width="287.69pt" style:use-optimal-column-width="true"/>
    </style:style>
    <style:style style:name="ACOL-30" style:family="table-column">
      <style:table-column-properties style:column-width="306.31pt" style:use-optimal-column-width="true"/>
    </style:style>
    <style:style style:name="ACOL-31" style:family="table-column">
      <style:table-column-properties style:column-width="853.34pt" style:use-optimal-column-width="true"/>
    </style:style>
    <style:style style:name="ACOL-32" style:family="table-column">
      <style:table-column-properties style:column-width="429.51pt" style:use-optimal-column-width="true"/>
    </style:style>
    <style:style style:name="ACOL-33" style:family="table-column">
      <style:table-column-properties style:column-width="127.30pt" style:use-optimal-column-width="true"/>
    </style:style>
    <style:style style:name="ACOL-34" style:family="table-column">
      <style:table-column-properties style:column-width="1223.29pt" style:use-optimal-column-width="true"/>
    </style:style>
    <style:style style:name="ACOL-35" style:family="table-column">
      <style:table-column-properties style:column-width="136.60pt" style:use-optimal-column-width="true"/>
    </style:style>
    <style:style style:name="ACOL-36" style:family="table-column">
      <style:table-column-properties style:column-width="84.64pt" style:use-optimal-column-width="true"/>
    </style:style>
    <style:style style:name="ACOL-37" style:family="table-column">
      <style:table-column-properties style:column-width="52.89pt" style:use-optimal-column-width="true"/>
    </style:style>
    <style:style style:name="ACOL-38" style:family="table-column">
      <style:table-column-properties style:column-width="65.31pt" style:use-optimal-column-width="true"/>
    </style:style>
    <style:style style:name="ACOL-39" style:family="table-column">
      <style:table-column-properties style:column-width="36.60pt" style:use-optimal-column-width="true"/>
    </style:style>
    <style:style style:name="ACOL-40" style:family="table-column">
      <style:table-column-properties style:column-width="31.21pt" style:use-optimal-column-width="true"/>
    </style:style>
    <style:style style:name="ACOL-41" style:family="table-column">
      <style:table-column-properties style:column-width="90.85pt" style:use-optimal-column-width="true"/>
    </style:style>
    <style:style style:name="AROW-1" style:family="table-row">
      <style:table-row-properties style:row-height="17.60pt" style:use-optimal-row-height="true"/>
    </style:style>
    <style:style style:name="AROW-2" style:family="table-row"/>
    <style:style style:name="AROW-3" style:family="table-row">
      <style:table-row-properties style:row-height="13.50pt" style:use-optimal-row-height="true"/>
    </style:style>
    <style:style style:name="AROW-4" style:family="table-row">
      <style:table-row-properties style:row-height="16.50pt" style:use-optimal-row-height="true"/>
    </style:style>
    <style:style style:name="AROW-5" style:family="table-row">
      <style:table-row-properties style:row-height="12.76pt" style:use-optimal-row-height="true"/>
    </style:style>
    <style:style style:name="AROW-6" style:family="table-row">
      <style:table-row-properties style:row-height="79.86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x8ca0068" table:print="true">
        <office:forms form:automatic-focus="false" form:apply-design-mode="false">
          <form:form/>
        </office:forms>
        <table:table-column table:style-name="ACOL-1"/>
        <table:table-column table:style-name="ACOL-2"/>
        <table:table-column table:style-name="ACOL-3"/>
        <table:table-column table:style-name="ACOL-4"/>
        <table:table-column table:style-name="ACOL-5"/>
        <table:table-column table:style-name="ACOL-6"/>
        <table:table-column table:style-name="ACOL-7"/>
        <table:table-column table:style-name="ACOL-8"/>
        <table:table-column table:style-name="ACOL-9"/>
        <table:table-column table:style-name="ACOL-10"/>
        <table:table-column table:style-name="ACOL-11"/>
        <table:table-column table:style-name="ACOL-12"/>
        <table:table-column table:style-name="ACOL-0" table:number-columns-repeated="1012"/>
        <table:table-row table:style-name="AROW-1">
          <table:table-cell table:style-name="ACE-0x8c76a18" office:value-type="string" office:string-value="path">
            <text:p>path</text:p>
          </table:table-cell>
          <table:table-cell table:style-name="ACE-0x8c76a18" office:value-type="string" office:string-value="title">
            <text:p>title</text:p>
          </table:table-cell>
          <table:table-cell table:style-name="ACE-0x8c76a18" office:value-type="string" office:string-value="page_callback">
            <text:p>page_callback</text:p>
          </table:table-cell>
          <table:table-cell table:style-name="ACE-0x8c76a18" office:value-type="string" office:string-value="path arguments">
            <text:p>path arguments</text:p>
          </table:table-cell>
          <table:table-cell table:style-name="ACE-0x8c76a18" office:value-type="string" office:string-value="file">
            <text:p>file</text:p>
          </table:table-cell>
          <table:table-cell table:style-name="ACE-0x8c76a18" office:value-type="string" office:string-value="class">
            <text:p>class</text:p>
          </table:table-cell>
          <table:table-cell table:style-name="ACE-0x8c76a18" office:value-type="string" office:string-value="method">
            <text:p>method</text:p>
          </table:table-cell>
          <table:table-cell table:style-name="ACE-0x8c76a18" office:value-type="string" office:string-value="id">
            <text:p>id</text:p>
          </table:table-cell>
          <table:table-cell table:style-name="ACE-0x8c76a18" office:value-type="string" office:string-value="type">
            <text:p>type</text:p>
          </table:table-cell>
          <table:table-cell/>
          <table:table-cell table:style-name="ACE-0x8c76a18" office:value-type="string" office:string-value="access_arguments">
            <text:p>access_arguments</text:p>
          </table:table-cell>
          <table:table-cell table:style-name="ACE-0x8c76a18" office:value-type="string" office:string-value="component">
            <text:p>component</text:p>
          </table:table-cell>
          <table:table-cell table:number-columns-repeated="1012" table:style-name="ACE-0x8c76a18"/>
        </table:table-row>
        <table:table-row table:style-name="AROW-1">
          <table:table-cell table:style-name="ACE-0x8c76b98" office:value-type="string" office:string-value="civicrm/ledger">
            <text:p>civicrm/ledger</text:p>
          </table:table-cell>
          <table:table-cell table:style-name="ACE-0x8c76b98" office:value-type="string" office:string-value="Ledger Dashboard">
            <text:p>Ledger Dashboard</text:p>
          </table:table-cell>
          <table:table-cell table:style-name="ACE-0x8c76b98" office:value-type="string" office:string-value="CRM_Ledger_Page_Dispatch">
            <text:p>CRM_Ledger_Page_Dispatch</text:p>
          </table:table-cell>
          <table:table-cell table:style-name="ACE-0x8c76b98" office:value-type="string" office:string-value="dashboard">
            <text:p>dashboard</text:p>
          </table:table-cell>
          <table:table-cell table:style-name="ACE-0x8c76b98" office:value-type="string" office:string-value="welcome.php">
            <text:p>welcome.php</text:p>
          </table:table-cell>
          <table:table-cell table:style-name="ACE-0x8c76b98" office:value-type="string" office:string-value="Welcome">
            <text:p>Welcome</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dashboard">
            <text:p>civicrm/ledger&amp;reset=1&amp;ci=dashboar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ccount">
            <text:p>civicrm/ledger/account</text:p>
          </table:table-cell>
          <table:table-cell table:style-name="ACE-0x8c76b98" office:value-type="string" office:string-value="Chart of Accounts">
            <text:p>Chart of Accounts</text:p>
          </table:table-cell>
          <table:table-cell table:style-name="ACE-0x8c76b98" office:value-type="string" office:string-value="CRM_Ledger_Page_Dispatch">
            <text:p>CRM_Ledger_Page_Dispatch</text:p>
          </table:table-cell>
          <table:table-cell table:style-name="ACE-0x8c76b98" office:value-type="string" office:string-value="account">
            <text:p>account</text:p>
          </table:table-cell>
          <table:table-cell table:style-name="ACE-0x8c76b98" office:value-type="string" office:string-value="account.php">
            <text:p>account.php</text:p>
          </table:table-cell>
          <table:table-cell table:style-name="ACE-0x8c76b98" office:value-type="string" office:string-value="Account">
            <text:p>Account</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account">
            <text:p>civicrm/ledger&amp;reset=1&amp;ci=account</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
            <text:p>civicrm/ledger/admin</text:p>
          </table:table-cell>
          <table:table-cell table:style-name="ACE-0x8c76b98" office:value-type="string" office:string-value="Administer Ledger">
            <text:p>Administer Ledger</text:p>
          </table:table-cell>
          <table:table-cell table:style-name="ACE-0x8c76b98" office:value-type="string" office:string-value="CRM_Ledger_Page_Dispatch">
            <text:p>CRM_Ledger_Page_Dispatch</text:p>
          </table:table-cell>
          <table:table-cell table:style-name="ACE-0x8c76b98" office:value-type="string" office:string-value="admin">
            <text:p>admin</text:p>
          </table:table-cell>
          <table:table-cell table:style-name="ACE-0x8c76b98" office:value-type="string" office:string-value="admin/welcome.php">
            <text:p>admin/welcome.php</text:p>
          </table:table-cell>
          <table:table-cell table:style-name="ACE-0x8c76b98" office:value-type="string" office:string-value="Welcome">
            <text:p>Welcome</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admin">
            <text:p>civicrm/ledger&amp;reset=1&amp;ci=admin</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create">
            <text:p>civicrm/ledger/admin/create</text:p>
          </table:table-cell>
          <table:table-cell table:style-name="ACE-0x8c76b98" office:value-type="string" office:string-value="Create Account">
            <text:p>Create Account</text:p>
          </table:table-cell>
          <table:table-cell table:style-name="ACE-0x8c76b98" office:value-type="string" office:string-value="CRM_Ledger_Page_Dispatch">
            <text:p>CRM_Ledger_Page_Dispatch</text:p>
          </table:table-cell>
          <table:table-cell table:style-name="ACE-0x8c76b98" office:value-type="string" office:string-value="admin/create">
            <text:p>admin/create</text:p>
          </table:table-cell>
          <table:table-cell table:style-name="ACE-0x8c76b98" office:value-type="string" office:string-value="admin/create.php">
            <text:p>admin/create.php</text:p>
          </table:table-cell>
          <table:table-cell table:style-name="ACE-0x8c76b98" office:value-type="string" office:string-value="Create">
            <text:p>Create</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admin/create">
            <text:p>civicrm/ledger&amp;reset=1&amp;ci=admin/create</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manage">
            <text:p>civicrm/ledger/admin/manage</text:p>
          </table:table-cell>
          <table:table-cell table:style-name="ACE-0x8c76b98" office:value-type="string" office:string-value="Manage Accounts">
            <text:p>Manage Accounts</text:p>
          </table:table-cell>
          <table:table-cell table:style-name="ACE-0x8c76b98" office:value-type="string" office:string-value="CRM_Ledger_Page_Dispatch">
            <text:p>CRM_Ledger_Page_Dispatch</text:p>
          </table:table-cell>
          <table:table-cell table:style-name="ACE-0x8c76b98" office:value-type="string" office:string-value="admin/manage">
            <text:p>admin/manage</text:p>
          </table:table-cell>
          <table:table-cell table:style-name="ACE-0x8c76b98" office:value-type="string" office:string-value="admin/manage.php">
            <text:p>admin/manage.php</text:p>
          </table:table-cell>
          <table:table-cell table:style-name="ACE-0x8c76b98" office:value-type="string" office:string-value="Manage">
            <text:p>Manage</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admin/manage">
            <text:p>civicrm/ledger&amp;reset=1&amp;ci=admin/manage</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manage/add">
            <text:p>civicrm/ledger/admin/manage/add</text:p>
          </table:table-cell>
          <table:table-cell table:style-name="ACE-0x8c76b98" office:value-type="string" office:string-value="Add Account">
            <text:p>Add Account</text:p>
          </table:table-cell>
          <table:table-cell table:style-name="ACE-0x8c76b98" office:value-type="string" office:string-value="CRM_Ledger_Page_Dispatch">
            <text:p>CRM_Ledger_Page_Dispatch</text:p>
          </table:table-cell>
          <table:table-cell table:style-name="ACE-0x8c76b98" office:value-type="string" office:string-value="admin/manage/add">
            <text:p>admin/manage/add</text:p>
          </table:table-cell>
          <table:table-cell table:style-name="ACE-0x8c76b98" office:value-type="string" office:string-value="admin/manage.php">
            <text:p>admin/manage.php</text:p>
          </table:table-cell>
          <table:table-cell table:style-name="ACE-0x8c76b98" office:value-type="string" office:string-value="Manage">
            <text:p>Manage</text:p>
          </table:table-cell>
          <table:table-cell table:style-name="ACE-0x8c76b98" office:value-type="string" office:string-value="add">
            <text:p>add</text:p>
          </table:table-cell>
          <table:table-cell table:number-columns-repeated="2" table:style-name="ACE-0x8c76b98"/>
          <table:table-cell table:style-name="ACE-0x8c76b98" office:value-type="string" office:string-value="civicrm/ledger&amp;reset=1&amp;ci=admin/manage/add">
            <text:p>civicrm/ledger&amp;reset=1&amp;ci=admin/manage/a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manage/delete">
            <text:p>civicrm/ledger/admin/manage/delete</text:p>
          </table:table-cell>
          <table:table-cell table:style-name="ACE-0x8c76b98" office:value-type="string" office:string-value="Delete Account Settings">
            <text:p>Delete Account Settings</text:p>
          </table:table-cell>
          <table:table-cell table:style-name="ACE-0x8c76b98" office:value-type="string" office:string-value="CRM_Ledger_Page_Dispatch">
            <text:p>CRM_Ledger_Page_Dispatch</text:p>
          </table:table-cell>
          <table:table-cell table:style-name="ACE-0x8c76b98" office:value-type="string" office:string-value="admin/manage/delete">
            <text:p>admin/manage/delete</text:p>
          </table:table-cell>
          <table:table-cell table:style-name="ACE-0x8c76b98" office:value-type="string" office:string-value="admin/manage.php">
            <text:p>admin/manage.php</text:p>
          </table:table-cell>
          <table:table-cell table:style-name="ACE-0x8c76b98" office:value-type="string" office:string-value="Manage">
            <text:p>Manage</text:p>
          </table:table-cell>
          <table:table-cell table:style-name="ACE-0x8c76b98" office:value-type="string" office:string-value="delete">
            <text:p>delete</text:p>
          </table:table-cell>
          <table:table-cell table:number-columns-repeated="2" table:style-name="ACE-0x8c76b98"/>
          <table:table-cell table:style-name="ACE-0x8c76b98" office:value-type="string" office:string-value="civicrm/ledger&amp;reset=1&amp;ci=admin/manage/delete&amp;id=(\d+)">
            <text:p>civicrm/ledger&amp;reset=1&amp;ci=admin/manage/delete&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manage/edit">
            <text:p>civicrm/ledger/admin/manage/edit</text:p>
          </table:table-cell>
          <table:table-cell table:style-name="ACE-0x8c76b98" office:value-type="string" office:string-value="Edit Account">
            <text:p>Edit Account</text:p>
          </table:table-cell>
          <table:table-cell table:style-name="ACE-0x8c76b98" office:value-type="string" office:string-value="CRM_Ledger_Page_Dispatch">
            <text:p>CRM_Ledger_Page_Dispatch</text:p>
          </table:table-cell>
          <table:table-cell table:style-name="ACE-0x8c76b98" office:value-type="string" office:string-value="admin/manage/edit">
            <text:p>admin/manage/edit</text:p>
          </table:table-cell>
          <table:table-cell table:style-name="ACE-0x8c76b98" office:value-type="string" office:string-value="admin/manage.php">
            <text:p>admin/manage.php</text:p>
          </table:table-cell>
          <table:table-cell table:style-name="ACE-0x8c76b98" office:value-type="string" office:string-value="Manage">
            <text:p>Manage</text:p>
          </table:table-cell>
          <table:table-cell table:style-name="ACE-0x8c76b98" office:value-type="string" office:string-value="edit">
            <text:p>edit</text:p>
          </table:table-cell>
          <table:table-cell table:number-columns-repeated="2" table:style-name="ACE-0x8c76b98"/>
          <table:table-cell table:style-name="ACE-0x8c76b98" office:value-type="string" office:string-value="civicrm/ledger&amp;reset=1&amp;ci=admin/manage/edit&amp;id=(\d+)">
            <text:p>civicrm/ledger&amp;reset=1&amp;ci=admin/manage/edit&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setting">
            <text:p>civicrm/ledger/admin/setting</text:p>
          </table:table-cell>
          <table:table-cell table:style-name="ACE-0x8c76b98" office:value-type="string" office:string-value="General Settings">
            <text:p>General Settings</text:p>
          </table:table-cell>
          <table:table-cell table:style-name="ACE-0x8c76b98" office:value-type="string" office:string-value="CRM_Ledger_Page_Dispatch">
            <text:p>CRM_Ledger_Page_Dispatch</text:p>
          </table:table-cell>
          <table:table-cell table:style-name="ACE-0x8c76b98" office:value-type="string" office:string-value="admin/setting">
            <text:p>admin/setting</text:p>
          </table:table-cell>
          <table:table-cell table:style-name="ACE-0x8c76b98" office:value-type="string" office:string-value="admin/setting.php">
            <text:p>admin/setting.php</text:p>
          </table:table-cell>
          <table:table-cell table:style-name="ACE-0x8c76b98" office:value-type="string" office:string-value="Setting">
            <text:p>Setting</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admin/setting">
            <text:p>civicrm/ledger&amp;reset=1&amp;ci=admin/setting</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status">
            <text:p>civicrm/ledger/admin/status</text:p>
          </table:table-cell>
          <table:table-cell table:style-name="ACE-0x8c76b98" office:value-type="string" office:string-value="Status Report">
            <text:p>Status Report</text:p>
          </table:table-cell>
          <table:table-cell table:style-name="ACE-0x8c76b98" office:value-type="string" office:string-value="CRM_Ledger_Page_Dispatch">
            <text:p>CRM_Ledger_Page_Dispatch</text:p>
          </table:table-cell>
          <table:table-cell table:style-name="ACE-0x8c76b98" office:value-type="string" office:string-value="admin/status">
            <text:p>admin/status</text:p>
          </table:table-cell>
          <table:table-cell table:style-name="ACE-0x8c76b98" office:value-type="string" office:string-value="admin/status.php">
            <text:p>admin/status.php</text:p>
          </table:table-cell>
          <table:table-cell table:style-name="ACE-0x8c76b98" office:value-type="string" office:string-value="Status">
            <text:p>Status</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admin/status">
            <text:p>civicrm/ledger&amp;reset=1&amp;ci=admin/status</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user">
            <text:p>civicrm/ledger/admin/user</text:p>
          </table:table-cell>
          <table:table-cell table:style-name="ACE-0x8c76b98" office:value-type="string" office:string-value="Manage Users">
            <text:p>Manage Users</text:p>
          </table:table-cell>
          <table:table-cell table:style-name="ACE-0x8c76b98" office:value-type="string" office:string-value="CRM_Ledger_Page_Dispatch">
            <text:p>CRM_Ledger_Page_Dispatch</text:p>
          </table:table-cell>
          <table:table-cell table:style-name="ACE-0x8c76b98" office:value-type="string" office:string-value="admin/user">
            <text:p>admin/user</text:p>
          </table:table-cell>
          <table:table-cell table:style-name="ACE-0x8c76b98" office:value-type="string" office:string-value="admin/user.php">
            <text:p>admin/user.php</text:p>
          </table:table-cell>
          <table:table-cell table:style-name="ACE-0x8c76b98" office:value-type="string" office:string-value="User">
            <text:p>User</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admin/user">
            <text:p>civicrm/ledger&amp;reset=1&amp;ci=admin/user</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user/create">
            <text:p>civicrm/ledger/admin/user/create</text:p>
          </table:table-cell>
          <table:table-cell table:style-name="ACE-0x8c76b98" office:value-type="string" office:string-value="Add User">
            <text:p>Add User</text:p>
          </table:table-cell>
          <table:table-cell table:style-name="ACE-0x8c76b98" office:value-type="string" office:string-value="CRM_Ledger_Page_Dispatch">
            <text:p>CRM_Ledger_Page_Dispatch</text:p>
          </table:table-cell>
          <table:table-cell table:style-name="ACE-0x8c76b98" office:value-type="string" office:string-value="admin/user/create">
            <text:p>admin/user/create</text:p>
          </table:table-cell>
          <table:table-cell table:style-name="ACE-0x8c76b98" office:value-type="string" office:string-value="admin/user.php">
            <text:p>admin/user.php</text:p>
          </table:table-cell>
          <table:table-cell table:style-name="ACE-0x8c76b98" office:value-type="string" office:string-value="User">
            <text:p>User</text:p>
          </table:table-cell>
          <table:table-cell table:style-name="ACE-0x8c76b98" office:value-type="string" office:string-value="add">
            <text:p>add</text:p>
          </table:table-cell>
          <table:table-cell table:number-columns-repeated="2" table:style-name="ACE-0x8c76b98"/>
          <table:table-cell table:style-name="ACE-0x8c76b98" office:value-type="string" office:string-value="civicrm/ledger&amp;reset=1&amp;ci=admin/user/create">
            <text:p>civicrm/ledger&amp;reset=1&amp;ci=admin/user/create</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user/delete">
            <text:p>civicrm/ledger/admin/user/delete</text:p>
          </table:table-cell>
          <table:table-cell table:style-name="ACE-0x8c76b98" office:value-type="string" office:string-value="Delete User">
            <text:p>Delete User</text:p>
          </table:table-cell>
          <table:table-cell table:style-name="ACE-0x8c76b98" office:value-type="string" office:string-value="CRM_Ledger_Page_Dispatch">
            <text:p>CRM_Ledger_Page_Dispatch</text:p>
          </table:table-cell>
          <table:table-cell table:style-name="ACE-0x8c76b98" office:value-type="string" office:string-value="admin/user/delete">
            <text:p>admin/user/delete</text:p>
          </table:table-cell>
          <table:table-cell table:style-name="ACE-0x8c76b98" office:value-type="string" office:string-value="admin/user.php">
            <text:p>admin/user.php</text:p>
          </table:table-cell>
          <table:table-cell table:style-name="ACE-0x8c76b98" office:value-type="string" office:string-value="User">
            <text:p>User</text:p>
          </table:table-cell>
          <table:table-cell table:style-name="ACE-0x8c76b98" office:value-type="string" office:string-value="delete">
            <text:p>delete</text:p>
          </table:table-cell>
          <table:table-cell table:style-name="ACE-0x8c76b98" office:value-type="string" office:string-value="x">
            <text:p>x</text:p>
          </table:table-cell>
          <table:table-cell table:style-name="ACE-0x8c76b98"/>
          <table:table-cell table:style-name="ACE-0x8c76b98" office:value-type="string" office:string-value="civicrm/ledger&amp;reset=1&amp;ci=admin/user/delete&amp;id=(\d+)">
            <text:p>civicrm/ledger&amp;reset=1&amp;ci=admin/user/delete&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admin/user/edit">
            <text:p>civicrm/ledger/admin/user/edit</text:p>
          </table:table-cell>
          <table:table-cell table:style-name="ACE-0x8c76b98" office:value-type="string" office:string-value="Edit User">
            <text:p>Edit User</text:p>
          </table:table-cell>
          <table:table-cell table:style-name="ACE-0x8c76b98" office:value-type="string" office:string-value="CRM_Ledger_Page_Dispatch">
            <text:p>CRM_Ledger_Page_Dispatch</text:p>
          </table:table-cell>
          <table:table-cell table:style-name="ACE-0x8c76b98" office:value-type="string" office:string-value="admin/user/edit">
            <text:p>admin/user/edit</text:p>
          </table:table-cell>
          <table:table-cell table:style-name="ACE-0x8c76b98" office:value-type="string" office:string-value="admin/user.php">
            <text:p>admin/user.php</text:p>
          </table:table-cell>
          <table:table-cell table:style-name="ACE-0x8c76b98" office:value-type="string" office:string-value="User">
            <text:p>User</text:p>
          </table:table-cell>
          <table:table-cell table:style-name="ACE-0x8c76b98" office:value-type="string" office:string-value="edit">
            <text:p>edit</text:p>
          </table:table-cell>
          <table:table-cell table:style-name="ACE-0x8c76b98" office:value-type="string" office:string-value="x">
            <text:p>x</text:p>
          </table:table-cell>
          <table:table-cell table:style-name="ACE-0x8c76b98"/>
          <table:table-cell table:style-name="ACE-0x8c76b98" office:value-type="string" office:string-value="civicrm/ledger&amp;reset=1&amp;ci=admin/user/edit&amp;id=(\d+)">
            <text:p>civicrm/ledger&amp;reset=1&amp;ci=admin/user/edit&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entry">
            <text:p>civicrm/ledger/entry</text:p>
          </table:table-cell>
          <table:table-cell table:style-name="ACE-0x8c76b98" office:value-type="string" office:string-value="All Entries">
            <text:p>All Entries</text:p>
          </table:table-cell>
          <table:table-cell table:style-name="ACE-0x8c76b98" office:value-type="string" office:string-value="CRM_Ledger_Page_Dispatch">
            <text:p>CRM_Ledger_Page_Dispatch</text:p>
          </table:table-cell>
          <table:table-cell table:style-name="ACE-0x8c76b98" office:value-type="string" office:string-value="entry">
            <text:p>entry</text:p>
          </table:table-cell>
          <table:table-cell table:style-name="ACE-0x8c76b98" office:value-type="string" office:string-value="entry.php">
            <text:p>entry.php</text:p>
          </table:table-cell>
          <table:table-cell table:style-name="ACE-0x8c76b98" office:value-type="string" office:string-value="Entry">
            <text:p>Entry</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entry">
            <text:p>civicrm/ledger&amp;reset=1&amp;ci=entry</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entry/add">
            <text:p>civicrm/ledger/entry/add</text:p>
          </table:table-cell>
          <table:table-cell table:style-name="ACE-0x8c76b98" office:value-type="string" office:string-value="New Entry">
            <text:p>New Entry</text:p>
          </table:table-cell>
          <table:table-cell table:style-name="ACE-0x8c76b98" office:value-type="string" office:string-value="CRM_Ledger_Page_Dispatch">
            <text:p>CRM_Ledger_Page_Dispatch</text:p>
          </table:table-cell>
          <table:table-cell table:style-name="ACE-0x8c76b98" office:value-type="string" office:string-value="entry/add">
            <text:p>entry/add</text:p>
          </table:table-cell>
          <table:table-cell table:style-name="ACE-0x8c76b98" office:value-type="string" office:string-value="entry.php">
            <text:p>entry.php</text:p>
          </table:table-cell>
          <table:table-cell table:style-name="ACE-0x8c76b98" office:value-type="string" office:string-value="Entry">
            <text:p>Entry</text:p>
          </table:table-cell>
          <table:table-cell table:style-name="ACE-0x8c76b98" office:value-type="string" office:string-value="add">
            <text:p>add</text:p>
          </table:table-cell>
          <table:table-cell table:style-name="ACE-0x8c76b98"/>
          <table:table-cell table:style-name="ACE-0x8c76b98" office:value-type="string" office:string-value="x">
            <text:p>x</text:p>
          </table:table-cell>
          <table:table-cell table:style-name="ACE-0x8c76b98" office:value-type="string" office:string-value="civicrm/ledger&amp;reset=1&amp;ci=entry/add&amp;type=(\w+)">
            <text:p>civicrm/ledger&amp;reset=1&amp;ci=entry/add&amp;type=(\w+)</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entry/delete">
            <text:p>civicrm/ledger/entry/delete</text:p>
          </table:table-cell>
          <table:table-cell table:style-name="ACE-0x8c76b98" office:value-type="string" office:string-value="Delete Entry">
            <text:p>Delete Entry</text:p>
          </table:table-cell>
          <table:table-cell table:style-name="ACE-0x8c76b98" office:value-type="string" office:string-value="CRM_Ledger_Page_Dispatch">
            <text:p>CRM_Ledger_Page_Dispatch</text:p>
          </table:table-cell>
          <table:table-cell table:style-name="ACE-0x8c76b98" office:value-type="string" office:string-value="entry/delete">
            <text:p>entry/delete</text:p>
          </table:table-cell>
          <table:table-cell table:style-name="ACE-0x8c76b98" office:value-type="string" office:string-value="entry.php">
            <text:p>entry.php</text:p>
          </table:table-cell>
          <table:table-cell table:style-name="ACE-0x8c76b98" office:value-type="string" office:string-value="Entry">
            <text:p>Entry</text:p>
          </table:table-cell>
          <table:table-cell table:style-name="ACE-0x8c76b98" office:value-type="string" office:string-value="delete">
            <text:p>delete</text:p>
          </table:table-cell>
          <table:table-cell table:style-name="ACE-0x8c76b98" office:value-type="string" office:string-value="x">
            <text:p>x</text:p>
          </table:table-cell>
          <table:table-cell table:style-name="ACE-0x8c76b98" office:value-type="string" office:string-value="x">
            <text:p>x</text:p>
          </table:table-cell>
          <table:table-cell table:style-name="ACE-0x8c76b98" office:value-type="string" office:string-value="civicrm/ledger&amp;reset=1&amp;ci=entry/delete&amp;type=(\w+)&amp;id=(\d+)">
            <text:p>civicrm/ledger&amp;reset=1&amp;ci=entry/delete&amp;type=(\w+)&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entry/download">
            <text:p>civicrm/ledger/entry/download</text:p>
          </table:table-cell>
          <table:table-cell table:style-name="ACE-0x8c76b98" office:value-type="string" office:string-value="Download Entry">
            <text:p>Download Entry</text:p>
          </table:table-cell>
          <table:table-cell table:style-name="ACE-0x8c76b98" office:value-type="string" office:string-value="CRM_Ledger_Page_Dispatch">
            <text:p>CRM_Ledger_Page_Dispatch</text:p>
          </table:table-cell>
          <table:table-cell table:style-name="ACE-0x8c76b98" office:value-type="string" office:string-value="entry/download">
            <text:p>entry/download</text:p>
          </table:table-cell>
          <table:table-cell table:style-name="ACE-0x8c76b98" office:value-type="string" office:string-value="entry.php">
            <text:p>entry.php</text:p>
          </table:table-cell>
          <table:table-cell table:style-name="ACE-0x8c76b98" office:value-type="string" office:string-value="Entry">
            <text:p>Entry</text:p>
          </table:table-cell>
          <table:table-cell table:style-name="ACE-0x8c76b98" office:value-type="string" office:string-value="download">
            <text:p>download</text:p>
          </table:table-cell>
          <table:table-cell table:style-name="ACE-0x8c76b98" office:value-type="string" office:string-value="x">
            <text:p>x</text:p>
          </table:table-cell>
          <table:table-cell table:style-name="ACE-0x8c76b98" office:value-type="string" office:string-value="x">
            <text:p>x</text:p>
          </table:table-cell>
          <table:table-cell table:style-name="ACE-0x8c76b98" office:value-type="string" office:string-value="civicrm/ledger&amp;reset=1&amp;ci=entry/download&amp;type=(\w+)&amp;id=(\d+)">
            <text:p>civicrm/ledger&amp;reset=1&amp;ci=entry/download&amp;type=(\w+)&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entry/edit">
            <text:p>civicrm/ledger/entry/edit</text:p>
          </table:table-cell>
          <table:table-cell table:style-name="ACE-0x8c76b98" office:value-type="string" office:string-value="Edit Entru">
            <text:p>Edit Entru</text:p>
          </table:table-cell>
          <table:table-cell table:style-name="ACE-0x8c76b98" office:value-type="string" office:string-value="CRM_Ledger_Page_Dispatch">
            <text:p>CRM_Ledger_Page_Dispatch</text:p>
          </table:table-cell>
          <table:table-cell table:style-name="ACE-0x8c76b98" office:value-type="string" office:string-value="entry/edit">
            <text:p>entry/edit</text:p>
          </table:table-cell>
          <table:table-cell table:style-name="ACE-0x8c76b98" office:value-type="string" office:string-value="entry.php">
            <text:p>entry.php</text:p>
          </table:table-cell>
          <table:table-cell table:style-name="ACE-0x8c76b98" office:value-type="string" office:string-value="Entry">
            <text:p>Entry</text:p>
          </table:table-cell>
          <table:table-cell table:style-name="ACE-0x8c76b98" office:value-type="string" office:string-value="edit">
            <text:p>edit</text:p>
          </table:table-cell>
          <table:table-cell table:style-name="ACE-0x8c76b98" office:value-type="string" office:string-value="x">
            <text:p>x</text:p>
          </table:table-cell>
          <table:table-cell table:style-name="ACE-0x8c76b98" office:value-type="string" office:string-value="x">
            <text:p>x</text:p>
          </table:table-cell>
          <table:table-cell table:style-name="ACE-0x8c76b98" office:value-type="string" office:string-value="civicrm/ledger&amp;reset=1&amp;ci=entry/edit&amp;type=(\w+)&amp;id=(\d+)">
            <text:p>civicrm/ledger&amp;reset=1&amp;ci=entry/edit&amp;type=(\w+)&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entry/show">
            <text:p>civicrm/ledger/entry/show</text:p>
          </table:table-cell>
          <table:table-cell table:style-name="ACE-0x8c76b98" office:value-type="string" office:string-value="Entries">
            <text:p>Entries</text:p>
          </table:table-cell>
          <table:table-cell table:style-name="ACE-0x8c76b98" office:value-type="string" office:string-value="CRM_Ledger_Page_Dispatch">
            <text:p>CRM_Ledger_Page_Dispatch</text:p>
          </table:table-cell>
          <table:table-cell table:style-name="ACE-0x8c76b98" office:value-type="string" office:string-value="entry/show">
            <text:p>entry/show</text:p>
          </table:table-cell>
          <table:table-cell table:style-name="ACE-0x8c76b98" office:value-type="string" office:string-value="entry.php">
            <text:p>entry.php</text:p>
          </table:table-cell>
          <table:table-cell table:style-name="ACE-0x8c76b98" office:value-type="string" office:string-value="Entry">
            <text:p>Entry</text:p>
          </table:table-cell>
          <table:table-cell table:style-name="ACE-0x8c76b98" office:value-type="string" office:string-value="show">
            <text:p>show</text:p>
          </table:table-cell>
          <table:table-cell table:style-name="ACE-0x8c76b98" office:value-type="string" office:string-value="x">
            <text:p>x</text:p>
          </table:table-cell>
          <table:table-cell table:style-name="ACE-0x8c76b98" office:value-type="string" office:string-value="x">
            <text:p>x</text:p>
          </table:table-cell>
          <table:table-cell table:style-name="ACE-0x8c76b98" office:value-type="string" office:string-value="civicrm/ledger&amp;reset=1&amp;ci=entry/show&amp;type=(\w+)&amp;id=(\d+)">
            <text:p>civicrm/ledger&amp;reset=1&amp;ci=entry/show&amp;type=(\w+)&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entry/view">
            <text:p>civicrm/ledger/entry/view</text:p>
          </table:table-cell>
          <table:table-cell table:style-name="ACE-0x8c76b98" office:value-type="string" office:string-value="Entry">
            <text:p>Entry</text:p>
          </table:table-cell>
          <table:table-cell table:style-name="ACE-0x8c76b98" office:value-type="string" office:string-value="CRM_Ledger_Page_Dispatch">
            <text:p>CRM_Ledger_Page_Dispatch</text:p>
          </table:table-cell>
          <table:table-cell table:style-name="ACE-0x8c76b98" office:value-type="string" office:string-value="entry/view">
            <text:p>entry/view</text:p>
          </table:table-cell>
          <table:table-cell table:style-name="ACE-0x8c76b98" office:value-type="string" office:string-value="entry.php">
            <text:p>entry.php</text:p>
          </table:table-cell>
          <table:table-cell table:style-name="ACE-0x8c76b98" office:value-type="string" office:string-value="Entry">
            <text:p>Entry</text:p>
          </table:table-cell>
          <table:table-cell table:style-name="ACE-0x8c76b98" office:value-type="string" office:string-value="view">
            <text:p>view</text:p>
          </table:table-cell>
          <table:table-cell table:style-name="ACE-0x8c76b98" office:value-type="string" office:string-value="x">
            <text:p>x</text:p>
          </table:table-cell>
          <table:table-cell table:style-name="ACE-0x8c76b98" office:value-type="string" office:string-value="x">
            <text:p>x</text:p>
          </table:table-cell>
          <table:table-cell table:style-name="ACE-0x8c76b98" office:value-type="string" office:string-value="civicrm/ledger&amp;reset=1&amp;ci=entry/view&amp;type=(\w+)&amp;id=(\d+)">
            <text:p>civicrm/ledger&amp;reset=1&amp;ci=entry/view&amp;type=(\w+)&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group/add">
            <text:p>civicrm/ledger/group/add</text:p>
          </table:table-cell>
          <table:table-cell table:style-name="ACE-0x8c76b98" office:value-type="string" office:string-value="New Group">
            <text:p>New Group</text:p>
          </table:table-cell>
          <table:table-cell table:style-name="ACE-0x8c76b98" office:value-type="string" office:string-value="CRM_Ledger_Page_Dispatch">
            <text:p>CRM_Ledger_Page_Dispatch</text:p>
          </table:table-cell>
          <table:table-cell table:style-name="ACE-0x8c76b98" office:value-type="string" office:string-value="group/add">
            <text:p>group/add</text:p>
          </table:table-cell>
          <table:table-cell table:style-name="ACE-0x8c76b98" office:value-type="string" office:string-value="group.php">
            <text:p>group.php</text:p>
          </table:table-cell>
          <table:table-cell table:style-name="ACE-0x8c76b98" office:value-type="string" office:string-value="Group">
            <text:p>Group</text:p>
          </table:table-cell>
          <table:table-cell table:style-name="ACE-0x8c76b98" office:value-type="string" office:string-value="add">
            <text:p>add</text:p>
          </table:table-cell>
          <table:table-cell table:number-columns-repeated="2" table:style-name="ACE-0x8c76b98"/>
          <table:table-cell table:style-name="ACE-0x8c76b98" office:value-type="string" office:string-value="civicrm/ledger&amp;reset=1&amp;ci=group/add">
            <text:p>civicrm/ledger&amp;reset=1&amp;ci=group/a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group/delete">
            <text:p>civicrm/ledger/group/delete</text:p>
          </table:table-cell>
          <table:table-cell table:style-name="ACE-0x8c76b98" office:value-type="string" office:string-value="Delete Group">
            <text:p>Delete Group</text:p>
          </table:table-cell>
          <table:table-cell table:style-name="ACE-0x8c76b98" office:value-type="string" office:string-value="CRM_Ledger_Page_Dispatch">
            <text:p>CRM_Ledger_Page_Dispatch</text:p>
          </table:table-cell>
          <table:table-cell table:style-name="ACE-0x8c76b98" office:value-type="string" office:string-value="group/delete">
            <text:p>group/delete</text:p>
          </table:table-cell>
          <table:table-cell table:style-name="ACE-0x8c76b98" office:value-type="string" office:string-value="group.php">
            <text:p>group.php</text:p>
          </table:table-cell>
          <table:table-cell table:style-name="ACE-0x8c76b98" office:value-type="string" office:string-value="Group">
            <text:p>Group</text:p>
          </table:table-cell>
          <table:table-cell table:style-name="ACE-0x8c76b98" office:value-type="string" office:string-value="delete">
            <text:p>delete</text:p>
          </table:table-cell>
          <table:table-cell table:style-name="ACE-0x8c76b98" office:value-type="string" office:string-value="x">
            <text:p>x</text:p>
          </table:table-cell>
          <table:table-cell table:style-name="ACE-0x8c76b98"/>
          <table:table-cell table:style-name="ACE-0x8c76b98" office:value-type="string" office:string-value="civicrm/ledger&amp;reset=1&amp;ci=group/delete&amp;id=(\d+)">
            <text:p>civicrm/ledger&amp;reset=1&amp;ci=group/delete&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group/edit">
            <text:p>civicrm/ledger/group/edit</text:p>
          </table:table-cell>
          <table:table-cell table:style-name="ACE-0x8c76b98" office:value-type="string" office:string-value="Edit Group">
            <text:p>Edit Group</text:p>
          </table:table-cell>
          <table:table-cell table:style-name="ACE-0x8c76b98" office:value-type="string" office:string-value="CRM_Ledger_Page_Dispatch">
            <text:p>CRM_Ledger_Page_Dispatch</text:p>
          </table:table-cell>
          <table:table-cell table:style-name="ACE-0x8c76b98" office:value-type="string" office:string-value="group/edit">
            <text:p>group/edit</text:p>
          </table:table-cell>
          <table:table-cell table:style-name="ACE-0x8c76b98" office:value-type="string" office:string-value="group.php">
            <text:p>group.php</text:p>
          </table:table-cell>
          <table:table-cell table:style-name="ACE-0x8c76b98" office:value-type="string" office:string-value="Group">
            <text:p>Group</text:p>
          </table:table-cell>
          <table:table-cell table:style-name="ACE-0x8c76b98" office:value-type="string" office:string-value="edit">
            <text:p>edit</text:p>
          </table:table-cell>
          <table:table-cell table:style-name="ACE-0x8c76b98" office:value-type="string" office:string-value="x">
            <text:p>x</text:p>
          </table:table-cell>
          <table:table-cell table:style-name="ACE-0x8c76b98"/>
          <table:table-cell table:style-name="ACE-0x8c76b98" office:value-type="string" office:string-value="civicrm/ledger&amp;reset=1&amp;ci=group/edit&amp;id=(\d+)">
            <text:p>civicrm/ledger&amp;reset=1&amp;ci=group/edit&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help">
            <text:p>civicrm/ledger/help</text:p>
          </table:table-cell>
          <table:table-cell table:style-name="ACE-0x8c76b98" office:value-type="string" office:string-value="Help">
            <text:p>Help</text:p>
          </table:table-cell>
          <table:table-cell table:style-name="ACE-0x8c76b98" office:value-type="string" office:string-value="CRM_Ledger_Page_Dispatch">
            <text:p>CRM_Ledger_Page_Dispatch</text:p>
          </table:table-cell>
          <table:table-cell table:style-name="ACE-0x8c76b98" office:value-type="string" office:string-value="help">
            <text:p>help</text:p>
          </table:table-cell>
          <table:table-cell table:style-name="ACE-0x8c76b98" office:value-type="string" office:string-value="help.php">
            <text:p>help.php</text:p>
          </table:table-cell>
          <table:table-cell table:style-name="ACE-0x8c76b98" office:value-type="string" office:string-value="Help">
            <text:p>Help</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help">
            <text:p>civicrm/ledger&amp;reset=1&amp;ci=help</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ledger/add">
            <text:p>civicrm/ledger/ledger/add</text:p>
          </table:table-cell>
          <table:table-cell table:style-name="ACE-0x8c76b98" office:value-type="string" office:string-value="New Ledger">
            <text:p>New Ledger</text:p>
          </table:table-cell>
          <table:table-cell table:style-name="ACE-0x8c76b98" office:value-type="string" office:string-value="CRM_Ledger_Page_Dispatch">
            <text:p>CRM_Ledger_Page_Dispatch</text:p>
          </table:table-cell>
          <table:table-cell table:style-name="ACE-0x8c76b98" office:value-type="string" office:string-value="ledger/add">
            <text:p>ledger/add</text:p>
          </table:table-cell>
          <table:table-cell table:style-name="ACE-0x8c76b98" office:value-type="string" office:string-value="ledger.php">
            <text:p>ledger.php</text:p>
          </table:table-cell>
          <table:table-cell table:style-name="ACE-0x8c76b98" office:value-type="string" office:string-value="Ledger">
            <text:p>Ledger</text:p>
          </table:table-cell>
          <table:table-cell table:style-name="ACE-0x8c76b98" office:value-type="string" office:string-value="add">
            <text:p>add</text:p>
          </table:table-cell>
          <table:table-cell table:number-columns-repeated="2" table:style-name="ACE-0x8c76b98"/>
          <table:table-cell table:style-name="ACE-0x8c76b98" office:value-type="string" office:string-value="civicrm/ledger&amp;reset=1&amp;ci=ledger/add">
            <text:p>civicrm/ledger&amp;reset=1&amp;ci=ledger/a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ledger/delete">
            <text:p>civicrm/ledger/ledger/delete</text:p>
          </table:table-cell>
          <table:table-cell table:style-name="ACE-0x8c76b98" office:value-type="string" office:string-value="Delete Ledger">
            <text:p>Delete Ledger</text:p>
          </table:table-cell>
          <table:table-cell table:style-name="ACE-0x8c76b98" office:value-type="string" office:string-value="CRM_Ledger_Page_Dispatch">
            <text:p>CRM_Ledger_Page_Dispatch</text:p>
          </table:table-cell>
          <table:table-cell table:style-name="ACE-0x8c76b98" office:value-type="string" office:string-value="ledger/delete">
            <text:p>ledger/delete</text:p>
          </table:table-cell>
          <table:table-cell table:style-name="ACE-0x8c76b98" office:value-type="string" office:string-value="ledger.php">
            <text:p>ledger.php</text:p>
          </table:table-cell>
          <table:table-cell table:style-name="ACE-0x8c76b98" office:value-type="string" office:string-value="Ledger">
            <text:p>Ledger</text:p>
          </table:table-cell>
          <table:table-cell table:style-name="ACE-0x8c76b98" office:value-type="string" office:string-value="delete">
            <text:p>delete</text:p>
          </table:table-cell>
          <table:table-cell table:style-name="ACE-0x8c76b98" office:value-type="string" office:string-value="x">
            <text:p>x</text:p>
          </table:table-cell>
          <table:table-cell table:style-name="ACE-0x8c76b98"/>
          <table:table-cell table:style-name="ACE-0x8c76b98" office:value-type="string" office:string-value="civicrm/ledger&amp;reset=1&amp;ci=ledger/delete&amp;id=(\d+)">
            <text:p>civicrm/ledger&amp;reset=1&amp;ci=ledger/delete&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ledger/edit">
            <text:p>civicrm/ledger/ledger/edit</text:p>
          </table:table-cell>
          <table:table-cell table:style-name="ACE-0x8c76b98" office:value-type="string" office:string-value="Edit Ledger">
            <text:p>Edit Ledger</text:p>
          </table:table-cell>
          <table:table-cell table:style-name="ACE-0x8c76b98" office:value-type="string" office:string-value="CRM_Ledger_Page_Dispatch">
            <text:p>CRM_Ledger_Page_Dispatch</text:p>
          </table:table-cell>
          <table:table-cell table:style-name="ACE-0x8c76b98" office:value-type="string" office:string-value="ledger/edit">
            <text:p>ledger/edit</text:p>
          </table:table-cell>
          <table:table-cell table:style-name="ACE-0x8c76b98" office:value-type="string" office:string-value="ledger.php">
            <text:p>ledger.php</text:p>
          </table:table-cell>
          <table:table-cell table:style-name="ACE-0x8c76b98" office:value-type="string" office:string-value="Ledger">
            <text:p>Ledger</text:p>
          </table:table-cell>
          <table:table-cell table:style-name="ACE-0x8c76b98" office:value-type="string" office:string-value="edit">
            <text:p>edit</text:p>
          </table:table-cell>
          <table:table-cell table:style-name="ACE-0x8c76b98" office:value-type="string" office:string-value="x">
            <text:p>x</text:p>
          </table:table-cell>
          <table:table-cell table:style-name="ACE-0x8c76b98"/>
          <table:table-cell table:style-name="ACE-0x8c76b98" office:value-type="string" office:string-value="civicrm/ledger&amp;reset=1&amp;ci=ledger/edit&amp;id=(\d+)">
            <text:p>civicrm/ledger&amp;reset=1&amp;ci=ledger/edit&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log">
            <text:p>civicrm/ledger/log</text:p>
          </table:table-cell>
          <table:table-cell table:style-name="ACE-0x8c76b98" office:value-type="string" office:string-value="Logs">
            <text:p>Logs</text:p>
          </table:table-cell>
          <table:table-cell table:style-name="ACE-0x8c76b98" office:value-type="string" office:string-value="CRM_Ledger_Page_Dispatch">
            <text:p>CRM_Ledger_Page_Dispatch</text:p>
          </table:table-cell>
          <table:table-cell table:style-name="ACE-0x8c76b98" office:value-type="string" office:string-value="log">
            <text:p>log</text:p>
          </table:table-cell>
          <table:table-cell table:style-name="ACE-0x8c76b98" office:value-type="string" office:string-value="log.php">
            <text:p>log.php</text:p>
          </table:table-cell>
          <table:table-cell table:style-name="ACE-0x8c76b98" office:value-type="string" office:string-value="Log">
            <text:p>Log</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log">
            <text:p>civicrm/ledger&amp;reset=1&amp;ci=log</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log/clear">
            <text:p>civicrm/ledger/log/clear</text:p>
          </table:table-cell>
          <table:table-cell table:style-name="ACE-0x8c76b98" office:value-type="string" office:string-value="Clear Log">
            <text:p>Clear Log</text:p>
          </table:table-cell>
          <table:table-cell table:style-name="ACE-0x8c76b98" office:value-type="string" office:string-value="CRM_Ledger_Page_Dispatch">
            <text:p>CRM_Ledger_Page_Dispatch</text:p>
          </table:table-cell>
          <table:table-cell table:style-name="ACE-0x8c76b98" office:value-type="string" office:string-value="log/clear">
            <text:p>log/clear</text:p>
          </table:table-cell>
          <table:table-cell table:style-name="ACE-0x8c76b98" office:value-type="string" office:string-value="log.php">
            <text:p>log.php</text:p>
          </table:table-cell>
          <table:table-cell table:style-name="ACE-0x8c76b98" office:value-type="string" office:string-value="Log">
            <text:p>Log</text:p>
          </table:table-cell>
          <table:table-cell table:style-name="ACE-0x8c76b98" office:value-type="string" office:string-value="clear">
            <text:p>clear</text:p>
          </table:table-cell>
          <table:table-cell table:number-columns-repeated="2" table:style-name="ACE-0x8c76b98"/>
          <table:table-cell table:style-name="ACE-0x8c76b98" office:value-type="string" office:string-value="civicrm/ledger&amp;reset=1&amp;ci=log/clear">
            <text:p>civicrm/ledger&amp;reset=1&amp;ci=log/clear</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report">
            <text:p>civicrm/ledger/report</text:p>
          </table:table-cell>
          <table:table-cell table:style-name="ACE-0x8c76b98" office:value-type="string" office:string-value="Reports">
            <text:p>Reports</text:p>
          </table:table-cell>
          <table:table-cell table:style-name="ACE-0x8c76b98" office:value-type="string" office:string-value="CRM_Ledger_Page_Dispatch">
            <text:p>CRM_Ledger_Page_Dispatch</text:p>
          </table:table-cell>
          <table:table-cell table:style-name="ACE-0x8c76b98" office:value-type="string" office:string-value="report">
            <text:p>report</text:p>
          </table:table-cell>
          <table:table-cell table:style-name="ACE-0x8c76b98" office:value-type="string" office:string-value="report.php">
            <text:p>report.php</text:p>
          </table:table-cell>
          <table:table-cell table:style-name="ACE-0x8c76b98" office:value-type="string" office:string-value="Report">
            <text:p>Report</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report">
            <text:p>civicrm/ledger&amp;reset=1&amp;ci=report</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report/balancesheet">
            <text:p>civicrm/ledger/report/balancesheet</text:p>
          </table:table-cell>
          <table:table-cell table:style-name="ACE-0x8c76b98" office:value-type="string" office:string-value="Balance Sheet">
            <text:p>Balance Sheet</text:p>
          </table:table-cell>
          <table:table-cell table:style-name="ACE-0x8c76b98" office:value-type="string" office:string-value="CRM_Ledger_Page_Dispatch">
            <text:p>CRM_Ledger_Page_Dispatch</text:p>
          </table:table-cell>
          <table:table-cell table:style-name="ACE-0x8c76b98" office:value-type="string" office:string-value="report/balancesheet">
            <text:p>report/balancesheet</text:p>
          </table:table-cell>
          <table:table-cell table:style-name="ACE-0x8c76b98" office:value-type="string" office:string-value="report.php">
            <text:p>report.php</text:p>
          </table:table-cell>
          <table:table-cell table:style-name="ACE-0x8c76b98" office:value-type="string" office:string-value="Report">
            <text:p>Report</text:p>
          </table:table-cell>
          <table:table-cell table:style-name="ACE-0x8c76b98" office:value-type="string" office:string-value="balancesheet">
            <text:p>balancesheet</text:p>
          </table:table-cell>
          <table:table-cell table:number-columns-repeated="2" table:style-name="ACE-0x8c76b98"/>
          <table:table-cell table:style-name="ACE-0x8c76b98" office:value-type="string" office:string-value="civicrm/ledger&amp;reset=1&amp;ci=report/balancesheet">
            <text:p>civicrm/ledger&amp;reset=1&amp;ci=report/balancesheet</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report/ledgerst">
            <text:p>civicrm/ledger/report/ledgerst</text:p>
          </table:table-cell>
          <table:table-cell table:style-name="ACE-0x8c76b98" office:value-type="string" office:string-value="Ledger Statement">
            <text:p>Ledger Statement</text:p>
          </table:table-cell>
          <table:table-cell table:style-name="ACE-0x8c76b98" office:value-type="string" office:string-value="CRM_Ledger_Page_Dispatch">
            <text:p>CRM_Ledger_Page_Dispatch</text:p>
          </table:table-cell>
          <table:table-cell table:style-name="ACE-0x8c76b98" office:value-type="string" office:string-value="report/ledgerst">
            <text:p>report/ledgerst</text:p>
          </table:table-cell>
          <table:table-cell table:style-name="ACE-0x8c76b98" office:value-type="string" office:string-value="report.php">
            <text:p>report.php</text:p>
          </table:table-cell>
          <table:table-cell table:style-name="ACE-0x8c76b98" office:value-type="string" office:string-value="Report">
            <text:p>Report</text:p>
          </table:table-cell>
          <table:table-cell table:style-name="ACE-0x8c76b98" office:value-type="string" office:string-value="ledgerst">
            <text:p>ledgerst</text:p>
          </table:table-cell>
          <table:table-cell table:number-columns-repeated="2" table:style-name="ACE-0x8c76b98"/>
          <table:table-cell table:style-name="ACE-0x8c76b98" office:value-type="string" office:string-value="civicrm/ledger&amp;reset=1&amp;ci=report/ledgerst">
            <text:p>civicrm/ledger&amp;reset=1&amp;ci=report/ledgerst</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report/profitandloss">
            <text:p>civicrm/ledger/report/profitandloss</text:p>
          </table:table-cell>
          <table:table-cell table:style-name="ACE-0x8c76b98" office:value-type="string" office:string-value="Profit and Loss Statement">
            <text:p>Profit and Loss Statement</text:p>
          </table:table-cell>
          <table:table-cell table:style-name="ACE-0x8c76b98" office:value-type="string" office:string-value="CRM_Ledger_Page_Dispatch">
            <text:p>CRM_Ledger_Page_Dispatch</text:p>
          </table:table-cell>
          <table:table-cell table:style-name="ACE-0x8c76b98" office:value-type="string" office:string-value="report/profitandloss">
            <text:p>report/profitandloss</text:p>
          </table:table-cell>
          <table:table-cell table:style-name="ACE-0x8c76b98" office:value-type="string" office:string-value="report.php">
            <text:p>report.php</text:p>
          </table:table-cell>
          <table:table-cell table:style-name="ACE-0x8c76b98" office:value-type="string" office:string-value="Report">
            <text:p>Report</text:p>
          </table:table-cell>
          <table:table-cell table:style-name="ACE-0x8c76b98" office:value-type="string" office:string-value="profitandloss">
            <text:p>profitandloss</text:p>
          </table:table-cell>
          <table:table-cell table:number-columns-repeated="2" table:style-name="ACE-0x8c76b98"/>
          <table:table-cell table:style-name="ACE-0x8c76b98" office:value-type="string" office:string-value="civicrm/ledger&amp;reset=1&amp;ci=report/profitandloss">
            <text:p>civicrm/ledger&amp;reset=1&amp;ci=report/profitandloss</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report/reconciliation">
            <text:p>civicrm/ledger/report/reconciliation</text:p>
          </table:table-cell>
          <table:table-cell table:style-name="ACE-0x8c76b98" office:value-type="string" office:string-value="Reconciliation">
            <text:p>Reconciliation</text:p>
          </table:table-cell>
          <table:table-cell table:style-name="ACE-0x8c76b98" office:value-type="string" office:string-value="CRM_Ledger_Page_Dispatch">
            <text:p>CRM_Ledger_Page_Dispatch</text:p>
          </table:table-cell>
          <table:table-cell table:style-name="ACE-0x8c76b98" office:value-type="string" office:string-value="report/reconciliation">
            <text:p>report/reconciliation</text:p>
          </table:table-cell>
          <table:table-cell table:style-name="ACE-0x8c76b98" office:value-type="string" office:string-value="report.php">
            <text:p>report.php</text:p>
          </table:table-cell>
          <table:table-cell table:style-name="ACE-0x8c76b98" office:value-type="string" office:string-value="Report">
            <text:p>Report</text:p>
          </table:table-cell>
          <table:table-cell table:style-name="ACE-0x8c76b98" office:value-type="string" office:string-value="reconciliation">
            <text:p>reconciliation</text:p>
          </table:table-cell>
          <table:table-cell table:number-columns-repeated="2" table:style-name="ACE-0x8c76b98"/>
          <table:table-cell table:style-name="ACE-0x8c76b98" office:value-type="string" office:string-value="civicrm/ledger&amp;reset=1&amp;ci=report/reconciliation">
            <text:p>civicrm/ledger&amp;reset=1&amp;ci=report/reconciliation</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report/trialbalance">
            <text:p>civicrm/ledger/report/trialbalance</text:p>
          </table:table-cell>
          <table:table-cell table:style-name="ACE-0x8c76b98" office:value-type="string" office:string-value="Trial Balance">
            <text:p>Trial Balance</text:p>
          </table:table-cell>
          <table:table-cell table:style-name="ACE-0x8c76b98" office:value-type="string" office:string-value="CRM_Ledger_Page_Dispatch">
            <text:p>CRM_Ledger_Page_Dispatch</text:p>
          </table:table-cell>
          <table:table-cell table:style-name="ACE-0x8c76b98" office:value-type="string" office:string-value="report/trialbalance">
            <text:p>report/trialbalance</text:p>
          </table:table-cell>
          <table:table-cell table:style-name="ACE-0x8c76b98" office:value-type="string" office:string-value="report.php">
            <text:p>report.php</text:p>
          </table:table-cell>
          <table:table-cell table:style-name="ACE-0x8c76b98" office:value-type="string" office:string-value="Report">
            <text:p>Report</text:p>
          </table:table-cell>
          <table:table-cell table:style-name="ACE-0x8c76b98" office:value-type="string" office:string-value="trialbalance">
            <text:p>trialbalance</text:p>
          </table:table-cell>
          <table:table-cell table:number-columns-repeated="2" table:style-name="ACE-0x8c76b98"/>
          <table:table-cell table:style-name="ACE-0x8c76b98" office:value-type="string" office:string-value="civicrm/ledger&amp;reset=1&amp;ci=report/trialbalance">
            <text:p>civicrm/ledger&amp;reset=1&amp;ci=report/trialbalance</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setting">
            <text:p>civicrm/ledger/setting</text:p>
          </table:table-cell>
          <table:table-cell table:style-name="ACE-0x8c76b98" office:value-type="string" office:string-value="Settings">
            <text:p>Settings</text:p>
          </table:table-cell>
          <table:table-cell table:style-name="ACE-0x8c76b98" office:value-type="string" office:string-value="CRM_Ledger_Page_Dispatch">
            <text:p>CRM_Ledger_Page_Dispatch</text:p>
          </table:table-cell>
          <table:table-cell table:style-name="ACE-0x8c76b98" office:value-type="string" office:string-value="setting">
            <text:p>setting</text:p>
          </table:table-cell>
          <table:table-cell table:style-name="ACE-0x8c76b98" office:value-type="string" office:string-value="setting/welcome.php">
            <text:p>setting/welcome.php</text:p>
          </table:table-cell>
          <table:table-cell table:style-name="ACE-0x8c76b98" office:value-type="string" office:string-value="Welcome">
            <text:p>Welcome</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setting">
            <text:p>civicrm/ledger&amp;reset=1&amp;ci=setting</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setting/account">
            <text:p>civicrm/ledger/setting/account</text:p>
          </table:table-cell>
          <table:table-cell table:style-name="ACE-0x8c76b98" office:value-type="string" office:string-value="Account Settings">
            <text:p>Account Settings</text:p>
          </table:table-cell>
          <table:table-cell table:style-name="ACE-0x8c76b98" office:value-type="string" office:string-value="CRM_Ledger_Page_Dispatch">
            <text:p>CRM_Ledger_Page_Dispatch</text:p>
          </table:table-cell>
          <table:table-cell table:style-name="ACE-0x8c76b98" office:value-type="string" office:string-value="setting/account">
            <text:p>setting/account</text:p>
          </table:table-cell>
          <table:table-cell table:style-name="ACE-0x8c76b98" office:value-type="string" office:string-value="setting/account.php">
            <text:p>setting/account.php</text:p>
          </table:table-cell>
          <table:table-cell table:style-name="ACE-0x8c76b98" office:value-type="string" office:string-value="Setting">
            <text:p>Setting</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setting/account">
            <text:p>civicrm/ledger&amp;reset=1&amp;ci=setting/account</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setting/backup">
            <text:p>civicrm/ledger/setting/backup</text:p>
          </table:table-cell>
          <table:table-cell table:style-name="ACE-0x8c76b98" office:value-type="string" office:string-value="Download Backup">
            <text:p>Download Backup</text:p>
          </table:table-cell>
          <table:table-cell table:style-name="ACE-0x8c76b98" office:value-type="string" office:string-value="CRM_Ledger_Page_Dispatch">
            <text:p>CRM_Ledger_Page_Dispatch</text:p>
          </table:table-cell>
          <table:table-cell table:style-name="ACE-0x8c76b98" office:value-type="string" office:string-value="setting/backup">
            <text:p>setting/backup</text:p>
          </table:table-cell>
          <table:table-cell table:style-name="ACE-0x8c76b98" office:value-type="string" office:string-value="setting/backup.php">
            <text:p>setting/backup.php</text:p>
          </table:table-cell>
          <table:table-cell table:style-name="ACE-0x8c76b98" office:value-type="string" office:string-value="Backup">
            <text:p>Backup</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etting/backup">
            <text:p>civicrm/ledger&amp;reset=1&amp;ci=etting/backup</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setting/cf">
            <text:p>civicrm/ledger/setting/cf</text:p>
          </table:table-cell>
          <table:table-cell table:style-name="ACE-0x8c76b98" office:value-type="string" office:string-value="Carry Forward Account ">
            <text:p>Carry Forward Account </text:p>
          </table:table-cell>
          <table:table-cell table:style-name="ACE-0x8c76b98" office:value-type="string" office:string-value="CRM_Ledger_Page_Dispatch">
            <text:p>CRM_Ledger_Page_Dispatch</text:p>
          </table:table-cell>
          <table:table-cell table:style-name="ACE-0x8c76b98" office:value-type="string" office:string-value="setting/cf">
            <text:p>setting/cf</text:p>
          </table:table-cell>
          <table:table-cell table:style-name="ACE-0x8c76b98" office:value-type="string" office:string-value="setting/cf.php">
            <text:p>setting/cf.php</text:p>
          </table:table-cell>
          <table:table-cell table:style-name="ACE-0x8c76b98" office:value-type="string" office:string-value="Cf">
            <text:p>Cf</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setting/cf">
            <text:p>civicrm/ledger&amp;reset=1&amp;ci=setting/cf</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setting/email">
            <text:p>civicrm/ledger/setting/email</text:p>
          </table:table-cell>
          <table:table-cell table:style-name="ACE-0x8c76b98" office:value-type="string" office:string-value="Email Settings">
            <text:p>Email Settings</text:p>
          </table:table-cell>
          <table:table-cell table:style-name="ACE-0x8c76b98" office:value-type="string" office:string-value="CRM_Ledger_Page_Dispatch">
            <text:p>CRM_Ledger_Page_Dispatch</text:p>
          </table:table-cell>
          <table:table-cell table:style-name="ACE-0x8c76b98" office:value-type="string" office:string-value="setting/email">
            <text:p>setting/email</text:p>
          </table:table-cell>
          <table:table-cell table:style-name="ACE-0x8c76b98" office:value-type="string" office:string-value="setting/email.php">
            <text:p>setting/email.php</text:p>
          </table:table-cell>
          <table:table-cell table:style-name="ACE-0x8c76b98" office:value-type="string" office:string-value="Email">
            <text:p>Email</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setting/email">
            <text:p>civicrm/ledger&amp;reset=1&amp;ci=setting/email</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setting/entrytypes">
            <text:p>civicrm/ledger/setting/entrytypes</text:p>
          </table:table-cell>
          <table:table-cell table:style-name="ACE-0x8c76b98" office:value-type="string" office:string-value="Entry Types">
            <text:p>Entry Types</text:p>
          </table:table-cell>
          <table:table-cell table:style-name="ACE-0x8c76b98" office:value-type="string" office:string-value="CRM_Ledger_Page_Dispatch">
            <text:p>CRM_Ledger_Page_Dispatch</text:p>
          </table:table-cell>
          <table:table-cell table:style-name="ACE-0x8c76b98" office:value-type="string" office:string-value="setting/entrytypes">
            <text:p>setting/entrytypes</text:p>
          </table:table-cell>
          <table:table-cell table:style-name="ACE-0x8c76b98" office:value-type="string" office:string-value="setting/entrytypes.php">
            <text:p>setting/entrytypes.php</text:p>
          </table:table-cell>
          <table:table-cell table:style-name="ACE-0x8c76b98" office:value-type="string" office:string-value="EntryTypes">
            <text:p>EntryTypes</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setting/entrytypes">
            <text:p>civicrm/ledger&amp;reset=1&amp;ci=setting/entrytypes</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setting/entrytypes/add">
            <text:p>civicrm/ledger/setting/entrytypes/add</text:p>
          </table:table-cell>
          <table:table-cell table:style-name="ACE-0x8c76b98" office:value-type="string" office:string-value="Add Entry Type">
            <text:p>Add Entry Type</text:p>
          </table:table-cell>
          <table:table-cell table:style-name="ACE-0x8c76b98" office:value-type="string" office:string-value="CRM_Ledger_Page_Dispatch">
            <text:p>CRM_Ledger_Page_Dispatch</text:p>
          </table:table-cell>
          <table:table-cell table:style-name="ACE-0x8c76b98" office:value-type="string" office:string-value="setting/entrytypes/add">
            <text:p>setting/entrytypes/add</text:p>
          </table:table-cell>
          <table:table-cell table:style-name="ACE-0x8c76b98" office:value-type="string" office:string-value="setting/entrytypes.php">
            <text:p>setting/entrytypes.php</text:p>
          </table:table-cell>
          <table:table-cell table:style-name="ACE-0x8c76b98" office:value-type="string" office:string-value="EntryTypes">
            <text:p>EntryTypes</text:p>
          </table:table-cell>
          <table:table-cell table:style-name="ACE-0x8c76b98" office:value-type="string" office:string-value="add">
            <text:p>add</text:p>
          </table:table-cell>
          <table:table-cell table:number-columns-repeated="2" table:style-name="ACE-0x8c76b98"/>
          <table:table-cell table:style-name="ACE-0x8c76b98" office:value-type="string" office:string-value="civicrm/ledger&amp;reset=1&amp;ci=setting/entrytypes/add">
            <text:p>civicrm/ledger&amp;reset=1&amp;ci=setting/entrytypes/a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setting/entrytypes/delete">
            <text:p>civicrm/ledger/setting/entrytypes/delete</text:p>
          </table:table-cell>
          <table:table-cell table:style-name="ACE-0x8c76b98" office:value-type="string" office:string-value="Delete Entry Type">
            <text:p>Delete Entry Type</text:p>
          </table:table-cell>
          <table:table-cell table:style-name="ACE-0x8c76b98" office:value-type="string" office:string-value="CRM_Ledger_Page_Dispatch">
            <text:p>CRM_Ledger_Page_Dispatch</text:p>
          </table:table-cell>
          <table:table-cell table:style-name="ACE-0x8c76b98" office:value-type="string" office:string-value="setting/entrytypes/delete">
            <text:p>setting/entrytypes/delete</text:p>
          </table:table-cell>
          <table:table-cell table:style-name="ACE-0x8c76b98" office:value-type="string" office:string-value="setting/entrytypes.php">
            <text:p>setting/entrytypes.php</text:p>
          </table:table-cell>
          <table:table-cell table:style-name="ACE-0x8c76b98" office:value-type="string" office:string-value="EntryTypes">
            <text:p>EntryTypes</text:p>
          </table:table-cell>
          <table:table-cell table:style-name="ACE-0x8c76b98" office:value-type="string" office:string-value="delete">
            <text:p>delete</text:p>
          </table:table-cell>
          <table:table-cell table:style-name="ACE-0x8c76b98" office:value-type="string" office:string-value="x">
            <text:p>x</text:p>
          </table:table-cell>
          <table:table-cell table:style-name="ACE-0x8c76b98"/>
          <table:table-cell table:style-name="ACE-0x8c76b98" office:value-type="string" office:string-value="civicrm/ledger&amp;reset=1&amp;ci=setting/entrytypes/delete&amp;id=(\d+)">
            <text:p>civicrm/ledger&amp;reset=1&amp;ci=setting/entrytypes/delete&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setting/entrytypes/edit">
            <text:p>civicrm/ledger/setting/entrytypes/edit</text:p>
          </table:table-cell>
          <table:table-cell table:style-name="ACE-0x8c76b98" office:value-type="string" office:string-value="Edit Entry Type">
            <text:p>Edit Entry Type</text:p>
          </table:table-cell>
          <table:table-cell table:style-name="ACE-0x8c76b98" office:value-type="string" office:string-value="CRM_Ledger_Page_Dispatch">
            <text:p>CRM_Ledger_Page_Dispatch</text:p>
          </table:table-cell>
          <table:table-cell table:style-name="ACE-0x8c76b98" office:value-type="string" office:string-value="setting/entrytypes/edit">
            <text:p>setting/entrytypes/edit</text:p>
          </table:table-cell>
          <table:table-cell table:style-name="ACE-0x8c76b98" office:value-type="string" office:string-value="setting/entrytypes.php">
            <text:p>setting/entrytypes.php</text:p>
          </table:table-cell>
          <table:table-cell table:style-name="ACE-0x8c76b98" office:value-type="string" office:string-value="EntryTypes">
            <text:p>EntryTypes</text:p>
          </table:table-cell>
          <table:table-cell table:style-name="ACE-0x8c76b98" office:value-type="string" office:string-value="edit">
            <text:p>edit</text:p>
          </table:table-cell>
          <table:table-cell table:style-name="ACE-0x8c76b98" office:value-type="string" office:string-value="x">
            <text:p>x</text:p>
          </table:table-cell>
          <table:table-cell table:style-name="ACE-0x8c76b98"/>
          <table:table-cell table:style-name="ACE-0x8c76b98" office:value-type="string" office:string-value="civicrm/ledger&amp;reset=1&amp;ci=setting/entrytypes/edit&amp;id=(\d+)">
            <text:p>civicrm/ledger&amp;reset=1&amp;ci=setting/entrytypes/edit&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setting/printer">
            <text:p>civicrm/ledger/setting/printer</text:p>
          </table:table-cell>
          <table:table-cell table:style-name="ACE-0x8c76b98" office:value-type="string" office:string-value="Printer Settings">
            <text:p>Printer Settings</text:p>
          </table:table-cell>
          <table:table-cell table:style-name="ACE-0x8c76b98" office:value-type="string" office:string-value="CRM_Ledger_Page_Dispatch">
            <text:p>CRM_Ledger_Page_Dispatch</text:p>
          </table:table-cell>
          <table:table-cell table:style-name="ACE-0x8c76b98" office:value-type="string" office:string-value="setting/printer">
            <text:p>setting/printer</text:p>
          </table:table-cell>
          <table:table-cell table:style-name="ACE-0x8c76b98" office:value-type="string" office:string-value="setting/printer.php">
            <text:p>setting/printer.php</text:p>
          </table:table-cell>
          <table:table-cell table:style-name="ACE-0x8c76b98" office:value-type="string" office:string-value="Printer">
            <text:p>Printer</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setting/printer">
            <text:p>civicrm/ledger&amp;reset=1&amp;ci=setting/printer</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tag">
            <text:p>civicrm/ledger/tag</text:p>
          </table:table-cell>
          <table:table-cell table:style-name="ACE-0x8c76b98" office:value-type="string" office:string-value="Tags">
            <text:p>Tags</text:p>
          </table:table-cell>
          <table:table-cell table:style-name="ACE-0x8c76b98" office:value-type="string" office:string-value="CRM_Ledger_Page_Dispatch">
            <text:p>CRM_Ledger_Page_Dispatch</text:p>
          </table:table-cell>
          <table:table-cell table:style-name="ACE-0x8c76b98" office:value-type="string" office:string-value="tag">
            <text:p>tag</text:p>
          </table:table-cell>
          <table:table-cell table:style-name="ACE-0x8c76b98" office:value-type="string" office:string-value="tag.php">
            <text:p>tag.php</text:p>
          </table:table-cell>
          <table:table-cell table:style-name="ACE-0x8c76b98" office:value-type="string" office:string-value="Tag">
            <text:p>Tag</text:p>
          </table:table-cell>
          <table:table-cell table:style-name="ACE-0x8c76b98" office:value-type="string" office:string-value="index">
            <text:p>index</text:p>
          </table:table-cell>
          <table:table-cell table:number-columns-repeated="2" table:style-name="ACE-0x8c76b98"/>
          <table:table-cell table:style-name="ACE-0x8c76b98" office:value-type="string" office:string-value="civicrm/ledger&amp;reset=1&amp;ci=tag">
            <text:p>civicrm/ledger&amp;reset=1&amp;ci=tag</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tag/add">
            <text:p>civicrm/ledger/tag/add</text:p>
          </table:table-cell>
          <table:table-cell table:style-name="ACE-0x8c76b98" office:value-type="string" office:string-value="New Tag">
            <text:p>New Tag</text:p>
          </table:table-cell>
          <table:table-cell table:style-name="ACE-0x8c76b98" office:value-type="string" office:string-value="CRM_Ledger_Page_Dispatch">
            <text:p>CRM_Ledger_Page_Dispatch</text:p>
          </table:table-cell>
          <table:table-cell table:style-name="ACE-0x8c76b98" office:value-type="string" office:string-value="tag/add">
            <text:p>tag/add</text:p>
          </table:table-cell>
          <table:table-cell table:style-name="ACE-0x8c76b98" office:value-type="string" office:string-value="tag.php">
            <text:p>tag.php</text:p>
          </table:table-cell>
          <table:table-cell table:style-name="ACE-0x8c76b98" office:value-type="string" office:string-value="Tag">
            <text:p>Tag</text:p>
          </table:table-cell>
          <table:table-cell table:style-name="ACE-0x8c76b98" office:value-type="string" office:string-value="add">
            <text:p>add</text:p>
          </table:table-cell>
          <table:table-cell table:number-columns-repeated="2" table:style-name="ACE-0x8c76b98"/>
          <table:table-cell table:style-name="ACE-0x8c76b98" office:value-type="string" office:string-value="civicrm/ledger&amp;reset=1&amp;ci=tag/add">
            <text:p>civicrm/ledger&amp;reset=1&amp;ci=tag/a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tag/delete">
            <text:p>civicrm/ledger/tag/delete</text:p>
          </table:table-cell>
          <table:table-cell table:style-name="ACE-0x8c76b98" office:value-type="string" office:string-value="Delete Tag">
            <text:p>Delete Tag</text:p>
          </table:table-cell>
          <table:table-cell table:style-name="ACE-0x8c76b98" office:value-type="string" office:string-value="CRM_Ledger_Page_Dispatch">
            <text:p>CRM_Ledger_Page_Dispatch</text:p>
          </table:table-cell>
          <table:table-cell table:style-name="ACE-0x8c76b98" office:value-type="string" office:string-value="tag/delete">
            <text:p>tag/delete</text:p>
          </table:table-cell>
          <table:table-cell table:style-name="ACE-0x8c76b98" office:value-type="string" office:string-value="tag.php">
            <text:p>tag.php</text:p>
          </table:table-cell>
          <table:table-cell table:style-name="ACE-0x8c76b98" office:value-type="string" office:string-value="Tag">
            <text:p>Tag</text:p>
          </table:table-cell>
          <table:table-cell table:style-name="ACE-0x8c76b98" office:value-type="string" office:string-value="delete">
            <text:p>delete</text:p>
          </table:table-cell>
          <table:table-cell table:style-name="ACE-0x8c76b98" office:value-type="string" office:string-value="x">
            <text:p>x</text:p>
          </table:table-cell>
          <table:table-cell table:style-name="ACE-0x8c76b98"/>
          <table:table-cell table:style-name="ACE-0x8c76b98" office:value-type="string" office:string-value="civicrm/ledger&amp;reset=1&amp;ci=tag/delete&amp;id=(\d+)">
            <text:p>civicrm/ledger&amp;reset=1&amp;ci=tag/delete&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tag/edit">
            <text:p>civicrm/ledger/tag/edit</text:p>
          </table:table-cell>
          <table:table-cell table:style-name="ACE-0x8c76b98" office:value-type="string" office:string-value="Edit Tag">
            <text:p>Edit Tag</text:p>
          </table:table-cell>
          <table:table-cell table:style-name="ACE-0x8c76b98" office:value-type="string" office:string-value="CRM_Ledger_Page_Dispatch">
            <text:p>CRM_Ledger_Page_Dispatch</text:p>
          </table:table-cell>
          <table:table-cell table:style-name="ACE-0x8c76b98" office:value-type="string" office:string-value="tag/edit">
            <text:p>tag/edit</text:p>
          </table:table-cell>
          <table:table-cell table:style-name="ACE-0x8c76b98" office:value-type="string" office:string-value="tag.php">
            <text:p>tag.php</text:p>
          </table:table-cell>
          <table:table-cell table:style-name="ACE-0x8c76b98" office:value-type="string" office:string-value="Tag">
            <text:p>Tag</text:p>
          </table:table-cell>
          <table:table-cell table:style-name="ACE-0x8c76b98" office:value-type="string" office:string-value="edit">
            <text:p>edit</text:p>
          </table:table-cell>
          <table:table-cell table:style-name="ACE-0x8c76b98" office:value-type="string" office:string-value="x">
            <text:p>x</text:p>
          </table:table-cell>
          <table:table-cell table:style-name="ACE-0x8c76b98"/>
          <table:table-cell table:style-name="ACE-0x8c76b98" office:value-type="string" office:string-value="civicrm/ledger&amp;reset=1&amp;ci=tag/edit&amp;id=(\d+)">
            <text:p>civicrm/ledger&amp;reset=1&amp;ci=tag/edit&amp;id=(\d+)</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user/logout">
            <text:p>civicrm/ledger/user/logout</text:p>
          </table:table-cell>
          <table:table-cell table:style-name="ACE-0x8c76b98" office:value-type="string" office:string-value="Bye">
            <text:p>Bye</text:p>
          </table:table-cell>
          <table:table-cell table:style-name="ACE-0x8c76b98" office:value-type="string" office:string-value="CRM_Ledger_Page_Dispatch">
            <text:p>CRM_Ledger_Page_Dispatch</text:p>
          </table:table-cell>
          <table:table-cell table:style-name="ACE-0x8c76b98" office:value-type="string" office:string-value="user/logout">
            <text:p>user/logout</text:p>
          </table:table-cell>
          <table:table-cell table:number-columns-repeated="5" table:style-name="ACE-0x8c76b98"/>
          <table:table-cell table:style-name="ACE-0x8c76b98" office:value-type="string" office:string-value="civicrm/ledger&amp;reset=1&amp;ci=user/logout">
            <text:p>civicrm/ledger&amp;reset=1&amp;ci=user/logout</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1">
          <table:table-cell table:style-name="ACE-0x8c76b98" office:value-type="string" office:string-value="civicrm/ledger/user/profile">
            <text:p>civicrm/ledger/user/profile</text:p>
          </table:table-cell>
          <table:table-cell table:style-name="ACE-0x8c76b98" office:value-type="string" office:string-value="User Pofile">
            <text:p>User Pofile</text:p>
          </table:table-cell>
          <table:table-cell table:style-name="ACE-0x8c76b98" office:value-type="string" office:string-value="CRM_Ledger_Page_Dispatch">
            <text:p>CRM_Ledger_Page_Dispatch</text:p>
          </table:table-cell>
          <table:table-cell table:style-name="ACE-0x8c76b98" office:value-type="string" office:string-value="user/profile">
            <text:p>user/profile</text:p>
          </table:table-cell>
          <table:table-cell table:style-name="ACE-0x8c76b98" office:value-type="string" office:string-value="user.php">
            <text:p>user.php</text:p>
          </table:table-cell>
          <table:table-cell table:style-name="ACE-0x8c76b98" office:value-type="string" office:string-value="User">
            <text:p>User</text:p>
          </table:table-cell>
          <table:table-cell table:style-name="ACE-0x8c76b98" office:value-type="string" office:string-value="profile">
            <text:p>profile</text:p>
          </table:table-cell>
          <table:table-cell table:number-columns-repeated="2" table:style-name="ACE-0x8c76b98"/>
          <table:table-cell table:style-name="ACE-0x8c76b98" office:value-type="string" office:string-value="civicrm/ledger&amp;reset=1&amp;ci=user/profile">
            <text:p>civicrm/ledger&amp;reset=1&amp;ci=user/profile</text:p>
          </table:table-cell>
          <table:table-cell table:style-name="ACE-0x8c76b98" office:value-type="string" office:string-value="access CiviLedger">
            <text:p>access CiviLedger</text:p>
          </table:table-cell>
          <table:table-cell table:style-name="ACE-0x8c76b98" office:value-type="string" office:string-value="CiviLedger">
            <text:p>CiviLedger</text:p>
          </table:table-cell>
          <table:table-cell table:number-columns-repeated="1012" table:style-name="ACE-0x8c76b98"/>
        </table:table-row>
        <table:table-row table:style-name="AROW-0">
          <table:table-cell table:style-name="ACE-0x8c76ad8"/>
          <table:table-cell table:number-columns-repeated="2" table:style-name="ACE-0x8c76898"/>
          <table:table-cell table:number-columns-repeated="7" table:style-name="ACE-0x8c76b98"/>
          <table:table-cell table:number-columns-repeated="54" table:style-name="ACE-0x8c76898"/>
          <table:table-cell table:number-columns-repeated="960" table:style-name="ACE-0x8c76898"/>
        </table:table-row>
        <table:table-row table:style-name="AROW-0">
          <table:table-cell table:style-name="ACE-0x8c76ad8"/>
          <table:table-cell table:number-columns-repeated="2" table:style-name="ACE-0x8c76898"/>
          <table:table-cell table:number-columns-repeated="7" table:style-name="Gnumeric-default"/>
          <table:table-cell table:number-columns-repeated="54" table:style-name="ACE-0x8c76898"/>
          <table:table-cell table:number-columns-repeated="960" table:style-name="ACE-0x8c76898"/>
        </table:table-row>
        <table:table-row table:style-name="AROW-0">
          <table:table-cell table:style-name="ACE-0x8c76ad8"/>
          <table:table-cell table:number-columns-repeated="2" table:style-name="ACE-0x8c76898"/>
          <table:table-cell table:number-columns-repeated="7" table:style-name="Gnumeric-default"/>
          <table:table-cell table:number-columns-repeated="54" table:style-name="ACE-0x8c76898"/>
          <table:table-cell table:number-columns-repeated="960" table:style-name="ACE-0x8c76898"/>
        </table:table-row>
        <table:table-row table:style-name="AROW-0">
          <table:table-cell table:style-name="ACE-0x8c76ad8"/>
          <table:table-cell table:number-columns-repeated="2" table:style-name="ACE-0x8c76898"/>
          <table:table-cell table:number-columns-repeated="7" table:style-name="ACE-0x8c76b98"/>
          <table:table-cell table:number-columns-repeated="54" table:style-name="ACE-0x8c76898"/>
          <table:table-cell table:number-columns-repeated="960" table:style-name="ACE-0x8c76898"/>
        </table:table-row>
        <table:table-row table:style-name="AROW-0" table:number-rows-repeated="199">
          <table:table-cell table:style-name="ACE-0x8c76ad8"/>
          <table:table-cell table:number-columns-repeated="2" table:style-name="ACE-0x8c76898"/>
          <table:table-cell table:number-columns-repeated="7" table:style-name="ACE-0x8c76b98"/>
          <table:table-cell table:number-columns-repeated="54" table:style-name="ACE-0x8c76898"/>
          <table:table-cell table:number-columns-repeated="960" table:style-name="ACE-0x8c76898"/>
        </table:table-row>
        <table:table-row table:style-name="AROW-0">
          <table:table-cell table:style-name="ACE-0x8c76ad8"/>
          <table:table-cell table:number-columns-repeated="2" table:style-name="ACE-0x8c76898"/>
          <table:table-cell table:number-columns-repeated="7" table:style-name="ACE-0x8c76b98"/>
          <table:table-cell table:number-columns-repeated="54" table:style-name="ACE-0x8c76898"/>
          <table:table-cell table:number-columns-repeated="448" table:style-name="ACE-0x8c76898"/>
          <table:table-cell table:number-columns-repeated="512" table:style-name="ACE-0x8c76898"/>
        </table:table-row>
        <table:table-row table:style-name="AROW-0" table:number-rows-repeated="81">
          <table:table-cell table:style-name="ACE-0x8c76ad8"/>
          <table:table-cell table:number-columns-repeated="2" table:style-name="ACE-0x8c76898"/>
          <table:table-cell table:number-columns-repeated="7" table:style-name="ACE-0x8c76b98"/>
          <table:table-cell table:number-columns-repeated="54" table:style-name="ACE-0x8c76898"/>
          <table:table-cell table:number-columns-repeated="448" table:style-name="ACE-0x8c76898"/>
          <table:table-cell table:number-columns-repeated="512" table:style-name="ACE-0x8c76898"/>
        </table:table-row>
        <table:table-row table:style-name="AROW-0">
          <table:table-cell table:style-name="ACE-0x8c76898"/>
          <table:table-cell table:number-columns-repeated="2" table:style-name="ACE-0x8c76898"/>
          <table:table-cell table:number-columns-repeated="7" table:style-name="ACE-0x8c76b98"/>
          <table:table-cell table:number-columns-repeated="54" table:style-name="ACE-0x8c76898"/>
          <table:table-cell table:number-columns-repeated="448" table:style-name="ACE-0x8c76898"/>
          <table:table-cell table:number-columns-repeated="512" table:style-name="ACE-0x8c76898"/>
        </table:table-row>
        <table:table-row table:style-name="AROW-0" table:number-rows-repeated="3757">
          <table:table-cell table:style-name="ACE-0x8c76898"/>
          <table:table-cell table:number-columns-repeated="2" table:style-name="ACE-0x8c76898"/>
          <table:table-cell table:number-columns-repeated="7" table:style-name="ACE-0x8c76b98"/>
          <table:table-cell table:number-columns-repeated="54" table:style-name="ACE-0x8c76898"/>
          <table:table-cell table:number-columns-repeated="448" table:style-name="ACE-0x8c76898"/>
          <table:table-cell table:number-columns-repeated="512" table:style-name="ACE-0x8c76898"/>
        </table:table-row>
        <table:table-row table:style-name="AROW-0">
          <table:table-cell table:style-name="ACE-0x8c76898"/>
          <table:table-cell table:number-columns-repeated="2" table:style-name="ACE-0x8c76898"/>
          <table:table-cell table:number-columns-repeated="7" table:style-name="ACE-0x8c76b98"/>
          <table:table-cell table:number-columns-repeated="54" table:style-name="ACE-0x8c76898"/>
          <table:table-cell table:number-columns-repeated="448" table:style-name="ACE-0x8c76898"/>
          <table:table-cell table:number-columns-repeated="512" table:style-name="ACE-0x8c76898"/>
        </table:table-row>
        <table:table-row table:style-name="AROW-0" table:number-rows-repeated="61439">
          <table:table-cell table:style-name="ACE-0x8c76898"/>
          <table:table-cell table:number-columns-repeated="2" table:style-name="ACE-0x8c76898"/>
          <table:table-cell table:number-columns-repeated="7" table:style-name="ACE-0x8c76b98"/>
          <table:table-cell table:number-columns-repeated="54" table:style-name="ACE-0x8c76898"/>
          <table:table-cell table:number-columns-repeated="448" table:style-name="ACE-0x8c76898"/>
          <table:table-cell table:number-columns-repeated="512" table:style-name="ACE-0x8c76898"/>
        </table:table-row>
        <table:table-row table:style-name="AROW-0">
          <table:table-cell table:number-columns-repeated="1024" table:style-name="Gnumeric-default"/>
        </table:table-row>
        <table:table-row table:style-name="AROW-0" table:number-rows-repeated="983039">
          <table:table-cell table:number-columns-repeated="1024" table:style-name="Gnumeric-default"/>
        </table:table-row>
        <table:named-expressions>
          <table:named-expression table:name="Print_Area" table:expression="of:=#&quot;#ref!&quot;" table:base-cell-address="$'Sheet1'.$A$1"/>
          <table:named-expression table:name="Sheet_Title" table:expression="of:=&quot;Sheet1&quot;" table:base-cell-address="$'Sheet1'.$A$1"/>
        </table:named-expressions>
      </table:table>
      <table:table table:name="civicrm_component" table:style-name="ta-0x8ca01c0" table:print="true">
        <office:forms form:automatic-focus="false" form:apply-design-mode="false">
          <form:form/>
        </office:forms>
        <table:table-column table:default-cell-style-name="ACE-0x8c76c58" table:style-name="ACOL-0" table:number-columns-repeated="3"/>
        <table:table-column table:default-cell-style-name="ACE-0x8c76c58" table:style-name="ACOL-0" table:number-columns-repeated="253"/>
        <table:table-row table:style-name="AROW-0">
          <table:table-cell table:style-name="ACE-0x8c76f58" office:value-type="string" office:string-value="id">
            <text:p>id</text:p>
          </table:table-cell>
          <table:table-cell table:style-name="ACE-0x8c76f58" office:value-type="string" office:string-value="name">
            <text:p>name</text:p>
          </table:table-cell>
          <table:table-cell table:style-name="ACE-0x8c76f58" office:value-type="string" office:string-value="namespace">
            <text:p>namespace</text:p>
          </table:table-cell>
          <table:table-cell table:number-columns-repeated="253" table:style-name="ACE-0x8c76c58"/>
        </table:table-row>
        <table:table-row table:style-name="AROW-0">
          <table:table-cell table:style-name="ACE-0x8c76d18" office:value-type="float" office:value="1">
            <text:p>1</text:p>
          </table:table-cell>
          <table:table-cell table:style-name="ACE-0x8c76d18" office:value-type="string" office:string-value="CiviEvent">
            <text:p>CiviEvent</text:p>
          </table:table-cell>
          <table:table-cell table:style-name="ACE-0x8c76d18" office:value-type="string" office:string-value="CRM_Event">
            <text:p>CRM_Event</text:p>
          </table:table-cell>
          <table:table-cell table:number-columns-repeated="253" table:style-name="ACE-0x8c76c58"/>
        </table:table-row>
        <table:table-row table:style-name="AROW-0">
          <table:table-cell table:style-name="ACE-0x8c76d18" office:value-type="float" office:value="2">
            <text:p>2</text:p>
          </table:table-cell>
          <table:table-cell table:style-name="ACE-0x8c76d18" office:value-type="string" office:string-value="CiviContribute">
            <text:p>CiviContribute</text:p>
          </table:table-cell>
          <table:table-cell table:style-name="ACE-0x8c76d18" office:value-type="string" office:string-value="CRM_Contribute">
            <text:p>CRM_Contribute</text:p>
          </table:table-cell>
          <table:table-cell table:number-columns-repeated="253" table:style-name="ACE-0x8c76c58"/>
        </table:table-row>
        <table:table-row table:style-name="AROW-0">
          <table:table-cell table:style-name="ACE-0x8c76d18" office:value-type="float" office:value="3">
            <text:p>3</text:p>
          </table:table-cell>
          <table:table-cell table:style-name="ACE-0x8c76d18" office:value-type="string" office:string-value="CiviMember">
            <text:p>CiviMember</text:p>
          </table:table-cell>
          <table:table-cell table:style-name="ACE-0x8c76d18" office:value-type="string" office:string-value="CRM_Member">
            <text:p>CRM_Member</text:p>
          </table:table-cell>
          <table:table-cell table:number-columns-repeated="253" table:style-name="ACE-0x8c76c58"/>
        </table:table-row>
        <table:table-row table:style-name="AROW-0">
          <table:table-cell table:style-name="ACE-0x8c76d18" office:value-type="float" office:value="4">
            <text:p>4</text:p>
          </table:table-cell>
          <table:table-cell table:style-name="ACE-0x8c76d18" office:value-type="string" office:string-value="CiviMail">
            <text:p>CiviMail</text:p>
          </table:table-cell>
          <table:table-cell table:style-name="ACE-0x8c76d18" office:value-type="string" office:string-value="CRM_Mailing">
            <text:p>CRM_Mailing</text:p>
          </table:table-cell>
          <table:table-cell table:number-columns-repeated="253" table:style-name="ACE-0x8c76c58"/>
        </table:table-row>
        <table:table-row table:style-name="AROW-0">
          <table:table-cell table:style-name="ACE-0x8c76d18" office:value-type="float" office:value="5">
            <text:p>5</text:p>
          </table:table-cell>
          <table:table-cell table:style-name="ACE-0x8c76d18" office:value-type="string" office:string-value="CiviGrant">
            <text:p>CiviGrant</text:p>
          </table:table-cell>
          <table:table-cell table:style-name="ACE-0x8c76d18" office:value-type="string" office:string-value="CRM_Grant">
            <text:p>CRM_Grant</text:p>
          </table:table-cell>
          <table:table-cell table:number-columns-repeated="253" table:style-name="ACE-0x8c76c58"/>
        </table:table-row>
        <table:table-row table:style-name="AROW-0">
          <table:table-cell table:style-name="ACE-0x8c76d18" office:value-type="float" office:value="6">
            <text:p>6</text:p>
          </table:table-cell>
          <table:table-cell table:style-name="ACE-0x8c76d18" office:value-type="string" office:string-value="CiviPledge">
            <text:p>CiviPledge</text:p>
          </table:table-cell>
          <table:table-cell table:style-name="ACE-0x8c76d18" office:value-type="string" office:string-value="CRM_Pledge">
            <text:p>CRM_Pledge</text:p>
          </table:table-cell>
          <table:table-cell table:number-columns-repeated="253" table:style-name="ACE-0x8c76c58"/>
        </table:table-row>
        <table:table-row table:style-name="AROW-0">
          <table:table-cell table:style-name="ACE-0x8c76d18" office:value-type="float" office:value="7">
            <text:p>7</text:p>
          </table:table-cell>
          <table:table-cell table:style-name="ACE-0x8c76d18" office:value-type="string" office:string-value="CiviCase">
            <text:p>CiviCase</text:p>
          </table:table-cell>
          <table:table-cell table:style-name="ACE-0x8c76d18" office:value-type="string" office:string-value="CRM_Case">
            <text:p>CRM_Case</text:p>
          </table:table-cell>
          <table:table-cell table:number-columns-repeated="253" table:style-name="ACE-0x8c76c58"/>
        </table:table-row>
        <table:table-row table:style-name="AROW-0">
          <table:table-cell table:style-name="ACE-0x8c76d18" office:value-type="float" office:value="8">
            <text:p>8</text:p>
          </table:table-cell>
          <table:table-cell table:style-name="ACE-0x8c76d18" office:value-type="string" office:string-value="CiviReport">
            <text:p>CiviReport</text:p>
          </table:table-cell>
          <table:table-cell table:style-name="ACE-0x8c76d18" office:value-type="string" office:string-value="CRM_Report">
            <text:p>CRM_Report</text:p>
          </table:table-cell>
          <table:table-cell table:number-columns-repeated="253" table:style-name="ACE-0x8c76c58"/>
        </table:table-row>
        <table:table-row table:style-name="AROW-0">
          <table:table-cell table:style-name="ACE-0x8c76d18" office:value-type="float" office:value="9">
            <text:p>9</text:p>
          </table:table-cell>
          <table:table-cell table:style-name="ACE-0x8c76d18" office:value-type="string" office:string-value="CiviCampaign">
            <text:p>CiviCampaign</text:p>
          </table:table-cell>
          <table:table-cell table:style-name="ACE-0x8c76d18" office:value-type="string" office:string-value="CRM_Campaign">
            <text:p>CRM_Campaign</text:p>
          </table:table-cell>
          <table:table-cell table:number-columns-repeated="253" table:style-name="ACE-0x8c76c58"/>
        </table:table-row>
        <table:table-row table:style-name="AROW-0">
          <table:table-cell table:style-name="ACE-0x8c76d18" office:value-type="float" office:value="10">
            <text:p>10</text:p>
          </table:table-cell>
          <table:table-cell table:style-name="ACE-0x8c76d18" office:value-type="string" office:string-value="CiviLedger">
            <text:p>CiviLedger</text:p>
          </table:table-cell>
          <table:table-cell table:style-name="ACE-0x8c76d18" office:value-type="string" office:string-value="CRM_Ledger">
            <text:p>CRM_Ledger</text:p>
          </table:table-cell>
          <table:table-cell table:number-columns-repeated="253" table:style-name="ACE-0x8c76c58"/>
        </table:table-row>
        <table:table-row table:style-name="AROW-0">
          <table:table-cell table:number-columns-repeated="8" table:style-name="ACE-0x8c76c58"/>
          <table:table-cell table:number-columns-repeated="56" table:style-name="ACE-0x8c76c58"/>
          <table:table-cell table:number-columns-repeated="192" table:style-name="ACE-0x8c76c58"/>
        </table:table-row>
        <table:table-row table:style-name="AROW-0" table:number-rows-repeated="4">
          <table:table-cell table:number-columns-repeated="8" table:style-name="ACE-0x8c76c58"/>
          <table:table-cell table:number-columns-repeated="56" table:style-name="ACE-0x8c76c58"/>
          <table:table-cell table:number-columns-repeated="192" table:style-name="ACE-0x8c76c58"/>
        </table:table-row>
        <table:table-row table:style-name="AROW-0">
          <table:table-cell table:number-columns-repeated="8" table:style-name="ACE-0x8c76c58"/>
          <table:table-cell table:number-columns-repeated="56" table:style-name="ACE-0x8c76c58"/>
          <table:table-cell table:number-columns-repeated="192" table:style-name="ACE-0x8c76c58"/>
        </table:table-row>
        <table:table-row table:style-name="AROW-0" table:number-rows-repeated="239">
          <table:table-cell table:number-columns-repeated="8" table:style-name="ACE-0x8c76c58"/>
          <table:table-cell table:number-columns-repeated="56" table:style-name="ACE-0x8c76c58"/>
          <table:table-cell table:number-columns-repeated="192" table:style-name="ACE-0x8c76c58"/>
        </table:table-row>
        <table:table-row table:style-name="AROW-0">
          <table:table-cell table:number-columns-repeated="64" table:style-name="ACE-0x8c76c58"/>
          <table:table-cell table:number-columns-repeated="192" table:style-name="ACE-0x8c76c58"/>
        </table:table-row>
        <table:table-row table:style-name="AROW-0" table:number-rows-repeated="3839">
          <table:table-cell table:number-columns-repeated="64" table:style-name="ACE-0x8c76c58"/>
          <table:table-cell table:number-columns-repeated="192" table:style-name="ACE-0x8c76c58"/>
        </table:table-row>
        <table:table-row table:style-name="AROW-0">
          <table:table-cell table:number-columns-repeated="256" table:style-name="ACE-0x8c76c58"/>
        </table:table-row>
        <table:table-row table:style-name="AROW-0" table:number-rows-repeated="61439">
          <table:table-cell table:number-columns-repeated="256" table:style-name="ACE-0x8c76c58"/>
        </table:table-row>
        <table:named-expressions>
          <table:named-expression table:name="Print_Area" table:expression="of:=#REF!" table:base-cell-address="$'civicrm_component'.$A$1"/>
          <table:named-expression table:name="Sheet_Title" table:expression="of:=&quot;civicrm_component&quot;" table:base-cell-address="$'civicrm_component'.$A$1"/>
        </table:named-expressions>
      </table:table>
      <table:table table:name="civicrm_navigation" table:style-name="ta-0x8ca0318" table:print="true">
        <office:forms form:automatic-focus="false" form:apply-design-mode="false">
          <form:form/>
        </office:forms>
        <table:table-column table:default-cell-style-name="ACE-0x8c76dd8" table:style-name="ACOL-14"/>
        <table:table-column table:default-cell-style-name="ACE-0x8c76dd8" table:style-name="ACOL-15"/>
        <table:table-column table:default-cell-style-name="ACE-0x8c76dd8" table:style-name="ACOL-16"/>
        <table:table-column table:default-cell-style-name="ACE-0x8c76dd8" table:style-name="ACOL-17"/>
        <table:table-column table:default-cell-style-name="ACE-0x8c76dd8" table:style-name="ACOL-18"/>
        <table:table-column table:default-cell-style-name="ACE-0x8c76dd8" table:style-name="ACOL-19"/>
        <table:table-column table:default-cell-style-name="ACE-0x8c76dd8" table:style-name="ACOL-20"/>
        <table:table-column table:default-cell-style-name="ACE-0x8c76dd8" table:style-name="ACOL-21"/>
        <table:table-column table:default-cell-style-name="ACE-0x8c76dd8" table:style-name="ACOL-22"/>
        <table:table-column table:default-cell-style-name="ACE-0x8c76dd8" table:style-name="ACOL-23"/>
        <table:table-column table:default-cell-style-name="ACE-0x8c76dd8" table:style-name="ACOL-24"/>
        <table:table-column table:default-cell-style-name="ACE-0x8c76dd8" table:style-name="ACOL-0" table:number-columns-repeated="245"/>
        <table:table-row table:style-name="AROW-0">
          <table:table-cell table:style-name="ACE-0x8c76e98" office:value-type="string" office:string-value="id">
            <text:p>id</text:p>
          </table:table-cell>
          <table:table-cell table:style-name="ACE-0x8c76e98" office:value-type="string" office:string-value="domain_id">
            <text:p>domain_id</text:p>
          </table:table-cell>
          <table:table-cell table:style-name="ACE-0x8c76e98" office:value-type="string" office:string-value="label">
            <text:p>label</text:p>
          </table:table-cell>
          <table:table-cell table:style-name="ACE-0x8c76e98" office:value-type="string" office:string-value="name">
            <text:p>name</text:p>
          </table:table-cell>
          <table:table-cell table:style-name="ACE-0x8c76e98" office:value-type="string" office:string-value="url">
            <text:p>url</text:p>
          </table:table-cell>
          <table:table-cell table:style-name="ACE-0x8c76e98" office:value-type="string" office:string-value="permission">
            <text:p>permission</text:p>
          </table:table-cell>
          <table:table-cell table:style-name="ACE-0x8c76e98" office:value-type="string" office:string-value="permission_operator">
            <text:p>permission_operator</text:p>
          </table:table-cell>
          <table:table-cell table:style-name="ACE-0x8c76e98" office:value-type="string" office:string-value="parent_id">
            <text:p>parent_id</text:p>
          </table:table-cell>
          <table:table-cell table:style-name="ACE-0x8c76e98" office:value-type="string" office:string-value="is_active">
            <text:p>is_active</text:p>
          </table:table-cell>
          <table:table-cell table:style-name="ACE-0x8c76e98" office:value-type="string" office:string-value="has_separator">
            <text:p>has_separator</text:p>
          </table:table-cell>
          <table:table-cell table:style-name="ACE-0x8c76e98" office:value-type="string" office:string-value="weight">
            <text:p>weight</text:p>
          </table:table-cell>
          <table:table-cell table:number-columns-repeated="245" table:style-name="ACE-0x8c76dd8"/>
        </table:table-row>
        <table:table-row table:style-name="AROW-0">
          <table:table-cell table:style-name="ACE-0x8c77018" office:value-type="float" office:value="1">
            <text:p>1</text:p>
          </table:table-cell>
          <table:table-cell table:style-name="ACE-0x8c77018" office:value-type="float" office:value="1">
            <text:p>1</text:p>
          </table:table-cell>
          <table:table-cell table:style-name="ACE-0x8c77018" office:value-type="string" office:string-value="Home">
            <text:p>Home</text:p>
          </table:table-cell>
          <table:table-cell table:style-name="ACE-0x8c77018" office:value-type="string" office:string-value="Home">
            <text:p>Home</text:p>
          </table:table-cell>
          <table:table-cell table:style-name="ACE-0x8c77018" office:value-type="string" office:string-value="civicrm/dashboard&amp;reset=1">
            <text:p>civicrm/dashboard&amp;reset=1</text:p>
          </table:table-cell>
          <table:table-cell table:number-columns-repeated="3" table:style-name="ACE-0x8c77018"/>
          <table:table-cell table:style-name="ACE-0x8c77018" office:value-type="float" office:value="1">
            <text:p>1</text:p>
          </table:table-cell>
          <table:table-cell table:style-name="ACE-0x8c77018"/>
          <table:table-cell table:style-name="ACE-0x8c77018" office:value-type="float" office:value="0">
            <text:p>0</text:p>
          </table:table-cell>
          <table:table-cell table:number-columns-repeated="245" table:style-name="ACE-0x8c76dd8"/>
        </table:table-row>
        <table:table-row table:style-name="AROW-0">
          <table:table-cell table:style-name="ACE-0x8c77018" office:value-type="float" office:value="2">
            <text:p>2</text:p>
          </table:table-cell>
          <table:table-cell table:style-name="ACE-0x8c77018" office:value-type="float" office:value="1">
            <text:p>1</text:p>
          </table:table-cell>
          <table:table-cell table:style-name="ACE-0x8c77018" office:value-type="string" office:string-value="Search">
            <text:p>Search</text:p>
          </table:table-cell>
          <table:table-cell table:style-name="ACE-0x8c77018" office:value-type="string" office:string-value="Search...">
            <text:p>Search...</text:p>
          </table:table-cell>
          <table:table-cell table:number-columns-repeated="4" table:style-name="ACE-0x8c77018"/>
          <table:table-cell table:style-name="ACE-0x8c77018" office:value-type="float" office:value="1">
            <text:p>1</text:p>
          </table:table-cell>
          <table:table-cell table:style-name="ACE-0x8c77018"/>
          <table:table-cell table:style-name="ACE-0x8c77018" office:value-type="float" office:value="10">
            <text:p>10</text:p>
          </table:table-cell>
          <table:table-cell table:number-columns-repeated="245" table:style-name="ACE-0x8c76dd8"/>
        </table:table-row>
        <table:table-row table:style-name="AROW-0">
          <table:table-cell table:style-name="ACE-0x8c77018" office:value-type="float" office:value="3">
            <text:p>3</text:p>
          </table:table-cell>
          <table:table-cell table:style-name="ACE-0x8c77018" office:value-type="float" office:value="1">
            <text:p>1</text:p>
          </table:table-cell>
          <table:table-cell table:style-name="ACE-0x8c77018" office:value-type="string" office:string-value="Find Contacts">
            <text:p>Find Contacts</text:p>
          </table:table-cell>
          <table:table-cell table:style-name="ACE-0x8c77018" office:value-type="string" office:string-value="Find Contacts">
            <text:p>Find Contacts</text:p>
          </table:table-cell>
          <table:table-cell table:style-name="ACE-0x8c77018" office:value-type="string" office:string-value="civicrm/contact/search&amp;reset=1">
            <text:p>civicrm/contact/search&amp;reset=1</text:p>
          </table:table-cell>
          <table:table-cell table:number-columns-repeated="2" table:style-name="ACE-0x8c77018"/>
          <table:table-cell table:style-name="ACE-0x8c77018" office:value-type="float" office:value="2">
            <text:p>2</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4">
            <text:p>4</text:p>
          </table:table-cell>
          <table:table-cell table:style-name="ACE-0x8c77018" office:value-type="float" office:value="1">
            <text:p>1</text:p>
          </table:table-cell>
          <table:table-cell table:style-name="ACE-0x8c77018" office:value-type="string" office:string-value="Advanced Search">
            <text:p>Advanced Search</text:p>
          </table:table-cell>
          <table:table-cell table:style-name="ACE-0x8c77018" office:value-type="string" office:string-value="Advanced Search">
            <text:p>Advanced Search</text:p>
          </table:table-cell>
          <table:table-cell table:style-name="ACE-0x8c77018" office:value-type="string" office:string-value="civicrm/contact/search/advanced&amp;reset=1">
            <text:p>civicrm/contact/search/advanced&amp;reset=1</text:p>
          </table:table-cell>
          <table:table-cell table:number-columns-repeated="2" table:style-name="ACE-0x8c77018"/>
          <table:table-cell table:style-name="ACE-0x8c77018" office:value-type="float" office:value="2">
            <text:p>2</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5">
            <text:p>5</text:p>
          </table:table-cell>
          <table:table-cell table:style-name="ACE-0x8c77018" office:value-type="float" office:value="1">
            <text:p>1</text:p>
          </table:table-cell>
          <table:table-cell table:style-name="ACE-0x8c77018" office:value-type="string" office:string-value="Full-text Search">
            <text:p>Full-text Search</text:p>
          </table:table-cell>
          <table:table-cell table:style-name="ACE-0x8c77018" office:value-type="string" office:string-value="Full-text Search">
            <text:p>Full-text Search</text:p>
          </table:table-cell>
          <table:table-cell table:style-name="ACE-0x8c77018" office:value-type="string" office:string-value="civicrm/contact/search/custom&amp;csid=15&amp;reset=1">
            <text:p>civicrm/contact/search/custom&amp;csid=15&amp;reset=1</text:p>
          </table:table-cell>
          <table:table-cell table:number-columns-repeated="2" table:style-name="ACE-0x8c77018"/>
          <table:table-cell table:style-name="ACE-0x8c77018" office:value-type="float" office:value="2">
            <text:p>2</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6">
            <text:p>6</text:p>
          </table:table-cell>
          <table:table-cell table:style-name="ACE-0x8c77018" office:value-type="float" office:value="1">
            <text:p>1</text:p>
          </table:table-cell>
          <table:table-cell table:style-name="ACE-0x8c77018" office:value-type="string" office:string-value="Search Builder">
            <text:p>Search Builder</text:p>
          </table:table-cell>
          <table:table-cell table:style-name="ACE-0x8c77018" office:value-type="string" office:string-value="Search Builder">
            <text:p>Search Builder</text:p>
          </table:table-cell>
          <table:table-cell table:style-name="ACE-0x8c77018" office:value-type="string" office:string-value="civicrm/contact/search/builder&amp;reset=1">
            <text:p>civicrm/contact/search/builder&amp;reset=1</text:p>
          </table:table-cell>
          <table:table-cell table:number-columns-repeated="2" table:style-name="ACE-0x8c77018"/>
          <table:table-cell table:style-name="ACE-0x8c77018" office:value-type="float" office:value="2">
            <text:p>2</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7">
            <text:p>7</text:p>
          </table:table-cell>
          <table:table-cell table:style-name="ACE-0x8c77018" office:value-type="float" office:value="1">
            <text:p>1</text:p>
          </table:table-cell>
          <table:table-cell table:style-name="ACE-0x8c77018" office:value-type="string" office:string-value="Find Cases">
            <text:p>Find Cases</text:p>
          </table:table-cell>
          <table:table-cell table:style-name="ACE-0x8c77018" office:value-type="string" office:string-value="Find Cases">
            <text:p>Find Cases</text:p>
          </table:table-cell>
          <table:table-cell table:style-name="ACE-0x8c77018" office:value-type="string" office:string-value="civicrm/case/search&amp;reset=1">
            <text:p>civicrm/case/search&amp;reset=1</text:p>
          </table:table-cell>
          <table:table-cell table:style-name="ACE-0x8c77018" office:value-type="string" office:string-value="access my cases and activities,access all cases and activities">
            <text:p>access my cases and activities,access all cases and activities</text:p>
          </table:table-cell>
          <table:table-cell table:style-name="ACE-0x8c77018" office:value-type="string" office:string-value="OR">
            <text:p>OR</text:p>
          </table:table-cell>
          <table:table-cell table:style-name="ACE-0x8c77018" office:value-type="float" office:value="2">
            <text:p>2</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8">
            <text:p>8</text:p>
          </table:table-cell>
          <table:table-cell table:style-name="ACE-0x8c77018" office:value-type="float" office:value="1">
            <text:p>1</text:p>
          </table:table-cell>
          <table:table-cell table:style-name="ACE-0x8c77018" office:value-type="string" office:string-value="Find Contributions">
            <text:p>Find Contributions</text:p>
          </table:table-cell>
          <table:table-cell table:style-name="ACE-0x8c77018" office:value-type="string" office:string-value="Find Contributions">
            <text:p>Find Contributions</text:p>
          </table:table-cell>
          <table:table-cell table:style-name="ACE-0x8c77018" office:value-type="string" office:string-value="civicrm/contribute/search&amp;reset=1">
            <text:p>civicrm/contribute/search&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2">
            <text:p>2</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9">
            <text:p>9</text:p>
          </table:table-cell>
          <table:table-cell table:style-name="ACE-0x8c77018" office:value-type="float" office:value="1">
            <text:p>1</text:p>
          </table:table-cell>
          <table:table-cell table:style-name="ACE-0x8c77018" office:value-type="string" office:string-value="Find Mailings">
            <text:p>Find Mailings</text:p>
          </table:table-cell>
          <table:table-cell table:style-name="ACE-0x8c77018" office:value-type="string" office:string-value="Find Mailings">
            <text:p>Find Mailings</text:p>
          </table:table-cell>
          <table:table-cell table:style-name="ACE-0x8c77018" office:value-type="string" office:string-value="civicrm/mailing&amp;reset=1">
            <text:p>civicrm/mailing&amp;reset=1</text:p>
          </table:table-cell>
          <table:table-cell table:style-name="ACE-0x8c77018" office:value-type="string" office:string-value="access CiviMail">
            <text:p>access CiviMail</text:p>
          </table:table-cell>
          <table:table-cell table:style-name="ACE-0x8c77018"/>
          <table:table-cell table:style-name="ACE-0x8c77018" office:value-type="float" office:value="2">
            <text:p>2</text:p>
          </table:table-cell>
          <table:table-cell table:style-name="ACE-0x8c77018" office:value-type="float" office:value="1">
            <text:p>1</text:p>
          </table:table-cell>
          <table:table-cell table:style-name="ACE-0x8c77018"/>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10">
            <text:p>10</text:p>
          </table:table-cell>
          <table:table-cell table:style-name="ACE-0x8c77018" office:value-type="float" office:value="1">
            <text:p>1</text:p>
          </table:table-cell>
          <table:table-cell table:style-name="ACE-0x8c77018" office:value-type="string" office:string-value="Find Members">
            <text:p>Find Members</text:p>
          </table:table-cell>
          <table:table-cell table:style-name="ACE-0x8c77018" office:value-type="string" office:string-value="Find Members">
            <text:p>Find Members</text:p>
          </table:table-cell>
          <table:table-cell table:style-name="ACE-0x8c77018" office:value-type="string" office:string-value="civicrm/member/search&amp;reset=1">
            <text:p>civicrm/member/search&amp;reset=1</text:p>
          </table:table-cell>
          <table:table-cell table:style-name="ACE-0x8c77018" office:value-type="string" office:string-value="access CiviMember">
            <text:p>access CiviMember</text:p>
          </table:table-cell>
          <table:table-cell table:style-name="ACE-0x8c77018"/>
          <table:table-cell table:style-name="ACE-0x8c77018" office:value-type="float" office:value="2">
            <text:p>2</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11">
            <text:p>11</text:p>
          </table:table-cell>
          <table:table-cell table:style-name="ACE-0x8c77018" office:value-type="float" office:value="1">
            <text:p>1</text:p>
          </table:table-cell>
          <table:table-cell table:style-name="ACE-0x8c77018" office:value-type="string" office:string-value="Find Participants">
            <text:p>Find Participants</text:p>
          </table:table-cell>
          <table:table-cell table:style-name="ACE-0x8c77018" office:value-type="string" office:string-value="Find Participants">
            <text:p>Find Participants</text:p>
          </table:table-cell>
          <table:table-cell table:style-name="ACE-0x8c77018" office:value-type="string" office:string-value="civicrm/event/search&amp;reset=1">
            <text:p>civicrm/event/search&amp;reset=1</text:p>
          </table:table-cell>
          <table:table-cell table:style-name="ACE-0x8c77018" office:value-type="string" office:string-value="access CiviEvent">
            <text:p>access CiviEvent</text:p>
          </table:table-cell>
          <table:table-cell table:style-name="ACE-0x8c77018"/>
          <table:table-cell table:style-name="ACE-0x8c77018" office:value-type="float" office:value="2">
            <text:p>2</text:p>
          </table:table-cell>
          <table:table-cell table:style-name="ACE-0x8c77018" office:value-type="float" office:value="1">
            <text:p>1</text:p>
          </table:table-cell>
          <table:table-cell table:style-name="ACE-0x8c77018"/>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12">
            <text:p>12</text:p>
          </table:table-cell>
          <table:table-cell table:style-name="ACE-0x8c77018" office:value-type="float" office:value="1">
            <text:p>1</text:p>
          </table:table-cell>
          <table:table-cell table:style-name="ACE-0x8c77018" office:value-type="string" office:string-value="Find Pledges">
            <text:p>Find Pledges</text:p>
          </table:table-cell>
          <table:table-cell table:style-name="ACE-0x8c77018" office:value-type="string" office:string-value="Find Pledges">
            <text:p>Find Pledges</text:p>
          </table:table-cell>
          <table:table-cell table:style-name="ACE-0x8c77018" office:value-type="string" office:string-value="civicrm/pledge/search&amp;reset=1">
            <text:p>civicrm/pledge/search&amp;reset=1</text:p>
          </table:table-cell>
          <table:table-cell table:style-name="ACE-0x8c77018" office:value-type="string" office:string-value="access CiviPledge">
            <text:p>access CiviPledge</text:p>
          </table:table-cell>
          <table:table-cell table:style-name="ACE-0x8c77018"/>
          <table:table-cell table:style-name="ACE-0x8c77018" office:value-type="float" office:value="2">
            <text:p>2</text:p>
          </table:table-cell>
          <table:table-cell table:style-name="ACE-0x8c77018" office:value-type="float" office:value="1">
            <text:p>1</text:p>
          </table:table-cell>
          <table:table-cell table:style-name="ACE-0x8c77018"/>
          <table:table-cell table:style-name="ACE-0x8c77018" office:value-type="float" office:value="10">
            <text:p>10</text:p>
          </table:table-cell>
          <table:table-cell table:number-columns-repeated="245" table:style-name="ACE-0x8c76dd8"/>
        </table:table-row>
        <table:table-row table:style-name="AROW-0">
          <table:table-cell table:style-name="ACE-0x8c77018" office:value-type="float" office:value="13">
            <text:p>13</text:p>
          </table:table-cell>
          <table:table-cell table:style-name="ACE-0x8c77018" office:value-type="float" office:value="1">
            <text:p>1</text:p>
          </table:table-cell>
          <table:table-cell table:style-name="ACE-0x8c77018" office:value-type="string" office:string-value="Find Activities">
            <text:p>Find Activities</text:p>
          </table:table-cell>
          <table:table-cell table:style-name="ACE-0x8c77018" office:value-type="string" office:string-value="Find Activities">
            <text:p>Find Activities</text:p>
          </table:table-cell>
          <table:table-cell table:style-name="ACE-0x8c77018" office:value-type="string" office:string-value="civicrm/activity/search&amp;reset=1">
            <text:p>civicrm/activity/search&amp;reset=1</text:p>
          </table:table-cell>
          <table:table-cell table:number-columns-repeated="2" table:style-name="ACE-0x8c77018"/>
          <table:table-cell table:style-name="ACE-0x8c77018" office:value-type="float" office:value="2">
            <text:p>2</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11">
            <text:p>11</text:p>
          </table:table-cell>
          <table:table-cell table:number-columns-repeated="245" table:style-name="ACE-0x8c76dd8"/>
        </table:table-row>
        <table:table-row table:style-name="AROW-0">
          <table:table-cell table:style-name="ACE-0x8c77018" office:value-type="float" office:value="14">
            <text:p>14</text:p>
          </table:table-cell>
          <table:table-cell table:style-name="ACE-0x8c77018" office:value-type="float" office:value="1">
            <text:p>1</text:p>
          </table:table-cell>
          <table:table-cell table:style-name="ACE-0x8c77018" office:value-type="string" office:string-value="Custom Searches">
            <text:p>Custom Searches</text:p>
          </table:table-cell>
          <table:table-cell table:style-name="ACE-0x8c77018" office:value-type="string" office:string-value="Custom Searches">
            <text:p>Custom Searches</text:p>
          </table:table-cell>
          <table:table-cell table:style-name="ACE-0x8c77018" office:value-type="string" office:string-value="civicrm/contact/search/custom/list&amp;reset=1">
            <text:p>civicrm/contact/search/custom/list&amp;reset=1</text:p>
          </table:table-cell>
          <table:table-cell table:number-columns-repeated="2" table:style-name="ACE-0x8c77018"/>
          <table:table-cell table:style-name="ACE-0x8c77018" office:value-type="float" office:value="2">
            <text:p>2</text:p>
          </table:table-cell>
          <table:table-cell table:style-name="ACE-0x8c77018" office:value-type="float" office:value="1">
            <text:p>1</text:p>
          </table:table-cell>
          <table:table-cell table:style-name="ACE-0x8c77018"/>
          <table:table-cell table:style-name="ACE-0x8c77018" office:value-type="float" office:value="12">
            <text:p>12</text:p>
          </table:table-cell>
          <table:table-cell table:number-columns-repeated="245" table:style-name="ACE-0x8c76dd8"/>
        </table:table-row>
        <table:table-row table:style-name="AROW-0">
          <table:table-cell table:style-name="ACE-0x8c77018" office:value-type="float" office:value="15">
            <text:p>15</text:p>
          </table:table-cell>
          <table:table-cell table:style-name="ACE-0x8c77018" office:value-type="float" office:value="1">
            <text:p>1</text:p>
          </table:table-cell>
          <table:table-cell table:style-name="ACE-0x8c77018" office:value-type="string" office:string-value="Contacts">
            <text:p>Contacts</text:p>
          </table:table-cell>
          <table:table-cell table:style-name="ACE-0x8c77018" office:value-type="string" office:string-value="Contacts">
            <text:p>Contacts</text:p>
          </table:table-cell>
          <table:table-cell table:number-columns-repeated="4" table:style-name="ACE-0x8c77018"/>
          <table:table-cell table:style-name="ACE-0x8c77018" office:value-type="float" office:value="1">
            <text:p>1</text:p>
          </table:table-cell>
          <table:table-cell table:style-name="ACE-0x8c77018"/>
          <table:table-cell table:style-name="ACE-0x8c77018" office:value-type="float" office:value="20">
            <text:p>20</text:p>
          </table:table-cell>
          <table:table-cell table:number-columns-repeated="245" table:style-name="ACE-0x8c76dd8"/>
        </table:table-row>
        <table:table-row table:style-name="AROW-0">
          <table:table-cell table:style-name="ACE-0x8c77018" office:value-type="float" office:value="16">
            <text:p>16</text:p>
          </table:table-cell>
          <table:table-cell table:style-name="ACE-0x8c77018" office:value-type="float" office:value="1">
            <text:p>1</text:p>
          </table:table-cell>
          <table:table-cell table:style-name="ACE-0x8c77018" office:value-type="string" office:string-value="New Individual">
            <text:p>New Individual</text:p>
          </table:table-cell>
          <table:table-cell table:style-name="ACE-0x8c77018" office:value-type="string" office:string-value="New Individual">
            <text:p>New Individual</text:p>
          </table:table-cell>
          <table:table-cell table:style-name="ACE-0x8c77018" office:value-type="string" office:string-value="civicrm/contact/add&amp;reset=1&amp;ct=Individual">
            <text:p>civicrm/contact/add&amp;reset=1&amp;ct=Individual</text:p>
          </table:table-cell>
          <table:table-cell table:style-name="ACE-0x8c77018" office:value-type="string" office:string-value="add contacts">
            <text:p>add contacts</text:p>
          </table:table-cell>
          <table:table-cell table:style-name="ACE-0x8c77018"/>
          <table:table-cell table:style-name="ACE-0x8c77018" office:value-type="float" office:value="15">
            <text:p>15</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7">
            <text:p>17</text:p>
          </table:table-cell>
          <table:table-cell table:style-name="ACE-0x8c77018" office:value-type="float" office:value="1">
            <text:p>1</text:p>
          </table:table-cell>
          <table:table-cell table:style-name="ACE-0x8c77018" office:value-type="string" office:string-value="New Household">
            <text:p>New Household</text:p>
          </table:table-cell>
          <table:table-cell table:style-name="ACE-0x8c77018" office:value-type="string" office:string-value="New Household">
            <text:p>New Household</text:p>
          </table:table-cell>
          <table:table-cell table:style-name="ACE-0x8c77018" office:value-type="string" office:string-value="civicrm/contact/add&amp;reset=1&amp;ct=Household">
            <text:p>civicrm/contact/add&amp;reset=1&amp;ct=Household</text:p>
          </table:table-cell>
          <table:table-cell table:style-name="ACE-0x8c77018" office:value-type="string" office:string-value="add contacts">
            <text:p>add contacts</text:p>
          </table:table-cell>
          <table:table-cell table:style-name="ACE-0x8c77018"/>
          <table:table-cell table:style-name="ACE-0x8c77018" office:value-type="float" office:value="15">
            <text:p>15</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8">
            <text:p>18</text:p>
          </table:table-cell>
          <table:table-cell table:style-name="ACE-0x8c77018" office:value-type="float" office:value="1">
            <text:p>1</text:p>
          </table:table-cell>
          <table:table-cell table:style-name="ACE-0x8c77018" office:value-type="string" office:string-value="New Organization">
            <text:p>New Organization</text:p>
          </table:table-cell>
          <table:table-cell table:style-name="ACE-0x8c77018" office:value-type="string" office:string-value="New Organization">
            <text:p>New Organization</text:p>
          </table:table-cell>
          <table:table-cell table:style-name="ACE-0x8c77018" office:value-type="string" office:string-value="civicrm/contact/add&amp;reset=1&amp;ct=Organization">
            <text:p>civicrm/contact/add&amp;reset=1&amp;ct=Organization</text:p>
          </table:table-cell>
          <table:table-cell table:style-name="ACE-0x8c77018" office:value-type="string" office:string-value="add contacts">
            <text:p>add contacts</text:p>
          </table:table-cell>
          <table:table-cell table:style-name="ACE-0x8c77018"/>
          <table:table-cell table:style-name="ACE-0x8c77018" office:value-type="float" office:value="15">
            <text:p>15</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9">
            <text:p>19</text:p>
          </table:table-cell>
          <table:table-cell table:style-name="ACE-0x8c77018" office:value-type="float" office:value="1">
            <text:p>1</text:p>
          </table:table-cell>
          <table:table-cell table:style-name="ACE-0x8c77018" office:value-type="string" office:string-value="New Activity">
            <text:p>New Activity</text:p>
          </table:table-cell>
          <table:table-cell table:style-name="ACE-0x8c77018" office:value-type="string" office:string-value="New Activity">
            <text:p>New Activity</text:p>
          </table:table-cell>
          <table:table-cell table:style-name="ACE-0x8c77018" office:value-type="string" office:string-value="civicrm/activity&amp;reset=1&amp;action=add&amp;context=standalone">
            <text:p>civicrm/activity&amp;reset=1&amp;action=add&amp;context=standalone</text:p>
          </table:table-cell>
          <table:table-cell table:number-columns-repeated="2" table:style-name="ACE-0x8c77018"/>
          <table:table-cell table:style-name="ACE-0x8c77018" office:value-type="float" office:value="15">
            <text:p>15</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20">
            <text:p>20</text:p>
          </table:table-cell>
          <table:table-cell table:style-name="ACE-0x8c77018" office:value-type="float" office:value="1">
            <text:p>1</text:p>
          </table:table-cell>
          <table:table-cell table:style-name="ACE-0x8c77018" office:value-type="string" office:string-value="New Email">
            <text:p>New Email</text:p>
          </table:table-cell>
          <table:table-cell table:style-name="ACE-0x8c77018" office:value-type="string" office:string-value="New Email">
            <text:p>New Email</text:p>
          </table:table-cell>
          <table:table-cell table:style-name="ACE-0x8c77018" office:value-type="string" office:string-value="civicrm/activity/email/add&amp;atype=3&amp;action=add&amp;reset=1&amp;context=standalone">
            <text:p>civicrm/activity/email/add&amp;atype=3&amp;action=add&amp;reset=1&amp;context=standalone</text:p>
          </table:table-cell>
          <table:table-cell table:number-columns-repeated="2" table:style-name="ACE-0x8c77018"/>
          <table:table-cell table:style-name="ACE-0x8c77018" office:value-type="float" office:value="15">
            <text:p>15</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21">
            <text:p>21</text:p>
          </table:table-cell>
          <table:table-cell table:style-name="ACE-0x8c77018" office:value-type="float" office:value="1">
            <text:p>1</text:p>
          </table:table-cell>
          <table:table-cell table:style-name="ACE-0x8c77018" office:value-type="string" office:string-value="Import Contacts">
            <text:p>Import Contacts</text:p>
          </table:table-cell>
          <table:table-cell table:style-name="ACE-0x8c77018" office:value-type="string" office:string-value="Import Contacts">
            <text:p>Import Contacts</text:p>
          </table:table-cell>
          <table:table-cell table:style-name="ACE-0x8c77018" office:value-type="string" office:string-value="civicrm/import/contact&amp;reset=1">
            <text:p>civicrm/import/contact&amp;reset=1</text:p>
          </table:table-cell>
          <table:table-cell table:style-name="ACE-0x8c77018" office:value-type="string" office:string-value="import contacts">
            <text:p>import contacts</text:p>
          </table:table-cell>
          <table:table-cell table:style-name="ACE-0x8c77018"/>
          <table:table-cell table:style-name="ACE-0x8c77018" office:value-type="float" office:value="15">
            <text:p>15</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22">
            <text:p>22</text:p>
          </table:table-cell>
          <table:table-cell table:style-name="ACE-0x8c77018" office:value-type="float" office:value="1">
            <text:p>1</text:p>
          </table:table-cell>
          <table:table-cell table:style-name="ACE-0x8c77018" office:value-type="string" office:string-value="Import Activities">
            <text:p>Import Activities</text:p>
          </table:table-cell>
          <table:table-cell table:style-name="ACE-0x8c77018" office:value-type="string" office:string-value="Import Activities">
            <text:p>Import Activities</text:p>
          </table:table-cell>
          <table:table-cell table:style-name="ACE-0x8c77018" office:value-type="string" office:string-value="civicrm/import/activity&amp;reset=1">
            <text:p>civicrm/import/activity&amp;reset=1</text:p>
          </table:table-cell>
          <table:table-cell table:style-name="ACE-0x8c77018" office:value-type="string" office:string-value="import contacts">
            <text:p>import contacts</text:p>
          </table:table-cell>
          <table:table-cell table:style-name="ACE-0x8c77018"/>
          <table:table-cell table:style-name="ACE-0x8c77018" office:value-type="float" office:value="15">
            <text:p>15</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23">
            <text:p>23</text:p>
          </table:table-cell>
          <table:table-cell table:style-name="ACE-0x8c77018" office:value-type="float" office:value="1">
            <text:p>1</text:p>
          </table:table-cell>
          <table:table-cell table:style-name="ACE-0x8c77018" office:value-type="string" office:string-value="New Group">
            <text:p>New Group</text:p>
          </table:table-cell>
          <table:table-cell table:style-name="ACE-0x8c77018" office:value-type="string" office:string-value="New Group">
            <text:p>New Group</text:p>
          </table:table-cell>
          <table:table-cell table:style-name="ACE-0x8c77018" office:value-type="string" office:string-value="civicrm/group/add&amp;reset=1">
            <text:p>civicrm/group/add&amp;reset=1</text:p>
          </table:table-cell>
          <table:table-cell table:style-name="ACE-0x8c77018" office:value-type="string" office:string-value="edit groups">
            <text:p>edit groups</text:p>
          </table:table-cell>
          <table:table-cell table:style-name="ACE-0x8c77018"/>
          <table:table-cell table:style-name="ACE-0x8c77018" office:value-type="float" office:value="15">
            <text:p>15</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24">
            <text:p>24</text:p>
          </table:table-cell>
          <table:table-cell table:style-name="ACE-0x8c77018" office:value-type="float" office:value="1">
            <text:p>1</text:p>
          </table:table-cell>
          <table:table-cell table:style-name="ACE-0x8c77018" office:value-type="string" office:string-value="Manage Groups">
            <text:p>Manage Groups</text:p>
          </table:table-cell>
          <table:table-cell table:style-name="ACE-0x8c77018" office:value-type="string" office:string-value="Manage Groups">
            <text:p>Manage Groups</text:p>
          </table:table-cell>
          <table:table-cell table:style-name="ACE-0x8c77018" office:value-type="string" office:string-value="civicrm/group&amp;reset=1">
            <text:p>civicrm/group&amp;reset=1</text:p>
          </table:table-cell>
          <table:table-cell table:style-name="ACE-0x8c77018" office:value-type="string" office:string-value="access CiviCRM">
            <text:p>access CiviCRM</text:p>
          </table:table-cell>
          <table:table-cell table:style-name="ACE-0x8c77018"/>
          <table:table-cell table:style-name="ACE-0x8c77018" office:value-type="float" office:value="15">
            <text:p>15</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25">
            <text:p>25</text:p>
          </table:table-cell>
          <table:table-cell table:style-name="ACE-0x8c77018" office:value-type="float" office:value="1">
            <text:p>1</text:p>
          </table:table-cell>
          <table:table-cell table:style-name="ACE-0x8c77018" office:value-type="string" office:string-value="New Tag">
            <text:p>New Tag</text:p>
          </table:table-cell>
          <table:table-cell table:style-name="ACE-0x8c77018" office:value-type="string" office:string-value="New Tag">
            <text:p>New Tag</text:p>
          </table:table-cell>
          <table:table-cell table:style-name="ACE-0x8c77018" office:value-type="string" office:string-value="civicrm/admin/tag&amp;reset=1&amp;action=add">
            <text:p>civicrm/admin/tag&amp;reset=1&amp;action=add</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5">
            <text:p>15</text:p>
          </table:table-cell>
          <table:table-cell table:style-name="ACE-0x8c77018" office:value-type="float" office:value="1">
            <text:p>1</text:p>
          </table:table-cell>
          <table:table-cell table:style-name="ACE-0x8c77018"/>
          <table:table-cell table:style-name="ACE-0x8c77018" office:value-type="float" office:value="10">
            <text:p>10</text:p>
          </table:table-cell>
          <table:table-cell table:number-columns-repeated="245" table:style-name="ACE-0x8c76dd8"/>
        </table:table-row>
        <table:table-row table:style-name="AROW-0">
          <table:table-cell table:style-name="ACE-0x8c77018" office:value-type="float" office:value="26">
            <text:p>26</text:p>
          </table:table-cell>
          <table:table-cell table:style-name="ACE-0x8c77018" office:value-type="float" office:value="1">
            <text:p>1</text:p>
          </table:table-cell>
          <table:table-cell table:style-name="ACE-0x8c77018" office:value-type="string" office:string-value="Manage Tags (Categories)">
            <text:p>Manage Tags (Categories)</text:p>
          </table:table-cell>
          <table:table-cell table:style-name="ACE-0x8c77018" office:value-type="string" office:string-value="Manage Tags (Categories)">
            <text:p>Manage Tags (Categories)</text:p>
          </table:table-cell>
          <table:table-cell table:style-name="ACE-0x8c77018" office:value-type="string" office:string-value="civicrm/admin/tag&amp;reset=1">
            <text:p>civicrm/admin/tag&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5">
            <text:p>15</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11">
            <text:p>11</text:p>
          </table:table-cell>
          <table:table-cell table:number-columns-repeated="245" table:style-name="ACE-0x8c76dd8"/>
        </table:table-row>
        <table:table-row table:style-name="AROW-0">
          <table:table-cell table:style-name="ACE-0x8c77018" office:value-type="float" office:value="27">
            <text:p>27</text:p>
          </table:table-cell>
          <table:table-cell table:style-name="ACE-0x8c77018" office:value-type="float" office:value="1">
            <text:p>1</text:p>
          </table:table-cell>
          <table:table-cell table:style-name="ACE-0x8c77018" office:value-type="string" office:string-value="Find and Merge Duplicate Contacts">
            <text:p>Find and Merge Duplicate Contacts</text:p>
          </table:table-cell>
          <table:table-cell table:style-name="ACE-0x8c77018" office:value-type="string" office:string-value="Find and Merge Duplicate Contacts">
            <text:p>Find and Merge Duplicate Contacts</text:p>
          </table:table-cell>
          <table:table-cell table:style-name="ACE-0x8c77018" office:value-type="string" office:string-value="civicrm/contact/deduperules&amp;reset=1">
            <text:p>civicrm/contact/deduperules&amp;reset=1</text:p>
          </table:table-cell>
          <table:table-cell table:style-name="ACE-0x8c77018" office:value-type="string" office:string-value="administer dedupe rules,merge duplicate contacts">
            <text:p>administer dedupe rules,merge duplicate contacts</text:p>
          </table:table-cell>
          <table:table-cell table:style-name="ACE-0x8c77018" office:value-type="string" office:string-value="OR">
            <text:p>OR</text:p>
          </table:table-cell>
          <table:table-cell table:style-name="ACE-0x8c77018" office:value-type="float" office:value="15">
            <text:p>15</text:p>
          </table:table-cell>
          <table:table-cell table:style-name="ACE-0x8c77018" office:value-type="float" office:value="1">
            <text:p>1</text:p>
          </table:table-cell>
          <table:table-cell table:style-name="ACE-0x8c77018"/>
          <table:table-cell table:style-name="ACE-0x8c77018" office:value-type="float" office:value="12">
            <text:p>12</text:p>
          </table:table-cell>
          <table:table-cell table:number-columns-repeated="245" table:style-name="ACE-0x8c76dd8"/>
        </table:table-row>
        <table:table-row table:style-name="AROW-0">
          <table:table-cell table:style-name="ACE-0x8c77018" office:value-type="float" office:value="28">
            <text:p>28</text:p>
          </table:table-cell>
          <table:table-cell table:style-name="ACE-0x8c77018" office:value-type="float" office:value="1">
            <text:p>1</text:p>
          </table:table-cell>
          <table:table-cell table:style-name="ACE-0x8c77018" office:value-type="string" office:string-value="Contributions">
            <text:p>Contributions</text:p>
          </table:table-cell>
          <table:table-cell table:style-name="ACE-0x8c77018" office:value-type="string" office:string-value="Contributions">
            <text:p>Contributions</text:p>
          </table:table-cell>
          <table:table-cell table:style-name="ACE-0x8c77018"/>
          <table:table-cell table:style-name="ACE-0x8c77018" office:value-type="string" office:string-value="access CiviContribute">
            <text:p>access CiviContribute</text:p>
          </table:table-cell>
          <table:table-cell table:number-columns-repeated="2" table:style-name="ACE-0x8c77018"/>
          <table:table-cell table:style-name="ACE-0x8c77018" office:value-type="float" office:value="1">
            <text:p>1</text:p>
          </table:table-cell>
          <table:table-cell table:style-name="ACE-0x8c77018"/>
          <table:table-cell table:style-name="ACE-0x8c77018" office:value-type="float" office:value="30">
            <text:p>30</text:p>
          </table:table-cell>
          <table:table-cell table:number-columns-repeated="245" table:style-name="ACE-0x8c76dd8"/>
        </table:table-row>
        <table:table-row table:style-name="AROW-0">
          <table:table-cell table:style-name="ACE-0x8c77018" office:value-type="float" office:value="29">
            <text:p>29</text:p>
          </table:table-cell>
          <table:table-cell table:style-name="ACE-0x8c77018" office:value-type="float" office:value="1">
            <text:p>1</text:p>
          </table:table-cell>
          <table:table-cell table:style-name="ACE-0x8c77018" office:value-type="string" office:string-value="Dashboard">
            <text:p>Dashboard</text:p>
          </table:table-cell>
          <table:table-cell table:style-name="ACE-0x8c77018" office:value-type="string" office:string-value="Dashboard">
            <text:p>Dashboard</text:p>
          </table:table-cell>
          <table:table-cell table:style-name="ACE-0x8c77018" office:value-type="string" office:string-value="civicrm/contribute&amp;reset=1">
            <text:p>civicrm/contribute&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28">
            <text:p>28</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30">
            <text:p>30</text:p>
          </table:table-cell>
          <table:table-cell table:style-name="ACE-0x8c77018" office:value-type="float" office:value="1">
            <text:p>1</text:p>
          </table:table-cell>
          <table:table-cell table:style-name="ACE-0x8c77018" office:value-type="string" office:string-value="New Contribution">
            <text:p>New Contribution</text:p>
          </table:table-cell>
          <table:table-cell table:style-name="ACE-0x8c77018" office:value-type="string" office:string-value="New Contribution">
            <text:p>New Contribution</text:p>
          </table:table-cell>
          <table:table-cell table:style-name="ACE-0x8c77018" office:value-type="string" office:string-value="civicrm/contribute/add&amp;reset=1&amp;action=add&amp;context=standalone">
            <text:p>civicrm/contribute/add&amp;reset=1&amp;action=add&amp;context=standalone</text:p>
          </table:table-cell>
          <table:table-cell table:style-name="ACE-0x8c77018" office:value-type="string" office:string-value="access CiviContribute,edit contributions">
            <text:p>access CiviContribute,edit contributions</text:p>
          </table:table-cell>
          <table:table-cell table:style-name="ACE-0x8c77018" office:value-type="string" office:string-value="AND">
            <text:p>AND</text:p>
          </table:table-cell>
          <table:table-cell table:style-name="ACE-0x8c77018" office:value-type="float" office:value="28">
            <text:p>28</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31">
            <text:p>31</text:p>
          </table:table-cell>
          <table:table-cell table:style-name="ACE-0x8c77018" office:value-type="float" office:value="1">
            <text:p>1</text:p>
          </table:table-cell>
          <table:table-cell table:style-name="ACE-0x8c77018" office:value-type="string" office:string-value="Find Contributions">
            <text:p>Find Contributions</text:p>
          </table:table-cell>
          <table:table-cell table:style-name="ACE-0x8c77018" office:value-type="string" office:string-value="Find Contributions">
            <text:p>Find Contributions</text:p>
          </table:table-cell>
          <table:table-cell table:style-name="ACE-0x8c77018" office:value-type="string" office:string-value="civicrm/contribute/search&amp;reset=1">
            <text:p>civicrm/contribute/search&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28">
            <text:p>28</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32">
            <text:p>32</text:p>
          </table:table-cell>
          <table:table-cell table:style-name="ACE-0x8c77018" office:value-type="float" office:value="1">
            <text:p>1</text:p>
          </table:table-cell>
          <table:table-cell table:style-name="ACE-0x8c77018" office:value-type="string" office:string-value="Import Contributions">
            <text:p>Import Contributions</text:p>
          </table:table-cell>
          <table:table-cell table:style-name="ACE-0x8c77018" office:value-type="string" office:string-value="Import Contributions">
            <text:p>Import Contributions</text:p>
          </table:table-cell>
          <table:table-cell table:style-name="ACE-0x8c77018" office:value-type="string" office:string-value="civicrm/contribute/import&amp;reset=1">
            <text:p>civicrm/contribute/import&amp;reset=1</text:p>
          </table:table-cell>
          <table:table-cell table:style-name="ACE-0x8c77018" office:value-type="string" office:string-value="access CiviContribute,edit contributions">
            <text:p>access CiviContribute,edit contributions</text:p>
          </table:table-cell>
          <table:table-cell table:style-name="ACE-0x8c77018" office:value-type="string" office:string-value="AND">
            <text:p>AND</text:p>
          </table:table-cell>
          <table:table-cell table:style-name="ACE-0x8c77018" office:value-type="float" office:value="28">
            <text:p>28</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33">
            <text:p>33</text:p>
          </table:table-cell>
          <table:table-cell table:style-name="ACE-0x8c77018" office:value-type="float" office:value="1">
            <text:p>1</text:p>
          </table:table-cell>
          <table:table-cell table:style-name="ACE-0x8c77018" office:value-type="string" office:string-value="Pledges">
            <text:p>Pledges</text:p>
          </table:table-cell>
          <table:table-cell table:style-name="ACE-0x8c77018" office:value-type="string" office:string-value="Pledges">
            <text:p>Pledges</text:p>
          </table:table-cell>
          <table:table-cell table:style-name="ACE-0x8c77018"/>
          <table:table-cell table:style-name="ACE-0x8c77018" office:value-type="string" office:string-value="access CiviPledge">
            <text:p>access CiviPledge</text:p>
          </table:table-cell>
          <table:table-cell table:style-name="ACE-0x8c77018"/>
          <table:table-cell table:style-name="ACE-0x8c77018" office:value-type="float" office:value="28">
            <text:p>28</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34">
            <text:p>34</text:p>
          </table:table-cell>
          <table:table-cell table:style-name="ACE-0x8c77018" office:value-type="float" office:value="1">
            <text:p>1</text:p>
          </table:table-cell>
          <table:table-cell table:style-name="ACE-0x8c77018" office:value-type="string" office:string-value="Dashboard">
            <text:p>Dashboard</text:p>
          </table:table-cell>
          <table:table-cell table:style-name="ACE-0x8c77018" office:value-type="string" office:string-value="Dashboard">
            <text:p>Dashboard</text:p>
          </table:table-cell>
          <table:table-cell table:style-name="ACE-0x8c77018" office:value-type="string" office:string-value="civicrm/pledge&amp;reset=1">
            <text:p>civicrm/pledge&amp;reset=1</text:p>
          </table:table-cell>
          <table:table-cell table:style-name="ACE-0x8c77018" office:value-type="string" office:string-value="access CiviPledge">
            <text:p>access CiviPledge</text:p>
          </table:table-cell>
          <table:table-cell table:style-name="ACE-0x8c77018"/>
          <table:table-cell table:style-name="ACE-0x8c77018" office:value-type="float" office:value="33">
            <text:p>33</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35">
            <text:p>35</text:p>
          </table:table-cell>
          <table:table-cell table:style-name="ACE-0x8c77018" office:value-type="float" office:value="1">
            <text:p>1</text:p>
          </table:table-cell>
          <table:table-cell table:style-name="ACE-0x8c77018" office:value-type="string" office:string-value="New Pledge">
            <text:p>New Pledge</text:p>
          </table:table-cell>
          <table:table-cell table:style-name="ACE-0x8c77018" office:value-type="string" office:string-value="New Pledge">
            <text:p>New Pledge</text:p>
          </table:table-cell>
          <table:table-cell table:style-name="ACE-0x8c77018" office:value-type="string" office:string-value="civicrm/pledge/add&amp;reset=1&amp;action=add&amp;context=standalone">
            <text:p>civicrm/pledge/add&amp;reset=1&amp;action=add&amp;context=standalone</text:p>
          </table:table-cell>
          <table:table-cell table:style-name="ACE-0x8c77018" office:value-type="string" office:string-value="access CiviPledge,edit pledges">
            <text:p>access CiviPledge,edit pledges</text:p>
          </table:table-cell>
          <table:table-cell table:style-name="ACE-0x8c77018" office:value-type="string" office:string-value="AND">
            <text:p>AND</text:p>
          </table:table-cell>
          <table:table-cell table:style-name="ACE-0x8c77018" office:value-type="float" office:value="33">
            <text:p>33</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36">
            <text:p>36</text:p>
          </table:table-cell>
          <table:table-cell table:style-name="ACE-0x8c77018" office:value-type="float" office:value="1">
            <text:p>1</text:p>
          </table:table-cell>
          <table:table-cell table:style-name="ACE-0x8c77018" office:value-type="string" office:string-value="Find Pledges">
            <text:p>Find Pledges</text:p>
          </table:table-cell>
          <table:table-cell table:style-name="ACE-0x8c77018" office:value-type="string" office:string-value="Find Pledges">
            <text:p>Find Pledges</text:p>
          </table:table-cell>
          <table:table-cell table:style-name="ACE-0x8c77018" office:value-type="string" office:string-value="civicrm/pledge/search&amp;reset=1">
            <text:p>civicrm/pledge/search&amp;reset=1</text:p>
          </table:table-cell>
          <table:table-cell table:style-name="ACE-0x8c77018" office:value-type="string" office:string-value="access CiviPledge">
            <text:p>access CiviPledge</text:p>
          </table:table-cell>
          <table:table-cell table:style-name="ACE-0x8c77018"/>
          <table:table-cell table:style-name="ACE-0x8c77018" office:value-type="float" office:value="33">
            <text:p>33</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37">
            <text:p>37</text:p>
          </table:table-cell>
          <table:table-cell table:style-name="ACE-0x8c77018" office:value-type="float" office:value="1">
            <text:p>1</text:p>
          </table:table-cell>
          <table:table-cell table:style-name="ACE-0x8c77018" office:value-type="string" office:string-value="New Contribution Page">
            <text:p>New Contribution Page</text:p>
          </table:table-cell>
          <table:table-cell table:style-name="ACE-0x8c77018" office:value-type="string" office:string-value="New Contribution Page">
            <text:p>New Contribution Page</text:p>
          </table:table-cell>
          <table:table-cell table:style-name="ACE-0x8c77018" office:value-type="string" office:string-value="civicrm/admin/contribute/add&amp;reset=1&amp;action=add">
            <text:p>civicrm/admin/contribute/add&amp;reset=1&amp;action=add</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28">
            <text:p>28</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38">
            <text:p>38</text:p>
          </table:table-cell>
          <table:table-cell table:style-name="ACE-0x8c77018" office:value-type="float" office:value="1">
            <text:p>1</text:p>
          </table:table-cell>
          <table:table-cell table:style-name="ACE-0x8c77018" office:value-type="string" office:string-value="Manage Contribution Pages">
            <text:p>Manage Contribution Pages</text:p>
          </table:table-cell>
          <table:table-cell table:style-name="ACE-0x8c77018" office:value-type="string" office:string-value="Manage Contribution Pages">
            <text:p>Manage Contribution Pages</text:p>
          </table:table-cell>
          <table:table-cell table:style-name="ACE-0x8c77018" office:value-type="string" office:string-value="civicrm/admin/contribute&amp;reset=1">
            <text:p>civicrm/admin/contribute&amp;reset=1</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28">
            <text:p>28</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39">
            <text:p>39</text:p>
          </table:table-cell>
          <table:table-cell table:style-name="ACE-0x8c77018" office:value-type="float" office:value="1">
            <text:p>1</text:p>
          </table:table-cell>
          <table:table-cell table:style-name="ACE-0x8c77018" office:value-type="string" office:string-value="Personal Campaign Pages">
            <text:p>Personal Campaign Pages</text:p>
          </table:table-cell>
          <table:table-cell table:style-name="ACE-0x8c77018" office:value-type="string" office:string-value="Personal Campaign Pages">
            <text:p>Personal Campaign Pages</text:p>
          </table:table-cell>
          <table:table-cell table:style-name="ACE-0x8c77018" office:value-type="string" office:string-value="civicrm/admin/pcp&amp;reset=1">
            <text:p>civicrm/admin/pcp&amp;reset=1</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28">
            <text:p>28</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40">
            <text:p>40</text:p>
          </table:table-cell>
          <table:table-cell table:style-name="ACE-0x8c77018" office:value-type="float" office:value="1">
            <text:p>1</text:p>
          </table:table-cell>
          <table:table-cell table:style-name="ACE-0x8c77018" office:value-type="string" office:string-value="Premiums (Thank-you Gifts)">
            <text:p>Premiums (Thank-you Gifts)</text:p>
          </table:table-cell>
          <table:table-cell table:style-name="ACE-0x8c77018" office:value-type="string" office:string-value="Premiums">
            <text:p>Premiums</text:p>
          </table:table-cell>
          <table:table-cell table:style-name="ACE-0x8c77018" office:value-type="string" office:string-value="civicrm/admin/contribute/managePremiums&amp;reset=1">
            <text:p>civicrm/admin/contribute/managePremiums&amp;reset=1</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28">
            <text:p>28</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41">
            <text:p>41</text:p>
          </table:table-cell>
          <table:table-cell table:style-name="ACE-0x8c77018" office:value-type="float" office:value="1">
            <text:p>1</text:p>
          </table:table-cell>
          <table:table-cell table:style-name="ACE-0x8c77018" office:value-type="string" office:string-value="New Price Set">
            <text:p>New Price Set</text:p>
          </table:table-cell>
          <table:table-cell table:style-name="ACE-0x8c77018" office:value-type="string" office:string-value="New Price Set">
            <text:p>New Price Set</text:p>
          </table:table-cell>
          <table:table-cell table:style-name="ACE-0x8c77018" office:value-type="string" office:string-value="civicrm/admin/price&amp;reset=1&amp;action=add">
            <text:p>civicrm/admin/price&amp;reset=1&amp;action=add</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28">
            <text:p>28</text:p>
          </table:table-cell>
          <table:table-cell table:style-name="ACE-0x8c77018" office:value-type="float" office:value="1">
            <text:p>1</text:p>
          </table:table-cell>
          <table:table-cell table:style-name="ACE-0x8c77018"/>
          <table:table-cell table:style-name="ACE-0x8c77018" office:value-type="float" office:value="10">
            <text:p>10</text:p>
          </table:table-cell>
          <table:table-cell table:number-columns-repeated="245" table:style-name="ACE-0x8c76dd8"/>
        </table:table-row>
        <table:table-row table:style-name="AROW-0">
          <table:table-cell table:style-name="ACE-0x8c77018" office:value-type="float" office:value="42">
            <text:p>42</text:p>
          </table:table-cell>
          <table:table-cell table:style-name="ACE-0x8c77018" office:value-type="float" office:value="1">
            <text:p>1</text:p>
          </table:table-cell>
          <table:table-cell table:style-name="ACE-0x8c77018" office:value-type="string" office:string-value="Manage Price Sets">
            <text:p>Manage Price Sets</text:p>
          </table:table-cell>
          <table:table-cell table:style-name="ACE-0x8c77018" office:value-type="string" office:string-value="Manage Price Sets">
            <text:p>Manage Price Sets</text:p>
          </table:table-cell>
          <table:table-cell table:style-name="ACE-0x8c77018" office:value-type="string" office:string-value="civicrm/admin/price&amp;reset=1">
            <text:p>civicrm/admin/price&amp;reset=1</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28">
            <text:p>28</text:p>
          </table:table-cell>
          <table:table-cell table:style-name="ACE-0x8c77018" office:value-type="float" office:value="1">
            <text:p>1</text:p>
          </table:table-cell>
          <table:table-cell table:style-name="ACE-0x8c77018"/>
          <table:table-cell table:style-name="ACE-0x8c77018" office:value-type="float" office:value="11">
            <text:p>11</text:p>
          </table:table-cell>
          <table:table-cell table:number-columns-repeated="245" table:style-name="ACE-0x8c76dd8"/>
        </table:table-row>
        <table:table-row table:style-name="AROW-0">
          <table:table-cell table:style-name="ACE-0x8c77018" office:value-type="float" office:value="43">
            <text:p>43</text:p>
          </table:table-cell>
          <table:table-cell table:style-name="ACE-0x8c77018" office:value-type="float" office:value="1">
            <text:p>1</text:p>
          </table:table-cell>
          <table:table-cell table:style-name="ACE-0x8c77018" office:value-type="string" office:string-value="Events">
            <text:p>Events</text:p>
          </table:table-cell>
          <table:table-cell table:style-name="ACE-0x8c77018" office:value-type="string" office:string-value="Events">
            <text:p>Events</text:p>
          </table:table-cell>
          <table:table-cell table:style-name="ACE-0x8c77018"/>
          <table:table-cell table:style-name="ACE-0x8c77018" office:value-type="string" office:string-value="access CiviEvent">
            <text:p>access CiviEvent</text:p>
          </table:table-cell>
          <table:table-cell table:number-columns-repeated="2" table:style-name="ACE-0x8c77018"/>
          <table:table-cell table:style-name="ACE-0x8c77018" office:value-type="float" office:value="1">
            <text:p>1</text:p>
          </table:table-cell>
          <table:table-cell table:style-name="ACE-0x8c77018"/>
          <table:table-cell table:style-name="ACE-0x8c77018" office:value-type="float" office:value="40">
            <text:p>40</text:p>
          </table:table-cell>
          <table:table-cell table:number-columns-repeated="245" table:style-name="ACE-0x8c76dd8"/>
        </table:table-row>
        <table:table-row table:style-name="AROW-0">
          <table:table-cell table:style-name="ACE-0x8c77018" office:value-type="float" office:value="44">
            <text:p>44</text:p>
          </table:table-cell>
          <table:table-cell table:style-name="ACE-0x8c77018" office:value-type="float" office:value="1">
            <text:p>1</text:p>
          </table:table-cell>
          <table:table-cell table:style-name="ACE-0x8c77018" office:value-type="string" office:string-value="Dashboard">
            <text:p>Dashboard</text:p>
          </table:table-cell>
          <table:table-cell table:style-name="ACE-0x8c77018" office:value-type="string" office:string-value="CiviEvent Dashboard">
            <text:p>CiviEvent Dashboard</text:p>
          </table:table-cell>
          <table:table-cell table:style-name="ACE-0x8c77018" office:value-type="string" office:string-value="civicrm/event&amp;reset=1">
            <text:p>civicrm/event&amp;reset=1</text:p>
          </table:table-cell>
          <table:table-cell table:style-name="ACE-0x8c77018" office:value-type="string" office:string-value="access CiviEvent">
            <text:p>access CiviEvent</text:p>
          </table:table-cell>
          <table:table-cell table:style-name="ACE-0x8c77018"/>
          <table:table-cell table:style-name="ACE-0x8c77018" office:value-type="float" office:value="43">
            <text:p>43</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45">
            <text:p>45</text:p>
          </table:table-cell>
          <table:table-cell table:style-name="ACE-0x8c77018" office:value-type="float" office:value="1">
            <text:p>1</text:p>
          </table:table-cell>
          <table:table-cell table:style-name="ACE-0x8c77018" office:value-type="string" office:string-value="Register Event Participant">
            <text:p>Register Event Participant</text:p>
          </table:table-cell>
          <table:table-cell table:style-name="ACE-0x8c77018" office:value-type="string" office:string-value="Register Event Participant">
            <text:p>Register Event Participant</text:p>
          </table:table-cell>
          <table:table-cell table:style-name="ACE-0x8c77018" office:value-type="string" office:string-value="civicrm/participant/add&amp;reset=1&amp;action=add&amp;context=standalone">
            <text:p>civicrm/participant/add&amp;reset=1&amp;action=add&amp;context=standalone</text:p>
          </table:table-cell>
          <table:table-cell table:style-name="ACE-0x8c77018" office:value-type="string" office:string-value="access CiviEvent,edit event participants">
            <text:p>access CiviEvent,edit event participants</text:p>
          </table:table-cell>
          <table:table-cell table:style-name="ACE-0x8c77018" office:value-type="string" office:string-value="AND">
            <text:p>AND</text:p>
          </table:table-cell>
          <table:table-cell table:style-name="ACE-0x8c77018" office:value-type="float" office:value="43">
            <text:p>43</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46">
            <text:p>46</text:p>
          </table:table-cell>
          <table:table-cell table:style-name="ACE-0x8c77018" office:value-type="float" office:value="1">
            <text:p>1</text:p>
          </table:table-cell>
          <table:table-cell table:style-name="ACE-0x8c77018" office:value-type="string" office:string-value="Find Participants">
            <text:p>Find Participants</text:p>
          </table:table-cell>
          <table:table-cell table:style-name="ACE-0x8c77018" office:value-type="string" office:string-value="Find Participants">
            <text:p>Find Participants</text:p>
          </table:table-cell>
          <table:table-cell table:style-name="ACE-0x8c77018" office:value-type="string" office:string-value="civicrm/event/search&amp;reset=1">
            <text:p>civicrm/event/search&amp;reset=1</text:p>
          </table:table-cell>
          <table:table-cell table:style-name="ACE-0x8c77018" office:value-type="string" office:string-value="access CiviEvent">
            <text:p>access CiviEvent</text:p>
          </table:table-cell>
          <table:table-cell table:style-name="ACE-0x8c77018"/>
          <table:table-cell table:style-name="ACE-0x8c77018" office:value-type="float" office:value="43">
            <text:p>43</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47">
            <text:p>47</text:p>
          </table:table-cell>
          <table:table-cell table:style-name="ACE-0x8c77018" office:value-type="float" office:value="1">
            <text:p>1</text:p>
          </table:table-cell>
          <table:table-cell table:style-name="ACE-0x8c77018" office:value-type="string" office:string-value="Import Participants">
            <text:p>Import Participants</text:p>
          </table:table-cell>
          <table:table-cell table:style-name="ACE-0x8c77018" office:value-type="string" office:string-value="Import Participants">
            <text:p>Import Participants</text:p>
          </table:table-cell>
          <table:table-cell table:style-name="ACE-0x8c77018" office:value-type="string" office:string-value="civicrm/event/import&amp;reset=1">
            <text:p>civicrm/event/import&amp;reset=1</text:p>
          </table:table-cell>
          <table:table-cell table:style-name="ACE-0x8c77018" office:value-type="string" office:string-value="access CiviEvent,edit event participants">
            <text:p>access CiviEvent,edit event participants</text:p>
          </table:table-cell>
          <table:table-cell table:style-name="ACE-0x8c77018" office:value-type="string" office:string-value="AND">
            <text:p>AND</text:p>
          </table:table-cell>
          <table:table-cell table:style-name="ACE-0x8c77018" office:value-type="float" office:value="43">
            <text:p>43</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48">
            <text:p>48</text:p>
          </table:table-cell>
          <table:table-cell table:style-name="ACE-0x8c77018" office:value-type="float" office:value="1">
            <text:p>1</text:p>
          </table:table-cell>
          <table:table-cell table:style-name="ACE-0x8c77018" office:value-type="string" office:string-value="New Event">
            <text:p>New Event</text:p>
          </table:table-cell>
          <table:table-cell table:style-name="ACE-0x8c77018" office:value-type="string" office:string-value="New Event">
            <text:p>New Event</text:p>
          </table:table-cell>
          <table:table-cell table:style-name="ACE-0x8c77018" office:value-type="string" office:string-value="civicrm/event/add&amp;reset=1&amp;action=add">
            <text:p>civicrm/event/add&amp;reset=1&amp;action=add</text:p>
          </table:table-cell>
          <table:table-cell table:style-name="ACE-0x8c77018" office:value-type="string" office:string-value="access CiviEvent,edit all events">
            <text:p>access CiviEvent,edit all events</text:p>
          </table:table-cell>
          <table:table-cell table:style-name="ACE-0x8c77018" office:value-type="string" office:string-value="AND">
            <text:p>AND</text:p>
          </table:table-cell>
          <table:table-cell table:style-name="ACE-0x8c77018" office:value-type="float" office:value="43">
            <text:p>43</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49">
            <text:p>49</text:p>
          </table:table-cell>
          <table:table-cell table:style-name="ACE-0x8c77018" office:value-type="float" office:value="1">
            <text:p>1</text:p>
          </table:table-cell>
          <table:table-cell table:style-name="ACE-0x8c77018" office:value-type="string" office:string-value="Manage Events">
            <text:p>Manage Events</text:p>
          </table:table-cell>
          <table:table-cell table:style-name="ACE-0x8c77018" office:value-type="string" office:string-value="Manage Events">
            <text:p>Manage Events</text:p>
          </table:table-cell>
          <table:table-cell table:style-name="ACE-0x8c77018" office:value-type="string" office:string-value="civicrm/event/manage&amp;reset=1">
            <text:p>civicrm/event/manage&amp;reset=1</text:p>
          </table:table-cell>
          <table:table-cell table:style-name="ACE-0x8c77018" office:value-type="string" office:string-value="access CiviEvent,edit all events">
            <text:p>access CiviEvent,edit all events</text:p>
          </table:table-cell>
          <table:table-cell table:style-name="ACE-0x8c77018" office:value-type="string" office:string-value="AND">
            <text:p>AND</text:p>
          </table:table-cell>
          <table:table-cell table:style-name="ACE-0x8c77018" office:value-type="float" office:value="43">
            <text:p>43</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50">
            <text:p>50</text:p>
          </table:table-cell>
          <table:table-cell table:style-name="ACE-0x8c77018" office:value-type="float" office:value="1">
            <text:p>1</text:p>
          </table:table-cell>
          <table:table-cell table:style-name="ACE-0x8c77018" office:value-type="string" office:string-value="Event Templates">
            <text:p>Event Templates</text:p>
          </table:table-cell>
          <table:table-cell table:style-name="ACE-0x8c77018" office:value-type="string" office:string-value="Event Templates">
            <text:p>Event Templates</text:p>
          </table:table-cell>
          <table:table-cell table:style-name="ACE-0x8c77018" office:value-type="string" office:string-value="civicrm/admin/eventTemplate&amp;reset=1">
            <text:p>civicrm/admin/eventTemplate&amp;reset=1</text:p>
          </table:table-cell>
          <table:table-cell table:style-name="ACE-0x8c77018" office:value-type="string" office:string-value="access CiviEvent,edit all events">
            <text:p>access CiviEvent,edit all events</text:p>
          </table:table-cell>
          <table:table-cell table:style-name="ACE-0x8c77018" office:value-type="string" office:string-value="AND">
            <text:p>AND</text:p>
          </table:table-cell>
          <table:table-cell table:style-name="ACE-0x8c77018" office:value-type="float" office:value="43">
            <text:p>43</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51">
            <text:p>51</text:p>
          </table:table-cell>
          <table:table-cell table:style-name="ACE-0x8c77018" office:value-type="float" office:value="1">
            <text:p>1</text:p>
          </table:table-cell>
          <table:table-cell table:style-name="ACE-0x8c77018" office:value-type="string" office:string-value="New Price Set">
            <text:p>New Price Set</text:p>
          </table:table-cell>
          <table:table-cell table:style-name="ACE-0x8c77018" office:value-type="string" office:string-value="New Price Set">
            <text:p>New Price Set</text:p>
          </table:table-cell>
          <table:table-cell table:style-name="ACE-0x8c77018" office:value-type="string" office:string-value="civicrm/admin/price&amp;reset=1&amp;action=add">
            <text:p>civicrm/admin/price&amp;reset=1&amp;action=add</text:p>
          </table:table-cell>
          <table:table-cell table:style-name="ACE-0x8c77018" office:value-type="string" office:string-value="access CiviEvent,edit all events">
            <text:p>access CiviEvent,edit all events</text:p>
          </table:table-cell>
          <table:table-cell table:style-name="ACE-0x8c77018" office:value-type="string" office:string-value="AND">
            <text:p>AND</text:p>
          </table:table-cell>
          <table:table-cell table:style-name="ACE-0x8c77018" office:value-type="float" office:value="43">
            <text:p>43</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52">
            <text:p>52</text:p>
          </table:table-cell>
          <table:table-cell table:style-name="ACE-0x8c77018" office:value-type="float" office:value="1">
            <text:p>1</text:p>
          </table:table-cell>
          <table:table-cell table:style-name="ACE-0x8c77018" office:value-type="string" office:string-value="Manage Price Sets">
            <text:p>Manage Price Sets</text:p>
          </table:table-cell>
          <table:table-cell table:style-name="ACE-0x8c77018" office:value-type="string" office:string-value="Manage Price Sets">
            <text:p>Manage Price Sets</text:p>
          </table:table-cell>
          <table:table-cell table:style-name="ACE-0x8c77018" office:value-type="string" office:string-value="civicrm/admin/price&amp;reset=1">
            <text:p>civicrm/admin/price&amp;reset=1</text:p>
          </table:table-cell>
          <table:table-cell table:style-name="ACE-0x8c77018" office:value-type="string" office:string-value="access CiviEvent,edit all events">
            <text:p>access CiviEvent,edit all events</text:p>
          </table:table-cell>
          <table:table-cell table:style-name="ACE-0x8c77018" office:value-type="string" office:string-value="AND">
            <text:p>AND</text:p>
          </table:table-cell>
          <table:table-cell table:style-name="ACE-0x8c77018" office:value-type="float" office:value="43">
            <text:p>43</text:p>
          </table:table-cell>
          <table:table-cell table:style-name="ACE-0x8c77018" office:value-type="float" office:value="1">
            <text:p>1</text:p>
          </table:table-cell>
          <table:table-cell table:style-name="ACE-0x8c77018"/>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53">
            <text:p>53</text:p>
          </table:table-cell>
          <table:table-cell table:style-name="ACE-0x8c77018" office:value-type="float" office:value="1">
            <text:p>1</text:p>
          </table:table-cell>
          <table:table-cell table:style-name="ACE-0x8c77018" office:value-type="string" office:string-value="Mailings">
            <text:p>Mailings</text:p>
          </table:table-cell>
          <table:table-cell table:style-name="ACE-0x8c77018" office:value-type="string" office:string-value="Mailings">
            <text:p>Mailings</text:p>
          </table:table-cell>
          <table:table-cell table:style-name="ACE-0x8c77018"/>
          <table:table-cell table:style-name="ACE-0x8c77018" office:value-type="string" office:string-value="access CiviMail,create mailings,approve mailings,schedule mailings">
            <text:p>access CiviMail,create mailings,approve mailings,schedule mailings</text:p>
          </table:table-cell>
          <table:table-cell table:style-name="ACE-0x8c77018" office:value-type="string" office:string-value="OR">
            <text:p>OR</text:p>
          </table:table-cell>
          <table:table-cell table:style-name="ACE-0x8c77018"/>
          <table:table-cell table:style-name="ACE-0x8c77018" office:value-type="float" office:value="1">
            <text:p>1</text:p>
          </table:table-cell>
          <table:table-cell table:style-name="ACE-0x8c77018"/>
          <table:table-cell table:style-name="ACE-0x8c77018" office:value-type="float" office:value="50">
            <text:p>50</text:p>
          </table:table-cell>
          <table:table-cell table:number-columns-repeated="245" table:style-name="ACE-0x8c76dd8"/>
        </table:table-row>
        <table:table-row table:style-name="AROW-0">
          <table:table-cell table:style-name="ACE-0x8c77018" office:value-type="float" office:value="54">
            <text:p>54</text:p>
          </table:table-cell>
          <table:table-cell table:style-name="ACE-0x8c77018" office:value-type="float" office:value="1">
            <text:p>1</text:p>
          </table:table-cell>
          <table:table-cell table:style-name="ACE-0x8c77018" office:value-type="string" office:string-value="New Mailing">
            <text:p>New Mailing</text:p>
          </table:table-cell>
          <table:table-cell table:style-name="ACE-0x8c77018" office:value-type="string" office:string-value="New Mailing">
            <text:p>New Mailing</text:p>
          </table:table-cell>
          <table:table-cell table:style-name="ACE-0x8c77018" office:value-type="string" office:string-value="civicrm/mailing/send&amp;reset=1">
            <text:p>civicrm/mailing/send&amp;reset=1</text:p>
          </table:table-cell>
          <table:table-cell table:style-name="ACE-0x8c77018" office:value-type="string" office:string-value="access CiviMail,create mailings">
            <text:p>access CiviMail,create mailings</text:p>
          </table:table-cell>
          <table:table-cell table:style-name="ACE-0x8c77018" office:value-type="string" office:string-value="OR">
            <text:p>OR</text:p>
          </table:table-cell>
          <table:table-cell table:style-name="ACE-0x8c77018" office:value-type="float" office:value="53">
            <text:p>53</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55">
            <text:p>55</text:p>
          </table:table-cell>
          <table:table-cell table:style-name="ACE-0x8c77018" office:value-type="float" office:value="1">
            <text:p>1</text:p>
          </table:table-cell>
          <table:table-cell table:style-name="ACE-0x8c77018" office:value-type="string" office:string-value="Draft and Unscheduled Mailings">
            <text:p>Draft and Unscheduled Mailings</text:p>
          </table:table-cell>
          <table:table-cell table:style-name="ACE-0x8c77018" office:value-type="string" office:string-value="Draft and Unscheduled Mailings">
            <text:p>Draft and Unscheduled Mailings</text:p>
          </table:table-cell>
          <table:table-cell table:style-name="ACE-0x8c77018" office:value-type="string" office:string-value="civicrm/mailing/browse/unscheduled&amp;reset=1&amp;scheduled=false">
            <text:p>civicrm/mailing/browse/unscheduled&amp;reset=1&amp;scheduled=false</text:p>
          </table:table-cell>
          <table:table-cell table:style-name="ACE-0x8c77018" office:value-type="string" office:string-value="access CiviMail,create mailings,schedule mailings">
            <text:p>access CiviMail,create mailings,schedule mailings</text:p>
          </table:table-cell>
          <table:table-cell table:style-name="ACE-0x8c77018" office:value-type="string" office:string-value="OR">
            <text:p>OR</text:p>
          </table:table-cell>
          <table:table-cell table:style-name="ACE-0x8c77018" office:value-type="float" office:value="53">
            <text:p>53</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56">
            <text:p>56</text:p>
          </table:table-cell>
          <table:table-cell table:style-name="ACE-0x8c77018" office:value-type="float" office:value="1">
            <text:p>1</text:p>
          </table:table-cell>
          <table:table-cell table:style-name="ACE-0x8c77018" office:value-type="string" office:string-value="Scheduled and Sent Mailings">
            <text:p>Scheduled and Sent Mailings</text:p>
          </table:table-cell>
          <table:table-cell table:style-name="ACE-0x8c77018" office:value-type="string" office:string-value="Scheduled and Sent Mailings">
            <text:p>Scheduled and Sent Mailings</text:p>
          </table:table-cell>
          <table:table-cell table:style-name="ACE-0x8c77018" office:value-type="string" office:string-value="civicrm/mailing/browse/scheduled&amp;reset=1&amp;scheduled=true">
            <text:p>civicrm/mailing/browse/scheduled&amp;reset=1&amp;scheduled=true</text:p>
          </table:table-cell>
          <table:table-cell table:style-name="ACE-0x8c77018" office:value-type="string" office:string-value="access CiviMail,approve mailings,create mailings,schedule mailings">
            <text:p>access CiviMail,approve mailings,create mailings,schedule mailings</text:p>
          </table:table-cell>
          <table:table-cell table:style-name="ACE-0x8c77018" office:value-type="string" office:string-value="OR">
            <text:p>OR</text:p>
          </table:table-cell>
          <table:table-cell table:style-name="ACE-0x8c77018" office:value-type="float" office:value="53">
            <text:p>53</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57">
            <text:p>57</text:p>
          </table:table-cell>
          <table:table-cell table:style-name="ACE-0x8c77018" office:value-type="float" office:value="1">
            <text:p>1</text:p>
          </table:table-cell>
          <table:table-cell table:style-name="ACE-0x8c77018" office:value-type="string" office:string-value="Archived Mailings">
            <text:p>Archived Mailings</text:p>
          </table:table-cell>
          <table:table-cell table:style-name="ACE-0x8c77018" office:value-type="string" office:string-value="Archived Mailings">
            <text:p>Archived Mailings</text:p>
          </table:table-cell>
          <table:table-cell table:style-name="ACE-0x8c77018" office:value-type="string" office:string-value="civicrm/mailing/browse/archived&amp;reset=1">
            <text:p>civicrm/mailing/browse/archived&amp;reset=1</text:p>
          </table:table-cell>
          <table:table-cell table:style-name="ACE-0x8c77018" office:value-type="string" office:string-value="access CiviMail,create mailings">
            <text:p>access CiviMail,create mailings</text:p>
          </table:table-cell>
          <table:table-cell table:style-name="ACE-0x8c77018" office:value-type="string" office:string-value="OR">
            <text:p>OR</text:p>
          </table:table-cell>
          <table:table-cell table:style-name="ACE-0x8c77018" office:value-type="float" office:value="53">
            <text:p>53</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58">
            <text:p>58</text:p>
          </table:table-cell>
          <table:table-cell table:style-name="ACE-0x8c77018" office:value-type="float" office:value="1">
            <text:p>1</text:p>
          </table:table-cell>
          <table:table-cell table:style-name="ACE-0x8c77018" office:value-type="string" office:string-value="Headers, Footers, and Automated Messages">
            <text:p>Headers, Footers, and Automated Messages</text:p>
          </table:table-cell>
          <table:table-cell table:style-name="ACE-0x8c77018" office:value-type="string" office:string-value="Headers, Footers, and Automated Messages">
            <text:p>Headers, Footers, and Automated Messages</text:p>
          </table:table-cell>
          <table:table-cell table:style-name="ACE-0x8c77018" office:value-type="string" office:string-value="civicrm/admin/component&amp;reset=1">
            <text:p>civicrm/admin/component&amp;reset=1</text:p>
          </table:table-cell>
          <table:table-cell table:style-name="ACE-0x8c77018" office:value-type="string" office:string-value="access CiviMail,administer CiviCRM">
            <text:p>access CiviMail,administer CiviCRM</text:p>
          </table:table-cell>
          <table:table-cell table:style-name="ACE-0x8c77018" office:value-type="string" office:string-value="AND">
            <text:p>AND</text:p>
          </table:table-cell>
          <table:table-cell table:style-name="ACE-0x8c77018" office:value-type="float" office:value="53">
            <text:p>53</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59">
            <text:p>59</text:p>
          </table:table-cell>
          <table:table-cell table:style-name="ACE-0x8c77018" office:value-type="float" office:value="1">
            <text:p>1</text:p>
          </table:table-cell>
          <table:table-cell table:style-name="ACE-0x8c77018" office:value-type="string" office:string-value="Message Templates">
            <text:p>Message Templates</text:p>
          </table:table-cell>
          <table:table-cell table:style-name="ACE-0x8c77018" office:value-type="string" office:string-value="Message Templates">
            <text:p>Message Templates</text:p>
          </table:table-cell>
          <table:table-cell table:style-name="ACE-0x8c77018" office:value-type="string" office:string-value="civicrm/admin/messageTemplates&amp;reset=1">
            <text:p>civicrm/admin/messageTemplate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53">
            <text:p>53</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60">
            <text:p>60</text:p>
          </table:table-cell>
          <table:table-cell table:style-name="ACE-0x8c77018" office:value-type="float" office:value="1">
            <text:p>1</text:p>
          </table:table-cell>
          <table:table-cell table:style-name="ACE-0x8c77018" office:value-type="string" office:string-value="From Email Addresses">
            <text:p>From Email Addresses</text:p>
          </table:table-cell>
          <table:table-cell table:style-name="ACE-0x8c77018" office:value-type="string" office:string-value="From Email Addresses">
            <text:p>From Email Addresses</text:p>
          </table:table-cell>
          <table:table-cell table:style-name="ACE-0x8c77018" office:value-type="string" office:string-value="civicrm/admin/options/from_email&amp;group=from_email_address&amp;reset=1">
            <text:p>civicrm/admin/options/from_email&amp;group=from_email_addres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53">
            <text:p>53</text:p>
          </table:table-cell>
          <table:table-cell table:style-name="ACE-0x8c77018" office:value-type="float" office:value="1">
            <text:p>1</text:p>
          </table:table-cell>
          <table:table-cell table:style-name="ACE-0x8c77018"/>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61">
            <text:p>61</text:p>
          </table:table-cell>
          <table:table-cell table:style-name="ACE-0x8c77018" office:value-type="float" office:value="1">
            <text:p>1</text:p>
          </table:table-cell>
          <table:table-cell table:style-name="ACE-0x8c77018" office:value-type="string" office:string-value="Memberships">
            <text:p>Memberships</text:p>
          </table:table-cell>
          <table:table-cell table:style-name="ACE-0x8c77018" office:value-type="string" office:string-value="Memberships">
            <text:p>Memberships</text:p>
          </table:table-cell>
          <table:table-cell table:style-name="ACE-0x8c77018"/>
          <table:table-cell table:style-name="ACE-0x8c77018" office:value-type="string" office:string-value="access CiviMember">
            <text:p>access CiviMember</text:p>
          </table:table-cell>
          <table:table-cell table:number-columns-repeated="2" table:style-name="ACE-0x8c77018"/>
          <table:table-cell table:style-name="ACE-0x8c77018" office:value-type="float" office:value="1">
            <text:p>1</text:p>
          </table:table-cell>
          <table:table-cell table:style-name="ACE-0x8c77018"/>
          <table:table-cell table:style-name="ACE-0x8c77018" office:value-type="float" office:value="60">
            <text:p>60</text:p>
          </table:table-cell>
          <table:table-cell table:number-columns-repeated="245" table:style-name="ACE-0x8c76dd8"/>
        </table:table-row>
        <table:table-row table:style-name="AROW-0">
          <table:table-cell table:style-name="ACE-0x8c77018" office:value-type="float" office:value="62">
            <text:p>62</text:p>
          </table:table-cell>
          <table:table-cell table:style-name="ACE-0x8c77018" office:value-type="float" office:value="1">
            <text:p>1</text:p>
          </table:table-cell>
          <table:table-cell table:style-name="ACE-0x8c77018" office:value-type="string" office:string-value="Dashboard">
            <text:p>Dashboard</text:p>
          </table:table-cell>
          <table:table-cell table:style-name="ACE-0x8c77018" office:value-type="string" office:string-value="Dashboard">
            <text:p>Dashboard</text:p>
          </table:table-cell>
          <table:table-cell table:style-name="ACE-0x8c77018" office:value-type="string" office:string-value="civicrm/member&amp;reset=1">
            <text:p>civicrm/member&amp;reset=1</text:p>
          </table:table-cell>
          <table:table-cell table:style-name="ACE-0x8c77018" office:value-type="string" office:string-value="access CiviMember">
            <text:p>access CiviMember</text:p>
          </table:table-cell>
          <table:table-cell table:style-name="ACE-0x8c77018"/>
          <table:table-cell table:style-name="ACE-0x8c77018" office:value-type="float" office:value="61">
            <text:p>61</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63">
            <text:p>63</text:p>
          </table:table-cell>
          <table:table-cell table:style-name="ACE-0x8c77018" office:value-type="float" office:value="1">
            <text:p>1</text:p>
          </table:table-cell>
          <table:table-cell table:style-name="ACE-0x8c77018" office:value-type="string" office:string-value="New Membership">
            <text:p>New Membership</text:p>
          </table:table-cell>
          <table:table-cell table:style-name="ACE-0x8c77018" office:value-type="string" office:string-value="New Membership">
            <text:p>New Membership</text:p>
          </table:table-cell>
          <table:table-cell table:style-name="ACE-0x8c77018" office:value-type="string" office:string-value="civicrm/member/add&amp;reset=1&amp;action=add&amp;context=standalone">
            <text:p>civicrm/member/add&amp;reset=1&amp;action=add&amp;context=standalone</text:p>
          </table:table-cell>
          <table:table-cell table:style-name="ACE-0x8c77018" office:value-type="string" office:string-value="access CiviMember,edit memberships">
            <text:p>access CiviMember,edit memberships</text:p>
          </table:table-cell>
          <table:table-cell table:style-name="ACE-0x8c77018" office:value-type="string" office:string-value="AND">
            <text:p>AND</text:p>
          </table:table-cell>
          <table:table-cell table:style-name="ACE-0x8c77018" office:value-type="float" office:value="61">
            <text:p>61</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64">
            <text:p>64</text:p>
          </table:table-cell>
          <table:table-cell table:style-name="ACE-0x8c77018" office:value-type="float" office:value="1">
            <text:p>1</text:p>
          </table:table-cell>
          <table:table-cell table:style-name="ACE-0x8c77018" office:value-type="string" office:string-value="Find Members">
            <text:p>Find Members</text:p>
          </table:table-cell>
          <table:table-cell table:style-name="ACE-0x8c77018" office:value-type="string" office:string-value="Find Members">
            <text:p>Find Members</text:p>
          </table:table-cell>
          <table:table-cell table:style-name="ACE-0x8c77018" office:value-type="string" office:string-value="civicrm/member/search&amp;reset=1">
            <text:p>civicrm/member/search&amp;reset=1</text:p>
          </table:table-cell>
          <table:table-cell table:style-name="ACE-0x8c77018" office:value-type="string" office:string-value="access CiviMember">
            <text:p>access CiviMember</text:p>
          </table:table-cell>
          <table:table-cell table:style-name="ACE-0x8c77018"/>
          <table:table-cell table:style-name="ACE-0x8c77018" office:value-type="float" office:value="61">
            <text:p>61</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65">
            <text:p>65</text:p>
          </table:table-cell>
          <table:table-cell table:style-name="ACE-0x8c77018" office:value-type="float" office:value="1">
            <text:p>1</text:p>
          </table:table-cell>
          <table:table-cell table:style-name="ACE-0x8c77018" office:value-type="string" office:string-value="Import Memberships">
            <text:p>Import Memberships</text:p>
          </table:table-cell>
          <table:table-cell table:style-name="ACE-0x8c77018" office:value-type="string" office:string-value="Import Members">
            <text:p>Import Members</text:p>
          </table:table-cell>
          <table:table-cell table:style-name="ACE-0x8c77018" office:value-type="string" office:string-value="civicrm/member/import&amp;reset=1">
            <text:p>civicrm/member/import&amp;reset=1</text:p>
          </table:table-cell>
          <table:table-cell table:style-name="ACE-0x8c77018" office:value-type="string" office:string-value="access CiviMember,edit memberships">
            <text:p>access CiviMember,edit memberships</text:p>
          </table:table-cell>
          <table:table-cell table:style-name="ACE-0x8c77018" office:value-type="string" office:string-value="AND">
            <text:p>AND</text:p>
          </table:table-cell>
          <table:table-cell table:style-name="ACE-0x8c77018" office:value-type="float" office:value="61">
            <text:p>61</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66">
            <text:p>66</text:p>
          </table:table-cell>
          <table:table-cell table:style-name="ACE-0x8c77018" office:value-type="float" office:value="1">
            <text:p>1</text:p>
          </table:table-cell>
          <table:table-cell table:style-name="ACE-0x8c77018" office:value-type="string" office:string-value="New Price Set">
            <text:p>New Price Set</text:p>
          </table:table-cell>
          <table:table-cell table:style-name="ACE-0x8c77018" office:value-type="string" office:string-value="New Price Set">
            <text:p>New Price Set</text:p>
          </table:table-cell>
          <table:table-cell table:style-name="ACE-0x8c77018" office:value-type="string" office:string-value="civicrm/admin/price&amp;reset=1&amp;action=add">
            <text:p>civicrm/admin/price&amp;reset=1&amp;action=add</text:p>
          </table:table-cell>
          <table:table-cell table:style-name="ACE-0x8c77018" office:value-type="string" office:string-value="access CiviMember,administer CiviCRM">
            <text:p>access CiviMember,administer CiviCRM</text:p>
          </table:table-cell>
          <table:table-cell table:style-name="ACE-0x8c77018" office:value-type="string" office:string-value="AND">
            <text:p>AND</text:p>
          </table:table-cell>
          <table:table-cell table:style-name="ACE-0x8c77018" office:value-type="float" office:value="61">
            <text:p>61</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67">
            <text:p>67</text:p>
          </table:table-cell>
          <table:table-cell table:style-name="ACE-0x8c77018" office:value-type="float" office:value="1">
            <text:p>1</text:p>
          </table:table-cell>
          <table:table-cell table:style-name="ACE-0x8c77018" office:value-type="string" office:string-value="Manage Price Sets">
            <text:p>Manage Price Sets</text:p>
          </table:table-cell>
          <table:table-cell table:style-name="ACE-0x8c77018" office:value-type="string" office:string-value="Manage Price Sets">
            <text:p>Manage Price Sets</text:p>
          </table:table-cell>
          <table:table-cell table:style-name="ACE-0x8c77018" office:value-type="string" office:string-value="civicrm/admin/price&amp;reset=1">
            <text:p>civicrm/admin/price&amp;reset=1</text:p>
          </table:table-cell>
          <table:table-cell table:style-name="ACE-0x8c77018" office:value-type="string" office:string-value="access CiviMember,administer CiviCRM">
            <text:p>access CiviMember,administer CiviCRM</text:p>
          </table:table-cell>
          <table:table-cell table:style-name="ACE-0x8c77018" office:value-type="string" office:string-value="AND">
            <text:p>AND</text:p>
          </table:table-cell>
          <table:table-cell table:style-name="ACE-0x8c77018" office:value-type="float" office:value="61">
            <text:p>61</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68">
            <text:p>68</text:p>
          </table:table-cell>
          <table:table-cell table:style-name="ACE-0x8c77018" office:value-type="float" office:value="1">
            <text:p>1</text:p>
          </table:table-cell>
          <table:table-cell table:style-name="ACE-0x8c77018" office:value-type="string" office:string-value="Campaigns">
            <text:p>Campaigns</text:p>
          </table:table-cell>
          <table:table-cell table:style-name="ACE-0x8c77018" office:value-type="string" office:string-value="Campaigns">
            <text:p>Campaigns</text:p>
          </table:table-cell>
          <table:table-cell table:style-name="ACE-0x8c77018"/>
          <table:table-cell table:style-name="ACE-0x8c77018" office:value-type="string" office:string-value="interview campaign contacts,release campaign contacts,reserve campaign contacts,manage campaign,administer CiviCampaign,gotv campaign contacts">
            <text:p>interview campaign contacts,release campaign contacts,reserve campaign contacts,manage campaign,administer CiviCampaign,gotv campaign contacts</text:p>
          </table:table-cell>
          <table:table-cell table:style-name="ACE-0x8c77018" office:value-type="string" office:string-value="OR">
            <text:p>OR</text:p>
          </table:table-cell>
          <table:table-cell table:style-name="ACE-0x8c77018"/>
          <table:table-cell table:style-name="ACE-0x8c77018" office:value-type="float" office:value="1">
            <text:p>1</text:p>
          </table:table-cell>
          <table:table-cell table:style-name="ACE-0x8c77018"/>
          <table:table-cell table:style-name="ACE-0x8c77018" office:value-type="float" office:value="70">
            <text:p>70</text:p>
          </table:table-cell>
          <table:table-cell table:number-columns-repeated="245" table:style-name="ACE-0x8c76dd8"/>
        </table:table-row>
        <table:table-row table:style-name="AROW-0">
          <table:table-cell table:style-name="ACE-0x8c77018" office:value-type="float" office:value="69">
            <text:p>69</text:p>
          </table:table-cell>
          <table:table-cell table:style-name="ACE-0x8c77018" office:value-type="float" office:value="1">
            <text:p>1</text:p>
          </table:table-cell>
          <table:table-cell table:style-name="ACE-0x8c77018" office:value-type="string" office:string-value="Dashboard">
            <text:p>Dashboard</text:p>
          </table:table-cell>
          <table:table-cell table:style-name="ACE-0x8c77018" office:value-type="string" office:string-value="Dashboard">
            <text:p>Dashboard</text:p>
          </table:table-cell>
          <table:table-cell table:style-name="ACE-0x8c77018" office:value-type="string" office:string-value="civicrm/campaign&amp;reset=1">
            <text:p>civicrm/campaign&amp;reset=1</text:p>
          </table:table-cell>
          <table:table-cell table:style-name="ACE-0x8c77018" office:value-type="string" office:string-value="manage campaign,administer CiviCampaign">
            <text:p>manage campaign,administer CiviCampaign</text:p>
          </table:table-cell>
          <table:table-cell table:style-name="ACE-0x8c77018" office:value-type="string" office:string-value="OR">
            <text:p>OR</text:p>
          </table:table-cell>
          <table:table-cell table:style-name="ACE-0x8c77018" office:value-type="float" office:value="68">
            <text:p>68</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70">
            <text:p>70</text:p>
          </table:table-cell>
          <table:table-cell table:style-name="ACE-0x8c77018" office:value-type="float" office:value="1">
            <text:p>1</text:p>
          </table:table-cell>
          <table:table-cell table:style-name="ACE-0x8c77018" office:value-type="string" office:string-value="Surveys">
            <text:p>Surveys</text:p>
          </table:table-cell>
          <table:table-cell table:style-name="ACE-0x8c77018" office:value-type="string" office:string-value="Survey Dashboard">
            <text:p>Survey Dashboard</text:p>
          </table:table-cell>
          <table:table-cell table:style-name="ACE-0x8c77018" office:value-type="string" office:string-value="civicrm/campaign&amp;reset=1&amp;subPage=survey">
            <text:p>civicrm/campaign&amp;reset=1&amp;subPage=survey</text:p>
          </table:table-cell>
          <table:table-cell table:style-name="ACE-0x8c77018" office:value-type="string" office:string-value="manage campaign,administer CiviCampaign">
            <text:p>manage campaign,administer CiviCampaign</text:p>
          </table:table-cell>
          <table:table-cell table:style-name="ACE-0x8c77018" office:value-type="string" office:string-value="OR">
            <text:p>OR</text:p>
          </table:table-cell>
          <table:table-cell table:style-name="ACE-0x8c77018" office:value-type="float" office:value="69">
            <text:p>69</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71">
            <text:p>71</text:p>
          </table:table-cell>
          <table:table-cell table:style-name="ACE-0x8c77018" office:value-type="float" office:value="1">
            <text:p>1</text:p>
          </table:table-cell>
          <table:table-cell table:style-name="ACE-0x8c77018" office:value-type="string" office:string-value="Petitions">
            <text:p>Petitions</text:p>
          </table:table-cell>
          <table:table-cell table:style-name="ACE-0x8c77018" office:value-type="string" office:string-value="Petition Dashboard">
            <text:p>Petition Dashboard</text:p>
          </table:table-cell>
          <table:table-cell table:style-name="ACE-0x8c77018" office:value-type="string" office:string-value="civicrm/campaign&amp;reset=1&amp;subPage=petition">
            <text:p>civicrm/campaign&amp;reset=1&amp;subPage=petition</text:p>
          </table:table-cell>
          <table:table-cell table:style-name="ACE-0x8c77018" office:value-type="string" office:string-value="manage campaign,administer CiviCampaign">
            <text:p>manage campaign,administer CiviCampaign</text:p>
          </table:table-cell>
          <table:table-cell table:style-name="ACE-0x8c77018" office:value-type="string" office:string-value="OR">
            <text:p>OR</text:p>
          </table:table-cell>
          <table:table-cell table:style-name="ACE-0x8c77018" office:value-type="float" office:value="69">
            <text:p>69</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72">
            <text:p>72</text:p>
          </table:table-cell>
          <table:table-cell table:style-name="ACE-0x8c77018" office:value-type="float" office:value="1">
            <text:p>1</text:p>
          </table:table-cell>
          <table:table-cell table:style-name="ACE-0x8c77018" office:value-type="string" office:string-value="Campaigns">
            <text:p>Campaigns</text:p>
          </table:table-cell>
          <table:table-cell table:style-name="ACE-0x8c77018" office:value-type="string" office:string-value="Campaign Dashboard">
            <text:p>Campaign Dashboard</text:p>
          </table:table-cell>
          <table:table-cell table:style-name="ACE-0x8c77018" office:value-type="string" office:string-value="civicrm/campaign&amp;reset=1&amp;subPage=campaign">
            <text:p>civicrm/campaign&amp;reset=1&amp;subPage=campaign</text:p>
          </table:table-cell>
          <table:table-cell table:style-name="ACE-0x8c77018" office:value-type="string" office:string-value="manage campaign,administer CiviCampaign">
            <text:p>manage campaign,administer CiviCampaign</text:p>
          </table:table-cell>
          <table:table-cell table:style-name="ACE-0x8c77018" office:value-type="string" office:string-value="OR">
            <text:p>OR</text:p>
          </table:table-cell>
          <table:table-cell table:style-name="ACE-0x8c77018" office:value-type="float" office:value="69">
            <text:p>69</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73">
            <text:p>73</text:p>
          </table:table-cell>
          <table:table-cell table:style-name="ACE-0x8c77018" office:value-type="float" office:value="1">
            <text:p>1</text:p>
          </table:table-cell>
          <table:table-cell table:style-name="ACE-0x8c77018" office:value-type="string" office:string-value="New Campaign">
            <text:p>New Campaign</text:p>
          </table:table-cell>
          <table:table-cell table:style-name="ACE-0x8c77018" office:value-type="string" office:string-value="New Campaign">
            <text:p>New Campaign</text:p>
          </table:table-cell>
          <table:table-cell table:style-name="ACE-0x8c77018" office:value-type="string" office:string-value="civicrm/campaign/add&amp;reset=1">
            <text:p>civicrm/campaign/add&amp;reset=1</text:p>
          </table:table-cell>
          <table:table-cell table:style-name="ACE-0x8c77018" office:value-type="string" office:string-value="manage campaign,administer CiviCampaign">
            <text:p>manage campaign,administer CiviCampaign</text:p>
          </table:table-cell>
          <table:table-cell table:style-name="ACE-0x8c77018" office:value-type="string" office:string-value="OR">
            <text:p>OR</text:p>
          </table:table-cell>
          <table:table-cell table:style-name="ACE-0x8c77018" office:value-type="float" office:value="68">
            <text:p>68</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74">
            <text:p>74</text:p>
          </table:table-cell>
          <table:table-cell table:style-name="ACE-0x8c77018" office:value-type="float" office:value="1">
            <text:p>1</text:p>
          </table:table-cell>
          <table:table-cell table:style-name="ACE-0x8c77018" office:value-type="string" office:string-value="New Survey">
            <text:p>New Survey</text:p>
          </table:table-cell>
          <table:table-cell table:style-name="ACE-0x8c77018" office:value-type="string" office:string-value="New Survey">
            <text:p>New Survey</text:p>
          </table:table-cell>
          <table:table-cell table:style-name="ACE-0x8c77018" office:value-type="string" office:string-value="civicrm/survey/add&amp;reset=1">
            <text:p>civicrm/survey/add&amp;reset=1</text:p>
          </table:table-cell>
          <table:table-cell table:style-name="ACE-0x8c77018" office:value-type="string" office:string-value="manage campaign,administer CiviCampaign">
            <text:p>manage campaign,administer CiviCampaign</text:p>
          </table:table-cell>
          <table:table-cell table:style-name="ACE-0x8c77018" office:value-type="string" office:string-value="OR">
            <text:p>OR</text:p>
          </table:table-cell>
          <table:table-cell table:style-name="ACE-0x8c77018" office:value-type="float" office:value="68">
            <text:p>68</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75">
            <text:p>75</text:p>
          </table:table-cell>
          <table:table-cell table:style-name="ACE-0x8c77018" office:value-type="float" office:value="1">
            <text:p>1</text:p>
          </table:table-cell>
          <table:table-cell table:style-name="ACE-0x8c77018" office:value-type="string" office:string-value="New Petition">
            <text:p>New Petition</text:p>
          </table:table-cell>
          <table:table-cell table:style-name="ACE-0x8c77018" office:value-type="string" office:string-value="New Petition">
            <text:p>New Petition</text:p>
          </table:table-cell>
          <table:table-cell table:style-name="ACE-0x8c77018" office:value-type="string" office:string-value="civicrm/petition/add&amp;reset=1">
            <text:p>civicrm/petition/add&amp;reset=1</text:p>
          </table:table-cell>
          <table:table-cell table:style-name="ACE-0x8c77018" office:value-type="string" office:string-value="manage campaign,administer CiviCampaign">
            <text:p>manage campaign,administer CiviCampaign</text:p>
          </table:table-cell>
          <table:table-cell table:style-name="ACE-0x8c77018" office:value-type="string" office:string-value="OR">
            <text:p>OR</text:p>
          </table:table-cell>
          <table:table-cell table:style-name="ACE-0x8c77018" office:value-type="float" office:value="68">
            <text:p>68</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76">
            <text:p>76</text:p>
          </table:table-cell>
          <table:table-cell table:style-name="ACE-0x8c77018" office:value-type="float" office:value="1">
            <text:p>1</text:p>
          </table:table-cell>
          <table:table-cell table:style-name="ACE-0x8c77018" office:value-type="string" office:string-value="Reserve Respondents">
            <text:p>Reserve Respondents</text:p>
          </table:table-cell>
          <table:table-cell table:style-name="ACE-0x8c77018" office:value-type="string" office:string-value="Reserve Respondents">
            <text:p>Reserve Respondents</text:p>
          </table:table-cell>
          <table:table-cell table:style-name="ACE-0x8c77018" office:value-type="string" office:string-value="civicrm/survey/search&amp;reset=1&amp;op=reserve">
            <text:p>civicrm/survey/search&amp;reset=1&amp;op=reserve</text:p>
          </table:table-cell>
          <table:table-cell table:style-name="ACE-0x8c77018" office:value-type="string" office:string-value="administer CiviCampaign,manage campaign,reserve campaign contacts">
            <text:p>administer CiviCampaign,manage campaign,reserve campaign contacts</text:p>
          </table:table-cell>
          <table:table-cell table:style-name="ACE-0x8c77018" office:value-type="string" office:string-value="OR">
            <text:p>OR</text:p>
          </table:table-cell>
          <table:table-cell table:style-name="ACE-0x8c77018" office:value-type="float" office:value="68">
            <text:p>68</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77">
            <text:p>77</text:p>
          </table:table-cell>
          <table:table-cell table:style-name="ACE-0x8c77018" office:value-type="float" office:value="1">
            <text:p>1</text:p>
          </table:table-cell>
          <table:table-cell table:style-name="ACE-0x8c77018" office:value-type="string" office:string-value="Interview Respondents">
            <text:p>Interview Respondents</text:p>
          </table:table-cell>
          <table:table-cell table:style-name="ACE-0x8c77018" office:value-type="string" office:string-value="Interview Respondents">
            <text:p>Interview Respondents</text:p>
          </table:table-cell>
          <table:table-cell table:style-name="ACE-0x8c77018" office:value-type="string" office:string-value="civicrm/survey/search&amp;reset=1&amp;op=interview">
            <text:p>civicrm/survey/search&amp;reset=1&amp;op=interview</text:p>
          </table:table-cell>
          <table:table-cell table:style-name="ACE-0x8c77018" office:value-type="string" office:string-value="administer CiviCampaign,manage campaign,interview campaign contacts">
            <text:p>administer CiviCampaign,manage campaign,interview campaign contacts</text:p>
          </table:table-cell>
          <table:table-cell table:style-name="ACE-0x8c77018" office:value-type="string" office:string-value="OR">
            <text:p>OR</text:p>
          </table:table-cell>
          <table:table-cell table:style-name="ACE-0x8c77018" office:value-type="float" office:value="68">
            <text:p>68</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78">
            <text:p>78</text:p>
          </table:table-cell>
          <table:table-cell table:style-name="ACE-0x8c77018" office:value-type="float" office:value="1">
            <text:p>1</text:p>
          </table:table-cell>
          <table:table-cell table:style-name="ACE-0x8c77018" office:value-type="string" office:string-value="Release Respondents">
            <text:p>Release Respondents</text:p>
          </table:table-cell>
          <table:table-cell table:style-name="ACE-0x8c77018" office:value-type="string" office:string-value="Release Respondents">
            <text:p>Release Respondents</text:p>
          </table:table-cell>
          <table:table-cell table:style-name="ACE-0x8c77018" office:value-type="string" office:string-value="civicrm/survey/search&amp;reset=1&amp;op=release">
            <text:p>civicrm/survey/search&amp;reset=1&amp;op=release</text:p>
          </table:table-cell>
          <table:table-cell table:style-name="ACE-0x8c77018" office:value-type="string" office:string-value="administer CiviCampaign,manage campaign,release campaign contacts">
            <text:p>administer CiviCampaign,manage campaign,release campaign contacts</text:p>
          </table:table-cell>
          <table:table-cell table:style-name="ACE-0x8c77018" office:value-type="string" office:string-value="OR">
            <text:p>OR</text:p>
          </table:table-cell>
          <table:table-cell table:style-name="ACE-0x8c77018" office:value-type="float" office:value="68">
            <text:p>68</text:p>
          </table:table-cell>
          <table:table-cell table:style-name="ACE-0x8c77018" office:value-type="float" office:value="1">
            <text:p>1</text:p>
          </table:table-cell>
          <table:table-cell table:style-name="ACE-0x8c77018"/>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79">
            <text:p>79</text:p>
          </table:table-cell>
          <table:table-cell table:style-name="ACE-0x8c77018" office:value-type="float" office:value="1">
            <text:p>1</text:p>
          </table:table-cell>
          <table:table-cell table:style-name="ACE-0x8c77018" office:value-type="string" office:string-value="GOTV (Voter Tracking)">
            <text:p>GOTV (Voter Tracking)</text:p>
          </table:table-cell>
          <table:table-cell table:style-name="ACE-0x8c77018" office:value-type="string" office:string-value="Voter Listing">
            <text:p>Voter Listing</text:p>
          </table:table-cell>
          <table:table-cell table:style-name="ACE-0x8c77018" office:value-type="string" office:string-value="civicrm/campaign/gotv&amp;reset=1">
            <text:p>civicrm/campaign/gotv&amp;reset=1</text:p>
          </table:table-cell>
          <table:table-cell table:style-name="ACE-0x8c77018" office:value-type="string" office:string-value="administer CiviCampaign,manage campaign,release campaign contacts,gotv campaign contacts">
            <text:p>administer CiviCampaign,manage campaign,release campaign contacts,gotv campaign contacts</text:p>
          </table:table-cell>
          <table:table-cell table:style-name="ACE-0x8c77018" office:value-type="string" office:string-value="OR">
            <text:p>OR</text:p>
          </table:table-cell>
          <table:table-cell table:style-name="ACE-0x8c77018" office:value-type="float" office:value="68">
            <text:p>68</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80">
            <text:p>80</text:p>
          </table:table-cell>
          <table:table-cell table:style-name="ACE-0x8c77018" office:value-type="float" office:value="1">
            <text:p>1</text:p>
          </table:table-cell>
          <table:table-cell table:style-name="ACE-0x8c77018" office:value-type="string" office:string-value="Conduct Survey">
            <text:p>Conduct Survey</text:p>
          </table:table-cell>
          <table:table-cell table:style-name="ACE-0x8c77018" office:value-type="string" office:string-value="Conduct Survey">
            <text:p>Conduct Survey</text:p>
          </table:table-cell>
          <table:table-cell table:style-name="ACE-0x8c77018" office:value-type="string" office:string-value="civicrm/campaign/vote&amp;reset=1">
            <text:p>civicrm/campaign/vote&amp;reset=1</text:p>
          </table:table-cell>
          <table:table-cell table:style-name="ACE-0x8c77018" office:value-type="string" office:string-value="administer CiviCampaign,manage campaign,reserve campaign contacts,interview campaign contacts">
            <text:p>administer CiviCampaign,manage campaign,reserve campaign contacts,interview campaign contacts</text:p>
          </table:table-cell>
          <table:table-cell table:style-name="ACE-0x8c77018" office:value-type="string" office:string-value="OR">
            <text:p>OR</text:p>
          </table:table-cell>
          <table:table-cell table:style-name="ACE-0x8c77018" office:value-type="float" office:value="68">
            <text:p>68</text:p>
          </table:table-cell>
          <table:table-cell table:style-name="ACE-0x8c77018" office:value-type="float" office:value="1">
            <text:p>1</text:p>
          </table:table-cell>
          <table:table-cell table:style-name="ACE-0x8c77018"/>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81">
            <text:p>81</text:p>
          </table:table-cell>
          <table:table-cell table:style-name="ACE-0x8c77018" office:value-type="float" office:value="1">
            <text:p>1</text:p>
          </table:table-cell>
          <table:table-cell table:style-name="ACE-0x8c77018" office:value-type="string" office:string-value="Other">
            <text:p>Other</text:p>
          </table:table-cell>
          <table:table-cell table:style-name="ACE-0x8c77018" office:value-type="string" office:string-value="Other">
            <text:p>Other</text:p>
          </table:table-cell>
          <table:table-cell table:style-name="ACE-0x8c77018"/>
          <table:table-cell table:style-name="ACE-0x8c77018" office:value-type="string" office:string-value="access CiviGrant,administer CiviCase,access my cases and activities,access all cases and activities">
            <text:p>access CiviGrant,administer CiviCase,access my cases and activities,access all cases and activities</text:p>
          </table:table-cell>
          <table:table-cell table:style-name="ACE-0x8c77018" office:value-type="string" office:string-value="OR">
            <text:p>OR</text:p>
          </table:table-cell>
          <table:table-cell table:style-name="ACE-0x8c77018"/>
          <table:table-cell table:style-name="ACE-0x8c77018" office:value-type="float" office:value="1">
            <text:p>1</text:p>
          </table:table-cell>
          <table:table-cell table:style-name="ACE-0x8c77018"/>
          <table:table-cell table:style-name="ACE-0x8c77018" office:value-type="float" office:value="90">
            <text:p>90</text:p>
          </table:table-cell>
          <table:table-cell table:number-columns-repeated="245" table:style-name="ACE-0x8c76dd8"/>
        </table:table-row>
        <table:table-row table:style-name="AROW-0">
          <table:table-cell table:style-name="ACE-0x8c77018" office:value-type="float" office:value="82">
            <text:p>82</text:p>
          </table:table-cell>
          <table:table-cell table:style-name="ACE-0x8c77018" office:value-type="float" office:value="1">
            <text:p>1</text:p>
          </table:table-cell>
          <table:table-cell table:style-name="ACE-0x8c77018" office:value-type="string" office:string-value="Cases">
            <text:p>Cases</text:p>
          </table:table-cell>
          <table:table-cell table:style-name="ACE-0x8c77018" office:value-type="string" office:string-value="Cases">
            <text:p>Cases</text:p>
          </table:table-cell>
          <table:table-cell table:style-name="ACE-0x8c77018"/>
          <table:table-cell table:style-name="ACE-0x8c77018" office:value-type="string" office:string-value="access my cases and activities,access all cases and activities">
            <text:p>access my cases and activities,access all cases and activities</text:p>
          </table:table-cell>
          <table:table-cell table:style-name="ACE-0x8c77018" office:value-type="string" office:string-value="OR">
            <text:p>OR</text:p>
          </table:table-cell>
          <table:table-cell table:style-name="ACE-0x8c77018" office:value-type="float" office:value="81">
            <text:p>81</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83">
            <text:p>83</text:p>
          </table:table-cell>
          <table:table-cell table:style-name="ACE-0x8c77018" office:value-type="float" office:value="1">
            <text:p>1</text:p>
          </table:table-cell>
          <table:table-cell table:style-name="ACE-0x8c77018" office:value-type="string" office:string-value="Dashboard">
            <text:p>Dashboard</text:p>
          </table:table-cell>
          <table:table-cell table:style-name="ACE-0x8c77018" office:value-type="string" office:string-value="Dashboard">
            <text:p>Dashboard</text:p>
          </table:table-cell>
          <table:table-cell table:style-name="ACE-0x8c77018" office:value-type="string" office:string-value="civicrm/case&amp;reset=1">
            <text:p>civicrm/case&amp;reset=1</text:p>
          </table:table-cell>
          <table:table-cell table:style-name="ACE-0x8c77018" office:value-type="string" office:string-value="access my cases and activities,access all cases and activities">
            <text:p>access my cases and activities,access all cases and activities</text:p>
          </table:table-cell>
          <table:table-cell table:style-name="ACE-0x8c77018" office:value-type="string" office:string-value="OR">
            <text:p>OR</text:p>
          </table:table-cell>
          <table:table-cell table:style-name="ACE-0x8c77018" office:value-type="float" office:value="82">
            <text:p>82</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84">
            <text:p>84</text:p>
          </table:table-cell>
          <table:table-cell table:style-name="ACE-0x8c77018" office:value-type="float" office:value="1">
            <text:p>1</text:p>
          </table:table-cell>
          <table:table-cell table:style-name="ACE-0x8c77018" office:value-type="string" office:string-value="New Case">
            <text:p>New Case</text:p>
          </table:table-cell>
          <table:table-cell table:style-name="ACE-0x8c77018" office:value-type="string" office:string-value="New Case">
            <text:p>New Case</text:p>
          </table:table-cell>
          <table:table-cell table:style-name="ACE-0x8c77018" office:value-type="string" office:string-value="civicrm/case/add&amp;reset=1&amp;action=add&amp;atype=13&amp;context=standalone">
            <text:p>civicrm/case/add&amp;reset=1&amp;action=add&amp;atype=13&amp;context=standalone</text:p>
          </table:table-cell>
          <table:table-cell table:style-name="ACE-0x8c77018" office:value-type="string" office:string-value="add contacts,access all cases and activities">
            <text:p>add contacts,access all cases and activities</text:p>
          </table:table-cell>
          <table:table-cell table:style-name="ACE-0x8c77018" office:value-type="string" office:string-value="AND">
            <text:p>AND</text:p>
          </table:table-cell>
          <table:table-cell table:style-name="ACE-0x8c77018" office:value-type="float" office:value="82">
            <text:p>82</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85">
            <text:p>85</text:p>
          </table:table-cell>
          <table:table-cell table:style-name="ACE-0x8c77018" office:value-type="float" office:value="1">
            <text:p>1</text:p>
          </table:table-cell>
          <table:table-cell table:style-name="ACE-0x8c77018" office:value-type="string" office:string-value="Find Cases">
            <text:p>Find Cases</text:p>
          </table:table-cell>
          <table:table-cell table:style-name="ACE-0x8c77018" office:value-type="string" office:string-value="Find Cases">
            <text:p>Find Cases</text:p>
          </table:table-cell>
          <table:table-cell table:style-name="ACE-0x8c77018" office:value-type="string" office:string-value="civicrm/case/search&amp;reset=1">
            <text:p>civicrm/case/search&amp;reset=1</text:p>
          </table:table-cell>
          <table:table-cell table:style-name="ACE-0x8c77018" office:value-type="string" office:string-value="access my cases and activities,access all cases and activities">
            <text:p>access my cases and activities,access all cases and activities</text:p>
          </table:table-cell>
          <table:table-cell table:style-name="ACE-0x8c77018" office:value-type="string" office:string-value="OR">
            <text:p>OR</text:p>
          </table:table-cell>
          <table:table-cell table:style-name="ACE-0x8c77018" office:value-type="float" office:value="82">
            <text:p>82</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86">
            <text:p>86</text:p>
          </table:table-cell>
          <table:table-cell table:style-name="ACE-0x8c77018" office:value-type="float" office:value="1">
            <text:p>1</text:p>
          </table:table-cell>
          <table:table-cell table:style-name="ACE-0x8c77018" office:value-type="string" office:string-value="Grants">
            <text:p>Grants</text:p>
          </table:table-cell>
          <table:table-cell table:style-name="ACE-0x8c77018" office:value-type="string" office:string-value="Grants">
            <text:p>Grants</text:p>
          </table:table-cell>
          <table:table-cell table:style-name="ACE-0x8c77018"/>
          <table:table-cell table:style-name="ACE-0x8c77018" office:value-type="string" office:string-value="access CiviGrant">
            <text:p>access CiviGrant</text:p>
          </table:table-cell>
          <table:table-cell table:style-name="ACE-0x8c77018"/>
          <table:table-cell table:style-name="ACE-0x8c77018" office:value-type="float" office:value="81">
            <text:p>81</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87">
            <text:p>87</text:p>
          </table:table-cell>
          <table:table-cell table:style-name="ACE-0x8c77018" office:value-type="float" office:value="1">
            <text:p>1</text:p>
          </table:table-cell>
          <table:table-cell table:style-name="ACE-0x8c77018" office:value-type="string" office:string-value="Dashboard">
            <text:p>Dashboard</text:p>
          </table:table-cell>
          <table:table-cell table:style-name="ACE-0x8c77018" office:value-type="string" office:string-value="Dashboard">
            <text:p>Dashboard</text:p>
          </table:table-cell>
          <table:table-cell table:style-name="ACE-0x8c77018" office:value-type="string" office:string-value="civicrm/grant&amp;reset=1">
            <text:p>civicrm/grant&amp;reset=1</text:p>
          </table:table-cell>
          <table:table-cell table:style-name="ACE-0x8c77018" office:value-type="string" office:string-value="access CiviGrant">
            <text:p>access CiviGrant</text:p>
          </table:table-cell>
          <table:table-cell table:style-name="ACE-0x8c77018"/>
          <table:table-cell table:style-name="ACE-0x8c77018" office:value-type="float" office:value="86">
            <text:p>86</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88">
            <text:p>88</text:p>
          </table:table-cell>
          <table:table-cell table:style-name="ACE-0x8c77018" office:value-type="float" office:value="1">
            <text:p>1</text:p>
          </table:table-cell>
          <table:table-cell table:style-name="ACE-0x8c77018" office:value-type="string" office:string-value="New Grant">
            <text:p>New Grant</text:p>
          </table:table-cell>
          <table:table-cell table:style-name="ACE-0x8c77018" office:value-type="string" office:string-value="New Grant">
            <text:p>New Grant</text:p>
          </table:table-cell>
          <table:table-cell table:style-name="ACE-0x8c77018" office:value-type="string" office:string-value="civicrm/grant/add&amp;reset=1&amp;action=add&amp;context=standalone">
            <text:p>civicrm/grant/add&amp;reset=1&amp;action=add&amp;context=standalone</text:p>
          </table:table-cell>
          <table:table-cell table:style-name="ACE-0x8c77018" office:value-type="string" office:string-value="access CiviGrant,edit grants">
            <text:p>access CiviGrant,edit grants</text:p>
          </table:table-cell>
          <table:table-cell table:style-name="ACE-0x8c77018" office:value-type="string" office:string-value="AND">
            <text:p>AND</text:p>
          </table:table-cell>
          <table:table-cell table:style-name="ACE-0x8c77018" office:value-type="float" office:value="86">
            <text:p>86</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89">
            <text:p>89</text:p>
          </table:table-cell>
          <table:table-cell table:style-name="ACE-0x8c77018" office:value-type="float" office:value="1">
            <text:p>1</text:p>
          </table:table-cell>
          <table:table-cell table:style-name="ACE-0x8c77018" office:value-type="string" office:string-value="Find Grants">
            <text:p>Find Grants</text:p>
          </table:table-cell>
          <table:table-cell table:style-name="ACE-0x8c77018" office:value-type="string" office:string-value="Find Grants">
            <text:p>Find Grants</text:p>
          </table:table-cell>
          <table:table-cell table:style-name="ACE-0x8c77018" office:value-type="string" office:string-value="civicrm/grant/search&amp;reset=1">
            <text:p>civicrm/grant/search&amp;reset=1</text:p>
          </table:table-cell>
          <table:table-cell table:style-name="ACE-0x8c77018" office:value-type="string" office:string-value="access CiviGrant">
            <text:p>access CiviGrant</text:p>
          </table:table-cell>
          <table:table-cell table:style-name="ACE-0x8c77018"/>
          <table:table-cell table:style-name="ACE-0x8c77018" office:value-type="float" office:value="86">
            <text:p>86</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90">
            <text:p>90</text:p>
          </table:table-cell>
          <table:table-cell table:style-name="ACE-0x8c77018" office:value-type="float" office:value="1">
            <text:p>1</text:p>
          </table:table-cell>
          <table:table-cell table:style-name="ACE-0x8c77018" office:value-type="string" office:string-value="Administer">
            <text:p>Administer</text:p>
          </table:table-cell>
          <table:table-cell table:style-name="ACE-0x8c77018" office:value-type="string" office:string-value="Administer">
            <text:p>Administer</text:p>
          </table:table-cell>
          <table:table-cell table:style-name="ACE-0x8c77018"/>
          <table:table-cell table:style-name="ACE-0x8c77018" office:value-type="string" office:string-value="administer CiviCRM">
            <text:p>administer CiviCRM</text:p>
          </table:table-cell>
          <table:table-cell table:number-columns-repeated="2" table:style-name="ACE-0x8c77018"/>
          <table:table-cell table:style-name="ACE-0x8c77018" office:value-type="float" office:value="1">
            <text:p>1</text:p>
          </table:table-cell>
          <table:table-cell table:style-name="ACE-0x8c77018"/>
          <table:table-cell table:style-name="ACE-0x8c77018" office:value-type="float" office:value="100">
            <text:p>100</text:p>
          </table:table-cell>
          <table:table-cell table:number-columns-repeated="245" table:style-name="ACE-0x8c76dd8"/>
        </table:table-row>
        <table:table-row table:style-name="AROW-0">
          <table:table-cell table:style-name="ACE-0x8c77018" office:value-type="float" office:value="91">
            <text:p>91</text:p>
          </table:table-cell>
          <table:table-cell table:style-name="ACE-0x8c77018" office:value-type="float" office:value="1">
            <text:p>1</text:p>
          </table:table-cell>
          <table:table-cell table:style-name="ACE-0x8c77018" office:value-type="string" office:string-value="Administration Console">
            <text:p>Administration Console</text:p>
          </table:table-cell>
          <table:table-cell table:style-name="ACE-0x8c77018" office:value-type="string" office:string-value="Administration Console">
            <text:p>Administration Console</text:p>
          </table:table-cell>
          <table:table-cell table:style-name="ACE-0x8c77018" office:value-type="string" office:string-value="civicrm/admin&amp;reset=1">
            <text:p>civicrm/admin&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92">
            <text:p>92</text:p>
          </table:table-cell>
          <table:table-cell table:style-name="ACE-0x8c77018" office:value-type="float" office:value="1">
            <text:p>1</text:p>
          </table:table-cell>
          <table:table-cell table:style-name="ACE-0x8c77018" office:value-type="string" office:string-value="Customize">
            <text:p>Customize</text:p>
          </table:table-cell>
          <table:table-cell table:style-name="ACE-0x8c77018" office:value-type="string" office:string-value="Customize">
            <text:p>Customize</text:p>
          </table:table-cell>
          <table:table-cell table:style-name="ACE-0x8c77018"/>
          <table:table-cell table:style-name="ACE-0x8c77018" office:value-type="string" office:string-value="administer CiviCRM">
            <text:p>administer CiviCRM</text:p>
          </table:table-cell>
          <table:table-cell table:style-name="ACE-0x8c77018"/>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93">
            <text:p>93</text:p>
          </table:table-cell>
          <table:table-cell table:style-name="ACE-0x8c77018" office:value-type="float" office:value="1">
            <text:p>1</text:p>
          </table:table-cell>
          <table:table-cell table:style-name="ACE-0x8c77018" office:value-type="string" office:string-value="Custom Data">
            <text:p>Custom Data</text:p>
          </table:table-cell>
          <table:table-cell table:style-name="ACE-0x8c77018" office:value-type="string" office:string-value="Custom Data">
            <text:p>Custom Data</text:p>
          </table:table-cell>
          <table:table-cell table:style-name="ACE-0x8c77018" office:value-type="string" office:string-value="civicrm/admin/custom/group&amp;reset=1">
            <text:p>civicrm/admin/custom/group&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2">
            <text:p>92</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94">
            <text:p>94</text:p>
          </table:table-cell>
          <table:table-cell table:style-name="ACE-0x8c77018" office:value-type="float" office:value="1">
            <text:p>1</text:p>
          </table:table-cell>
          <table:table-cell table:style-name="ACE-0x8c77018" office:value-type="string" office:string-value="CiviCRM Profile">
            <text:p>CiviCRM Profile</text:p>
          </table:table-cell>
          <table:table-cell table:style-name="ACE-0x8c77018" office:value-type="string" office:string-value="CiviCRM Profile">
            <text:p>CiviCRM Profile</text:p>
          </table:table-cell>
          <table:table-cell table:style-name="ACE-0x8c77018" office:value-type="string" office:string-value="civicrm/admin/uf/group&amp;reset=1">
            <text:p>civicrm/admin/uf/group&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2">
            <text:p>92</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95">
            <text:p>95</text:p>
          </table:table-cell>
          <table:table-cell table:style-name="ACE-0x8c77018" office:value-type="float" office:value="1">
            <text:p>1</text:p>
          </table:table-cell>
          <table:table-cell table:style-name="ACE-0x8c77018" office:value-type="string" office:string-value="Navigation Menu">
            <text:p>Navigation Menu</text:p>
          </table:table-cell>
          <table:table-cell table:style-name="ACE-0x8c77018" office:value-type="string" office:string-value="Navigation Menu">
            <text:p>Navigation Menu</text:p>
          </table:table-cell>
          <table:table-cell table:style-name="ACE-0x8c77018" office:value-type="string" office:string-value="civicrm/admin/menu&amp;reset=1">
            <text:p>civicrm/admin/menu&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2">
            <text:p>92</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96">
            <text:p>96</text:p>
          </table:table-cell>
          <table:table-cell table:style-name="ACE-0x8c77018" office:value-type="float" office:value="1">
            <text:p>1</text:p>
          </table:table-cell>
          <table:table-cell table:style-name="ACE-0x8c77018" office:value-type="string" office:string-value="Manage Custom Searches">
            <text:p>Manage Custom Searches</text:p>
          </table:table-cell>
          <table:table-cell table:style-name="ACE-0x8c77018" office:value-type="string" office:string-value="Manage Custom Searches">
            <text:p>Manage Custom Searches</text:p>
          </table:table-cell>
          <table:table-cell table:style-name="ACE-0x8c77018" office:value-type="string" office:string-value="civicrm/admin/options/custom_search&amp;reset=1&amp;group=custom_search">
            <text:p>civicrm/admin/options/custom_search&amp;reset=1&amp;group=custom_search</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2">
            <text:p>92</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97">
            <text:p>97</text:p>
          </table:table-cell>
          <table:table-cell table:style-name="ACE-0x8c77018" office:value-type="float" office:value="1">
            <text:p>1</text:p>
          </table:table-cell>
          <table:table-cell table:style-name="ACE-0x8c77018" office:value-type="string" office:string-value="Price Sets">
            <text:p>Price Sets</text:p>
          </table:table-cell>
          <table:table-cell table:style-name="ACE-0x8c77018" office:value-type="string" office:string-value="Price Sets">
            <text:p>Price Sets</text:p>
          </table:table-cell>
          <table:table-cell table:style-name="ACE-0x8c77018" office:value-type="string" office:string-value="civicrm/admin/price&amp;reset=1">
            <text:p>civicrm/admin/price&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2">
            <text:p>92</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98">
            <text:p>98</text:p>
          </table:table-cell>
          <table:table-cell table:style-name="ACE-0x8c77018" office:value-type="float" office:value="1">
            <text:p>1</text:p>
          </table:table-cell>
          <table:table-cell table:style-name="ACE-0x8c77018" office:value-type="string" office:string-value="Manage CiviCRM Extensions">
            <text:p>Manage CiviCRM Extensions</text:p>
          </table:table-cell>
          <table:table-cell table:style-name="ACE-0x8c77018" office:value-type="string" office:string-value="Manage CiviCRM Extensions">
            <text:p>Manage CiviCRM Extensions</text:p>
          </table:table-cell>
          <table:table-cell table:style-name="ACE-0x8c77018" office:value-type="string" office:string-value="civicrm/admin/extensions&amp;reset=1">
            <text:p>civicrm/admin/extension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2">
            <text:p>92</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99">
            <text:p>99</text:p>
          </table:table-cell>
          <table:table-cell table:style-name="ACE-0x8c77018" office:value-type="float" office:value="1">
            <text:p>1</text:p>
          </table:table-cell>
          <table:table-cell table:style-name="ACE-0x8c77018" office:value-type="string" office:string-value="Configure">
            <text:p>Configure</text:p>
          </table:table-cell>
          <table:table-cell table:style-name="ACE-0x8c77018" office:value-type="string" office:string-value="Configure">
            <text:p>Configure</text:p>
          </table:table-cell>
          <table:table-cell table:style-name="ACE-0x8c77018"/>
          <table:table-cell table:style-name="ACE-0x8c77018" office:value-type="string" office:string-value="administer CiviCRM">
            <text:p>administer CiviCRM</text:p>
          </table:table-cell>
          <table:table-cell table:style-name="ACE-0x8c77018"/>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00">
            <text:p>100</text:p>
          </table:table-cell>
          <table:table-cell table:style-name="ACE-0x8c77018" office:value-type="float" office:value="1">
            <text:p>1</text:p>
          </table:table-cell>
          <table:table-cell table:style-name="ACE-0x8c77018" office:value-type="string" office:string-value="Configuration Checklist">
            <text:p>Configuration Checklist</text:p>
          </table:table-cell>
          <table:table-cell table:style-name="ACE-0x8c77018" office:value-type="string" office:string-value="Configuration Checklist">
            <text:p>Configuration Checklist</text:p>
          </table:table-cell>
          <table:table-cell table:style-name="ACE-0x8c77018" office:value-type="string" office:string-value="civicrm/admin/configtask&amp;reset=1">
            <text:p>civicrm/admin/configtask&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9">
            <text:p>99</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01">
            <text:p>101</text:p>
          </table:table-cell>
          <table:table-cell table:style-name="ACE-0x8c77018" office:value-type="float" office:value="1">
            <text:p>1</text:p>
          </table:table-cell>
          <table:table-cell table:style-name="ACE-0x8c77018" office:value-type="string" office:string-value="Global Settings">
            <text:p>Global Settings</text:p>
          </table:table-cell>
          <table:table-cell table:style-name="ACE-0x8c77018" office:value-type="string" office:string-value="Global Settings">
            <text:p>Global Settings</text:p>
          </table:table-cell>
          <table:table-cell table:style-name="ACE-0x8c77018" office:value-type="string" office:string-value="civicrm/admin/setting&amp;reset=1">
            <text:p>civicrm/admin/setting&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9">
            <text:p>99</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02">
            <text:p>102</text:p>
          </table:table-cell>
          <table:table-cell table:style-name="ACE-0x8c77018" office:value-type="float" office:value="1">
            <text:p>1</text:p>
          </table:table-cell>
          <table:table-cell table:style-name="ACE-0x8c77018" office:value-type="string" office:string-value="Enable CiviCRM Components">
            <text:p>Enable CiviCRM Components</text:p>
          </table:table-cell>
          <table:table-cell table:style-name="ACE-0x8c77018" office:value-type="string" office:string-value="Enable Components">
            <text:p>Enable Components</text:p>
          </table:table-cell>
          <table:table-cell table:style-name="ACE-0x8c77018" office:value-type="string" office:string-value="civicrm/admin/setting/component&amp;reset=1">
            <text:p>civicrm/admin/setting/component&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03">
            <text:p>103</text:p>
          </table:table-cell>
          <table:table-cell table:style-name="ACE-0x8c77018" office:value-type="float" office:value="1">
            <text:p>1</text:p>
          </table:table-cell>
          <table:table-cell table:style-name="ACE-0x8c77018" office:value-type="string" office:string-value="Site Preferences (screen and form configuration)">
            <text:p>Site Preferences (screen and form configuration)</text:p>
          </table:table-cell>
          <table:table-cell table:style-name="ACE-0x8c77018" office:value-type="string" office:string-value="Site Preferences">
            <text:p>Site Preferences</text:p>
          </table:table-cell>
          <table:table-cell table:style-name="ACE-0x8c77018" office:value-type="string" office:string-value="civicrm/admin/setting/preferences/display&amp;reset=1">
            <text:p>civicrm/admin/setting/preferences/display&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04">
            <text:p>104</text:p>
          </table:table-cell>
          <table:table-cell table:style-name="ACE-0x8c77018" office:value-type="float" office:value="1">
            <text:p>1</text:p>
          </table:table-cell>
          <table:table-cell table:style-name="ACE-0x8c77018" office:value-type="string" office:string-value="Directories">
            <text:p>Directories</text:p>
          </table:table-cell>
          <table:table-cell table:style-name="ACE-0x8c77018" office:value-type="string" office:string-value="Directories">
            <text:p>Directories</text:p>
          </table:table-cell>
          <table:table-cell table:style-name="ACE-0x8c77018" office:value-type="string" office:string-value="civicrm/admin/setting/path&amp;reset=1">
            <text:p>civicrm/admin/setting/path&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05">
            <text:p>105</text:p>
          </table:table-cell>
          <table:table-cell table:style-name="ACE-0x8c77018" office:value-type="float" office:value="1">
            <text:p>1</text:p>
          </table:table-cell>
          <table:table-cell table:style-name="ACE-0x8c77018" office:value-type="string" office:string-value="Resource URLs">
            <text:p>Resource URLs</text:p>
          </table:table-cell>
          <table:table-cell table:style-name="ACE-0x8c77018" office:value-type="string" office:string-value="Resource URLs">
            <text:p>Resource URLs</text:p>
          </table:table-cell>
          <table:table-cell table:style-name="ACE-0x8c77018" office:value-type="string" office:string-value="civicrm/admin/setting/url&amp;reset=1">
            <text:p>civicrm/admin/setting/url&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106">
            <text:p>106</text:p>
          </table:table-cell>
          <table:table-cell table:style-name="ACE-0x8c77018" office:value-type="float" office:value="1">
            <text:p>1</text:p>
          </table:table-cell>
          <table:table-cell table:style-name="ACE-0x8c77018" office:value-type="string" office:string-value="Outbound Email (SMTP/Sendmail)">
            <text:p>Outbound Email (SMTP/Sendmail)</text:p>
          </table:table-cell>
          <table:table-cell table:style-name="ACE-0x8c77018" office:value-type="string" office:string-value="Outbound Email">
            <text:p>Outbound Email</text:p>
          </table:table-cell>
          <table:table-cell table:style-name="ACE-0x8c77018" office:value-type="string" office:string-value="civicrm/admin/setting/smtp&amp;reset=1">
            <text:p>civicrm/admin/setting/smtp&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107">
            <text:p>107</text:p>
          </table:table-cell>
          <table:table-cell table:style-name="ACE-0x8c77018" office:value-type="float" office:value="1">
            <text:p>1</text:p>
          </table:table-cell>
          <table:table-cell table:style-name="ACE-0x8c77018" office:value-type="string" office:string-value="Mapping and Geocoding">
            <text:p>Mapping and Geocoding</text:p>
          </table:table-cell>
          <table:table-cell table:style-name="ACE-0x8c77018" office:value-type="string" office:string-value="Mapping and Geocoding">
            <text:p>Mapping and Geocoding</text:p>
          </table:table-cell>
          <table:table-cell table:style-name="ACE-0x8c77018" office:value-type="string" office:string-value="civicrm/admin/setting/mapping&amp;reset=1">
            <text:p>civicrm/admin/setting/mapping&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108">
            <text:p>108</text:p>
          </table:table-cell>
          <table:table-cell table:style-name="ACE-0x8c77018" office:value-type="float" office:value="1">
            <text:p>1</text:p>
          </table:table-cell>
          <table:table-cell table:style-name="ACE-0x8c77018" office:value-type="string" office:string-value="Payment Processors">
            <text:p>Payment Processors</text:p>
          </table:table-cell>
          <table:table-cell table:style-name="ACE-0x8c77018" office:value-type="string" office:string-value="Payment Processors">
            <text:p>Payment Processors</text:p>
          </table:table-cell>
          <table:table-cell table:style-name="ACE-0x8c77018" office:value-type="string" office:string-value="civicrm/admin/paymentProcessor&amp;reset=1">
            <text:p>civicrm/admin/paymentProcessor&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109">
            <text:p>109</text:p>
          </table:table-cell>
          <table:table-cell table:style-name="ACE-0x8c77018" office:value-type="float" office:value="1">
            <text:p>1</text:p>
          </table:table-cell>
          <table:table-cell table:style-name="ACE-0x8c77018" office:value-type="string" office:string-value="Localization">
            <text:p>Localization</text:p>
          </table:table-cell>
          <table:table-cell table:style-name="ACE-0x8c77018" office:value-type="string" office:string-value="Localization">
            <text:p>Localization</text:p>
          </table:table-cell>
          <table:table-cell table:style-name="ACE-0x8c77018" office:value-type="string" office:string-value="civicrm/admin/setting/localization&amp;reset=1">
            <text:p>civicrm/admin/setting/localization&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110">
            <text:p>110</text:p>
          </table:table-cell>
          <table:table-cell table:style-name="ACE-0x8c77018" office:value-type="float" office:value="1">
            <text:p>1</text:p>
          </table:table-cell>
          <table:table-cell table:style-name="ACE-0x8c77018" office:value-type="string" office:string-value="Address Settings">
            <text:p>Address Settings</text:p>
          </table:table-cell>
          <table:table-cell table:style-name="ACE-0x8c77018" office:value-type="string" office:string-value="Address Settings">
            <text:p>Address Settings</text:p>
          </table:table-cell>
          <table:table-cell table:style-name="ACE-0x8c77018" office:value-type="string" office:string-value="civicrm/admin/setting/preferences/address&amp;reset=1">
            <text:p>civicrm/admin/setting/preferences/addres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111">
            <text:p>111</text:p>
          </table:table-cell>
          <table:table-cell table:style-name="ACE-0x8c77018" office:value-type="float" office:value="1">
            <text:p>1</text:p>
          </table:table-cell>
          <table:table-cell table:style-name="ACE-0x8c77018" office:value-type="string" office:string-value="Search Settings">
            <text:p>Search Settings</text:p>
          </table:table-cell>
          <table:table-cell table:style-name="ACE-0x8c77018" office:value-type="string" office:string-value="Search Settings">
            <text:p>Search Settings</text:p>
          </table:table-cell>
          <table:table-cell table:style-name="ACE-0x8c77018" office:value-type="string" office:string-value="civicrm/admin/setting/search&amp;reset=1">
            <text:p>civicrm/admin/setting/search&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10">
            <text:p>10</text:p>
          </table:table-cell>
          <table:table-cell table:number-columns-repeated="245" table:style-name="ACE-0x8c76dd8"/>
        </table:table-row>
        <table:table-row table:style-name="AROW-0">
          <table:table-cell table:style-name="ACE-0x8c77018" office:value-type="float" office:value="112">
            <text:p>112</text:p>
          </table:table-cell>
          <table:table-cell table:style-name="ACE-0x8c77018" office:value-type="float" office:value="1">
            <text:p>1</text:p>
          </table:table-cell>
          <table:table-cell table:style-name="ACE-0x8c77018" office:value-type="string" office:string-value="Date Formats">
            <text:p>Date Formats</text:p>
          </table:table-cell>
          <table:table-cell table:style-name="ACE-0x8c77018" office:value-type="string" office:string-value="Date Formats">
            <text:p>Date Formats</text:p>
          </table:table-cell>
          <table:table-cell table:style-name="ACE-0x8c77018" office:value-type="string" office:string-value="civicrm/admin/setting/date&amp;reset=1">
            <text:p>civicrm/admin/setting/date&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11">
            <text:p>11</text:p>
          </table:table-cell>
          <table:table-cell table:number-columns-repeated="245" table:style-name="ACE-0x8c76dd8"/>
        </table:table-row>
        <table:table-row table:style-name="AROW-0">
          <table:table-cell table:style-name="ACE-0x8c77018" office:value-type="float" office:value="113">
            <text:p>113</text:p>
          </table:table-cell>
          <table:table-cell table:style-name="ACE-0x8c77018" office:value-type="float" office:value="1">
            <text:p>1</text:p>
          </table:table-cell>
          <table:table-cell table:style-name="ACE-0x8c77018" office:value-type="string" office:string-value="CMS Integration">
            <text:p>CMS Integration</text:p>
          </table:table-cell>
          <table:table-cell table:style-name="ACE-0x8c77018" office:value-type="string" office:string-value="CMS Integration">
            <text:p>CMS Integration</text:p>
          </table:table-cell>
          <table:table-cell table:style-name="ACE-0x8c77018" office:value-type="string" office:string-value="civicrm/admin/setting/uf&amp;reset=1">
            <text:p>civicrm/admin/setting/uf&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12">
            <text:p>12</text:p>
          </table:table-cell>
          <table:table-cell table:number-columns-repeated="245" table:style-name="ACE-0x8c76dd8"/>
        </table:table-row>
        <table:table-row table:style-name="AROW-0">
          <table:table-cell table:style-name="ACE-0x8c77018" office:value-type="float" office:value="114">
            <text:p>114</text:p>
          </table:table-cell>
          <table:table-cell table:style-name="ACE-0x8c77018" office:value-type="float" office:value="1">
            <text:p>1</text:p>
          </table:table-cell>
          <table:table-cell table:style-name="ACE-0x8c77018" office:value-type="string" office:string-value="Miscellaneous (version check, reCAPTCHA...)">
            <text:p>Miscellaneous (version check, reCAPTCHA...)</text:p>
          </table:table-cell>
          <table:table-cell table:style-name="ACE-0x8c77018" office:value-type="string" office:string-value="Miscellaneous">
            <text:p>Miscellaneous</text:p>
          </table:table-cell>
          <table:table-cell table:style-name="ACE-0x8c77018" office:value-type="string" office:string-value="civicrm/admin/setting/misc&amp;reset=1">
            <text:p>civicrm/admin/setting/misc&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13">
            <text:p>13</text:p>
          </table:table-cell>
          <table:table-cell table:number-columns-repeated="245" table:style-name="ACE-0x8c76dd8"/>
        </table:table-row>
        <table:table-row table:style-name="AROW-0">
          <table:table-cell table:style-name="ACE-0x8c77018" office:value-type="float" office:value="115">
            <text:p>115</text:p>
          </table:table-cell>
          <table:table-cell table:style-name="ACE-0x8c77018" office:value-type="float" office:value="1">
            <text:p>1</text:p>
          </table:table-cell>
          <table:table-cell table:style-name="ACE-0x8c77018" office:value-type="string" office:string-value="Safe File Extensions">
            <text:p>Safe File Extensions</text:p>
          </table:table-cell>
          <table:table-cell table:style-name="ACE-0x8c77018" office:value-type="string" office:string-value="Safe File Extensions">
            <text:p>Safe File Extensions</text:p>
          </table:table-cell>
          <table:table-cell table:style-name="ACE-0x8c77018" office:value-type="string" office:string-value="civicrm/admin/options/safe_file_extension&amp;group=safe_file_extension&amp;reset=1">
            <text:p>civicrm/admin/options/safe_file_extension&amp;group=safe_file_extension&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14">
            <text:p>14</text:p>
          </table:table-cell>
          <table:table-cell table:number-columns-repeated="245" table:style-name="ACE-0x8c76dd8"/>
        </table:table-row>
        <table:table-row table:style-name="AROW-0">
          <table:table-cell table:style-name="ACE-0x8c77018" office:value-type="float" office:value="116">
            <text:p>116</text:p>
          </table:table-cell>
          <table:table-cell table:style-name="ACE-0x8c77018" office:value-type="float" office:value="1">
            <text:p>1</text:p>
          </table:table-cell>
          <table:table-cell table:style-name="ACE-0x8c77018" office:value-type="string" office:string-value="Debugging">
            <text:p>Debugging</text:p>
          </table:table-cell>
          <table:table-cell table:style-name="ACE-0x8c77018" office:value-type="string" office:string-value="Debugging">
            <text:p>Debugging</text:p>
          </table:table-cell>
          <table:table-cell table:style-name="ACE-0x8c77018" office:value-type="string" office:string-value="civicrm/admin/setting/debug&amp;reset=1">
            <text:p>civicrm/admin/setting/debug&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01">
            <text:p>101</text:p>
          </table:table-cell>
          <table:table-cell table:style-name="ACE-0x8c77018" office:value-type="float" office:value="1">
            <text:p>1</text:p>
          </table:table-cell>
          <table:table-cell table:style-name="ACE-0x8c77018"/>
          <table:table-cell table:style-name="ACE-0x8c77018" office:value-type="float" office:value="15">
            <text:p>15</text:p>
          </table:table-cell>
          <table:table-cell table:number-columns-repeated="245" table:style-name="ACE-0x8c76dd8"/>
        </table:table-row>
        <table:table-row table:style-name="AROW-0">
          <table:table-cell table:style-name="ACE-0x8c77018" office:value-type="float" office:value="117">
            <text:p>117</text:p>
          </table:table-cell>
          <table:table-cell table:style-name="ACE-0x8c77018" office:value-type="float" office:value="1">
            <text:p>1</text:p>
          </table:table-cell>
          <table:table-cell table:style-name="ACE-0x8c77018" office:value-type="string" office:string-value="Import/Export Mappings">
            <text:p>Import/Export Mappings</text:p>
          </table:table-cell>
          <table:table-cell table:style-name="ACE-0x8c77018" office:value-type="string" office:string-value="Import/Export Mappings">
            <text:p>Import/Export Mappings</text:p>
          </table:table-cell>
          <table:table-cell table:style-name="ACE-0x8c77018" office:value-type="string" office:string-value="civicrm/admin/mapping&amp;reset=1">
            <text:p>civicrm/admin/mapping&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9">
            <text:p>99</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18">
            <text:p>118</text:p>
          </table:table-cell>
          <table:table-cell table:style-name="ACE-0x8c77018" office:value-type="float" office:value="1">
            <text:p>1</text:p>
          </table:table-cell>
          <table:table-cell table:style-name="ACE-0x8c77018" office:value-type="string" office:string-value="Message Templates">
            <text:p>Message Templates</text:p>
          </table:table-cell>
          <table:table-cell table:style-name="ACE-0x8c77018" office:value-type="string" office:string-value="Message Templates">
            <text:p>Message Templates</text:p>
          </table:table-cell>
          <table:table-cell table:style-name="ACE-0x8c77018" office:value-type="string" office:string-value="civicrm/admin/messageTemplates&amp;reset=1">
            <text:p>civicrm/admin/messageTemplate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9">
            <text:p>99</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119">
            <text:p>119</text:p>
          </table:table-cell>
          <table:table-cell table:style-name="ACE-0x8c77018" office:value-type="float" office:value="1">
            <text:p>1</text:p>
          </table:table-cell>
          <table:table-cell table:style-name="ACE-0x8c77018" office:value-type="string" office:string-value="Domain Information">
            <text:p>Domain Information</text:p>
          </table:table-cell>
          <table:table-cell table:style-name="ACE-0x8c77018" office:value-type="string" office:string-value="Domain Information">
            <text:p>Domain Information</text:p>
          </table:table-cell>
          <table:table-cell table:style-name="ACE-0x8c77018" office:value-type="string" office:string-value="civicrm/admin/domain&amp;action=update&amp;reset=1">
            <text:p>civicrm/admin/domain&amp;action=update&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9">
            <text:p>99</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120">
            <text:p>120</text:p>
          </table:table-cell>
          <table:table-cell table:style-name="ACE-0x8c77018" office:value-type="float" office:value="1">
            <text:p>1</text:p>
          </table:table-cell>
          <table:table-cell table:style-name="ACE-0x8c77018" office:value-type="string" office:string-value="FROM Email Addresses">
            <text:p>FROM Email Addresses</text:p>
          </table:table-cell>
          <table:table-cell table:style-name="ACE-0x8c77018" office:value-type="string" office:string-value="FROM Email Addresses">
            <text:p>FROM Email Addresses</text:p>
          </table:table-cell>
          <table:table-cell table:style-name="ACE-0x8c77018" office:value-type="string" office:string-value="civicrm/admin/options/from_email_address&amp;group=from_email_address&amp;reset=1">
            <text:p>civicrm/admin/options/from_email_address&amp;group=from_email_addres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9">
            <text:p>99</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121">
            <text:p>121</text:p>
          </table:table-cell>
          <table:table-cell table:style-name="ACE-0x8c77018" office:value-type="float" office:value="1">
            <text:p>1</text:p>
          </table:table-cell>
          <table:table-cell table:style-name="ACE-0x8c77018" office:value-type="string" office:string-value="Update Directory Path and URL">
            <text:p>Update Directory Path and URL</text:p>
          </table:table-cell>
          <table:table-cell table:style-name="ACE-0x8c77018" office:value-type="string" office:string-value="Update Directory Path and URL">
            <text:p>Update Directory Path and URL</text:p>
          </table:table-cell>
          <table:table-cell table:style-name="ACE-0x8c77018" office:value-type="string" office:string-value="civicrm/admin/setting/updateConfigBackend&amp;reset=1">
            <text:p>civicrm/admin/setting/updateConfigBackend&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9">
            <text:p>99</text:p>
          </table:table-cell>
          <table:table-cell table:style-name="ACE-0x8c77018" office:value-type="float" office:value="1">
            <text:p>1</text:p>
          </table:table-cell>
          <table:table-cell table:style-name="ACE-0x8c77018"/>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122">
            <text:p>122</text:p>
          </table:table-cell>
          <table:table-cell table:style-name="ACE-0x8c77018" office:value-type="float" office:value="1">
            <text:p>1</text:p>
          </table:table-cell>
          <table:table-cell table:style-name="ACE-0x8c77018" office:value-type="string" office:string-value="PDF Page Formats">
            <text:p>PDF Page Formats</text:p>
          </table:table-cell>
          <table:table-cell table:style-name="ACE-0x8c77018" office:value-type="string" office:string-value="PDF Page Formats">
            <text:p>PDF Page Formats</text:p>
          </table:table-cell>
          <table:table-cell table:style-name="ACE-0x8c77018" office:value-type="string" office:string-value="civicrm/admin/pdfFormats&amp;reset=1">
            <text:p>civicrm/admin/pdfFormat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9">
            <text:p>99</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123">
            <text:p>123</text:p>
          </table:table-cell>
          <table:table-cell table:style-name="ACE-0x8c77018" office:value-type="float" office:value="1">
            <text:p>1</text:p>
          </table:table-cell>
          <table:table-cell table:style-name="ACE-0x8c77018" office:value-type="string" office:string-value="Mailing Label Formats">
            <text:p>Mailing Label Formats</text:p>
          </table:table-cell>
          <table:table-cell table:style-name="ACE-0x8c77018" office:value-type="string" office:string-value="Mailing Label Formats">
            <text:p>Mailing Label Formats</text:p>
          </table:table-cell>
          <table:table-cell table:style-name="ACE-0x8c77018" office:value-type="string" office:string-value="civicrm/admin/labelFormats&amp;reset=1">
            <text:p>civicrm/admin/labelFormat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9">
            <text:p>99</text:p>
          </table:table-cell>
          <table:table-cell table:style-name="ACE-0x8c77018" office:value-type="float" office:value="1">
            <text:p>1</text:p>
          </table:table-cell>
          <table:table-cell table:style-name="ACE-0x8c77018"/>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124">
            <text:p>124</text:p>
          </table:table-cell>
          <table:table-cell table:style-name="ACE-0x8c77018" office:value-type="float" office:value="1">
            <text:p>1</text:p>
          </table:table-cell>
          <table:table-cell table:style-name="ACE-0x8c77018" office:value-type="string" office:string-value="Schedule Reminders">
            <text:p>Schedule Reminders</text:p>
          </table:table-cell>
          <table:table-cell table:style-name="ACE-0x8c77018" office:value-type="string" office:string-value="Schedule Reminders">
            <text:p>Schedule Reminders</text:p>
          </table:table-cell>
          <table:table-cell table:style-name="ACE-0x8c77018" office:value-type="string" office:string-value="civicrm/admin/scheduleReminders&amp;reset=1">
            <text:p>civicrm/admin/scheduleReminder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99">
            <text:p>99</text:p>
          </table:table-cell>
          <table:table-cell table:style-name="ACE-0x8c77018" office:value-type="float" office:value="1">
            <text:p>1</text:p>
          </table:table-cell>
          <table:table-cell table:style-name="ACE-0x8c77018"/>
          <table:table-cell table:style-name="ACE-0x8c77018" office:value-type="float" office:value="10">
            <text:p>10</text:p>
          </table:table-cell>
          <table:table-cell table:number-columns-repeated="245" table:style-name="ACE-0x8c76dd8"/>
        </table:table-row>
        <table:table-row table:style-name="AROW-0">
          <table:table-cell table:style-name="ACE-0x8c77018" office:value-type="float" office:value="125">
            <text:p>125</text:p>
          </table:table-cell>
          <table:table-cell table:style-name="ACE-0x8c77018" office:value-type="float" office:value="1">
            <text:p>1</text:p>
          </table:table-cell>
          <table:table-cell table:style-name="ACE-0x8c77018" office:value-type="string" office:string-value="Manage">
            <text:p>Manage</text:p>
          </table:table-cell>
          <table:table-cell table:style-name="ACE-0x8c77018" office:value-type="string" office:string-value="Manage">
            <text:p>Manage</text:p>
          </table:table-cell>
          <table:table-cell table:style-name="ACE-0x8c77018"/>
          <table:table-cell table:style-name="ACE-0x8c77018" office:value-type="string" office:string-value="administer CiviCRM">
            <text:p>administer CiviCRM</text:p>
          </table:table-cell>
          <table:table-cell table:style-name="ACE-0x8c77018"/>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126">
            <text:p>126</text:p>
          </table:table-cell>
          <table:table-cell table:style-name="ACE-0x8c77018" office:value-type="float" office:value="1">
            <text:p>1</text:p>
          </table:table-cell>
          <table:table-cell table:style-name="ACE-0x8c77018" office:value-type="string" office:string-value="Access Control">
            <text:p>Access Control</text:p>
          </table:table-cell>
          <table:table-cell table:style-name="ACE-0x8c77018" office:value-type="string" office:string-value="Access Control">
            <text:p>Access Control</text:p>
          </table:table-cell>
          <table:table-cell table:style-name="ACE-0x8c77018" office:value-type="string" office:string-value="civicrm/admin/access&amp;reset=1">
            <text:p>civicrm/admin/acces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5">
            <text:p>125</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27">
            <text:p>127</text:p>
          </table:table-cell>
          <table:table-cell table:style-name="ACE-0x8c77018" office:value-type="float" office:value="1">
            <text:p>1</text:p>
          </table:table-cell>
          <table:table-cell table:style-name="ACE-0x8c77018" office:value-type="string" office:string-value="Synchronize Users to Contacts">
            <text:p>Synchronize Users to Contacts</text:p>
          </table:table-cell>
          <table:table-cell table:style-name="ACE-0x8c77018" office:value-type="string" office:string-value="Synchronize Users to Contacts">
            <text:p>Synchronize Users to Contacts</text:p>
          </table:table-cell>
          <table:table-cell table:style-name="ACE-0x8c77018" office:value-type="string" office:string-value="civicrm/admin/synchUser&amp;reset=1">
            <text:p>civicrm/admin/synchUser&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5">
            <text:p>125</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28">
            <text:p>128</text:p>
          </table:table-cell>
          <table:table-cell table:style-name="ACE-0x8c77018" office:value-type="float" office:value="1">
            <text:p>1</text:p>
          </table:table-cell>
          <table:table-cell table:style-name="ACE-0x8c77018" office:value-type="string" office:string-value="Option Lists">
            <text:p>Option Lists</text:p>
          </table:table-cell>
          <table:table-cell table:style-name="ACE-0x8c77018" office:value-type="string" office:string-value="Option Lists">
            <text:p>Option Lists</text:p>
          </table:table-cell>
          <table:table-cell table:style-name="ACE-0x8c77018"/>
          <table:table-cell table:style-name="ACE-0x8c77018" office:value-type="string" office:string-value="administer CiviCRM">
            <text:p>administer CiviCRM</text:p>
          </table:table-cell>
          <table:table-cell table:style-name="ACE-0x8c77018"/>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129">
            <text:p>129</text:p>
          </table:table-cell>
          <table:table-cell table:style-name="ACE-0x8c77018" office:value-type="float" office:value="1">
            <text:p>1</text:p>
          </table:table-cell>
          <table:table-cell table:style-name="ACE-0x8c77018" office:value-type="string" office:string-value="Activity Types">
            <text:p>Activity Types</text:p>
          </table:table-cell>
          <table:table-cell table:style-name="ACE-0x8c77018" office:value-type="string" office:string-value="Activity Types">
            <text:p>Activity Types</text:p>
          </table:table-cell>
          <table:table-cell table:style-name="ACE-0x8c77018" office:value-type="string" office:string-value="civicrm/admin/options/activity_type&amp;reset=1&amp;group=activity_type">
            <text:p>civicrm/admin/options/activity_type&amp;reset=1&amp;group=activity_type</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30">
            <text:p>130</text:p>
          </table:table-cell>
          <table:table-cell table:style-name="ACE-0x8c77018" office:value-type="float" office:value="1">
            <text:p>1</text:p>
          </table:table-cell>
          <table:table-cell table:style-name="ACE-0x8c77018" office:value-type="string" office:string-value="Relationship Types">
            <text:p>Relationship Types</text:p>
          </table:table-cell>
          <table:table-cell table:style-name="ACE-0x8c77018" office:value-type="string" office:string-value="Relationship Types">
            <text:p>Relationship Types</text:p>
          </table:table-cell>
          <table:table-cell table:style-name="ACE-0x8c77018" office:value-type="string" office:string-value="civicrm/admin/reltype&amp;reset=1">
            <text:p>civicrm/admin/reltype&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31">
            <text:p>131</text:p>
          </table:table-cell>
          <table:table-cell table:style-name="ACE-0x8c77018" office:value-type="float" office:value="1">
            <text:p>1</text:p>
          </table:table-cell>
          <table:table-cell table:style-name="ACE-0x8c77018" office:value-type="string" office:string-value="Tags (Categories)">
            <text:p>Tags (Categories)</text:p>
          </table:table-cell>
          <table:table-cell table:style-name="ACE-0x8c77018" office:value-type="string" office:string-value="Tags (Categories)">
            <text:p>Tags (Categories)</text:p>
          </table:table-cell>
          <table:table-cell table:style-name="ACE-0x8c77018" office:value-type="string" office:string-value="civicrm/admin/tag&amp;reset=1">
            <text:p>civicrm/admin/tag&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32">
            <text:p>132</text:p>
          </table:table-cell>
          <table:table-cell table:style-name="ACE-0x8c77018" office:value-type="float" office:value="1">
            <text:p>1</text:p>
          </table:table-cell>
          <table:table-cell table:style-name="ACE-0x8c77018" office:value-type="string" office:string-value="Gender Options">
            <text:p>Gender Options</text:p>
          </table:table-cell>
          <table:table-cell table:style-name="ACE-0x8c77018" office:value-type="string" office:string-value="Gender Options">
            <text:p>Gender Options</text:p>
          </table:table-cell>
          <table:table-cell table:style-name="ACE-0x8c77018" office:value-type="string" office:string-value="civicrm/admin/options/gender&amp;reset=1&amp;group=gender">
            <text:p>civicrm/admin/options/gender&amp;reset=1&amp;group=gender</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133">
            <text:p>133</text:p>
          </table:table-cell>
          <table:table-cell table:style-name="ACE-0x8c77018" office:value-type="float" office:value="1">
            <text:p>1</text:p>
          </table:table-cell>
          <table:table-cell table:style-name="ACE-0x8c77018" office:value-type="string" office:string-value="Individual Prefixes (Ms, Mr...)">
            <text:p>Individual Prefixes (Ms, Mr...)</text:p>
          </table:table-cell>
          <table:table-cell table:style-name="ACE-0x8c77018" office:value-type="string" office:string-value="Individual Prefixes (Ms, Mr...)">
            <text:p>Individual Prefixes (Ms, Mr...)</text:p>
          </table:table-cell>
          <table:table-cell table:style-name="ACE-0x8c77018" office:value-type="string" office:string-value="civicrm/admin/options/individual_prefix&amp;group=individual_prefix&amp;reset=1">
            <text:p>civicrm/admin/options/individual_prefix&amp;group=individual_prefix&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134">
            <text:p>134</text:p>
          </table:table-cell>
          <table:table-cell table:style-name="ACE-0x8c77018" office:value-type="float" office:value="1">
            <text:p>1</text:p>
          </table:table-cell>
          <table:table-cell table:style-name="ACE-0x8c77018" office:value-type="string" office:string-value="Individual Suffixes (Jr, Sr...)">
            <text:p>Individual Suffixes (Jr, Sr...)</text:p>
          </table:table-cell>
          <table:table-cell table:style-name="ACE-0x8c77018" office:value-type="string" office:string-value="Individual Suffixes (Jr, Sr...)">
            <text:p>Individual Suffixes (Jr, Sr...)</text:p>
          </table:table-cell>
          <table:table-cell table:style-name="ACE-0x8c77018" office:value-type="string" office:string-value="civicrm/admin/options/individual_suffix&amp;group=individual_suffix&amp;reset=1">
            <text:p>civicrm/admin/options/individual_suffix&amp;group=individual_suffix&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135">
            <text:p>135</text:p>
          </table:table-cell>
          <table:table-cell table:style-name="ACE-0x8c77018" office:value-type="float" office:value="1">
            <text:p>1</text:p>
          </table:table-cell>
          <table:table-cell table:style-name="ACE-0x8c77018" office:value-type="string" office:string-value="Addressee Formats">
            <text:p>Addressee Formats</text:p>
          </table:table-cell>
          <table:table-cell table:style-name="ACE-0x8c77018" office:value-type="string" office:string-value="Addressee Formats">
            <text:p>Addressee Formats</text:p>
          </table:table-cell>
          <table:table-cell table:style-name="ACE-0x8c77018" office:value-type="string" office:string-value="civicrm/admin/options/addressee&amp;group=addressee&amp;reset=1">
            <text:p>civicrm/admin/options/addressee&amp;group=addressee&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136">
            <text:p>136</text:p>
          </table:table-cell>
          <table:table-cell table:style-name="ACE-0x8c77018" office:value-type="float" office:value="1">
            <text:p>1</text:p>
          </table:table-cell>
          <table:table-cell table:style-name="ACE-0x8c77018" office:value-type="string" office:string-value="Email Greetings">
            <text:p>Email Greetings</text:p>
          </table:table-cell>
          <table:table-cell table:style-name="ACE-0x8c77018" office:value-type="string" office:string-value="Email Greetings">
            <text:p>Email Greetings</text:p>
          </table:table-cell>
          <table:table-cell table:style-name="ACE-0x8c77018" office:value-type="string" office:string-value="civicrm/admin/options/email_greeting&amp;group=email_greeting&amp;reset=1">
            <text:p>civicrm/admin/options/email_greeting&amp;group=email_greeting&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137">
            <text:p>137</text:p>
          </table:table-cell>
          <table:table-cell table:style-name="ACE-0x8c77018" office:value-type="float" office:value="1">
            <text:p>1</text:p>
          </table:table-cell>
          <table:table-cell table:style-name="ACE-0x8c77018" office:value-type="string" office:string-value="Postal Greetings">
            <text:p>Postal Greetings</text:p>
          </table:table-cell>
          <table:table-cell table:style-name="ACE-0x8c77018" office:value-type="string" office:string-value="Postal Greetings">
            <text:p>Postal Greetings</text:p>
          </table:table-cell>
          <table:table-cell table:style-name="ACE-0x8c77018" office:value-type="string" office:string-value="civicrm/admin/options/postal_greeting&amp;group=postal_greeting&amp;reset=1">
            <text:p>civicrm/admin/options/postal_greeting&amp;group=postal_greeting&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138">
            <text:p>138</text:p>
          </table:table-cell>
          <table:table-cell table:style-name="ACE-0x8c77018" office:value-type="float" office:value="1">
            <text:p>1</text:p>
          </table:table-cell>
          <table:table-cell table:style-name="ACE-0x8c77018" office:value-type="string" office:string-value="Instant Messenger Services">
            <text:p>Instant Messenger Services</text:p>
          </table:table-cell>
          <table:table-cell table:style-name="ACE-0x8c77018" office:value-type="string" office:string-value="Instant Messenger Services">
            <text:p>Instant Messenger Services</text:p>
          </table:table-cell>
          <table:table-cell table:style-name="ACE-0x8c77018" office:value-type="string" office:string-value="civicrm/admin/options/instant_messenger_service&amp;group=instant_messenger_service&amp;reset=1">
            <text:p>civicrm/admin/options/instant_messenger_service&amp;group=instant_messenger_service&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10">
            <text:p>10</text:p>
          </table:table-cell>
          <table:table-cell table:number-columns-repeated="245" table:style-name="ACE-0x8c76dd8"/>
        </table:table-row>
        <table:table-row table:style-name="AROW-0">
          <table:table-cell table:style-name="ACE-0x8c77018" office:value-type="float" office:value="139">
            <text:p>139</text:p>
          </table:table-cell>
          <table:table-cell table:style-name="ACE-0x8c77018" office:value-type="float" office:value="1">
            <text:p>1</text:p>
          </table:table-cell>
          <table:table-cell table:style-name="ACE-0x8c77018" office:value-type="string" office:string-value="Location Types (Home, Work...)">
            <text:p>Location Types (Home, Work...)</text:p>
          </table:table-cell>
          <table:table-cell table:style-name="ACE-0x8c77018" office:value-type="string" office:string-value="Location Types (Home, Work...)">
            <text:p>Location Types (Home, Work...)</text:p>
          </table:table-cell>
          <table:table-cell table:style-name="ACE-0x8c77018" office:value-type="string" office:string-value="civicrm/admin/locationType&amp;reset=1">
            <text:p>civicrm/admin/locationType&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11">
            <text:p>11</text:p>
          </table:table-cell>
          <table:table-cell table:number-columns-repeated="245" table:style-name="ACE-0x8c76dd8"/>
        </table:table-row>
        <table:table-row table:style-name="AROW-0">
          <table:table-cell table:style-name="ACE-0x8c77018" office:value-type="float" office:value="140">
            <text:p>140</text:p>
          </table:table-cell>
          <table:table-cell table:style-name="ACE-0x8c77018" office:value-type="float" office:value="1">
            <text:p>1</text:p>
          </table:table-cell>
          <table:table-cell table:style-name="ACE-0x8c77018" office:value-type="string" office:string-value="Mobile Phone Providers">
            <text:p>Mobile Phone Providers</text:p>
          </table:table-cell>
          <table:table-cell table:style-name="ACE-0x8c77018" office:value-type="string" office:string-value="Mobile Phone Providers">
            <text:p>Mobile Phone Providers</text:p>
          </table:table-cell>
          <table:table-cell table:style-name="ACE-0x8c77018" office:value-type="string" office:string-value="civicrm/admin/options/mobile_provider&amp;group=mobile_provider&amp;reset=1">
            <text:p>civicrm/admin/options/mobile_provider&amp;group=mobile_provider&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12">
            <text:p>12</text:p>
          </table:table-cell>
          <table:table-cell table:number-columns-repeated="245" table:style-name="ACE-0x8c76dd8"/>
        </table:table-row>
        <table:table-row table:style-name="AROW-0">
          <table:table-cell table:style-name="ACE-0x8c77018" office:value-type="float" office:value="141">
            <text:p>141</text:p>
          </table:table-cell>
          <table:table-cell table:style-name="ACE-0x8c77018" office:value-type="float" office:value="1">
            <text:p>1</text:p>
          </table:table-cell>
          <table:table-cell table:style-name="ACE-0x8c77018" office:value-type="string" office:string-value="Phone Types">
            <text:p>Phone Types</text:p>
          </table:table-cell>
          <table:table-cell table:style-name="ACE-0x8c77018" office:value-type="string" office:string-value="Phone Types">
            <text:p>Phone Types</text:p>
          </table:table-cell>
          <table:table-cell table:style-name="ACE-0x8c77018" office:value-type="string" office:string-value="civicrm/admin/options/phone_type&amp;group=phone_type&amp;reset=1">
            <text:p>civicrm/admin/options/phone_type&amp;group=phone_type&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13">
            <text:p>13</text:p>
          </table:table-cell>
          <table:table-cell table:number-columns-repeated="245" table:style-name="ACE-0x8c76dd8"/>
        </table:table-row>
        <table:table-row table:style-name="AROW-0">
          <table:table-cell table:style-name="ACE-0x8c77018" office:value-type="float" office:value="142">
            <text:p>142</text:p>
          </table:table-cell>
          <table:table-cell table:style-name="ACE-0x8c77018" office:value-type="float" office:value="1">
            <text:p>1</text:p>
          </table:table-cell>
          <table:table-cell table:style-name="ACE-0x8c77018" office:value-type="string" office:string-value="Website Types">
            <text:p>Website Types</text:p>
          </table:table-cell>
          <table:table-cell table:style-name="ACE-0x8c77018" office:value-type="string" office:string-value="Website Types">
            <text:p>Website Types</text:p>
          </table:table-cell>
          <table:table-cell table:style-name="ACE-0x8c77018" office:value-type="string" office:string-value="civicrm/admin/options/website_type&amp;group=website_type&amp;reset=1">
            <text:p>civicrm/admin/options/website_type&amp;group=website_type&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14">
            <text:p>14</text:p>
          </table:table-cell>
          <table:table-cell table:number-columns-repeated="245" table:style-name="ACE-0x8c76dd8"/>
        </table:table-row>
        <table:table-row table:style-name="AROW-0">
          <table:table-cell table:style-name="ACE-0x8c77018" office:value-type="float" office:value="143">
            <text:p>143</text:p>
          </table:table-cell>
          <table:table-cell table:style-name="ACE-0x8c77018" office:value-type="float" office:value="1">
            <text:p>1</text:p>
          </table:table-cell>
          <table:table-cell table:style-name="ACE-0x8c77018" office:value-type="string" office:string-value="Preferred Communication Methods">
            <text:p>Preferred Communication Methods</text:p>
          </table:table-cell>
          <table:table-cell table:style-name="ACE-0x8c77018" office:value-type="string" office:string-value="Preferred Communication Methods">
            <text:p>Preferred Communication Methods</text:p>
          </table:table-cell>
          <table:table-cell table:style-name="ACE-0x8c77018" office:value-type="string" office:string-value="civicrm/admin/options/preferred_communication_method&amp;group=preferred_communication_method&amp;reset=1">
            <text:p>civicrm/admin/options/preferred_communication_method&amp;group=preferred_communication_method&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15">
            <text:p>15</text:p>
          </table:table-cell>
          <table:table-cell table:number-columns-repeated="245" table:style-name="ACE-0x8c76dd8"/>
        </table:table-row>
        <table:table-row table:style-name="AROW-0">
          <table:table-cell table:style-name="ACE-0x8c77018" office:value-type="float" office:value="144">
            <text:p>144</text:p>
          </table:table-cell>
          <table:table-cell table:style-name="ACE-0x8c77018" office:value-type="float" office:value="1">
            <text:p>1</text:p>
          </table:table-cell>
          <table:table-cell table:style-name="ACE-0x8c77018" office:value-type="string" office:string-value="Contact Types">
            <text:p>Contact Types</text:p>
          </table:table-cell>
          <table:table-cell table:style-name="ACE-0x8c77018" office:value-type="string" office:string-value="Contact Types">
            <text:p>Contact Types</text:p>
          </table:table-cell>
          <table:table-cell table:style-name="ACE-0x8c77018" office:value-type="string" office:string-value="civicrm/admin/options/subtype&amp;reset=1">
            <text:p>civicrm/admin/options/subtype&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16">
            <text:p>16</text:p>
          </table:table-cell>
          <table:table-cell table:number-columns-repeated="245" table:style-name="ACE-0x8c76dd8"/>
        </table:table-row>
        <table:table-row table:style-name="AROW-0">
          <table:table-cell table:style-name="ACE-0x8c77018" office:value-type="float" office:value="145">
            <text:p>145</text:p>
          </table:table-cell>
          <table:table-cell table:style-name="ACE-0x8c77018" office:value-type="float" office:value="1">
            <text:p>1</text:p>
          </table:table-cell>
          <table:table-cell table:style-name="ACE-0x8c77018" office:value-type="string" office:string-value="Word Replacements">
            <text:p>Word Replacements</text:p>
          </table:table-cell>
          <table:table-cell table:style-name="ACE-0x8c77018" office:value-type="string" office:string-value="Word Replacements">
            <text:p>Word Replacements</text:p>
          </table:table-cell>
          <table:table-cell table:style-name="ACE-0x8c77018" office:value-type="string" office:string-value="civicrm/admin/options/wordreplacements&amp;reset=1">
            <text:p>civicrm/admin/options/wordreplacement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28">
            <text:p>128</text:p>
          </table:table-cell>
          <table:table-cell table:style-name="ACE-0x8c77018" office:value-type="float" office:value="1">
            <text:p>1</text:p>
          </table:table-cell>
          <table:table-cell table:style-name="ACE-0x8c77018"/>
          <table:table-cell table:style-name="ACE-0x8c77018" office:value-type="float" office:value="17">
            <text:p>17</text:p>
          </table:table-cell>
          <table:table-cell table:number-columns-repeated="245" table:style-name="ACE-0x8c76dd8"/>
        </table:table-row>
        <table:table-row table:style-name="AROW-0">
          <table:table-cell table:style-name="ACE-0x8c77018" office:value-type="float" office:value="146">
            <text:p>146</text:p>
          </table:table-cell>
          <table:table-cell table:style-name="ACE-0x8c77018" office:value-type="float" office:value="1">
            <text:p>1</text:p>
          </table:table-cell>
          <table:table-cell table:style-name="ACE-0x8c77018" office:value-type="string" office:string-value="CiviCase">
            <text:p>CiviCase</text:p>
          </table:table-cell>
          <table:table-cell table:style-name="ACE-0x8c77018" office:value-type="string" office:string-value="CiviCase">
            <text:p>CiviCase</text:p>
          </table:table-cell>
          <table:table-cell table:style-name="ACE-0x8c77018"/>
          <table:table-cell table:style-name="ACE-0x8c77018" office:value-type="string" office:string-value="administer CiviCase">
            <text:p>administer CiviCase</text:p>
          </table:table-cell>
          <table:table-cell table:style-name="ACE-0x8c77018"/>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147">
            <text:p>147</text:p>
          </table:table-cell>
          <table:table-cell table:style-name="ACE-0x8c77018" office:value-type="float" office:value="1">
            <text:p>1</text:p>
          </table:table-cell>
          <table:table-cell table:style-name="ACE-0x8c77018" office:value-type="string" office:string-value="Case Types">
            <text:p>Case Types</text:p>
          </table:table-cell>
          <table:table-cell table:style-name="ACE-0x8c77018" office:value-type="string" office:string-value="Case Types">
            <text:p>Case Types</text:p>
          </table:table-cell>
          <table:table-cell table:style-name="ACE-0x8c77018" office:value-type="string" office:string-value="civicrm/admin/options/case_type&amp;group=case_type&amp;reset=1">
            <text:p>civicrm/admin/options/case_type&amp;group=case_type&amp;reset=1</text:p>
          </table:table-cell>
          <table:table-cell table:style-name="ACE-0x8c77018" office:value-type="string" office:string-value="administer CiviCase">
            <text:p>administer CiviCase</text:p>
          </table:table-cell>
          <table:table-cell table:style-name="ACE-0x8c77018"/>
          <table:table-cell table:style-name="ACE-0x8c77018" office:value-type="float" office:value="146">
            <text:p>146</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48">
            <text:p>148</text:p>
          </table:table-cell>
          <table:table-cell table:style-name="ACE-0x8c77018" office:value-type="float" office:value="1">
            <text:p>1</text:p>
          </table:table-cell>
          <table:table-cell table:style-name="ACE-0x8c77018" office:value-type="string" office:string-value="Redaction Rules">
            <text:p>Redaction Rules</text:p>
          </table:table-cell>
          <table:table-cell table:style-name="ACE-0x8c77018" office:value-type="string" office:string-value="Redaction Rules">
            <text:p>Redaction Rules</text:p>
          </table:table-cell>
          <table:table-cell table:style-name="ACE-0x8c77018" office:value-type="string" office:string-value="civicrm/admin/options/redaction_rule&amp;group=redaction_rule&amp;reset=1">
            <text:p>civicrm/admin/options/redaction_rule&amp;group=redaction_rule&amp;reset=1</text:p>
          </table:table-cell>
          <table:table-cell table:style-name="ACE-0x8c77018" office:value-type="string" office:string-value="administer CiviCase">
            <text:p>administer CiviCase</text:p>
          </table:table-cell>
          <table:table-cell table:style-name="ACE-0x8c77018"/>
          <table:table-cell table:style-name="ACE-0x8c77018" office:value-type="float" office:value="146">
            <text:p>146</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49">
            <text:p>149</text:p>
          </table:table-cell>
          <table:table-cell table:style-name="ACE-0x8c77018" office:value-type="float" office:value="1">
            <text:p>1</text:p>
          </table:table-cell>
          <table:table-cell table:style-name="ACE-0x8c77018" office:value-type="string" office:string-value="Case Statuses">
            <text:p>Case Statuses</text:p>
          </table:table-cell>
          <table:table-cell table:style-name="ACE-0x8c77018" office:value-type="string" office:string-value="Case Statuses">
            <text:p>Case Statuses</text:p>
          </table:table-cell>
          <table:table-cell table:style-name="ACE-0x8c77018" office:value-type="string" office:string-value="civicrm/admin/options/case_status&amp;group=case_status&amp;reset=1">
            <text:p>civicrm/admin/options/case_status&amp;group=case_status&amp;reset=1</text:p>
          </table:table-cell>
          <table:table-cell table:style-name="ACE-0x8c77018" office:value-type="string" office:string-value="administer CiviCase">
            <text:p>administer CiviCase</text:p>
          </table:table-cell>
          <table:table-cell table:style-name="ACE-0x8c77018"/>
          <table:table-cell table:style-name="ACE-0x8c77018" office:value-type="float" office:value="146">
            <text:p>146</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50">
            <text:p>150</text:p>
          </table:table-cell>
          <table:table-cell table:style-name="ACE-0x8c77018" office:value-type="float" office:value="1">
            <text:p>1</text:p>
          </table:table-cell>
          <table:table-cell table:style-name="ACE-0x8c77018" office:value-type="string" office:string-value="Encounter Medium">
            <text:p>Encounter Medium</text:p>
          </table:table-cell>
          <table:table-cell table:style-name="ACE-0x8c77018" office:value-type="string" office:string-value="Encounter Medium">
            <text:p>Encounter Medium</text:p>
          </table:table-cell>
          <table:table-cell table:style-name="ACE-0x8c77018" office:value-type="string" office:string-value="civicrm/admin/options/encounter_medium&amp;group=encounter_medium&amp;reset=1">
            <text:p>civicrm/admin/options/encounter_medium&amp;group=encounter_medium&amp;reset=1</text:p>
          </table:table-cell>
          <table:table-cell table:style-name="ACE-0x8c77018" office:value-type="string" office:string-value="administer CiviCase">
            <text:p>administer CiviCase</text:p>
          </table:table-cell>
          <table:table-cell table:style-name="ACE-0x8c77018"/>
          <table:table-cell table:style-name="ACE-0x8c77018" office:value-type="float" office:value="146">
            <text:p>146</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151">
            <text:p>151</text:p>
          </table:table-cell>
          <table:table-cell table:style-name="ACE-0x8c77018" office:value-type="float" office:value="1">
            <text:p>1</text:p>
          </table:table-cell>
          <table:table-cell table:style-name="ACE-0x8c77018" office:value-type="string" office:string-value="CiviContribute">
            <text:p>CiviContribute</text:p>
          </table:table-cell>
          <table:table-cell table:style-name="ACE-0x8c77018" office:value-type="string" office:string-value="CiviContribute">
            <text:p>CiviContribute</text:p>
          </table:table-cell>
          <table:table-cell table:style-name="ACE-0x8c77018"/>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152">
            <text:p>152</text:p>
          </table:table-cell>
          <table:table-cell table:style-name="ACE-0x8c77018" office:value-type="float" office:value="1">
            <text:p>1</text:p>
          </table:table-cell>
          <table:table-cell table:style-name="ACE-0x8c77018" office:value-type="string" office:string-value="New Contribution Page">
            <text:p>New Contribution Page</text:p>
          </table:table-cell>
          <table:table-cell table:style-name="ACE-0x8c77018" office:value-type="string" office:string-value="New Contribution Page">
            <text:p>New Contribution Page</text:p>
          </table:table-cell>
          <table:table-cell table:style-name="ACE-0x8c77018" office:value-type="string" office:string-value="civicrm/admin/contribute&amp;reset=1&amp;action=add">
            <text:p>civicrm/admin/contribute&amp;reset=1&amp;action=add</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151">
            <text:p>151</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153">
            <text:p>153</text:p>
          </table:table-cell>
          <table:table-cell table:style-name="ACE-0x8c77018" office:value-type="float" office:value="1">
            <text:p>1</text:p>
          </table:table-cell>
          <table:table-cell table:style-name="ACE-0x8c77018" office:value-type="string" office:string-value="Manage Contribution Pages">
            <text:p>Manage Contribution Pages</text:p>
          </table:table-cell>
          <table:table-cell table:style-name="ACE-0x8c77018" office:value-type="string" office:string-value="Manage Contribution Pages">
            <text:p>Manage Contribution Pages</text:p>
          </table:table-cell>
          <table:table-cell table:style-name="ACE-0x8c77018" office:value-type="string" office:string-value="civicrm/admin/contribute&amp;reset=1">
            <text:p>civicrm/admin/contribute&amp;reset=1</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151">
            <text:p>151</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154">
            <text:p>154</text:p>
          </table:table-cell>
          <table:table-cell table:style-name="ACE-0x8c77018" office:value-type="float" office:value="1">
            <text:p>1</text:p>
          </table:table-cell>
          <table:table-cell table:style-name="ACE-0x8c77018" office:value-type="string" office:string-value="Personal Campaign Pages">
            <text:p>Personal Campaign Pages</text:p>
          </table:table-cell>
          <table:table-cell table:style-name="ACE-0x8c77018" office:value-type="string" office:string-value="Personal Campaign Pages">
            <text:p>Personal Campaign Pages</text:p>
          </table:table-cell>
          <table:table-cell table:style-name="ACE-0x8c77018" office:value-type="string" office:string-value="civicrm/admin/pcp&amp;reset=1">
            <text:p>civicrm/admin/pcp&amp;reset=1</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151">
            <text:p>151</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155">
            <text:p>155</text:p>
          </table:table-cell>
          <table:table-cell table:style-name="ACE-0x8c77018" office:value-type="float" office:value="1">
            <text:p>1</text:p>
          </table:table-cell>
          <table:table-cell table:style-name="ACE-0x8c77018" office:value-type="string" office:string-value="Premiums (Thank-you Gifts)">
            <text:p>Premiums (Thank-you Gifts)</text:p>
          </table:table-cell>
          <table:table-cell table:style-name="ACE-0x8c77018" office:value-type="string" office:string-value="Premiums">
            <text:p>Premiums</text:p>
          </table:table-cell>
          <table:table-cell table:style-name="ACE-0x8c77018" office:value-type="string" office:string-value="civicrm/admin/contribute/managePremiums&amp;reset=1">
            <text:p>civicrm/admin/contribute/managePremiums&amp;reset=1</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151">
            <text:p>151</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156">
            <text:p>156</text:p>
          </table:table-cell>
          <table:table-cell table:style-name="ACE-0x8c77018" office:value-type="float" office:value="1">
            <text:p>1</text:p>
          </table:table-cell>
          <table:table-cell table:style-name="ACE-0x8c77018" office:value-type="string" office:string-value="Contribution Types">
            <text:p>Contribution Types</text:p>
          </table:table-cell>
          <table:table-cell table:style-name="ACE-0x8c77018" office:value-type="string" office:string-value="Contribution Types">
            <text:p>Contribution Types</text:p>
          </table:table-cell>
          <table:table-cell table:style-name="ACE-0x8c77018" office:value-type="string" office:string-value="civicrm/admin/contribute/contributionType&amp;reset=1">
            <text:p>civicrm/admin/contribute/contributionType&amp;reset=1</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151">
            <text:p>151</text:p>
          </table:table-cell>
          <table:table-cell table:style-name="ACE-0x8c77018" office:value-type="float" office:value="1">
            <text:p>1</text:p>
          </table:table-cell>
          <table:table-cell table:style-name="ACE-0x8c77018"/>
          <table:table-cell table:style-name="ACE-0x8c77018" office:value-type="float" office:value="10">
            <text:p>10</text:p>
          </table:table-cell>
          <table:table-cell table:number-columns-repeated="245" table:style-name="ACE-0x8c76dd8"/>
        </table:table-row>
        <table:table-row table:style-name="AROW-0">
          <table:table-cell table:style-name="ACE-0x8c77018" office:value-type="float" office:value="157">
            <text:p>157</text:p>
          </table:table-cell>
          <table:table-cell table:style-name="ACE-0x8c77018" office:value-type="float" office:value="1">
            <text:p>1</text:p>
          </table:table-cell>
          <table:table-cell table:style-name="ACE-0x8c77018" office:value-type="string" office:string-value="Payment Instruments">
            <text:p>Payment Instruments</text:p>
          </table:table-cell>
          <table:table-cell table:style-name="ACE-0x8c77018" office:value-type="string" office:string-value="Payment Instruments">
            <text:p>Payment Instruments</text:p>
          </table:table-cell>
          <table:table-cell table:style-name="ACE-0x8c77018" office:value-type="string" office:string-value="civicrm/admin/options/payment_instrument&amp;group=payment_instrument&amp;reset=1">
            <text:p>civicrm/admin/options/payment_instrument&amp;group=payment_instrument&amp;reset=1</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151">
            <text:p>151</text:p>
          </table:table-cell>
          <table:table-cell table:style-name="ACE-0x8c77018" office:value-type="float" office:value="1">
            <text:p>1</text:p>
          </table:table-cell>
          <table:table-cell table:style-name="ACE-0x8c77018"/>
          <table:table-cell table:style-name="ACE-0x8c77018" office:value-type="float" office:value="11">
            <text:p>11</text:p>
          </table:table-cell>
          <table:table-cell table:number-columns-repeated="245" table:style-name="ACE-0x8c76dd8"/>
        </table:table-row>
        <table:table-row table:style-name="AROW-0">
          <table:table-cell table:style-name="ACE-0x8c77018" office:value-type="float" office:value="158">
            <text:p>158</text:p>
          </table:table-cell>
          <table:table-cell table:style-name="ACE-0x8c77018" office:value-type="float" office:value="1">
            <text:p>1</text:p>
          </table:table-cell>
          <table:table-cell table:style-name="ACE-0x8c77018" office:value-type="string" office:string-value="Accepted Credit Cards">
            <text:p>Accepted Credit Cards</text:p>
          </table:table-cell>
          <table:table-cell table:style-name="ACE-0x8c77018" office:value-type="string" office:string-value="Accepted Credit Cards">
            <text:p>Accepted Credit Cards</text:p>
          </table:table-cell>
          <table:table-cell table:style-name="ACE-0x8c77018" office:value-type="string" office:string-value="civicrm/admin/options/accept_creditcard&amp;group=accept_creditcard&amp;reset=1">
            <text:p>civicrm/admin/options/accept_creditcard&amp;group=accept_creditcard&amp;reset=1</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151">
            <text:p>151</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12">
            <text:p>12</text:p>
          </table:table-cell>
          <table:table-cell table:number-columns-repeated="245" table:style-name="ACE-0x8c76dd8"/>
        </table:table-row>
        <table:table-row table:style-name="AROW-0">
          <table:table-cell table:style-name="ACE-0x8c77018" office:value-type="float" office:value="159">
            <text:p>159</text:p>
          </table:table-cell>
          <table:table-cell table:style-name="ACE-0x8c77018" office:value-type="float" office:value="1">
            <text:p>1</text:p>
          </table:table-cell>
          <table:table-cell table:style-name="ACE-0x8c77018" office:value-type="string" office:string-value="New Price Set">
            <text:p>New Price Set</text:p>
          </table:table-cell>
          <table:table-cell table:style-name="ACE-0x8c77018" office:value-type="string" office:string-value="New Price Set">
            <text:p>New Price Set</text:p>
          </table:table-cell>
          <table:table-cell table:style-name="ACE-0x8c77018" office:value-type="string" office:string-value="civicrm/admin/price&amp;reset=1&amp;action=add">
            <text:p>civicrm/admin/price&amp;reset=1&amp;action=add</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151">
            <text:p>151</text:p>
          </table:table-cell>
          <table:table-cell table:style-name="ACE-0x8c77018" office:value-type="float" office:value="1">
            <text:p>1</text:p>
          </table:table-cell>
          <table:table-cell table:style-name="ACE-0x8c77018"/>
          <table:table-cell table:style-name="ACE-0x8c77018" office:value-type="float" office:value="13">
            <text:p>13</text:p>
          </table:table-cell>
          <table:table-cell table:number-columns-repeated="245" table:style-name="ACE-0x8c76dd8"/>
        </table:table-row>
        <table:table-row table:style-name="AROW-0">
          <table:table-cell table:style-name="ACE-0x8c77018" office:value-type="float" office:value="160">
            <text:p>160</text:p>
          </table:table-cell>
          <table:table-cell table:style-name="ACE-0x8c77018" office:value-type="float" office:value="1">
            <text:p>1</text:p>
          </table:table-cell>
          <table:table-cell table:style-name="ACE-0x8c77018" office:value-type="string" office:string-value="Manage Price Sets">
            <text:p>Manage Price Sets</text:p>
          </table:table-cell>
          <table:table-cell table:style-name="ACE-0x8c77018" office:value-type="string" office:string-value="Manage Price Sets">
            <text:p>Manage Price Sets</text:p>
          </table:table-cell>
          <table:table-cell table:style-name="ACE-0x8c77018" office:value-type="string" office:string-value="civicrm/admin/price&amp;reset=1">
            <text:p>civicrm/admin/price&amp;reset=1</text:p>
          </table:table-cell>
          <table:table-cell table:style-name="ACE-0x8c77018" office:value-type="string" office:string-value="access CiviContribute,administer CiviCRM">
            <text:p>access CiviContribute,administer CiviCRM</text:p>
          </table:table-cell>
          <table:table-cell table:style-name="ACE-0x8c77018" office:value-type="string" office:string-value="AND">
            <text:p>AND</text:p>
          </table:table-cell>
          <table:table-cell table:style-name="ACE-0x8c77018" office:value-type="float" office:value="151">
            <text:p>151</text:p>
          </table:table-cell>
          <table:table-cell table:style-name="ACE-0x8c77018" office:value-type="float" office:value="1">
            <text:p>1</text:p>
          </table:table-cell>
          <table:table-cell table:style-name="ACE-0x8c77018"/>
          <table:table-cell table:style-name="ACE-0x8c77018" office:value-type="float" office:value="14">
            <text:p>14</text:p>
          </table:table-cell>
          <table:table-cell table:number-columns-repeated="245" table:style-name="ACE-0x8c76dd8"/>
        </table:table-row>
        <table:table-row table:style-name="AROW-0">
          <table:table-cell table:style-name="ACE-0x8c77018" office:value-type="float" office:value="161">
            <text:p>161</text:p>
          </table:table-cell>
          <table:table-cell table:style-name="ACE-0x8c77018" office:value-type="float" office:value="1">
            <text:p>1</text:p>
          </table:table-cell>
          <table:table-cell table:style-name="ACE-0x8c77018" office:value-type="string" office:string-value="CiviEvent">
            <text:p>CiviEvent</text:p>
          </table:table-cell>
          <table:table-cell table:style-name="ACE-0x8c77018" office:value-type="string" office:string-value="CiviEvent">
            <text:p>CiviEvent</text:p>
          </table:table-cell>
          <table:table-cell table:style-name="ACE-0x8c77018"/>
          <table:table-cell table:style-name="ACE-0x8c77018" office:value-type="string" office:string-value="access CiviEvent,administer CiviCRM">
            <text:p>access CiviEvent,administer CiviCRM</text:p>
          </table:table-cell>
          <table:table-cell table:style-name="ACE-0x8c77018" office:value-type="string" office:string-value="AND">
            <text:p>AND</text:p>
          </table:table-cell>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162">
            <text:p>162</text:p>
          </table:table-cell>
          <table:table-cell table:style-name="ACE-0x8c77018" office:value-type="float" office:value="1">
            <text:p>1</text:p>
          </table:table-cell>
          <table:table-cell table:style-name="ACE-0x8c77018" office:value-type="string" office:string-value="New Event">
            <text:p>New Event</text:p>
          </table:table-cell>
          <table:table-cell table:style-name="ACE-0x8c77018" office:value-type="string" office:string-value="New Event">
            <text:p>New Event</text:p>
          </table:table-cell>
          <table:table-cell table:style-name="ACE-0x8c77018" office:value-type="string" office:string-value="civicrm/event/add&amp;reset=1&amp;action=add">
            <text:p>civicrm/event/add&amp;reset=1&amp;action=add</text:p>
          </table:table-cell>
          <table:table-cell table:style-name="ACE-0x8c77018" office:value-type="string" office:string-value="access CiviEvent,administer CiviCRM">
            <text:p>access CiviEvent,administer CiviCRM</text:p>
          </table:table-cell>
          <table:table-cell table:style-name="ACE-0x8c77018" office:value-type="string" office:string-value="AND">
            <text:p>AND</text:p>
          </table:table-cell>
          <table:table-cell table:style-name="ACE-0x8c77018" office:value-type="float" office:value="161">
            <text:p>161</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63">
            <text:p>163</text:p>
          </table:table-cell>
          <table:table-cell table:style-name="ACE-0x8c77018" office:value-type="float" office:value="1">
            <text:p>1</text:p>
          </table:table-cell>
          <table:table-cell table:style-name="ACE-0x8c77018" office:value-type="string" office:string-value="Manage Events">
            <text:p>Manage Events</text:p>
          </table:table-cell>
          <table:table-cell table:style-name="ACE-0x8c77018" office:value-type="string" office:string-value="Manage Events">
            <text:p>Manage Events</text:p>
          </table:table-cell>
          <table:table-cell table:style-name="ACE-0x8c77018" office:value-type="string" office:string-value="civicrm/event/manage&amp;reset=1">
            <text:p>civicrm/event/manage&amp;reset=1</text:p>
          </table:table-cell>
          <table:table-cell table:style-name="ACE-0x8c77018" office:value-type="string" office:string-value="access CiviEvent,administer CiviCRM">
            <text:p>access CiviEvent,administer CiviCRM</text:p>
          </table:table-cell>
          <table:table-cell table:style-name="ACE-0x8c77018" office:value-type="string" office:string-value="AND">
            <text:p>AND</text:p>
          </table:table-cell>
          <table:table-cell table:style-name="ACE-0x8c77018" office:value-type="float" office:value="161">
            <text:p>161</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64">
            <text:p>164</text:p>
          </table:table-cell>
          <table:table-cell table:style-name="ACE-0x8c77018" office:value-type="float" office:value="1">
            <text:p>1</text:p>
          </table:table-cell>
          <table:table-cell table:style-name="ACE-0x8c77018" office:value-type="string" office:string-value="Event Templates">
            <text:p>Event Templates</text:p>
          </table:table-cell>
          <table:table-cell table:style-name="ACE-0x8c77018" office:value-type="string" office:string-value="Event Templates">
            <text:p>Event Templates</text:p>
          </table:table-cell>
          <table:table-cell table:style-name="ACE-0x8c77018" office:value-type="string" office:string-value="civicrm/admin/eventTemplate&amp;reset=1">
            <text:p>civicrm/admin/eventTemplate&amp;reset=1</text:p>
          </table:table-cell>
          <table:table-cell table:style-name="ACE-0x8c77018" office:value-type="string" office:string-value="access CiviEvent,administer CiviCRM">
            <text:p>access CiviEvent,administer CiviCRM</text:p>
          </table:table-cell>
          <table:table-cell table:style-name="ACE-0x8c77018" office:value-type="string" office:string-value="AND">
            <text:p>AND</text:p>
          </table:table-cell>
          <table:table-cell table:style-name="ACE-0x8c77018" office:value-type="float" office:value="161">
            <text:p>161</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65">
            <text:p>165</text:p>
          </table:table-cell>
          <table:table-cell table:style-name="ACE-0x8c77018" office:value-type="float" office:value="1">
            <text:p>1</text:p>
          </table:table-cell>
          <table:table-cell table:style-name="ACE-0x8c77018" office:value-type="string" office:string-value="New Price Set">
            <text:p>New Price Set</text:p>
          </table:table-cell>
          <table:table-cell table:style-name="ACE-0x8c77018" office:value-type="string" office:string-value="New Price Set">
            <text:p>New Price Set</text:p>
          </table:table-cell>
          <table:table-cell table:style-name="ACE-0x8c77018" office:value-type="string" office:string-value="civicrm/admin/price&amp;reset=1&amp;action=add">
            <text:p>civicrm/admin/price&amp;reset=1&amp;action=add</text:p>
          </table:table-cell>
          <table:table-cell table:style-name="ACE-0x8c77018" office:value-type="string" office:string-value="access CiviEvent,administer CiviCRM">
            <text:p>access CiviEvent,administer CiviCRM</text:p>
          </table:table-cell>
          <table:table-cell table:style-name="ACE-0x8c77018" office:value-type="string" office:string-value="AND">
            <text:p>AND</text:p>
          </table:table-cell>
          <table:table-cell table:style-name="ACE-0x8c77018" office:value-type="float" office:value="161">
            <text:p>161</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166">
            <text:p>166</text:p>
          </table:table-cell>
          <table:table-cell table:style-name="ACE-0x8c77018" office:value-type="float" office:value="1">
            <text:p>1</text:p>
          </table:table-cell>
          <table:table-cell table:style-name="ACE-0x8c77018" office:value-type="string" office:string-value="Manage Price Sets">
            <text:p>Manage Price Sets</text:p>
          </table:table-cell>
          <table:table-cell table:style-name="ACE-0x8c77018" office:value-type="string" office:string-value="Manage Price Sets">
            <text:p>Manage Price Sets</text:p>
          </table:table-cell>
          <table:table-cell table:style-name="ACE-0x8c77018" office:value-type="string" office:string-value="civicrm/admin/price&amp;reset=1">
            <text:p>civicrm/admin/price&amp;reset=1</text:p>
          </table:table-cell>
          <table:table-cell table:style-name="ACE-0x8c77018" office:value-type="string" office:string-value="access CiviEvent,administer CiviCRM">
            <text:p>access CiviEvent,administer CiviCRM</text:p>
          </table:table-cell>
          <table:table-cell table:style-name="ACE-0x8c77018" office:value-type="string" office:string-value="AND">
            <text:p>AND</text:p>
          </table:table-cell>
          <table:table-cell table:style-name="ACE-0x8c77018" office:value-type="float" office:value="161">
            <text:p>161</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167">
            <text:p>167</text:p>
          </table:table-cell>
          <table:table-cell table:style-name="ACE-0x8c77018" office:value-type="float" office:value="1">
            <text:p>1</text:p>
          </table:table-cell>
          <table:table-cell table:style-name="ACE-0x8c77018" office:value-type="string" office:string-value="Participant Listing Options">
            <text:p>Participant Listing Options</text:p>
          </table:table-cell>
          <table:table-cell table:style-name="ACE-0x8c77018" office:value-type="string" office:string-value="Participant Listing Options">
            <text:p>Participant Listing Options</text:p>
          </table:table-cell>
          <table:table-cell table:style-name="ACE-0x8c77018" office:value-type="string" office:string-value="civicrm/admin/options/participant_listing&amp;group=participant_listing&amp;reset=1">
            <text:p>civicrm/admin/options/participant_listing&amp;group=participant_listing&amp;reset=1</text:p>
          </table:table-cell>
          <table:table-cell table:style-name="ACE-0x8c77018" office:value-type="string" office:string-value="access CiviEvent,administer CiviCRM">
            <text:p>access CiviEvent,administer CiviCRM</text:p>
          </table:table-cell>
          <table:table-cell table:style-name="ACE-0x8c77018" office:value-type="string" office:string-value="AND">
            <text:p>AND</text:p>
          </table:table-cell>
          <table:table-cell table:style-name="ACE-0x8c77018" office:value-type="float" office:value="161">
            <text:p>161</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168">
            <text:p>168</text:p>
          </table:table-cell>
          <table:table-cell table:style-name="ACE-0x8c77018" office:value-type="float" office:value="1">
            <text:p>1</text:p>
          </table:table-cell>
          <table:table-cell table:style-name="ACE-0x8c77018" office:value-type="string" office:string-value="Event Types">
            <text:p>Event Types</text:p>
          </table:table-cell>
          <table:table-cell table:style-name="ACE-0x8c77018" office:value-type="string" office:string-value="Event Types">
            <text:p>Event Types</text:p>
          </table:table-cell>
          <table:table-cell table:style-name="ACE-0x8c77018" office:value-type="string" office:string-value="civicrm/admin/options/event_type&amp;group=event_type&amp;reset=1">
            <text:p>civicrm/admin/options/event_type&amp;group=event_type&amp;reset=1</text:p>
          </table:table-cell>
          <table:table-cell table:style-name="ACE-0x8c77018" office:value-type="string" office:string-value="access CiviEvent,administer CiviCRM">
            <text:p>access CiviEvent,administer CiviCRM</text:p>
          </table:table-cell>
          <table:table-cell table:style-name="ACE-0x8c77018" office:value-type="string" office:string-value="AND">
            <text:p>AND</text:p>
          </table:table-cell>
          <table:table-cell table:style-name="ACE-0x8c77018" office:value-type="float" office:value="161">
            <text:p>161</text:p>
          </table:table-cell>
          <table:table-cell table:style-name="ACE-0x8c77018" office:value-type="float" office:value="1">
            <text:p>1</text:p>
          </table:table-cell>
          <table:table-cell table:style-name="ACE-0x8c77018"/>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169">
            <text:p>169</text:p>
          </table:table-cell>
          <table:table-cell table:style-name="ACE-0x8c77018" office:value-type="float" office:value="1">
            <text:p>1</text:p>
          </table:table-cell>
          <table:table-cell table:style-name="ACE-0x8c77018" office:value-type="string" office:string-value="Participant Statuses">
            <text:p>Participant Statuses</text:p>
          </table:table-cell>
          <table:table-cell table:style-name="ACE-0x8c77018" office:value-type="string" office:string-value="Participant Statuses">
            <text:p>Participant Statuses</text:p>
          </table:table-cell>
          <table:table-cell table:style-name="ACE-0x8c77018" office:value-type="string" office:string-value="civicrm/admin/participant_status&amp;reset=1">
            <text:p>civicrm/admin/participant_status&amp;reset=1</text:p>
          </table:table-cell>
          <table:table-cell table:style-name="ACE-0x8c77018" office:value-type="string" office:string-value="access CiviEvent,administer CiviCRM">
            <text:p>access CiviEvent,administer CiviCRM</text:p>
          </table:table-cell>
          <table:table-cell table:style-name="ACE-0x8c77018" office:value-type="string" office:string-value="AND">
            <text:p>AND</text:p>
          </table:table-cell>
          <table:table-cell table:style-name="ACE-0x8c77018" office:value-type="float" office:value="161">
            <text:p>161</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170">
            <text:p>170</text:p>
          </table:table-cell>
          <table:table-cell table:style-name="ACE-0x8c77018" office:value-type="float" office:value="1">
            <text:p>1</text:p>
          </table:table-cell>
          <table:table-cell table:style-name="ACE-0x8c77018" office:value-type="string" office:string-value="Participant Roles">
            <text:p>Participant Roles</text:p>
          </table:table-cell>
          <table:table-cell table:style-name="ACE-0x8c77018" office:value-type="string" office:string-value="Participant Roles">
            <text:p>Participant Roles</text:p>
          </table:table-cell>
          <table:table-cell table:style-name="ACE-0x8c77018" office:value-type="string" office:string-value="civicrm/admin/options/participant_role&amp;group=participant_role&amp;reset=1">
            <text:p>civicrm/admin/options/participant_role&amp;group=participant_role&amp;reset=1</text:p>
          </table:table-cell>
          <table:table-cell table:style-name="ACE-0x8c77018" office:value-type="string" office:string-value="access CiviEvent,administer CiviCRM">
            <text:p>access CiviEvent,administer CiviCRM</text:p>
          </table:table-cell>
          <table:table-cell table:style-name="ACE-0x8c77018" office:value-type="string" office:string-value="AND">
            <text:p>AND</text:p>
          </table:table-cell>
          <table:table-cell table:style-name="ACE-0x8c77018" office:value-type="float" office:value="161">
            <text:p>161</text:p>
          </table:table-cell>
          <table:table-cell table:style-name="ACE-0x8c77018" office:value-type="float" office:value="1">
            <text:p>1</text:p>
          </table:table-cell>
          <table:table-cell table:style-name="ACE-0x8c77018"/>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171">
            <text:p>171</text:p>
          </table:table-cell>
          <table:table-cell table:style-name="ACE-0x8c77018" office:value-type="float" office:value="1">
            <text:p>1</text:p>
          </table:table-cell>
          <table:table-cell table:style-name="ACE-0x8c77018" office:value-type="string" office:string-value="CiviGrant">
            <text:p>CiviGrant</text:p>
          </table:table-cell>
          <table:table-cell table:style-name="ACE-0x8c77018" office:value-type="string" office:string-value="CiviGrant">
            <text:p>CiviGrant</text:p>
          </table:table-cell>
          <table:table-cell table:style-name="ACE-0x8c77018"/>
          <table:table-cell table:style-name="ACE-0x8c77018" office:value-type="string" office:string-value="access CiviGrant,administer CiviCRM">
            <text:p>access CiviGrant,administer CiviCRM</text:p>
          </table:table-cell>
          <table:table-cell table:style-name="ACE-0x8c77018" office:value-type="string" office:string-value="AND">
            <text:p>AND</text:p>
          </table:table-cell>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172">
            <text:p>172</text:p>
          </table:table-cell>
          <table:table-cell table:style-name="ACE-0x8c77018" office:value-type="float" office:value="1">
            <text:p>1</text:p>
          </table:table-cell>
          <table:table-cell table:style-name="ACE-0x8c77018" office:value-type="string" office:string-value="Grant Types">
            <text:p>Grant Types</text:p>
          </table:table-cell>
          <table:table-cell table:style-name="ACE-0x8c77018" office:value-type="string" office:string-value="Grant Types">
            <text:p>Grant Types</text:p>
          </table:table-cell>
          <table:table-cell table:style-name="ACE-0x8c77018" office:value-type="string" office:string-value="civicrm/admin/options/grant_type&amp;group=grant_type&amp;reset=1">
            <text:p>civicrm/admin/options/grant_type&amp;group=grant_type&amp;reset=1</text:p>
          </table:table-cell>
          <table:table-cell table:style-name="ACE-0x8c77018" office:value-type="string" office:string-value="access CiviGrant,administer CiviCRM">
            <text:p>access CiviGrant,administer CiviCRM</text:p>
          </table:table-cell>
          <table:table-cell table:style-name="ACE-0x8c77018" office:value-type="string" office:string-value="AND">
            <text:p>AND</text:p>
          </table:table-cell>
          <table:table-cell table:style-name="ACE-0x8c77018" office:value-type="float" office:value="171">
            <text:p>171</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73">
            <text:p>173</text:p>
          </table:table-cell>
          <table:table-cell table:style-name="ACE-0x8c77018" office:value-type="float" office:value="1">
            <text:p>1</text:p>
          </table:table-cell>
          <table:table-cell table:style-name="ACE-0x8c77018" office:value-type="string" office:string-value="CiviMail">
            <text:p>CiviMail</text:p>
          </table:table-cell>
          <table:table-cell table:style-name="ACE-0x8c77018" office:value-type="string" office:string-value="CiviMail">
            <text:p>CiviMail</text:p>
          </table:table-cell>
          <table:table-cell table:style-name="ACE-0x8c77018"/>
          <table:table-cell table:style-name="ACE-0x8c77018" office:value-type="string" office:string-value="access CiviMail,administer CiviCRM">
            <text:p>access CiviMail,administer CiviCRM</text:p>
          </table:table-cell>
          <table:table-cell table:style-name="ACE-0x8c77018" office:value-type="string" office:string-value="AND">
            <text:p>AND</text:p>
          </table:table-cell>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10">
            <text:p>10</text:p>
          </table:table-cell>
          <table:table-cell table:number-columns-repeated="245" table:style-name="ACE-0x8c76dd8"/>
        </table:table-row>
        <table:table-row table:style-name="AROW-0">
          <table:table-cell table:style-name="ACE-0x8c77018" office:value-type="float" office:value="174">
            <text:p>174</text:p>
          </table:table-cell>
          <table:table-cell table:style-name="ACE-0x8c77018" office:value-type="float" office:value="1">
            <text:p>1</text:p>
          </table:table-cell>
          <table:table-cell table:style-name="ACE-0x8c77018" office:value-type="string" office:string-value="Headers, Footers, and Automated Messages">
            <text:p>Headers, Footers, and Automated Messages</text:p>
          </table:table-cell>
          <table:table-cell table:style-name="ACE-0x8c77018" office:value-type="string" office:string-value="Headers, Footers, and Automated Messages">
            <text:p>Headers, Footers, and Automated Messages</text:p>
          </table:table-cell>
          <table:table-cell table:style-name="ACE-0x8c77018" office:value-type="string" office:string-value="civicrm/admin/component&amp;reset=1">
            <text:p>civicrm/admin/component&amp;reset=1</text:p>
          </table:table-cell>
          <table:table-cell table:style-name="ACE-0x8c77018" office:value-type="string" office:string-value="access CiviMail,administer CiviCRM">
            <text:p>access CiviMail,administer CiviCRM</text:p>
          </table:table-cell>
          <table:table-cell table:style-name="ACE-0x8c77018" office:value-type="string" office:string-value="AND">
            <text:p>AND</text:p>
          </table:table-cell>
          <table:table-cell table:style-name="ACE-0x8c77018" office:value-type="float" office:value="173">
            <text:p>173</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75">
            <text:p>175</text:p>
          </table:table-cell>
          <table:table-cell table:style-name="ACE-0x8c77018" office:value-type="float" office:value="1">
            <text:p>1</text:p>
          </table:table-cell>
          <table:table-cell table:style-name="ACE-0x8c77018" office:value-type="string" office:string-value="Message Templates">
            <text:p>Message Templates</text:p>
          </table:table-cell>
          <table:table-cell table:style-name="ACE-0x8c77018" office:value-type="string" office:string-value="Message Templates">
            <text:p>Message Templates</text:p>
          </table:table-cell>
          <table:table-cell table:style-name="ACE-0x8c77018" office:value-type="string" office:string-value="civicrm/admin/messageTemplates&amp;reset=1">
            <text:p>civicrm/admin/messageTemplate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73">
            <text:p>173</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76">
            <text:p>176</text:p>
          </table:table-cell>
          <table:table-cell table:style-name="ACE-0x8c77018" office:value-type="float" office:value="1">
            <text:p>1</text:p>
          </table:table-cell>
          <table:table-cell table:style-name="ACE-0x8c77018" office:value-type="string" office:string-value="From Email Addresses">
            <text:p>From Email Addresses</text:p>
          </table:table-cell>
          <table:table-cell table:style-name="ACE-0x8c77018" office:value-type="string" office:string-value="From Email Addresses">
            <text:p>From Email Addresses</text:p>
          </table:table-cell>
          <table:table-cell table:style-name="ACE-0x8c77018" office:value-type="string" office:string-value="civicrm/admin/options/from_email&amp;group=from_email_address&amp;reset=1">
            <text:p>civicrm/admin/options/from_email&amp;group=from_email_address&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73">
            <text:p>173</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77">
            <text:p>177</text:p>
          </table:table-cell>
          <table:table-cell table:style-name="ACE-0x8c77018" office:value-type="float" office:value="1">
            <text:p>1</text:p>
          </table:table-cell>
          <table:table-cell table:style-name="ACE-0x8c77018" office:value-type="string" office:string-value="Mail Accounts">
            <text:p>Mail Accounts</text:p>
          </table:table-cell>
          <table:table-cell table:style-name="ACE-0x8c77018" office:value-type="string" office:string-value="Mail Accounts">
            <text:p>Mail Accounts</text:p>
          </table:table-cell>
          <table:table-cell table:style-name="ACE-0x8c77018" office:value-type="string" office:string-value="civicrm/admin/mailSettings&amp;reset=1">
            <text:p>civicrm/admin/mailSettings&amp;reset=1</text:p>
          </table:table-cell>
          <table:table-cell table:style-name="ACE-0x8c77018" office:value-type="string" office:string-value="access CiviMail,administer CiviCRM">
            <text:p>access CiviMail,administer CiviCRM</text:p>
          </table:table-cell>
          <table:table-cell table:style-name="ACE-0x8c77018" office:value-type="string" office:string-value="AND">
            <text:p>AND</text:p>
          </table:table-cell>
          <table:table-cell table:style-name="ACE-0x8c77018" office:value-type="float" office:value="173">
            <text:p>173</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178">
            <text:p>178</text:p>
          </table:table-cell>
          <table:table-cell table:style-name="ACE-0x8c77018" office:value-type="float" office:value="1">
            <text:p>1</text:p>
          </table:table-cell>
          <table:table-cell table:style-name="ACE-0x8c77018" office:value-type="string" office:string-value="Mailer Settings">
            <text:p>Mailer Settings</text:p>
          </table:table-cell>
          <table:table-cell table:style-name="ACE-0x8c77018" office:value-type="string" office:string-value="Mailer Settings">
            <text:p>Mailer Settings</text:p>
          </table:table-cell>
          <table:table-cell table:style-name="ACE-0x8c77018" office:value-type="string" office:string-value="civicrm/admin/mail&amp;reset=1">
            <text:p>civicrm/admin/mail&amp;reset=1</text:p>
          </table:table-cell>
          <table:table-cell table:style-name="ACE-0x8c77018" office:value-type="string" office:string-value="access CiviMail,administer CiviCRM">
            <text:p>access CiviMail,administer CiviCRM</text:p>
          </table:table-cell>
          <table:table-cell table:style-name="ACE-0x8c77018" office:value-type="string" office:string-value="AND">
            <text:p>AND</text:p>
          </table:table-cell>
          <table:table-cell table:style-name="ACE-0x8c77018" office:value-type="float" office:value="173">
            <text:p>173</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179">
            <text:p>179</text:p>
          </table:table-cell>
          <table:table-cell table:style-name="ACE-0x8c77018" office:value-type="float" office:value="1">
            <text:p>1</text:p>
          </table:table-cell>
          <table:table-cell table:style-name="ACE-0x8c77018" office:value-type="string" office:string-value="CiviMember">
            <text:p>CiviMember</text:p>
          </table:table-cell>
          <table:table-cell table:style-name="ACE-0x8c77018" office:value-type="string" office:string-value="CiviMember">
            <text:p>CiviMember</text:p>
          </table:table-cell>
          <table:table-cell table:style-name="ACE-0x8c77018"/>
          <table:table-cell table:style-name="ACE-0x8c77018" office:value-type="string" office:string-value="access CiviMember,administer CiviCRM">
            <text:p>access CiviMember,administer CiviCRM</text:p>
          </table:table-cell>
          <table:table-cell table:style-name="ACE-0x8c77018" office:value-type="string" office:string-value="AND">
            <text:p>AND</text:p>
          </table:table-cell>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11">
            <text:p>11</text:p>
          </table:table-cell>
          <table:table-cell table:number-columns-repeated="245" table:style-name="ACE-0x8c76dd8"/>
        </table:table-row>
        <table:table-row table:style-name="AROW-0">
          <table:table-cell table:style-name="ACE-0x8c77018" office:value-type="float" office:value="180">
            <text:p>180</text:p>
          </table:table-cell>
          <table:table-cell table:style-name="ACE-0x8c77018" office:value-type="float" office:value="1">
            <text:p>1</text:p>
          </table:table-cell>
          <table:table-cell table:style-name="ACE-0x8c77018" office:value-type="string" office:string-value="Membership Types">
            <text:p>Membership Types</text:p>
          </table:table-cell>
          <table:table-cell table:style-name="ACE-0x8c77018" office:value-type="string" office:string-value="Membership Types">
            <text:p>Membership Types</text:p>
          </table:table-cell>
          <table:table-cell table:style-name="ACE-0x8c77018" office:value-type="string" office:string-value="civicrm/admin/member/membershipType&amp;reset=1">
            <text:p>civicrm/admin/member/membershipType&amp;reset=1</text:p>
          </table:table-cell>
          <table:table-cell table:style-name="ACE-0x8c77018" office:value-type="string" office:string-value="access CiviMember,administer CiviCRM">
            <text:p>access CiviMember,administer CiviCRM</text:p>
          </table:table-cell>
          <table:table-cell table:style-name="ACE-0x8c77018" office:value-type="string" office:string-value="AND">
            <text:p>AND</text:p>
          </table:table-cell>
          <table:table-cell table:style-name="ACE-0x8c77018" office:value-type="float" office:value="179">
            <text:p>179</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81">
            <text:p>181</text:p>
          </table:table-cell>
          <table:table-cell table:style-name="ACE-0x8c77018" office:value-type="float" office:value="1">
            <text:p>1</text:p>
          </table:table-cell>
          <table:table-cell table:style-name="ACE-0x8c77018" office:value-type="string" office:string-value="Membership Status Rules">
            <text:p>Membership Status Rules</text:p>
          </table:table-cell>
          <table:table-cell table:style-name="ACE-0x8c77018" office:value-type="string" office:string-value="Membership Status Rules">
            <text:p>Membership Status Rules</text:p>
          </table:table-cell>
          <table:table-cell table:style-name="ACE-0x8c77018" office:value-type="string" office:string-value="civicrm/admin/member/membershipStatus&amp;reset=1">
            <text:p>civicrm/admin/member/membershipStatus&amp;reset=1</text:p>
          </table:table-cell>
          <table:table-cell table:style-name="ACE-0x8c77018" office:value-type="string" office:string-value="access CiviMember,administer CiviCRM">
            <text:p>access CiviMember,administer CiviCRM</text:p>
          </table:table-cell>
          <table:table-cell table:style-name="ACE-0x8c77018" office:value-type="string" office:string-value="AND">
            <text:p>AND</text:p>
          </table:table-cell>
          <table:table-cell table:style-name="ACE-0x8c77018" office:value-type="float" office:value="179">
            <text:p>179</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82">
            <text:p>182</text:p>
          </table:table-cell>
          <table:table-cell table:style-name="ACE-0x8c77018" office:value-type="float" office:value="1">
            <text:p>1</text:p>
          </table:table-cell>
          <table:table-cell table:style-name="ACE-0x8c77018" office:value-type="string" office:string-value="New Price Set">
            <text:p>New Price Set</text:p>
          </table:table-cell>
          <table:table-cell table:style-name="ACE-0x8c77018" office:value-type="string" office:string-value="New Price Set">
            <text:p>New Price Set</text:p>
          </table:table-cell>
          <table:table-cell table:style-name="ACE-0x8c77018" office:value-type="string" office:string-value="civicrm/admin/price&amp;reset=1&amp;action=add">
            <text:p>civicrm/admin/price&amp;reset=1&amp;action=add</text:p>
          </table:table-cell>
          <table:table-cell table:style-name="ACE-0x8c77018" office:value-type="string" office:string-value="access CiviMember,administer CiviCRM">
            <text:p>access CiviMember,administer CiviCRM</text:p>
          </table:table-cell>
          <table:table-cell table:style-name="ACE-0x8c77018" office:value-type="string" office:string-value="AND">
            <text:p>AND</text:p>
          </table:table-cell>
          <table:table-cell table:style-name="ACE-0x8c77018" office:value-type="float" office:value="179">
            <text:p>179</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83">
            <text:p>183</text:p>
          </table:table-cell>
          <table:table-cell table:style-name="ACE-0x8c77018" office:value-type="float" office:value="1">
            <text:p>1</text:p>
          </table:table-cell>
          <table:table-cell table:style-name="ACE-0x8c77018" office:value-type="string" office:string-value="Manage Price Sets">
            <text:p>Manage Price Sets</text:p>
          </table:table-cell>
          <table:table-cell table:style-name="ACE-0x8c77018" office:value-type="string" office:string-value="Manage Price Sets">
            <text:p>Manage Price Sets</text:p>
          </table:table-cell>
          <table:table-cell table:style-name="ACE-0x8c77018" office:value-type="string" office:string-value="civicrm/admin/price&amp;reset=1">
            <text:p>civicrm/admin/price&amp;reset=1</text:p>
          </table:table-cell>
          <table:table-cell table:style-name="ACE-0x8c77018" office:value-type="string" office:string-value="access CiviMember,administer CiviCRM">
            <text:p>access CiviMember,administer CiviCRM</text:p>
          </table:table-cell>
          <table:table-cell table:style-name="ACE-0x8c77018" office:value-type="string" office:string-value="AND">
            <text:p>AND</text:p>
          </table:table-cell>
          <table:table-cell table:style-name="ACE-0x8c77018" office:value-type="float" office:value="179">
            <text:p>179</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184">
            <text:p>184</text:p>
          </table:table-cell>
          <table:table-cell table:style-name="ACE-0x8c77018" office:value-type="float" office:value="1">
            <text:p>1</text:p>
          </table:table-cell>
          <table:table-cell table:style-name="ACE-0x8c77018" office:value-type="string" office:string-value="CiviReport">
            <text:p>CiviReport</text:p>
          </table:table-cell>
          <table:table-cell table:style-name="ACE-0x8c77018" office:value-type="string" office:string-value="CiviReport">
            <text:p>CiviReport</text:p>
          </table:table-cell>
          <table:table-cell table:style-name="ACE-0x8c77018"/>
          <table:table-cell table:style-name="ACE-0x8c77018" office:value-type="string" office:string-value="access CiviReport,administer CiviCRM">
            <text:p>access CiviReport,administer CiviCRM</text:p>
          </table:table-cell>
          <table:table-cell table:style-name="ACE-0x8c77018" office:value-type="string" office:string-value="AND">
            <text:p>AND</text:p>
          </table:table-cell>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12">
            <text:p>12</text:p>
          </table:table-cell>
          <table:table-cell table:number-columns-repeated="245" table:style-name="ACE-0x8c76dd8"/>
        </table:table-row>
        <table:table-row table:style-name="AROW-0">
          <table:table-cell table:style-name="ACE-0x8c77018" office:value-type="float" office:value="185">
            <text:p>185</text:p>
          </table:table-cell>
          <table:table-cell table:style-name="ACE-0x8c77018" office:value-type="float" office:value="1">
            <text:p>1</text:p>
          </table:table-cell>
          <table:table-cell table:style-name="ACE-0x8c77018" office:value-type="string" office:string-value="Reports Listing">
            <text:p>Reports Listing</text:p>
          </table:table-cell>
          <table:table-cell table:style-name="ACE-0x8c77018" office:value-type="string" office:string-value="Reports Listing">
            <text:p>Reports Listing</text:p>
          </table:table-cell>
          <table:table-cell table:style-name="ACE-0x8c77018" office:value-type="string" office:string-value="civicrm/report/list&amp;reset=1">
            <text:p>civicrm/report/list&amp;reset=1</text:p>
          </table:table-cell>
          <table:table-cell table:style-name="ACE-0x8c77018" office:value-type="string" office:string-value="access CiviReport">
            <text:p>access CiviReport</text:p>
          </table:table-cell>
          <table:table-cell table:style-name="ACE-0x8c77018"/>
          <table:table-cell table:style-name="ACE-0x8c77018" office:value-type="float" office:value="184">
            <text:p>18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86">
            <text:p>186</text:p>
          </table:table-cell>
          <table:table-cell table:style-name="ACE-0x8c77018" office:value-type="float" office:value="1">
            <text:p>1</text:p>
          </table:table-cell>
          <table:table-cell table:style-name="ACE-0x8c77018" office:value-type="string" office:string-value="Create Reports from Templates">
            <text:p>Create Reports from Templates</text:p>
          </table:table-cell>
          <table:table-cell table:style-name="ACE-0x8c77018" office:value-type="string" office:string-value="Create Reports from Templates">
            <text:p>Create Reports from Templates</text:p>
          </table:table-cell>
          <table:table-cell table:style-name="ACE-0x8c77018" office:value-type="string" office:string-value="civicrm/admin/report/template/list&amp;reset=1">
            <text:p>civicrm/admin/report/template/list&amp;reset=1</text:p>
          </table:table-cell>
          <table:table-cell table:style-name="ACE-0x8c77018" office:value-type="string" office:string-value="administer Reports">
            <text:p>administer Reports</text:p>
          </table:table-cell>
          <table:table-cell table:style-name="ACE-0x8c77018"/>
          <table:table-cell table:style-name="ACE-0x8c77018" office:value-type="float" office:value="184">
            <text:p>184</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87">
            <text:p>187</text:p>
          </table:table-cell>
          <table:table-cell table:style-name="ACE-0x8c77018" office:value-type="float" office:value="1">
            <text:p>1</text:p>
          </table:table-cell>
          <table:table-cell table:style-name="ACE-0x8c77018" office:value-type="string" office:string-value="Manage Templates">
            <text:p>Manage Templates</text:p>
          </table:table-cell>
          <table:table-cell table:style-name="ACE-0x8c77018" office:value-type="string" office:string-value="Manage Templates">
            <text:p>Manage Templates</text:p>
          </table:table-cell>
          <table:table-cell table:style-name="ACE-0x8c77018" office:value-type="string" office:string-value="civicrm/admin/report/options/report_template&amp;reset=1">
            <text:p>civicrm/admin/report/options/report_template&amp;reset=1</text:p>
          </table:table-cell>
          <table:table-cell table:style-name="ACE-0x8c77018" office:value-type="string" office:string-value="administer Reports">
            <text:p>administer Reports</text:p>
          </table:table-cell>
          <table:table-cell table:style-name="ACE-0x8c77018"/>
          <table:table-cell table:style-name="ACE-0x8c77018" office:value-type="float" office:value="184">
            <text:p>184</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88">
            <text:p>188</text:p>
          </table:table-cell>
          <table:table-cell table:style-name="ACE-0x8c77018" office:value-type="float" office:value="1">
            <text:p>1</text:p>
          </table:table-cell>
          <table:table-cell table:style-name="ACE-0x8c77018" office:value-type="string" office:string-value="Register Report">
            <text:p>Register Report</text:p>
          </table:table-cell>
          <table:table-cell table:style-name="ACE-0x8c77018" office:value-type="string" office:string-value="Register Report">
            <text:p>Register Report</text:p>
          </table:table-cell>
          <table:table-cell table:style-name="ACE-0x8c77018" office:value-type="string" office:string-value="civicrm/admin/report/register&amp;reset=1">
            <text:p>civicrm/admin/report/register&amp;reset=1</text:p>
          </table:table-cell>
          <table:table-cell table:style-name="ACE-0x8c77018" office:value-type="string" office:string-value="administer Reports">
            <text:p>administer Reports</text:p>
          </table:table-cell>
          <table:table-cell table:style-name="ACE-0x8c77018"/>
          <table:table-cell table:style-name="ACE-0x8c77018" office:value-type="float" office:value="184">
            <text:p>184</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189">
            <text:p>189</text:p>
          </table:table-cell>
          <table:table-cell table:style-name="ACE-0x8c77018" office:value-type="float" office:value="1">
            <text:p>1</text:p>
          </table:table-cell>
          <table:table-cell table:style-name="ACE-0x8c77018" office:value-type="string" office:string-value="CiviCampaign">
            <text:p>CiviCampaign</text:p>
          </table:table-cell>
          <table:table-cell table:style-name="ACE-0x8c77018" office:value-type="string" office:string-value="CiviCampaign">
            <text:p>CiviCampaign</text:p>
          </table:table-cell>
          <table:table-cell table:style-name="ACE-0x8c77018"/>
          <table:table-cell table:style-name="ACE-0x8c77018" office:value-type="string" office:string-value="administer CiviCampaign,administer CiviCRM">
            <text:p>administer CiviCampaign,administer CiviCRM</text:p>
          </table:table-cell>
          <table:table-cell table:style-name="ACE-0x8c77018" office:value-type="string" office:string-value="AND">
            <text:p>AND</text:p>
          </table:table-cell>
          <table:table-cell table:style-name="ACE-0x8c77018" office:value-type="float" office:value="90">
            <text:p>90</text:p>
          </table:table-cell>
          <table:table-cell table:style-name="ACE-0x8c77018" office:value-type="float" office:value="1">
            <text:p>1</text:p>
          </table:table-cell>
          <table:table-cell table:style-name="ACE-0x8c77018"/>
          <table:table-cell table:style-name="ACE-0x8c77018" office:value-type="float" office:value="13">
            <text:p>13</text:p>
          </table:table-cell>
          <table:table-cell table:number-columns-repeated="245" table:style-name="ACE-0x8c76dd8"/>
        </table:table-row>
        <table:table-row table:style-name="AROW-0">
          <table:table-cell table:style-name="ACE-0x8c77018" office:value-type="float" office:value="190">
            <text:p>190</text:p>
          </table:table-cell>
          <table:table-cell table:style-name="ACE-0x8c77018" office:value-type="float" office:value="1">
            <text:p>1</text:p>
          </table:table-cell>
          <table:table-cell table:style-name="ACE-0x8c77018" office:value-type="string" office:string-value="Survey Types">
            <text:p>Survey Types</text:p>
          </table:table-cell>
          <table:table-cell table:style-name="ACE-0x8c77018" office:value-type="string" office:string-value="Survey Types">
            <text:p>Survey Types</text:p>
          </table:table-cell>
          <table:table-cell table:style-name="ACE-0x8c77018" office:value-type="string" office:string-value="civicrm/admin/campaign/surveyType&amp;reset=1">
            <text:p>civicrm/admin/campaign/surveyType&amp;reset=1</text:p>
          </table:table-cell>
          <table:table-cell table:style-name="ACE-0x8c77018" office:value-type="string" office:string-value="administer CiviCampaign">
            <text:p>administer CiviCampaign</text:p>
          </table:table-cell>
          <table:table-cell table:style-name="ACE-0x8c77018"/>
          <table:table-cell table:style-name="ACE-0x8c77018" office:value-type="float" office:value="189">
            <text:p>189</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91">
            <text:p>191</text:p>
          </table:table-cell>
          <table:table-cell table:style-name="ACE-0x8c77018" office:value-type="float" office:value="1">
            <text:p>1</text:p>
          </table:table-cell>
          <table:table-cell table:style-name="ACE-0x8c77018" office:value-type="string" office:string-value="Campaign Types">
            <text:p>Campaign Types</text:p>
          </table:table-cell>
          <table:table-cell table:style-name="ACE-0x8c77018" office:value-type="string" office:string-value="Campaign Types">
            <text:p>Campaign Types</text:p>
          </table:table-cell>
          <table:table-cell table:style-name="ACE-0x8c77018" office:value-type="string" office:string-value="civicrm/admin/options/campaign_type&amp;group=campaign_type&amp;reset=1">
            <text:p>civicrm/admin/options/campaign_type&amp;group=campaign_type&amp;reset=1</text:p>
          </table:table-cell>
          <table:table-cell table:style-name="ACE-0x8c77018" office:value-type="string" office:string-value="administer CiviCampaign">
            <text:p>administer CiviCampaign</text:p>
          </table:table-cell>
          <table:table-cell table:style-name="ACE-0x8c77018"/>
          <table:table-cell table:style-name="ACE-0x8c77018" office:value-type="float" office:value="189">
            <text:p>189</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92">
            <text:p>192</text:p>
          </table:table-cell>
          <table:table-cell table:style-name="ACE-0x8c77018" office:value-type="float" office:value="1">
            <text:p>1</text:p>
          </table:table-cell>
          <table:table-cell table:style-name="ACE-0x8c77018" office:value-type="string" office:string-value="Campaign Status">
            <text:p>Campaign Status</text:p>
          </table:table-cell>
          <table:table-cell table:style-name="ACE-0x8c77018" office:value-type="string" office:string-value="Campaign Status">
            <text:p>Campaign Status</text:p>
          </table:table-cell>
          <table:table-cell table:style-name="ACE-0x8c77018" office:value-type="string" office:string-value="civicrm/admin/options/campaign_status&amp;group=campaign_status&amp;reset=1">
            <text:p>civicrm/admin/options/campaign_status&amp;group=campaign_status&amp;reset=1</text:p>
          </table:table-cell>
          <table:table-cell table:style-name="ACE-0x8c77018" office:value-type="string" office:string-value="administer CiviCampaign">
            <text:p>administer CiviCampaign</text:p>
          </table:table-cell>
          <table:table-cell table:style-name="ACE-0x8c77018"/>
          <table:table-cell table:style-name="ACE-0x8c77018" office:value-type="float" office:value="189">
            <text:p>189</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93">
            <text:p>193</text:p>
          </table:table-cell>
          <table:table-cell table:style-name="ACE-0x8c77018" office:value-type="float" office:value="1">
            <text:p>1</text:p>
          </table:table-cell>
          <table:table-cell table:style-name="ACE-0x8c77018" office:value-type="string" office:string-value="Engagement Index">
            <text:p>Engagement Index</text:p>
          </table:table-cell>
          <table:table-cell table:style-name="ACE-0x8c77018" office:value-type="string" office:string-value="Engagement Index">
            <text:p>Engagement Index</text:p>
          </table:table-cell>
          <table:table-cell table:style-name="ACE-0x8c77018" office:value-type="string" office:string-value="civicrm/admin/options/engagement_index&amp;group=engagement_index&amp;reset=1">
            <text:p>civicrm/admin/options/engagement_index&amp;group=engagement_index&amp;reset=1</text:p>
          </table:table-cell>
          <table:table-cell table:style-name="ACE-0x8c77018" office:value-type="string" office:string-value="administer CiviCampaign">
            <text:p>administer CiviCampaign</text:p>
          </table:table-cell>
          <table:table-cell table:style-name="ACE-0x8c77018"/>
          <table:table-cell table:style-name="ACE-0x8c77018" office:value-type="float" office:value="189">
            <text:p>189</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194">
            <text:p>194</text:p>
          </table:table-cell>
          <table:table-cell table:style-name="ACE-0x8c77018" office:value-type="float" office:value="1">
            <text:p>1</text:p>
          </table:table-cell>
          <table:table-cell table:style-name="ACE-0x8c77018" office:value-type="string" office:string-value="Help">
            <text:p>Help</text:p>
          </table:table-cell>
          <table:table-cell table:style-name="ACE-0x8c77018" office:value-type="string" office:string-value="Help">
            <text:p>Help</text:p>
          </table:table-cell>
          <table:table-cell table:number-columns-repeated="4" table:style-name="ACE-0x8c77018"/>
          <table:table-cell table:style-name="ACE-0x8c77018" office:value-type="float" office:value="1">
            <text:p>1</text:p>
          </table:table-cell>
          <table:table-cell table:style-name="ACE-0x8c77018"/>
          <table:table-cell table:style-name="ACE-0x8c77018" office:value-type="float" office:value="110">
            <text:p>110</text:p>
          </table:table-cell>
          <table:table-cell table:number-columns-repeated="245" table:style-name="ACE-0x8c76dd8"/>
        </table:table-row>
        <table:table-row table:style-name="AROW-0">
          <table:table-cell table:style-name="ACE-0x8c77018" office:value-type="float" office:value="195">
            <text:p>195</text:p>
          </table:table-cell>
          <table:table-cell table:style-name="ACE-0x8c77018" office:value-type="float" office:value="1">
            <text:p>1</text:p>
          </table:table-cell>
          <table:table-cell table:style-name="ACE-0x8c77018" office:value-type="string" office:string-value="Documentation">
            <text:p>Documentation</text:p>
          </table:table-cell>
          <table:table-cell table:style-name="ACE-0x8c77018" office:value-type="string" office:string-value="Documentation">
            <text:p>Documentation</text:p>
          </table:table-cell>
          <table:table-cell table:style-name="ACE-0x8c77018" office:value-type="string" office:string-value="http://documentation.civicrm.org">
            <text:p>http://documentation.civicrm.org</text:p>
          </table:table-cell>
          <table:table-cell table:style-name="ACE-0x8c77018"/>
          <table:table-cell table:style-name="ACE-0x8c77018" office:value-type="string" office:string-value="AND">
            <text:p>AND</text:p>
          </table:table-cell>
          <table:table-cell table:style-name="ACE-0x8c77018" office:value-type="float" office:value="194">
            <text:p>19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196">
            <text:p>196</text:p>
          </table:table-cell>
          <table:table-cell table:style-name="ACE-0x8c77018" office:value-type="float" office:value="1">
            <text:p>1</text:p>
          </table:table-cell>
          <table:table-cell table:style-name="ACE-0x8c77018" office:value-type="string" office:string-value="Community Forums">
            <text:p>Community Forums</text:p>
          </table:table-cell>
          <table:table-cell table:style-name="ACE-0x8c77018" office:value-type="string" office:string-value="Community Forums">
            <text:p>Community Forums</text:p>
          </table:table-cell>
          <table:table-cell table:style-name="ACE-0x8c77018" office:value-type="string" office:string-value="http://forum.civicrm.org">
            <text:p>http://forum.civicrm.org</text:p>
          </table:table-cell>
          <table:table-cell table:style-name="ACE-0x8c77018"/>
          <table:table-cell table:style-name="ACE-0x8c77018" office:value-type="string" office:string-value="AND">
            <text:p>AND</text:p>
          </table:table-cell>
          <table:table-cell table:style-name="ACE-0x8c77018" office:value-type="float" office:value="194">
            <text:p>194</text:p>
          </table:table-cell>
          <table:table-cell table:style-name="ACE-0x8c77018" office:value-type="float" office:value="1">
            <text:p>1</text:p>
          </table:table-cell>
          <table:table-cell table:style-name="ACE-0x8c77018"/>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197">
            <text:p>197</text:p>
          </table:table-cell>
          <table:table-cell table:style-name="ACE-0x8c77018" office:value-type="float" office:value="1">
            <text:p>1</text:p>
          </table:table-cell>
          <table:table-cell table:style-name="ACE-0x8c77018" office:value-type="string" office:string-value="Participate">
            <text:p>Participate</text:p>
          </table:table-cell>
          <table:table-cell table:style-name="ACE-0x8c77018" office:value-type="string" office:string-value="Participate">
            <text:p>Participate</text:p>
          </table:table-cell>
          <table:table-cell table:style-name="ACE-0x8c77018" office:value-type="string" office:string-value="http://civicrm.org/participate">
            <text:p>http://civicrm.org/participate</text:p>
          </table:table-cell>
          <table:table-cell table:style-name="ACE-0x8c77018"/>
          <table:table-cell table:style-name="ACE-0x8c77018" office:value-type="string" office:string-value="AND">
            <text:p>AND</text:p>
          </table:table-cell>
          <table:table-cell table:style-name="ACE-0x8c77018" office:value-type="float" office:value="194">
            <text:p>194</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198">
            <text:p>198</text:p>
          </table:table-cell>
          <table:table-cell table:style-name="ACE-0x8c77018" office:value-type="float" office:value="1">
            <text:p>1</text:p>
          </table:table-cell>
          <table:table-cell table:style-name="ACE-0x8c77018" office:value-type="string" office:string-value="About">
            <text:p>About</text:p>
          </table:table-cell>
          <table:table-cell table:style-name="ACE-0x8c77018" office:value-type="string" office:string-value="About">
            <text:p>About</text:p>
          </table:table-cell>
          <table:table-cell table:style-name="ACE-0x8c77018" office:value-type="string" office:string-value="http://civicrm.org/aboutcivicrm">
            <text:p>http://civicrm.org/aboutcivicrm</text:p>
          </table:table-cell>
          <table:table-cell table:style-name="ACE-0x8c77018"/>
          <table:table-cell table:style-name="ACE-0x8c77018" office:value-type="string" office:string-value="AND">
            <text:p>AND</text:p>
          </table:table-cell>
          <table:table-cell table:style-name="ACE-0x8c77018" office:value-type="float" office:value="194">
            <text:p>194</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199">
            <text:p>199</text:p>
          </table:table-cell>
          <table:table-cell table:style-name="ACE-0x8c77018" office:value-type="float" office:value="1">
            <text:p>1</text:p>
          </table:table-cell>
          <table:table-cell table:style-name="ACE-0x8c77018" office:value-type="string" office:string-value="Reports">
            <text:p>Reports</text:p>
          </table:table-cell>
          <table:table-cell table:style-name="ACE-0x8c77018" office:value-type="string" office:string-value="Reports">
            <text:p>Reports</text:p>
          </table:table-cell>
          <table:table-cell table:style-name="ACE-0x8c77018"/>
          <table:table-cell table:style-name="ACE-0x8c77018" office:value-type="string" office:string-value="access CiviReport">
            <text:p>access CiviReport</text:p>
          </table:table-cell>
          <table:table-cell table:number-columns-repeated="2" table:style-name="ACE-0x8c77018"/>
          <table:table-cell table:style-name="ACE-0x8c77018" office:value-type="float" office:value="1">
            <text:p>1</text:p>
          </table:table-cell>
          <table:table-cell table:style-name="ACE-0x8c77018"/>
          <table:table-cell table:style-name="ACE-0x8c77018" office:value-type="float" office:value="80">
            <text:p>80</text:p>
          </table:table-cell>
          <table:table-cell table:number-columns-repeated="245" table:style-name="ACE-0x8c76dd8"/>
        </table:table-row>
        <table:table-row table:style-name="AROW-0">
          <table:table-cell table:style-name="ACE-0x8c77018" office:value-type="float" office:value="200">
            <text:p>200</text:p>
          </table:table-cell>
          <table:table-cell table:style-name="ACE-0x8c77018" office:value-type="float" office:value="1">
            <text:p>1</text:p>
          </table:table-cell>
          <table:table-cell table:style-name="ACE-0x8c77018" office:value-type="string" office:string-value="Reports Listing">
            <text:p>Reports Listing</text:p>
          </table:table-cell>
          <table:table-cell table:style-name="ACE-0x8c77018" office:value-type="string" office:string-value="Reports Listing">
            <text:p>Reports Listing</text:p>
          </table:table-cell>
          <table:table-cell table:style-name="ACE-0x8c77018" office:value-type="string" office:string-value="civicrm/report/list&amp;reset=1">
            <text:p>civicrm/report/list&amp;reset=1</text:p>
          </table:table-cell>
          <table:table-cell table:style-name="ACE-0x8c77018" office:value-type="string" office:string-value="access CiviReport">
            <text:p>access CiviReport</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1">
            <text:p>1</text:p>
          </table:table-cell>
          <table:table-cell table:number-columns-repeated="245" table:style-name="ACE-0x8c76dd8"/>
        </table:table-row>
        <table:table-row table:style-name="AROW-0">
          <table:table-cell table:style-name="ACE-0x8c77018" office:value-type="float" office:value="201">
            <text:p>201</text:p>
          </table:table-cell>
          <table:table-cell table:style-name="ACE-0x8c77018" office:value-type="float" office:value="1">
            <text:p>1</text:p>
          </table:table-cell>
          <table:table-cell table:style-name="ACE-0x8c77018" office:value-type="string" office:string-value="Create Reports from Templates">
            <text:p>Create Reports from Templates</text:p>
          </table:table-cell>
          <table:table-cell table:style-name="ACE-0x8c77018" office:value-type="string" office:string-value="Create Reports from Templates">
            <text:p>Create Reports from Templates</text:p>
          </table:table-cell>
          <table:table-cell table:style-name="ACE-0x8c77018" office:value-type="string" office:string-value="civicrm/admin/report/template/list&amp;reset=1">
            <text:p>civicrm/admin/report/template/list&amp;reset=1</text:p>
          </table:table-cell>
          <table:table-cell table:style-name="ACE-0x8c77018" office:value-type="string" office:string-value="administer Reports">
            <text:p>administer Reports</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office:value-type="float" office:value="1">
            <text:p>1</text:p>
          </table:table-cell>
          <table:table-cell table:style-name="ACE-0x8c77018" office:value-type="float" office:value="2">
            <text:p>2</text:p>
          </table:table-cell>
          <table:table-cell table:number-columns-repeated="245" table:style-name="ACE-0x8c76dd8"/>
        </table:table-row>
        <table:table-row table:style-name="AROW-0">
          <table:table-cell table:style-name="ACE-0x8c77018" office:value-type="float" office:value="202">
            <text:p>202</text:p>
          </table:table-cell>
          <table:table-cell table:style-name="ACE-0x8c77018" office:value-type="float" office:value="1">
            <text:p>1</text:p>
          </table:table-cell>
          <table:table-cell table:style-name="ACE-0x8c77018" office:value-type="string" office:string-value="Constituent Report (Summary)">
            <text:p>Constituent Report (Summary)</text:p>
          </table:table-cell>
          <table:table-cell table:style-name="ACE-0x8c77018" office:value-type="string" office:string-value="Constituent Report (Summary)">
            <text:p>Constituent Report (Summary)</text:p>
          </table:table-cell>
          <table:table-cell table:style-name="ACE-0x8c77018" office:value-type="string" office:string-value="civicrm/report/instance/1&amp;reset=1">
            <text:p>civicrm/report/instance/1&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3">
            <text:p>3</text:p>
          </table:table-cell>
          <table:table-cell table:number-columns-repeated="245" table:style-name="ACE-0x8c76dd8"/>
        </table:table-row>
        <table:table-row table:style-name="AROW-0">
          <table:table-cell table:style-name="ACE-0x8c77018" office:value-type="float" office:value="203">
            <text:p>203</text:p>
          </table:table-cell>
          <table:table-cell table:style-name="ACE-0x8c77018" office:value-type="float" office:value="1">
            <text:p>1</text:p>
          </table:table-cell>
          <table:table-cell table:style-name="ACE-0x8c77018" office:value-type="string" office:string-value="Constituent Report (Detail)">
            <text:p>Constituent Report (Detail)</text:p>
          </table:table-cell>
          <table:table-cell table:style-name="ACE-0x8c77018" office:value-type="string" office:string-value="Constituent Report (Detail)">
            <text:p>Constituent Report (Detail)</text:p>
          </table:table-cell>
          <table:table-cell table:style-name="ACE-0x8c77018" office:value-type="string" office:string-value="civicrm/report/instance/2&amp;reset=1">
            <text:p>civicrm/report/instance/2&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4">
            <text:p>4</text:p>
          </table:table-cell>
          <table:table-cell table:number-columns-repeated="245" table:style-name="ACE-0x8c76dd8"/>
        </table:table-row>
        <table:table-row table:style-name="AROW-0">
          <table:table-cell table:style-name="ACE-0x8c77018" office:value-type="float" office:value="204">
            <text:p>204</text:p>
          </table:table-cell>
          <table:table-cell table:style-name="ACE-0x8c77018" office:value-type="float" office:value="1">
            <text:p>1</text:p>
          </table:table-cell>
          <table:table-cell table:style-name="ACE-0x8c77018" office:value-type="string" office:string-value="Activity Report">
            <text:p>Activity Report</text:p>
          </table:table-cell>
          <table:table-cell table:style-name="ACE-0x8c77018" office:value-type="string" office:string-value="activity">
            <text:p>activity</text:p>
          </table:table-cell>
          <table:table-cell table:style-name="ACE-0x8c77018" office:value-type="string" office:string-value="civicrm/report/instance/3&amp;reset=1">
            <text:p>civicrm/report/instance/3&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5">
            <text:p>5</text:p>
          </table:table-cell>
          <table:table-cell table:number-columns-repeated="245" table:style-name="ACE-0x8c76dd8"/>
        </table:table-row>
        <table:table-row table:style-name="AROW-0">
          <table:table-cell table:style-name="ACE-0x8c77018" office:value-type="float" office:value="205">
            <text:p>205</text:p>
          </table:table-cell>
          <table:table-cell table:style-name="ACE-0x8c77018" office:value-type="float" office:value="1">
            <text:p>1</text:p>
          </table:table-cell>
          <table:table-cell table:style-name="ACE-0x8c77018" office:value-type="string" office:string-value="Current Employer Report">
            <text:p>Current Employer Report</text:p>
          </table:table-cell>
          <table:table-cell table:style-name="ACE-0x8c77018" office:value-type="string" office:string-value="Current Employer Report">
            <text:p>Current Employer Report</text:p>
          </table:table-cell>
          <table:table-cell table:style-name="ACE-0x8c77018" office:value-type="string" office:string-value="civicrm/report/instance/4&amp;reset=1">
            <text:p>civicrm/report/instance/4&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6">
            <text:p>6</text:p>
          </table:table-cell>
          <table:table-cell table:number-columns-repeated="245" table:style-name="ACE-0x8c76dd8"/>
        </table:table-row>
        <table:table-row table:style-name="AROW-0">
          <table:table-cell table:style-name="ACE-0x8c77018" office:value-type="float" office:value="206">
            <text:p>206</text:p>
          </table:table-cell>
          <table:table-cell table:style-name="ACE-0x8c77018" office:value-type="float" office:value="1">
            <text:p>1</text:p>
          </table:table-cell>
          <table:table-cell table:style-name="ACE-0x8c77018" office:value-type="string" office:string-value="Relationship Report">
            <text:p>Relationship Report</text:p>
          </table:table-cell>
          <table:table-cell table:style-name="ACE-0x8c77018" office:value-type="string" office:string-value="Relationship Report">
            <text:p>Relationship Report</text:p>
          </table:table-cell>
          <table:table-cell table:style-name="ACE-0x8c77018" office:value-type="string" office:string-value="civicrm/report/instance/5&amp;reset=1">
            <text:p>civicrm/report/instance/5&amp;reset=1</text:p>
          </table:table-cell>
          <table:table-cell table:style-name="ACE-0x8c77018" office:value-type="string" office:string-value="administer CiviCRM">
            <text:p>administer CiviCRM</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7">
            <text:p>7</text:p>
          </table:table-cell>
          <table:table-cell table:number-columns-repeated="245" table:style-name="ACE-0x8c76dd8"/>
        </table:table-row>
        <table:table-row table:style-name="AROW-0">
          <table:table-cell table:style-name="ACE-0x8c77018" office:value-type="float" office:value="207">
            <text:p>207</text:p>
          </table:table-cell>
          <table:table-cell table:style-name="ACE-0x8c77018" office:value-type="float" office:value="1">
            <text:p>1</text:p>
          </table:table-cell>
          <table:table-cell table:style-name="ACE-0x8c77018" office:value-type="string" office:string-value="Donor Report (Summary)">
            <text:p>Donor Report (Summary)</text:p>
          </table:table-cell>
          <table:table-cell table:style-name="ACE-0x8c77018" office:value-type="string" office:string-value="Donor Report (Summary)">
            <text:p>Donor Report (Summary)</text:p>
          </table:table-cell>
          <table:table-cell table:style-name="ACE-0x8c77018" office:value-type="string" office:string-value="civicrm/report/instance/6&amp;reset=1">
            <text:p>civicrm/report/instance/6&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8">
            <text:p>8</text:p>
          </table:table-cell>
          <table:table-cell table:number-columns-repeated="245" table:style-name="ACE-0x8c76dd8"/>
        </table:table-row>
        <table:table-row table:style-name="AROW-0">
          <table:table-cell table:style-name="ACE-0x8c77018" office:value-type="float" office:value="208">
            <text:p>208</text:p>
          </table:table-cell>
          <table:table-cell table:style-name="ACE-0x8c77018" office:value-type="float" office:value="1">
            <text:p>1</text:p>
          </table:table-cell>
          <table:table-cell table:style-name="ACE-0x8c77018" office:value-type="string" office:string-value="Donor Report (Detail)">
            <text:p>Donor Report (Detail)</text:p>
          </table:table-cell>
          <table:table-cell table:style-name="ACE-0x8c77018" office:value-type="string" office:string-value="Donor Report (Detail)">
            <text:p>Donor Report (Detail)</text:p>
          </table:table-cell>
          <table:table-cell table:style-name="ACE-0x8c77018" office:value-type="string" office:string-value="civicrm/report/instance/7&amp;reset=1">
            <text:p>civicrm/report/instance/7&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9">
            <text:p>9</text:p>
          </table:table-cell>
          <table:table-cell table:number-columns-repeated="245" table:style-name="ACE-0x8c76dd8"/>
        </table:table-row>
        <table:table-row table:style-name="AROW-0">
          <table:table-cell table:style-name="ACE-0x8c77018" office:value-type="float" office:value="209">
            <text:p>209</text:p>
          </table:table-cell>
          <table:table-cell table:style-name="ACE-0x8c77018" office:value-type="float" office:value="1">
            <text:p>1</text:p>
          </table:table-cell>
          <table:table-cell table:style-name="ACE-0x8c77018" office:value-type="string" office:string-value="Donation Summary Report (Repeat)">
            <text:p>Donation Summary Report (Repeat)</text:p>
          </table:table-cell>
          <table:table-cell table:style-name="ACE-0x8c77018" office:value-type="string" office:string-value="Donation Summary Report (Repeat)">
            <text:p>Donation Summary Report (Repeat)</text:p>
          </table:table-cell>
          <table:table-cell table:style-name="ACE-0x8c77018" office:value-type="string" office:string-value="civicrm/report/instance/8&amp;reset=1">
            <text:p>civicrm/report/instance/8&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10">
            <text:p>10</text:p>
          </table:table-cell>
          <table:table-cell table:number-columns-repeated="245" table:style-name="ACE-0x8c76dd8"/>
        </table:table-row>
        <table:table-row table:style-name="AROW-0">
          <table:table-cell table:style-name="ACE-0x8c77018" office:value-type="float" office:value="210">
            <text:p>210</text:p>
          </table:table-cell>
          <table:table-cell table:style-name="ACE-0x8c77018" office:value-type="float" office:value="1">
            <text:p>1</text:p>
          </table:table-cell>
          <table:table-cell table:style-name="ACE-0x8c77018" office:value-type="string" office:string-value="SYBUNT Report">
            <text:p>SYBUNT Report</text:p>
          </table:table-cell>
          <table:table-cell table:style-name="ACE-0x8c77018" office:value-type="string" office:string-value="SYBUNT Report">
            <text:p>SYBUNT Report</text:p>
          </table:table-cell>
          <table:table-cell table:style-name="ACE-0x8c77018" office:value-type="string" office:string-value="civicrm/report/instance/9&amp;reset=1">
            <text:p>civicrm/report/instance/9&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11">
            <text:p>11</text:p>
          </table:table-cell>
          <table:table-cell table:number-columns-repeated="245" table:style-name="ACE-0x8c76dd8"/>
        </table:table-row>
        <table:table-row table:style-name="AROW-0">
          <table:table-cell table:style-name="ACE-0x8c77018" office:value-type="float" office:value="211">
            <text:p>211</text:p>
          </table:table-cell>
          <table:table-cell table:style-name="ACE-0x8c77018" office:value-type="float" office:value="1">
            <text:p>1</text:p>
          </table:table-cell>
          <table:table-cell table:style-name="ACE-0x8c77018" office:value-type="string" office:string-value="LYBUNT Report">
            <text:p>LYBUNT Report</text:p>
          </table:table-cell>
          <table:table-cell table:style-name="ACE-0x8c77018" office:value-type="string" office:string-value="LYBUNT Report">
            <text:p>LYBUNT Report</text:p>
          </table:table-cell>
          <table:table-cell table:style-name="ACE-0x8c77018" office:value-type="string" office:string-value="civicrm/report/instance/10&amp;reset=1">
            <text:p>civicrm/report/instance/10&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12">
            <text:p>12</text:p>
          </table:table-cell>
          <table:table-cell table:number-columns-repeated="245" table:style-name="ACE-0x8c76dd8"/>
        </table:table-row>
        <table:table-row table:style-name="AROW-0">
          <table:table-cell table:style-name="ACE-0x8c77018" office:value-type="float" office:value="212">
            <text:p>212</text:p>
          </table:table-cell>
          <table:table-cell table:style-name="ACE-0x8c77018" office:value-type="float" office:value="1">
            <text:p>1</text:p>
          </table:table-cell>
          <table:table-cell table:style-name="ACE-0x8c77018" office:value-type="string" office:string-value="Donation Summary Report (Organization)">
            <text:p>Donation Summary Report (Organization)</text:p>
          </table:table-cell>
          <table:table-cell table:style-name="ACE-0x8c77018" office:value-type="string" office:string-value="Donation Summary Report (Organization)">
            <text:p>Donation Summary Report (Organization)</text:p>
          </table:table-cell>
          <table:table-cell table:style-name="ACE-0x8c77018" office:value-type="string" office:string-value="civicrm/report/instance/11&amp;reset=1">
            <text:p>civicrm/report/instance/11&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13">
            <text:p>13</text:p>
          </table:table-cell>
          <table:table-cell table:number-columns-repeated="245" table:style-name="ACE-0x8c76dd8"/>
        </table:table-row>
        <table:table-row table:style-name="AROW-0">
          <table:table-cell table:style-name="ACE-0x8c77018" office:value-type="float" office:value="213">
            <text:p>213</text:p>
          </table:table-cell>
          <table:table-cell table:style-name="ACE-0x8c77018" office:value-type="float" office:value="1">
            <text:p>1</text:p>
          </table:table-cell>
          <table:table-cell table:style-name="ACE-0x8c77018" office:value-type="string" office:string-value="Donation Summary Report (Household)">
            <text:p>Donation Summary Report (Household)</text:p>
          </table:table-cell>
          <table:table-cell table:style-name="ACE-0x8c77018" office:value-type="string" office:string-value="Donation Summary Report (Household)">
            <text:p>Donation Summary Report (Household)</text:p>
          </table:table-cell>
          <table:table-cell table:style-name="ACE-0x8c77018" office:value-type="string" office:string-value="civicrm/report/instance/12&amp;reset=1">
            <text:p>civicrm/report/instance/12&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14">
            <text:p>14</text:p>
          </table:table-cell>
          <table:table-cell table:number-columns-repeated="245" table:style-name="ACE-0x8c76dd8"/>
        </table:table-row>
        <table:table-row table:style-name="AROW-0">
          <table:table-cell table:style-name="ACE-0x8c77018" office:value-type="float" office:value="214">
            <text:p>214</text:p>
          </table:table-cell>
          <table:table-cell table:style-name="ACE-0x8c77018" office:value-type="float" office:value="1">
            <text:p>1</text:p>
          </table:table-cell>
          <table:table-cell table:style-name="ACE-0x8c77018" office:value-type="string" office:string-value="Top Donors Report">
            <text:p>Top Donors Report</text:p>
          </table:table-cell>
          <table:table-cell table:style-name="ACE-0x8c77018" office:value-type="string" office:string-value="Top Donors Report">
            <text:p>Top Donors Report</text:p>
          </table:table-cell>
          <table:table-cell table:style-name="ACE-0x8c77018" office:value-type="string" office:string-value="civicrm/report/instance/13&amp;reset=1">
            <text:p>civicrm/report/instance/13&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15">
            <text:p>15</text:p>
          </table:table-cell>
          <table:table-cell table:number-columns-repeated="245" table:style-name="ACE-0x8c76dd8"/>
        </table:table-row>
        <table:table-row table:style-name="AROW-0">
          <table:table-cell table:style-name="ACE-0x8c77018" office:value-type="float" office:value="215">
            <text:p>215</text:p>
          </table:table-cell>
          <table:table-cell table:style-name="ACE-0x8c77018" office:value-type="float" office:value="1">
            <text:p>1</text:p>
          </table:table-cell>
          <table:table-cell table:style-name="ACE-0x8c77018" office:value-type="string" office:string-value="Soft Credit Report">
            <text:p>Soft Credit Report</text:p>
          </table:table-cell>
          <table:table-cell table:style-name="ACE-0x8c77018" office:value-type="string" office:string-value="Soft Credit Report">
            <text:p>Soft Credit Report</text:p>
          </table:table-cell>
          <table:table-cell table:style-name="ACE-0x8c77018" office:value-type="string" office:string-value="civicrm/report/instance/14&amp;reset=1">
            <text:p>civicrm/report/instance/14&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16">
            <text:p>16</text:p>
          </table:table-cell>
          <table:table-cell table:number-columns-repeated="245" table:style-name="ACE-0x8c76dd8"/>
        </table:table-row>
        <table:table-row table:style-name="AROW-0">
          <table:table-cell table:style-name="ACE-0x8c77018" office:value-type="float" office:value="216">
            <text:p>216</text:p>
          </table:table-cell>
          <table:table-cell table:style-name="ACE-0x8c77018" office:value-type="float" office:value="1">
            <text:p>1</text:p>
          </table:table-cell>
          <table:table-cell table:style-name="ACE-0x8c77018" office:value-type="string" office:string-value="Personal Campaign Page Summary">
            <text:p>Personal Campaign Page Summary</text:p>
          </table:table-cell>
          <table:table-cell table:style-name="ACE-0x8c77018" office:value-type="string" office:string-value="Personal Campaign Page Summary">
            <text:p>Personal Campaign Page Summary</text:p>
          </table:table-cell>
          <table:table-cell table:style-name="ACE-0x8c77018" office:value-type="string" office:string-value="civicrm/report/instance/15&amp;reset=1">
            <text:p>civicrm/report/instance/15&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17">
            <text:p>17</text:p>
          </table:table-cell>
          <table:table-cell table:number-columns-repeated="245" table:style-name="ACE-0x8c76dd8"/>
        </table:table-row>
        <table:table-row table:style-name="AROW-0">
          <table:table-cell table:style-name="ACE-0x8c77018" office:value-type="float" office:value="217">
            <text:p>217</text:p>
          </table:table-cell>
          <table:table-cell table:style-name="ACE-0x8c77018" office:value-type="float" office:value="1">
            <text:p>1</text:p>
          </table:table-cell>
          <table:table-cell table:style-name="ACE-0x8c77018" office:value-type="string" office:string-value="Pledge Summary Report">
            <text:p>Pledge Summary Report</text:p>
          </table:table-cell>
          <table:table-cell table:style-name="ACE-0x8c77018" office:value-type="string" office:string-value="Pledge Summary Report">
            <text:p>Pledge Summary Report</text:p>
          </table:table-cell>
          <table:table-cell table:style-name="ACE-0x8c77018" office:value-type="string" office:string-value="civicrm/report/instance/16&amp;reset=1">
            <text:p>civicrm/report/instance/16&amp;reset=1</text:p>
          </table:table-cell>
          <table:table-cell table:style-name="ACE-0x8c77018" office:value-type="string" office:string-value="access CiviPledge">
            <text:p>access CiviPledg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18">
            <text:p>18</text:p>
          </table:table-cell>
          <table:table-cell table:number-columns-repeated="245" table:style-name="ACE-0x8c76dd8"/>
        </table:table-row>
        <table:table-row table:style-name="AROW-0">
          <table:table-cell table:style-name="ACE-0x8c77018" office:value-type="float" office:value="218">
            <text:p>218</text:p>
          </table:table-cell>
          <table:table-cell table:style-name="ACE-0x8c77018" office:value-type="float" office:value="1">
            <text:p>1</text:p>
          </table:table-cell>
          <table:table-cell table:style-name="ACE-0x8c77018" office:value-type="string" office:string-value="Pledged But not Paid Report">
            <text:p>Pledged But not Paid Report</text:p>
          </table:table-cell>
          <table:table-cell table:style-name="ACE-0x8c77018" office:value-type="string" office:string-value="Pledged But not Paid Report">
            <text:p>Pledged But not Paid Report</text:p>
          </table:table-cell>
          <table:table-cell table:style-name="ACE-0x8c77018" office:value-type="string" office:string-value="civicrm/report/instance/17&amp;reset=1">
            <text:p>civicrm/report/instance/17&amp;reset=1</text:p>
          </table:table-cell>
          <table:table-cell table:style-name="ACE-0x8c77018" office:value-type="string" office:string-value="access CiviPledge">
            <text:p>access CiviPledg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19">
            <text:p>19</text:p>
          </table:table-cell>
          <table:table-cell table:number-columns-repeated="245" table:style-name="ACE-0x8c76dd8"/>
        </table:table-row>
        <table:table-row table:style-name="AROW-0">
          <table:table-cell table:style-name="ACE-0x8c77018" office:value-type="float" office:value="219">
            <text:p>219</text:p>
          </table:table-cell>
          <table:table-cell table:style-name="ACE-0x8c77018" office:value-type="float" office:value="1">
            <text:p>1</text:p>
          </table:table-cell>
          <table:table-cell table:style-name="ACE-0x8c77018" office:value-type="string" office:string-value="Bookkeeping Transactions Report">
            <text:p>Bookkeeping Transactions Report</text:p>
          </table:table-cell>
          <table:table-cell table:style-name="ACE-0x8c77018" office:value-type="string" office:string-value="Bookkeeping Transactions Report">
            <text:p>Bookkeeping Transactions Report</text:p>
          </table:table-cell>
          <table:table-cell table:style-name="ACE-0x8c77018" office:value-type="string" office:string-value="civicrm/report/instance/18&amp;reset=1">
            <text:p>civicrm/report/instance/18&amp;reset=1</text:p>
          </table:table-cell>
          <table:table-cell table:style-name="ACE-0x8c77018" office:value-type="string" office:string-value="access CiviContribute">
            <text:p>access CiviContribute</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20">
            <text:p>20</text:p>
          </table:table-cell>
          <table:table-cell table:number-columns-repeated="245" table:style-name="ACE-0x8c76dd8"/>
        </table:table-row>
        <table:table-row table:style-name="AROW-0">
          <table:table-cell table:style-name="ACE-0x8c77018" office:value-type="float" office:value="220">
            <text:p>220</text:p>
          </table:table-cell>
          <table:table-cell table:style-name="ACE-0x8c77018" office:value-type="float" office:value="1">
            <text:p>1</text:p>
          </table:table-cell>
          <table:table-cell table:style-name="ACE-0x8c77018" office:value-type="string" office:string-value="Membership Report (Summary)">
            <text:p>Membership Report (Summary)</text:p>
          </table:table-cell>
          <table:table-cell table:style-name="ACE-0x8c77018" office:value-type="string" office:string-value="Membership Report (Summary)">
            <text:p>Membership Report (Summary)</text:p>
          </table:table-cell>
          <table:table-cell table:style-name="ACE-0x8c77018" office:value-type="string" office:string-value="civicrm/report/instance/19&amp;reset=1">
            <text:p>civicrm/report/instance/19&amp;reset=1</text:p>
          </table:table-cell>
          <table:table-cell table:style-name="ACE-0x8c77018" office:value-type="string" office:string-value="access CiviMember">
            <text:p>access CiviMember</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21">
            <text:p>21</text:p>
          </table:table-cell>
          <table:table-cell table:number-columns-repeated="245" table:style-name="ACE-0x8c76dd8"/>
        </table:table-row>
        <table:table-row table:style-name="AROW-0">
          <table:table-cell table:style-name="ACE-0x8c77018" office:value-type="float" office:value="221">
            <text:p>221</text:p>
          </table:table-cell>
          <table:table-cell table:style-name="ACE-0x8c77018" office:value-type="float" office:value="1">
            <text:p>1</text:p>
          </table:table-cell>
          <table:table-cell table:style-name="ACE-0x8c77018" office:value-type="string" office:string-value="Membership Report (Detail)">
            <text:p>Membership Report (Detail)</text:p>
          </table:table-cell>
          <table:table-cell table:style-name="ACE-0x8c77018" office:value-type="string" office:string-value="Membership Report (Detail)">
            <text:p>Membership Report (Detail)</text:p>
          </table:table-cell>
          <table:table-cell table:style-name="ACE-0x8c77018" office:value-type="string" office:string-value="civicrm/report/instance/20&amp;reset=1">
            <text:p>civicrm/report/instance/20&amp;reset=1</text:p>
          </table:table-cell>
          <table:table-cell table:style-name="ACE-0x8c77018" office:value-type="string" office:string-value="access CiviMember">
            <text:p>access CiviMember</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22">
            <text:p>22</text:p>
          </table:table-cell>
          <table:table-cell table:number-columns-repeated="245" table:style-name="ACE-0x8c76dd8"/>
        </table:table-row>
        <table:table-row table:style-name="AROW-0">
          <table:table-cell table:style-name="ACE-0x8c77018" office:value-type="float" office:value="222">
            <text:p>222</text:p>
          </table:table-cell>
          <table:table-cell table:style-name="ACE-0x8c77018" office:value-type="float" office:value="1">
            <text:p>1</text:p>
          </table:table-cell>
          <table:table-cell table:style-name="ACE-0x8c77018" office:value-type="string" office:string-value="Membership Report (Lapsed)">
            <text:p>Membership Report (Lapsed)</text:p>
          </table:table-cell>
          <table:table-cell table:style-name="ACE-0x8c77018" office:value-type="string" office:string-value="Membership Report (Lapsed)">
            <text:p>Membership Report (Lapsed)</text:p>
          </table:table-cell>
          <table:table-cell table:style-name="ACE-0x8c77018" office:value-type="string" office:string-value="civicrm/report/instance/21&amp;reset=1">
            <text:p>civicrm/report/instance/21&amp;reset=1</text:p>
          </table:table-cell>
          <table:table-cell table:style-name="ACE-0x8c77018" office:value-type="string" office:string-value="access CiviMember">
            <text:p>access CiviMember</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23">
            <text:p>23</text:p>
          </table:table-cell>
          <table:table-cell table:number-columns-repeated="245" table:style-name="ACE-0x8c76dd8"/>
        </table:table-row>
        <table:table-row table:style-name="AROW-0">
          <table:table-cell table:style-name="ACE-0x8c77018" office:value-type="float" office:value="223">
            <text:p>223</text:p>
          </table:table-cell>
          <table:table-cell table:style-name="ACE-0x8c77018" office:value-type="float" office:value="1">
            <text:p>1</text:p>
          </table:table-cell>
          <table:table-cell table:style-name="ACE-0x8c77018" office:value-type="string" office:string-value="Event Participant Report (List)">
            <text:p>Event Participant Report (List)</text:p>
          </table:table-cell>
          <table:table-cell table:style-name="ACE-0x8c77018" office:value-type="string" office:string-value="Event Participant Report (List)">
            <text:p>Event Participant Report (List)</text:p>
          </table:table-cell>
          <table:table-cell table:style-name="ACE-0x8c77018" office:value-type="string" office:string-value="civicrm/report/instance/22&amp;reset=1">
            <text:p>civicrm/report/instance/22&amp;reset=1</text:p>
          </table:table-cell>
          <table:table-cell table:style-name="ACE-0x8c77018" office:value-type="string" office:string-value="access CiviEvent">
            <text:p>access CiviEvent</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24">
            <text:p>24</text:p>
          </table:table-cell>
          <table:table-cell table:number-columns-repeated="245" table:style-name="ACE-0x8c76dd8"/>
        </table:table-row>
        <table:table-row table:style-name="AROW-0">
          <table:table-cell table:style-name="ACE-0x8c77018" office:value-type="float" office:value="224">
            <text:p>224</text:p>
          </table:table-cell>
          <table:table-cell table:style-name="ACE-0x8c77018" office:value-type="float" office:value="1">
            <text:p>1</text:p>
          </table:table-cell>
          <table:table-cell table:style-name="ACE-0x8c77018" office:value-type="string" office:string-value="Event Income Report (Summary)">
            <text:p>Event Income Report (Summary)</text:p>
          </table:table-cell>
          <table:table-cell table:style-name="ACE-0x8c77018" office:value-type="string" office:string-value="Event Income Report (Summary)">
            <text:p>Event Income Report (Summary)</text:p>
          </table:table-cell>
          <table:table-cell table:style-name="ACE-0x8c77018" office:value-type="string" office:string-value="civicrm/report/instance/23&amp;reset=1">
            <text:p>civicrm/report/instance/23&amp;reset=1</text:p>
          </table:table-cell>
          <table:table-cell table:style-name="ACE-0x8c77018" office:value-type="string" office:string-value="access CiviEvent">
            <text:p>access CiviEvent</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25">
            <text:p>25</text:p>
          </table:table-cell>
          <table:table-cell table:number-columns-repeated="245" table:style-name="ACE-0x8c76dd8"/>
        </table:table-row>
        <table:table-row table:style-name="AROW-0">
          <table:table-cell table:style-name="ACE-0x8c77018" office:value-type="float" office:value="225">
            <text:p>225</text:p>
          </table:table-cell>
          <table:table-cell table:style-name="ACE-0x8c77018" office:value-type="float" office:value="1">
            <text:p>1</text:p>
          </table:table-cell>
          <table:table-cell table:style-name="ACE-0x8c77018" office:value-type="string" office:string-value="Event Income Report (Detail)">
            <text:p>Event Income Report (Detail)</text:p>
          </table:table-cell>
          <table:table-cell table:style-name="ACE-0x8c77018" office:value-type="string" office:string-value="Event Income Report (Detail)">
            <text:p>Event Income Report (Detail)</text:p>
          </table:table-cell>
          <table:table-cell table:style-name="ACE-0x8c77018" office:value-type="string" office:string-value="civicrm/report/instance/24&amp;reset=1">
            <text:p>civicrm/report/instance/24&amp;reset=1</text:p>
          </table:table-cell>
          <table:table-cell table:style-name="ACE-0x8c77018" office:value-type="string" office:string-value="access CiviEvent">
            <text:p>access CiviEvent</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26">
            <text:p>26</text:p>
          </table:table-cell>
          <table:table-cell table:number-columns-repeated="245" table:style-name="ACE-0x8c76dd8"/>
        </table:table-row>
        <table:table-row table:style-name="AROW-0">
          <table:table-cell table:style-name="ACE-0x8c77018" office:value-type="float" office:value="226">
            <text:p>226</text:p>
          </table:table-cell>
          <table:table-cell table:style-name="ACE-0x8c77018" office:value-type="float" office:value="1">
            <text:p>1</text:p>
          </table:table-cell>
          <table:table-cell table:style-name="ACE-0x8c77018" office:value-type="string" office:string-value="Attendee List">
            <text:p>Attendee List</text:p>
          </table:table-cell>
          <table:table-cell table:style-name="ACE-0x8c77018" office:value-type="string" office:string-value="Attendee List">
            <text:p>Attendee List</text:p>
          </table:table-cell>
          <table:table-cell table:style-name="ACE-0x8c77018" office:value-type="string" office:string-value="civicrm/report/instance/25&amp;reset=1">
            <text:p>civicrm/report/instance/25&amp;reset=1</text:p>
          </table:table-cell>
          <table:table-cell table:style-name="ACE-0x8c77018" office:value-type="string" office:string-value="access CiviEvent">
            <text:p>access CiviEvent</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27">
            <text:p>27</text:p>
          </table:table-cell>
          <table:table-cell table:number-columns-repeated="245" table:style-name="ACE-0x8c76dd8"/>
        </table:table-row>
        <table:table-row table:style-name="AROW-0">
          <table:table-cell table:style-name="ACE-0x8c77018" office:value-type="float" office:value="227">
            <text:p>227</text:p>
          </table:table-cell>
          <table:table-cell table:style-name="ACE-0x8c77018" office:value-type="float" office:value="1">
            <text:p>1</text:p>
          </table:table-cell>
          <table:table-cell table:style-name="ACE-0x8c77018" office:value-type="string" office:string-value="Grant Report (Detail)">
            <text:p>Grant Report (Detail)</text:p>
          </table:table-cell>
          <table:table-cell table:style-name="ACE-0x8c77018" office:value-type="string" office:string-value="Grant Report Detail">
            <text:p>Grant Report Detail</text:p>
          </table:table-cell>
          <table:table-cell table:style-name="ACE-0x8c77018" office:value-type="string" office:string-value="civicrm/report/instance/26&amp;reset=1">
            <text:p>civicrm/report/instance/26&amp;reset=1</text:p>
          </table:table-cell>
          <table:table-cell table:style-name="ACE-0x8c77018" office:value-type="string" office:string-value="access CiviGrant">
            <text:p>access CiviGrant</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28">
            <text:p>28</text:p>
          </table:table-cell>
          <table:table-cell table:number-columns-repeated="245" table:style-name="ACE-0x8c76dd8"/>
        </table:table-row>
        <table:table-row table:style-name="AROW-0">
          <table:table-cell table:style-name="ACE-0x8c77018" office:value-type="float" office:value="228">
            <text:p>228</text:p>
          </table:table-cell>
          <table:table-cell table:style-name="ACE-0x8c77018" office:value-type="float" office:value="1">
            <text:p>1</text:p>
          </table:table-cell>
          <table:table-cell table:style-name="ACE-0x8c77018" office:value-type="string" office:string-value="Grant Report (Statistics)">
            <text:p>Grant Report (Statistics)</text:p>
          </table:table-cell>
          <table:table-cell table:style-name="ACE-0x8c77018" office:value-type="string" office:string-value="Grant Report Statistics">
            <text:p>Grant Report Statistics</text:p>
          </table:table-cell>
          <table:table-cell table:style-name="ACE-0x8c77018" office:value-type="string" office:string-value="civicrm/report/instance/27&amp;reset=1">
            <text:p>civicrm/report/instance/27&amp;reset=1</text:p>
          </table:table-cell>
          <table:table-cell table:style-name="ACE-0x8c77018" office:value-type="string" office:string-value="access CiviGrant">
            <text:p>access CiviGrant</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29">
            <text:p>29</text:p>
          </table:table-cell>
          <table:table-cell table:number-columns-repeated="245" table:style-name="ACE-0x8c76dd8"/>
        </table:table-row>
        <table:table-row table:style-name="AROW-0">
          <table:table-cell table:style-name="ACE-0x8c77018" office:value-type="float" office:value="229">
            <text:p>229</text:p>
          </table:table-cell>
          <table:table-cell table:style-name="ACE-0x8c77018" office:value-type="float" office:value="1">
            <text:p>1</text:p>
          </table:table-cell>
          <table:table-cell table:style-name="ACE-0x8c77018" office:value-type="string" office:string-value="Mail Bounce Report">
            <text:p>Mail Bounce Report</text:p>
          </table:table-cell>
          <table:table-cell table:style-name="ACE-0x8c77018" office:value-type="string" office:string-value="Mail Bounce Report">
            <text:p>Mail Bounce Report</text:p>
          </table:table-cell>
          <table:table-cell table:style-name="ACE-0x8c77018" office:value-type="string" office:string-value="civicrm/report/instance/28&amp;reset=1">
            <text:p>civicrm/report/instance/28&amp;reset=1</text:p>
          </table:table-cell>
          <table:table-cell table:style-name="ACE-0x8c77018" office:value-type="string" office:string-value="access CiviMail">
            <text:p>access CiviMail</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30">
            <text:p>30</text:p>
          </table:table-cell>
          <table:table-cell table:number-columns-repeated="245" table:style-name="ACE-0x8c76dd8"/>
        </table:table-row>
        <table:table-row table:style-name="AROW-0">
          <table:table-cell table:style-name="ACE-0x8c77018" office:value-type="float" office:value="230">
            <text:p>230</text:p>
          </table:table-cell>
          <table:table-cell table:style-name="ACE-0x8c77018" office:value-type="float" office:value="1">
            <text:p>1</text:p>
          </table:table-cell>
          <table:table-cell table:style-name="ACE-0x8c77018" office:value-type="string" office:string-value="Mail Summary Report">
            <text:p>Mail Summary Report</text:p>
          </table:table-cell>
          <table:table-cell table:style-name="ACE-0x8c77018" office:value-type="string" office:string-value="Mail Summary Report">
            <text:p>Mail Summary Report</text:p>
          </table:table-cell>
          <table:table-cell table:style-name="ACE-0x8c77018" office:value-type="string" office:string-value="civicrm/report/instance/29&amp;reset=1">
            <text:p>civicrm/report/instance/29&amp;reset=1</text:p>
          </table:table-cell>
          <table:table-cell table:style-name="ACE-0x8c77018" office:value-type="string" office:string-value="access CiviMail">
            <text:p>access CiviMail</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31">
            <text:p>31</text:p>
          </table:table-cell>
          <table:table-cell table:number-columns-repeated="245" table:style-name="ACE-0x8c76dd8"/>
        </table:table-row>
        <table:table-row table:style-name="AROW-0">
          <table:table-cell table:style-name="ACE-0x8c77018" office:value-type="float" office:value="231">
            <text:p>231</text:p>
          </table:table-cell>
          <table:table-cell table:style-name="ACE-0x8c77018" office:value-type="float" office:value="1">
            <text:p>1</text:p>
          </table:table-cell>
          <table:table-cell table:style-name="ACE-0x8c77018" office:value-type="string" office:string-value="Mail Opened Report">
            <text:p>Mail Opened Report</text:p>
          </table:table-cell>
          <table:table-cell table:style-name="ACE-0x8c77018" office:value-type="string" office:string-value="Mail Opened Report">
            <text:p>Mail Opened Report</text:p>
          </table:table-cell>
          <table:table-cell table:style-name="ACE-0x8c77018" office:value-type="string" office:string-value="civicrm/report/instance/30&amp;reset=1">
            <text:p>civicrm/report/instance/30&amp;reset=1</text:p>
          </table:table-cell>
          <table:table-cell table:style-name="ACE-0x8c77018" office:value-type="string" office:string-value="access CiviMail">
            <text:p>access CiviMail</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32">
            <text:p>32</text:p>
          </table:table-cell>
          <table:table-cell table:number-columns-repeated="245" table:style-name="ACE-0x8c76dd8"/>
        </table:table-row>
        <table:table-row table:style-name="AROW-0">
          <table:table-cell table:style-name="ACE-0x8c77018" office:value-type="float" office:value="232">
            <text:p>232</text:p>
          </table:table-cell>
          <table:table-cell table:style-name="ACE-0x8c77018" office:value-type="float" office:value="1">
            <text:p>1</text:p>
          </table:table-cell>
          <table:table-cell table:style-name="ACE-0x8c77018" office:value-type="string" office:string-value="Mail Clickthrough Report">
            <text:p>Mail Clickthrough Report</text:p>
          </table:table-cell>
          <table:table-cell table:style-name="ACE-0x8c77018" office:value-type="string" office:string-value="Mail Clickthrough Report">
            <text:p>Mail Clickthrough Report</text:p>
          </table:table-cell>
          <table:table-cell table:style-name="ACE-0x8c77018" office:value-type="string" office:string-value="civicrm/report/instance/31&amp;reset=1">
            <text:p>civicrm/report/instance/31&amp;reset=1</text:p>
          </table:table-cell>
          <table:table-cell table:style-name="ACE-0x8c77018" office:value-type="string" office:string-value="access CiviMail">
            <text:p>access CiviMail</text:p>
          </table:table-cell>
          <table:table-cell table:style-name="ACE-0x8c77018"/>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33">
            <text:p>33</text:p>
          </table:table-cell>
          <table:table-cell table:number-columns-repeated="245" table:style-name="ACE-0x8c76dd8"/>
        </table:table-row>
        <table:table-row table:style-name="AROW-0">
          <table:table-cell table:style-name="ACE-0x8c77018" office:value-type="float" office:value="233">
            <text:p>233</text:p>
          </table:table-cell>
          <table:table-cell table:style-name="ACE-0x8c77018" office:value-type="float" office:value="1">
            <text:p>1</text:p>
          </table:table-cell>
          <table:table-cell table:style-name="ACE-0x8c77018" office:value-type="string" office:string-value="Survey Report (Detail)">
            <text:p>Survey Report (Detail)</text:p>
          </table:table-cell>
          <table:table-cell table:style-name="ACE-0x8c77018" office:value-type="string" office:string-value="Survey Report (Detail)">
            <text:p>Survey Report (Detail)</text:p>
          </table:table-cell>
          <table:table-cell table:style-name="ACE-0x8c77018" office:value-type="string" office:string-value="civicrm/report/instance/32&amp;reset=1">
            <text:p>civicrm/report/instance/32&amp;reset=1</text:p>
          </table:table-cell>
          <table:table-cell table:style-name="ACE-0x8c77018" office:value-type="string" office:string-value="administer CiviCampaign,manage campaign,interview campaign contacts">
            <text:p>administer CiviCampaign,manage campaign,interview campaign contacts</text:p>
          </table:table-cell>
          <table:table-cell table:style-name="ACE-0x8c77018" office:value-type="string" office:string-value="OR">
            <text:p>OR</text:p>
          </table:table-cell>
          <table:table-cell table:style-name="ACE-0x8c77018" office:value-type="float" office:value="199">
            <text:p>199</text:p>
          </table:table-cell>
          <table:table-cell table:style-name="ACE-0x8c77018" office:value-type="float" office:value="1">
            <text:p>1</text:p>
          </table:table-cell>
          <table:table-cell table:style-name="ACE-0x8c77018"/>
          <table:table-cell table:style-name="ACE-0x8c77018" office:value-type="float" office:value="34">
            <text:p>34</text:p>
          </table:table-cell>
          <table:table-cell table:number-columns-repeated="245" table:style-name="ACE-0x8c76dd8"/>
        </table:table-row>
        <table:table-row table:style-name="AROW-0">
          <table:table-cell table:style-name="ACE-0x8c77018" office:value-type="float" office:value="234">
            <text:p>234</text:p>
          </table:table-cell>
          <table:table-cell table:style-name="ACE-0x8c77018" office:value-type="float" office:value="1">
            <text:p>1</text:p>
          </table:table-cell>
          <table:table-cell table:style-name="ACE-0x8c77018" office:value-type="string" office:string-value="Ledger">
            <text:p>Ledger</text:p>
          </table:table-cell>
          <table:table-cell table:style-name="ACE-0x8c77018" office:value-type="string" office:string-value="Ledger">
            <text:p>Ledger</text:p>
          </table:table-cell>
          <table:table-cell table:style-name="ACE-0x8c77018"/>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table:table-cell table:style-name="ACE-0x8c77018" office:value-type="float" office:value="1">
            <text:p>1</text:p>
          </table:table-cell>
          <table:table-cell table:style-name="ACE-0x8c77018"/>
          <table:table-cell table:style-name="ACE-0x8c77018" office:value-type="float" office:value="90">
            <text:p>90</text:p>
          </table:table-cell>
          <table:table-cell table:number-columns-repeated="245" table:style-name="ACE-0x8c76dd8"/>
        </table:table-row>
        <table:table-row table:style-name="AROW-0">
          <table:table-cell table:style-name="ACE-0x8c77018" office:value-type="float" office:value="235">
            <text:p>235</text:p>
          </table:table-cell>
          <table:table-cell table:style-name="ACE-0x8c77018" office:value-type="float" office:value="1">
            <text:p>1</text:p>
          </table:table-cell>
          <table:table-cell table:style-name="ACE-0x8c77018" office:value-type="string" office:string-value="Dashboard">
            <text:p>Dashboard</text:p>
          </table:table-cell>
          <table:table-cell table:style-name="ACE-0x8c77018" office:value-type="string" office:string-value="Dashboard">
            <text:p>Dashboard</text:p>
          </table:table-cell>
          <table:table-cell table:style-name="ACE-0x8c77018" office:value-type="string" office:string-value="civicrm/ledger&amp;reset=1">
            <text:p>civicrm/ledger&amp;reset=1</text:p>
          </table:table-cell>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34">
            <text:p>23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3">
          <table:table-cell table:style-name="ACE-0x8c77018" office:value-type="float" office:value="236">
            <text:p>236</text:p>
          </table:table-cell>
          <table:table-cell table:style-name="ACE-0x8c77018" office:value-type="float" office:value="1">
            <text:p>1</text:p>
          </table:table-cell>
          <table:table-cell table:style-name="ACE-0x8c77018" office:value-type="string" office:string-value="Chart of Accounts">
            <text:p>Chart of Accounts</text:p>
          </table:table-cell>
          <table:table-cell table:style-name="ACE-0x8c77018" office:value-type="string" office:string-value="CoA">
            <text:p>CoA</text:p>
          </table:table-cell>
          <table:table-cell table:style-name="ACE-0x8c77018" office:value-type="string" office:string-value="civicrm/ledger/account&amp;reset=1">
            <text:p>civicrm/ledger/account&amp;reset=1</text:p>
          </table:table-cell>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34">
            <text:p>23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3">
          <table:table-cell table:style-name="ACE-0x8c76dd8" office:value-type="float" office:value="244">
            <text:p>244</text:p>
          </table:table-cell>
          <table:table-cell table:style-name="ACE-0x8c76dd8" office:value-type="float" office:value="1">
            <text:p>1</text:p>
          </table:table-cell>
          <table:table-cell table:style-name="ACE-0x8c76dd8" office:value-type="string" office:string-value="Entries">
            <text:p>Entries</text:p>
          </table:table-cell>
          <table:table-cell table:style-name="ACE-0x8c76dd8" office:value-type="string" office:string-value="Entries">
            <text:p>Entries</text:p>
          </table:table-cell>
          <table:table-cell table:style-name="ACE-0x8c76dd8"/>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34">
            <text:p>23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3">
          <table:table-cell table:style-name="ACE-0x8c76dd8" office:value-type="float" office:value="245">
            <text:p>245</text:p>
          </table:table-cell>
          <table:table-cell table:style-name="ACE-0x8c76dd8" office:value-type="float" office:value="1">
            <text:p>1</text:p>
          </table:table-cell>
          <table:table-cell table:style-name="ACE-0x8c76dd8" office:value-type="string" office:string-value="All">
            <text:p>All</text:p>
          </table:table-cell>
          <table:table-cell table:style-name="ACE-0x8c76dd8" office:value-type="string" office:string-value="All Entries">
            <text:p>All Entries</text:p>
          </table:table-cell>
          <table:table-cell table:style-name="ACE-0x8c77018" office:value-type="string" office:string-value="civicrm/ledger/entry/show/all&amp;reset=1">
            <text:p>civicrm/ledger/entry/show/all&amp;reset=1</text:p>
          </table:table-cell>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44">
            <text:p>24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3">
          <table:table-cell table:style-name="ACE-0x8c76dd8" office:value-type="float" office:value="246">
            <text:p>246</text:p>
          </table:table-cell>
          <table:table-cell table:style-name="ACE-0x8c76dd8" office:value-type="float" office:value="1">
            <text:p>1</text:p>
          </table:table-cell>
          <table:table-cell table:style-name="ACE-0x8c76dd8" office:value-type="string" office:string-value="Reciepts">
            <text:p>Reciepts</text:p>
          </table:table-cell>
          <table:table-cell table:style-name="ACE-0x8c76dd8" office:value-type="string" office:string-value="Receipt Entries">
            <text:p>Receipt Entries</text:p>
          </table:table-cell>
          <table:table-cell table:style-name="ACE-0x8c77018" office:value-type="string" office:string-value="civicrm/ledger/entry/show/receipt&amp;reset=1">
            <text:p>civicrm/ledger/entry/show/receipt&amp;reset=1</text:p>
          </table:table-cell>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44">
            <text:p>24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3">
          <table:table-cell table:style-name="ACE-0x8c76dd8" office:value-type="float" office:value="247">
            <text:p>247</text:p>
          </table:table-cell>
          <table:table-cell table:style-name="ACE-0x8c76dd8" office:value-type="float" office:value="1">
            <text:p>1</text:p>
          </table:table-cell>
          <table:table-cell table:style-name="ACE-0x8c76dd8" office:value-type="string" office:string-value="Payments">
            <text:p>Payments</text:p>
          </table:table-cell>
          <table:table-cell table:style-name="ACE-0x8c76dd8" office:value-type="string" office:string-value="Payment Entries">
            <text:p>Payment Entries</text:p>
          </table:table-cell>
          <table:table-cell table:style-name="ACE-0x8c77018" office:value-type="string" office:string-value="civicrm/ledger/entry/show/payment&amp;reset=1">
            <text:p>civicrm/ledger/entry/show/payment&amp;reset=1</text:p>
          </table:table-cell>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44">
            <text:p>24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3">
          <table:table-cell table:style-name="ACE-0x8c76dd8" office:value-type="float" office:value="248">
            <text:p>248</text:p>
          </table:table-cell>
          <table:table-cell table:style-name="ACE-0x8c76dd8" office:value-type="float" office:value="1">
            <text:p>1</text:p>
          </table:table-cell>
          <table:table-cell table:style-name="ACE-0x8c76dd8" office:value-type="string" office:string-value="Journals">
            <text:p>Journals</text:p>
          </table:table-cell>
          <table:table-cell table:style-name="ACE-0x8c76dd8" office:value-type="string" office:string-value="Journal Entries">
            <text:p>Journal Entries</text:p>
          </table:table-cell>
          <table:table-cell table:style-name="ACE-0x8c77018" office:value-type="string" office:string-value="civicrm/ledger/entry/show/journal&amp;reset=1">
            <text:p>civicrm/ledger/entry/show/journal&amp;reset=1</text:p>
          </table:table-cell>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44">
            <text:p>24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3">
          <table:table-cell table:style-name="ACE-0x8c76dd8" office:value-type="float" office:value="249">
            <text:p>249</text:p>
          </table:table-cell>
          <table:table-cell table:style-name="ACE-0x8c76dd8" office:value-type="float" office:value="1">
            <text:p>1</text:p>
          </table:table-cell>
          <table:table-cell table:style-name="ACE-0x8c76dd8" office:value-type="string" office:string-value="Contras">
            <text:p>Contras</text:p>
          </table:table-cell>
          <table:table-cell table:style-name="ACE-0x8c76dd8" office:value-type="string" office:string-value="Contra Entries">
            <text:p>Contra Entries</text:p>
          </table:table-cell>
          <table:table-cell table:style-name="ACE-0x8c77018" office:value-type="string" office:string-value="civicrm/ledger/entry/show/contra&amp;reset=1">
            <text:p>civicrm/ledger/entry/show/contra&amp;reset=1</text:p>
          </table:table-cell>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44">
            <text:p>24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3">
          <table:table-cell table:style-name="ACE-0x8c76dd8" office:value-type="float" office:value="250">
            <text:p>250</text:p>
          </table:table-cell>
          <table:table-cell table:style-name="ACE-0x8c76dd8" office:value-type="float" office:value="1">
            <text:p>1</text:p>
          </table:table-cell>
          <table:table-cell table:style-name="ACE-0x8c76dd8" office:value-type="string" office:string-value="Reports">
            <text:p>Reports</text:p>
          </table:table-cell>
          <table:table-cell table:style-name="ACE-0x8c76dd8" office:value-type="string" office:string-value="Reports">
            <text:p>Reports</text:p>
          </table:table-cell>
          <table:table-cell table:style-name="ACE-0x8c77018" office:value-type="string" office:string-value="civicrm/ledger/report&amp;reset=1">
            <text:p>civicrm/ledger/report&amp;reset=1</text:p>
          </table:table-cell>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34">
            <text:p>23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3">
          <table:table-cell table:style-name="ACE-0x8c76dd8" office:value-type="float" office:value="251">
            <text:p>251</text:p>
          </table:table-cell>
          <table:table-cell table:style-name="ACE-0x8c76dd8" office:value-type="float" office:value="1">
            <text:p>1</text:p>
          </table:table-cell>
          <table:table-cell table:style-name="ACE-0x8c76dd8" office:value-type="string" office:string-value="Settings">
            <text:p>Settings</text:p>
          </table:table-cell>
          <table:table-cell table:style-name="ACE-0x8c76dd8" office:value-type="string" office:string-value="Settings">
            <text:p>Settings</text:p>
          </table:table-cell>
          <table:table-cell table:style-name="ACE-0x8c77018" office:value-type="string" office:string-value="civicrm/ledger/setting&amp;reset=1">
            <text:p>civicrm/ledger/setting&amp;reset=1</text:p>
          </table:table-cell>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34">
            <text:p>23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3">
          <table:table-cell table:style-name="ACE-0x8c76dd8" office:value-type="float" office:value="252">
            <text:p>252</text:p>
          </table:table-cell>
          <table:table-cell table:style-name="ACE-0x8c76dd8" office:value-type="float" office:value="1">
            <text:p>1</text:p>
          </table:table-cell>
          <table:table-cell table:style-name="ACE-0x8c76dd8" office:value-type="string" office:string-value="Administer">
            <text:p>Administer</text:p>
          </table:table-cell>
          <table:table-cell table:style-name="ACE-0x8c76dd8" office:value-type="string" office:string-value="Administer">
            <text:p>Administer</text:p>
          </table:table-cell>
          <table:table-cell table:style-name="ACE-0x8c77018" office:value-type="string" office:string-value="civicrm/ledger/admin&amp;reset=1">
            <text:p>civicrm/ledger/admin&amp;reset=1</text:p>
          </table:table-cell>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34">
            <text:p>23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3">
          <table:table-cell table:style-name="ACE-0x8c76dd8" office:value-type="float" office:value="253">
            <text:p>253</text:p>
          </table:table-cell>
          <table:table-cell table:style-name="ACE-0x8c76dd8" office:value-type="float" office:value="1">
            <text:p>1</text:p>
          </table:table-cell>
          <table:table-cell table:style-name="ACE-0x8c76dd8" office:value-type="string" office:string-value="Help">
            <text:p>Help</text:p>
          </table:table-cell>
          <table:table-cell table:style-name="ACE-0x8c76dd8" office:value-type="string" office:string-value="Help">
            <text:p>Help</text:p>
          </table:table-cell>
          <table:table-cell table:style-name="ACE-0x8c77018" office:value-type="string" office:string-value="civicrm/ledger/help&amp;reset=1">
            <text:p>civicrm/ledger/help&amp;reset=1</text:p>
          </table:table-cell>
          <table:table-cell table:style-name="ACE-0x8c77018" office:value-type="string" office:string-value="access CiviLedger">
            <text:p>access CiviLedger</text:p>
          </table:table-cell>
          <table:table-cell table:style-name="ACE-0x8c77018" office:value-type="string" office:string-value="OR">
            <text:p>OR</text:p>
          </table:table-cell>
          <table:table-cell table:style-name="ACE-0x8c77018" office:value-type="float" office:value="234">
            <text:p>234</text:p>
          </table:table-cell>
          <table:table-cell table:style-name="ACE-0x8c77018" office:value-type="float" office:value="1">
            <text:p>1</text:p>
          </table:table-cell>
          <table:table-cell table:style-name="ACE-0x8c77018"/>
          <table:table-cell table:style-name="ACE-0x8c77018" office:value-type="float" office:value="1">
            <text:p>1</text:p>
          </table:table-cell>
          <table:table-cell table:number-columns-repeated="245" table:style-name="ACE-0x8c76dd8"/>
        </table:table-row>
        <table:table-row table:style-name="AROW-0">
          <table:table-cell table:number-columns-repeated="64" table:style-name="ACE-0x8c76dd8"/>
          <table:table-cell table:number-columns-repeated="192" table:style-name="ACE-0x8c76dd8"/>
        </table:table-row>
        <table:table-row table:style-name="AROW-0" table:number-rows-repeated="8">
          <table:table-cell table:number-columns-repeated="64" table:style-name="ACE-0x8c76dd8"/>
          <table:table-cell table:number-columns-repeated="192" table:style-name="ACE-0x8c76dd8"/>
        </table:table-row>
        <table:table-row table:style-name="AROW-0">
          <table:table-cell table:number-columns-repeated="64" table:style-name="ACE-0x8c76dd8"/>
          <table:table-cell table:number-columns-repeated="192" table:style-name="ACE-0x8c76dd8"/>
        </table:table-row>
        <table:table-row table:style-name="AROW-0" table:number-rows-repeated="3839">
          <table:table-cell table:number-columns-repeated="64" table:style-name="ACE-0x8c76dd8"/>
          <table:table-cell table:number-columns-repeated="192" table:style-name="ACE-0x8c76dd8"/>
        </table:table-row>
        <table:table-row table:style-name="AROW-0">
          <table:table-cell table:number-columns-repeated="256" table:style-name="ACE-0x8c76dd8"/>
        </table:table-row>
        <table:table-row table:style-name="AROW-0" table:number-rows-repeated="61439">
          <table:table-cell table:number-columns-repeated="256" table:style-name="ACE-0x8c76dd8"/>
        </table:table-row>
        <table:named-expressions>
          <table:named-expression table:name="Print_Area" table:expression="of:=#REF!" table:base-cell-address="$'civicrm_navigation'.$A$1"/>
          <table:named-expression table:name="Sheet_Title" table:expression="of:=&quot;civicrm_navigation&quot;" table:base-cell-address="$'civicrm_navigation'.$A$1"/>
        </table:named-expressions>
      </table:table>
      <table:table table:name="Sheet2" table:style-name="ta-0x8ca0470" table:print="true">
        <office:forms form:automatic-focus="false" form:apply-design-mode="false">
          <form:form/>
        </office:forms>
        <table:table-column table:default-cell-style-name="ACE-0x8c77198" table:style-name="ACOL-25"/>
        <table:table-column table:default-cell-style-name="ACE-0x8c77198" table:style-name="ACOL-26" table:number-columns-repeated="255"/>
        <table:table-row table:style-name="AROW-4">
          <table:table-cell table:style-name="ACE-0x8c77198" office:value-type="string" office:string-value="dashboard">
            <text:p>dashboard</text:p>
          </table:table-cell>
          <table:table-cell table:number-columns-repeated="255" table:style-name="ACE-0x8c77198"/>
        </table:table-row>
        <table:table-row table:style-name="AROW-4">
          <table:table-cell table:style-name="ACE-0x8c77198" office:value-type="string" office:string-value="account">
            <text:p>account</text:p>
          </table:table-cell>
          <table:table-cell table:number-columns-repeated="255" table:style-name="ACE-0x8c77198"/>
        </table:table-row>
        <table:table-row table:style-name="AROW-4">
          <table:table-cell table:style-name="ACE-0x8c77198" office:value-type="string" office:string-value="admin">
            <text:p>admin</text:p>
          </table:table-cell>
          <table:table-cell table:number-columns-repeated="255" table:style-name="ACE-0x8c77198"/>
        </table:table-row>
        <table:table-row table:style-name="AROW-4">
          <table:table-cell table:style-name="ACE-0x8c77198" office:value-type="string" office:string-value="admin/create">
            <text:p>admin/create</text:p>
          </table:table-cell>
          <table:table-cell table:number-columns-repeated="255" table:style-name="ACE-0x8c77198"/>
        </table:table-row>
        <table:table-row table:style-name="AROW-4">
          <table:table-cell table:style-name="ACE-0x8c77198" office:value-type="string" office:string-value="admin/manage">
            <text:p>admin/manage</text:p>
          </table:table-cell>
          <table:table-cell table:number-columns-repeated="255" table:style-name="ACE-0x8c77198"/>
        </table:table-row>
        <table:table-row table:style-name="AROW-4">
          <table:table-cell table:style-name="ACE-0x8c77198" office:value-type="string" office:string-value="admin/manage/add">
            <text:p>admin/manage/add</text:p>
          </table:table-cell>
          <table:table-cell table:number-columns-repeated="255" table:style-name="ACE-0x8c77198"/>
        </table:table-row>
        <table:table-row table:style-name="AROW-4">
          <table:table-cell table:style-name="ACE-0x8c77198" office:value-type="string" office:string-value="admin/manage/delete&amp;id=9">
            <text:p>admin/manage/delete&amp;id=9</text:p>
          </table:table-cell>
          <table:table-cell table:number-columns-repeated="255" table:style-name="ACE-0x8c77198"/>
        </table:table-row>
        <table:table-row table:style-name="AROW-4">
          <table:table-cell table:style-name="ACE-0x8c77198" office:value-type="string" office:string-value="admin/manage/edit&amp;id=9">
            <text:p>admin/manage/edit&amp;id=9</text:p>
          </table:table-cell>
          <table:table-cell table:number-columns-repeated="255" table:style-name="ACE-0x8c77198"/>
        </table:table-row>
        <table:table-row table:style-name="AROW-4">
          <table:table-cell table:style-name="ACE-0x8c77198" office:value-type="string" office:string-value="admin/setting">
            <text:p>admin/setting</text:p>
          </table:table-cell>
          <table:table-cell table:number-columns-repeated="255" table:style-name="ACE-0x8c77198"/>
        </table:table-row>
        <table:table-row table:style-name="AROW-4">
          <table:table-cell table:style-name="ACE-0x8c77198" office:value-type="string" office:string-value="admin/status">
            <text:p>admin/status</text:p>
          </table:table-cell>
          <table:table-cell table:number-columns-repeated="255" table:style-name="ACE-0x8c77198"/>
        </table:table-row>
        <table:table-row table:style-name="AROW-4">
          <table:table-cell table:style-name="ACE-0x8c77198" office:value-type="string" office:string-value="admin/user">
            <text:p>admin/user</text:p>
          </table:table-cell>
          <table:table-cell table:number-columns-repeated="255" table:style-name="ACE-0x8c77198"/>
        </table:table-row>
        <table:table-row table:style-name="AROW-4">
          <table:table-cell table:style-name="ACE-0x8c77198" office:value-type="string" office:string-value="admin/user/create">
            <text:p>admin/user/create</text:p>
          </table:table-cell>
          <table:table-cell table:number-columns-repeated="255" table:style-name="ACE-0x8c77198"/>
        </table:table-row>
        <table:table-row table:style-name="AROW-4">
          <table:table-cell table:style-name="ACE-0x8c77198" office:value-type="string" office:string-value="admin/user/delete&amp;id=9">
            <text:p>admin/user/delete&amp;id=9</text:p>
          </table:table-cell>
          <table:table-cell table:number-columns-repeated="255" table:style-name="ACE-0x8c77198"/>
        </table:table-row>
        <table:table-row table:style-name="AROW-4">
          <table:table-cell table:style-name="ACE-0x8c77198" office:value-type="string" office:string-value="admin/user/edit&amp;id=9">
            <text:p>admin/user/edit&amp;id=9</text:p>
          </table:table-cell>
          <table:table-cell table:number-columns-repeated="255" table:style-name="ACE-0x8c77198"/>
        </table:table-row>
        <table:table-row table:style-name="AROW-4">
          <table:table-cell table:style-name="ACE-0x8c77198" office:value-type="string" office:string-value="entry">
            <text:p>entry</text:p>
          </table:table-cell>
          <table:table-cell table:number-columns-repeated="255" table:style-name="ACE-0x8c77198"/>
        </table:table-row>
        <table:table-row table:style-name="AROW-4">
          <table:table-cell table:style-name="ACE-0x8c77198" office:value-type="string" office:string-value="entry/add&amp;type=a">
            <text:p>entry/add&amp;type=a</text:p>
          </table:table-cell>
          <table:table-cell table:number-columns-repeated="255" table:style-name="ACE-0x8c77198"/>
        </table:table-row>
        <table:table-row table:style-name="AROW-4">
          <table:table-cell table:style-name="ACE-0x8c77198" office:value-type="string" office:string-value="entry/delete&amp;type=a&amp;id=9">
            <text:p>entry/delete&amp;type=a&amp;id=9</text:p>
          </table:table-cell>
          <table:table-cell table:number-columns-repeated="255" table:style-name="ACE-0x8c77198"/>
        </table:table-row>
        <table:table-row table:style-name="AROW-4">
          <table:table-cell table:style-name="ACE-0x8c77198" office:value-type="string" office:string-value="entry/download&amp;type=a&amp;id=9">
            <text:p>entry/download&amp;type=a&amp;id=9</text:p>
          </table:table-cell>
          <table:table-cell table:number-columns-repeated="255" table:style-name="ACE-0x8c77198"/>
        </table:table-row>
        <table:table-row table:style-name="AROW-4">
          <table:table-cell table:style-name="ACE-0x8c77198" office:value-type="string" office:string-value="entry/edit&amp;type=a&amp;id=9">
            <text:p>entry/edit&amp;type=a&amp;id=9</text:p>
          </table:table-cell>
          <table:table-cell table:number-columns-repeated="255" table:style-name="ACE-0x8c77198"/>
        </table:table-row>
        <table:table-row table:style-name="AROW-4">
          <table:table-cell table:style-name="ACE-0x8c77198" office:value-type="string" office:string-value="entry/show&amp;type=a&amp;id=9">
            <text:p>entry/show&amp;type=a&amp;id=9</text:p>
          </table:table-cell>
          <table:table-cell table:number-columns-repeated="255" table:style-name="ACE-0x8c77198"/>
        </table:table-row>
        <table:table-row table:style-name="AROW-4">
          <table:table-cell table:style-name="ACE-0x8c77198" office:value-type="string" office:string-value="entry/show/tag&amp;id=9">
            <text:p>entry/show/tag&amp;id=9</text:p>
          </table:table-cell>
          <table:table-cell table:number-columns-repeated="255" table:style-name="ACE-0x8c77198"/>
        </table:table-row>
        <table:table-row table:style-name="AROW-4">
          <table:table-cell table:style-name="ACE-0x8c77198" office:value-type="string" office:string-value="entry/view&amp;type=a&amp;id=9">
            <text:p>entry/view&amp;type=a&amp;id=9</text:p>
          </table:table-cell>
          <table:table-cell table:number-columns-repeated="255" table:style-name="ACE-0x8c77198"/>
        </table:table-row>
        <table:table-row table:style-name="AROW-4">
          <table:table-cell table:style-name="ACE-0x8c77198" office:value-type="string" office:string-value="entry/show/all">
            <text:p>entry/show/all</text:p>
          </table:table-cell>
          <table:table-cell table:number-columns-repeated="255" table:style-name="ACE-0x8c77198"/>
        </table:table-row>
        <table:table-row table:style-name="AROW-4">
          <table:table-cell table:style-name="ACE-0x8c77198" office:value-type="string" office:string-value="entry/show&amp;type=a">
            <text:p>entry/show&amp;type=a</text:p>
          </table:table-cell>
          <table:table-cell table:number-columns-repeated="255" table:style-name="ACE-0x8c77198"/>
        </table:table-row>
        <table:table-row table:style-name="AROW-4">
          <table:table-cell table:style-name="ACE-0x8c77198" office:value-type="string" office:string-value="group/add">
            <text:p>group/add</text:p>
          </table:table-cell>
          <table:table-cell table:number-columns-repeated="255" table:style-name="ACE-0x8c77198"/>
        </table:table-row>
        <table:table-row table:style-name="AROW-4">
          <table:table-cell table:style-name="ACE-0x8c77198" office:value-type="string" office:string-value="group/delete&amp;id=9">
            <text:p>group/delete&amp;id=9</text:p>
          </table:table-cell>
          <table:table-cell table:number-columns-repeated="255" table:style-name="ACE-0x8c77198"/>
        </table:table-row>
        <table:table-row table:style-name="AROW-4">
          <table:table-cell table:style-name="ACE-0x8c77198" office:value-type="string" office:string-value="group/edit&amp;id=9">
            <text:p>group/edit&amp;id=9</text:p>
          </table:table-cell>
          <table:table-cell table:number-columns-repeated="255" table:style-name="ACE-0x8c77198"/>
        </table:table-row>
        <table:table-row table:style-name="AROW-4">
          <table:table-cell table:style-name="ACE-0x8c77198" office:value-type="string" office:string-value="help">
            <text:p>help</text:p>
          </table:table-cell>
          <table:table-cell table:number-columns-repeated="255" table:style-name="ACE-0x8c77198"/>
        </table:table-row>
        <table:table-row table:style-name="AROW-4">
          <table:table-cell table:style-name="ACE-0x8c77198" office:value-type="string" office:string-value="ledger/add">
            <text:p>ledger/add</text:p>
          </table:table-cell>
          <table:table-cell table:number-columns-repeated="255" table:style-name="ACE-0x8c77198"/>
        </table:table-row>
        <table:table-row table:style-name="AROW-4">
          <table:table-cell table:style-name="ACE-0x8c77198" office:value-type="string" office:string-value="ledger/delete&amp;id=9">
            <text:p>ledger/delete&amp;id=9</text:p>
          </table:table-cell>
          <table:table-cell table:number-columns-repeated="255" table:style-name="ACE-0x8c77198"/>
        </table:table-row>
        <table:table-row table:style-name="AROW-4">
          <table:table-cell table:style-name="ACE-0x8c77198" office:value-type="string" office:string-value="ledger/edit&amp;id=9">
            <text:p>ledger/edit&amp;id=9</text:p>
          </table:table-cell>
          <table:table-cell table:number-columns-repeated="255" table:style-name="ACE-0x8c77198"/>
        </table:table-row>
        <table:table-row table:style-name="AROW-4">
          <table:table-cell table:style-name="ACE-0x8c77198" office:value-type="string" office:string-value="log">
            <text:p>log</text:p>
          </table:table-cell>
          <table:table-cell table:number-columns-repeated="255" table:style-name="ACE-0x8c77198"/>
        </table:table-row>
        <table:table-row table:style-name="AROW-4">
          <table:table-cell table:style-name="ACE-0x8c77198" office:value-type="string" office:string-value="log/clear">
            <text:p>log/clear</text:p>
          </table:table-cell>
          <table:table-cell table:number-columns-repeated="255" table:style-name="ACE-0x8c77198"/>
        </table:table-row>
        <table:table-row table:style-name="AROW-4">
          <table:table-cell table:style-name="ACE-0x8c77198" office:value-type="string" office:string-value="report">
            <text:p>report</text:p>
          </table:table-cell>
          <table:table-cell table:number-columns-repeated="255" table:style-name="ACE-0x8c77198"/>
        </table:table-row>
        <table:table-row table:style-name="AROW-4">
          <table:table-cell table:style-name="ACE-0x8c77198" office:value-type="string" office:string-value="report/balancesheet">
            <text:p>report/balancesheet</text:p>
          </table:table-cell>
          <table:table-cell table:number-columns-repeated="255" table:style-name="ACE-0x8c77198"/>
        </table:table-row>
        <table:table-row table:style-name="AROW-4">
          <table:table-cell table:style-name="ACE-0x8c77198" office:value-type="string" office:string-value="report/ledgerst">
            <text:p>report/ledgerst</text:p>
          </table:table-cell>
          <table:table-cell table:number-columns-repeated="255" table:style-name="ACE-0x8c77198"/>
        </table:table-row>
        <table:table-row table:style-name="AROW-4">
          <table:table-cell table:style-name="ACE-0x8c77198" office:value-type="string" office:string-value="report/ledgerst&amp;id=9">
            <text:p>report/ledgerst&amp;id=9</text:p>
          </table:table-cell>
          <table:table-cell table:number-columns-repeated="255" table:style-name="ACE-0x8c77198"/>
        </table:table-row>
        <table:table-row table:style-name="AROW-4">
          <table:table-cell table:style-name="ACE-0x8c77198" office:value-type="string" office:string-value="report/profitandloss">
            <text:p>report/profitandloss</text:p>
          </table:table-cell>
          <table:table-cell table:number-columns-repeated="255" table:style-name="ACE-0x8c77198"/>
        </table:table-row>
        <table:table-row table:style-name="AROW-4">
          <table:table-cell table:style-name="ACE-0x8c77198" office:value-type="string" office:string-value="report/reconciliation">
            <text:p>report/reconciliation</text:p>
          </table:table-cell>
          <table:table-cell table:number-columns-repeated="255" table:style-name="ACE-0x8c77198"/>
        </table:table-row>
        <table:table-row table:style-name="AROW-4">
          <table:table-cell table:style-name="ACE-0x8c77198" office:value-type="string" office:string-value="report/reconciliation/all">
            <text:p>report/reconciliation/all</text:p>
          </table:table-cell>
          <table:table-cell table:number-columns-repeated="255" table:style-name="ACE-0x8c77198"/>
        </table:table-row>
        <table:table-row table:style-name="AROW-4">
          <table:table-cell table:style-name="ACE-0x8c77198" office:value-type="string" office:string-value="report/reconciliation/pending">
            <text:p>report/reconciliation/pending</text:p>
          </table:table-cell>
          <table:table-cell table:number-columns-repeated="255" table:style-name="ACE-0x8c77198"/>
        </table:table-row>
        <table:table-row table:style-name="AROW-4">
          <table:table-cell table:style-name="ACE-0x8c77198" office:value-type="string" office:string-value="report/trialbalance">
            <text:p>report/trialbalance</text:p>
          </table:table-cell>
          <table:table-cell table:number-columns-repeated="255" table:style-name="ACE-0x8c77198"/>
        </table:table-row>
        <table:table-row table:style-name="AROW-4">
          <table:table-cell table:style-name="ACE-0x8c77198" office:value-type="string" office:string-value="setting">
            <text:p>setting</text:p>
          </table:table-cell>
          <table:table-cell table:number-columns-repeated="255" table:style-name="ACE-0x8c77198"/>
        </table:table-row>
        <table:table-row table:style-name="AROW-4">
          <table:table-cell table:style-name="ACE-0x8c77198" office:value-type="string" office:string-value="setting/account">
            <text:p>setting/account</text:p>
          </table:table-cell>
          <table:table-cell table:number-columns-repeated="255" table:style-name="ACE-0x8c77198"/>
        </table:table-row>
        <table:table-row table:style-name="AROW-4">
          <table:table-cell table:style-name="ACE-0x8c77198" office:value-type="string" office:string-value="etting/backup">
            <text:p>etting/backup</text:p>
          </table:table-cell>
          <table:table-cell table:number-columns-repeated="255" table:style-name="ACE-0x8c77198"/>
        </table:table-row>
        <table:table-row table:style-name="AROW-4">
          <table:table-cell table:style-name="ACE-0x8c77198" office:value-type="string" office:string-value="setting/cf">
            <text:p>setting/cf</text:p>
          </table:table-cell>
          <table:table-cell table:number-columns-repeated="255" table:style-name="ACE-0x8c77198"/>
        </table:table-row>
        <table:table-row table:style-name="AROW-4">
          <table:table-cell table:style-name="ACE-0x8c77198" office:value-type="string" office:string-value="setting/email">
            <text:p>setting/email</text:p>
          </table:table-cell>
          <table:table-cell table:number-columns-repeated="255" table:style-name="ACE-0x8c77198"/>
        </table:table-row>
        <table:table-row table:style-name="AROW-4">
          <table:table-cell table:style-name="ACE-0x8c77198" office:value-type="string" office:string-value="setting/entrytypes">
            <text:p>setting/entrytypes</text:p>
          </table:table-cell>
          <table:table-cell table:number-columns-repeated="255" table:style-name="ACE-0x8c77198"/>
        </table:table-row>
        <table:table-row table:style-name="AROW-4">
          <table:table-cell table:style-name="ACE-0x8c77198" office:value-type="string" office:string-value="setting/entrytypes/add">
            <text:p>setting/entrytypes/add</text:p>
          </table:table-cell>
          <table:table-cell table:number-columns-repeated="255" table:style-name="ACE-0x8c77198"/>
        </table:table-row>
        <table:table-row table:style-name="AROW-4">
          <table:table-cell table:style-name="ACE-0x8c77198" office:value-type="string" office:string-value="setting/entrytypes/delete&amp;id=9">
            <text:p>setting/entrytypes/delete&amp;id=9</text:p>
          </table:table-cell>
          <table:table-cell table:number-columns-repeated="255" table:style-name="ACE-0x8c77198"/>
        </table:table-row>
        <table:table-row table:style-name="AROW-4">
          <table:table-cell table:style-name="ACE-0x8c77198" office:value-type="string" office:string-value="setting/entrytypes/edit&amp;id=9">
            <text:p>setting/entrytypes/edit&amp;id=9</text:p>
          </table:table-cell>
          <table:table-cell table:number-columns-repeated="255" table:style-name="ACE-0x8c77198"/>
        </table:table-row>
        <table:table-row table:style-name="AROW-4">
          <table:table-cell table:style-name="ACE-0x8c77198" office:value-type="string" office:string-value="setting/printer">
            <text:p>setting/printer</text:p>
          </table:table-cell>
          <table:table-cell table:number-columns-repeated="255" table:style-name="ACE-0x8c77198"/>
        </table:table-row>
        <table:table-row table:style-name="AROW-4">
          <table:table-cell table:style-name="ACE-0x8c77198" office:value-type="string" office:string-value="tag">
            <text:p>tag</text:p>
          </table:table-cell>
          <table:table-cell table:number-columns-repeated="255" table:style-name="ACE-0x8c77198"/>
        </table:table-row>
        <table:table-row table:style-name="AROW-4">
          <table:table-cell table:style-name="ACE-0x8c77198" office:value-type="string" office:string-value="tag/add">
            <text:p>tag/add</text:p>
          </table:table-cell>
          <table:table-cell table:number-columns-repeated="255" table:style-name="ACE-0x8c77198"/>
        </table:table-row>
        <table:table-row table:style-name="AROW-4">
          <table:table-cell table:style-name="ACE-0x8c77198" office:value-type="string" office:string-value="tag/delete&amp;id=9">
            <text:p>tag/delete&amp;id=9</text:p>
          </table:table-cell>
          <table:table-cell table:number-columns-repeated="255" table:style-name="ACE-0x8c77198"/>
        </table:table-row>
        <table:table-row table:style-name="AROW-4">
          <table:table-cell table:style-name="ACE-0x8c77198" office:value-type="string" office:string-value="tag/edit&amp;id=9">
            <text:p>tag/edit&amp;id=9</text:p>
          </table:table-cell>
          <table:table-cell table:number-columns-repeated="255" table:style-name="ACE-0x8c77198"/>
        </table:table-row>
        <table:table-row table:style-name="AROW-4">
          <table:table-cell table:style-name="ACE-0x8c77198" office:value-type="string" office:string-value="update/index">
            <text:p>update/index</text:p>
          </table:table-cell>
          <table:table-cell table:number-columns-repeated="255" table:style-name="ACE-0x8c77198"/>
        </table:table-row>
        <table:table-row table:style-name="AROW-4">
          <table:table-cell table:style-name="ACE-0x8c77198" office:value-type="string" office:string-value="user/account">
            <text:p>user/account</text:p>
          </table:table-cell>
          <table:table-cell table:number-columns-repeated="255" table:style-name="ACE-0x8c77198"/>
        </table:table-row>
        <table:table-row table:style-name="AROW-4">
          <table:table-cell table:style-name="ACE-0x8c77198" office:value-type="string" office:string-value="user/login">
            <text:p>user/login</text:p>
          </table:table-cell>
          <table:table-cell table:number-columns-repeated="255" table:style-name="ACE-0x8c77198"/>
        </table:table-row>
        <table:table-row table:style-name="AROW-4">
          <table:table-cell table:style-name="ACE-0x8c77198" office:value-type="string" office:string-value="user/logout">
            <text:p>user/logout</text:p>
          </table:table-cell>
          <table:table-cell table:number-columns-repeated="255" table:style-name="ACE-0x8c77198"/>
        </table:table-row>
        <table:table-row table:style-name="AROW-4">
          <table:table-cell table:style-name="ACE-0x8c77198" office:value-type="string" office:string-value="user/profile">
            <text:p>user/profile</text:p>
          </table:table-cell>
          <table:table-cell table:number-columns-repeated="255" table:style-name="ACE-0x8c77198"/>
        </table:table-row>
        <table:table-row table:style-name="AROW-5">
          <table:table-cell table:number-columns-repeated="256" table:style-name="ACE-0x8c77198"/>
        </table:table-row>
        <table:table-row table:style-name="AROW-5" table:number-rows-repeated="65218">
          <table:table-cell table:number-columns-repeated="256" table:style-name="ACE-0x8c77198"/>
        </table:table-row>
        <table:table-row table:style-name="AROW-5">
          <table:table-cell table:number-columns-repeated="256" table:style-name="ACE-0x8c77198"/>
        </table:table-row>
        <table:table-row table:style-name="AROW-5" table:number-rows-repeated="253">
          <table:table-cell table:number-columns-repeated="256" table:style-name="ACE-0x8c77198"/>
        </table:table-row>
        <table:table-row table:style-name="AROW-5">
          <table:table-cell table:number-columns-repeated="256" table:style-name="ACE-0x8c770d8"/>
        </table:table-row>
        <table:table-row table:style-name="AROW-5">
          <table:table-cell table:number-columns-repeated="256" table:style-name="ACE-0x8c770d8"/>
        </table:table-row>
        <table:named-expressions>
          <table:named-expression table:name="Print_Area" table:expression="of:=#REF!" table:base-cell-address="$'Sheet2'.$A$1"/>
          <table:named-expression table:name="Sheet_Title" table:expression="of:=&quot;Sheet2&quot;" table:base-cell-address="$'Sheet2'.$A$1"/>
        </table:named-expressions>
      </table:table>
      <table:table table:name="Sheet4" table:style-name="ta-0x8ca05c8" table:print="true">
        <office:forms form:automatic-focus="false" form:apply-design-mode="false">
          <form:form/>
        </office:forms>
        <table:table-column table:default-cell-style-name="ACE-0x8c77258" table:style-name="ACOL-14"/>
        <table:table-column table:default-cell-style-name="ACE-0x8c77258" table:style-name="ACOL-15"/>
        <table:table-column table:default-cell-style-name="ACE-0x8c77258" table:style-name="ACOL-27"/>
        <table:table-column table:default-cell-style-name="ACE-0x8c77258" table:style-name="ACOL-28"/>
        <table:table-column table:default-cell-style-name="ACE-0x8c77258" table:style-name="ACOL-29"/>
        <table:table-column table:default-cell-style-name="ACE-0x8c77258" table:style-name="ACOL-30"/>
        <table:table-column table:default-cell-style-name="ACE-0x8c77258" table:style-name="ACOL-31"/>
        <table:table-column table:default-cell-style-name="ACE-0x8c77258" table:style-name="ACOL-32"/>
        <table:table-column table:default-cell-style-name="ACE-0x8c77258" table:style-name="ACOL-33"/>
        <table:table-column table:default-cell-style-name="ACE-0x8c77258" table:style-name="ACOL-34"/>
        <table:table-column table:default-cell-style-name="ACE-0x8c77258" table:style-name="ACOL-35"/>
        <table:table-column table:default-cell-style-name="ACE-0x8c77258" table:style-name="ACOL-36"/>
        <table:table-column table:default-cell-style-name="ACE-0x8c77258" table:style-name="ACOL-23"/>
        <table:table-column table:default-cell-style-name="ACE-0x8c77258" table:style-name="ACOL-22"/>
        <table:table-column table:default-cell-style-name="ACE-0x8c77258" table:style-name="ACOL-37"/>
        <table:table-column table:default-cell-style-name="ACE-0x8c77258" table:style-name="ACOL-38"/>
        <table:table-column table:default-cell-style-name="ACE-0x8c77258" table:style-name="ACOL-39"/>
        <table:table-column table:default-cell-style-name="ACE-0x8c77258" table:style-name="ACOL-24"/>
        <table:table-column table:default-cell-style-name="ACE-0x8c77258" table:style-name="ACOL-40"/>
        <table:table-column table:default-cell-style-name="ACE-0x8c77258" table:style-name="ACOL-15"/>
        <table:table-column table:default-cell-style-name="ACE-0x8c77258" table:style-name="ACOL-41"/>
        <table:table-column table:default-cell-style-name="ACE-0x8c77258" table:style-name="ACOL-0" table:number-columns-repeated="235"/>
        <table:table-row table:style-name="AROW-0">
          <table:table-cell table:style-name="ACE-0x8c77318" office:value-type="string" office:string-value="id">
            <text:p>id</text:p>
          </table:table-cell>
          <table:table-cell table:style-name="ACE-0x8c77318" office:value-type="string" office:string-value="domain_id">
            <text:p>domain_id</text:p>
          </table:table-cell>
          <table:table-cell table:style-name="ACE-0x8c77318" office:value-type="string" office:string-value="path">
            <text:p>path</text:p>
          </table:table-cell>
          <table:table-cell table:style-name="ACE-0x8c77318" office:value-type="string" office:string-value="path_arguments">
            <text:p>path_arguments</text:p>
          </table:table-cell>
          <table:table-cell table:style-name="ACE-0x8c77318" office:value-type="string" office:string-value="title">
            <text:p>title</text:p>
          </table:table-cell>
          <table:table-cell table:style-name="ACE-0x8c77318" office:value-type="string" office:string-value="access_callback">
            <text:p>access_callback</text:p>
          </table:table-cell>
          <table:table-cell table:style-name="ACE-0x8c77318" office:value-type="string" office:string-value="access_arguments">
            <text:p>access_arguments</text:p>
          </table:table-cell>
          <table:table-cell table:style-name="ACE-0x8c77318" office:value-type="string" office:string-value="page_callback">
            <text:p>page_callback</text:p>
          </table:table-cell>
          <table:table-cell table:style-name="ACE-0x8c77318" office:value-type="string" office:string-value="page_arguments">
            <text:p>page_arguments</text:p>
          </table:table-cell>
          <table:table-cell table:style-name="ACE-0x8c77318" office:value-type="string" office:string-value="breadcrumb">
            <text:p>breadcrumb</text:p>
          </table:table-cell>
          <table:table-cell table:style-name="ACE-0x8c77318" office:value-type="string" office:string-value="return_url">
            <text:p>return_url</text:p>
          </table:table-cell>
          <table:table-cell table:style-name="ACE-0x8c77318" office:value-type="string" office:string-value="return_url_args">
            <text:p>return_url_args</text:p>
          </table:table-cell>
          <table:table-cell table:style-name="ACE-0x8c77318" office:value-type="string" office:string-value="component_id">
            <text:p>component_id</text:p>
          </table:table-cell>
          <table:table-cell table:style-name="ACE-0x8c77318" office:value-type="string" office:string-value="is_active">
            <text:p>is_active</text:p>
          </table:table-cell>
          <table:table-cell table:style-name="ACE-0x8c77318" office:value-type="string" office:string-value="is_public">
            <text:p>is_public</text:p>
          </table:table-cell>
          <table:table-cell table:style-name="ACE-0x8c77318" office:value-type="string" office:string-value="is_exposed">
            <text:p>is_exposed</text:p>
          </table:table-cell>
          <table:table-cell table:style-name="ACE-0x8c77318" office:value-type="string" office:string-value="is_ssl">
            <text:p>is_ssl</text:p>
          </table:table-cell>
          <table:table-cell table:style-name="ACE-0x8c77318" office:value-type="string" office:string-value="weight">
            <text:p>weight</text:p>
          </table:table-cell>
          <table:table-cell table:style-name="ACE-0x8c77318" office:value-type="string" office:string-value="type">
            <text:p>type</text:p>
          </table:table-cell>
          <table:table-cell table:style-name="ACE-0x8c77318" office:value-type="string" office:string-value="page_type">
            <text:p>page_type</text:p>
          </table:table-cell>
          <table:table-cell table:style-name="ACE-0x8c77318" office:value-type="string" office:string-value="skipBreadcrumb">
            <text:p>skipBreadcrumb</text:p>
          </table:table-cell>
          <table:table-cell table:number-columns-repeated="235" table:style-name="ACE-0x8c77258"/>
        </table:table-row>
        <table:table-row table:style-name="AROW-0">
          <table:table-cell table:style-name="ACE-0x8c773d8" office:value-type="float" office:value="1">
            <text:p>1</text:p>
          </table:table-cell>
          <table:table-cell table:style-name="ACE-0x8c773d8" office:value-type="float" office:value="1">
            <text:p>1</text:p>
          </table:table-cell>
          <table:table-cell table:style-name="ACE-0x8c773d8" office:value-type="string" office:string-value="civicrm/import">
            <text:p>civicrm/import</text:p>
          </table:table-cell>
          <table:table-cell table:style-name="ACE-0x8c773d8"/>
          <table:table-cell table:style-name="ACE-0x8c773d8" office:value-type="string" office:string-value="Import">
            <text:p>Impor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5:&quot;import contacts&quot;;i:1;s:14:&quot;access CiviCRM&quot;;}i:1;s:3:&quot;and&quot;;}">
            <text:p>a:2:{i:0;a:2:{i:0;s:15:"import contacts";i:1;s:14:"access CiviCRM";}i:1;s:3:"and";}</text:p>
          </table:table-cell>
          <table:table-cell table:style-name="ACE-0x8c773d8" office:value-type="string" office:string-value="s:21:&quot;CRM_Import_Controller&quot;;">
            <text:p>s:21:"CRM_Import_Controller";</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400">
            <text:p>40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
            <text:p>2</text:p>
          </table:table-cell>
          <table:table-cell table:style-name="ACE-0x8c773d8" office:value-type="float" office:value="1">
            <text:p>1</text:p>
          </table:table-cell>
          <table:table-cell table:style-name="ACE-0x8c773d8" office:value-type="string" office:string-value="civicrm/import/contact">
            <text:p>civicrm/import/contact</text:p>
          </table:table-cell>
          <table:table-cell table:style-name="ACE-0x8c773d8"/>
          <table:table-cell table:style-name="ACE-0x8c773d8" office:value-type="string" office:string-value="Import Contacts">
            <text:p>Import Contac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5:&quot;import contacts&quot;;i:1;s:14:&quot;access CiviCRM&quot;;}i:1;s:3:&quot;and&quot;;}">
            <text:p>a:2:{i:0;a:2:{i:0;s:15:"import contacts";i:1;s:14:"access CiviCRM";}i:1;s:3:"and";}</text:p>
          </table:table-cell>
          <table:table-cell table:style-name="ACE-0x8c773d8" office:value-type="string" office:string-value="s:21:&quot;CRM_Import_Controller&quot;;">
            <text:p>s:21:"CRM_Import_Controller";</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6:&quot;Import&quot;;s:3:&quot;url&quot;;s:77:&quot;/joomla/administrator/?option=com_civicrm&amp;amp;task=civicrm/import&amp;amp;reset=1&quot;;}}">
            <text:p>a:2:{i:0;a:2:{s:5:"title";s:7:"CiviCRM";s:3:"url";s:70:"/joomla/administrator/?option=com_civicrm&amp;amp;task=civicrm&amp;amp;reset=1";}i:1;a:2:{s:5:"title";s:6:"Import";s:3:"url";s:77:"/joomla/administrator/?option=com_civicrm&amp;amp;task=civicrm/import&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410">
            <text:p>41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3">
            <text:p>3</text:p>
          </table:table-cell>
          <table:table-cell table:style-name="ACE-0x8c773d8" office:value-type="float" office:value="1">
            <text:p>1</text:p>
          </table:table-cell>
          <table:table-cell table:style-name="ACE-0x8c773d8" office:value-type="string" office:string-value="civicrm/import/activity">
            <text:p>civicrm/import/activity</text:p>
          </table:table-cell>
          <table:table-cell table:style-name="ACE-0x8c773d8"/>
          <table:table-cell table:style-name="ACE-0x8c773d8" office:value-type="string" office:string-value="Import Activities">
            <text:p>Import Activiti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5:&quot;import contacts&quot;;i:1;s:14:&quot;access CiviCRM&quot;;}i:1;s:3:&quot;and&quot;;}">
            <text:p>a:2:{i:0;a:2:{i:0;s:15:"import contacts";i:1;s:14:"access CiviCRM";}i:1;s:3:"and";}</text:p>
          </table:table-cell>
          <table:table-cell table:style-name="ACE-0x8c773d8" office:value-type="string" office:string-value="s:30:&quot;CRM_Activity_Import_Controller&quot;;">
            <text:p>s:30:"CRM_Activity_Import_Controller";</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6:&quot;Import&quot;;s:3:&quot;url&quot;;s:77:&quot;/joomla/administrator/?option=com_civicrm&amp;amp;task=civicrm/import&amp;amp;reset=1&quot;;}}">
            <text:p>a:2:{i:0;a:2:{s:5:"title";s:7:"CiviCRM";s:3:"url";s:70:"/joomla/administrator/?option=com_civicrm&amp;amp;task=civicrm&amp;amp;reset=1";}i:1;a:2:{s:5:"title";s:6:"Import";s:3:"url";s:77:"/joomla/administrator/?option=com_civicrm&amp;amp;task=civicrm/import&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420">
            <text:p>42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4">
            <text:p>4</text:p>
          </table:table-cell>
          <table:table-cell table:style-name="ACE-0x8c773d8" office:value-type="float" office:value="1">
            <text:p>1</text:p>
          </table:table-cell>
          <table:table-cell table:style-name="ACE-0x8c773d8" office:value-type="string" office:string-value="civicrm/ajax/status">
            <text:p>civicrm/ajax/statu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5:&quot;import contacts&quot;;i:1;s:14:&quot;access CiviCRM&quot;;}i:1;s:3:&quot;and&quot;;}">
            <text:p>a:2:{i:0;a:2:{i:0;s:15:"import contacts";i:1;s:14:"access CiviCRM";}i:1;s:3:"and";}</text:p>
          </table:table-cell>
          <table:table-cell table:style-name="ACE-0x8c773d8" office:value-type="string" office:string-value="a:2:{i:0;s:20:&quot;CRM_Import_Page_AJAX&quot;;i:1;s:6:&quot;status&quot;;}">
            <text:p>a:2:{i:0;s:20:"CRM_Import_Page_AJAX";i:1;s:6:"status";}</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5">
            <text:p>5</text:p>
          </table:table-cell>
          <table:table-cell table:style-name="ACE-0x8c773d8" office:value-type="float" office:value="1">
            <text:p>1</text:p>
          </table:table-cell>
          <table:table-cell table:style-name="ACE-0x8c773d8" office:value-type="string" office:string-value="civicrm/custom/add">
            <text:p>civicrm/custom/add</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ustom_Form_CustomData&quot;;">
            <text:p>s:26:"CRM_Custom_Form_CustomData";</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6">
            <text:p>6</text:p>
          </table:table-cell>
          <table:table-cell table:style-name="ACE-0x8c773d8" office:value-type="float" office:value="1">
            <text:p>1</text:p>
          </table:table-cell>
          <table:table-cell table:style-name="ACE-0x8c773d8" office:value-type="string" office:string-value="civicrm/group">
            <text:p>civicrm/group</text:p>
          </table:table-cell>
          <table:table-cell table:style-name="ACE-0x8c773d8"/>
          <table:table-cell table:style-name="ACE-0x8c773d8" office:value-type="string" office:string-value="Manage Groups">
            <text:p>Manage Group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0:&quot;CRM_Group_Page_Group&quot;;">
            <text:p>s:20:"CRM_Group_Page_Group";</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30">
            <text:p>3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7">
            <text:p>7</text:p>
          </table:table-cell>
          <table:table-cell table:style-name="ACE-0x8c773d8" office:value-type="float" office:value="1">
            <text:p>1</text:p>
          </table:table-cell>
          <table:table-cell table:style-name="ACE-0x8c773d8" office:value-type="string" office:string-value="civicrm/group/search">
            <text:p>civicrm/group/search</text:p>
          </table:table-cell>
          <table:table-cell table:style-name="ACE-0x8c773d8"/>
          <table:table-cell table:style-name="ACE-0x8c773d8" office:value-type="string" office:string-value="Group Members">
            <text:p>Group Member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9:&quot;CRM_Contact_Controller_Search&quot;;">
            <text:p>s:29:"CRM_Contact_Controller_Search";</text:p>
          </table:table-cell>
          <table:table-cell table:style-name="ACE-0x8c773d8" office:value-type="string" office:string-value="s:8:&quot;mode=256&quot;;">
            <text:p>s:8:"mode=256";</text:p>
          </table:table-cell>
          <table:table-cell table:style-name="ACE-0x8c773d8" office:value-type="string" office:string-value="a:2:{i:0;a:2:{s:5:&quot;title&quot;;s:7:&quot;CiviCRM&quot;;s:3:&quot;url&quot;;s:70:&quot;/joomla/administrator/?option=com_civicrm&amp;amp;task=civicrm&amp;amp;reset=1&quot;;}i:1;a:2:{s:5:&quot;title&quot;;s:13:&quot;Manage Groups&quot;;s:3:&quot;url&quot;;s:76:&quot;/joomla/administrator/?option=com_civicrm&amp;amp;task=civicrm/group&amp;amp;reset=1&quot;;}}">
            <text:p>a:2:{i:0;a:2:{s:5:"title";s:7:"CiviCRM";s:3:"url";s:70:"/joomla/administrator/?option=com_civicrm&amp;amp;task=civicrm&amp;amp;reset=1";}i:1;a:2:{s:5:"title";s:13:"Manage Groups";s:3:"url";s:76:"/joomla/administrator/?option=com_civicrm&amp;amp;task=civicrm/group&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8">
            <text:p>8</text:p>
          </table:table-cell>
          <table:table-cell table:style-name="ACE-0x8c773d8" office:value-type="float" office:value="1">
            <text:p>1</text:p>
          </table:table-cell>
          <table:table-cell table:style-name="ACE-0x8c773d8" office:value-type="string" office:string-value="civicrm/group/add">
            <text:p>civicrm/group/add</text:p>
          </table:table-cell>
          <table:table-cell table:style-name="ACE-0x8c773d8"/>
          <table:table-cell table:style-name="ACE-0x8c773d8" office:value-type="string" office:string-value="New Group">
            <text:p>New Group</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1:&quot;edit groups&quot;;}i:1;s:3:&quot;and&quot;;}">
            <text:p>a:2:{i:0;a:1:{i:0;s:11:"edit groups";}i:1;s:3:"and";}</text:p>
          </table:table-cell>
          <table:table-cell table:style-name="ACE-0x8c773d8" office:value-type="string" office:string-value="s:20:&quot;CRM_Group_Controller&quot;;">
            <text:p>s:20:"CRM_Group_Controller";</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3:&quot;Manage Groups&quot;;s:3:&quot;url&quot;;s:76:&quot;/joomla/administrator/?option=com_civicrm&amp;amp;task=civicrm/group&amp;amp;reset=1&quot;;}}">
            <text:p>a:2:{i:0;a:2:{s:5:"title";s:7:"CiviCRM";s:3:"url";s:70:"/joomla/administrator/?option=com_civicrm&amp;amp;task=civicrm&amp;amp;reset=1";}i:1;a:2:{s:5:"title";s:13:"Manage Groups";s:3:"url";s:76:"/joomla/administrator/?option=com_civicrm&amp;amp;task=civicrm/group&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9">
            <text:p>9</text:p>
          </table:table-cell>
          <table:table-cell table:style-name="ACE-0x8c773d8" office:value-type="float" office:value="1">
            <text:p>1</text:p>
          </table:table-cell>
          <table:table-cell table:style-name="ACE-0x8c773d8" office:value-type="string" office:string-value="civicrm/profile">
            <text:p>civicrm/profile</text:p>
          </table:table-cell>
          <table:table-cell table:number-columns-repeated="2" table:style-name="ACE-0x8c773d8"/>
          <table:table-cell table:style-name="ACE-0x8c773d8" office:value-type="string" office:string-value="s:1:&quot;1&quot;;">
            <text:p>s:1:"1";</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5:&quot;CRM_Core_Invoke&quot;;i:1;s:7:&quot;profile&quot;;}">
            <text:p>a:2:{i:0;s:15:"CRM_Core_Invoke";i:1;s:7:"profil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0">
            <text:p>10</text:p>
          </table:table-cell>
          <table:table-cell table:style-name="ACE-0x8c773d8" office:value-type="float" office:value="1">
            <text:p>1</text:p>
          </table:table-cell>
          <table:table-cell table:style-name="ACE-0x8c773d8" office:value-type="string" office:string-value="civicrm/profile/create">
            <text:p>civicrm/profile/create</text:p>
          </table:table-cell>
          <table:table-cell table:style-name="ACE-0x8c773d8"/>
          <table:table-cell table:style-name="ACE-0x8c773d8" office:value-type="string" office:string-value="CiviCRM Profile Create">
            <text:p>CiviCRM Profile Create</text:p>
          </table:table-cell>
          <table:table-cell table:style-name="ACE-0x8c773d8" office:value-type="string" office:string-value="s:1:&quot;1&quot;;">
            <text:p>s:1:"1";</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5:&quot;CRM_Core_Invoke&quot;;i:1;s:7:&quot;profile&quot;;}">
            <text:p>a:2:{i:0;s:15:"CRM_Core_Invoke";i:1;s:7:"profil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1">
            <text:p>11</text:p>
          </table:table-cell>
          <table:table-cell table:style-name="ACE-0x8c773d8" office:value-type="float" office:value="1">
            <text:p>1</text:p>
          </table:table-cell>
          <table:table-cell table:style-name="ACE-0x8c773d8" office:value-type="string" office:string-value="civicrm/profile/view">
            <text:p>civicrm/profile/view</text:p>
          </table:table-cell>
          <table:table-cell table:number-columns-repeated="2" table:style-name="ACE-0x8c773d8"/>
          <table:table-cell table:style-name="ACE-0x8c773d8" office:value-type="string" office:string-value="s:1:&quot;1&quot;;">
            <text:p>s:1:"1";</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1:&quot;CRM_Profile_Page_View&quot;;">
            <text:p>s:21:"CRM_Profile_Page_View";</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2">
            <text:p>12</text:p>
          </table:table-cell>
          <table:table-cell table:style-name="ACE-0x8c773d8" office:value-type="float" office:value="1">
            <text:p>1</text:p>
          </table:table-cell>
          <table:table-cell table:style-name="ACE-0x8c773d8" office:value-type="string" office:string-value="civicrm">
            <text:p>civicrm</text:p>
          </table:table-cell>
          <table:table-cell table:style-name="ACE-0x8c773d8"/>
          <table:table-cell table:style-name="ACE-0x8c773d8" office:value-type="string" office:string-value="CiviCRM">
            <text:p>CiviCRM</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0:{}">
            <text:p>a:0:{}</text:p>
          </table:table-cell>
          <table:table-cell table:number-columns-repeated="6" table:style-name="ACE-0x8c773d8"/>
          <table:table-cell table:style-name="ACE-0x8c773d8" office:value-type="float" office:value="0">
            <text:p>0</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3">
            <text:p>13</text:p>
          </table:table-cell>
          <table:table-cell table:style-name="ACE-0x8c773d8" office:value-type="float" office:value="1">
            <text:p>1</text:p>
          </table:table-cell>
          <table:table-cell table:style-name="ACE-0x8c773d8" office:value-type="string" office:string-value="civicrm/dashboard">
            <text:p>civicrm/dashboard</text:p>
          </table:table-cell>
          <table:table-cell table:style-name="ACE-0x8c773d8"/>
          <table:table-cell table:style-name="ACE-0x8c773d8" office:value-type="string" office:string-value="CiviCRM Home">
            <text:p>CiviCRM Hom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14">
            <text:p>14</text:p>
          </table:table-cell>
          <table:table-cell table:style-name="ACE-0x8c773d8" office:value-type="float" office:value="1">
            <text:p>1</text:p>
          </table:table-cell>
          <table:table-cell table:style-name="ACE-0x8c773d8" office:value-type="string" office:string-value="civicrm/dashlet">
            <text:p>civicrm/dashlet</text:p>
          </table:table-cell>
          <table:table-cell table:style-name="ACE-0x8c773d8"/>
          <table:table-cell table:style-name="ACE-0x8c773d8" office:value-type="string" office:string-value="CiviCRM Dashlets">
            <text:p>CiviCRM Dashle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4:&quot;CRM_Contact_Page_Dashlet&quot;;">
            <text:p>s:24:"CRM_Contact_Page_Dashle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15">
            <text:p>15</text:p>
          </table:table-cell>
          <table:table-cell table:style-name="ACE-0x8c773d8" office:value-type="float" office:value="1">
            <text:p>1</text:p>
          </table:table-cell>
          <table:table-cell table:style-name="ACE-0x8c773d8" office:value-type="string" office:string-value="civicrm/contact/search">
            <text:p>civicrm/contact/search</text:p>
          </table:table-cell>
          <table:table-cell table:style-name="ACE-0x8c773d8"/>
          <table:table-cell table:style-name="ACE-0x8c773d8" office:value-type="string" office:string-value="Find Contacts">
            <text:p>Find Contac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9:&quot;CRM_Contact_Controller_Search&quot;;">
            <text:p>s:29:"CRM_Contact_Controller_Search";</text:p>
          </table:table-cell>
          <table:table-cell table:style-name="ACE-0x8c773d8" office:value-type="string" office:string-value="s:8:&quot;mode=256&quot;;">
            <text:p>s:8:"mode=256";</text:p>
          </table:table-cell>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0">
            <text:p>1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16">
            <text:p>16</text:p>
          </table:table-cell>
          <table:table-cell table:style-name="ACE-0x8c773d8" office:value-type="float" office:value="1">
            <text:p>1</text:p>
          </table:table-cell>
          <table:table-cell table:style-name="ACE-0x8c773d8" office:value-type="string" office:string-value="civicrm/contact/image">
            <text:p>civicrm/contact/image</text:p>
          </table:table-cell>
          <table:table-cell table:style-name="ACE-0x8c773d8"/>
          <table:table-cell table:style-name="ACE-0x8c773d8" office:value-type="string" office:string-value="Process Uploaded Images">
            <text:p>Process Uploaded Imag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1:&quot;access uploaded files&quot;;}i:1;s:3:&quot;and&quot;;}">
            <text:p>a:2:{i:0;a:1:{i:0;s:21:"access uploaded files";}i:1;s:3:"and";}</text:p>
          </table:table-cell>
          <table:table-cell table:style-name="ACE-0x8c773d8" office:value-type="string" office:string-value="a:2:{i:0;s:23:&quot;CRM_Contact_BAO_Contact&quot;;i:1;s:12:&quot;processImage&quot;;}">
            <text:p>a:2:{i:0;s:23:"CRM_Contact_BAO_Contact";i:1;s:12:"processImag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7">
            <text:p>17</text:p>
          </table:table-cell>
          <table:table-cell table:style-name="ACE-0x8c773d8" office:value-type="float" office:value="1">
            <text:p>1</text:p>
          </table:table-cell>
          <table:table-cell table:style-name="ACE-0x8c773d8" office:value-type="string" office:string-value="civicrm/contact/search/basic">
            <text:p>civicrm/contact/search/basic</text:p>
          </table:table-cell>
          <table:table-cell table:style-name="ACE-0x8c773d8"/>
          <table:table-cell table:style-name="ACE-0x8c773d8" office:value-type="string" office:string-value="Find Contacts">
            <text:p>Find Contac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9:&quot;CRM_Contact_Controller_Search&quot;;">
            <text:p>s:29:"CRM_Contact_Controller_Search";</text:p>
          </table:table-cell>
          <table:table-cell table:style-name="ACE-0x8c773d8" office:value-type="string" office:string-value="s:8:&quot;mode=256&quot;;">
            <text:p>s:8:"mode=256";</text:p>
          </table:table-cell>
          <table:table-cell table:style-name="ACE-0x8c773d8" office:value-type="string" office:string-value="a:2:{i:0;a:2:{s:5:&quot;title&quot;;s:7:&quot;CiviCRM&quot;;s:3:&quot;url&quot;;s:70:&quot;/joomla/administrator/?option=com_civicrm&amp;amp;task=civicrm&amp;amp;reset=1&quot;;}i:1;a:2:{s:5:&quot;title&quot;;s:13:&quot;Find Contacts&quot;;s:3:&quot;url&quot;;s:85:&quot;/joomla/administrator/?option=com_civicrm&amp;amp;task=civicrm/contact/search&amp;amp;reset=1&quot;;}}">
            <text:p>a:2:{i:0;a:2:{s:5:"title";s:7:"CiviCRM";s:3:"url";s:70:"/joomla/administrator/?option=com_civicrm&amp;amp;task=civicrm&amp;amp;reset=1";}i:1;a:2:{s:5:"title";s:13:"Find Contacts";s:3:"url";s:85:"/joomla/administrator/?option=com_civicrm&amp;amp;task=civicrm/contact/search&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8">
            <text:p>18</text:p>
          </table:table-cell>
          <table:table-cell table:style-name="ACE-0x8c773d8" office:value-type="float" office:value="1">
            <text:p>1</text:p>
          </table:table-cell>
          <table:table-cell table:style-name="ACE-0x8c773d8" office:value-type="string" office:string-value="civicrm/contact/search/advanced">
            <text:p>civicrm/contact/search/advanced</text:p>
          </table:table-cell>
          <table:table-cell table:style-name="ACE-0x8c773d8"/>
          <table:table-cell table:style-name="ACE-0x8c773d8" office:value-type="string" office:string-value="Advanced Search">
            <text:p>Advanced Search</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9:&quot;CRM_Contact_Controller_Search&quot;;">
            <text:p>s:29:"CRM_Contact_Controller_Search";</text:p>
          </table:table-cell>
          <table:table-cell table:style-name="ACE-0x8c773d8" office:value-type="string" office:string-value="s:8:&quot;mode=512&quot;;">
            <text:p>s:8:"mode=512";</text:p>
          </table:table-cell>
          <table:table-cell table:style-name="ACE-0x8c773d8" office:value-type="string" office:string-value="a:2:{i:0;a:2:{s:5:&quot;title&quot;;s:7:&quot;CiviCRM&quot;;s:3:&quot;url&quot;;s:70:&quot;/joomla/administrator/?option=com_civicrm&amp;amp;task=civicrm&amp;amp;reset=1&quot;;}i:1;a:2:{s:5:&quot;title&quot;;s:13:&quot;Find Contacts&quot;;s:3:&quot;url&quot;;s:85:&quot;/joomla/administrator/?option=com_civicrm&amp;amp;task=civicrm/contact/search&amp;amp;reset=1&quot;;}}">
            <text:p>a:2:{i:0;a:2:{s:5:"title";s:7:"CiviCRM";s:3:"url";s:70:"/joomla/administrator/?option=com_civicrm&amp;amp;task=civicrm&amp;amp;reset=1";}i:1;a:2:{s:5:"title";s:13:"Find Contacts";s:3:"url";s:85:"/joomla/administrator/?option=com_civicrm&amp;amp;task=civicrm/contact/search&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2">
            <text:p>12</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19">
            <text:p>19</text:p>
          </table:table-cell>
          <table:table-cell table:style-name="ACE-0x8c773d8" office:value-type="float" office:value="1">
            <text:p>1</text:p>
          </table:table-cell>
          <table:table-cell table:style-name="ACE-0x8c773d8" office:value-type="string" office:string-value="civicrm/contact/search/builder">
            <text:p>civicrm/contact/search/builder</text:p>
          </table:table-cell>
          <table:table-cell table:style-name="ACE-0x8c773d8"/>
          <table:table-cell table:style-name="ACE-0x8c773d8" office:value-type="string" office:string-value="Search Builder">
            <text:p>Search Builder</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9:&quot;CRM_Contact_Controller_Search&quot;;">
            <text:p>s:29:"CRM_Contact_Controller_Search";</text:p>
          </table:table-cell>
          <table:table-cell table:style-name="ACE-0x8c773d8" office:value-type="string" office:string-value="s:9:&quot;mode=8192&quot;;">
            <text:p>s:9:"mode=8192";</text:p>
          </table:table-cell>
          <table:table-cell table:style-name="ACE-0x8c773d8" office:value-type="string" office:string-value="a:2:{i:0;a:2:{s:5:&quot;title&quot;;s:7:&quot;CiviCRM&quot;;s:3:&quot;url&quot;;s:70:&quot;/joomla/administrator/?option=com_civicrm&amp;amp;task=civicrm&amp;amp;reset=1&quot;;}i:1;a:2:{s:5:&quot;title&quot;;s:13:&quot;Find Contacts&quot;;s:3:&quot;url&quot;;s:85:&quot;/joomla/administrator/?option=com_civicrm&amp;amp;task=civicrm/contact/search&amp;amp;reset=1&quot;;}}">
            <text:p>a:2:{i:0;a:2:{s:5:"title";s:7:"CiviCRM";s:3:"url";s:70:"/joomla/administrator/?option=com_civicrm&amp;amp;task=civicrm&amp;amp;reset=1";}i:1;a:2:{s:5:"title";s:13:"Find Contacts";s:3:"url";s:85:"/joomla/administrator/?option=com_civicrm&amp;amp;task=civicrm/contact/search&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4">
            <text:p>14</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0">
            <text:p>20</text:p>
          </table:table-cell>
          <table:table-cell table:style-name="ACE-0x8c773d8" office:value-type="float" office:value="1">
            <text:p>1</text:p>
          </table:table-cell>
          <table:table-cell table:style-name="ACE-0x8c773d8" office:value-type="string" office:string-value="civicrm/contact/search/custom">
            <text:p>civicrm/contact/search/custom</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9:&quot;CRM_Contact_Controller_Search&quot;;">
            <text:p>s:29:"CRM_Contact_Controller_Search";</text:p>
          </table:table-cell>
          <table:table-cell table:style-name="ACE-0x8c773d8" office:value-type="string" office:string-value="s:10:&quot;mode=16384&quot;;">
            <text:p>s:10:"mode=16384";</text:p>
          </table:table-cell>
          <table:table-cell table:style-name="ACE-0x8c773d8" office:value-type="string" office:string-value="a:2:{i:0;a:2:{s:5:&quot;title&quot;;s:7:&quot;CiviCRM&quot;;s:3:&quot;url&quot;;s:70:&quot;/joomla/administrator/?option=com_civicrm&amp;amp;task=civicrm&amp;amp;reset=1&quot;;}i:1;a:2:{s:5:&quot;title&quot;;s:13:&quot;Find Contacts&quot;;s:3:&quot;url&quot;;s:85:&quot;/joomla/administrator/?option=com_civicrm&amp;amp;task=civicrm/contact/search&amp;amp;reset=1&quot;;}}">
            <text:p>a:2:{i:0;a:2:{s:5:"title";s:7:"CiviCRM";s:3:"url";s:70:"/joomla/administrator/?option=com_civicrm&amp;amp;task=civicrm&amp;amp;reset=1";}i:1;a:2:{s:5:"title";s:13:"Find Contacts";s:3:"url";s:85:"/joomla/administrator/?option=com_civicrm&amp;amp;task=civicrm/contact/search&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1">
            <text:p>21</text:p>
          </table:table-cell>
          <table:table-cell table:style-name="ACE-0x8c773d8" office:value-type="float" office:value="1">
            <text:p>1</text:p>
          </table:table-cell>
          <table:table-cell table:style-name="ACE-0x8c773d8" office:value-type="string" office:string-value="civicrm/contact/search/custom/list">
            <text:p>civicrm/contact/search/custom/list</text:p>
          </table:table-cell>
          <table:table-cell table:style-name="ACE-0x8c773d8"/>
          <table:table-cell table:style-name="ACE-0x8c773d8" office:value-type="string" office:string-value="Custom Searches">
            <text:p>Custom Search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9:&quot;CRM_Contact_Page_CustomSearch&quot;;">
            <text:p>s:29:"CRM_Contact_Page_CustomSearch";</text:p>
          </table:table-cell>
          <table:table-cell table:style-name="ACE-0x8c773d8" office:value-type="string" office:string-value="s:10:&quot;mode=16384&quot;;">
            <text:p>s:10:"mode=16384";</text:p>
          </table:table-cell>
          <table:table-cell table:style-name="ACE-0x8c773d8" office:value-type="string" office:string-value="a:2:{i:0;a:2:{s:5:&quot;title&quot;;s:7:&quot;CiviCRM&quot;;s:3:&quot;url&quot;;s:70:&quot;/joomla/administrator/?option=com_civicrm&amp;amp;task=civicrm&amp;amp;reset=1&quot;;}i:1;a:2:{s:5:&quot;title&quot;;s:13:&quot;Find Contacts&quot;;s:3:&quot;url&quot;;s:85:&quot;/joomla/administrator/?option=com_civicrm&amp;amp;task=civicrm/contact/search&amp;amp;reset=1&quot;;}}">
            <text:p>a:2:{i:0;a:2:{s:5:"title";s:7:"CiviCRM";s:3:"url";s:70:"/joomla/administrator/?option=com_civicrm&amp;amp;task=civicrm&amp;amp;reset=1";}i:1;a:2:{s:5:"title";s:13:"Find Contacts";s:3:"url";s:85:"/joomla/administrator/?option=com_civicrm&amp;amp;task=civicrm/contact/search&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6">
            <text:p>16</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2">
            <text:p>22</text:p>
          </table:table-cell>
          <table:table-cell table:style-name="ACE-0x8c773d8" office:value-type="float" office:value="1">
            <text:p>1</text:p>
          </table:table-cell>
          <table:table-cell table:style-name="ACE-0x8c773d8" office:value-type="string" office:string-value="civicrm/contact/search/simple">
            <text:p>civicrm/contact/search/simple</text:p>
          </table:table-cell>
          <table:table-cell table:style-name="ACE-0x8c773d8"/>
          <table:table-cell table:style-name="ACE-0x8c773d8" office:value-type="string" office:string-value="Simple Search">
            <text:p>Simple Search</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30:&quot;CRM_Contact_Form_Search_Simple&quot;;">
            <text:p>s:30:"CRM_Contact_Form_Search_Simple";</text:p>
          </table:table-cell>
          <table:table-cell table:style-name="ACE-0x8c773d8" office:value-type="string" office:string-value="s:8:&quot;mode=256&quot;;">
            <text:p>s:8:"mode=256";</text:p>
          </table:table-cell>
          <table:table-cell table:style-name="ACE-0x8c773d8" office:value-type="string" office:string-value="a:2:{i:0;a:2:{s:5:&quot;title&quot;;s:7:&quot;CiviCRM&quot;;s:3:&quot;url&quot;;s:70:&quot;/joomla/administrator/?option=com_civicrm&amp;amp;task=civicrm&amp;amp;reset=1&quot;;}i:1;a:2:{s:5:&quot;title&quot;;s:13:&quot;Find Contacts&quot;;s:3:&quot;url&quot;;s:85:&quot;/joomla/administrator/?option=com_civicrm&amp;amp;task=civicrm/contact/search&amp;amp;reset=1&quot;;}}">
            <text:p>a:2:{i:0;a:2:{s:5:"title";s:7:"CiviCRM";s:3:"url";s:70:"/joomla/administrator/?option=com_civicrm&amp;amp;task=civicrm&amp;amp;reset=1";}i:1;a:2:{s:5:"title";s:13:"Find Contacts";s:3:"url";s:85:"/joomla/administrator/?option=com_civicrm&amp;amp;task=civicrm/contact/search&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3">
            <text:p>23</text:p>
          </table:table-cell>
          <table:table-cell table:style-name="ACE-0x8c773d8" office:value-type="float" office:value="1">
            <text:p>1</text:p>
          </table:table-cell>
          <table:table-cell table:style-name="ACE-0x8c773d8" office:value-type="string" office:string-value="civicrm/contact/add">
            <text:p>civicrm/contact/add</text:p>
          </table:table-cell>
          <table:table-cell table:style-name="ACE-0x8c773d8"/>
          <table:table-cell table:style-name="ACE-0x8c773d8" office:value-type="string" office:string-value="New Contact">
            <text:p>New Contac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4:&quot;CRM_Contact_Form_Contact&quot;;">
            <text:p>s:24:"CRM_Contact_Form_Contact";</text:p>
          </table:table-cell>
          <table:table-cell table:style-name="ACE-0x8c773d8" office:value-type="string" office:string-value="s:13:&quot;addSequence=1&quot;;">
            <text:p>s:13:"addSequence=1";</text:p>
          </table:table-cell>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4">
            <text:p>24</text:p>
          </table:table-cell>
          <table:table-cell table:style-name="ACE-0x8c773d8" office:value-type="float" office:value="1">
            <text:p>1</text:p>
          </table:table-cell>
          <table:table-cell table:style-name="ACE-0x8c773d8" office:value-type="string" office:string-value="civicrm/contact/add/individual">
            <text:p>civicrm/contact/add/individual</text:p>
          </table:table-cell>
          <table:table-cell table:style-name="ACE-0x8c773d8" office:value-type="string" office:string-value="ct=Individual">
            <text:p>ct=Individual</text:p>
          </table:table-cell>
          <table:table-cell table:style-name="ACE-0x8c773d8" office:value-type="string" office:string-value="New Individual">
            <text:p>New Individual</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2:&quot;add contacts&quot;;}i:1;s:3:&quot;and&quot;;}">
            <text:p>a:2:{i:0;a:2:{i:0;s:14:"access CiviCRM";i:1;s:12:"add contacts";}i:1;s:3:"and";}</text:p>
          </table:table-cell>
          <table:table-cell table:style-name="ACE-0x8c773d8" office:value-type="string" office:string-value="s:24:&quot;CRM_Contact_Form_Contact&quot;;">
            <text:p>s:24:"CRM_Contact_Form_Contact";</text:p>
          </table:table-cell>
          <table:table-cell table:style-name="ACE-0x8c773d8" office:value-type="string" office:string-value="s:13:&quot;addSequence=1&quot;;">
            <text:p>s:13:"addSequence=1";</text:p>
          </table:table-cell>
          <table:table-cell table:style-name="ACE-0x8c773d8" office:value-type="string" office:string-value="a:2:{i:0;a:2:{s:5:&quot;title&quot;;s:7:&quot;CiviCRM&quot;;s:3:&quot;url&quot;;s:70:&quot;/joomla/administrator/?option=com_civicrm&amp;amp;task=civicrm&amp;amp;reset=1&quot;;}i:1;a:2:{s:5:&quot;title&quot;;s:11:&quot;New Contact&quot;;s:3:&quot;url&quot;;s:82:&quot;/joomla/administrator/?option=com_civicrm&amp;amp;task=civicrm/contact/add&amp;amp;reset=1&quot;;}}">
            <text:p>a:2:{i:0;a:2:{s:5:"title";s:7:"CiviCRM";s:3:"url";s:70:"/joomla/administrator/?option=com_civicrm&amp;amp;task=civicrm&amp;amp;reset=1";}i:1;a:2:{s:5:"title";s:11:"New Contact";s:3:"url";s:82:"/joomla/administrator/?option=com_civicrm&amp;amp;task=civicrm/contact/add&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5">
            <text:p>25</text:p>
          </table:table-cell>
          <table:table-cell table:style-name="ACE-0x8c773d8" office:value-type="float" office:value="1">
            <text:p>1</text:p>
          </table:table-cell>
          <table:table-cell table:style-name="ACE-0x8c773d8" office:value-type="string" office:string-value="civicrm/contact/add/household">
            <text:p>civicrm/contact/add/household</text:p>
          </table:table-cell>
          <table:table-cell table:style-name="ACE-0x8c773d8" office:value-type="string" office:string-value="ct=Household">
            <text:p>ct=Household</text:p>
          </table:table-cell>
          <table:table-cell table:style-name="ACE-0x8c773d8" office:value-type="string" office:string-value="New Household">
            <text:p>New Househol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2:&quot;add contacts&quot;;}i:1;s:3:&quot;and&quot;;}">
            <text:p>a:2:{i:0;a:2:{i:0;s:14:"access CiviCRM";i:1;s:12:"add contacts";}i:1;s:3:"and";}</text:p>
          </table:table-cell>
          <table:table-cell table:style-name="ACE-0x8c773d8" office:value-type="string" office:string-value="s:24:&quot;CRM_Contact_Form_Contact&quot;;">
            <text:p>s:24:"CRM_Contact_Form_Contact";</text:p>
          </table:table-cell>
          <table:table-cell table:style-name="ACE-0x8c773d8" office:value-type="string" office:string-value="s:13:&quot;addSequence=1&quot;;">
            <text:p>s:13:"addSequence=1";</text:p>
          </table:table-cell>
          <table:table-cell table:style-name="ACE-0x8c773d8" office:value-type="string" office:string-value="a:2:{i:0;a:2:{s:5:&quot;title&quot;;s:7:&quot;CiviCRM&quot;;s:3:&quot;url&quot;;s:70:&quot;/joomla/administrator/?option=com_civicrm&amp;amp;task=civicrm&amp;amp;reset=1&quot;;}i:1;a:2:{s:5:&quot;title&quot;;s:11:&quot;New Contact&quot;;s:3:&quot;url&quot;;s:82:&quot;/joomla/administrator/?option=com_civicrm&amp;amp;task=civicrm/contact/add&amp;amp;reset=1&quot;;}}">
            <text:p>a:2:{i:0;a:2:{s:5:"title";s:7:"CiviCRM";s:3:"url";s:70:"/joomla/administrator/?option=com_civicrm&amp;amp;task=civicrm&amp;amp;reset=1";}i:1;a:2:{s:5:"title";s:11:"New Contact";s:3:"url";s:82:"/joomla/administrator/?option=com_civicrm&amp;amp;task=civicrm/contact/add&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6">
            <text:p>26</text:p>
          </table:table-cell>
          <table:table-cell table:style-name="ACE-0x8c773d8" office:value-type="float" office:value="1">
            <text:p>1</text:p>
          </table:table-cell>
          <table:table-cell table:style-name="ACE-0x8c773d8" office:value-type="string" office:string-value="civicrm/contact/add/organization">
            <text:p>civicrm/contact/add/organization</text:p>
          </table:table-cell>
          <table:table-cell table:style-name="ACE-0x8c773d8" office:value-type="string" office:string-value="ct=Organization">
            <text:p>ct=Organization</text:p>
          </table:table-cell>
          <table:table-cell table:style-name="ACE-0x8c773d8" office:value-type="string" office:string-value="New Organization">
            <text:p>New Organizatio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2:&quot;add contacts&quot;;}i:1;s:3:&quot;and&quot;;}">
            <text:p>a:2:{i:0;a:2:{i:0;s:14:"access CiviCRM";i:1;s:12:"add contacts";}i:1;s:3:"and";}</text:p>
          </table:table-cell>
          <table:table-cell table:style-name="ACE-0x8c773d8" office:value-type="string" office:string-value="s:24:&quot;CRM_Contact_Form_Contact&quot;;">
            <text:p>s:24:"CRM_Contact_Form_Contact";</text:p>
          </table:table-cell>
          <table:table-cell table:style-name="ACE-0x8c773d8" office:value-type="string" office:string-value="s:13:&quot;addSequence=1&quot;;">
            <text:p>s:13:"addSequence=1";</text:p>
          </table:table-cell>
          <table:table-cell table:style-name="ACE-0x8c773d8" office:value-type="string" office:string-value="a:2:{i:0;a:2:{s:5:&quot;title&quot;;s:7:&quot;CiviCRM&quot;;s:3:&quot;url&quot;;s:70:&quot;/joomla/administrator/?option=com_civicrm&amp;amp;task=civicrm&amp;amp;reset=1&quot;;}i:1;a:2:{s:5:&quot;title&quot;;s:11:&quot;New Contact&quot;;s:3:&quot;url&quot;;s:82:&quot;/joomla/administrator/?option=com_civicrm&amp;amp;task=civicrm/contact/add&amp;amp;reset=1&quot;;}}">
            <text:p>a:2:{i:0;a:2:{s:5:"title";s:7:"CiviCRM";s:3:"url";s:70:"/joomla/administrator/?option=com_civicrm&amp;amp;task=civicrm&amp;amp;reset=1";}i:1;a:2:{s:5:"title";s:11:"New Contact";s:3:"url";s:82:"/joomla/administrator/?option=com_civicrm&amp;amp;task=civicrm/contact/add&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7">
            <text:p>27</text:p>
          </table:table-cell>
          <table:table-cell table:style-name="ACE-0x8c773d8" office:value-type="float" office:value="1">
            <text:p>1</text:p>
          </table:table-cell>
          <table:table-cell table:style-name="ACE-0x8c773d8" office:value-type="string" office:string-value="civicrm/contact/relatedcontact">
            <text:p>civicrm/contact/relatedcontact</text:p>
          </table:table-cell>
          <table:table-cell table:style-name="ACE-0x8c773d8"/>
          <table:table-cell table:style-name="ACE-0x8c773d8" office:value-type="string" office:string-value="Edit Related Contact">
            <text:p>Edit Related Contac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4:&quot;access Contact Dashboard&quot;;}i:1;s:3:&quot;and&quot;;}">
            <text:p>a:2:{i:0;a:1:{i:0;s:24:"access Contact Dashboard";}i:1;s:3:"and";}</text:p>
          </table:table-cell>
          <table:table-cell table:style-name="ACE-0x8c773d8" office:value-type="string" office:string-value="s:31:&quot;CRM_Contact_Form_RelatedContact&quot;;">
            <text:p>s:31:"CRM_Contact_Form_RelatedContac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8">
            <text:p>28</text:p>
          </table:table-cell>
          <table:table-cell table:style-name="ACE-0x8c773d8" office:value-type="float" office:value="1">
            <text:p>1</text:p>
          </table:table-cell>
          <table:table-cell table:style-name="ACE-0x8c773d8" office:value-type="string" office:string-value="civicrm/contact/merge">
            <text:p>civicrm/contact/merge</text:p>
          </table:table-cell>
          <table:table-cell table:style-name="ACE-0x8c773d8"/>
          <table:table-cell table:style-name="ACE-0x8c773d8" office:value-type="string" office:string-value="Merge Contact">
            <text:p>Merge Contac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2:&quot;CRM_Contact_Form_Merge&quot;;">
            <text:p>s:22:"CRM_Contact_Form_Merg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9">
            <text:p>29</text:p>
          </table:table-cell>
          <table:table-cell table:style-name="ACE-0x8c773d8" office:value-type="float" office:value="1">
            <text:p>1</text:p>
          </table:table-cell>
          <table:table-cell table:style-name="ACE-0x8c773d8" office:value-type="string" office:string-value="civicrm/contact/email">
            <text:p>civicrm/contact/email</text:p>
          </table:table-cell>
          <table:table-cell table:style-name="ACE-0x8c773d8"/>
          <table:table-cell table:style-name="ACE-0x8c773d8" office:value-type="string" office:string-value="Email a Contact">
            <text:p>Email a Contac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7:&quot;CRM_Contact_Form_Task_Email&quot;;">
            <text:p>s:27:"CRM_Contact_Form_Task_Email";</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0">
            <text:p>30</text:p>
          </table:table-cell>
          <table:table-cell table:style-name="ACE-0x8c773d8" office:value-type="float" office:value="1">
            <text:p>1</text:p>
          </table:table-cell>
          <table:table-cell table:style-name="ACE-0x8c773d8" office:value-type="string" office:string-value="civicrm/contact/map">
            <text:p>civicrm/contact/map</text:p>
          </table:table-cell>
          <table:table-cell table:style-name="ACE-0x8c773d8"/>
          <table:table-cell table:style-name="ACE-0x8c773d8" office:value-type="string" office:string-value="Map Location(s)">
            <text:p>Map Location(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5:&quot;CRM_Contact_Form_Task_Map&quot;;">
            <text:p>s:25:"CRM_Contact_Form_Task_Map";</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1">
            <text:p>31</text:p>
          </table:table-cell>
          <table:table-cell table:style-name="ACE-0x8c773d8" office:value-type="float" office:value="1">
            <text:p>1</text:p>
          </table:table-cell>
          <table:table-cell table:style-name="ACE-0x8c773d8" office:value-type="string" office:string-value="civicrm/contact/map/event">
            <text:p>civicrm/contact/map/event</text:p>
          </table:table-cell>
          <table:table-cell table:style-name="ACE-0x8c773d8"/>
          <table:table-cell table:style-name="ACE-0x8c773d8" office:value-type="string" office:string-value="Map Event Location">
            <text:p>Map Event Location</text:p>
          </table:table-cell>
          <table:table-cell table:style-name="ACE-0x8c773d8" office:value-type="string" office:string-value="s:1:&quot;1&quot;;">
            <text:p>s:1:"1";</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31:&quot;CRM_Contact_Form_Task_Map_Event&quot;;">
            <text:p>s:31:"CRM_Contact_Form_Task_Map_Even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Map Location(s)&quot;;s:3:&quot;url&quot;;s:82:&quot;/joomla/administrator/?option=com_civicrm&amp;amp;task=civicrm/contact/map&amp;amp;reset=1&quot;;}}">
            <text:p>a:2:{i:0;a:2:{s:5:"title";s:7:"CiviCRM";s:3:"url";s:70:"/joomla/administrator/?option=com_civicrm&amp;amp;task=civicrm&amp;amp;reset=1";}i:1;a:2:{s:5:"title";s:15:"Map Location(s)";s:3:"url";s:82:"/joomla/administrator/?option=com_civicrm&amp;amp;task=civicrm/contact/map&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2">
            <text:p>32</text:p>
          </table:table-cell>
          <table:table-cell table:style-name="ACE-0x8c773d8" office:value-type="float" office:value="1">
            <text:p>1</text:p>
          </table:table-cell>
          <table:table-cell table:style-name="ACE-0x8c773d8" office:value-type="string" office:string-value="civicrm/contact/view">
            <text:p>civicrm/contact/view</text:p>
          </table:table-cell>
          <table:table-cell table:style-name="ACE-0x8c773d8" office:value-type="string" office:string-value="cid=%%cid%%">
            <text:p>cid=%%cid%%</text:p>
          </table:table-cell>
          <table:table-cell table:style-name="ACE-0x8c773d8" office:value-type="string" office:string-value="Contact Summary">
            <text:p>Contact Summary</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9:&quot;CRM_Contact_Page_View_Summary&quot;;">
            <text:p>s:29:"CRM_Contact_Page_View_Summary";</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3">
            <text:p>33</text:p>
          </table:table-cell>
          <table:table-cell table:style-name="ACE-0x8c773d8" office:value-type="float" office:value="1">
            <text:p>1</text:p>
          </table:table-cell>
          <table:table-cell table:style-name="ACE-0x8c773d8" office:value-type="string" office:string-value="civicrm/contact/view/delete">
            <text:p>civicrm/contact/view/delete</text:p>
          </table:table-cell>
          <table:table-cell table:style-name="ACE-0x8c773d8"/>
          <table:table-cell table:style-name="ACE-0x8c773d8" office:value-type="string" office:string-value="Delete Contact">
            <text:p>Delete Contac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8:&quot;CRM_Contact_Form_Task_Delete&quot;;">
            <text:p>s:28:"CRM_Contact_Form_Task_Delet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4">
            <text:p>34</text:p>
          </table:table-cell>
          <table:table-cell table:style-name="ACE-0x8c773d8" office:value-type="float" office:value="1">
            <text:p>1</text:p>
          </table:table-cell>
          <table:table-cell table:style-name="ACE-0x8c773d8" office:value-type="string" office:string-value="civicrm/contact/view/activity">
            <text:p>civicrm/contact/view/activity</text:p>
          </table:table-cell>
          <table:table-cell table:style-name="ACE-0x8c773d8" office:value-type="string" office:string-value="show=1,cid=%%cid%%">
            <text:p>show=1,cid=%%cid%%</text:p>
          </table:table-cell>
          <table:table-cell table:style-name="ACE-0x8c773d8" office:value-type="string" office:string-value="Activities">
            <text:p>Activiti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1:&quot;CRM_Activity_Page_Tab&quot;;">
            <text:p>s:21:"CRM_Activity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5">
            <text:p>35</text:p>
          </table:table-cell>
          <table:table-cell table:style-name="ACE-0x8c773d8" office:value-type="float" office:value="1">
            <text:p>1</text:p>
          </table:table-cell>
          <table:table-cell table:style-name="ACE-0x8c773d8" office:value-type="string" office:string-value="civicrm/activity/add">
            <text:p>civicrm/activity/add</text:p>
          </table:table-cell>
          <table:table-cell table:style-name="ACE-0x8c773d8" office:value-type="string" office:string-value="action=add">
            <text:p>action=add</text:p>
          </table:table-cell>
          <table:table-cell table:style-name="ACE-0x8c773d8" office:value-type="string" office:string-value="Activities">
            <text:p>Activiti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Activity_Form_Activity&quot;;">
            <text:p>s:26:"CRM_Activity_Form_Activity";</text:p>
          </table:table-cell>
          <table:table-cell table:style-name="ACE-0x8c773d8" office:value-type="string" office:string-value="s:14:&quot;attachUpload=1&quot;;">
            <text:p>s:14:"attachUpload=1";</text:p>
          </table:table-cell>
          <table:table-cell table:style-name="ACE-0x8c773d8" office:value-type="string" office:string-value="a:2:{i:0;a:2:{s:5:&quot;title&quot;;s:7:&quot;CiviCRM&quot;;s:3:&quot;url&quot;;s:70:&quot;/joomla/administrator/?option=com_civicrm&amp;amp;task=civicrm&amp;amp;reset=1&quot;;}i:1;a:2:{s:5:&quot;title&quot;;s:12:&quot;New Activity&quot;;s:3:&quot;url&quot;;s:117:&quot;/joomla/administrator/?option=com_civicrm&amp;amp;task=civicrm/activity&amp;amp;reset=1&amp;amp;action=add&amp;amp;context=standalone&quot;;}}">
            <text:p>a:2:{i:0;a:2:{s:5:"title";s:7:"CiviCRM";s:3:"url";s:70:"/joomla/administrator/?option=com_civicrm&amp;amp;task=civicrm&amp;amp;reset=1";}i:1;a:2:{s:5:"title";s:12:"New Activity";s:3:"url";s:117:"/joomla/administrator/?option=com_civicrm&amp;amp;task=civicrm/activity&amp;amp;reset=1&amp;amp;action=add&amp;amp;context=standalone";}}</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6">
            <text:p>36</text:p>
          </table:table-cell>
          <table:table-cell table:style-name="ACE-0x8c773d8" office:value-type="float" office:value="1">
            <text:p>1</text:p>
          </table:table-cell>
          <table:table-cell table:style-name="ACE-0x8c773d8" office:value-type="string" office:string-value="civicrm/activity/email/add">
            <text:p>civicrm/activity/email/add</text:p>
          </table:table-cell>
          <table:table-cell table:style-name="ACE-0x8c773d8" office:value-type="string" office:string-value="action=add">
            <text:p>action=add</text:p>
          </table:table-cell>
          <table:table-cell table:style-name="ACE-0x8c773d8" office:value-type="string" office:string-value="Activities">
            <text:p>Activiti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7:&quot;CRM_Contact_Form_Task_Email&quot;;">
            <text:p>s:27:"CRM_Contact_Form_Task_Email";</text:p>
          </table:table-cell>
          <table:table-cell table:style-name="ACE-0x8c773d8" office:value-type="string" office:string-value="s:14:&quot;attachUpload=1&quot;;">
            <text:p>s:14:"attachUpload=1";</text:p>
          </table:table-cell>
          <table:table-cell table:style-name="ACE-0x8c773d8" office:value-type="string" office:string-value="a:2:{i:0;a:2:{s:5:&quot;title&quot;;s:7:&quot;CiviCRM&quot;;s:3:&quot;url&quot;;s:70:&quot;/joomla/administrator/?option=com_civicrm&amp;amp;task=civicrm&amp;amp;reset=1&quot;;}i:1;a:2:{s:5:&quot;title&quot;;s:12:&quot;New Activity&quot;;s:3:&quot;url&quot;;s:117:&quot;/joomla/administrator/?option=com_civicrm&amp;amp;task=civicrm/activity&amp;amp;reset=1&amp;amp;action=add&amp;amp;context=standalone&quot;;}}">
            <text:p>a:2:{i:0;a:2:{s:5:"title";s:7:"CiviCRM";s:3:"url";s:70:"/joomla/administrator/?option=com_civicrm&amp;amp;task=civicrm&amp;amp;reset=1";}i:1;a:2:{s:5:"title";s:12:"New Activity";s:3:"url";s:117:"/joomla/administrator/?option=com_civicrm&amp;amp;task=civicrm/activity&amp;amp;reset=1&amp;amp;action=add&amp;amp;context=standalone";}}</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7">
            <text:p>37</text:p>
          </table:table-cell>
          <table:table-cell table:style-name="ACE-0x8c773d8" office:value-type="float" office:value="1">
            <text:p>1</text:p>
          </table:table-cell>
          <table:table-cell table:style-name="ACE-0x8c773d8" office:value-type="string" office:string-value="civicrm/activity/pdf/add">
            <text:p>civicrm/activity/pdf/add</text:p>
          </table:table-cell>
          <table:table-cell table:style-name="ACE-0x8c773d8" office:value-type="string" office:string-value="action=add">
            <text:p>action=add</text:p>
          </table:table-cell>
          <table:table-cell table:style-name="ACE-0x8c773d8" office:value-type="string" office:string-value="Activities">
            <text:p>Activiti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5:&quot;CRM_Contact_Form_Task_PDF&quot;;">
            <text:p>s:25:"CRM_Contact_Form_Task_PDF";</text:p>
          </table:table-cell>
          <table:table-cell table:style-name="ACE-0x8c773d8" office:value-type="string" office:string-value="s:14:&quot;attachUpload=1&quot;;">
            <text:p>s:14:"attachUpload=1";</text:p>
          </table:table-cell>
          <table:table-cell table:style-name="ACE-0x8c773d8" office:value-type="string" office:string-value="a:2:{i:0;a:2:{s:5:&quot;title&quot;;s:7:&quot;CiviCRM&quot;;s:3:&quot;url&quot;;s:70:&quot;/joomla/administrator/?option=com_civicrm&amp;amp;task=civicrm&amp;amp;reset=1&quot;;}i:1;a:2:{s:5:&quot;title&quot;;s:12:&quot;New Activity&quot;;s:3:&quot;url&quot;;s:117:&quot;/joomla/administrator/?option=com_civicrm&amp;amp;task=civicrm/activity&amp;amp;reset=1&amp;amp;action=add&amp;amp;context=standalone&quot;;}}">
            <text:p>a:2:{i:0;a:2:{s:5:"title";s:7:"CiviCRM";s:3:"url";s:70:"/joomla/administrator/?option=com_civicrm&amp;amp;task=civicrm&amp;amp;reset=1";}i:1;a:2:{s:5:"title";s:12:"New Activity";s:3:"url";s:117:"/joomla/administrator/?option=com_civicrm&amp;amp;task=civicrm/activity&amp;amp;reset=1&amp;amp;action=add&amp;amp;context=standalone";}}</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8">
            <text:p>38</text:p>
          </table:table-cell>
          <table:table-cell table:style-name="ACE-0x8c773d8" office:value-type="float" office:value="1">
            <text:p>1</text:p>
          </table:table-cell>
          <table:table-cell table:style-name="ACE-0x8c773d8" office:value-type="string" office:string-value="civicrm/contact/view/rel">
            <text:p>civicrm/contact/view/rel</text:p>
          </table:table-cell>
          <table:table-cell table:style-name="ACE-0x8c773d8" office:value-type="string" office:string-value="cid=%%cid%%">
            <text:p>cid=%%cid%%</text:p>
          </table:table-cell>
          <table:table-cell table:style-name="ACE-0x8c773d8" office:value-type="string" office:string-value="Relationships">
            <text:p>Relationship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34:&quot;CRM_Contact_Page_View_Relationship&quot;;">
            <text:p>s:34:"CRM_Contact_Page_View_Relationship";</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9">
            <text:p>39</text:p>
          </table:table-cell>
          <table:table-cell table:style-name="ACE-0x8c773d8" office:value-type="float" office:value="1">
            <text:p>1</text:p>
          </table:table-cell>
          <table:table-cell table:style-name="ACE-0x8c773d8" office:value-type="string" office:string-value="civicrm/contact/view/group">
            <text:p>civicrm/contact/view/group</text:p>
          </table:table-cell>
          <table:table-cell table:style-name="ACE-0x8c773d8" office:value-type="string" office:string-value="cid=%%cid%%">
            <text:p>cid=%%cid%%</text:p>
          </table:table-cell>
          <table:table-cell table:style-name="ACE-0x8c773d8" office:value-type="string" office:string-value="Groups">
            <text:p>Group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34:&quot;CRM_Contact_Page_View_GroupContact&quot;;">
            <text:p>s:34:"CRM_Contact_Page_View_GroupContac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40">
            <text:p>40</text:p>
          </table:table-cell>
          <table:table-cell table:style-name="ACE-0x8c773d8" office:value-type="float" office:value="1">
            <text:p>1</text:p>
          </table:table-cell>
          <table:table-cell table:style-name="ACE-0x8c773d8" office:value-type="string" office:string-value="civicrm/contact/view/sunlight">
            <text:p>civicrm/contact/view/sunlight</text:p>
          </table:table-cell>
          <table:table-cell table:style-name="ACE-0x8c773d8"/>
          <table:table-cell table:style-name="ACE-0x8c773d8" office:value-type="string" office:string-value="Sunlight">
            <text:p>Sunligh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30:&quot;CRM_Contact_Page_View_Sunlight&quot;;">
            <text:p>s:30:"CRM_Contact_Page_View_Sunligh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41">
            <text:p>41</text:p>
          </table:table-cell>
          <table:table-cell table:style-name="ACE-0x8c773d8" office:value-type="float" office:value="1">
            <text:p>1</text:p>
          </table:table-cell>
          <table:table-cell table:style-name="ACE-0x8c773d8" office:value-type="string" office:string-value="civicrm/contact/view/note">
            <text:p>civicrm/contact/view/note</text:p>
          </table:table-cell>
          <table:table-cell table:style-name="ACE-0x8c773d8" office:value-type="string" office:string-value="cid=%%cid%%">
            <text:p>cid=%%cid%%</text:p>
          </table:table-cell>
          <table:table-cell table:style-name="ACE-0x8c773d8" office:value-type="string" office:string-value="Notes">
            <text:p>Not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View_Note&quot;;">
            <text:p>s:26:"CRM_Contact_Page_View_Not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42">
            <text:p>42</text:p>
          </table:table-cell>
          <table:table-cell table:style-name="ACE-0x8c773d8" office:value-type="float" office:value="1">
            <text:p>1</text:p>
          </table:table-cell>
          <table:table-cell table:style-name="ACE-0x8c773d8" office:value-type="string" office:string-value="civicrm/contact/view/tag">
            <text:p>civicrm/contact/view/tag</text:p>
          </table:table-cell>
          <table:table-cell table:style-name="ACE-0x8c773d8" office:value-type="string" office:string-value="cid=%%cid%%">
            <text:p>cid=%%cid%%</text:p>
          </table:table-cell>
          <table:table-cell table:style-name="ACE-0x8c773d8" office:value-type="string" office:string-value="Tags">
            <text:p>Ta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5:&quot;CRM_Contact_Page_View_Tag&quot;;">
            <text:p>s:25:"CRM_Contact_Page_View_Tag";</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43">
            <text:p>43</text:p>
          </table:table-cell>
          <table:table-cell table:style-name="ACE-0x8c773d8" office:value-type="float" office:value="1">
            <text:p>1</text:p>
          </table:table-cell>
          <table:table-cell table:style-name="ACE-0x8c773d8" office:value-type="string" office:string-value="civicrm/contact/view/cd">
            <text:p>civicrm/contact/view/cd</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32:&quot;CRM_Contact_Page_View_CustomData&quot;;">
            <text:p>s:32:"CRM_Contact_Page_View_CustomData";</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44">
            <text:p>44</text:p>
          </table:table-cell>
          <table:table-cell table:style-name="ACE-0x8c773d8" office:value-type="float" office:value="1">
            <text:p>1</text:p>
          </table:table-cell>
          <table:table-cell table:style-name="ACE-0x8c773d8" office:value-type="string" office:string-value="civicrm/contact/view/cd/edit">
            <text:p>civicrm/contact/view/cd/edi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7:&quot;CRM_Contact_Form_CustomData&quot;;">
            <text:p>s:27:"CRM_Contact_Form_CustomData";</text:p>
          </table:table-cell>
          <table:table-cell table:style-name="ACE-0x8c773d8" office:value-type="string" office:string-value="s:13:&quot;addSequence=1&quot;;">
            <text:p>s:13:"addSequence=1";</text:p>
          </table:table-cell>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45">
            <text:p>45</text:p>
          </table:table-cell>
          <table:table-cell table:style-name="ACE-0x8c773d8" office:value-type="float" office:value="1">
            <text:p>1</text:p>
          </table:table-cell>
          <table:table-cell table:style-name="ACE-0x8c773d8" office:value-type="string" office:string-value="civicrm/contact/view/vcard">
            <text:p>civicrm/contact/view/vcard</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7:&quot;CRM_Contact_Page_View_Vcard&quot;;">
            <text:p>s:27:"CRM_Contact_Page_View_Vcard";</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46">
            <text:p>46</text:p>
          </table:table-cell>
          <table:table-cell table:style-name="ACE-0x8c773d8" office:value-type="float" office:value="1">
            <text:p>1</text:p>
          </table:table-cell>
          <table:table-cell table:style-name="ACE-0x8c773d8" office:value-type="string" office:string-value="civicrm/contact/view/print">
            <text:p>civicrm/contact/view/prin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7:&quot;CRM_Contact_Page_View_Print&quot;;">
            <text:p>s:27:"CRM_Contact_Page_View_Prin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47">
            <text:p>47</text:p>
          </table:table-cell>
          <table:table-cell table:style-name="ACE-0x8c773d8" office:value-type="float" office:value="1">
            <text:p>1</text:p>
          </table:table-cell>
          <table:table-cell table:style-name="ACE-0x8c773d8" office:value-type="string" office:string-value="civicrm/contact/view/log">
            <text:p>civicrm/contact/view/log</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5:&quot;CRM_Contact_Page_View_Log&quot;;">
            <text:p>s:25:"CRM_Contact_Page_View_Log";</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48">
            <text:p>48</text:p>
          </table:table-cell>
          <table:table-cell table:style-name="ACE-0x8c773d8" office:value-type="float" office:value="1">
            <text:p>1</text:p>
          </table:table-cell>
          <table:table-cell table:style-name="ACE-0x8c773d8" office:value-type="string" office:string-value="civicrm/user">
            <text:p>civicrm/user</text:p>
          </table:table-cell>
          <table:table-cell table:style-name="ACE-0x8c773d8"/>
          <table:table-cell table:style-name="ACE-0x8c773d8" office:value-type="string" office:string-value="Contact Dashboard">
            <text:p>Contact Dashboar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4:&quot;access Contact Dashboard&quot;;}i:1;s:3:&quot;and&quot;;}">
            <text:p>a:2:{i:0;a:1:{i:0;s:24:"access Contact Dashboard";}i:1;s:3:"and";}</text:p>
          </table:table-cell>
          <table:table-cell table:style-name="ACE-0x8c773d8" office:value-type="string" office:string-value="s:35:&quot;CRM_Contact_Page_View_UserDashBoard&quot;;">
            <text:p>s:35:"CRM_Contact_Page_View_User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49">
            <text:p>49</text:p>
          </table:table-cell>
          <table:table-cell table:style-name="ACE-0x8c773d8" office:value-type="float" office:value="1">
            <text:p>1</text:p>
          </table:table-cell>
          <table:table-cell table:style-name="ACE-0x8c773d8" office:value-type="string" office:string-value="civicrm/dashlet/activity">
            <text:p>civicrm/dashlet/activity</text:p>
          </table:table-cell>
          <table:table-cell table:style-name="ACE-0x8c773d8"/>
          <table:table-cell table:style-name="ACE-0x8c773d8" office:value-type="string" office:string-value="Activity Dashlet">
            <text:p>Activity Dashle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5:&quot;CRM_Dashlet_Page_Activity&quot;;">
            <text:p>s:25:"CRM_Dashlet_Page_Activity";</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6:&quot;CiviCRM Dashlets&quot;;s:3:&quot;url&quot;;s:78:&quot;/joomla/administrator/?option=com_civicrm&amp;amp;task=civicrm/dashlet&amp;amp;reset=1&quot;;}}">
            <text:p>a:2:{i:0;a:2:{s:5:"title";s:7:"CiviCRM";s:3:"url";s:70:"/joomla/administrator/?option=com_civicrm&amp;amp;task=civicrm&amp;amp;reset=1";}i:1;a:2:{s:5:"title";s:16:"CiviCRM Dashlets";s:3:"url";s:78:"/joomla/administrator/?option=com_civicrm&amp;amp;task=civicrm/dashlet&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50">
            <text:p>50</text:p>
          </table:table-cell>
          <table:table-cell table:style-name="ACE-0x8c773d8" office:value-type="float" office:value="1">
            <text:p>1</text:p>
          </table:table-cell>
          <table:table-cell table:style-name="ACE-0x8c773d8" office:value-type="string" office:string-value="civicrm/ajax/state">
            <text:p>civicrm/ajax/stat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7:&quot;CRM_Core_Page_AJAX_Location&quot;;i:1;s:5:&quot;state&quot;;}">
            <text:p>a:2:{i:0;s:27:"CRM_Core_Page_AJAX_Location";i:1;s:5:"stat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51">
            <text:p>51</text:p>
          </table:table-cell>
          <table:table-cell table:style-name="ACE-0x8c773d8" office:value-type="float" office:value="1">
            <text:p>1</text:p>
          </table:table-cell>
          <table:table-cell table:style-name="ACE-0x8c773d8" office:value-type="string" office:string-value="civicrm/ajax/country">
            <text:p>civicrm/ajax/country</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7:&quot;CRM_Core_Page_AJAX_Location&quot;;i:1;s:7:&quot;country&quot;;}">
            <text:p>a:2:{i:0;s:27:"CRM_Core_Page_AJAX_Location";i:1;s:7:"country";}</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52">
            <text:p>52</text:p>
          </table:table-cell>
          <table:table-cell table:style-name="ACE-0x8c773d8" office:value-type="float" office:value="1">
            <text:p>1</text:p>
          </table:table-cell>
          <table:table-cell table:style-name="ACE-0x8c773d8" office:value-type="string" office:string-value="civicrm/ajax/search">
            <text:p>civicrm/ajax/search</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6:&quot;search&quot;;}">
            <text:p>a:2:{i:0;s:21:"CRM_Contact_Page_AJAX";i:1;s:6:"search";}</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53">
            <text:p>53</text:p>
          </table:table-cell>
          <table:table-cell table:style-name="ACE-0x8c773d8" office:value-type="float" office:value="1">
            <text:p>1</text:p>
          </table:table-cell>
          <table:table-cell table:style-name="ACE-0x8c773d8" office:value-type="string" office:string-value="civicrm/ajax/relation">
            <text:p>civicrm/ajax/relation</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12:&quot;relationship&quot;;}">
            <text:p>a:2:{i:0;s:21:"CRM_Contact_Page_AJAX";i:1;s:12:"relationship";}</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3">
            <text:p>3</text:p>
          </table:table-cell>
          <table:table-cell table:style-name="ACE-0x8c773d8"/>
          <table:table-cell table:number-columns-repeated="235" table:style-name="ACE-0x8c77258"/>
        </table:table-row>
        <table:table-row table:style-name="AROW-0">
          <table:table-cell table:style-name="ACE-0x8c773d8" office:value-type="float" office:value="54">
            <text:p>54</text:p>
          </table:table-cell>
          <table:table-cell table:style-name="ACE-0x8c773d8" office:value-type="float" office:value="1">
            <text:p>1</text:p>
          </table:table-cell>
          <table:table-cell table:style-name="ACE-0x8c773d8" office:value-type="string" office:string-value="civicrm/ajax/groupTree">
            <text:p>civicrm/ajax/groupTre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9:&quot;groupTree&quot;;}">
            <text:p>a:2:{i:0;s:21:"CRM_Contact_Page_AJAX";i:1;s:9:"groupTre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55">
            <text:p>55</text:p>
          </table:table-cell>
          <table:table-cell table:style-name="ACE-0x8c773d8" office:value-type="float" office:value="1">
            <text:p>1</text:p>
          </table:table-cell>
          <table:table-cell table:style-name="ACE-0x8c773d8" office:value-type="string" office:string-value="civicrm/ajax/contact">
            <text:p>civicrm/ajax/contac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7:&quot;contact&quot;;}">
            <text:p>a:2:{i:0;s:21:"CRM_Contact_Page_AJAX";i:1;s:7:"contac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56">
            <text:p>56</text:p>
          </table:table-cell>
          <table:table-cell table:style-name="ACE-0x8c773d8" office:value-type="float" office:value="1">
            <text:p>1</text:p>
          </table:table-cell>
          <table:table-cell table:style-name="ACE-0x8c773d8" office:value-type="string" office:string-value="civicrm/ajax/custom">
            <text:p>civicrm/ajax/custom</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11:&quot;customField&quot;;}">
            <text:p>a:2:{i:0;s:21:"CRM_Contact_Page_AJAX";i:1;s:11:"customFiel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57">
            <text:p>57</text:p>
          </table:table-cell>
          <table:table-cell table:style-name="ACE-0x8c773d8" office:value-type="float" office:value="1">
            <text:p>1</text:p>
          </table:table-cell>
          <table:table-cell table:style-name="ACE-0x8c773d8" office:value-type="string" office:string-value="civicrm/ajax/customvalue">
            <text:p>civicrm/ajax/customvalu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17:&quot;deleteCustomValue&quot;;}">
            <text:p>a:2:{i:0;s:21:"CRM_Contact_Page_AJAX";i:1;s:17:"deleteCustomValu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3">
            <text:p>3</text:p>
          </table:table-cell>
          <table:table-cell table:style-name="ACE-0x8c773d8"/>
          <table:table-cell table:number-columns-repeated="235" table:style-name="ACE-0x8c77258"/>
        </table:table-row>
        <table:table-row table:style-name="AROW-0">
          <table:table-cell table:style-name="ACE-0x8c773d8" office:value-type="float" office:value="58">
            <text:p>58</text:p>
          </table:table-cell>
          <table:table-cell table:style-name="ACE-0x8c773d8" office:value-type="float" office:value="1">
            <text:p>1</text:p>
          </table:table-cell>
          <table:table-cell table:style-name="ACE-0x8c773d8" office:value-type="string" office:string-value="civicrm/ajax/ed">
            <text:p>civicrm/ajax/ed</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13:&quot;enableDisable&quot;;}">
            <text:p>a:2:{i:0;s:21:"CRM_Contact_Page_AJAX";i:1;s:13:"enableDisabl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3">
            <text:p>3</text:p>
          </table:table-cell>
          <table:table-cell table:style-name="ACE-0x8c773d8"/>
          <table:table-cell table:number-columns-repeated="235" table:style-name="ACE-0x8c77258"/>
        </table:table-row>
        <table:table-row table:style-name="AROW-0">
          <table:table-cell table:style-name="ACE-0x8c773d8" office:value-type="float" office:value="59">
            <text:p>59</text:p>
          </table:table-cell>
          <table:table-cell table:style-name="ACE-0x8c773d8" office:value-type="float" office:value="1">
            <text:p>1</text:p>
          </table:table-cell>
          <table:table-cell table:style-name="ACE-0x8c773d8" office:value-type="string" office:string-value="civicrm/ajax/cmsuser">
            <text:p>civicrm/ajax/cmsuser</text:p>
          </table:table-cell>
          <table:table-cell table:number-columns-repeated="2" table:style-name="ACE-0x8c773d8"/>
          <table:table-cell table:style-name="ACE-0x8c773d8" office:value-type="string" office:string-value="s:1:&quot;1&quot;;">
            <text:p>s:1:"1";</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13:&quot;checkUserName&quot;;}">
            <text:p>a:2:{i:0;s:21:"CRM_Contact_Page_AJAX";i:1;s:13:"checkUserNam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60">
            <text:p>60</text:p>
          </table:table-cell>
          <table:table-cell table:style-name="ACE-0x8c773d8" office:value-type="float" office:value="1">
            <text:p>1</text:p>
          </table:table-cell>
          <table:table-cell table:style-name="ACE-0x8c773d8" office:value-type="string" office:string-value="civicrm/ajax/checkemail">
            <text:p>civicrm/ajax/checkemail</text:p>
          </table:table-cell>
          <table:table-cell table:number-columns-repeated="2" table:style-name="ACE-0x8c773d8"/>
          <table:table-cell table:style-name="ACE-0x8c773d8" office:value-type="string" office:string-value="s:1:&quot;1&quot;;">
            <text:p>s:1:"1";</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15:&quot;getContactEmail&quot;;}">
            <text:p>a:2:{i:0;s:21:"CRM_Contact_Page_AJAX";i:1;s:15:"getContactEmail";}</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61">
            <text:p>61</text:p>
          </table:table-cell>
          <table:table-cell table:style-name="ACE-0x8c773d8" office:value-type="float" office:value="1">
            <text:p>1</text:p>
          </table:table-cell>
          <table:table-cell table:style-name="ACE-0x8c773d8" office:value-type="string" office:string-value="civicrm/ajax/auto">
            <text:p>civicrm/ajax/auto</text:p>
          </table:table-cell>
          <table:table-cell table:number-columns-repeated="2" table:style-name="ACE-0x8c773d8"/>
          <table:table-cell table:style-name="ACE-0x8c773d8" office:value-type="string" office:string-value="s:1:&quot;1&quot;;">
            <text:p>s:1:"1";</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12:&quot;autocomplete&quot;;}">
            <text:p>a:2:{i:0;s:21:"CRM_Contact_Page_AJAX";i:1;s:12:"autocomplet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62">
            <text:p>62</text:p>
          </table:table-cell>
          <table:table-cell table:style-name="ACE-0x8c773d8" office:value-type="float" office:value="1">
            <text:p>1</text:p>
          </table:table-cell>
          <table:table-cell table:style-name="ACE-0x8c773d8" office:value-type="string" office:string-value="civicrm/ajax/subtype">
            <text:p>civicrm/ajax/subtyp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13:&quot;buildSubTypes&quot;;}">
            <text:p>a:2:{i:0;s:21:"CRM_Contact_Page_AJAX";i:1;s:13:"buildSubTypes";}</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63">
            <text:p>63</text:p>
          </table:table-cell>
          <table:table-cell table:style-name="ACE-0x8c773d8" office:value-type="float" office:value="1">
            <text:p>1</text:p>
          </table:table-cell>
          <table:table-cell table:style-name="ACE-0x8c773d8" office:value-type="string" office:string-value="civicrm/ajax/dashboard">
            <text:p>civicrm/ajax/dashboard</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9:&quot;dashboard&quot;;}">
            <text:p>a:2:{i:0;s:21:"CRM_Contact_Page_AJAX";i:1;s:9:"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3">
            <text:p>3</text:p>
          </table:table-cell>
          <table:table-cell table:style-name="ACE-0x8c773d8"/>
          <table:table-cell table:number-columns-repeated="235" table:style-name="ACE-0x8c77258"/>
        </table:table-row>
        <table:table-row table:style-name="AROW-0">
          <table:table-cell table:style-name="ACE-0x8c773d8" office:value-type="float" office:value="64">
            <text:p>64</text:p>
          </table:table-cell>
          <table:table-cell table:style-name="ACE-0x8c773d8" office:value-type="float" office:value="1">
            <text:p>1</text:p>
          </table:table-cell>
          <table:table-cell table:style-name="ACE-0x8c773d8" office:value-type="string" office:string-value="civicrm/ajax/signature">
            <text:p>civicrm/ajax/signatur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12:&quot;getSignature&quot;;}">
            <text:p>a:2:{i:0;s:21:"CRM_Contact_Page_AJAX";i:1;s:12:"getSignatur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65">
            <text:p>65</text:p>
          </table:table-cell>
          <table:table-cell table:style-name="ACE-0x8c773d8" office:value-type="float" office:value="1">
            <text:p>1</text:p>
          </table:table-cell>
          <table:table-cell table:style-name="ACE-0x8c773d8" office:value-type="string" office:string-value="civicrm/ajax/relationshipcontacts">
            <text:p>civicrm/ajax/relationshipcontact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20:&quot;relationshipContacts&quot;;}">
            <text:p>a:2:{i:0;s:21:"CRM_Contact_Page_AJAX";i:1;s:20:"relationshipContacts";}</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66">
            <text:p>66</text:p>
          </table:table-cell>
          <table:table-cell table:style-name="ACE-0x8c773d8" office:value-type="float" office:value="1">
            <text:p>1</text:p>
          </table:table-cell>
          <table:table-cell table:style-name="ACE-0x8c773d8" office:value-type="string" office:string-value="civicrm/ajax/pdfFormat">
            <text:p>civicrm/ajax/pdfForma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9:&quot;pdfFormat&quot;;}">
            <text:p>a:2:{i:0;s:21:"CRM_Contact_Page_AJAX";i:1;s:9:"pdfForma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67">
            <text:p>67</text:p>
          </table:table-cell>
          <table:table-cell table:style-name="ACE-0x8c773d8" office:value-type="float" office:value="1">
            <text:p>1</text:p>
          </table:table-cell>
          <table:table-cell table:style-name="ACE-0x8c773d8" office:value-type="string" office:string-value="civicrm/ajax/paperSize">
            <text:p>civicrm/ajax/paperSiz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9:&quot;paperSize&quot;;}">
            <text:p>a:2:{i:0;s:21:"CRM_Contact_Page_AJAX";i:1;s:9:"paperSiz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68">
            <text:p>68</text:p>
          </table:table-cell>
          <table:table-cell table:style-name="ACE-0x8c773d8" office:value-type="float" office:value="1">
            <text:p>1</text:p>
          </table:table-cell>
          <table:table-cell table:style-name="ACE-0x8c773d8" office:value-type="string" office:string-value="civicrm/dashlet/myCases">
            <text:p>civicrm/dashlet/myCases</text:p>
          </table:table-cell>
          <table:table-cell table:style-name="ACE-0x8c773d8"/>
          <table:table-cell table:style-name="ACE-0x8c773d8" office:value-type="string" office:string-value="Case Dashlet">
            <text:p>Case Dashle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4:&quot;CRM_Dashlet_Page_MyCases&quot;;">
            <text:p>s:24:"CRM_Dashlet_Page_MyCase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6:&quot;CiviCRM Dashlets&quot;;s:3:&quot;url&quot;;s:78:&quot;/joomla/administrator/?option=com_civicrm&amp;amp;task=civicrm/dashlet&amp;amp;reset=1&quot;;}}">
            <text:p>a:2:{i:0;a:2:{s:5:"title";s:7:"CiviCRM";s:3:"url";s:70:"/joomla/administrator/?option=com_civicrm&amp;amp;task=civicrm&amp;amp;reset=1";}i:1;a:2:{s:5:"title";s:16:"CiviCRM Dashlets";s:3:"url";s:78:"/joomla/administrator/?option=com_civicrm&amp;amp;task=civicrm/dashlet&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69">
            <text:p>69</text:p>
          </table:table-cell>
          <table:table-cell table:style-name="ACE-0x8c773d8" office:value-type="float" office:value="1">
            <text:p>1</text:p>
          </table:table-cell>
          <table:table-cell table:style-name="ACE-0x8c773d8" office:value-type="string" office:string-value="civicrm/dashlet/allCases">
            <text:p>civicrm/dashlet/allCases</text:p>
          </table:table-cell>
          <table:table-cell table:style-name="ACE-0x8c773d8"/>
          <table:table-cell table:style-name="ACE-0x8c773d8" office:value-type="string" office:string-value="All Cases Dashlet">
            <text:p>All Cases Dashle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31:&quot;access all cases and activities&quot;;}i:1;s:3:&quot;and&quot;;}">
            <text:p>a:2:{i:0;a:1:{i:0;s:31:"access all cases and activities";}i:1;s:3:"and";}</text:p>
          </table:table-cell>
          <table:table-cell table:style-name="ACE-0x8c773d8" office:value-type="string" office:string-value="s:25:&quot;CRM_Dashlet_Page_AllCases&quot;;">
            <text:p>s:25:"CRM_Dashlet_Page_AllCase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6:&quot;CiviCRM Dashlets&quot;;s:3:&quot;url&quot;;s:78:&quot;/joomla/administrator/?option=com_civicrm&amp;amp;task=civicrm/dashlet&amp;amp;reset=1&quot;;}}">
            <text:p>a:2:{i:0;a:2:{s:5:"title";s:7:"CiviCRM";s:3:"url";s:70:"/joomla/administrator/?option=com_civicrm&amp;amp;task=civicrm&amp;amp;reset=1";}i:1;a:2:{s:5:"title";s:16:"CiviCRM Dashlets";s:3:"url";s:78:"/joomla/administrator/?option=com_civicrm&amp;amp;task=civicrm/dashlet&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70">
            <text:p>70</text:p>
          </table:table-cell>
          <table:table-cell table:style-name="ACE-0x8c773d8" office:value-type="float" office:value="1">
            <text:p>1</text:p>
          </table:table-cell>
          <table:table-cell table:style-name="ACE-0x8c773d8" office:value-type="string" office:string-value="civicrm/contact/deduperules">
            <text:p>civicrm/contact/deduperules</text:p>
          </table:table-cell>
          <table:table-cell table:style-name="ACE-0x8c773d8"/>
          <table:table-cell table:style-name="ACE-0x8c773d8" office:value-type="string" office:string-value="Find and Merge Duplicate Contacts">
            <text:p>Find and Merge Duplicate Contac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23:&quot;administer dedupe rules&quot;;i:1;s:24:&quot;merge duplicate contacts&quot;;}i:1;s:2:&quot;or&quot;;}">
            <text:p>a:2:{i:0;a:2:{i:0;s:23:"administer dedupe rules";i:1;s:24:"merge duplicate contacts";}i:1;s:2:"or";}</text:p>
          </table:table-cell>
          <table:table-cell table:style-name="ACE-0x8c773d8" office:value-type="string" office:string-value="s:28:&quot;CRM_Contact_Page_DedupeRules&quot;;">
            <text:p>s:28:"CRM_Contact_Page_DedupeRules";</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05">
            <text:p>10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71">
            <text:p>71</text:p>
          </table:table-cell>
          <table:table-cell table:style-name="ACE-0x8c773d8" office:value-type="float" office:value="1">
            <text:p>1</text:p>
          </table:table-cell>
          <table:table-cell table:style-name="ACE-0x8c773d8" office:value-type="string" office:string-value="civicrm/contact/dedupefind">
            <text:p>civicrm/contact/dedupefind</text:p>
          </table:table-cell>
          <table:table-cell table:style-name="ACE-0x8c773d8"/>
          <table:table-cell table:style-name="ACE-0x8c773d8" office:value-type="string" office:string-value="Find and Merge Duplicate Contacts">
            <text:p>Find and Merge Duplicate Contac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4:&quot;merge duplicate contacts&quot;;}i:1;s:3:&quot;and&quot;;}">
            <text:p>a:2:{i:0;a:1:{i:0;s:24:"merge duplicate contacts";}i:1;s:3:"and";}</text:p>
          </table:table-cell>
          <table:table-cell table:style-name="ACE-0x8c773d8" office:value-type="string" office:string-value="s:27:&quot;CRM_Contact_Page_DedupeFind&quot;;">
            <text:p>s:27:"CRM_Contact_Page_DedupeFin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72">
            <text:p>72</text:p>
          </table:table-cell>
          <table:table-cell table:style-name="ACE-0x8c773d8" office:value-type="float" office:value="1">
            <text:p>1</text:p>
          </table:table-cell>
          <table:table-cell table:style-name="ACE-0x8c773d8" office:value-type="string" office:string-value="civicrm/ajax/dedupefind">
            <text:p>civicrm/ajax/dedupefind</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4:&quot;merge duplicate contacts&quot;;}i:1;s:3:&quot;and&quot;;}">
            <text:p>a:2:{i:0;a:1:{i:0;s:24:"merge duplicate contacts";}i:1;s:3:"and";}</text:p>
          </table:table-cell>
          <table:table-cell table:style-name="ACE-0x8c773d8" office:value-type="string" office:string-value="a:2:{i:0;s:21:&quot;CRM_Contact_Page_AJAX&quot;;i:1;s:10:&quot;getDedupes&quot;;}">
            <text:p>a:2:{i:0;s:21:"CRM_Contact_Page_AJAX";i:1;s:10:"getDedupes";}</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73">
            <text:p>73</text:p>
          </table:table-cell>
          <table:table-cell table:style-name="ACE-0x8c773d8" office:value-type="float" office:value="1">
            <text:p>1</text:p>
          </table:table-cell>
          <table:table-cell table:style-name="ACE-0x8c773d8" office:value-type="string" office:string-value="civicrm/dedupe/exception">
            <text:p>civicrm/dedupe/exception</text:p>
          </table:table-cell>
          <table:table-cell table:style-name="ACE-0x8c773d8"/>
          <table:table-cell table:style-name="ACE-0x8c773d8" office:value-type="string" office:string-value="Dedupe Exceptions">
            <text:p>Dedupe Exception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32:&quot;CRM_Contact_Page_DedupeException&quot;;">
            <text:p>s:32:"CRM_Contact_Page_DedupeException";</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10">
            <text:p>11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74">
            <text:p>74</text:p>
          </table:table-cell>
          <table:table-cell table:style-name="ACE-0x8c773d8" office:value-type="float" office:value="1">
            <text:p>1</text:p>
          </table:table-cell>
          <table:table-cell table:style-name="ACE-0x8c773d8" office:value-type="string" office:string-value="civicrm/ajax/dedupeRules">
            <text:p>civicrm/ajax/dedupeRule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Contact_Page_AJAX&quot;;i:1;s:16:&quot;buildDedupeRules&quot;;}">
            <text:p>a:2:{i:0;s:21:"CRM_Contact_Page_AJAX";i:1;s:16:"buildDedupeRules";}</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75">
            <text:p>75</text:p>
          </table:table-cell>
          <table:table-cell table:style-name="ACE-0x8c773d8" office:value-type="float" office:value="1">
            <text:p>1</text:p>
          </table:table-cell>
          <table:table-cell table:style-name="ACE-0x8c773d8" office:value-type="string" office:string-value="civicrm/activity">
            <text:p>civicrm/activity</text:p>
          </table:table-cell>
          <table:table-cell table:style-name="ACE-0x8c773d8" office:value-type="string" office:string-value="action=add&amp;context=standalone">
            <text:p>action=add&amp;context=standalone</text:p>
          </table:table-cell>
          <table:table-cell table:style-name="ACE-0x8c773d8" office:value-type="string" office:string-value="New Activity">
            <text:p>New Activity</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Activity_Form_Activity&quot;;">
            <text:p>s:26:"CRM_Activity_Form_Activity";</text:p>
          </table:table-cell>
          <table:table-cell table:style-name="ACE-0x8c773d8" office:value-type="string" office:string-value="s:14:&quot;attachUpload=1&quot;;">
            <text:p>s:14:"attachUpload=1";</text:p>
          </table:table-cell>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76">
            <text:p>76</text:p>
          </table:table-cell>
          <table:table-cell table:style-name="ACE-0x8c773d8" office:value-type="float" office:value="1">
            <text:p>1</text:p>
          </table:table-cell>
          <table:table-cell table:style-name="ACE-0x8c773d8" office:value-type="string" office:string-value="civicrm/activity/view">
            <text:p>civicrm/activity/view</text:p>
          </table:table-cell>
          <table:table-cell table:style-name="ACE-0x8c773d8"/>
          <table:table-cell table:style-name="ACE-0x8c773d8" office:value-type="string" office:string-value="View Activity">
            <text:p>View Activity</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30:&quot;CRM_Activity_Form_ActivityView&quot;;">
            <text:p>s:30:"CRM_Activity_Form_ActivityView";</text:p>
          </table:table-cell>
          <table:table-cell table:style-name="ACE-0x8c773d8" office:value-type="string" office:string-value="s:14:&quot;attachUpload=1&quot;;">
            <text:p>s:14:"attachUpload=1";</text:p>
          </table:table-cell>
          <table:table-cell table:style-name="ACE-0x8c773d8" office:value-type="string" office:string-value="a:2:{i:0;a:2:{s:5:&quot;title&quot;;s:7:&quot;CiviCRM&quot;;s:3:&quot;url&quot;;s:70:&quot;/joomla/administrator/?option=com_civicrm&amp;amp;task=civicrm&amp;amp;reset=1&quot;;}i:1;a:2:{s:5:&quot;title&quot;;s:12:&quot;New Activity&quot;;s:3:&quot;url&quot;;s:117:&quot;/joomla/administrator/?option=com_civicrm&amp;amp;task=civicrm/activity&amp;amp;reset=1&amp;amp;action=add&amp;amp;context=standalone&quot;;}}">
            <text:p>a:2:{i:0;a:2:{s:5:"title";s:7:"CiviCRM";s:3:"url";s:70:"/joomla/administrator/?option=com_civicrm&amp;amp;task=civicrm&amp;amp;reset=1";}i:1;a:2:{s:5:"title";s:12:"New Activity";s:3:"url";s:117:"/joomla/administrator/?option=com_civicrm&amp;amp;task=civicrm/activity&amp;amp;reset=1&amp;amp;action=add&amp;amp;context=standalone";}}</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77">
            <text:p>77</text:p>
          </table:table-cell>
          <table:table-cell table:style-name="ACE-0x8c773d8" office:value-type="float" office:value="1">
            <text:p>1</text:p>
          </table:table-cell>
          <table:table-cell table:style-name="ACE-0x8c773d8" office:value-type="string" office:string-value="civicrm/ajax/activity">
            <text:p>civicrm/ajax/activity</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2:&quot;CRM_Activity_Page_AJAX&quot;;i:1;s:15:&quot;getCaseActivity&quot;;}">
            <text:p>a:2:{i:0;s:22:"CRM_Activity_Page_AJAX";i:1;s:15:"getCaseActivity";}</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78">
            <text:p>78</text:p>
          </table:table-cell>
          <table:table-cell table:style-name="ACE-0x8c773d8" office:value-type="float" office:value="1">
            <text:p>1</text:p>
          </table:table-cell>
          <table:table-cell table:style-name="ACE-0x8c773d8" office:value-type="string" office:string-value="civicrm/ajax/contactactivity">
            <text:p>civicrm/ajax/contactactivity</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2:&quot;CRM_Activity_Page_AJAX&quot;;i:1;s:18:&quot;getContactActivity&quot;;}">
            <text:p>a:2:{i:0;s:22:"CRM_Activity_Page_AJAX";i:1;s:18:"getContactActivity";}</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79">
            <text:p>79</text:p>
          </table:table-cell>
          <table:table-cell table:style-name="ACE-0x8c773d8" office:value-type="float" office:value="1">
            <text:p>1</text:p>
          </table:table-cell>
          <table:table-cell table:style-name="ACE-0x8c773d8" office:value-type="string" office:string-value="civicrm/ajax/activity/convert">
            <text:p>civicrm/ajax/activity/conver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2:&quot;CRM_Activity_Page_AJAX&quot;;i:1;s:21:&quot;convertToCaseActivity&quot;;}">
            <text:p>a:2:{i:0;s:22:"CRM_Activity_Page_AJAX";i:1;s:21:"convertToCaseActivity";}</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3">
            <text:p>3</text:p>
          </table:table-cell>
          <table:table-cell table:style-name="ACE-0x8c773d8"/>
          <table:table-cell table:number-columns-repeated="235" table:style-name="ACE-0x8c77258"/>
        </table:table-row>
        <table:table-row table:style-name="AROW-0">
          <table:table-cell table:style-name="ACE-0x8c773d8" office:value-type="float" office:value="80">
            <text:p>80</text:p>
          </table:table-cell>
          <table:table-cell table:style-name="ACE-0x8c773d8" office:value-type="float" office:value="1">
            <text:p>1</text:p>
          </table:table-cell>
          <table:table-cell table:style-name="ACE-0x8c773d8" office:value-type="string" office:string-value="civicrm/activity/search">
            <text:p>civicrm/activity/search</text:p>
          </table:table-cell>
          <table:table-cell table:style-name="ACE-0x8c773d8"/>
          <table:table-cell table:style-name="ACE-0x8c773d8" office:value-type="string" office:string-value="Find Activities">
            <text:p>Find Activiti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30:&quot;CRM_Activity_Controller_Search&quot;;">
            <text:p>s:30:"CRM_Activity_Controller_Search";</text:p>
          </table:table-cell>
          <table:table-cell table:style-name="ACE-0x8c773d8" office:value-type="string" office:string-value="s:14:&quot;attachUpload=1&quot;;">
            <text:p>s:14:"attachUpload=1";</text:p>
          </table:table-cell>
          <table:table-cell table:style-name="ACE-0x8c773d8" office:value-type="string" office:string-value="a:2:{i:0;a:2:{s:5:&quot;title&quot;;s:7:&quot;CiviCRM&quot;;s:3:&quot;url&quot;;s:70:&quot;/joomla/administrator/?option=com_civicrm&amp;amp;task=civicrm&amp;amp;reset=1&quot;;}i:1;a:2:{s:5:&quot;title&quot;;s:12:&quot;New Activity&quot;;s:3:&quot;url&quot;;s:117:&quot;/joomla/administrator/?option=com_civicrm&amp;amp;task=civicrm/activity&amp;amp;reset=1&amp;amp;action=add&amp;amp;context=standalone&quot;;}}">
            <text:p>a:2:{i:0;a:2:{s:5:"title";s:7:"CiviCRM";s:3:"url";s:70:"/joomla/administrator/?option=com_civicrm&amp;amp;task=civicrm&amp;amp;reset=1";}i:1;a:2:{s:5:"title";s:12:"New Activity";s:3:"url";s:117:"/joomla/administrator/?option=com_civicrm&amp;amp;task=civicrm/activity&amp;amp;reset=1&amp;amp;action=add&amp;amp;context=standalone";}}</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81">
            <text:p>81</text:p>
          </table:table-cell>
          <table:table-cell table:style-name="ACE-0x8c773d8" office:value-type="float" office:value="1">
            <text:p>1</text:p>
          </table:table-cell>
          <table:table-cell table:style-name="ACE-0x8c773d8" office:value-type="string" office:string-value="civicrm/ajax/jqState">
            <text:p>civicrm/ajax/jqState</text:p>
          </table:table-cell>
          <table:table-cell table:number-columns-repeated="2" table:style-name="ACE-0x8c773d8"/>
          <table:table-cell table:style-name="ACE-0x8c773d8" office:value-type="string" office:string-value="s:1:&quot;1&quot;;">
            <text:p>s:1:"1";</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7:&quot;CRM_Core_Page_AJAX_Location&quot;;i:1;s:7:&quot;jqState&quot;;}">
            <text:p>a:2:{i:0;s:27:"CRM_Core_Page_AJAX_Location";i:1;s:7:"jqStat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82">
            <text:p>82</text:p>
          </table:table-cell>
          <table:table-cell table:style-name="ACE-0x8c773d8" office:value-type="float" office:value="1">
            <text:p>1</text:p>
          </table:table-cell>
          <table:table-cell table:style-name="ACE-0x8c773d8" office:value-type="string" office:string-value="civicrm/ajax/jqCounty">
            <text:p>civicrm/ajax/jqCounty</text:p>
          </table:table-cell>
          <table:table-cell table:number-columns-repeated="2" table:style-name="ACE-0x8c773d8"/>
          <table:table-cell table:style-name="ACE-0x8c773d8" office:value-type="string" office:string-value="s:1:&quot;1&quot;;">
            <text:p>s:1:"1";</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7:&quot;CRM_Core_Page_AJAX_Location&quot;;i:1;s:8:&quot;jqCounty&quot;;}">
            <text:p>a:2:{i:0;s:27:"CRM_Core_Page_AJAX_Location";i:1;s:8:"jqCounty";}</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83">
            <text:p>83</text:p>
          </table:table-cell>
          <table:table-cell table:style-name="ACE-0x8c773d8" office:value-type="float" office:value="1">
            <text:p>1</text:p>
          </table:table-cell>
          <table:table-cell table:style-name="ACE-0x8c773d8" office:value-type="string" office:string-value="civicrm/upgrade">
            <text:p>civicrm/upgrade</text:p>
          </table:table-cell>
          <table:table-cell table:style-name="ACE-0x8c773d8"/>
          <table:table-cell table:style-name="ACE-0x8c773d8" office:value-type="string" office:string-value="Upgrade CiviCRM">
            <text:p>Upgrade CiviCRM</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4:&quot;CRM_Upgrade_Page_Upgrade&quot;;">
            <text:p>s:24:"CRM_Upgrade_Page_Upgrad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84">
            <text:p>84</text:p>
          </table:table-cell>
          <table:table-cell table:style-name="ACE-0x8c773d8" office:value-type="float" office:value="1">
            <text:p>1</text:p>
          </table:table-cell>
          <table:table-cell table:style-name="ACE-0x8c773d8" office:value-type="string" office:string-value="civicrm/export">
            <text:p>civicrm/export</text:p>
          </table:table-cell>
          <table:table-cell table:style-name="ACE-0x8c773d8"/>
          <table:table-cell table:style-name="ACE-0x8c773d8" office:value-type="string" office:string-value="Download Errors">
            <text:p>Download Error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Export_BAO_Export&quot;;i:1;s:6:&quot;invoke&quot;;}">
            <text:p>a:2:{i:0;s:21:"CRM_Export_BAO_Export";i:1;s:6:"invok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85">
            <text:p>85</text:p>
          </table:table-cell>
          <table:table-cell table:style-name="ACE-0x8c773d8" office:value-type="float" office:value="1">
            <text:p>1</text:p>
          </table:table-cell>
          <table:table-cell table:style-name="ACE-0x8c773d8" office:value-type="string" office:string-value="civicrm/export/contact">
            <text:p>civicrm/export/contact</text:p>
          </table:table-cell>
          <table:table-cell table:style-name="ACE-0x8c773d8"/>
          <table:table-cell table:style-name="ACE-0x8c773d8" office:value-type="string" office:string-value="Export Contacts">
            <text:p>Export Contac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Export_BAO_Export&quot;;i:1;s:6:&quot;invoke&quot;;}">
            <text:p>a:2:{i:0;s:21:"CRM_Export_BAO_Export";i:1;s:6:"invok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Download Errors&quot;;s:3:&quot;url&quot;;s:77:&quot;/joomla/administrator/?option=com_civicrm&amp;amp;task=civicrm/export&amp;amp;reset=1&quot;;}}">
            <text:p>a:2:{i:0;a:2:{s:5:"title";s:7:"CiviCRM";s:3:"url";s:70:"/joomla/administrator/?option=com_civicrm&amp;amp;task=civicrm&amp;amp;reset=1";}i:1;a:2:{s:5:"title";s:15:"Download Errors";s:3:"url";s:77:"/joomla/administrator/?option=com_civicrm&amp;amp;task=civicrm/export&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86">
            <text:p>86</text:p>
          </table:table-cell>
          <table:table-cell table:style-name="ACE-0x8c773d8" office:value-type="float" office:value="1">
            <text:p>1</text:p>
          </table:table-cell>
          <table:table-cell table:style-name="ACE-0x8c773d8" office:value-type="string" office:string-value="civicrm/admin/options/acl_role">
            <text:p>civicrm/admin/options/acl_role</text:p>
          </table:table-cell>
          <table:table-cell table:style-name="ACE-0x8c773d8" office:value-type="string" office:string-value="group=acl_role">
            <text:p>group=acl_role</text:p>
          </table:table-cell>
          <table:table-cell table:style-name="ACE-0x8c773d8" office:value-type="string" office:string-value="ACL Roles">
            <text:p>ACL Rol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87">
            <text:p>87</text:p>
          </table:table-cell>
          <table:table-cell table:style-name="ACE-0x8c773d8" office:value-type="float" office:value="1">
            <text:p>1</text:p>
          </table:table-cell>
          <table:table-cell table:style-name="ACE-0x8c773d8" office:value-type="string" office:string-value="civicrm/acl">
            <text:p>civicrm/acl</text:p>
          </table:table-cell>
          <table:table-cell table:style-name="ACE-0x8c773d8"/>
          <table:table-cell table:style-name="ACE-0x8c773d8" office:value-type="string" office:string-value="Manage ACLs">
            <text:p>Manage ACL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16:&quot;CRM_ACL_Page_ACL&quot;;">
            <text:p>s:16:"CRM_ACL_Page_ACL";</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88">
            <text:p>88</text:p>
          </table:table-cell>
          <table:table-cell table:style-name="ACE-0x8c773d8" office:value-type="float" office:value="1">
            <text:p>1</text:p>
          </table:table-cell>
          <table:table-cell table:style-name="ACE-0x8c773d8" office:value-type="string" office:string-value="civicrm/acl/entityrole">
            <text:p>civicrm/acl/entityrole</text:p>
          </table:table-cell>
          <table:table-cell table:style-name="ACE-0x8c773d8"/>
          <table:table-cell table:style-name="ACE-0x8c773d8" office:value-type="string" office:string-value="Assign Users to ACL Roles">
            <text:p>Assign Users to ACL Rol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3:&quot;CRM_ACL_Page_EntityRole&quot;;">
            <text:p>s:23:"CRM_ACL_Page_EntityRol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1:&quot;Manage ACLs&quot;;s:3:&quot;url&quot;;s:74:&quot;/joomla/administrator/?option=com_civicrm&amp;amp;task=civicrm/acl&amp;amp;reset=1&quot;;}}">
            <text:p>a:2:{i:0;a:2:{s:5:"title";s:7:"CiviCRM";s:3:"url";s:70:"/joomla/administrator/?option=com_civicrm&amp;amp;task=civicrm&amp;amp;reset=1";}i:1;a:2:{s:5:"title";s:11:"Manage ACLs";s:3:"url";s:74:"/joomla/administrator/?option=com_civicrm&amp;amp;task=civicrm/acl&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89">
            <text:p>89</text:p>
          </table:table-cell>
          <table:table-cell table:style-name="ACE-0x8c773d8" office:value-type="float" office:value="1">
            <text:p>1</text:p>
          </table:table-cell>
          <table:table-cell table:style-name="ACE-0x8c773d8" office:value-type="string" office:string-value="civicrm/acl/basic">
            <text:p>civicrm/acl/basic</text:p>
          </table:table-cell>
          <table:table-cell table:style-name="ACE-0x8c773d8"/>
          <table:table-cell table:style-name="ACE-0x8c773d8" office:value-type="string" office:string-value="ACL">
            <text:p>ACL</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1:&quot;CRM_ACL_Page_ACLBasic&quot;;">
            <text:p>s:21:"CRM_ACL_Page_ACLBasic";</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1:&quot;Manage ACLs&quot;;s:3:&quot;url&quot;;s:74:&quot;/joomla/administrator/?option=com_civicrm&amp;amp;task=civicrm/acl&amp;amp;reset=1&quot;;}}">
            <text:p>a:2:{i:0;a:2:{s:5:"title";s:7:"CiviCRM";s:3:"url";s:70:"/joomla/administrator/?option=com_civicrm&amp;amp;task=civicrm&amp;amp;reset=1";}i:1;a:2:{s:5:"title";s:11:"Manage ACLs";s:3:"url";s:74:"/joomla/administrator/?option=com_civicrm&amp;amp;task=civicrm/acl&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90">
            <text:p>90</text:p>
          </table:table-cell>
          <table:table-cell table:style-name="ACE-0x8c773d8" office:value-type="float" office:value="1">
            <text:p>1</text:p>
          </table:table-cell>
          <table:table-cell table:style-name="ACE-0x8c773d8" office:value-type="string" office:string-value="civicrm/standalone/register">
            <text:p>civicrm/standalone/register</text:p>
          </table:table-cell>
          <table:table-cell table:style-name="ACE-0x8c773d8"/>
          <table:table-cell table:style-name="ACE-0x8c773d8" office:value-type="string" office:string-value="Registration Page">
            <text:p>Registration Page</text:p>
          </table:table-cell>
          <table:table-cell table:style-name="ACE-0x8c773d8" office:value-type="string" office:string-value="s:1:&quot;1&quot;;">
            <text:p>s:1:"1";</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8:&quot;CRM_Standalone_Form_Register&quot;;">
            <text:p>s:28:"CRM_Standalone_Form_Register";</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91">
            <text:p>91</text:p>
          </table:table-cell>
          <table:table-cell table:style-name="ACE-0x8c773d8" office:value-type="float" office:value="1">
            <text:p>1</text:p>
          </table:table-cell>
          <table:table-cell table:style-name="ACE-0x8c773d8" office:value-type="string" office:string-value="civicrm/file">
            <text:p>civicrm/file</text:p>
          </table:table-cell>
          <table:table-cell table:style-name="ACE-0x8c773d8"/>
          <table:table-cell table:style-name="ACE-0x8c773d8" office:value-type="string" office:string-value="Browse Uploaded files">
            <text:p>Browse Uploaded fil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1:&quot;access uploaded files&quot;;}i:1;s:3:&quot;and&quot;;}">
            <text:p>a:2:{i:0;a:1:{i:0;s:21:"access uploaded files";}i:1;s:3:"and";}</text:p>
          </table:table-cell>
          <table:table-cell table:style-name="ACE-0x8c773d8" office:value-type="string" office:string-value="s:18:&quot;CRM_Core_Page_File&quot;;">
            <text:p>s:18:"CRM_Core_Page_Fil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92">
            <text:p>92</text:p>
          </table:table-cell>
          <table:table-cell table:style-name="ACE-0x8c773d8" office:value-type="float" office:value="1">
            <text:p>1</text:p>
          </table:table-cell>
          <table:table-cell table:style-name="ACE-0x8c773d8" office:value-type="string" office:string-value="civicrm/friend">
            <text:p>civicrm/friend</text:p>
          </table:table-cell>
          <table:table-cell table:style-name="ACE-0x8c773d8"/>
          <table:table-cell table:style-name="ACE-0x8c773d8" office:value-type="string" office:string-value="Tell a Friend">
            <text:p>Tell a Friend</text:p>
          </table:table-cell>
          <table:table-cell table:style-name="ACE-0x8c773d8" office:value-type="string" office:string-value="s:1:&quot;1&quot;;">
            <text:p>s:1:"1";</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15:&quot;CRM_Friend_Form&quot;;">
            <text:p>s:15:"CRM_Friend_Form";</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93">
            <text:p>93</text:p>
          </table:table-cell>
          <table:table-cell table:style-name="ACE-0x8c773d8" office:value-type="float" office:value="1">
            <text:p>1</text:p>
          </table:table-cell>
          <table:table-cell table:style-name="ACE-0x8c773d8" office:value-type="string" office:string-value="civicrm/logout">
            <text:p>civicrm/logout</text:p>
          </table:table-cell>
          <table:table-cell table:style-name="ACE-0x8c773d8"/>
          <table:table-cell table:style-name="ACE-0x8c773d8" office:value-type="string" office:string-value="Log out">
            <text:p>Log ou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6:&quot;CRM_Utils_System&quot;;i:1;s:6:&quot;logout&quot;;}">
            <text:p>a:2:{i:0;s:16:"CRM_Utils_System";i:1;s:6:"logou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9999">
            <text:p>9999</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94">
            <text:p>94</text:p>
          </table:table-cell>
          <table:table-cell table:style-name="ACE-0x8c773d8" office:value-type="float" office:value="1">
            <text:p>1</text:p>
          </table:table-cell>
          <table:table-cell table:style-name="ACE-0x8c773d8" office:value-type="string" office:string-value="civicrm/i18n">
            <text:p>civicrm/i18n</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translate CiviCRM&quot;;}i:1;s:3:&quot;and&quot;;}">
            <text:p>a:2:{i:0;a:1:{i:0;s:17:"translate CiviCRM";}i:1;s:3:"and";}</text:p>
          </table:table-cell>
          <table:table-cell table:style-name="ACE-0x8c773d8" office:value-type="string" office:string-value="s:18:&quot;CRM_Core_I18n_Form&quot;;">
            <text:p>s:18:"CRM_Core_I18n_Form";</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95">
            <text:p>95</text:p>
          </table:table-cell>
          <table:table-cell table:style-name="ACE-0x8c773d8" office:value-type="float" office:value="1">
            <text:p>1</text:p>
          </table:table-cell>
          <table:table-cell table:style-name="ACE-0x8c773d8" office:value-type="string" office:string-value="civicrm/ajax/doc">
            <text:p>civicrm/ajax/doc</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4:&quot;CRM_Utils_REST&quot;;i:1;s:7:&quot;ajaxDoc&quot;;}">
            <text:p>a:2:{i:0;s:14:"CRM_Utils_REST";i:1;s:7:"ajaxDoc";}</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96">
            <text:p>96</text:p>
          </table:table-cell>
          <table:table-cell table:style-name="ACE-0x8c773d8" office:value-type="float" office:value="1">
            <text:p>1</text:p>
          </table:table-cell>
          <table:table-cell table:style-name="ACE-0x8c773d8" office:value-type="string" office:string-value="civicrm/api/explorer">
            <text:p>civicrm/api/explorer</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4:&quot;CRM_Utils_REST&quot;;i:1;s:7:&quot;ajaxDoc&quot;;}">
            <text:p>a:2:{i:0;s:14:"CRM_Utils_REST";i:1;s:7:"ajaxDoc";}</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97">
            <text:p>97</text:p>
          </table:table-cell>
          <table:table-cell table:style-name="ACE-0x8c773d8" office:value-type="float" office:value="1">
            <text:p>1</text:p>
          </table:table-cell>
          <table:table-cell table:style-name="ACE-0x8c773d8" office:value-type="string" office:string-value="civicrm/api/doc">
            <text:p>civicrm/api/doc</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4:&quot;CRM_Utils_REST&quot;;i:1;s:6:&quot;APIDoc&quot;;}">
            <text:p>a:2:{i:0;s:14:"CRM_Utils_REST";i:1;s:6:"APIDoc";}</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98">
            <text:p>98</text:p>
          </table:table-cell>
          <table:table-cell table:style-name="ACE-0x8c773d8" office:value-type="float" office:value="1">
            <text:p>1</text:p>
          </table:table-cell>
          <table:table-cell table:style-name="ACE-0x8c773d8" office:value-type="string" office:string-value="civicrm/ajax/rest">
            <text:p>civicrm/ajax/res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4:&quot;CRM_Utils_REST&quot;;i:1;s:4:&quot;ajax&quot;;}">
            <text:p>a:2:{i:0;s:14:"CRM_Utils_REST";i:1;s:4:"ajax";}</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99">
            <text:p>99</text:p>
          </table:table-cell>
          <table:table-cell table:style-name="ACE-0x8c773d8" office:value-type="float" office:value="1">
            <text:p>1</text:p>
          </table:table-cell>
          <table:table-cell table:style-name="ACE-0x8c773d8" office:value-type="string" office:string-value="civicrm/api/json">
            <text:p>civicrm/api/json</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4:&quot;CRM_Utils_REST&quot;;i:1;s:8:&quot;ajaxJson&quot;;}">
            <text:p>a:2:{i:0;s:14:"CRM_Utils_REST";i:1;s:8:"ajaxJson";}</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00">
            <text:p>100</text:p>
          </table:table-cell>
          <table:table-cell table:style-name="ACE-0x8c773d8" office:value-type="float" office:value="1">
            <text:p>1</text:p>
          </table:table-cell>
          <table:table-cell table:style-name="ACE-0x8c773d8" office:value-type="string" office:string-value="civicrm/ajax/chart">
            <text:p>civicrm/ajax/char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38:&quot;CRM_Contribute_Form_ContributionCharts&quot;;">
            <text:p>s:38:"CRM_Contribute_Form_ContributionCharts";</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01">
            <text:p>101</text:p>
          </table:table-cell>
          <table:table-cell table:style-name="ACE-0x8c773d8" office:value-type="float" office:value="1">
            <text:p>1</text:p>
          </table:table-cell>
          <table:table-cell table:style-name="ACE-0x8c773d8" office:value-type="string" office:string-value="civicrm/contribute/ajax/tableview">
            <text:p>civicrm/contribute/ajax/tableview</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9:&quot;CRM_Contribute_Page_DashBoard&quot;;">
            <text:p>s:29:"CRM_Contribute_Page_DashBoard";</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02">
            <text:p>102</text:p>
          </table:table-cell>
          <table:table-cell table:style-name="ACE-0x8c773d8" office:value-type="float" office:value="1">
            <text:p>1</text:p>
          </table:table-cell>
          <table:table-cell table:style-name="ACE-0x8c773d8" office:value-type="string" office:string-value="civicrm/admin/custom/group">
            <text:p>civicrm/admin/custom/group</text:p>
          </table:table-cell>
          <table:table-cell table:style-name="ACE-0x8c773d8"/>
          <table:table-cell table:style-name="ACE-0x8c773d8" office:value-type="string" office:string-value="Custom Data">
            <text:p>Custom Data</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1:&quot;CRM_Custom_Page_Group&quot;;">
            <text:p>s:21:"CRM_Custom_Page_Group";</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0">
            <text:p>1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03">
            <text:p>103</text:p>
          </table:table-cell>
          <table:table-cell table:style-name="ACE-0x8c773d8" office:value-type="float" office:value="1">
            <text:p>1</text:p>
          </table:table-cell>
          <table:table-cell table:style-name="ACE-0x8c773d8" office:value-type="string" office:string-value="civicrm/admin/custom/group/field">
            <text:p>civicrm/admin/custom/group/field</text:p>
          </table:table-cell>
          <table:table-cell table:style-name="ACE-0x8c773d8"/>
          <table:table-cell table:style-name="ACE-0x8c773d8" office:value-type="string" office:string-value="Custom Data Fields">
            <text:p>Custom Data Field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1:&quot;CRM_Custom_Page_Field&quot;;">
            <text:p>s:21:"CRM_Custom_Page_Field";</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1:&quot;Custom Data&quot;;s:3:&quot;url&quot;;s:89:&quot;/joomla/administrator/?option=com_civicrm&amp;amp;task=civicrm/admin/custom/group&amp;amp;reset=1&quot;;}}">
            <text:p>a:3:{i:0;a:2:{s:5:"title";s:7:"CiviCRM";s:3:"url";s:70:"/joomla/administrator/?option=com_civicrm&amp;amp;task=civicrm&amp;amp;reset=1";}i:1;a:2:{s:5:"title";s:18:"Administer CiviCRM";s:3:"url";s:76:"/joomla/administrator/?option=com_civicrm&amp;amp;task=civicrm/admin&amp;amp;reset=1";}i:2;a:2:{s:5:"title";s:11:"Custom Data";s:3:"url";s:89:"/joomla/administrator/?option=com_civicrm&amp;amp;task=civicrm/admin/custom/group&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1">
            <text:p>11</text:p>
          </table:table-cell>
          <table:table-cell table:style-name="ACE-0x8c773d8" office:value-type="float" office:value="1">
            <text:p>1</text:p>
          </table:table-cell>
          <table:table-cell table:style-name="ACE-0x8c773d8" office:value-type="float" office:value="0">
            <text:p>0</text:p>
          </table:table-cell>
          <table:table-cell table:style-name="ACE-0x8c773d8" office:value-type="float" office:value="0">
            <text:p>0</text:p>
          </table:table-cell>
          <table:table-cell table:number-columns-repeated="235" table:style-name="ACE-0x8c77258"/>
        </table:table-row>
        <table:table-row table:style-name="AROW-0">
          <table:table-cell table:style-name="ACE-0x8c773d8" office:value-type="float" office:value="104">
            <text:p>104</text:p>
          </table:table-cell>
          <table:table-cell table:style-name="ACE-0x8c773d8" office:value-type="float" office:value="1">
            <text:p>1</text:p>
          </table:table-cell>
          <table:table-cell table:style-name="ACE-0x8c773d8" office:value-type="string" office:string-value="civicrm/admin/custom/group/field/option">
            <text:p>civicrm/admin/custom/group/field/option</text:p>
          </table:table-cell>
          <table:table-cell table:style-name="ACE-0x8c773d8"/>
          <table:table-cell table:style-name="ACE-0x8c773d8" office:value-type="string" office:string-value="Custom Field - Options">
            <text:p>Custom Field - Option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Custom_Page_Option&quot;;">
            <text:p>s:22:"CRM_Custom_Page_Option";</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1:&quot;Custom Data&quot;;s:3:&quot;url&quot;;s:89:&quot;/joomla/administrator/?option=com_civicrm&amp;amp;task=civicrm/admin/custom/group&amp;amp;reset=1&quot;;}}">
            <text:p>a:3:{i:0;a:2:{s:5:"title";s:7:"CiviCRM";s:3:"url";s:70:"/joomla/administrator/?option=com_civicrm&amp;amp;task=civicrm&amp;amp;reset=1";}i:1;a:2:{s:5:"title";s:18:"Administer CiviCRM";s:3:"url";s:76:"/joomla/administrator/?option=com_civicrm&amp;amp;task=civicrm/admin&amp;amp;reset=1";}i:2;a:2:{s:5:"title";s:11:"Custom Data";s:3:"url";s:89:"/joomla/administrator/?option=com_civicrm&amp;amp;task=civicrm/admin/custom/group&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05">
            <text:p>105</text:p>
          </table:table-cell>
          <table:table-cell table:style-name="ACE-0x8c773d8" office:value-type="float" office:value="1">
            <text:p>1</text:p>
          </table:table-cell>
          <table:table-cell table:style-name="ACE-0x8c773d8" office:value-type="string" office:string-value="civicrm/admin/custom/group/field/add">
            <text:p>civicrm/admin/custom/group/field/add</text:p>
          </table:table-cell>
          <table:table-cell table:style-name="ACE-0x8c773d8"/>
          <table:table-cell table:style-name="ACE-0x8c773d8" office:value-type="string" office:string-value="Custom Field - Add">
            <text:p>Custom Field - Ad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1:&quot;CRM_Custom_Form_Field&quot;;">
            <text:p>s:21:"CRM_Custom_Form_Field";</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1:&quot;Custom Data&quot;;s:3:&quot;url&quot;;s:89:&quot;/joomla/administrator/?option=com_civicrm&amp;amp;task=civicrm/admin/custom/group&amp;amp;reset=1&quot;;}}">
            <text:p>a:3:{i:0;a:2:{s:5:"title";s:7:"CiviCRM";s:3:"url";s:70:"/joomla/administrator/?option=com_civicrm&amp;amp;task=civicrm&amp;amp;reset=1";}i:1;a:2:{s:5:"title";s:18:"Administer CiviCRM";s:3:"url";s:76:"/joomla/administrator/?option=com_civicrm&amp;amp;task=civicrm/admin&amp;amp;reset=1";}i:2;a:2:{s:5:"title";s:11:"Custom Data";s:3:"url";s:89:"/joomla/administrator/?option=com_civicrm&amp;amp;task=civicrm/admin/custom/group&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06">
            <text:p>106</text:p>
          </table:table-cell>
          <table:table-cell table:style-name="ACE-0x8c773d8" office:value-type="float" office:value="1">
            <text:p>1</text:p>
          </table:table-cell>
          <table:table-cell table:style-name="ACE-0x8c773d8" office:value-type="string" office:string-value="civicrm/admin/custom/group/field/update">
            <text:p>civicrm/admin/custom/group/field/update</text:p>
          </table:table-cell>
          <table:table-cell table:style-name="ACE-0x8c773d8"/>
          <table:table-cell table:style-name="ACE-0x8c773d8" office:value-type="string" office:string-value="Custom Field - Edit">
            <text:p>Custom Field - Edi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1:&quot;CRM_Custom_Form_Field&quot;;">
            <text:p>s:21:"CRM_Custom_Form_Field";</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1:&quot;Custom Data&quot;;s:3:&quot;url&quot;;s:89:&quot;/joomla/administrator/?option=com_civicrm&amp;amp;task=civicrm/admin/custom/group&amp;amp;reset=1&quot;;}}">
            <text:p>a:3:{i:0;a:2:{s:5:"title";s:7:"CiviCRM";s:3:"url";s:70:"/joomla/administrator/?option=com_civicrm&amp;amp;task=civicrm&amp;amp;reset=1";}i:1;a:2:{s:5:"title";s:18:"Administer CiviCRM";s:3:"url";s:76:"/joomla/administrator/?option=com_civicrm&amp;amp;task=civicrm/admin&amp;amp;reset=1";}i:2;a:2:{s:5:"title";s:11:"Custom Data";s:3:"url";s:89:"/joomla/administrator/?option=com_civicrm&amp;amp;task=civicrm/admin/custom/group&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07">
            <text:p>107</text:p>
          </table:table-cell>
          <table:table-cell table:style-name="ACE-0x8c773d8" office:value-type="float" office:value="1">
            <text:p>1</text:p>
          </table:table-cell>
          <table:table-cell table:style-name="ACE-0x8c773d8" office:value-type="string" office:string-value="civicrm/admin/custom/group/field/move">
            <text:p>civicrm/admin/custom/group/field/move</text:p>
          </table:table-cell>
          <table:table-cell table:style-name="ACE-0x8c773d8"/>
          <table:table-cell table:style-name="ACE-0x8c773d8" office:value-type="string" office:string-value="Custom Field - Move">
            <text:p>Custom Field - Mov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5:&quot;CRM_Custom_Form_MoveField&quot;;">
            <text:p>s:25:"CRM_Custom_Form_MoveField";</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1:&quot;Custom Data&quot;;s:3:&quot;url&quot;;s:89:&quot;/joomla/administrator/?option=com_civicrm&amp;amp;task=civicrm/admin/custom/group&amp;amp;reset=1&quot;;}}">
            <text:p>a:3:{i:0;a:2:{s:5:"title";s:7:"CiviCRM";s:3:"url";s:70:"/joomla/administrator/?option=com_civicrm&amp;amp;task=civicrm&amp;amp;reset=1";}i:1;a:2:{s:5:"title";s:18:"Administer CiviCRM";s:3:"url";s:76:"/joomla/administrator/?option=com_civicrm&amp;amp;task=civicrm/admin&amp;amp;reset=1";}i:2;a:2:{s:5:"title";s:11:"Custom Data";s:3:"url";s:89:"/joomla/administrator/?option=com_civicrm&amp;amp;task=civicrm/admin/custom/group&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08">
            <text:p>108</text:p>
          </table:table-cell>
          <table:table-cell table:style-name="ACE-0x8c773d8" office:value-type="float" office:value="1">
            <text:p>1</text:p>
          </table:table-cell>
          <table:table-cell table:style-name="ACE-0x8c773d8" office:value-type="string" office:string-value="civicrm/admin/custom/group/field/changetype">
            <text:p>civicrm/admin/custom/group/field/changetype</text:p>
          </table:table-cell>
          <table:table-cell table:style-name="ACE-0x8c773d8"/>
          <table:table-cell table:style-name="ACE-0x8c773d8" office:value-type="string" office:string-value="Custom Field - Change Type">
            <text:p>Custom Field - Change Typ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1:&quot;CRM_Custom_Form_ChangeFieldType&quot;;">
            <text:p>s:31:"CRM_Custom_Form_ChangeFieldType";</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1:&quot;Custom Data&quot;;s:3:&quot;url&quot;;s:89:&quot;/joomla/administrator/?option=com_civicrm&amp;amp;task=civicrm/admin/custom/group&amp;amp;reset=1&quot;;}}">
            <text:p>a:3:{i:0;a:2:{s:5:"title";s:7:"CiviCRM";s:3:"url";s:70:"/joomla/administrator/?option=com_civicrm&amp;amp;task=civicrm&amp;amp;reset=1";}i:1;a:2:{s:5:"title";s:18:"Administer CiviCRM";s:3:"url";s:76:"/joomla/administrator/?option=com_civicrm&amp;amp;task=civicrm/admin&amp;amp;reset=1";}i:2;a:2:{s:5:"title";s:11:"Custom Data";s:3:"url";s:89:"/joomla/administrator/?option=com_civicrm&amp;amp;task=civicrm/admin/custom/group&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09">
            <text:p>109</text:p>
          </table:table-cell>
          <table:table-cell table:style-name="ACE-0x8c773d8" office:value-type="float" office:value="1">
            <text:p>1</text:p>
          </table:table-cell>
          <table:table-cell table:style-name="ACE-0x8c773d8" office:value-type="string" office:string-value="civicrm/admin/uf/group">
            <text:p>civicrm/admin/uf/group</text:p>
          </table:table-cell>
          <table:table-cell table:style-name="ACE-0x8c773d8"/>
          <table:table-cell table:style-name="ACE-0x8c773d8" office:value-type="string" office:string-value="CiviCRM Profile">
            <text:p>CiviCRM Profil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17:&quot;CRM_UF_Page_Group&quot;;">
            <text:p>s:17:"CRM_UF_Page_Group";</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0">
            <text:p>2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10">
            <text:p>110</text:p>
          </table:table-cell>
          <table:table-cell table:style-name="ACE-0x8c773d8" office:value-type="float" office:value="1">
            <text:p>1</text:p>
          </table:table-cell>
          <table:table-cell table:style-name="ACE-0x8c773d8" office:value-type="string" office:string-value="civicrm/admin/uf/group/field">
            <text:p>civicrm/admin/uf/group/field</text:p>
          </table:table-cell>
          <table:table-cell table:style-name="ACE-0x8c773d8"/>
          <table:table-cell table:style-name="ACE-0x8c773d8" office:value-type="string" office:string-value="CiviCRM Profile Fields">
            <text:p>CiviCRM Profile Field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17:&quot;CRM_UF_Page_Field&quot;;">
            <text:p>s:17:"CRM_UF_Page_Field";</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CiviCRM Profile&quot;;s:3:&quot;url&quot;;s:85:&quot;/joomla/administrator/?option=com_civicrm&amp;amp;task=civicrm/admin/uf/group&amp;amp;reset=1&quot;;}}">
            <text:p>a:3:{i:0;a:2:{s:5:"title";s:7:"CiviCRM";s:3:"url";s:70:"/joomla/administrator/?option=com_civicrm&amp;amp;task=civicrm&amp;amp;reset=1";}i:1;a:2:{s:5:"title";s:18:"Administer CiviCRM";s:3:"url";s:76:"/joomla/administrator/?option=com_civicrm&amp;amp;task=civicrm/admin&amp;amp;reset=1";}i:2;a:2:{s:5:"title";s:15:"CiviCRM Profile";s:3:"url";s:85:"/joomla/administrator/?option=com_civicrm&amp;amp;task=civicrm/admin/uf/group&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1">
            <text:p>2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11">
            <text:p>111</text:p>
          </table:table-cell>
          <table:table-cell table:style-name="ACE-0x8c773d8" office:value-type="float" office:value="1">
            <text:p>1</text:p>
          </table:table-cell>
          <table:table-cell table:style-name="ACE-0x8c773d8" office:value-type="string" office:string-value="civicrm/admin/uf/group/field/add">
            <text:p>civicrm/admin/uf/group/field/add</text:p>
          </table:table-cell>
          <table:table-cell table:style-name="ACE-0x8c773d8"/>
          <table:table-cell table:style-name="ACE-0x8c773d8" office:value-type="string" office:string-value="Add Field">
            <text:p>Add Fiel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17:&quot;CRM_UF_Form_Field&quot;;">
            <text:p>s:17:"CRM_UF_Form_Field";</text:p>
          </table:table-cell>
          <table:table-cell table:style-name="ACE-0x8c773d8"/>
          <table:table-cell table:style-name="ACE-0x8c773d8" office:value-type="string" office:string-value="a:4:{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CiviCRM Profile&quot;;s:3:&quot;url&quot;;s:85:&quot;/joomla/administrator/?option=com_civicrm&amp;amp;task=civicrm/admin/uf/group&amp;amp;reset=1&quot;;}i:3;a:2:{s:5:&quot;title&quot;;s:22:&quot;CiviCRM Profile Fields&quot;;s:3:&quot;url&quot;;s:91:&quot;/joomla/administrator/?option=com_civicrm&amp;amp;task=civicrm/admin/uf/group/field&amp;amp;reset=1&quot;;}}">
            <text:p>a:4:{i:0;a:2:{s:5:"title";s:7:"CiviCRM";s:3:"url";s:70:"/joomla/administrator/?option=com_civicrm&amp;amp;task=civicrm&amp;amp;reset=1";}i:1;a:2:{s:5:"title";s:18:"Administer CiviCRM";s:3:"url";s:76:"/joomla/administrator/?option=com_civicrm&amp;amp;task=civicrm/admin&amp;amp;reset=1";}i:2;a:2:{s:5:"title";s:15:"CiviCRM Profile";s:3:"url";s:85:"/joomla/administrator/?option=com_civicrm&amp;amp;task=civicrm/admin/uf/group&amp;amp;reset=1";}i:3;a:2:{s:5:"title";s:22:"CiviCRM Profile Fields";s:3:"url";s:91:"/joomla/administrator/?option=com_civicrm&amp;amp;task=civicrm/admin/uf/group/field&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2">
            <text:p>22</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12">
            <text:p>112</text:p>
          </table:table-cell>
          <table:table-cell table:style-name="ACE-0x8c773d8" office:value-type="float" office:value="1">
            <text:p>1</text:p>
          </table:table-cell>
          <table:table-cell table:style-name="ACE-0x8c773d8" office:value-type="string" office:string-value="civicrm/admin/uf/group/field/update">
            <text:p>civicrm/admin/uf/group/field/update</text:p>
          </table:table-cell>
          <table:table-cell table:style-name="ACE-0x8c773d8"/>
          <table:table-cell table:style-name="ACE-0x8c773d8" office:value-type="string" office:string-value="Edit Field">
            <text:p>Edit Fiel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17:&quot;CRM_UF_Form_Field&quot;;">
            <text:p>s:17:"CRM_UF_Form_Field";</text:p>
          </table:table-cell>
          <table:table-cell table:style-name="ACE-0x8c773d8"/>
          <table:table-cell table:style-name="ACE-0x8c773d8" office:value-type="string" office:string-value="a:4:{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CiviCRM Profile&quot;;s:3:&quot;url&quot;;s:85:&quot;/joomla/administrator/?option=com_civicrm&amp;amp;task=civicrm/admin/uf/group&amp;amp;reset=1&quot;;}i:3;a:2:{s:5:&quot;title&quot;;s:22:&quot;CiviCRM Profile Fields&quot;;s:3:&quot;url&quot;;s:91:&quot;/joomla/administrator/?option=com_civicrm&amp;amp;task=civicrm/admin/uf/group/field&amp;amp;reset=1&quot;;}}">
            <text:p>a:4:{i:0;a:2:{s:5:"title";s:7:"CiviCRM";s:3:"url";s:70:"/joomla/administrator/?option=com_civicrm&amp;amp;task=civicrm&amp;amp;reset=1";}i:1;a:2:{s:5:"title";s:18:"Administer CiviCRM";s:3:"url";s:76:"/joomla/administrator/?option=com_civicrm&amp;amp;task=civicrm/admin&amp;amp;reset=1";}i:2;a:2:{s:5:"title";s:15:"CiviCRM Profile";s:3:"url";s:85:"/joomla/administrator/?option=com_civicrm&amp;amp;task=civicrm/admin/uf/group&amp;amp;reset=1";}i:3;a:2:{s:5:"title";s:22:"CiviCRM Profile Fields";s:3:"url";s:91:"/joomla/administrator/?option=com_civicrm&amp;amp;task=civicrm/admin/uf/group/field&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3">
            <text:p>23</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13">
            <text:p>113</text:p>
          </table:table-cell>
          <table:table-cell table:style-name="ACE-0x8c773d8" office:value-type="float" office:value="1">
            <text:p>1</text:p>
          </table:table-cell>
          <table:table-cell table:style-name="ACE-0x8c773d8" office:value-type="string" office:string-value="civicrm/admin/uf/group/add">
            <text:p>civicrm/admin/uf/group/add</text:p>
          </table:table-cell>
          <table:table-cell table:style-name="ACE-0x8c773d8"/>
          <table:table-cell table:style-name="ACE-0x8c773d8" office:value-type="string" office:string-value="New CiviCRM Profile">
            <text:p>New CiviCRM Profil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17:&quot;CRM_UF_Form_Group&quot;;">
            <text:p>s:17:"CRM_UF_Form_Group";</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CiviCRM Profile&quot;;s:3:&quot;url&quot;;s:85:&quot;/joomla/administrator/?option=com_civicrm&amp;amp;task=civicrm/admin/uf/group&amp;amp;reset=1&quot;;}}">
            <text:p>a:3:{i:0;a:2:{s:5:"title";s:7:"CiviCRM";s:3:"url";s:70:"/joomla/administrator/?option=com_civicrm&amp;amp;task=civicrm&amp;amp;reset=1";}i:1;a:2:{s:5:"title";s:18:"Administer CiviCRM";s:3:"url";s:76:"/joomla/administrator/?option=com_civicrm&amp;amp;task=civicrm/admin&amp;amp;reset=1";}i:2;a:2:{s:5:"title";s:15:"CiviCRM Profile";s:3:"url";s:85:"/joomla/administrator/?option=com_civicrm&amp;amp;task=civicrm/admin/uf/group&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4">
            <text:p>24</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14">
            <text:p>114</text:p>
          </table:table-cell>
          <table:table-cell table:style-name="ACE-0x8c773d8" office:value-type="float" office:value="1">
            <text:p>1</text:p>
          </table:table-cell>
          <table:table-cell table:style-name="ACE-0x8c773d8" office:value-type="string" office:string-value="civicrm/admin/uf/group/update">
            <text:p>civicrm/admin/uf/group/update</text:p>
          </table:table-cell>
          <table:table-cell table:style-name="ACE-0x8c773d8"/>
          <table:table-cell table:style-name="ACE-0x8c773d8" office:value-type="string" office:string-value="Profile Settings">
            <text:p>Profile Sett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17:&quot;CRM_UF_Form_Group&quot;;">
            <text:p>s:17:"CRM_UF_Form_Group";</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CiviCRM Profile&quot;;s:3:&quot;url&quot;;s:85:&quot;/joomla/administrator/?option=com_civicrm&amp;amp;task=civicrm/admin/uf/group&amp;amp;reset=1&quot;;}}">
            <text:p>a:3:{i:0;a:2:{s:5:"title";s:7:"CiviCRM";s:3:"url";s:70:"/joomla/administrator/?option=com_civicrm&amp;amp;task=civicrm&amp;amp;reset=1";}i:1;a:2:{s:5:"title";s:18:"Administer CiviCRM";s:3:"url";s:76:"/joomla/administrator/?option=com_civicrm&amp;amp;task=civicrm/admin&amp;amp;reset=1";}i:2;a:2:{s:5:"title";s:15:"CiviCRM Profile";s:3:"url";s:85:"/joomla/administrator/?option=com_civicrm&amp;amp;task=civicrm/admin/uf/group&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5">
            <text:p>2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15">
            <text:p>115</text:p>
          </table:table-cell>
          <table:table-cell table:style-name="ACE-0x8c773d8" office:value-type="float" office:value="1">
            <text:p>1</text:p>
          </table:table-cell>
          <table:table-cell table:style-name="ACE-0x8c773d8" office:value-type="string" office:string-value="civicrm/admin/uf/group/setting">
            <text:p>civicrm/admin/uf/group/setting</text:p>
          </table:table-cell>
          <table:table-cell table:style-name="ACE-0x8c773d8"/>
          <table:table-cell table:style-name="ACE-0x8c773d8" office:value-type="string" office:string-value="AdditionalInfo Form">
            <text:p>AdditionalInfo Form</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6:&quot;CRM_UF_Form_AdvanceSetting&quot;;">
            <text:p>s:26:"CRM_UF_Form_AdvanceSetting";</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CiviCRM Profile&quot;;s:3:&quot;url&quot;;s:85:&quot;/joomla/administrator/?option=com_civicrm&amp;amp;task=civicrm/admin/uf/group&amp;amp;reset=1&quot;;}}">
            <text:p>a:3:{i:0;a:2:{s:5:"title";s:7:"CiviCRM";s:3:"url";s:70:"/joomla/administrator/?option=com_civicrm&amp;amp;task=civicrm&amp;amp;reset=1";}i:1;a:2:{s:5:"title";s:18:"Administer CiviCRM";s:3:"url";s:76:"/joomla/administrator/?option=com_civicrm&amp;amp;task=civicrm/admin&amp;amp;reset=1";}i:2;a:2:{s:5:"title";s:15:"CiviCRM Profile";s:3:"url";s:85:"/joomla/administrator/?option=com_civicrm&amp;amp;task=civicrm/admin/uf/group&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16">
            <text:p>116</text:p>
          </table:table-cell>
          <table:table-cell table:style-name="ACE-0x8c773d8" office:value-type="float" office:value="1">
            <text:p>1</text:p>
          </table:table-cell>
          <table:table-cell table:style-name="ACE-0x8c773d8" office:value-type="string" office:string-value="civicrm/admin/menu">
            <text:p>civicrm/admin/menu</text:p>
          </table:table-cell>
          <table:table-cell table:style-name="ACE-0x8c773d8"/>
          <table:table-cell table:style-name="ACE-0x8c773d8" office:value-type="string" office:string-value="Navigation Menu">
            <text:p>Navigation Menu</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5:&quot;CRM_Admin_Page_Navigation&quot;;">
            <text:p>s:25:"CRM_Admin_Page_Navigatio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5">
            <text:p>2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17">
            <text:p>117</text:p>
          </table:table-cell>
          <table:table-cell table:style-name="ACE-0x8c773d8" office:value-type="float" office:value="1">
            <text:p>1</text:p>
          </table:table-cell>
          <table:table-cell table:style-name="ACE-0x8c773d8" office:value-type="string" office:string-value="civicrm/admin/options/custom_search">
            <text:p>civicrm/admin/options/custom_search</text:p>
          </table:table-cell>
          <table:table-cell table:style-name="ACE-0x8c773d8" office:value-type="string" office:string-value="group=custom_search">
            <text:p>group=custom_search</text:p>
          </table:table-cell>
          <table:table-cell table:style-name="ACE-0x8c773d8" office:value-type="string" office:string-value="Manage Custom Searches">
            <text:p>Manage Custom Search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0">
            <text:p>3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18">
            <text:p>118</text:p>
          </table:table-cell>
          <table:table-cell table:style-name="ACE-0x8c773d8" office:value-type="float" office:value="1">
            <text:p>1</text:p>
          </table:table-cell>
          <table:table-cell table:style-name="ACE-0x8c773d8" office:value-type="string" office:string-value="civicrm/admin/configtask">
            <text:p>civicrm/admin/configtask</text:p>
          </table:table-cell>
          <table:table-cell table:style-name="ACE-0x8c773d8"/>
          <table:table-cell table:style-name="ACE-0x8c773d8" office:value-type="string" office:string-value="Configuration Checklist">
            <text:p>Configuration Checklis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9:&quot;CRM_Admin_Page_ConfigTaskList&quot;;">
            <text:p>s:29:"CRM_Admin_Page_ConfigTaskLis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style-name="ACE-0x8c773d8" office:value-type="string" office:string-value="civicrm/admin/configtask">
            <text:p>civicrm/admin/configtask</text:p>
          </table:table-cell>
          <table:table-cell table:number-columns-repeated="5" table:style-name="ACE-0x8c773d8"/>
          <table:table-cell table:style-name="ACE-0x8c773d8" office:value-type="float" office:value="1">
            <text:p>1</text:p>
          </table:table-cell>
          <table:table-cell table:style-name="ACE-0x8c773d8" office:value-type="float" office:value="180">
            <text:p>18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19">
            <text:p>119</text:p>
          </table:table-cell>
          <table:table-cell table:style-name="ACE-0x8c773d8" office:value-type="float" office:value="1">
            <text:p>1</text:p>
          </table:table-cell>
          <table:table-cell table:style-name="ACE-0x8c773d8" office:value-type="string" office:string-value="civicrm/admin/setting">
            <text:p>civicrm/admin/setting</text:p>
          </table:table-cell>
          <table:table-cell table:style-name="ACE-0x8c773d8"/>
          <table:table-cell table:style-name="ACE-0x8c773d8" office:value-type="string" office:string-value="Global Settings">
            <text:p>Global Sett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Setting&quot;;">
            <text:p>s:22:"CRM_Admin_Page_Setting";</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200">
            <text:p>20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20">
            <text:p>120</text:p>
          </table:table-cell>
          <table:table-cell table:style-name="ACE-0x8c773d8" office:value-type="float" office:value="1">
            <text:p>1</text:p>
          </table:table-cell>
          <table:table-cell table:style-name="ACE-0x8c773d8" office:value-type="string" office:string-value="civicrm/admin/setting/component">
            <text:p>civicrm/admin/setting/component</text:p>
          </table:table-cell>
          <table:table-cell table:style-name="ACE-0x8c773d8"/>
          <table:table-cell table:style-name="ACE-0x8c773d8" office:value-type="string" office:string-value="Components">
            <text:p>Compone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2:&quot;CRM_Admin_Form_Setting_Component&quot;;">
            <text:p>s:32:"CRM_Admin_Form_Setting_Component";</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21">
            <text:p>121</text:p>
          </table:table-cell>
          <table:table-cell table:style-name="ACE-0x8c773d8" office:value-type="float" office:value="1">
            <text:p>1</text:p>
          </table:table-cell>
          <table:table-cell table:style-name="ACE-0x8c773d8" office:value-type="string" office:string-value="civicrm/admin/setting/preferences/display">
            <text:p>civicrm/admin/setting/preferences/display</text:p>
          </table:table-cell>
          <table:table-cell table:style-name="ACE-0x8c773d8"/>
          <table:table-cell table:style-name="ACE-0x8c773d8" office:value-type="string" office:string-value="System Preferences">
            <text:p>System Preferenc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4:&quot;CRM_Admin_Form_Preferences_Display&quot;;">
            <text:p>s:34:"CRM_Admin_Form_Preferences_Display";</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22">
            <text:p>122</text:p>
          </table:table-cell>
          <table:table-cell table:style-name="ACE-0x8c773d8" office:value-type="float" office:value="1">
            <text:p>1</text:p>
          </table:table-cell>
          <table:table-cell table:style-name="ACE-0x8c773d8" office:value-type="string" office:string-value="civicrm/admin/setting/preferences/address">
            <text:p>civicrm/admin/setting/preferences/address</text:p>
          </table:table-cell>
          <table:table-cell table:style-name="ACE-0x8c773d8"/>
          <table:table-cell table:style-name="ACE-0x8c773d8" office:value-type="string" office:string-value="Address Preferences">
            <text:p>Address Preferenc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4:&quot;CRM_Admin_Form_Preferences_Address&quot;;">
            <text:p>s:34:"CRM_Admin_Form_Preferences_Addres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23">
            <text:p>123</text:p>
          </table:table-cell>
          <table:table-cell table:style-name="ACE-0x8c773d8" office:value-type="float" office:value="1">
            <text:p>1</text:p>
          </table:table-cell>
          <table:table-cell table:style-name="ACE-0x8c773d8" office:value-type="string" office:string-value="civicrm/admin/setting/preferences/date">
            <text:p>civicrm/admin/setting/preferences/date</text:p>
          </table:table-cell>
          <table:table-cell table:style-name="ACE-0x8c773d8"/>
          <table:table-cell table:style-name="ACE-0x8c773d8" office:value-type="string" office:string-value="View Date Prefences">
            <text:p>View Date Prefenc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0:&quot;CRM_Admin_Page_PreferencesDate&quot;;">
            <text:p>s:30:"CRM_Admin_Page_PreferencesDate";</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24">
            <text:p>124</text:p>
          </table:table-cell>
          <table:table-cell table:style-name="ACE-0x8c773d8" office:value-type="float" office:value="1">
            <text:p>1</text:p>
          </table:table-cell>
          <table:table-cell table:style-name="ACE-0x8c773d8" office:value-type="string" office:string-value="civicrm/admin/setting/path">
            <text:p>civicrm/admin/setting/path</text:p>
          </table:table-cell>
          <table:table-cell table:style-name="ACE-0x8c773d8"/>
          <table:table-cell table:style-name="ACE-0x8c773d8" office:value-type="string" office:string-value="File System Paths">
            <text:p>File System Path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7:&quot;CRM_Admin_Form_Setting_Path&quot;;">
            <text:p>s:27:"CRM_Admin_Form_Setting_Path";</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25">
            <text:p>125</text:p>
          </table:table-cell>
          <table:table-cell table:style-name="ACE-0x8c773d8" office:value-type="float" office:value="1">
            <text:p>1</text:p>
          </table:table-cell>
          <table:table-cell table:style-name="ACE-0x8c773d8" office:value-type="string" office:string-value="civicrm/admin/setting/url">
            <text:p>civicrm/admin/setting/url</text:p>
          </table:table-cell>
          <table:table-cell table:style-name="ACE-0x8c773d8"/>
          <table:table-cell table:style-name="ACE-0x8c773d8" office:value-type="string" office:string-value="Site URLs">
            <text:p>Site URL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6:&quot;CRM_Admin_Form_Setting_Url&quot;;">
            <text:p>s:26:"CRM_Admin_Form_Setting_Url";</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26">
            <text:p>126</text:p>
          </table:table-cell>
          <table:table-cell table:style-name="ACE-0x8c773d8" office:value-type="float" office:value="1">
            <text:p>1</text:p>
          </table:table-cell>
          <table:table-cell table:style-name="ACE-0x8c773d8" office:value-type="string" office:string-value="civicrm/admin/setting/smtp">
            <text:p>civicrm/admin/setting/smtp</text:p>
          </table:table-cell>
          <table:table-cell table:style-name="ACE-0x8c773d8"/>
          <table:table-cell table:style-name="ACE-0x8c773d8" office:value-type="string" office:string-value="Smtp Server">
            <text:p>Smtp Server</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7:&quot;CRM_Admin_Form_Setting_Smtp&quot;;">
            <text:p>s:27:"CRM_Admin_Form_Setting_Smtp";</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27">
            <text:p>127</text:p>
          </table:table-cell>
          <table:table-cell table:style-name="ACE-0x8c773d8" office:value-type="float" office:value="1">
            <text:p>1</text:p>
          </table:table-cell>
          <table:table-cell table:style-name="ACE-0x8c773d8" office:value-type="string" office:string-value="civicrm/admin/setting/uf">
            <text:p>civicrm/admin/setting/uf</text:p>
          </table:table-cell>
          <table:table-cell table:style-name="ACE-0x8c773d8"/>
          <table:table-cell table:style-name="ACE-0x8c773d8" office:value-type="string" office:string-value="User Framework Settings">
            <text:p>User Framework Sett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5:&quot;CRM_Admin_Form_Setting_UF&quot;;">
            <text:p>s:25:"CRM_Admin_Form_Setting_UF";</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28">
            <text:p>128</text:p>
          </table:table-cell>
          <table:table-cell table:style-name="ACE-0x8c773d8" office:value-type="float" office:value="1">
            <text:p>1</text:p>
          </table:table-cell>
          <table:table-cell table:style-name="ACE-0x8c773d8" office:value-type="string" office:string-value="civicrm/admin/setting/mapping">
            <text:p>civicrm/admin/setting/mapping</text:p>
          </table:table-cell>
          <table:table-cell table:style-name="ACE-0x8c773d8"/>
          <table:table-cell table:style-name="ACE-0x8c773d8" office:value-type="string" office:string-value="Mapping and Geocoding">
            <text:p>Mapping and Geocodin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0:&quot;CRM_Admin_Form_Setting_Mapping&quot;;">
            <text:p>s:30:"CRM_Admin_Form_Setting_Mapping";</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29">
            <text:p>129</text:p>
          </table:table-cell>
          <table:table-cell table:style-name="ACE-0x8c773d8" office:value-type="float" office:value="1">
            <text:p>1</text:p>
          </table:table-cell>
          <table:table-cell table:style-name="ACE-0x8c773d8" office:value-type="string" office:string-value="civicrm/admin/setting/localization">
            <text:p>civicrm/admin/setting/localization</text:p>
          </table:table-cell>
          <table:table-cell table:style-name="ACE-0x8c773d8"/>
          <table:table-cell table:style-name="ACE-0x8c773d8" office:value-type="string" office:string-value="Localization">
            <text:p>Localizatio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5:&quot;CRM_Admin_Form_Setting_Localization&quot;;">
            <text:p>s:35:"CRM_Admin_Form_Setting_Localization";</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30">
            <text:p>130</text:p>
          </table:table-cell>
          <table:table-cell table:style-name="ACE-0x8c773d8" office:value-type="float" office:value="1">
            <text:p>1</text:p>
          </table:table-cell>
          <table:table-cell table:style-name="ACE-0x8c773d8" office:value-type="string" office:string-value="civicrm/admin/setting/date">
            <text:p>civicrm/admin/setting/date</text:p>
          </table:table-cell>
          <table:table-cell table:style-name="ACE-0x8c773d8"/>
          <table:table-cell table:style-name="ACE-0x8c773d8" office:value-type="string" office:string-value="Date Formatting">
            <text:p>Date Formattin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7:&quot;CRM_Admin_Form_Setting_Date&quot;;">
            <text:p>s:27:"CRM_Admin_Form_Setting_Date";</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31">
            <text:p>131</text:p>
          </table:table-cell>
          <table:table-cell table:style-name="ACE-0x8c773d8" office:value-type="float" office:value="1">
            <text:p>1</text:p>
          </table:table-cell>
          <table:table-cell table:style-name="ACE-0x8c773d8" office:value-type="string" office:string-value="civicrm/admin/setting/search">
            <text:p>civicrm/admin/setting/search</text:p>
          </table:table-cell>
          <table:table-cell table:style-name="ACE-0x8c773d8"/>
          <table:table-cell table:style-name="ACE-0x8c773d8" office:value-type="string" office:string-value="Search">
            <text:p>Search</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9:&quot;CRM_Admin_Form_Setting_Search&quot;;">
            <text:p>s:29:"CRM_Admin_Form_Setting_Search";</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32">
            <text:p>132</text:p>
          </table:table-cell>
          <table:table-cell table:style-name="ACE-0x8c773d8" office:value-type="float" office:value="1">
            <text:p>1</text:p>
          </table:table-cell>
          <table:table-cell table:style-name="ACE-0x8c773d8" office:value-type="string" office:string-value="civicrm/admin/setting/misc">
            <text:p>civicrm/admin/setting/misc</text:p>
          </table:table-cell>
          <table:table-cell table:style-name="ACE-0x8c773d8"/>
          <table:table-cell table:style-name="ACE-0x8c773d8" office:value-type="string" office:string-value="Miscellaneous">
            <text:p>Miscellaneou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6:&quot;CRM_Admin_Form_Setting_Miscellaneous&quot;;">
            <text:p>s:36:"CRM_Admin_Form_Setting_Miscellaneou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33">
            <text:p>133</text:p>
          </table:table-cell>
          <table:table-cell table:style-name="ACE-0x8c773d8" office:value-type="float" office:value="1">
            <text:p>1</text:p>
          </table:table-cell>
          <table:table-cell table:style-name="ACE-0x8c773d8" office:value-type="string" office:string-value="civicrm/admin/setting/debug">
            <text:p>civicrm/admin/setting/debug</text:p>
          </table:table-cell>
          <table:table-cell table:style-name="ACE-0x8c773d8"/>
          <table:table-cell table:style-name="ACE-0x8c773d8" office:value-type="string" office:string-value="Debugging">
            <text:p>Debuggin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2:&quot;CRM_Admin_Form_Setting_Debugging&quot;;">
            <text:p>s:32:"CRM_Admin_Form_Setting_Debugging";</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34">
            <text:p>134</text:p>
          </table:table-cell>
          <table:table-cell table:style-name="ACE-0x8c773d8" office:value-type="float" office:value="1">
            <text:p>1</text:p>
          </table:table-cell>
          <table:table-cell table:style-name="ACE-0x8c773d8" office:value-type="string" office:string-value="civicrm/admin/mapping">
            <text:p>civicrm/admin/mapping</text:p>
          </table:table-cell>
          <table:table-cell table:style-name="ACE-0x8c773d8"/>
          <table:table-cell table:style-name="ACE-0x8c773d8" office:value-type="string" office:string-value="Import/Export Mappings">
            <text:p>Import/Export Mapp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Mapping&quot;;">
            <text:p>s:22:"CRM_Admin_Page_Mapping";</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50">
            <text:p>25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35">
            <text:p>135</text:p>
          </table:table-cell>
          <table:table-cell table:style-name="ACE-0x8c773d8" office:value-type="float" office:value="1">
            <text:p>1</text:p>
          </table:table-cell>
          <table:table-cell table:style-name="ACE-0x8c773d8" office:value-type="string" office:string-value="civicrm/admin/messageTemplates">
            <text:p>civicrm/admin/messageTemplates</text:p>
          </table:table-cell>
          <table:table-cell table:style-name="ACE-0x8c773d8"/>
          <table:table-cell table:style-name="ACE-0x8c773d8" office:value-type="string" office:string-value="Message Templates">
            <text:p>Message Templat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1:&quot;CRM_Admin_Page_MessageTemplates&quot;;">
            <text:p>s:31:"CRM_Admin_Page_MessageTemplate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60">
            <text:p>26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36">
            <text:p>136</text:p>
          </table:table-cell>
          <table:table-cell table:style-name="ACE-0x8c773d8" office:value-type="float" office:value="1">
            <text:p>1</text:p>
          </table:table-cell>
          <table:table-cell table:style-name="ACE-0x8c773d8" office:value-type="string" office:string-value="civicrm/admin/messageTemplates/add">
            <text:p>civicrm/admin/messageTemplates/add</text:p>
          </table:table-cell>
          <table:table-cell table:style-name="ACE-0x8c773d8"/>
          <table:table-cell table:style-name="ACE-0x8c773d8" office:value-type="string" office:string-value="Message Templates">
            <text:p>Message Templat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1:&quot;CRM_Admin_Form_MessageTemplates&quot;;">
            <text:p>s:31:"CRM_Admin_Form_MessageTemplate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7:&quot;Message Templates&quot;;s:3:&quot;url&quot;;s:93:&quot;/joomla/administrator/?option=com_civicrm&amp;amp;task=civicrm/admin/messageTemplates&amp;amp;reset=1&quot;;}}">
            <text:p>a:3:{i:0;a:2:{s:5:"title";s:7:"CiviCRM";s:3:"url";s:70:"/joomla/administrator/?option=com_civicrm&amp;amp;task=civicrm&amp;amp;reset=1";}i:1;a:2:{s:5:"title";s:18:"Administer CiviCRM";s:3:"url";s:76:"/joomla/administrator/?option=com_civicrm&amp;amp;task=civicrm/admin&amp;amp;reset=1";}i:2;a:2:{s:5:"title";s:17:"Message Templates";s:3:"url";s:93:"/joomla/administrator/?option=com_civicrm&amp;amp;task=civicrm/admin/messageTemplate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62">
            <text:p>262</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37">
            <text:p>137</text:p>
          </table:table-cell>
          <table:table-cell table:style-name="ACE-0x8c773d8" office:value-type="float" office:value="1">
            <text:p>1</text:p>
          </table:table-cell>
          <table:table-cell table:style-name="ACE-0x8c773d8" office:value-type="string" office:string-value="civicrm/admin/domain">
            <text:p>civicrm/admin/domain</text:p>
          </table:table-cell>
          <table:table-cell table:style-name="ACE-0x8c773d8" office:value-type="string" office:string-value="action=update">
            <text:p>action=update</text:p>
          </table:table-cell>
          <table:table-cell table:style-name="ACE-0x8c773d8" office:value-type="string" office:string-value="Domain Information">
            <text:p>Domain Informatio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3:&quot;CRM_Contact_Form_Domain&quot;;">
            <text:p>s:23:"CRM_Contact_Form_Domai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70">
            <text:p>27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38">
            <text:p>138</text:p>
          </table:table-cell>
          <table:table-cell table:style-name="ACE-0x8c773d8" office:value-type="float" office:value="1">
            <text:p>1</text:p>
          </table:table-cell>
          <table:table-cell table:style-name="ACE-0x8c773d8" office:value-type="string" office:string-value="civicrm/admin/options/from_email_address">
            <text:p>civicrm/admin/options/from_email_address</text:p>
          </table:table-cell>
          <table:table-cell table:style-name="ACE-0x8c773d8" office:value-type="string" office:string-value="group=from_email_address">
            <text:p>group=from_email_address</text:p>
          </table:table-cell>
          <table:table-cell table:style-name="ACE-0x8c773d8" office:value-type="string" office:string-value="From Email Addresses">
            <text:p>From Email Address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75">
            <text:p>27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39">
            <text:p>139</text:p>
          </table:table-cell>
          <table:table-cell table:style-name="ACE-0x8c773d8" office:value-type="float" office:value="1">
            <text:p>1</text:p>
          </table:table-cell>
          <table:table-cell table:style-name="ACE-0x8c773d8" office:value-type="string" office:string-value="civicrm/admin/setting/updateConfigBackend">
            <text:p>civicrm/admin/setting/updateConfigBackend</text:p>
          </table:table-cell>
          <table:table-cell table:style-name="ACE-0x8c773d8"/>
          <table:table-cell table:style-name="ACE-0x8c773d8" office:value-type="string" office:string-value="Update Directory Path and URL">
            <text:p>Update Directory Path and URL</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42:&quot;CRM_Admin_Form_Setting_UpdateConfigBackend&quot;;">
            <text:p>s:42:"CRM_Admin_Form_Setting_UpdateConfigBackend";</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280">
            <text:p>28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40">
            <text:p>140</text:p>
          </table:table-cell>
          <table:table-cell table:style-name="ACE-0x8c773d8" office:value-type="float" office:value="1">
            <text:p>1</text:p>
          </table:table-cell>
          <table:table-cell table:style-name="ACE-0x8c773d8" office:value-type="string" office:string-value="civicrm/admin/pdfFormats">
            <text:p>civicrm/admin/pdfFormats</text:p>
          </table:table-cell>
          <table:table-cell table:style-name="ACE-0x8c773d8"/>
          <table:table-cell table:style-name="ACE-0x8c773d8" office:value-type="string" office:string-value="PDF Page Formats">
            <text:p>PDF Page Forma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5:&quot;CRM_Admin_Page_PdfFormats&quot;;">
            <text:p>s:25:"CRM_Admin_Page_PdfFormat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85">
            <text:p>28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41">
            <text:p>141</text:p>
          </table:table-cell>
          <table:table-cell table:style-name="ACE-0x8c773d8" office:value-type="float" office:value="1">
            <text:p>1</text:p>
          </table:table-cell>
          <table:table-cell table:style-name="ACE-0x8c773d8" office:value-type="string" office:string-value="civicrm/admin/labelFormats">
            <text:p>civicrm/admin/labelFormats</text:p>
          </table:table-cell>
          <table:table-cell table:style-name="ACE-0x8c773d8"/>
          <table:table-cell table:style-name="ACE-0x8c773d8" office:value-type="string" office:string-value="Mailing Label Formats">
            <text:p>Mailing Label Forma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7:&quot;CRM_Admin_Page_LabelFormats&quot;;">
            <text:p>s:27:"CRM_Admin_Page_LabelFormat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90">
            <text:p>29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42">
            <text:p>142</text:p>
          </table:table-cell>
          <table:table-cell table:style-name="ACE-0x8c773d8" office:value-type="float" office:value="1">
            <text:p>1</text:p>
          </table:table-cell>
          <table:table-cell table:style-name="ACE-0x8c773d8" office:value-type="string" office:string-value="civicrm/admin/scheduleReminders">
            <text:p>civicrm/admin/scheduleReminders</text:p>
          </table:table-cell>
          <table:table-cell table:style-name="ACE-0x8c773d8"/>
          <table:table-cell table:style-name="ACE-0x8c773d8" office:value-type="string" office:string-value="Schedule Reminders">
            <text:p>Schedule Reminder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2:&quot;CRM_Admin_Page_ScheduleReminders&quot;;">
            <text:p>s:32:"CRM_Admin_Page_ScheduleReminder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00">
            <text:p>30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43">
            <text:p>143</text:p>
          </table:table-cell>
          <table:table-cell table:style-name="ACE-0x8c773d8" office:value-type="float" office:value="1">
            <text:p>1</text:p>
          </table:table-cell>
          <table:table-cell table:style-name="ACE-0x8c773d8" office:value-type="string" office:string-value="civicrm/admin/weight">
            <text:p>civicrm/admin/weight</text:p>
          </table:table-cell>
          <table:table-cell table:style-name="ACE-0x8c773d8"/>
          <table:table-cell table:style-name="ACE-0x8c773d8" office:value-type="string" office:string-value="This should never be seen">
            <text:p>This should never be see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a:2:{i:0;s:16:&quot;CRM_Utils_Weight&quot;;i:1;s:8:&quot;fixOrder&quot;;}">
            <text:p>a:2:{i:0;s:16:"CRM_Utils_Weight";i:1;s:8:"fixOrder";}</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44">
            <text:p>144</text:p>
          </table:table-cell>
          <table:table-cell table:style-name="ACE-0x8c773d8" office:value-type="float" office:value="1">
            <text:p>1</text:p>
          </table:table-cell>
          <table:table-cell table:style-name="ACE-0x8c773d8" office:value-type="string" office:string-value="civicrm/admin/options/activity_type">
            <text:p>civicrm/admin/options/activity_type</text:p>
          </table:table-cell>
          <table:table-cell table:style-name="ACE-0x8c773d8" office:value-type="string" office:string-value="group=activity_type">
            <text:p>group=activity_type</text:p>
          </table:table-cell>
          <table:table-cell table:style-name="ACE-0x8c773d8" office:value-type="string" office:string-value="Activity Types">
            <text:p>Activity Typ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10">
            <text:p>31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45">
            <text:p>145</text:p>
          </table:table-cell>
          <table:table-cell table:style-name="ACE-0x8c773d8" office:value-type="float" office:value="1">
            <text:p>1</text:p>
          </table:table-cell>
          <table:table-cell table:style-name="ACE-0x8c773d8" office:value-type="string" office:string-value="civicrm/admin/options/gender">
            <text:p>civicrm/admin/options/gender</text:p>
          </table:table-cell>
          <table:table-cell table:style-name="ACE-0x8c773d8" office:value-type="string" office:string-value="group=gender">
            <text:p>group=gender</text:p>
          </table:table-cell>
          <table:table-cell table:style-name="ACE-0x8c773d8" office:value-type="string" office:string-value="Gender Options">
            <text:p>Gender Option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20">
            <text:p>32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46">
            <text:p>146</text:p>
          </table:table-cell>
          <table:table-cell table:style-name="ACE-0x8c773d8" office:value-type="float" office:value="1">
            <text:p>1</text:p>
          </table:table-cell>
          <table:table-cell table:style-name="ACE-0x8c773d8" office:value-type="string" office:string-value="civicrm/admin/options/phone_type">
            <text:p>civicrm/admin/options/phone_type</text:p>
          </table:table-cell>
          <table:table-cell table:style-name="ACE-0x8c773d8" office:value-type="string" office:string-value="group=phone_type">
            <text:p>group=phone_type</text:p>
          </table:table-cell>
          <table:table-cell table:style-name="ACE-0x8c773d8" office:value-type="string" office:string-value="Phone Type">
            <text:p>Phone Typ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25">
            <text:p>32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47">
            <text:p>147</text:p>
          </table:table-cell>
          <table:table-cell table:style-name="ACE-0x8c773d8" office:value-type="float" office:value="1">
            <text:p>1</text:p>
          </table:table-cell>
          <table:table-cell table:style-name="ACE-0x8c773d8" office:value-type="string" office:string-value="civicrm/admin/options/individual_prefix">
            <text:p>civicrm/admin/options/individual_prefix</text:p>
          </table:table-cell>
          <table:table-cell table:style-name="ACE-0x8c773d8" office:value-type="string" office:string-value="group=individual_prefix">
            <text:p>group=individual_prefix</text:p>
          </table:table-cell>
          <table:table-cell table:style-name="ACE-0x8c773d8" office:value-type="string" office:string-value="Individual Prefixes (Ms, Mr...)">
            <text:p>Individual Prefixes (Ms, Mr...)</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30">
            <text:p>33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48">
            <text:p>148</text:p>
          </table:table-cell>
          <table:table-cell table:style-name="ACE-0x8c773d8" office:value-type="float" office:value="1">
            <text:p>1</text:p>
          </table:table-cell>
          <table:table-cell table:style-name="ACE-0x8c773d8" office:value-type="string" office:string-value="civicrm/admin/options/individual_suffix">
            <text:p>civicrm/admin/options/individual_suffix</text:p>
          </table:table-cell>
          <table:table-cell table:style-name="ACE-0x8c773d8" office:value-type="string" office:string-value="group=individual_suffix">
            <text:p>group=individual_suffix</text:p>
          </table:table-cell>
          <table:table-cell table:style-name="ACE-0x8c773d8" office:value-type="string" office:string-value="Individual Suffixes (Jr, Sr...)">
            <text:p>Individual Suffixes (Jr, Sr...)</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40">
            <text:p>34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49">
            <text:p>149</text:p>
          </table:table-cell>
          <table:table-cell table:style-name="ACE-0x8c773d8" office:value-type="float" office:value="1">
            <text:p>1</text:p>
          </table:table-cell>
          <table:table-cell table:style-name="ACE-0x8c773d8" office:value-type="string" office:string-value="civicrm/admin/options/instant_messenger_service">
            <text:p>civicrm/admin/options/instant_messenger_service</text:p>
          </table:table-cell>
          <table:table-cell table:style-name="ACE-0x8c773d8" office:value-type="string" office:string-value="group=instant_messenger_service">
            <text:p>group=instant_messenger_service</text:p>
          </table:table-cell>
          <table:table-cell table:style-name="ACE-0x8c773d8" office:value-type="string" office:string-value="Instant Messenger Services">
            <text:p>Instant Messenger Servic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50">
            <text:p>35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50">
            <text:p>150</text:p>
          </table:table-cell>
          <table:table-cell table:style-name="ACE-0x8c773d8" office:value-type="float" office:value="1">
            <text:p>1</text:p>
          </table:table-cell>
          <table:table-cell table:style-name="ACE-0x8c773d8" office:value-type="string" office:string-value="civicrm/admin/options/mobile_provider">
            <text:p>civicrm/admin/options/mobile_provider</text:p>
          </table:table-cell>
          <table:table-cell table:style-name="ACE-0x8c773d8" office:value-type="string" office:string-value="group=mobile_provider">
            <text:p>group=mobile_provider</text:p>
          </table:table-cell>
          <table:table-cell table:style-name="ACE-0x8c773d8" office:value-type="string" office:string-value="Mobile Phone Providers">
            <text:p>Mobile Phone Provider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65">
            <text:p>36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51">
            <text:p>151</text:p>
          </table:table-cell>
          <table:table-cell table:style-name="ACE-0x8c773d8" office:value-type="float" office:value="1">
            <text:p>1</text:p>
          </table:table-cell>
          <table:table-cell table:style-name="ACE-0x8c773d8" office:value-type="string" office:string-value="civicrm/admin/options/preferred_communication_method">
            <text:p>civicrm/admin/options/preferred_communication_method</text:p>
          </table:table-cell>
          <table:table-cell table:style-name="ACE-0x8c773d8" office:value-type="string" office:string-value="group=preferred_communication_method">
            <text:p>group=preferred_communication_method</text:p>
          </table:table-cell>
          <table:table-cell table:style-name="ACE-0x8c773d8" office:value-type="string" office:string-value="Preferred Communication Methods">
            <text:p>Preferred Communication Method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70">
            <text:p>37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52">
            <text:p>152</text:p>
          </table:table-cell>
          <table:table-cell table:style-name="ACE-0x8c773d8" office:value-type="float" office:value="1">
            <text:p>1</text:p>
          </table:table-cell>
          <table:table-cell table:style-name="ACE-0x8c773d8" office:value-type="string" office:string-value="civicrm/admin/options/languages">
            <text:p>civicrm/admin/options/languages</text:p>
          </table:table-cell>
          <table:table-cell table:style-name="ACE-0x8c773d8" office:value-type="string" office:string-value="group=languages">
            <text:p>group=languages</text:p>
          </table:table-cell>
          <table:table-cell table:style-name="ACE-0x8c773d8" office:value-type="string" office:string-value="Preferred Languages">
            <text:p>Preferred Languag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75">
            <text:p>37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53">
            <text:p>153</text:p>
          </table:table-cell>
          <table:table-cell table:style-name="ACE-0x8c773d8" office:value-type="float" office:value="1">
            <text:p>1</text:p>
          </table:table-cell>
          <table:table-cell table:style-name="ACE-0x8c773d8" office:value-type="string" office:string-value="civicrm/admin/options/wordreplacements">
            <text:p>civicrm/admin/options/wordreplacements</text:p>
          </table:table-cell>
          <table:table-cell table:style-name="ACE-0x8c773d8"/>
          <table:table-cell table:style-name="ACE-0x8c773d8" office:value-type="string" office:string-value="Word Replacements">
            <text:p>Word Replaceme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1:&quot;CRM_Admin_Form_WordReplacements&quot;;">
            <text:p>s:31:"CRM_Admin_Form_WordReplacement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78">
            <text:p>378</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54">
            <text:p>154</text:p>
          </table:table-cell>
          <table:table-cell table:style-name="ACE-0x8c773d8" office:value-type="float" office:value="1">
            <text:p>1</text:p>
          </table:table-cell>
          <table:table-cell table:style-name="ACE-0x8c773d8" office:value-type="string" office:string-value="civicrm/admin/locationType">
            <text:p>civicrm/admin/locationType</text:p>
          </table:table-cell>
          <table:table-cell table:style-name="ACE-0x8c773d8"/>
          <table:table-cell table:style-name="ACE-0x8c773d8" office:value-type="string" office:string-value="Location Types (Home, Work...)">
            <text:p>Location Types (Home, Work...)</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7:&quot;CRM_Admin_Page_LocationType&quot;;">
            <text:p>s:27:"CRM_Admin_Page_LocationTyp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60">
            <text:p>36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55">
            <text:p>155</text:p>
          </table:table-cell>
          <table:table-cell table:style-name="ACE-0x8c773d8" office:value-type="float" office:value="1">
            <text:p>1</text:p>
          </table:table-cell>
          <table:table-cell table:style-name="ACE-0x8c773d8" office:value-type="string" office:string-value="civicrm/admin/reltype">
            <text:p>civicrm/admin/reltype</text:p>
          </table:table-cell>
          <table:table-cell table:style-name="ACE-0x8c773d8"/>
          <table:table-cell table:style-name="ACE-0x8c773d8" office:value-type="string" office:string-value="Relationship Types">
            <text:p>Relationship Typ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1:&quot;CRM_Admin_Page_RelationshipType&quot;;">
            <text:p>s:31:"CRM_Admin_Page_RelationshipTyp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75">
            <text:p>37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56">
            <text:p>156</text:p>
          </table:table-cell>
          <table:table-cell table:style-name="ACE-0x8c773d8" office:value-type="float" office:value="1">
            <text:p>1</text:p>
          </table:table-cell>
          <table:table-cell table:style-name="ACE-0x8c773d8" office:value-type="string" office:string-value="civicrm/admin/tag">
            <text:p>civicrm/admin/tag</text:p>
          </table:table-cell>
          <table:table-cell table:style-name="ACE-0x8c773d8"/>
          <table:table-cell table:style-name="ACE-0x8c773d8" office:value-type="string" office:string-value="Manage Tags (Categories)">
            <text:p>Manage Tags (Categori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18:&quot;CRM_Admin_Page_Tag&quot;;">
            <text:p>s:18:"CRM_Admin_Page_Tag";</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80">
            <text:p>38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57">
            <text:p>157</text:p>
          </table:table-cell>
          <table:table-cell table:style-name="ACE-0x8c773d8" office:value-type="float" office:value="1">
            <text:p>1</text:p>
          </table:table-cell>
          <table:table-cell table:style-name="ACE-0x8c773d8" office:value-type="string" office:string-value="civicrm/admin/tag/add">
            <text:p>civicrm/admin/tag/add</text:p>
          </table:table-cell>
          <table:table-cell table:style-name="ACE-0x8c773d8" office:value-type="string" office:string-value="action=add">
            <text:p>action=add</text:p>
          </table:table-cell>
          <table:table-cell table:style-name="ACE-0x8c773d8" office:value-type="string" office:string-value="New Tag">
            <text:p>New Ta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18:&quot;CRM_Admin_Page_Tag&quot;;">
            <text:p>s:18:"CRM_Admin_Page_Tag";</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4:&quot;Manage Tags (Categories)&quot;;s:3:&quot;url&quot;;s:80:&quot;/joomla/administrator/?option=com_civicrm&amp;amp;task=civicrm/admin/tag&amp;amp;reset=1&quot;;}}">
            <text:p>a:3:{i:0;a:2:{s:5:"title";s:7:"CiviCRM";s:3:"url";s:70:"/joomla/administrator/?option=com_civicrm&amp;amp;task=civicrm&amp;amp;reset=1";}i:1;a:2:{s:5:"title";s:18:"Administer CiviCRM";s:3:"url";s:76:"/joomla/administrator/?option=com_civicrm&amp;amp;task=civicrm/admin&amp;amp;reset=1";}i:2;a:2:{s:5:"title";s:24:"Manage Tags (Categories)";s:3:"url";s:80:"/joomla/administrator/?option=com_civicrm&amp;amp;task=civicrm/admin/tag&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58">
            <text:p>158</text:p>
          </table:table-cell>
          <table:table-cell table:style-name="ACE-0x8c773d8" office:value-type="float" office:value="1">
            <text:p>1</text:p>
          </table:table-cell>
          <table:table-cell table:style-name="ACE-0x8c773d8" office:value-type="string" office:string-value="civicrm/admin/options/grant_type">
            <text:p>civicrm/admin/options/grant_type</text:p>
          </table:table-cell>
          <table:table-cell table:style-name="ACE-0x8c773d8" office:value-type="string" office:string-value="group=grant_type">
            <text:p>group=grant_type</text:p>
          </table:table-cell>
          <table:table-cell table:style-name="ACE-0x8c773d8" office:value-type="string" office:string-value="Grant Types">
            <text:p>Grant Typ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85">
            <text:p>38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59">
            <text:p>159</text:p>
          </table:table-cell>
          <table:table-cell table:style-name="ACE-0x8c773d8" office:value-type="float" office:value="1">
            <text:p>1</text:p>
          </table:table-cell>
          <table:table-cell table:style-name="ACE-0x8c773d8" office:value-type="string" office:string-value="civicrm/admin/paymentProcessor">
            <text:p>civicrm/admin/paymentProcessor</text:p>
          </table:table-cell>
          <table:table-cell table:style-name="ACE-0x8c773d8"/>
          <table:table-cell table:style-name="ACE-0x8c773d8" office:value-type="string" office:string-value="Payment Processor">
            <text:p>Payment Processor</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1:&quot;CRM_Admin_Page_PaymentProcessor&quot;;">
            <text:p>s:31:"CRM_Admin_Page_PaymentProcessor";</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90">
            <text:p>39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60">
            <text:p>160</text:p>
          </table:table-cell>
          <table:table-cell table:style-name="ACE-0x8c773d8" office:value-type="float" office:value="1">
            <text:p>1</text:p>
          </table:table-cell>
          <table:table-cell table:style-name="ACE-0x8c773d8" office:value-type="string" office:string-value="civicrm/admin/paymentProcessorType">
            <text:p>civicrm/admin/paymentProcessorType</text:p>
          </table:table-cell>
          <table:table-cell table:style-name="ACE-0x8c773d8"/>
          <table:table-cell table:style-name="ACE-0x8c773d8" office:value-type="string" office:string-value="Payment Processor Type">
            <text:p>Payment Processor Typ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5:&quot;CRM_Admin_Page_PaymentProcessorType&quot;;">
            <text:p>s:35:"CRM_Admin_Page_PaymentProcessorTyp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90">
            <text:p>39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61">
            <text:p>161</text:p>
          </table:table-cell>
          <table:table-cell table:style-name="ACE-0x8c773d8" office:value-type="float" office:value="1">
            <text:p>1</text:p>
          </table:table-cell>
          <table:table-cell table:style-name="ACE-0x8c773d8" office:value-type="string" office:string-value="civicrm/admin/options/safe_file_extension">
            <text:p>civicrm/admin/options/safe_file_extension</text:p>
          </table:table-cell>
          <table:table-cell table:style-name="ACE-0x8c773d8" office:value-type="string" office:string-value="group=safe_file_extension">
            <text:p>group=safe_file_extension</text:p>
          </table:table-cell>
          <table:table-cell table:style-name="ACE-0x8c773d8" office:value-type="string" office:string-value="Safe File Extension Options">
            <text:p>Safe File Extension Option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95">
            <text:p>39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62">
            <text:p>162</text:p>
          </table:table-cell>
          <table:table-cell table:style-name="ACE-0x8c773d8" office:value-type="float" office:value="1">
            <text:p>1</text:p>
          </table:table-cell>
          <table:table-cell table:style-name="ACE-0x8c773d8" office:value-type="string" office:string-value="civicrm/admin/options/participant_listing">
            <text:p>civicrm/admin/options/participant_listing</text:p>
          </table:table-cell>
          <table:table-cell table:style-name="ACE-0x8c773d8" office:value-type="string" office:string-value="group=participant_listing">
            <text:p>group=participant_listing</text:p>
          </table:table-cell>
          <table:table-cell table:style-name="ACE-0x8c773d8" office:value-type="string" office:string-value="Participant Listing Templates">
            <text:p>Participant Listing Templat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98">
            <text:p>398</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63">
            <text:p>163</text:p>
          </table:table-cell>
          <table:table-cell table:style-name="ACE-0x8c773d8" office:value-type="float" office:value="1">
            <text:p>1</text:p>
          </table:table-cell>
          <table:table-cell table:style-name="ACE-0x8c773d8" office:value-type="string" office:string-value="civicrm/admin/options/event_badge">
            <text:p>civicrm/admin/options/event_badge</text:p>
          </table:table-cell>
          <table:table-cell table:style-name="ACE-0x8c773d8" office:value-type="string" office:string-value="group=event_badge">
            <text:p>group=event_badge</text:p>
          </table:table-cell>
          <table:table-cell table:style-name="ACE-0x8c773d8" office:value-type="string" office:string-value="Event Name Badge Templates">
            <text:p>Event Name Badge Templat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99">
            <text:p>399</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64">
            <text:p>164</text:p>
          </table:table-cell>
          <table:table-cell table:style-name="ACE-0x8c773d8" office:value-type="float" office:value="1">
            <text:p>1</text:p>
          </table:table-cell>
          <table:table-cell table:style-name="ACE-0x8c773d8" office:value-type="string" office:string-value="civicrm/admin/options/email_greeting">
            <text:p>civicrm/admin/options/email_greeting</text:p>
          </table:table-cell>
          <table:table-cell table:style-name="ACE-0x8c773d8" office:value-type="string" office:string-value="group=email_greeting">
            <text:p>group=email_greeting</text:p>
          </table:table-cell>
          <table:table-cell table:style-name="ACE-0x8c773d8" office:value-type="string" office:string-value="Email Greetings">
            <text:p>Email Greet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05">
            <text:p>40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65">
            <text:p>165</text:p>
          </table:table-cell>
          <table:table-cell table:style-name="ACE-0x8c773d8" office:value-type="float" office:value="1">
            <text:p>1</text:p>
          </table:table-cell>
          <table:table-cell table:style-name="ACE-0x8c773d8" office:value-type="string" office:string-value="civicrm/admin/options/postal_greeting">
            <text:p>civicrm/admin/options/postal_greeting</text:p>
          </table:table-cell>
          <table:table-cell table:style-name="ACE-0x8c773d8" office:value-type="string" office:string-value="group=postal_greeting">
            <text:p>group=postal_greeting</text:p>
          </table:table-cell>
          <table:table-cell table:style-name="ACE-0x8c773d8" office:value-type="string" office:string-value="Postal Greetings">
            <text:p>Postal Greet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10">
            <text:p>41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66">
            <text:p>166</text:p>
          </table:table-cell>
          <table:table-cell table:style-name="ACE-0x8c773d8" office:value-type="float" office:value="1">
            <text:p>1</text:p>
          </table:table-cell>
          <table:table-cell table:style-name="ACE-0x8c773d8" office:value-type="string" office:string-value="civicrm/admin/options/addressee">
            <text:p>civicrm/admin/options/addressee</text:p>
          </table:table-cell>
          <table:table-cell table:style-name="ACE-0x8c773d8" office:value-type="string" office:string-value="group=addressee">
            <text:p>group=addressee</text:p>
          </table:table-cell>
          <table:table-cell table:style-name="ACE-0x8c773d8" office:value-type="string" office:string-value="Addressee">
            <text:p>Addresse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15">
            <text:p>41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67">
            <text:p>167</text:p>
          </table:table-cell>
          <table:table-cell table:style-name="ACE-0x8c773d8" office:value-type="float" office:value="1">
            <text:p>1</text:p>
          </table:table-cell>
          <table:table-cell table:style-name="ACE-0x8c773d8" office:value-type="string" office:string-value="civicrm/admin/options/subtype">
            <text:p>civicrm/admin/options/subtype</text:p>
          </table:table-cell>
          <table:table-cell table:style-name="ACE-0x8c773d8"/>
          <table:table-cell table:style-name="ACE-0x8c773d8" office:value-type="string" office:string-value="Contact Types">
            <text:p>Contact Typ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6:&quot;CRM_Admin_Page_ContactType&quot;;">
            <text:p>s:26:"CRM_Admin_Page_ContactType";</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20">
            <text:p>42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68">
            <text:p>168</text:p>
          </table:table-cell>
          <table:table-cell table:style-name="ACE-0x8c773d8" office:value-type="float" office:value="1">
            <text:p>1</text:p>
          </table:table-cell>
          <table:table-cell table:style-name="ACE-0x8c773d8" office:value-type="string" office:string-value="civicrm/admin/options/website_type">
            <text:p>civicrm/admin/options/website_type</text:p>
          </table:table-cell>
          <table:table-cell table:style-name="ACE-0x8c773d8" office:value-type="string" office:string-value="group=website_type">
            <text:p>group=website_type</text:p>
          </table:table-cell>
          <table:table-cell table:style-name="ACE-0x8c773d8" office:value-type="string" office:string-value="Website Types">
            <text:p>Website Typ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25">
            <text:p>42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69">
            <text:p>169</text:p>
          </table:table-cell>
          <table:table-cell table:style-name="ACE-0x8c773d8" office:value-type="float" office:value="1">
            <text:p>1</text:p>
          </table:table-cell>
          <table:table-cell table:style-name="ACE-0x8c773d8" office:value-type="string" office:string-value="civicrm/admin/access">
            <text:p>civicrm/admin/access</text:p>
          </table:table-cell>
          <table:table-cell table:style-name="ACE-0x8c773d8"/>
          <table:table-cell table:style-name="ACE-0x8c773d8" office:value-type="string" office:string-value="Access Control">
            <text:p>Access Control</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1:&quot;CRM_Admin_Page_Access&quot;;">
            <text:p>s:21:"CRM_Admin_Page_Acces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10">
            <text:p>11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70">
            <text:p>170</text:p>
          </table:table-cell>
          <table:table-cell table:style-name="ACE-0x8c773d8" office:value-type="float" office:value="1">
            <text:p>1</text:p>
          </table:table-cell>
          <table:table-cell table:style-name="ACE-0x8c773d8" office:value-type="string" office:string-value="civicrm/admin/synchUser">
            <text:p>civicrm/admin/synchUser</text:p>
          </table:table-cell>
          <table:table-cell table:style-name="ACE-0x8c773d8"/>
          <table:table-cell table:style-name="ACE-0x8c773d8" office:value-type="string" office:string-value="Synchronize Users to Contacts">
            <text:p>Synchronize Users to Contac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CMSUser&quot;;">
            <text:p>s:22:"CRM_Admin_Page_CMSUser";</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40">
            <text:p>14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71">
            <text:p>171</text:p>
          </table:table-cell>
          <table:table-cell table:style-name="ACE-0x8c773d8" office:value-type="float" office:value="1">
            <text:p>1</text:p>
          </table:table-cell>
          <table:table-cell table:style-name="ACE-0x8c773d8" office:value-type="string" office:string-value="civicrm/admin">
            <text:p>civicrm/admin</text:p>
          </table:table-cell>
          <table:table-cell table:style-name="ACE-0x8c773d8"/>
          <table:table-cell table:style-name="ACE-0x8c773d8" office:value-type="string" office:string-value="Administer CiviCRM">
            <text:p>Administer CiviCRM</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0:&quot;CRM_Admin_Page_Admin&quot;;">
            <text:p>s:20:"CRM_Admin_Page_Admin";</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9000">
            <text:p>900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172">
            <text:p>172</text:p>
          </table:table-cell>
          <table:table-cell table:style-name="ACE-0x8c773d8" office:value-type="float" office:value="1">
            <text:p>1</text:p>
          </table:table-cell>
          <table:table-cell table:style-name="ACE-0x8c773d8" office:value-type="string" office:string-value="civicrm/admin/options">
            <text:p>civicrm/admin/options</text:p>
          </table:table-cell>
          <table:table-cell table:style-name="ACE-0x8c773d8"/>
          <table:table-cell table:style-name="ACE-0x8c773d8" office:value-type="string" office:string-value="Option Groups">
            <text:p>Option Group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6:&quot;CRM_Admin_Page_OptionGroup&quot;;">
            <text:p>s:26:"CRM_Admin_Page_OptionGroup";</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73">
            <text:p>173</text:p>
          </table:table-cell>
          <table:table-cell table:style-name="ACE-0x8c773d8" office:value-type="float" office:value="1">
            <text:p>1</text:p>
          </table:table-cell>
          <table:table-cell table:style-name="ACE-0x8c773d8" office:value-type="string" office:string-value="civicrm/admin/optionGroup">
            <text:p>civicrm/admin/optionGroup</text:p>
          </table:table-cell>
          <table:table-cell table:style-name="ACE-0x8c773d8"/>
          <table:table-cell table:style-name="ACE-0x8c773d8" office:value-type="string" office:string-value="Option Groups">
            <text:p>Option Group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6:&quot;CRM_Admin_Page_OptionGroup&quot;;">
            <text:p>s:26:"CRM_Admin_Page_OptionGroup";</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74">
            <text:p>174</text:p>
          </table:table-cell>
          <table:table-cell table:style-name="ACE-0x8c773d8" office:value-type="float" office:value="1">
            <text:p>1</text:p>
          </table:table-cell>
          <table:table-cell table:style-name="ACE-0x8c773d8" office:value-type="string" office:string-value="civicrm/admin/optionValue">
            <text:p>civicrm/admin/optionValue</text:p>
          </table:table-cell>
          <table:table-cell table:style-name="ACE-0x8c773d8"/>
          <table:table-cell table:style-name="ACE-0x8c773d8" office:value-type="string" office:string-value="Option Values">
            <text:p>Option Valu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6:&quot;CRM_Admin_Page_OptionValue&quot;;">
            <text:p>s:26:"CRM_Admin_Page_OptionValu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75">
            <text:p>175</text:p>
          </table:table-cell>
          <table:table-cell table:style-name="ACE-0x8c773d8" office:value-type="float" office:value="1">
            <text:p>1</text:p>
          </table:table-cell>
          <table:table-cell table:style-name="ACE-0x8c773d8" office:value-type="string" office:string-value="civicrm/ajax/menu">
            <text:p>civicrm/ajax/menu</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8:&quot;administer CiviCRM&quot;;}i:1;s:3:&quot;and&quot;;}">
            <text:p>a:2:{i:0;a:2:{i:0;s:14:"access CiviCRM";i:1;s:18:"administer CiviCRM";}i:1;s:3:"and";}</text:p>
          </table:table-cell>
          <table:table-cell table:style-name="ACE-0x8c773d8" office:value-type="string" office:string-value="a:2:{i:0;s:19:&quot;CRM_Admin_Page_AJAX&quot;;i:1;s:17:&quot;getNavigationList&quot;;}">
            <text:p>a:2:{i:0;s:19:"CRM_Admin_Page_AJAX";i:1;s:17:"getNavigationLis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3">
            <text:p>3</text:p>
          </table:table-cell>
          <table:table-cell table:style-name="ACE-0x8c773d8"/>
          <table:table-cell table:number-columns-repeated="235" table:style-name="ACE-0x8c77258"/>
        </table:table-row>
        <table:table-row table:style-name="AROW-0">
          <table:table-cell table:style-name="ACE-0x8c773d8" office:value-type="float" office:value="176">
            <text:p>176</text:p>
          </table:table-cell>
          <table:table-cell table:style-name="ACE-0x8c773d8" office:value-type="float" office:value="1">
            <text:p>1</text:p>
          </table:table-cell>
          <table:table-cell table:style-name="ACE-0x8c773d8" office:value-type="string" office:string-value="civicrm/ajax/menutree">
            <text:p>civicrm/ajax/menutre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8:&quot;administer CiviCRM&quot;;}i:1;s:3:&quot;and&quot;;}">
            <text:p>a:2:{i:0;a:2:{i:0;s:14:"access CiviCRM";i:1;s:18:"administer CiviCRM";}i:1;s:3:"and";}</text:p>
          </table:table-cell>
          <table:table-cell table:style-name="ACE-0x8c773d8" office:value-type="string" office:string-value="a:2:{i:0;s:19:&quot;CRM_Admin_Page_AJAX&quot;;i:1;s:8:&quot;menuTree&quot;;}">
            <text:p>a:2:{i:0;s:19:"CRM_Admin_Page_AJAX";i:1;s:8:"menuTre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3">
            <text:p>3</text:p>
          </table:table-cell>
          <table:table-cell table:style-name="ACE-0x8c773d8"/>
          <table:table-cell table:number-columns-repeated="235" table:style-name="ACE-0x8c77258"/>
        </table:table-row>
        <table:table-row table:style-name="AROW-0">
          <table:table-cell table:style-name="ACE-0x8c773d8" office:value-type="float" office:value="177">
            <text:p>177</text:p>
          </table:table-cell>
          <table:table-cell table:style-name="ACE-0x8c773d8" office:value-type="float" office:value="1">
            <text:p>1</text:p>
          </table:table-cell>
          <table:table-cell table:style-name="ACE-0x8c773d8" office:value-type="string" office:string-value="civicrm/ajax/statusmsg">
            <text:p>civicrm/ajax/statusmsg</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9:&quot;CRM_Admin_Page_AJAX&quot;;i:1;s:12:&quot;getStatusMsg&quot;;}">
            <text:p>a:2:{i:0;s:19:"CRM_Admin_Page_AJAX";i:1;s:12:"getStatusMsg";}</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78">
            <text:p>178</text:p>
          </table:table-cell>
          <table:table-cell table:style-name="ACE-0x8c773d8" office:value-type="float" office:value="1">
            <text:p>1</text:p>
          </table:table-cell>
          <table:table-cell table:style-name="ACE-0x8c773d8" office:value-type="string" office:string-value="civicrm/ajax/mergeTags">
            <text:p>civicrm/ajax/mergeTag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9:&quot;CRM_Admin_Page_AJAX&quot;;i:1;s:9:&quot;mergeTags&quot;;}">
            <text:p>a:2:{i:0;s:19:"CRM_Admin_Page_AJAX";i:1;s:9:"mergeTags";}</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79">
            <text:p>179</text:p>
          </table:table-cell>
          <table:table-cell table:style-name="ACE-0x8c773d8" office:value-type="float" office:value="1">
            <text:p>1</text:p>
          </table:table-cell>
          <table:table-cell table:style-name="ACE-0x8c773d8" office:value-type="string" office:string-value="civicrm/admin/price">
            <text:p>civicrm/admin/price</text:p>
          </table:table-cell>
          <table:table-cell table:style-name="ACE-0x8c773d8"/>
          <table:table-cell table:style-name="ACE-0x8c773d8" office:value-type="string" office:string-value="Price Sets">
            <text:p>Price Se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6:&quot;access CiviEvent&quot;;}i:1;s:2:&quot;or&quot;;}">
            <text:p>a:2:{i:0;a:2:{i:0;s:18:"administer CiviCRM";i:1;s:16:"access CiviEvent";}i:1;s:2:"or";}</text:p>
          </table:table-cell>
          <table:table-cell table:style-name="ACE-0x8c773d8" office:value-type="string" office:string-value="s:18:&quot;CRM_Price_Page_Set&quot;;">
            <text:p>s:18:"CRM_Price_Page_Se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80">
            <text:p>38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80">
            <text:p>180</text:p>
          </table:table-cell>
          <table:table-cell table:style-name="ACE-0x8c773d8" office:value-type="float" office:value="1">
            <text:p>1</text:p>
          </table:table-cell>
          <table:table-cell table:style-name="ACE-0x8c773d8" office:value-type="string" office:string-value="civicrm/admin/extensions">
            <text:p>civicrm/admin/extensions</text:p>
          </table:table-cell>
          <table:table-cell table:style-name="ACE-0x8c773d8"/>
          <table:table-cell table:style-name="ACE-0x8c773d8" office:value-type="string" office:string-value="CiviCRM Extensions">
            <text:p>CiviCRM Extension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8:&quot;administer CiviCRM&quot;;}i:1;s:3:&quot;and&quot;;}">
            <text:p>a:2:{i:0;a:1:{i:0;s:18:"administer CiviCRM";}i:1;s:3:"and";}</text:p>
          </table:table-cell>
          <table:table-cell table:style-name="ACE-0x8c773d8" office:value-type="string" office:string-value="s:25:&quot;CRM_Admin_Page_Extensions&quot;;">
            <text:p>s:25:"CRM_Admin_Page_Extension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90">
            <text:p>39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81">
            <text:p>181</text:p>
          </table:table-cell>
          <table:table-cell table:style-name="ACE-0x8c773d8" office:value-type="float" office:value="1">
            <text:p>1</text:p>
          </table:table-cell>
          <table:table-cell table:style-name="ACE-0x8c773d8" office:value-type="string" office:string-value="civicrm/admin/price/add">
            <text:p>civicrm/admin/price/add</text:p>
          </table:table-cell>
          <table:table-cell table:style-name="ACE-0x8c773d8" office:value-type="string" office:string-value="action=add">
            <text:p>action=add</text:p>
          </table:table-cell>
          <table:table-cell table:style-name="ACE-0x8c773d8" office:value-type="string" office:string-value="New Price Set">
            <text:p>New Price Se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6:&quot;access CiviEvent&quot;;}i:1;s:2:&quot;or&quot;;}">
            <text:p>a:2:{i:0;a:2:{i:0;s:18:"administer CiviCRM";i:1;s:16:"access CiviEvent";}i:1;s:2:"or";}</text:p>
          </table:table-cell>
          <table:table-cell table:style-name="ACE-0x8c773d8" office:value-type="string" office:string-value="s:18:&quot;CRM_Price_Page_Set&quot;;">
            <text:p>s:18:"CRM_Price_Page_Set";</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0:&quot;Price Sets&quot;;s:3:&quot;url&quot;;s:82:&quot;/joomla/administrator/?option=com_civicrm&amp;amp;task=civicrm/admin/price&amp;amp;reset=1&quot;;}}">
            <text:p>a:3:{i:0;a:2:{s:5:"title";s:7:"CiviCRM";s:3:"url";s:70:"/joomla/administrator/?option=com_civicrm&amp;amp;task=civicrm&amp;amp;reset=1";}i:1;a:2:{s:5:"title";s:18:"Administer CiviCRM";s:3:"url";s:76:"/joomla/administrator/?option=com_civicrm&amp;amp;task=civicrm/admin&amp;amp;reset=1";}i:2;a:2:{s:5:"title";s:10:"Price Sets";s:3:"url";s:82:"/joomla/administrator/?option=com_civicrm&amp;amp;task=civicrm/admin/pric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82">
            <text:p>182</text:p>
          </table:table-cell>
          <table:table-cell table:style-name="ACE-0x8c773d8" office:value-type="float" office:value="1">
            <text:p>1</text:p>
          </table:table-cell>
          <table:table-cell table:style-name="ACE-0x8c773d8" office:value-type="string" office:string-value="civicrm/admin/price/field">
            <text:p>civicrm/admin/price/field</text:p>
          </table:table-cell>
          <table:table-cell table:style-name="ACE-0x8c773d8"/>
          <table:table-cell table:style-name="ACE-0x8c773d8" office:value-type="string" office:string-value="Price Fields">
            <text:p>Price Field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6:&quot;access CiviEvent&quot;;}i:1;s:2:&quot;or&quot;;}">
            <text:p>a:2:{i:0;a:2:{i:0;s:18:"administer CiviCRM";i:1;s:16:"access CiviEvent";}i:1;s:2:"or";}</text:p>
          </table:table-cell>
          <table:table-cell table:style-name="ACE-0x8c773d8" office:value-type="string" office:string-value="s:20:&quot;CRM_Price_Page_Field&quot;;">
            <text:p>s:20:"CRM_Price_Page_Field";</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0:&quot;Price Sets&quot;;s:3:&quot;url&quot;;s:82:&quot;/joomla/administrator/?option=com_civicrm&amp;amp;task=civicrm/admin/price&amp;amp;reset=1&quot;;}}">
            <text:p>a:3:{i:0;a:2:{s:5:"title";s:7:"CiviCRM";s:3:"url";s:70:"/joomla/administrator/?option=com_civicrm&amp;amp;task=civicrm&amp;amp;reset=1";}i:1;a:2:{s:5:"title";s:18:"Administer CiviCRM";s:3:"url";s:76:"/joomla/administrator/?option=com_civicrm&amp;amp;task=civicrm/admin&amp;amp;reset=1";}i:2;a:2:{s:5:"title";s:10:"Price Sets";s:3:"url";s:82:"/joomla/administrator/?option=com_civicrm&amp;amp;task=civicrm/admin/pric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office:value-type="float" office:value="0">
            <text:p>0</text:p>
          </table:table-cell>
          <table:table-cell table:number-columns-repeated="235" table:style-name="ACE-0x8c77258"/>
        </table:table-row>
        <table:table-row table:style-name="AROW-0">
          <table:table-cell table:style-name="ACE-0x8c773d8" office:value-type="float" office:value="183">
            <text:p>183</text:p>
          </table:table-cell>
          <table:table-cell table:style-name="ACE-0x8c773d8" office:value-type="float" office:value="1">
            <text:p>1</text:p>
          </table:table-cell>
          <table:table-cell table:style-name="ACE-0x8c773d8" office:value-type="string" office:string-value="civicrm/admin/price/field/option">
            <text:p>civicrm/admin/price/field/option</text:p>
          </table:table-cell>
          <table:table-cell table:style-name="ACE-0x8c773d8"/>
          <table:table-cell table:style-name="ACE-0x8c773d8" office:value-type="string" office:string-value="Price Field Options">
            <text:p>Price Field Option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6:&quot;access CiviEvent&quot;;}i:1;s:2:&quot;or&quot;;}">
            <text:p>a:2:{i:0;a:2:{i:0;s:18:"administer CiviCRM";i:1;s:16:"access CiviEvent";}i:1;s:2:"or";}</text:p>
          </table:table-cell>
          <table:table-cell table:style-name="ACE-0x8c773d8" office:value-type="string" office:string-value="s:21:&quot;CRM_Price_Page_Option&quot;;">
            <text:p>s:21:"CRM_Price_Page_Option";</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0:&quot;Price Sets&quot;;s:3:&quot;url&quot;;s:82:&quot;/joomla/administrator/?option=com_civicrm&amp;amp;task=civicrm/admin/price&amp;amp;reset=1&quot;;}}">
            <text:p>a:3:{i:0;a:2:{s:5:"title";s:7:"CiviCRM";s:3:"url";s:70:"/joomla/administrator/?option=com_civicrm&amp;amp;task=civicrm&amp;amp;reset=1";}i:1;a:2:{s:5:"title";s:18:"Administer CiviCRM";s:3:"url";s:76:"/joomla/administrator/?option=com_civicrm&amp;amp;task=civicrm/admin&amp;amp;reset=1";}i:2;a:2:{s:5:"title";s:10:"Price Sets";s:3:"url";s:82:"/joomla/administrator/?option=com_civicrm&amp;amp;task=civicrm/admin/pric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84">
            <text:p>184</text:p>
          </table:table-cell>
          <table:table-cell table:style-name="ACE-0x8c773d8" office:value-type="float" office:value="1">
            <text:p>1</text:p>
          </table:table-cell>
          <table:table-cell table:style-name="ACE-0x8c773d8" office:value-type="string" office:string-value="civicrm/ajax/taglist">
            <text:p>civicrm/ajax/taglis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9:&quot;CRM_Admin_Page_AJAX&quot;;i:1;s:10:&quot;getTagList&quot;;}">
            <text:p>a:2:{i:0;s:19:"CRM_Admin_Page_AJAX";i:1;s:10:"getTagLis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85">
            <text:p>185</text:p>
          </table:table-cell>
          <table:table-cell table:style-name="ACE-0x8c773d8" office:value-type="float" office:value="1">
            <text:p>1</text:p>
          </table:table-cell>
          <table:table-cell table:style-name="ACE-0x8c773d8" office:value-type="string" office:string-value="civicrm/ajax/mergeTagList">
            <text:p>civicrm/ajax/mergeTagLis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9:&quot;CRM_Admin_Page_AJAX&quot;;i:1;s:12:&quot;mergeTagList&quot;;}">
            <text:p>a:2:{i:0;s:19:"CRM_Admin_Page_AJAX";i:1;s:12:"mergeTagLis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86">
            <text:p>186</text:p>
          </table:table-cell>
          <table:table-cell table:style-name="ACE-0x8c773d8" office:value-type="float" office:value="1">
            <text:p>1</text:p>
          </table:table-cell>
          <table:table-cell table:style-name="ACE-0x8c773d8" office:value-type="string" office:string-value="civicrm/ajax/processTags">
            <text:p>civicrm/ajax/processTag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9:&quot;CRM_Admin_Page_AJAX&quot;;i:1;s:11:&quot;processTags&quot;;}">
            <text:p>a:2:{i:0;s:19:"CRM_Admin_Page_AJAX";i:1;s:11:"processTags";}</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3">
            <text:p>3</text:p>
          </table:table-cell>
          <table:table-cell table:style-name="ACE-0x8c773d8"/>
          <table:table-cell table:number-columns-repeated="235" table:style-name="ACE-0x8c77258"/>
        </table:table-row>
        <table:table-row table:style-name="AROW-0">
          <table:table-cell table:style-name="ACE-0x8c773d8" office:value-type="float" office:value="187">
            <text:p>187</text:p>
          </table:table-cell>
          <table:table-cell table:style-name="ACE-0x8c773d8" office:value-type="float" office:value="1">
            <text:p>1</text:p>
          </table:table-cell>
          <table:table-cell table:style-name="ACE-0x8c773d8" office:value-type="string" office:string-value="civicrm/admin/tplstrings/add">
            <text:p>civicrm/admin/tplstrings/add</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5:&quot;CRM_Admin_Form_Persistent&quot;;">
            <text:p>s:25:"CRM_Admin_Form_Persisten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88">
            <text:p>188</text:p>
          </table:table-cell>
          <table:table-cell table:style-name="ACE-0x8c773d8" office:value-type="float" office:value="1">
            <text:p>1</text:p>
          </table:table-cell>
          <table:table-cell table:style-name="ACE-0x8c773d8" office:value-type="string" office:string-value="civicrm/admin/tplstrings">
            <text:p>civicrm/admin/tplstring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5:&quot;CRM_Admin_Page_Persistent&quot;;">
            <text:p>s:25:"CRM_Admin_Page_Persisten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89">
            <text:p>189</text:p>
          </table:table-cell>
          <table:table-cell table:style-name="ACE-0x8c773d8" office:value-type="float" office:value="1">
            <text:p>1</text:p>
          </table:table-cell>
          <table:table-cell table:style-name="ACE-0x8c773d8" office:value-type="string" office:string-value="civicrm/ajax/mapping">
            <text:p>civicrm/ajax/mapping</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a:2:{i:0;s:19:&quot;CRM_Admin_Page_AJAX&quot;;i:1;s:11:&quot;mappingList&quot;;}">
            <text:p>a:2:{i:0;s:19:"CRM_Admin_Page_AJAX";i:1;s:11:"mappingLis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90">
            <text:p>190</text:p>
          </table:table-cell>
          <table:table-cell table:style-name="ACE-0x8c773d8" office:value-type="float" office:value="1">
            <text:p>1</text:p>
          </table:table-cell>
          <table:table-cell table:style-name="ACE-0x8c773d8" office:value-type="string" office:string-value="civicrm/ajax/mapping1">
            <text:p>civicrm/ajax/mapping1</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a:2:{i:0;s:19:&quot;CRM_Admin_Page_AJAX&quot;;i:1;s:12:&quot;mappingList1&quot;;}">
            <text:p>a:2:{i:0;s:19:"CRM_Admin_Page_AJAX";i:1;s:12:"mappingList1";}</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91">
            <text:p>191</text:p>
          </table:table-cell>
          <table:table-cell table:style-name="ACE-0x8c773d8" office:value-type="float" office:value="1">
            <text:p>1</text:p>
          </table:table-cell>
          <table:table-cell table:style-name="ACE-0x8c773d8" office:value-type="string" office:string-value="civicrm/event">
            <text:p>civicrm/event</text:p>
          </table:table-cell>
          <table:table-cell table:style-name="ACE-0x8c773d8"/>
          <table:table-cell table:style-name="ACE-0x8c773d8" office:value-type="string" office:string-value="CiviEvent Dashboard">
            <text:p>CiviEvent Dashboar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24:&quot;CRM_Event_Page_DashBoard&quot;;">
            <text:p>s:24:"CRM_Even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0">
            <text:p>0</text:p>
          </table:table-cell>
          <table:table-cell table:style-name="ACE-0x8c773d8" office:value-type="float" office:value="800">
            <text:p>80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192">
            <text:p>192</text:p>
          </table:table-cell>
          <table:table-cell table:style-name="ACE-0x8c773d8" office:value-type="float" office:value="1">
            <text:p>1</text:p>
          </table:table-cell>
          <table:table-cell table:style-name="ACE-0x8c773d8" office:value-type="string" office:string-value="civicrm/participant/add">
            <text:p>civicrm/participant/add</text:p>
          </table:table-cell>
          <table:table-cell table:style-name="ACE-0x8c773d8" office:value-type="string" office:string-value="action=add">
            <text:p>action=add</text:p>
          </table:table-cell>
          <table:table-cell table:style-name="ACE-0x8c773d8" office:value-type="string" office:string-value="Register New Participant">
            <text:p>Register New Participan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18:&quot;CRM_Event_Page_Tab&quot;;">
            <text:p>s:18:"CRM_Event_Page_Tab";</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93">
            <text:p>193</text:p>
          </table:table-cell>
          <table:table-cell table:style-name="ACE-0x8c773d8" office:value-type="float" office:value="1">
            <text:p>1</text:p>
          </table:table-cell>
          <table:table-cell table:style-name="ACE-0x8c773d8" office:value-type="string" office:string-value="civicrm/event/info">
            <text:p>civicrm/event/info</text:p>
          </table:table-cell>
          <table:table-cell table:style-name="ACE-0x8c773d8"/>
          <table:table-cell table:style-name="ACE-0x8c773d8" office:value-type="string" office:string-value="Event Information">
            <text:p>Event Information</text:p>
          </table:table-cell>
          <table:table-cell table:style-name="ACE-0x8c773d8" office:value-type="string" office:string-value="s:1:&quot;1&quot;;">
            <text:p>s:1:"1";</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24:&quot;CRM_Event_Page_EventInfo&quot;;">
            <text:p>s:24:"CRM_Event_Page_EventInfo";</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Event Dashboard&quot;;s:3:&quot;url&quot;;s:76:&quot;/joomla/administrator/?option=com_civicrm&amp;amp;task=civicrm/event&amp;amp;reset=1&quot;;}}">
            <text:p>a:2:{i:0;a:2:{s:5:"title";s:7:"CiviCRM";s:3:"url";s:70:"/joomla/administrator/?option=com_civicrm&amp;amp;task=civicrm&amp;amp;reset=1";}i:1;a:2:{s:5:"title";s:19:"CiviEvent Dashboard";s:3:"url";s:76:"/joomla/administrator/?option=com_civicrm&amp;amp;task=civicrm/event&amp;amp;reset=1";}}</text:p>
          </table:table-cell>
          <table:table-cell table:number-columns-repeated="2" table:style-name="ACE-0x8c773d8"/>
          <table:table-cell table:style-name="ACE-0x8c773d8" office:value-type="float" office:value="1">
            <text:p>1</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94">
            <text:p>194</text:p>
          </table:table-cell>
          <table:table-cell table:style-name="ACE-0x8c773d8" office:value-type="float" office:value="1">
            <text:p>1</text:p>
          </table:table-cell>
          <table:table-cell table:style-name="ACE-0x8c773d8" office:value-type="string" office:string-value="civicrm/event/register">
            <text:p>civicrm/event/register</text:p>
          </table:table-cell>
          <table:table-cell table:style-name="ACE-0x8c773d8"/>
          <table:table-cell table:style-name="ACE-0x8c773d8" office:value-type="string" office:string-value="Event Registration">
            <text:p>Event Registration</text:p>
          </table:table-cell>
          <table:table-cell table:style-name="ACE-0x8c773d8" office:value-type="string" office:string-value="s:1:&quot;1&quot;;">
            <text:p>s:1:"1";</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33:&quot;CRM_Event_Controller_Registration&quot;;">
            <text:p>s:33:"CRM_Event_Controller_Registratio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Event Dashboard&quot;;s:3:&quot;url&quot;;s:76:&quot;/joomla/administrator/?option=com_civicrm&amp;amp;task=civicrm/event&amp;amp;reset=1&quot;;}}">
            <text:p>a:2:{i:0;a:2:{s:5:"title";s:7:"CiviCRM";s:3:"url";s:70:"/joomla/administrator/?option=com_civicrm&amp;amp;task=civicrm&amp;amp;reset=1";}i:1;a:2:{s:5:"title";s:19:"CiviEvent Dashboard";s:3:"url";s:76:"/joomla/administrator/?option=com_civicrm&amp;amp;task=civicrm/event&amp;amp;reset=1";}}</text:p>
          </table:table-cell>
          <table:table-cell table:number-columns-repeated="2" table:style-name="ACE-0x8c773d8"/>
          <table:table-cell table:style-name="ACE-0x8c773d8" office:value-type="float" office:value="1">
            <text:p>1</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95">
            <text:p>195</text:p>
          </table:table-cell>
          <table:table-cell table:style-name="ACE-0x8c773d8" office:value-type="float" office:value="1">
            <text:p>1</text:p>
          </table:table-cell>
          <table:table-cell table:style-name="ACE-0x8c773d8" office:value-type="string" office:string-value="civicrm/event/confirm">
            <text:p>civicrm/event/confirm</text:p>
          </table:table-cell>
          <table:table-cell table:style-name="ACE-0x8c773d8"/>
          <table:table-cell table:style-name="ACE-0x8c773d8" office:value-type="string" office:string-value="Confirm Event Registration">
            <text:p>Confirm Event Registration</text:p>
          </table:table-cell>
          <table:table-cell table:style-name="ACE-0x8c773d8" office:value-type="string" office:string-value="s:1:&quot;1&quot;;">
            <text:p>s:1:"1";</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46:&quot;CRM_Event_Form_Registration_ParticipantConfirm&quot;;">
            <text:p>s:46:"CRM_Event_Form_Registration_ParticipantConfirm";</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Event Dashboard&quot;;s:3:&quot;url&quot;;s:76:&quot;/joomla/administrator/?option=com_civicrm&amp;amp;task=civicrm/event&amp;amp;reset=1&quot;;}}">
            <text:p>a:2:{i:0;a:2:{s:5:"title";s:7:"CiviCRM";s:3:"url";s:70:"/joomla/administrator/?option=com_civicrm&amp;amp;task=civicrm&amp;amp;reset=1";}i:1;a:2:{s:5:"title";s:19:"CiviEvent Dashboard";s:3:"url";s:76:"/joomla/administrator/?option=com_civicrm&amp;amp;task=civicrm/event&amp;amp;reset=1";}}</text:p>
          </table:table-cell>
          <table:table-cell table:number-columns-repeated="2" table:style-name="ACE-0x8c773d8"/>
          <table:table-cell table:style-name="ACE-0x8c773d8" office:value-type="float" office:value="1">
            <text:p>1</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96">
            <text:p>196</text:p>
          </table:table-cell>
          <table:table-cell table:style-name="ACE-0x8c773d8" office:value-type="float" office:value="1">
            <text:p>1</text:p>
          </table:table-cell>
          <table:table-cell table:style-name="ACE-0x8c773d8" office:value-type="string" office:string-value="civicrm/event/ical">
            <text:p>civicrm/event/ical</text:p>
          </table:table-cell>
          <table:table-cell table:style-name="ACE-0x8c773d8"/>
          <table:table-cell table:style-name="ACE-0x8c773d8" office:value-type="string" office:string-value="Current and Upcoming Events">
            <text:p>Current and Upcoming Eve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5:&quot;view event info&quot;;}i:1;s:3:&quot;and&quot;;}">
            <text:p>a:2:{i:0;a:1:{i:0;s:15:"view event info";}i:1;s:3:"and";}</text:p>
          </table:table-cell>
          <table:table-cell table:style-name="ACE-0x8c773d8" office:value-type="string" office:string-value="s:24:&quot;CRM_Event_Page_ICalendar&quot;;">
            <text:p>s:24:"CRM_Event_Page_ICalendar";</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Event Dashboard&quot;;s:3:&quot;url&quot;;s:76:&quot;/joomla/administrator/?option=com_civicrm&amp;amp;task=civicrm/event&amp;amp;reset=1&quot;;}}">
            <text:p>a:2:{i:0;a:2:{s:5:"title";s:7:"CiviCRM";s:3:"url";s:70:"/joomla/administrator/?option=com_civicrm&amp;amp;task=civicrm&amp;amp;reset=1";}i:1;a:2:{s:5:"title";s:19:"CiviEvent Dashboard";s:3:"url";s:76:"/joomla/administrator/?option=com_civicrm&amp;amp;task=civicrm/event&amp;amp;reset=1";}}</text:p>
          </table:table-cell>
          <table:table-cell table:number-columns-repeated="2" table:style-name="ACE-0x8c773d8"/>
          <table:table-cell table:style-name="ACE-0x8c773d8" office:value-type="float" office:value="1">
            <text:p>1</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97">
            <text:p>197</text:p>
          </table:table-cell>
          <table:table-cell table:style-name="ACE-0x8c773d8" office:value-type="float" office:value="1">
            <text:p>1</text:p>
          </table:table-cell>
          <table:table-cell table:style-name="ACE-0x8c773d8" office:value-type="string" office:string-value="civicrm/event/participant">
            <text:p>civicrm/event/participant</text:p>
          </table:table-cell>
          <table:table-cell table:style-name="ACE-0x8c773d8"/>
          <table:table-cell table:style-name="ACE-0x8c773d8" office:value-type="string" office:string-value="Event Participants List">
            <text:p>Event Participants Lis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3:&quot;view event participants&quot;;}i:1;s:3:&quot;and&quot;;}">
            <text:p>a:2:{i:0;a:1:{i:0;s:23:"view event participants";}i:1;s:3:"and";}</text:p>
          </table:table-cell>
          <table:table-cell table:style-name="ACE-0x8c773d8" office:value-type="string" office:string-value="s:33:&quot;CRM_Event_Page_ParticipantListing&quot;;">
            <text:p>s:33:"CRM_Event_Page_ParticipantListing";</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Event Dashboard&quot;;s:3:&quot;url&quot;;s:76:&quot;/joomla/administrator/?option=com_civicrm&amp;amp;task=civicrm/event&amp;amp;reset=1&quot;;}}">
            <text:p>a:2:{i:0;a:2:{s:5:"title";s:7:"CiviCRM";s:3:"url";s:70:"/joomla/administrator/?option=com_civicrm&amp;amp;task=civicrm&amp;amp;reset=1";}i:1;a:2:{s:5:"title";s:19:"CiviEvent Dashboard";s:3:"url";s:76:"/joomla/administrator/?option=com_civicrm&amp;amp;task=civicrm/event&amp;amp;reset=1";}}</text:p>
          </table:table-cell>
          <table:table-cell table:number-columns-repeated="2" table:style-name="ACE-0x8c773d8"/>
          <table:table-cell table:style-name="ACE-0x8c773d8" office:value-type="float" office:value="1">
            <text:p>1</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98">
            <text:p>198</text:p>
          </table:table-cell>
          <table:table-cell table:style-name="ACE-0x8c773d8" office:value-type="float" office:value="1">
            <text:p>1</text:p>
          </table:table-cell>
          <table:table-cell table:style-name="ACE-0x8c773d8" office:value-type="string" office:string-value="civicrm/admin/event">
            <text:p>civicrm/admin/event</text:p>
          </table:table-cell>
          <table:table-cell table:style-name="ACE-0x8c773d8"/>
          <table:table-cell table:style-name="ACE-0x8c773d8" office:value-type="string" office:string-value="Manage Events">
            <text:p>Manage Eve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26:&quot;CRM_Event_Page_ManageEvent&quot;;">
            <text:p>s:26:"CRM_Event_Page_ManageEven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70">
            <text:p>37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199">
            <text:p>199</text:p>
          </table:table-cell>
          <table:table-cell table:style-name="ACE-0x8c773d8" office:value-type="float" office:value="1">
            <text:p>1</text:p>
          </table:table-cell>
          <table:table-cell table:style-name="ACE-0x8c773d8" office:value-type="string" office:string-value="civicrm/admin/eventTemplate">
            <text:p>civicrm/admin/eventTemplate</text:p>
          </table:table-cell>
          <table:table-cell table:style-name="ACE-0x8c773d8"/>
          <table:table-cell table:style-name="ACE-0x8c773d8" office:value-type="string" office:string-value="Event Templates">
            <text:p>Event Templat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28:&quot;CRM_Admin_Page_EventTemplate&quot;;">
            <text:p>s:28:"CRM_Admin_Page_EventTemplat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75">
            <text:p>37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00">
            <text:p>200</text:p>
          </table:table-cell>
          <table:table-cell table:style-name="ACE-0x8c773d8" office:value-type="float" office:value="1">
            <text:p>1</text:p>
          </table:table-cell>
          <table:table-cell table:style-name="ACE-0x8c773d8" office:value-type="string" office:string-value="civicrm/admin/options/event_type">
            <text:p>civicrm/admin/options/event_type</text:p>
          </table:table-cell>
          <table:table-cell table:style-name="ACE-0x8c773d8" office:value-type="string" office:string-value="group=event_type">
            <text:p>group=event_type</text:p>
          </table:table-cell>
          <table:table-cell table:style-name="ACE-0x8c773d8" office:value-type="string" office:string-value="Event Types">
            <text:p>Event Typ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6:&quot;access CiviEvent&quot;;}i:1;s:3:&quot;and&quot;;}">
            <text:p>a:2:{i:0;a:2:{i:0;s:18:"administer CiviCRM";i:1;s:16:"access CiviEvent";}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85">
            <text:p>38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01">
            <text:p>201</text:p>
          </table:table-cell>
          <table:table-cell table:style-name="ACE-0x8c773d8" office:value-type="float" office:value="1">
            <text:p>1</text:p>
          </table:table-cell>
          <table:table-cell table:style-name="ACE-0x8c773d8" office:value-type="string" office:string-value="civicrm/admin/participant_status">
            <text:p>civicrm/admin/participant_status</text:p>
          </table:table-cell>
          <table:table-cell table:style-name="ACE-0x8c773d8"/>
          <table:table-cell table:style-name="ACE-0x8c773d8" office:value-type="string" office:string-value="Participant Status">
            <text:p>Participant Statu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6:&quot;access CiviEvent&quot;;}i:1;s:3:&quot;and&quot;;}">
            <text:p>a:2:{i:0;a:2:{i:0;s:18:"administer CiviCRM";i:1;s:16:"access CiviEvent";}i:1;s:3:"and";}</text:p>
          </table:table-cell>
          <table:table-cell table:style-name="ACE-0x8c773d8" office:value-type="string" office:string-value="s:32:&quot;CRM_Admin_Page_ParticipantStatus&quot;;">
            <text:p>s:32:"CRM_Admin_Page_ParticipantStatu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90">
            <text:p>39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02">
            <text:p>202</text:p>
          </table:table-cell>
          <table:table-cell table:style-name="ACE-0x8c773d8" office:value-type="float" office:value="1">
            <text:p>1</text:p>
          </table:table-cell>
          <table:table-cell table:style-name="ACE-0x8c773d8" office:value-type="string" office:string-value="civicrm/admin/options/participant_role">
            <text:p>civicrm/admin/options/participant_role</text:p>
          </table:table-cell>
          <table:table-cell table:style-name="ACE-0x8c773d8" office:value-type="string" office:string-value="group=participant_role">
            <text:p>group=participant_role</text:p>
          </table:table-cell>
          <table:table-cell table:style-name="ACE-0x8c773d8" office:value-type="string" office:string-value="Participant Role">
            <text:p>Participant Rol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6:&quot;access CiviEvent&quot;;}i:1;s:3:&quot;and&quot;;}">
            <text:p>a:2:{i:0;a:2:{i:0;s:18:"administer CiviCRM";i:1;s:16:"access CiviEvent";}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95">
            <text:p>39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03">
            <text:p>203</text:p>
          </table:table-cell>
          <table:table-cell table:style-name="ACE-0x8c773d8" office:value-type="float" office:value="1">
            <text:p>1</text:p>
          </table:table-cell>
          <table:table-cell table:style-name="ACE-0x8c773d8" office:value-type="string" office:string-value="civicrm/event/search">
            <text:p>civicrm/event/search</text:p>
          </table:table-cell>
          <table:table-cell table:style-name="ACE-0x8c773d8"/>
          <table:table-cell table:style-name="ACE-0x8c773d8" office:value-type="string" office:string-value="Find Participants">
            <text:p>Find Participa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27:&quot;CRM_Event_Controller_Search&quot;;">
            <text:p>s:27:"CRM_Event_Controller_Search";</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Event Dashboard&quot;;s:3:&quot;url&quot;;s:76:&quot;/joomla/administrator/?option=com_civicrm&amp;amp;task=civicrm/event&amp;amp;reset=1&quot;;}}">
            <text:p>a:2:{i:0;a:2:{s:5:"title";s:7:"CiviCRM";s:3:"url";s:70:"/joomla/administrator/?option=com_civicrm&amp;amp;task=civicrm&amp;amp;reset=1";}i:1;a:2:{s:5:"title";s:19:"CiviEvent Dashboard";s:3:"url";s:76:"/joomla/administrator/?option=com_civicrm&amp;amp;task=civicrm/event&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0">
            <text:p>0</text:p>
          </table:table-cell>
          <table:table-cell table:style-name="ACE-0x8c773d8" office:value-type="float" office:value="810">
            <text:p>81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04">
            <text:p>204</text:p>
          </table:table-cell>
          <table:table-cell table:style-name="ACE-0x8c773d8" office:value-type="float" office:value="1">
            <text:p>1</text:p>
          </table:table-cell>
          <table:table-cell table:style-name="ACE-0x8c773d8" office:value-type="string" office:string-value="civicrm/event/manage">
            <text:p>civicrm/event/manage</text:p>
          </table:table-cell>
          <table:table-cell table:style-name="ACE-0x8c773d8"/>
          <table:table-cell table:style-name="ACE-0x8c773d8" office:value-type="string" office:string-value="Manage Events">
            <text:p>Manage Eve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26:&quot;CRM_Event_Page_ManageEvent&quot;;">
            <text:p>s:26:"CRM_Event_Page_ManageEven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Event Dashboard&quot;;s:3:&quot;url&quot;;s:76:&quot;/joomla/administrator/?option=com_civicrm&amp;amp;task=civicrm/event&amp;amp;reset=1&quot;;}}">
            <text:p>a:2:{i:0;a:2:{s:5:"title";s:7:"CiviCRM";s:3:"url";s:70:"/joomla/administrator/?option=com_civicrm&amp;amp;task=civicrm&amp;amp;reset=1";}i:1;a:2:{s:5:"title";s:19:"CiviEvent Dashboard";s:3:"url";s:76:"/joomla/administrator/?option=com_civicrm&amp;amp;task=civicrm/event&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1">
            <text:p>1</text:p>
          </table:table-cell>
          <table:table-cell table:style-name="ACE-0x8c773d8" office:value-type="float" office:value="820">
            <text:p>82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05">
            <text:p>205</text:p>
          </table:table-cell>
          <table:table-cell table:style-name="ACE-0x8c773d8" office:value-type="float" office:value="1">
            <text:p>1</text:p>
          </table:table-cell>
          <table:table-cell table:style-name="ACE-0x8c773d8" office:value-type="string" office:string-value="civicrm/event/badge">
            <text:p>civicrm/event/badge</text:p>
          </table:table-cell>
          <table:table-cell table:style-name="ACE-0x8c773d8"/>
          <table:table-cell table:style-name="ACE-0x8c773d8" office:value-type="string" office:string-value="Print Event Name Badge">
            <text:p>Print Event Name Badg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25:&quot;CRM_Event_Form_Task_Badge&quot;;">
            <text:p>s:25:"CRM_Event_Form_Task_Badg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Event Dashboard&quot;;s:3:&quot;url&quot;;s:76:&quot;/joomla/administrator/?option=com_civicrm&amp;amp;task=civicrm/event&amp;amp;reset=1&quot;;}}">
            <text:p>a:2:{i:0;a:2:{s:5:"title";s:7:"CiviCRM";s:3:"url";s:70:"/joomla/administrator/?option=com_civicrm&amp;amp;task=civicrm&amp;amp;reset=1";}i:1;a:2:{s:5:"title";s:19:"CiviEvent Dashboard";s:3:"url";s:76:"/joomla/administrator/?option=com_civicrm&amp;amp;task=civicrm/event&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06">
            <text:p>206</text:p>
          </table:table-cell>
          <table:table-cell table:style-name="ACE-0x8c773d8" office:value-type="float" office:value="1">
            <text:p>1</text:p>
          </table:table-cell>
          <table:table-cell table:style-name="ACE-0x8c773d8" office:value-type="string" office:string-value="civicrm/event/manage/eventInfo">
            <text:p>civicrm/event/manage/eventInfo</text:p>
          </table:table-cell>
          <table:table-cell table:style-name="ACE-0x8c773d8"/>
          <table:table-cell table:style-name="ACE-0x8c773d8" office:value-type="string" office:string-value="Event Info and Settings">
            <text:p>Event Info and Sett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36:&quot;CRM_Event_Form_ManageEvent_EventInfo&quot;;">
            <text:p>s:36:"CRM_Event_Form_ManageEvent_EventInfo";</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9:&quot;CiviEvent Dashboard&quot;;s:3:&quot;url&quot;;s:76:&quot;/joomla/administrator/?option=com_civicrm&amp;amp;task=civicrm/event&amp;amp;reset=1&quot;;}i:2;a:2:{s:5:&quot;title&quot;;s:13:&quot;Manage Events&quot;;s:3:&quot;url&quot;;s:83:&quot;/joomla/administrator/?option=com_civicrm&amp;amp;task=civicrm/event/manage&amp;amp;reset=1&quot;;}}">
            <text:p>a:3:{i:0;a:2:{s:5:"title";s:7:"CiviCRM";s:3:"url";s:70:"/joomla/administrator/?option=com_civicrm&amp;amp;task=civicrm&amp;amp;reset=1";}i:1;a:2:{s:5:"title";s:19:"CiviEvent Dashboard";s:3:"url";s:76:"/joomla/administrator/?option=com_civicrm&amp;amp;task=civicrm/event&amp;amp;reset=1";}i:2;a:2:{s:5:"title";s:13:"Manage Events";s:3:"url";s:83:"/joomla/administrator/?option=com_civicrm&amp;amp;task=civicrm/event/manage&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1">
            <text:p>1</text:p>
          </table:table-cell>
          <table:table-cell table:style-name="ACE-0x8c773d8" office:value-type="float" office:value="910">
            <text:p>91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07">
            <text:p>207</text:p>
          </table:table-cell>
          <table:table-cell table:style-name="ACE-0x8c773d8" office:value-type="float" office:value="1">
            <text:p>1</text:p>
          </table:table-cell>
          <table:table-cell table:style-name="ACE-0x8c773d8" office:value-type="string" office:string-value="civicrm/event/manage/location">
            <text:p>civicrm/event/manage/location</text:p>
          </table:table-cell>
          <table:table-cell table:style-name="ACE-0x8c773d8"/>
          <table:table-cell table:style-name="ACE-0x8c773d8" office:value-type="string" office:string-value="Event Location">
            <text:p>Event Locatio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35:&quot;CRM_Event_Form_ManageEvent_Location&quot;;">
            <text:p>s:35:"CRM_Event_Form_ManageEvent_Location";</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9:&quot;CiviEvent Dashboard&quot;;s:3:&quot;url&quot;;s:76:&quot;/joomla/administrator/?option=com_civicrm&amp;amp;task=civicrm/event&amp;amp;reset=1&quot;;}i:2;a:2:{s:5:&quot;title&quot;;s:13:&quot;Manage Events&quot;;s:3:&quot;url&quot;;s:83:&quot;/joomla/administrator/?option=com_civicrm&amp;amp;task=civicrm/event/manage&amp;amp;reset=1&quot;;}}">
            <text:p>a:3:{i:0;a:2:{s:5:"title";s:7:"CiviCRM";s:3:"url";s:70:"/joomla/administrator/?option=com_civicrm&amp;amp;task=civicrm&amp;amp;reset=1";}i:1;a:2:{s:5:"title";s:19:"CiviEvent Dashboard";s:3:"url";s:76:"/joomla/administrator/?option=com_civicrm&amp;amp;task=civicrm/event&amp;amp;reset=1";}i:2;a:2:{s:5:"title";s:13:"Manage Events";s:3:"url";s:83:"/joomla/administrator/?option=com_civicrm&amp;amp;task=civicrm/event/manage&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1">
            <text:p>1</text:p>
          </table:table-cell>
          <table:table-cell table:style-name="ACE-0x8c773d8" office:value-type="float" office:value="930">
            <text:p>93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08">
            <text:p>208</text:p>
          </table:table-cell>
          <table:table-cell table:style-name="ACE-0x8c773d8" office:value-type="float" office:value="1">
            <text:p>1</text:p>
          </table:table-cell>
          <table:table-cell table:style-name="ACE-0x8c773d8" office:value-type="string" office:string-value="civicrm/event/manage/fee">
            <text:p>civicrm/event/manage/fee</text:p>
          </table:table-cell>
          <table:table-cell table:style-name="ACE-0x8c773d8"/>
          <table:table-cell table:style-name="ACE-0x8c773d8" office:value-type="string" office:string-value="Event Fees">
            <text:p>Event Fe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30:&quot;CRM_Event_Form_ManageEvent_Fee&quot;;">
            <text:p>s:30:"CRM_Event_Form_ManageEvent_Fee";</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9:&quot;CiviEvent Dashboard&quot;;s:3:&quot;url&quot;;s:76:&quot;/joomla/administrator/?option=com_civicrm&amp;amp;task=civicrm/event&amp;amp;reset=1&quot;;}i:2;a:2:{s:5:&quot;title&quot;;s:13:&quot;Manage Events&quot;;s:3:&quot;url&quot;;s:83:&quot;/joomla/administrator/?option=com_civicrm&amp;amp;task=civicrm/event/manage&amp;amp;reset=1&quot;;}}">
            <text:p>a:3:{i:0;a:2:{s:5:"title";s:7:"CiviCRM";s:3:"url";s:70:"/joomla/administrator/?option=com_civicrm&amp;amp;task=civicrm&amp;amp;reset=1";}i:1;a:2:{s:5:"title";s:19:"CiviEvent Dashboard";s:3:"url";s:76:"/joomla/administrator/?option=com_civicrm&amp;amp;task=civicrm/event&amp;amp;reset=1";}i:2;a:2:{s:5:"title";s:13:"Manage Events";s:3:"url";s:83:"/joomla/administrator/?option=com_civicrm&amp;amp;task=civicrm/event/manage&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1">
            <text:p>1</text:p>
          </table:table-cell>
          <table:table-cell table:style-name="ACE-0x8c773d8" office:value-type="float" office:value="920">
            <text:p>92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09">
            <text:p>209</text:p>
          </table:table-cell>
          <table:table-cell table:style-name="ACE-0x8c773d8" office:value-type="float" office:value="1">
            <text:p>1</text:p>
          </table:table-cell>
          <table:table-cell table:style-name="ACE-0x8c773d8" office:value-type="string" office:string-value="civicrm/event/manage/registration">
            <text:p>civicrm/event/manage/registration</text:p>
          </table:table-cell>
          <table:table-cell table:style-name="ACE-0x8c773d8"/>
          <table:table-cell table:style-name="ACE-0x8c773d8" office:value-type="string" office:string-value="Event Online Registration">
            <text:p>Event Online Registratio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39:&quot;CRM_Event_Form_ManageEvent_Registration&quot;;">
            <text:p>s:39:"CRM_Event_Form_ManageEvent_Registration";</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9:&quot;CiviEvent Dashboard&quot;;s:3:&quot;url&quot;;s:76:&quot;/joomla/administrator/?option=com_civicrm&amp;amp;task=civicrm/event&amp;amp;reset=1&quot;;}i:2;a:2:{s:5:&quot;title&quot;;s:13:&quot;Manage Events&quot;;s:3:&quot;url&quot;;s:83:&quot;/joomla/administrator/?option=com_civicrm&amp;amp;task=civicrm/event/manage&amp;amp;reset=1&quot;;}}">
            <text:p>a:3:{i:0;a:2:{s:5:"title";s:7:"CiviCRM";s:3:"url";s:70:"/joomla/administrator/?option=com_civicrm&amp;amp;task=civicrm&amp;amp;reset=1";}i:1;a:2:{s:5:"title";s:19:"CiviEvent Dashboard";s:3:"url";s:76:"/joomla/administrator/?option=com_civicrm&amp;amp;task=civicrm/event&amp;amp;reset=1";}i:2;a:2:{s:5:"title";s:13:"Manage Events";s:3:"url";s:83:"/joomla/administrator/?option=com_civicrm&amp;amp;task=civicrm/event/manage&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1">
            <text:p>1</text:p>
          </table:table-cell>
          <table:table-cell table:style-name="ACE-0x8c773d8" office:value-type="float" office:value="930">
            <text:p>93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10">
            <text:p>210</text:p>
          </table:table-cell>
          <table:table-cell table:style-name="ACE-0x8c773d8" office:value-type="float" office:value="1">
            <text:p>1</text:p>
          </table:table-cell>
          <table:table-cell table:style-name="ACE-0x8c773d8" office:value-type="string" office:string-value="civicrm/event/manage/friend">
            <text:p>civicrm/event/manage/friend</text:p>
          </table:table-cell>
          <table:table-cell table:style-name="ACE-0x8c773d8"/>
          <table:table-cell table:style-name="ACE-0x8c773d8" office:value-type="string" office:string-value="Tell a Friend">
            <text:p>Tell a Frien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21:&quot;CRM_Friend_Form_Event&quot;;">
            <text:p>s:21:"CRM_Friend_Form_Event";</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9:&quot;CiviEvent Dashboard&quot;;s:3:&quot;url&quot;;s:76:&quot;/joomla/administrator/?option=com_civicrm&amp;amp;task=civicrm/event&amp;amp;reset=1&quot;;}i:2;a:2:{s:5:&quot;title&quot;;s:13:&quot;Manage Events&quot;;s:3:&quot;url&quot;;s:83:&quot;/joomla/administrator/?option=com_civicrm&amp;amp;task=civicrm/event/manage&amp;amp;reset=1&quot;;}}">
            <text:p>a:3:{i:0;a:2:{s:5:"title";s:7:"CiviCRM";s:3:"url";s:70:"/joomla/administrator/?option=com_civicrm&amp;amp;task=civicrm&amp;amp;reset=1";}i:1;a:2:{s:5:"title";s:19:"CiviEvent Dashboard";s:3:"url";s:76:"/joomla/administrator/?option=com_civicrm&amp;amp;task=civicrm/event&amp;amp;reset=1";}i:2;a:2:{s:5:"title";s:13:"Manage Events";s:3:"url";s:83:"/joomla/administrator/?option=com_civicrm&amp;amp;task=civicrm/event/manage&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1">
            <text:p>1</text:p>
          </table:table-cell>
          <table:table-cell table:style-name="ACE-0x8c773d8" office:value-type="float" office:value="940">
            <text:p>94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11">
            <text:p>211</text:p>
          </table:table-cell>
          <table:table-cell table:style-name="ACE-0x8c773d8" office:value-type="float" office:value="1">
            <text:p>1</text:p>
          </table:table-cell>
          <table:table-cell table:style-name="ACE-0x8c773d8" office:value-type="string" office:string-value="civicrm/event/add">
            <text:p>civicrm/event/add</text:p>
          </table:table-cell>
          <table:table-cell table:style-name="ACE-0x8c773d8" office:value-type="string" office:string-value="action=add">
            <text:p>action=add</text:p>
          </table:table-cell>
          <table:table-cell table:style-name="ACE-0x8c773d8" office:value-type="string" office:string-value="New Event">
            <text:p>New Even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36:&quot;CRM_Event_Form_ManageEvent_EventInfo&quot;;">
            <text:p>s:36:"CRM_Event_Form_ManageEvent_EventInfo";</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Event Dashboard&quot;;s:3:&quot;url&quot;;s:76:&quot;/joomla/administrator/?option=com_civicrm&amp;amp;task=civicrm/event&amp;amp;reset=1&quot;;}}">
            <text:p>a:2:{i:0;a:2:{s:5:"title";s:7:"CiviCRM";s:3:"url";s:70:"/joomla/administrator/?option=com_civicrm&amp;amp;task=civicrm&amp;amp;reset=1";}i:1;a:2:{s:5:"title";s:19:"CiviEvent Dashboard";s:3:"url";s:76:"/joomla/administrator/?option=com_civicrm&amp;amp;task=civicrm/event&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0">
            <text:p>0</text:p>
          </table:table-cell>
          <table:table-cell table:style-name="ACE-0x8c773d8" office:value-type="float" office:value="830">
            <text:p>83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12">
            <text:p>212</text:p>
          </table:table-cell>
          <table:table-cell table:style-name="ACE-0x8c773d8" office:value-type="float" office:value="1">
            <text:p>1</text:p>
          </table:table-cell>
          <table:table-cell table:style-name="ACE-0x8c773d8" office:value-type="string" office:string-value="civicrm/event/import">
            <text:p>civicrm/event/import</text:p>
          </table:table-cell>
          <table:table-cell table:style-name="ACE-0x8c773d8"/>
          <table:table-cell table:style-name="ACE-0x8c773d8" office:value-type="string" office:string-value="Import Participants">
            <text:p>Import Participa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6:&quot;access CiviEvent&quot;;i:1;s:23:&quot;edit event participants&quot;;}i:1;s:3:&quot;and&quot;;}">
            <text:p>a:2:{i:0;a:2:{i:0;s:16:"access CiviEvent";i:1;s:23:"edit event participants";}i:1;s:3:"and";}</text:p>
          </table:table-cell>
          <table:table-cell table:style-name="ACE-0x8c773d8" office:value-type="string" office:string-value="s:27:&quot;CRM_Event_Import_Controller&quot;;">
            <text:p>s:27:"CRM_Event_Import_Controller";</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Event Dashboard&quot;;s:3:&quot;url&quot;;s:76:&quot;/joomla/administrator/?option=com_civicrm&amp;amp;task=civicrm/event&amp;amp;reset=1&quot;;}}">
            <text:p>a:2:{i:0;a:2:{s:5:"title";s:7:"CiviCRM";s:3:"url";s:70:"/joomla/administrator/?option=com_civicrm&amp;amp;task=civicrm&amp;amp;reset=1";}i:1;a:2:{s:5:"title";s:19:"CiviEvent Dashboard";s:3:"url";s:76:"/joomla/administrator/?option=com_civicrm&amp;amp;task=civicrm/event&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0">
            <text:p>0</text:p>
          </table:table-cell>
          <table:table-cell table:style-name="ACE-0x8c773d8" office:value-type="float" office:value="840">
            <text:p>84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13">
            <text:p>213</text:p>
          </table:table-cell>
          <table:table-cell table:style-name="ACE-0x8c773d8" office:value-type="float" office:value="1">
            <text:p>1</text:p>
          </table:table-cell>
          <table:table-cell table:style-name="ACE-0x8c773d8" office:value-type="string" office:string-value="civicrm/event/price">
            <text:p>civicrm/event/price</text:p>
          </table:table-cell>
          <table:table-cell table:style-name="ACE-0x8c773d8"/>
          <table:table-cell table:style-name="ACE-0x8c773d8" office:value-type="string" office:string-value="Manage Price Sets">
            <text:p>Manage Price Se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Event&quot;;}i:1;s:3:&quot;and&quot;;}">
            <text:p>a:2:{i:0;a:1:{i:0;s:16:"access CiviEvent";}i:1;s:3:"and";}</text:p>
          </table:table-cell>
          <table:table-cell table:style-name="ACE-0x8c773d8" office:value-type="string" office:string-value="s:18:&quot;CRM_Price_Page_Set&quot;;">
            <text:p>s:18:"CRM_Price_Page_Se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Event Dashboard&quot;;s:3:&quot;url&quot;;s:76:&quot;/joomla/administrator/?option=com_civicrm&amp;amp;task=civicrm/event&amp;amp;reset=1&quot;;}}">
            <text:p>a:2:{i:0;a:2:{s:5:"title";s:7:"CiviCRM";s:3:"url";s:70:"/joomla/administrator/?option=com_civicrm&amp;amp;task=civicrm&amp;amp;reset=1";}i:1;a:2:{s:5:"title";s:19:"CiviEvent Dashboard";s:3:"url";s:76:"/joomla/administrator/?option=com_civicrm&amp;amp;task=civicrm/event&amp;amp;reset=1";}}</text:p>
          </table:table-cell>
          <table:table-cell table:number-columns-repeated="2" table:style-name="ACE-0x8c773d8"/>
          <table:table-cell table:style-name="ACE-0x8c773d8" office:value-type="float" office:value="1">
            <text:p>1</text:p>
          </table:table-cell>
          <table:table-cell table:number-columns-repeated="3" table:style-name="ACE-0x8c773d8"/>
          <table:table-cell table:style-name="ACE-0x8c773d8" office:value-type="float" office:value="0">
            <text:p>0</text:p>
          </table:table-cell>
          <table:table-cell table:style-name="ACE-0x8c773d8" office:value-type="float" office:value="850">
            <text:p>85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14">
            <text:p>214</text:p>
          </table:table-cell>
          <table:table-cell table:style-name="ACE-0x8c773d8" office:value-type="float" office:value="1">
            <text:p>1</text:p>
          </table:table-cell>
          <table:table-cell table:style-name="ACE-0x8c773d8" office:value-type="string" office:string-value="civicrm/contact/view/participant">
            <text:p>civicrm/contact/view/participan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18:&quot;CRM_Event_Page_Tab&quot;;">
            <text:p>s:18:"CRM_Event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4">
            <text:p>4</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15">
            <text:p>215</text:p>
          </table:table-cell>
          <table:table-cell table:style-name="ACE-0x8c773d8" office:value-type="float" office:value="1">
            <text:p>1</text:p>
          </table:table-cell>
          <table:table-cell table:style-name="ACE-0x8c773d8" office:value-type="string" office:string-value="civicrm/ajax/event">
            <text:p>civicrm/ajax/even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6:&quot;access CiviEvent&quot;;}i:1;s:3:&quot;and&quot;;}">
            <text:p>a:2:{i:0;a:2:{i:0;s:14:"access CiviCRM";i:1;s:16:"access CiviEvent";}i:1;s:3:"and";}</text:p>
          </table:table-cell>
          <table:table-cell table:style-name="ACE-0x8c773d8" office:value-type="string" office:string-value="a:2:{i:0;s:19:&quot;CRM_Event_Page_AJAX&quot;;i:1;s:5:&quot;event&quot;;}">
            <text:p>a:2:{i:0;s:19:"CRM_Event_Page_AJAX";i:1;s:5:"even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16">
            <text:p>216</text:p>
          </table:table-cell>
          <table:table-cell table:style-name="ACE-0x8c773d8" office:value-type="float" office:value="1">
            <text:p>1</text:p>
          </table:table-cell>
          <table:table-cell table:style-name="ACE-0x8c773d8" office:value-type="string" office:string-value="civicrm/ajax/eventType">
            <text:p>civicrm/ajax/eventTyp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6:&quot;access CiviEvent&quot;;}i:1;s:3:&quot;and&quot;;}">
            <text:p>a:2:{i:0;a:2:{i:0;s:14:"access CiviCRM";i:1;s:16:"access CiviEvent";}i:1;s:3:"and";}</text:p>
          </table:table-cell>
          <table:table-cell table:style-name="ACE-0x8c773d8" office:value-type="string" office:string-value="a:2:{i:0;s:19:&quot;CRM_Event_Page_AJAX&quot;;i:1;s:9:&quot;eventType&quot;;}">
            <text:p>a:2:{i:0;s:19:"CRM_Event_Page_AJAX";i:1;s:9:"eventTyp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17">
            <text:p>217</text:p>
          </table:table-cell>
          <table:table-cell table:style-name="ACE-0x8c773d8" office:value-type="float" office:value="1">
            <text:p>1</text:p>
          </table:table-cell>
          <table:table-cell table:style-name="ACE-0x8c773d8" office:value-type="string" office:string-value="civicrm/ajax/eventFee">
            <text:p>civicrm/ajax/eventFe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6:&quot;access CiviEvent&quot;;}i:1;s:3:&quot;and&quot;;}">
            <text:p>a:2:{i:0;a:2:{i:0;s:14:"access CiviCRM";i:1;s:16:"access CiviEvent";}i:1;s:3:"and";}</text:p>
          </table:table-cell>
          <table:table-cell table:style-name="ACE-0x8c773d8" office:value-type="string" office:string-value="a:2:{i:0;s:19:&quot;CRM_Event_Page_AJAX&quot;;i:1;s:8:&quot;eventFee&quot;;}">
            <text:p>a:2:{i:0;s:19:"CRM_Event_Page_AJAX";i:1;s:8:"eventFe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18">
            <text:p>218</text:p>
          </table:table-cell>
          <table:table-cell table:style-name="ACE-0x8c773d8" office:value-type="float" office:value="1">
            <text:p>1</text:p>
          </table:table-cell>
          <table:table-cell table:style-name="ACE-0x8c773d8" office:value-type="string" office:string-value="civicrm/ajax/locBlock">
            <text:p>civicrm/ajax/locBlock</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6:&quot;access CiviEvent&quot;;}i:1;s:3:&quot;and&quot;;}">
            <text:p>a:2:{i:0;a:2:{i:0;s:14:"access CiviCRM";i:1;s:16:"access CiviEvent";}i:1;s:3:"and";}</text:p>
          </table:table-cell>
          <table:table-cell table:style-name="ACE-0x8c773d8" office:value-type="string" office:string-value="a:2:{i:0;s:27:&quot;CRM_Core_Page_AJAX_Location&quot;;i:1;s:11:&quot;getLocBlock&quot;;}">
            <text:p>a:2:{i:0;s:27:"CRM_Core_Page_AJAX_Location";i:1;s:11:"getLocBlock";}</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19">
            <text:p>219</text:p>
          </table:table-cell>
          <table:table-cell table:style-name="ACE-0x8c773d8" office:value-type="float" office:value="1">
            <text:p>1</text:p>
          </table:table-cell>
          <table:table-cell table:style-name="ACE-0x8c773d8" office:value-type="string" office:string-value="civicrm/ajax/eventlist">
            <text:p>civicrm/ajax/eventlis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6:&quot;access CiviEvent&quot;;}i:1;s:3:&quot;and&quot;;}">
            <text:p>a:2:{i:0;a:2:{i:0;s:14:"access CiviCRM";i:1;s:16:"access CiviEvent";}i:1;s:3:"and";}</text:p>
          </table:table-cell>
          <table:table-cell table:style-name="ACE-0x8c773d8" office:value-type="string" office:string-value="a:2:{i:0;s:19:&quot;CRM_Event_Page_AJAX&quot;;i:1;s:9:&quot;eventList&quot;;}">
            <text:p>a:2:{i:0;s:19:"CRM_Event_Page_AJAX";i:1;s:9:"eventLis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20">
            <text:p>220</text:p>
          </table:table-cell>
          <table:table-cell table:style-name="ACE-0x8c773d8" office:value-type="float" office:value="1">
            <text:p>1</text:p>
          </table:table-cell>
          <table:table-cell table:style-name="ACE-0x8c773d8" office:value-type="string" office:string-value="civicrm/contribute">
            <text:p>civicrm/contribute</text:p>
          </table:table-cell>
          <table:table-cell table:style-name="ACE-0x8c773d8"/>
          <table:table-cell table:style-name="ACE-0x8c773d8" office:value-type="string" office:string-value="CiviContribute Dashboard">
            <text:p>CiviContribute Dashboar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1:&quot;access CiviContribute&quot;;}i:1;s:3:&quot;and&quot;;}">
            <text:p>a:2:{i:0;a:1:{i:0;s:21:"access CiviContribute";}i:1;s:3:"and";}</text:p>
          </table:table-cell>
          <table:table-cell table:style-name="ACE-0x8c773d8" office:value-type="string" office:string-value="s:29:&quot;CRM_Contribute_Page_DashBoard&quot;;">
            <text:p>s:29:"CRM_Contribute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500">
            <text:p>50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21">
            <text:p>221</text:p>
          </table:table-cell>
          <table:table-cell table:style-name="ACE-0x8c773d8" office:value-type="float" office:value="1">
            <text:p>1</text:p>
          </table:table-cell>
          <table:table-cell table:style-name="ACE-0x8c773d8" office:value-type="string" office:string-value="civicrm/contribute/add">
            <text:p>civicrm/contribute/add</text:p>
          </table:table-cell>
          <table:table-cell table:style-name="ACE-0x8c773d8" office:value-type="string" office:string-value="action=add">
            <text:p>action=add</text:p>
          </table:table-cell>
          <table:table-cell table:style-name="ACE-0x8c773d8" office:value-type="string" office:string-value="New Contribution">
            <text:p>New Contributio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1:&quot;access CiviContribute&quot;;}i:1;s:3:&quot;and&quot;;}">
            <text:p>a:2:{i:0;a:1:{i:0;s:21:"access CiviContribute";}i:1;s:3:"and";}</text:p>
          </table:table-cell>
          <table:table-cell table:style-name="ACE-0x8c773d8" office:value-type="string" office:string-value="s:23:&quot;CRM_Contribute_Page_Tab&quot;;">
            <text:p>s:23:"CRM_Contribute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22">
            <text:p>222</text:p>
          </table:table-cell>
          <table:table-cell table:style-name="ACE-0x8c773d8" office:value-type="float" office:value="1">
            <text:p>1</text:p>
          </table:table-cell>
          <table:table-cell table:style-name="ACE-0x8c773d8" office:value-type="string" office:string-value="civicrm/contribute/chart">
            <text:p>civicrm/contribute/chart</text:p>
          </table:table-cell>
          <table:table-cell table:style-name="ACE-0x8c773d8"/>
          <table:table-cell table:style-name="ACE-0x8c773d8" office:value-type="string" office:string-value="Contribution Summary - Chart View">
            <text:p>Contribution Summary - Chart View</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1:&quot;access CiviContribute&quot;;}i:1;s:3:&quot;and&quot;;}">
            <text:p>a:2:{i:0;a:1:{i:0;s:21:"access CiviContribute";}i:1;s:3:"and";}</text:p>
          </table:table-cell>
          <table:table-cell table:style-name="ACE-0x8c773d8" office:value-type="string" office:string-value="s:38:&quot;CRM_Contribute_Form_ContributionCharts&quot;;">
            <text:p>s:38:"CRM_Contribute_Form_ContributionChart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23">
            <text:p>223</text:p>
          </table:table-cell>
          <table:table-cell table:style-name="ACE-0x8c773d8" office:value-type="float" office:value="1">
            <text:p>1</text:p>
          </table:table-cell>
          <table:table-cell table:style-name="ACE-0x8c773d8" office:value-type="string" office:string-value="civicrm/contribute/transact">
            <text:p>civicrm/contribute/transact</text:p>
          </table:table-cell>
          <table:table-cell table:style-name="ACE-0x8c773d8"/>
          <table:table-cell table:style-name="ACE-0x8c773d8" office:value-type="string" office:string-value="CiviContribute">
            <text:p>CiviContribut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5:&quot;make online contributions&quot;;}i:1;s:3:&quot;and&quot;;}">
            <text:p>a:2:{i:0;a:1:{i:0;s:25:"make online contributions";}i:1;s:3:"and";}</text:p>
          </table:table-cell>
          <table:table-cell table:style-name="ACE-0x8c773d8" office:value-type="string" office:string-value="s:38:&quot;CRM_Contribute_Controller_Contribution&quot;;">
            <text:p>s:38:"CRM_Contribute_Controller_Contributio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1">
            <text:p>1</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24">
            <text:p>224</text:p>
          </table:table-cell>
          <table:table-cell table:style-name="ACE-0x8c773d8" office:value-type="float" office:value="1">
            <text:p>1</text:p>
          </table:table-cell>
          <table:table-cell table:style-name="ACE-0x8c773d8" office:value-type="string" office:string-value="civicrm/admin/contribute">
            <text:p>civicrm/admin/contribute</text:p>
          </table:table-cell>
          <table:table-cell table:style-name="ACE-0x8c773d8"/>
          <table:table-cell table:style-name="ACE-0x8c773d8" office:value-type="string" office:string-value="Manage Contribution Pages">
            <text:p>Manage Contribution Pag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6:&quot;CRM_Contribute_Page_ContributionPage&quot;;">
            <text:p>s:36:"CRM_Contribute_Page_ContributionPag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60">
            <text:p>36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25">
            <text:p>225</text:p>
          </table:table-cell>
          <table:table-cell table:style-name="ACE-0x8c773d8" office:value-type="float" office:value="1">
            <text:p>1</text:p>
          </table:table-cell>
          <table:table-cell table:style-name="ACE-0x8c773d8" office:value-type="string" office:string-value="civicrm/admin/contribute/settings">
            <text:p>civicrm/admin/contribute/settings</text:p>
          </table:table-cell>
          <table:table-cell table:style-name="ACE-0x8c773d8"/>
          <table:table-cell table:style-name="ACE-0x8c773d8" office:value-type="string" office:string-value="Title and Settings">
            <text:p>Title and Sett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45:&quot;CRM_Contribute_Form_ContributionPage_Settings&quot;;">
            <text:p>s:45:"CRM_Contribute_Form_ContributionPage_Setting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00">
            <text:p>40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26">
            <text:p>226</text:p>
          </table:table-cell>
          <table:table-cell table:style-name="ACE-0x8c773d8" office:value-type="float" office:value="1">
            <text:p>1</text:p>
          </table:table-cell>
          <table:table-cell table:style-name="ACE-0x8c773d8" office:value-type="string" office:string-value="civicrm/admin/contribute/amount">
            <text:p>civicrm/admin/contribute/amount</text:p>
          </table:table-cell>
          <table:table-cell table:style-name="ACE-0x8c773d8"/>
          <table:table-cell table:style-name="ACE-0x8c773d8" office:value-type="string" office:string-value="Contribution Amounts">
            <text:p>Contribution Amou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43:&quot;CRM_Contribute_Form_ContributionPage_Amount&quot;;">
            <text:p>s:43:"CRM_Contribute_Form_ContributionPage_Amount";</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10">
            <text:p>41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27">
            <text:p>227</text:p>
          </table:table-cell>
          <table:table-cell table:style-name="ACE-0x8c773d8" office:value-type="float" office:value="1">
            <text:p>1</text:p>
          </table:table-cell>
          <table:table-cell table:style-name="ACE-0x8c773d8" office:value-type="string" office:string-value="civicrm/admin/contribute/membership">
            <text:p>civicrm/admin/contribute/membership</text:p>
          </table:table-cell>
          <table:table-cell table:style-name="ACE-0x8c773d8"/>
          <table:table-cell table:style-name="ACE-0x8c773d8" office:value-type="string" office:string-value="Membership Section">
            <text:p>Membership Sectio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1:&quot;CRM_Member_Form_MembershipBlock&quot;;">
            <text:p>s:31:"CRM_Member_Form_MembershipBlock";</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20">
            <text:p>42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28">
            <text:p>228</text:p>
          </table:table-cell>
          <table:table-cell table:style-name="ACE-0x8c773d8" office:value-type="float" office:value="1">
            <text:p>1</text:p>
          </table:table-cell>
          <table:table-cell table:style-name="ACE-0x8c773d8" office:value-type="string" office:string-value="civicrm/admin/contribute/custom">
            <text:p>civicrm/admin/contribute/custom</text:p>
          </table:table-cell>
          <table:table-cell table:style-name="ACE-0x8c773d8"/>
          <table:table-cell table:style-name="ACE-0x8c773d8" office:value-type="string" office:string-value="Include Profiles">
            <text:p>Include Profil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43:&quot;CRM_Contribute_Form_ContributionPage_Custom&quot;;">
            <text:p>s:43:"CRM_Contribute_Form_ContributionPage_Custom";</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30">
            <text:p>43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29">
            <text:p>229</text:p>
          </table:table-cell>
          <table:table-cell table:style-name="ACE-0x8c773d8" office:value-type="float" office:value="1">
            <text:p>1</text:p>
          </table:table-cell>
          <table:table-cell table:style-name="ACE-0x8c773d8" office:value-type="string" office:string-value="civicrm/admin/contribute/thankYou">
            <text:p>civicrm/admin/contribute/thankYou</text:p>
          </table:table-cell>
          <table:table-cell table:style-name="ACE-0x8c773d8"/>
          <table:table-cell table:style-name="ACE-0x8c773d8" office:value-type="string" office:string-value="Thank-you and Receipting">
            <text:p>Thank-you and Receiptin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45:&quot;CRM_Contribute_Form_ContributionPage_ThankYou&quot;;">
            <text:p>s:45:"CRM_Contribute_Form_ContributionPage_ThankYou";</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30">
            <text:p>43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30">
            <text:p>230</text:p>
          </table:table-cell>
          <table:table-cell table:style-name="ACE-0x8c773d8" office:value-type="float" office:value="1">
            <text:p>1</text:p>
          </table:table-cell>
          <table:table-cell table:style-name="ACE-0x8c773d8" office:value-type="string" office:string-value="civicrm/admin/contribute/friend">
            <text:p>civicrm/admin/contribute/friend</text:p>
          </table:table-cell>
          <table:table-cell table:style-name="ACE-0x8c773d8"/>
          <table:table-cell table:style-name="ACE-0x8c773d8" office:value-type="string" office:string-value="Tell a Friend">
            <text:p>Tell a Frien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6:&quot;CRM_Friend_Form_Contribute&quot;;">
            <text:p>s:26:"CRM_Friend_Form_Contribute";</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40">
            <text:p>44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31">
            <text:p>231</text:p>
          </table:table-cell>
          <table:table-cell table:style-name="ACE-0x8c773d8" office:value-type="float" office:value="1">
            <text:p>1</text:p>
          </table:table-cell>
          <table:table-cell table:style-name="ACE-0x8c773d8" office:value-type="string" office:string-value="civicrm/admin/contribute/pcp">
            <text:p>civicrm/admin/contribute/pcp</text:p>
          </table:table-cell>
          <table:table-cell table:style-name="ACE-0x8c773d8"/>
          <table:table-cell table:style-name="ACE-0x8c773d8" office:value-type="string" office:string-value="Personal Campaign Page Settings">
            <text:p>Personal Campaign Page Sett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40:&quot;CRM_Contribute_Form_ContributionPage_PCP&quot;;">
            <text:p>s:40:"CRM_Contribute_Form_ContributionPage_PCP";</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50">
            <text:p>45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32">
            <text:p>232</text:p>
          </table:table-cell>
          <table:table-cell table:style-name="ACE-0x8c773d8" office:value-type="float" office:value="1">
            <text:p>1</text:p>
          </table:table-cell>
          <table:table-cell table:style-name="ACE-0x8c773d8" office:value-type="string" office:string-value="civicrm/admin/contribute/widget">
            <text:p>civicrm/admin/contribute/widget</text:p>
          </table:table-cell>
          <table:table-cell table:style-name="ACE-0x8c773d8"/>
          <table:table-cell table:style-name="ACE-0x8c773d8" office:value-type="string" office:string-value="Configure Widget">
            <text:p>Configure Widge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43:&quot;CRM_Contribute_Form_ContributionPage_Widget&quot;;">
            <text:p>s:43:"CRM_Contribute_Form_ContributionPage_Widget";</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60">
            <text:p>46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33">
            <text:p>233</text:p>
          </table:table-cell>
          <table:table-cell table:style-name="ACE-0x8c773d8" office:value-type="float" office:value="1">
            <text:p>1</text:p>
          </table:table-cell>
          <table:table-cell table:style-name="ACE-0x8c773d8" office:value-type="string" office:string-value="civicrm/admin/contribute/premium">
            <text:p>civicrm/admin/contribute/premium</text:p>
          </table:table-cell>
          <table:table-cell table:style-name="ACE-0x8c773d8"/>
          <table:table-cell table:style-name="ACE-0x8c773d8" office:value-type="string" office:string-value="Premiums">
            <text:p>Premium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44:&quot;CRM_Contribute_Form_ContributionPage_Premium&quot;;">
            <text:p>s:44:"CRM_Contribute_Form_ContributionPage_Premium";</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70">
            <text:p>47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34">
            <text:p>234</text:p>
          </table:table-cell>
          <table:table-cell table:style-name="ACE-0x8c773d8" office:value-type="float" office:value="1">
            <text:p>1</text:p>
          </table:table-cell>
          <table:table-cell table:style-name="ACE-0x8c773d8" office:value-type="string" office:string-value="civicrm/admin/contribute/addProductToPage">
            <text:p>civicrm/admin/contribute/addProductToPage</text:p>
          </table:table-cell>
          <table:table-cell table:style-name="ACE-0x8c773d8"/>
          <table:table-cell table:style-name="ACE-0x8c773d8" office:value-type="string" office:string-value="Add Products to This Page">
            <text:p>Add Products to This Pag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47:&quot;CRM_Contribute_Form_ContributionPage_AddProduct&quot;;">
            <text:p>s:47:"CRM_Contribute_Form_ContributionPage_AddProduct";</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80">
            <text:p>48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35">
            <text:p>235</text:p>
          </table:table-cell>
          <table:table-cell table:style-name="ACE-0x8c773d8" office:value-type="float" office:value="1">
            <text:p>1</text:p>
          </table:table-cell>
          <table:table-cell table:style-name="ACE-0x8c773d8" office:value-type="string" office:string-value="civicrm/admin/contribute/add">
            <text:p>civicrm/admin/contribute/add</text:p>
          </table:table-cell>
          <table:table-cell table:style-name="ACE-0x8c773d8" office:value-type="string" office:string-value="action=add">
            <text:p>action=add</text:p>
          </table:table-cell>
          <table:table-cell table:style-name="ACE-0x8c773d8" office:value-type="string" office:string-value="New Contribution Page">
            <text:p>New Contribution Pag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42:&quot;CRM_Contribute_Controller_ContributionPage&quot;;">
            <text:p>s:42:"CRM_Contribute_Controller_ContributionPage";</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36">
            <text:p>236</text:p>
          </table:table-cell>
          <table:table-cell table:style-name="ACE-0x8c773d8" office:value-type="float" office:value="1">
            <text:p>1</text:p>
          </table:table-cell>
          <table:table-cell table:style-name="ACE-0x8c773d8" office:value-type="string" office:string-value="civicrm/admin/pcp">
            <text:p>civicrm/admin/pcp</text:p>
          </table:table-cell>
          <table:table-cell table:style-name="ACE-0x8c773d8"/>
          <table:table-cell table:style-name="ACE-0x8c773d8" office:value-type="string" office:string-value="Personal Campaign Pages">
            <text:p>Personal Campaign Pag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3:&quot;CRM_Contribute_Page_PCP&quot;;">
            <text:p>s:23:"CRM_Contribute_Page_PCP";</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62">
            <text:p>362</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37">
            <text:p>237</text:p>
          </table:table-cell>
          <table:table-cell table:style-name="ACE-0x8c773d8" office:value-type="float" office:value="1">
            <text:p>1</text:p>
          </table:table-cell>
          <table:table-cell table:style-name="ACE-0x8c773d8" office:value-type="string" office:string-value="civicrm/admin/contribute/managePremiums">
            <text:p>civicrm/admin/contribute/managePremiums</text:p>
          </table:table-cell>
          <table:table-cell table:style-name="ACE-0x8c773d8"/>
          <table:table-cell table:style-name="ACE-0x8c773d8" office:value-type="string" office:string-value="Manage Premiums">
            <text:p>Manage Premium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4:&quot;CRM_Contribute_Page_ManagePremiums&quot;;">
            <text:p>s:34:"CRM_Contribute_Page_ManagePremium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65">
            <text:p>36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38">
            <text:p>238</text:p>
          </table:table-cell>
          <table:table-cell table:style-name="ACE-0x8c773d8" office:value-type="float" office:value="1">
            <text:p>1</text:p>
          </table:table-cell>
          <table:table-cell table:style-name="ACE-0x8c773d8" office:value-type="string" office:string-value="civicrm/admin/contribute/contributionType">
            <text:p>civicrm/admin/contribute/contributionType</text:p>
          </table:table-cell>
          <table:table-cell table:style-name="ACE-0x8c773d8"/>
          <table:table-cell table:style-name="ACE-0x8c773d8" office:value-type="string" office:string-value="Contribution Types">
            <text:p>Contribution Typ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6:&quot;CRM_Contribute_Page_ContributionType&quot;;">
            <text:p>s:36:"CRM_Contribute_Page_ContributionType";</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25:&quot;Manage Contribution Pages&quot;;s:3:&quot;url&quot;;s:87:&quot;/joomla/administrator/?option=com_civicrm&amp;amp;task=civicrm/admin/contribute&amp;amp;reset=1&quot;;}}">
            <text:p>a:3:{i:0;a:2:{s:5:"title";s:7:"CiviCRM";s:3:"url";s:70:"/joomla/administrator/?option=com_civicrm&amp;amp;task=civicrm&amp;amp;reset=1";}i:1;a:2:{s:5:"title";s:18:"Administer CiviCRM";s:3:"url";s:76:"/joomla/administrator/?option=com_civicrm&amp;amp;task=civicrm/admin&amp;amp;reset=1";}i:2;a:2:{s:5:"title";s:25:"Manage Contribution Pages";s:3:"url";s:87:"/joomla/administrator/?option=com_civicrm&amp;amp;task=civicrm/admin/contribute&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70">
            <text:p>37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39">
            <text:p>239</text:p>
          </table:table-cell>
          <table:table-cell table:style-name="ACE-0x8c773d8" office:value-type="float" office:value="1">
            <text:p>1</text:p>
          </table:table-cell>
          <table:table-cell table:style-name="ACE-0x8c773d8" office:value-type="string" office:string-value="civicrm/admin/options/payment_instrument">
            <text:p>civicrm/admin/options/payment_instrument</text:p>
          </table:table-cell>
          <table:table-cell table:style-name="ACE-0x8c773d8" office:value-type="string" office:string-value="group=payment_instrument">
            <text:p>group=payment_instrument</text:p>
          </table:table-cell>
          <table:table-cell table:style-name="ACE-0x8c773d8" office:value-type="string" office:string-value="Payment Instruments">
            <text:p>Payment Instrume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80">
            <text:p>38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40">
            <text:p>240</text:p>
          </table:table-cell>
          <table:table-cell table:style-name="ACE-0x8c773d8" office:value-type="float" office:value="1">
            <text:p>1</text:p>
          </table:table-cell>
          <table:table-cell table:style-name="ACE-0x8c773d8" office:value-type="string" office:string-value="civicrm/admin/options/accept_creditcard">
            <text:p>civicrm/admin/options/accept_creditcard</text:p>
          </table:table-cell>
          <table:table-cell table:style-name="ACE-0x8c773d8" office:value-type="string" office:string-value="group=accept_creditcard">
            <text:p>group=accept_creditcard</text:p>
          </table:table-cell>
          <table:table-cell table:style-name="ACE-0x8c773d8" office:value-type="string" office:string-value="Accepted Credit Cards">
            <text:p>Accepted Credit Card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95">
            <text:p>39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41">
            <text:p>241</text:p>
          </table:table-cell>
          <table:table-cell table:style-name="ACE-0x8c773d8" office:value-type="float" office:value="1">
            <text:p>1</text:p>
          </table:table-cell>
          <table:table-cell table:style-name="ACE-0x8c773d8" office:value-type="string" office:string-value="civicrm/contact/view/contribution">
            <text:p>civicrm/contact/view/contribution</text:p>
          </table:table-cell>
          <table:table-cell table:style-name="ACE-0x8c773d8"/>
          <table:table-cell table:style-name="ACE-0x8c773d8" office:value-type="string" office:string-value="Contributions">
            <text:p>Contribution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3:&quot;CRM_Contribute_Page_Tab&quot;;">
            <text:p>s:23:"CRM_Contribute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42">
            <text:p>242</text:p>
          </table:table-cell>
          <table:table-cell table:style-name="ACE-0x8c773d8" office:value-type="float" office:value="1">
            <text:p>1</text:p>
          </table:table-cell>
          <table:table-cell table:style-name="ACE-0x8c773d8" office:value-type="string" office:string-value="civicrm/contact/view/contribution/additionalinfo">
            <text:p>civicrm/contact/view/contribution/additionalinfo</text:p>
          </table:table-cell>
          <table:table-cell table:style-name="ACE-0x8c773d8"/>
          <table:table-cell table:style-name="ACE-0x8c773d8" office:value-type="string" office:string-value="Additional Info">
            <text:p>Additional Info</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34:&quot;CRM_Contribute_Form_AdditionalInfo&quot;;">
            <text:p>s:34:"CRM_Contribute_Form_AdditionalInfo";</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i:2;a:2:{s:5:&quot;title&quot;;s:13:&quot;Contributions&quot;;s:3:&quot;url&quot;;s:96:&quot;/joomla/administrator/?option=com_civicrm&amp;amp;task=civicrm/contact/view/contribution&amp;amp;reset=1&quot;;}}">
            <text:p>a:3:{i:0;a:2:{s:5:"title";s:7:"CiviCRM";s:3:"url";s:70:"/joomla/administrator/?option=com_civicrm&amp;amp;task=civicrm&amp;amp;reset=1";}i:1;a:2:{s:5:"title";s:15:"Contact Summary";s:3:"url";s:99:"/joomla/administrator/?option=com_civicrm&amp;amp;task=civicrm/contact/view&amp;amp;reset=1&amp;amp;cid=%%cid%%";}i:2;a:2:{s:5:"title";s:13:"Contributions";s:3:"url";s:96:"/joomla/administrator/?option=com_civicrm&amp;amp;task=civicrm/contact/view/contribution&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43">
            <text:p>243</text:p>
          </table:table-cell>
          <table:table-cell table:style-name="ACE-0x8c773d8" office:value-type="float" office:value="1">
            <text:p>1</text:p>
          </table:table-cell>
          <table:table-cell table:style-name="ACE-0x8c773d8" office:value-type="string" office:string-value="civicrm/contribute/search">
            <text:p>civicrm/contribute/search</text:p>
          </table:table-cell>
          <table:table-cell table:style-name="ACE-0x8c773d8"/>
          <table:table-cell table:style-name="ACE-0x8c773d8" office:value-type="string" office:string-value="Find Contributions">
            <text:p>Find Contribution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1:&quot;access CiviContribute&quot;;}i:1;s:3:&quot;and&quot;;}">
            <text:p>a:2:{i:0;a:1:{i:0;s:21:"access CiviContribute";}i:1;s:3:"and";}</text:p>
          </table:table-cell>
          <table:table-cell table:style-name="ACE-0x8c773d8" office:value-type="string" office:string-value="s:32:&quot;CRM_Contribute_Controller_Search&quot;;">
            <text:p>s:32:"CRM_Contribute_Controller_Search";</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510">
            <text:p>51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44">
            <text:p>244</text:p>
          </table:table-cell>
          <table:table-cell table:style-name="ACE-0x8c773d8" office:value-type="float" office:value="1">
            <text:p>1</text:p>
          </table:table-cell>
          <table:table-cell table:style-name="ACE-0x8c773d8" office:value-type="string" office:string-value="civicrm/contribute/import">
            <text:p>civicrm/contribute/import</text:p>
          </table:table-cell>
          <table:table-cell table:style-name="ACE-0x8c773d8"/>
          <table:table-cell table:style-name="ACE-0x8c773d8" office:value-type="string" office:string-value="Import Contributions">
            <text:p>Import Contribution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21:&quot;access CiviContribute&quot;;i:1;s:18:&quot;edit contributions&quot;;}i:1;s:3:&quot;and&quot;;}">
            <text:p>a:2:{i:0;a:2:{i:0;s:21:"access CiviContribute";i:1;s:18:"edit contributions";}i:1;s:3:"and";}</text:p>
          </table:table-cell>
          <table:table-cell table:style-name="ACE-0x8c773d8" office:value-type="string" office:string-value="s:32:&quot;CRM_Contribute_Import_Controller&quot;;">
            <text:p>s:32:"CRM_Contribute_Import_Controller";</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520">
            <text:p>52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45">
            <text:p>245</text:p>
          </table:table-cell>
          <table:table-cell table:style-name="ACE-0x8c773d8" office:value-type="float" office:value="1">
            <text:p>1</text:p>
          </table:table-cell>
          <table:table-cell table:style-name="ACE-0x8c773d8" office:value-type="string" office:string-value="civicrm/contribute/manage">
            <text:p>civicrm/contribute/manage</text:p>
          </table:table-cell>
          <table:table-cell table:style-name="ACE-0x8c773d8"/>
          <table:table-cell table:style-name="ACE-0x8c773d8" office:value-type="string" office:string-value="Manage Contribution Pages">
            <text:p>Manage Contribution Pag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21:&quot;access CiviContribute&quot;;}i:1;s:3:&quot;and&quot;;}">
            <text:p>a:2:{i:0;a:2:{i:0;s:18:"administer CiviCRM";i:1;s:21:"access CiviContribute";}i:1;s:3:"and";}</text:p>
          </table:table-cell>
          <table:table-cell table:style-name="ACE-0x8c773d8" office:value-type="string" office:string-value="s:36:&quot;CRM_Contribute_Page_ContributionPage&quot;;">
            <text:p>s:36:"CRM_Contribute_Page_ContributionPag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530">
            <text:p>53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46">
            <text:p>246</text:p>
          </table:table-cell>
          <table:table-cell table:style-name="ACE-0x8c773d8" office:value-type="float" office:value="1">
            <text:p>1</text:p>
          </table:table-cell>
          <table:table-cell table:style-name="ACE-0x8c773d8" office:value-type="string" office:string-value="civicrm/contribute/pcp/manage">
            <text:p>civicrm/contribute/pcp/manage</text:p>
          </table:table-cell>
          <table:table-cell table:style-name="ACE-0x8c773d8"/>
          <table:table-cell table:style-name="ACE-0x8c773d8" office:value-type="string" office:string-value="Personal Campaign Pages">
            <text:p>Personal Campaign Pages</text:p>
          </table:table-cell>
          <table:table-cell table:style-name="ACE-0x8c773d8" office:value-type="string" office:string-value="s:1:&quot;1&quot;;">
            <text:p>s:1:"1";</text:p>
          </table:table-cell>
          <table:table-cell table:style-name="ACE-0x8c773d8" office:value-type="string" office:string-value="a:2:{i:0;a:2:{i:0;s:18:&quot;administer CiviCRM&quot;;i:1;s:21:&quot;access CiviContribute&quot;;}i:1;s:3:&quot;and&quot;;}">
            <text:p>a:2:{i:0;a:2:{i:0;s:18:"administer CiviCRM";i:1;s:21:"access CiviContribute";}i:1;s:3:"and";}</text:p>
          </table:table-cell>
          <table:table-cell table:style-name="ACE-0x8c773d8" office:value-type="string" office:string-value="s:23:&quot;CRM_Contribute_Page_PCP&quot;;">
            <text:p>s:23:"CRM_Contribute_Page_PCP";</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540">
            <text:p>54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47">
            <text:p>247</text:p>
          </table:table-cell>
          <table:table-cell table:style-name="ACE-0x8c773d8" office:value-type="float" office:value="1">
            <text:p>1</text:p>
          </table:table-cell>
          <table:table-cell table:style-name="ACE-0x8c773d8" office:value-type="string" office:string-value="civicrm/contribute/additionalinfo">
            <text:p>civicrm/contribute/additionalinfo</text:p>
          </table:table-cell>
          <table:table-cell table:style-name="ACE-0x8c773d8"/>
          <table:table-cell table:style-name="ACE-0x8c773d8" office:value-type="string" office:string-value="AdditionalInfo Form">
            <text:p>AdditionalInfo Form</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1:&quot;access CiviContribute&quot;;}i:1;s:3:&quot;and&quot;;}">
            <text:p>a:2:{i:0;a:1:{i:0;s:21:"access CiviContribute";}i:1;s:3:"and";}</text:p>
          </table:table-cell>
          <table:table-cell table:style-name="ACE-0x8c773d8" office:value-type="string" office:string-value="s:34:&quot;CRM_Contribute_Form_AdditionalInfo&quot;;">
            <text:p>s:34:"CRM_Contribute_Form_AdditionalInfo";</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48">
            <text:p>248</text:p>
          </table:table-cell>
          <table:table-cell table:style-name="ACE-0x8c773d8" office:value-type="float" office:value="1">
            <text:p>1</text:p>
          </table:table-cell>
          <table:table-cell table:style-name="ACE-0x8c773d8" office:value-type="string" office:string-value="civicrm/contribute/campaign">
            <text:p>civicrm/contribute/campaign</text:p>
          </table:table-cell>
          <table:table-cell table:style-name="ACE-0x8c773d8"/>
          <table:table-cell table:style-name="ACE-0x8c773d8" office:value-type="string" office:string-value="Setup a Personal Campaign Page - Account Information">
            <text:p>Setup a Personal Campaign Page - Account Informatio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5:&quot;make online contributions&quot;;}i:1;s:3:&quot;and&quot;;}">
            <text:p>a:2:{i:0;a:1:{i:0;s:25:"make online contributions";}i:1;s:3:"and";}</text:p>
          </table:table-cell>
          <table:table-cell table:style-name="ACE-0x8c773d8" office:value-type="string" office:string-value="s:29:&quot;CRM_Contribute_Controller_PCP&quot;;">
            <text:p>s:29:"CRM_Contribute_Controller_PCP";</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49">
            <text:p>249</text:p>
          </table:table-cell>
          <table:table-cell table:style-name="ACE-0x8c773d8" office:value-type="float" office:value="1">
            <text:p>1</text:p>
          </table:table-cell>
          <table:table-cell table:style-name="ACE-0x8c773d8" office:value-type="string" office:string-value="civicrm/contribute/pcp/info">
            <text:p>civicrm/contribute/pcp/info</text:p>
          </table:table-cell>
          <table:table-cell table:number-columns-repeated="2" table:style-name="ACE-0x8c773d8"/>
          <table:table-cell table:style-name="ACE-0x8c773d8" office:value-type="string" office:string-value="s:1:&quot;1&quot;;">
            <text:p>s:1:"1";</text:p>
          </table:table-cell>
          <table:table-cell table:style-name="ACE-0x8c773d8" office:value-type="string" office:string-value="a:2:{i:0;a:1:{i:0;s:21:&quot;access CiviContribute&quot;;}i:1;s:3:&quot;and&quot;;}">
            <text:p>a:2:{i:0;a:1:{i:0;s:21:"access CiviContribute";}i:1;s:3:"and";}</text:p>
          </table:table-cell>
          <table:table-cell table:style-name="ACE-0x8c773d8" office:value-type="string" office:string-value="s:27:&quot;CRM_Contribute_Page_PCPInfo&quot;;">
            <text:p>s:27:"CRM_Contribute_Page_PCPInfo";</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50">
            <text:p>250</text:p>
          </table:table-cell>
          <table:table-cell table:style-name="ACE-0x8c773d8" office:value-type="float" office:value="1">
            <text:p>1</text:p>
          </table:table-cell>
          <table:table-cell table:style-name="ACE-0x8c773d8" office:value-type="string" office:string-value="civicrm/contribute/pcp">
            <text:p>civicrm/contribute/pcp</text:p>
          </table:table-cell>
          <table:table-cell table:number-columns-repeated="2" table:style-name="ACE-0x8c773d8"/>
          <table:table-cell table:style-name="ACE-0x8c773d8" office:value-type="string" office:string-value="s:1:&quot;1&quot;;">
            <text:p>s:1:"1";</text:p>
          </table:table-cell>
          <table:table-cell table:style-name="ACE-0x8c773d8" office:value-type="string" office:string-value="a:2:{i:0;a:1:{i:0;s:21:&quot;access CiviContribute&quot;;}i:1;s:3:&quot;and&quot;;}">
            <text:p>a:2:{i:0;a:1:{i:0;s:21:"access CiviContribute";}i:1;s:3:"and";}</text:p>
          </table:table-cell>
          <table:table-cell table:style-name="ACE-0x8c773d8" office:value-type="string" office:string-value="s:27:&quot;CRM_Contribute_Form_PCP_PCP&quot;;">
            <text:p>s:27:"CRM_Contribute_Form_PCP_PCP";</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51">
            <text:p>251</text:p>
          </table:table-cell>
          <table:table-cell table:style-name="ACE-0x8c773d8" office:value-type="float" office:value="1">
            <text:p>1</text:p>
          </table:table-cell>
          <table:table-cell table:style-name="ACE-0x8c773d8" office:value-type="string" office:string-value="civicrm/ajax/permlocation">
            <text:p>civicrm/ajax/permlocation</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5:&quot;make online contributions&quot;;}i:1;s:3:&quot;and&quot;;}">
            <text:p>a:2:{i:0;a:1:{i:0;s:25:"make online contributions";}i:1;s:3:"and";}</text:p>
          </table:table-cell>
          <table:table-cell table:style-name="ACE-0x8c773d8" office:value-type="string" office:string-value="a:2:{i:0;s:27:&quot;CRM_Core_Page_AJAX_Location&quot;;i:1;s:23:&quot;getPermissionedLocation&quot;;}">
            <text:p>a:2:{i:0;s:27:"CRM_Core_Page_AJAX_Location";i:1;s:23:"getPermissionedLocation";}</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52">
            <text:p>252</text:p>
          </table:table-cell>
          <table:table-cell table:style-name="ACE-0x8c773d8" office:value-type="float" office:value="1">
            <text:p>1</text:p>
          </table:table-cell>
          <table:table-cell table:style-name="ACE-0x8c773d8" office:value-type="string" office:string-value="civicrm/ajax/employer">
            <text:p>civicrm/ajax/employer</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5:&quot;make online contributions&quot;;}i:1;s:3:&quot;and&quot;;}">
            <text:p>a:2:{i:0;a:1:{i:0;s:25:"make online contributions";}i:1;s:3:"and";}</text:p>
          </table:table-cell>
          <table:table-cell table:style-name="ACE-0x8c773d8" office:value-type="string" office:string-value="a:2:{i:0;s:21:&quot;CRM_Contact_Page_AJAX&quot;;i:1;s:23:&quot;getPermissionedEmployer&quot;;}">
            <text:p>a:2:{i:0;s:21:"CRM_Contact_Page_AJAX";i:1;s:23:"getPermissionedEmployer";}</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53">
            <text:p>253</text:p>
          </table:table-cell>
          <table:table-cell table:style-name="ACE-0x8c773d8" office:value-type="float" office:value="1">
            <text:p>1</text:p>
          </table:table-cell>
          <table:table-cell table:style-name="ACE-0x8c773d8" office:value-type="string" office:string-value="civicrm/contribute/unsubscribe">
            <text:p>civicrm/contribute/unsubscrib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5:&quot;make online contributions&quot;;}i:1;s:3:&quot;and&quot;;}">
            <text:p>a:2:{i:0;a:1:{i:0;s:25:"make online contributions";}i:1;s:3:"and";}</text:p>
          </table:table-cell>
          <table:table-cell table:style-name="ACE-0x8c773d8" office:value-type="string" office:string-value="s:38:&quot;CRM_Contribute_Form_CancelSubscription&quot;;">
            <text:p>s:38:"CRM_Contribute_Form_CancelSubscriptio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54">
            <text:p>254</text:p>
          </table:table-cell>
          <table:table-cell table:style-name="ACE-0x8c773d8" office:value-type="float" office:value="1">
            <text:p>1</text:p>
          </table:table-cell>
          <table:table-cell table:style-name="ACE-0x8c773d8" office:value-type="string" office:string-value="civicrm/contribute/onbehalf">
            <text:p>civicrm/contribute/onbehalf</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5:&quot;make online contributions&quot;;}i:1;s:3:&quot;and&quot;;}">
            <text:p>a:2:{i:0;a:1:{i:0;s:25:"make online contributions";}i:1;s:3:"and";}</text:p>
          </table:table-cell>
          <table:table-cell table:style-name="ACE-0x8c773d8" office:value-type="string" office:string-value="s:43:&quot;CRM_Contribute_Form_Contribution_OnBehalfOf&quot;;">
            <text:p>s:43:"CRM_Contribute_Form_Contribution_OnBehalfOf";</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55">
            <text:p>255</text:p>
          </table:table-cell>
          <table:table-cell table:style-name="ACE-0x8c773d8" office:value-type="float" office:value="1">
            <text:p>1</text:p>
          </table:table-cell>
          <table:table-cell table:style-name="ACE-0x8c773d8" office:value-type="string" office:string-value="civicrm/member">
            <text:p>civicrm/member</text:p>
          </table:table-cell>
          <table:table-cell table:style-name="ACE-0x8c773d8"/>
          <table:table-cell table:style-name="ACE-0x8c773d8" office:value-type="string" office:string-value="CiviMember Dashboard">
            <text:p>CiviMember Dashboar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Member&quot;;}i:1;s:3:&quot;and&quot;;}">
            <text:p>a:2:{i:0;a:1:{i:0;s:17:"access CiviMember";}i:1;s:3:"and";}</text:p>
          </table:table-cell>
          <table:table-cell table:style-name="ACE-0x8c773d8" office:value-type="string" office:string-value="s:25:&quot;CRM_Member_Page_DashBoard&quot;;">
            <text:p>s:25:"CRM_Member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2" table:style-name="ACE-0x8c773d8"/>
          <table:table-cell table:style-name="ACE-0x8c773d8" office:value-type="float" office:value="3">
            <text:p>3</text:p>
          </table:table-cell>
          <table:table-cell table:number-columns-repeated="3" table:style-name="ACE-0x8c773d8"/>
          <table:table-cell table:style-name="ACE-0x8c773d8" office:value-type="float" office:value="0">
            <text:p>0</text:p>
          </table:table-cell>
          <table:table-cell table:style-name="ACE-0x8c773d8" office:value-type="float" office:value="700">
            <text:p>70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56">
            <text:p>256</text:p>
          </table:table-cell>
          <table:table-cell table:style-name="ACE-0x8c773d8" office:value-type="float" office:value="1">
            <text:p>1</text:p>
          </table:table-cell>
          <table:table-cell table:style-name="ACE-0x8c773d8" office:value-type="string" office:string-value="civicrm/member/add">
            <text:p>civicrm/member/add</text:p>
          </table:table-cell>
          <table:table-cell table:style-name="ACE-0x8c773d8" office:value-type="string" office:string-value="action=add">
            <text:p>action=add</text:p>
          </table:table-cell>
          <table:table-cell table:style-name="ACE-0x8c773d8" office:value-type="string" office:string-value="New Member">
            <text:p>New Member</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Member&quot;;}i:1;s:3:&quot;and&quot;;}">
            <text:p>a:2:{i:0;a:1:{i:0;s:17:"access CiviMember";}i:1;s:3:"and";}</text:p>
          </table:table-cell>
          <table:table-cell table:style-name="ACE-0x8c773d8" office:value-type="string" office:string-value="s:19:&quot;CRM_Member_Page_Tab&quot;;">
            <text:p>s:19:"CRM_Member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0:&quot;CiviMember Dashboard&quot;;s:3:&quot;url&quot;;s:77:&quot;/joomla/administrator/?option=com_civicrm&amp;amp;task=civicrm/member&amp;amp;reset=1&quot;;}}">
            <text:p>a:2:{i:0;a:2:{s:5:"title";s:7:"CiviCRM";s:3:"url";s:70:"/joomla/administrator/?option=com_civicrm&amp;amp;task=civicrm&amp;amp;reset=1";}i:1;a:2:{s:5:"title";s:20:"CiviMember Dashboard";s:3:"url";s:77:"/joomla/administrator/?option=com_civicrm&amp;amp;task=civicrm/member&amp;amp;reset=1";}}</text:p>
          </table:table-cell>
          <table:table-cell table:number-columns-repeated="2" table:style-name="ACE-0x8c773d8"/>
          <table:table-cell table:style-name="ACE-0x8c773d8" office:value-type="float" office:value="3">
            <text:p>3</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57">
            <text:p>257</text:p>
          </table:table-cell>
          <table:table-cell table:style-name="ACE-0x8c773d8" office:value-type="float" office:value="1">
            <text:p>1</text:p>
          </table:table-cell>
          <table:table-cell table:style-name="ACE-0x8c773d8" office:value-type="string" office:string-value="civicrm/admin/member/membershipType">
            <text:p>civicrm/admin/member/membershipType</text:p>
          </table:table-cell>
          <table:table-cell table:style-name="ACE-0x8c773d8"/>
          <table:table-cell table:style-name="ACE-0x8c773d8" office:value-type="string" office:string-value="Membership Types">
            <text:p>Membership Typ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0:&quot;CRM_Member_Page_MembershipType&quot;;">
            <text:p>s:30:"CRM_Member_Page_MembershipTyp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70">
            <text:p>37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58">
            <text:p>258</text:p>
          </table:table-cell>
          <table:table-cell table:style-name="ACE-0x8c773d8" office:value-type="float" office:value="1">
            <text:p>1</text:p>
          </table:table-cell>
          <table:table-cell table:style-name="ACE-0x8c773d8" office:value-type="string" office:string-value="civicrm/admin/member/membershipStatus">
            <text:p>civicrm/admin/member/membershipStatus</text:p>
          </table:table-cell>
          <table:table-cell table:style-name="ACE-0x8c773d8"/>
          <table:table-cell table:style-name="ACE-0x8c773d8" office:value-type="string" office:string-value="Membership Status Rules">
            <text:p>Membership Status Rul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32:&quot;CRM_Member_Page_MembershipStatus&quot;;">
            <text:p>s:32:"CRM_Member_Page_MembershipStatu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80">
            <text:p>38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59">
            <text:p>259</text:p>
          </table:table-cell>
          <table:table-cell table:style-name="ACE-0x8c773d8" office:value-type="float" office:value="1">
            <text:p>1</text:p>
          </table:table-cell>
          <table:table-cell table:style-name="ACE-0x8c773d8" office:value-type="string" office:string-value="civicrm/contact/view/membership">
            <text:p>civicrm/contact/view/membership</text:p>
          </table:table-cell>
          <table:table-cell table:style-name="ACE-0x8c773d8" office:value-type="string" office:string-value="force=1,cid=%%cid%%">
            <text:p>force=1,cid=%%cid%%</text:p>
          </table:table-cell>
          <table:table-cell table:style-name="ACE-0x8c773d8" office:value-type="string" office:string-value="Memberships">
            <text:p>Membership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19:&quot;CRM_Member_Page_Tab&quot;;">
            <text:p>s:19:"CRM_Member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2">
            <text:p>2</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60">
            <text:p>260</text:p>
          </table:table-cell>
          <table:table-cell table:style-name="ACE-0x8c773d8" office:value-type="float" office:value="1">
            <text:p>1</text:p>
          </table:table-cell>
          <table:table-cell table:style-name="ACE-0x8c773d8" office:value-type="string" office:string-value="civicrm/membership/view">
            <text:p>civicrm/membership/view</text:p>
          </table:table-cell>
          <table:table-cell table:style-name="ACE-0x8c773d8"/>
          <table:table-cell table:style-name="ACE-0x8c773d8" office:value-type="string" office:string-value="Memberships">
            <text:p>Membership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Member&quot;;}i:1;s:3:&quot;and&quot;;}">
            <text:p>a:2:{i:0;a:1:{i:0;s:17:"access CiviMember";}i:1;s:3:"and";}</text:p>
          </table:table-cell>
          <table:table-cell table:style-name="ACE-0x8c773d8" office:value-type="string" office:string-value="s:30:&quot;CRM_Member_Form_MembershipView&quot;;">
            <text:p>s:30:"CRM_Member_Form_MembershipView";</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390">
            <text:p>39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61">
            <text:p>261</text:p>
          </table:table-cell>
          <table:table-cell table:style-name="ACE-0x8c773d8" office:value-type="float" office:value="1">
            <text:p>1</text:p>
          </table:table-cell>
          <table:table-cell table:style-name="ACE-0x8c773d8" office:value-type="string" office:string-value="civicrm/member/search">
            <text:p>civicrm/member/search</text:p>
          </table:table-cell>
          <table:table-cell table:style-name="ACE-0x8c773d8"/>
          <table:table-cell table:style-name="ACE-0x8c773d8" office:value-type="string" office:string-value="Find Members">
            <text:p>Find Member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Member&quot;;}i:1;s:3:&quot;and&quot;;}">
            <text:p>a:2:{i:0;a:1:{i:0;s:17:"access CiviMember";}i:1;s:3:"and";}</text:p>
          </table:table-cell>
          <table:table-cell table:style-name="ACE-0x8c773d8" office:value-type="string" office:string-value="s:28:&quot;CRM_Member_Controller_Search&quot;;">
            <text:p>s:28:"CRM_Member_Controller_Search";</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0:&quot;CiviMember Dashboard&quot;;s:3:&quot;url&quot;;s:77:&quot;/joomla/administrator/?option=com_civicrm&amp;amp;task=civicrm/member&amp;amp;reset=1&quot;;}}">
            <text:p>a:2:{i:0;a:2:{s:5:"title";s:7:"CiviCRM";s:3:"url";s:70:"/joomla/administrator/?option=com_civicrm&amp;amp;task=civicrm&amp;amp;reset=1";}i:1;a:2:{s:5:"title";s:20:"CiviMember Dashboard";s:3:"url";s:77:"/joomla/administrator/?option=com_civicrm&amp;amp;task=civicrm/member&amp;amp;reset=1";}}</text:p>
          </table:table-cell>
          <table:table-cell table:number-columns-repeated="2" table:style-name="ACE-0x8c773d8"/>
          <table:table-cell table:style-name="ACE-0x8c773d8" office:value-type="float" office:value="3">
            <text:p>3</text:p>
          </table:table-cell>
          <table:table-cell table:number-columns-repeated="3" table:style-name="ACE-0x8c773d8"/>
          <table:table-cell table:style-name="ACE-0x8c773d8" office:value-type="float" office:value="0">
            <text:p>0</text:p>
          </table:table-cell>
          <table:table-cell table:style-name="ACE-0x8c773d8" office:value-type="float" office:value="710">
            <text:p>71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62">
            <text:p>262</text:p>
          </table:table-cell>
          <table:table-cell table:style-name="ACE-0x8c773d8" office:value-type="float" office:value="1">
            <text:p>1</text:p>
          </table:table-cell>
          <table:table-cell table:style-name="ACE-0x8c773d8" office:value-type="string" office:string-value="civicrm/member/import">
            <text:p>civicrm/member/import</text:p>
          </table:table-cell>
          <table:table-cell table:style-name="ACE-0x8c773d8"/>
          <table:table-cell table:style-name="ACE-0x8c773d8" office:value-type="string" office:string-value="Import Memberships">
            <text:p>Import Membership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7:&quot;access CiviMember&quot;;i:1;s:16:&quot;edit memberships&quot;;}i:1;s:3:&quot;and&quot;;}">
            <text:p>a:2:{i:0;a:2:{i:0;s:17:"access CiviMember";i:1;s:16:"edit memberships";}i:1;s:3:"and";}</text:p>
          </table:table-cell>
          <table:table-cell table:style-name="ACE-0x8c773d8" office:value-type="string" office:string-value="s:28:&quot;CRM_Member_Import_Controller&quot;;">
            <text:p>s:28:"CRM_Member_Import_Controller";</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0:&quot;CiviMember Dashboard&quot;;s:3:&quot;url&quot;;s:77:&quot;/joomla/administrator/?option=com_civicrm&amp;amp;task=civicrm/member&amp;amp;reset=1&quot;;}}">
            <text:p>a:2:{i:0;a:2:{s:5:"title";s:7:"CiviCRM";s:3:"url";s:70:"/joomla/administrator/?option=com_civicrm&amp;amp;task=civicrm&amp;amp;reset=1";}i:1;a:2:{s:5:"title";s:20:"CiviMember Dashboard";s:3:"url";s:77:"/joomla/administrator/?option=com_civicrm&amp;amp;task=civicrm/member&amp;amp;reset=1";}}</text:p>
          </table:table-cell>
          <table:table-cell table:number-columns-repeated="2" table:style-name="ACE-0x8c773d8"/>
          <table:table-cell table:style-name="ACE-0x8c773d8" office:value-type="float" office:value="3">
            <text:p>3</text:p>
          </table:table-cell>
          <table:table-cell table:number-columns-repeated="3" table:style-name="ACE-0x8c773d8"/>
          <table:table-cell table:style-name="ACE-0x8c773d8" office:value-type="float" office:value="0">
            <text:p>0</text:p>
          </table:table-cell>
          <table:table-cell table:style-name="ACE-0x8c773d8" office:value-type="float" office:value="720">
            <text:p>72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63">
            <text:p>263</text:p>
          </table:table-cell>
          <table:table-cell table:style-name="ACE-0x8c773d8" office:value-type="float" office:value="1">
            <text:p>1</text:p>
          </table:table-cell>
          <table:table-cell table:style-name="ACE-0x8c773d8" office:value-type="string" office:string-value="civicrm/ajax/memType">
            <text:p>civicrm/ajax/memTyp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7:&quot;access CiviMember&quot;;}i:1;s:3:&quot;and&quot;;}">
            <text:p>a:2:{i:0;a:2:{i:0;s:14:"access CiviCRM";i:1;s:17:"access CiviMember";}i:1;s:3:"and";}</text:p>
          </table:table-cell>
          <table:table-cell table:style-name="ACE-0x8c773d8" office:value-type="string" office:string-value="a:2:{i:0;s:20:&quot;CRM_Member_Page_AJAX&quot;;i:1;s:21:&quot;getMemberTypeDefaults&quot;;}">
            <text:p>a:2:{i:0;s:20:"CRM_Member_Page_AJAX";i:1;s:21:"getMemberTypeDefaults";}</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64">
            <text:p>264</text:p>
          </table:table-cell>
          <table:table-cell table:style-name="ACE-0x8c773d8" office:value-type="float" office:value="1">
            <text:p>1</text:p>
          </table:table-cell>
          <table:table-cell table:style-name="ACE-0x8c773d8" office:value-type="string" office:string-value="civicrm/mailing">
            <text:p>civicrm/mailing</text:p>
          </table:table-cell>
          <table:table-cell table:style-name="ACE-0x8c773d8"/>
          <table:table-cell table:style-name="ACE-0x8c773d8" office:value-type="string" office:string-value="CiviMail">
            <text:p>CiviMail</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5:&quot;access CiviMail&quot;;i:1;s:15:&quot;create mailings&quot;;}i:1;s:2:&quot;or&quot;;}">
            <text:p>a:2:{i:0;a:2:{i:0;s:15:"access CiviMail";i:1;s:15:"create mailings";}i:1;s:2:"or";}</text:p>
          </table:table-cell>
          <table:table-cell table:style-name="ACE-0x8c773d8" office:value-type="string" office:string-value="s:23:&quot;CRM_Mailing_Page_Browse&quot;;">
            <text:p>s:23:"CRM_Mailing_Page_Brows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600">
            <text:p>60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65">
            <text:p>265</text:p>
          </table:table-cell>
          <table:table-cell table:style-name="ACE-0x8c773d8" office:value-type="float" office:value="1">
            <text:p>1</text:p>
          </table:table-cell>
          <table:table-cell table:style-name="ACE-0x8c773d8" office:value-type="string" office:string-value="civicrm/admin/mail">
            <text:p>civicrm/admin/mail</text:p>
          </table:table-cell>
          <table:table-cell table:style-name="ACE-0x8c773d8"/>
          <table:table-cell table:style-name="ACE-0x8c773d8" office:value-type="string" office:string-value="Mailer Settings">
            <text:p>Mailer Sett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5:&quot;access CiviMail&quot;;}i:1;s:3:&quot;and&quot;;}">
            <text:p>a:2:{i:0;a:1:{i:0;s:15:"access CiviMail";}i:1;s:3:"and";}</text:p>
          </table:table-cell>
          <table:table-cell table:style-name="ACE-0x8c773d8" office:value-type="string" office:string-value="s:27:&quot;CRM_Admin_Form_Setting_Mail&quot;;">
            <text:p>s:27:"CRM_Admin_Form_Setting_Mail";</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00">
            <text:p>40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66">
            <text:p>266</text:p>
          </table:table-cell>
          <table:table-cell table:style-name="ACE-0x8c773d8" office:value-type="float" office:value="1">
            <text:p>1</text:p>
          </table:table-cell>
          <table:table-cell table:style-name="ACE-0x8c773d8" office:value-type="string" office:string-value="civicrm/admin/component">
            <text:p>civicrm/admin/component</text:p>
          </table:table-cell>
          <table:table-cell table:style-name="ACE-0x8c773d8"/>
          <table:table-cell table:style-name="ACE-0x8c773d8" office:value-type="string" office:string-value="Headers, Footers, and Automated Messages">
            <text:p>Headers, Footers, and Automated Messag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5:&quot;access CiviMail&quot;;}i:1;s:3:&quot;and&quot;;}">
            <text:p>a:2:{i:0;a:1:{i:0;s:15:"access CiviMail";}i:1;s:3:"and";}</text:p>
          </table:table-cell>
          <table:table-cell table:style-name="ACE-0x8c773d8" office:value-type="string" office:string-value="s:26:&quot;CRM_Mailing_Page_Component&quot;;">
            <text:p>s:26:"CRM_Mailing_Page_Componen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10">
            <text:p>41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67">
            <text:p>267</text:p>
          </table:table-cell>
          <table:table-cell table:style-name="ACE-0x8c773d8" office:value-type="float" office:value="1">
            <text:p>1</text:p>
          </table:table-cell>
          <table:table-cell table:style-name="ACE-0x8c773d8" office:value-type="string" office:string-value="civicrm/admin/options/from_email">
            <text:p>civicrm/admin/options/from_email</text:p>
          </table:table-cell>
          <table:table-cell table:style-name="ACE-0x8c773d8" office:value-type="string" office:string-value="group=from_email_address">
            <text:p>group=from_email_address</text:p>
          </table:table-cell>
          <table:table-cell table:style-name="ACE-0x8c773d8" office:value-type="string" office:string-value="From Email Addresses">
            <text:p>From Email Address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15">
            <text:p>41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68">
            <text:p>268</text:p>
          </table:table-cell>
          <table:table-cell table:style-name="ACE-0x8c773d8" office:value-type="float" office:value="1">
            <text:p>1</text:p>
          </table:table-cell>
          <table:table-cell table:style-name="ACE-0x8c773d8" office:value-type="string" office:string-value="civicrm/admin/mailSettings">
            <text:p>civicrm/admin/mailSettings</text:p>
          </table:table-cell>
          <table:table-cell table:style-name="ACE-0x8c773d8"/>
          <table:table-cell table:style-name="ACE-0x8c773d8" office:value-type="string" office:string-value="Mail Accounts">
            <text:p>Mail Accou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5:&quot;access CiviMail&quot;;}i:1;s:3:&quot;and&quot;;}">
            <text:p>a:2:{i:0;a:1:{i:0;s:15:"access CiviMail";}i:1;s:3:"and";}</text:p>
          </table:table-cell>
          <table:table-cell table:style-name="ACE-0x8c773d8" office:value-type="string" office:string-value="s:27:&quot;CRM_Admin_Page_MailSettings&quot;;">
            <text:p>s:27:"CRM_Admin_Page_MailSetting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20">
            <text:p>42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69">
            <text:p>269</text:p>
          </table:table-cell>
          <table:table-cell table:style-name="ACE-0x8c773d8" office:value-type="float" office:value="1">
            <text:p>1</text:p>
          </table:table-cell>
          <table:table-cell table:style-name="ACE-0x8c773d8" office:value-type="string" office:string-value="civicrm/mailing/send">
            <text:p>civicrm/mailing/send</text:p>
          </table:table-cell>
          <table:table-cell table:style-name="ACE-0x8c773d8"/>
          <table:table-cell table:style-name="ACE-0x8c773d8" office:value-type="string" office:string-value="New Mailing">
            <text:p>New Mailin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3:{i:0;s:15:&quot;access CiviMail&quot;;i:1;s:15:&quot;create mailings&quot;;i:2;s:17:&quot;schedule mailings&quot;;}i:1;s:2:&quot;or&quot;;}">
            <text:p>a:2:{i:0;a:3:{i:0;s:15:"access CiviMail";i:1;s:15:"create mailings";i:2;s:17:"schedule mailings";}i:1;s:2:"or";}</text:p>
          </table:table-cell>
          <table:table-cell table:style-name="ACE-0x8c773d8" office:value-type="string" office:string-value="s:27:&quot;CRM_Mailing_Controller_Send&quot;;">
            <text:p>s:27:"CRM_Mailing_Controller_Send";</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610">
            <text:p>61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70">
            <text:p>270</text:p>
          </table:table-cell>
          <table:table-cell table:style-name="ACE-0x8c773d8" office:value-type="float" office:value="1">
            <text:p>1</text:p>
          </table:table-cell>
          <table:table-cell table:style-name="ACE-0x8c773d8" office:value-type="string" office:string-value="civicrm/mailing/browse/scheduled">
            <text:p>civicrm/mailing/browse/scheduled</text:p>
          </table:table-cell>
          <table:table-cell table:style-name="ACE-0x8c773d8" office:value-type="string" office:string-value="scheduled=true">
            <text:p>scheduled=true</text:p>
          </table:table-cell>
          <table:table-cell table:style-name="ACE-0x8c773d8" office:value-type="string" office:string-value="Scheduled and Sent Mailings">
            <text:p>Scheduled and Sent Mail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4:{i:0;s:15:&quot;access CiviMail&quot;;i:1;s:16:&quot;approve mailings&quot;;i:2;s:15:&quot;create mailings&quot;;i:3;s:17:&quot;schedule mailings&quot;;}i:1;s:2:&quot;or&quot;;}">
            <text:p>a:2:{i:0;a:4:{i:0;s:15:"access CiviMail";i:1;s:16:"approve mailings";i:2;s:15:"create mailings";i:3;s:17:"schedule mailings";}i:1;s:2:"or";}</text:p>
          </table:table-cell>
          <table:table-cell table:style-name="ACE-0x8c773d8" office:value-type="string" office:string-value="s:23:&quot;CRM_Mailing_Page_Browse&quot;;">
            <text:p>s:23:"CRM_Mailing_Page_Brows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620">
            <text:p>62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71">
            <text:p>271</text:p>
          </table:table-cell>
          <table:table-cell table:style-name="ACE-0x8c773d8" office:value-type="float" office:value="1">
            <text:p>1</text:p>
          </table:table-cell>
          <table:table-cell table:style-name="ACE-0x8c773d8" office:value-type="string" office:string-value="civicrm/mailing/browse/unscheduled">
            <text:p>civicrm/mailing/browse/unscheduled</text:p>
          </table:table-cell>
          <table:table-cell table:style-name="ACE-0x8c773d8" office:value-type="string" office:string-value="scheduled=false">
            <text:p>scheduled=false</text:p>
          </table:table-cell>
          <table:table-cell table:style-name="ACE-0x8c773d8" office:value-type="string" office:string-value="Draft and Unscheduled Mailings">
            <text:p>Draft and Unscheduled Mail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3:{i:0;s:15:&quot;access CiviMail&quot;;i:1;s:15:&quot;create mailings&quot;;i:2;s:17:&quot;schedule mailings&quot;;}i:1;s:2:&quot;or&quot;;}">
            <text:p>a:2:{i:0;a:3:{i:0;s:15:"access CiviMail";i:1;s:15:"create mailings";i:2;s:17:"schedule mailings";}i:1;s:2:"or";}</text:p>
          </table:table-cell>
          <table:table-cell table:style-name="ACE-0x8c773d8" office:value-type="string" office:string-value="s:23:&quot;CRM_Mailing_Page_Browse&quot;;">
            <text:p>s:23:"CRM_Mailing_Page_Brows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620">
            <text:p>62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72">
            <text:p>272</text:p>
          </table:table-cell>
          <table:table-cell table:style-name="ACE-0x8c773d8" office:value-type="float" office:value="1">
            <text:p>1</text:p>
          </table:table-cell>
          <table:table-cell table:style-name="ACE-0x8c773d8" office:value-type="string" office:string-value="civicrm/mailing/browse/archived">
            <text:p>civicrm/mailing/browse/archived</text:p>
          </table:table-cell>
          <table:table-cell table:style-name="ACE-0x8c773d8"/>
          <table:table-cell table:style-name="ACE-0x8c773d8" office:value-type="string" office:string-value="Archived Mailings">
            <text:p>Archived Mailing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5:&quot;access CiviMail&quot;;i:1;s:15:&quot;create mailings&quot;;}i:1;s:2:&quot;or&quot;;}">
            <text:p>a:2:{i:0;a:2:{i:0;s:15:"access CiviMail";i:1;s:15:"create mailings";}i:1;s:2:"or";}</text:p>
          </table:table-cell>
          <table:table-cell table:style-name="ACE-0x8c773d8" office:value-type="string" office:string-value="s:23:&quot;CRM_Mailing_Page_Browse&quot;;">
            <text:p>s:23:"CRM_Mailing_Page_Brows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625">
            <text:p>625</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73">
            <text:p>273</text:p>
          </table:table-cell>
          <table:table-cell table:style-name="ACE-0x8c773d8" office:value-type="float" office:value="1">
            <text:p>1</text:p>
          </table:table-cell>
          <table:table-cell table:style-name="ACE-0x8c773d8" office:value-type="string" office:string-value="civicrm/mailing/component">
            <text:p>civicrm/mailing/component</text:p>
          </table:table-cell>
          <table:table-cell table:style-name="ACE-0x8c773d8"/>
          <table:table-cell table:style-name="ACE-0x8c773d8" office:value-type="string" office:string-value="Headers, Footers, and Automated Messages">
            <text:p>Headers, Footers, and Automated Messag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8:&quot;administer CiviCRM&quot;;}i:1;s:3:&quot;and&quot;;}">
            <text:p>a:2:{i:0;a:1:{i:0;s:18:"administer CiviCRM";}i:1;s:3:"and";}</text:p>
          </table:table-cell>
          <table:table-cell table:style-name="ACE-0x8c773d8" office:value-type="string" office:string-value="s:26:&quot;CRM_Mailing_Page_Component&quot;;">
            <text:p>s:26:"CRM_Mailing_Page_Componen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630">
            <text:p>63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74">
            <text:p>274</text:p>
          </table:table-cell>
          <table:table-cell table:style-name="ACE-0x8c773d8" office:value-type="float" office:value="1">
            <text:p>1</text:p>
          </table:table-cell>
          <table:table-cell table:style-name="ACE-0x8c773d8" office:value-type="string" office:string-value="civicrm/mailing/unsubscribe">
            <text:p>civicrm/mailing/unsubscribe</text:p>
          </table:table-cell>
          <table:table-cell table:style-name="ACE-0x8c773d8"/>
          <table:table-cell table:style-name="ACE-0x8c773d8" office:value-type="string" office:string-value="Unsubscribe">
            <text:p>Unsubscrib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43:&quot;access CiviMail subscribe/unsubscribe pages&quot;;}i:1;s:3:&quot;and&quot;;}">
            <text:p>a:2:{i:0;a:1:{i:0;s:43:"access CiviMail subscribe/unsubscribe pages";}i:1;s:3:"and";}</text:p>
          </table:table-cell>
          <table:table-cell table:style-name="ACE-0x8c773d8" office:value-type="string" office:string-value="s:28:&quot;CRM_Mailing_Page_Unsubscribe&quot;;">
            <text:p>s:28:"CRM_Mailing_Page_Unsubscrib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640">
            <text:p>64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75">
            <text:p>275</text:p>
          </table:table-cell>
          <table:table-cell table:style-name="ACE-0x8c773d8" office:value-type="float" office:value="1">
            <text:p>1</text:p>
          </table:table-cell>
          <table:table-cell table:style-name="ACE-0x8c773d8" office:value-type="string" office:string-value="civicrm/mailing/resubscribe">
            <text:p>civicrm/mailing/resubscribe</text:p>
          </table:table-cell>
          <table:table-cell table:style-name="ACE-0x8c773d8"/>
          <table:table-cell table:style-name="ACE-0x8c773d8" office:value-type="string" office:string-value="Resubscribe">
            <text:p>Resubscrib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43:&quot;access CiviMail subscribe/unsubscribe pages&quot;;}i:1;s:3:&quot;and&quot;;}">
            <text:p>a:2:{i:0;a:1:{i:0;s:43:"access CiviMail subscribe/unsubscribe pages";}i:1;s:3:"and";}</text:p>
          </table:table-cell>
          <table:table-cell table:style-name="ACE-0x8c773d8" office:value-type="string" office:string-value="s:28:&quot;CRM_Mailing_Page_Resubscribe&quot;;">
            <text:p>s:28:"CRM_Mailing_Page_Resubscrib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645">
            <text:p>64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76">
            <text:p>276</text:p>
          </table:table-cell>
          <table:table-cell table:style-name="ACE-0x8c773d8" office:value-type="float" office:value="1">
            <text:p>1</text:p>
          </table:table-cell>
          <table:table-cell table:style-name="ACE-0x8c773d8" office:value-type="string" office:string-value="civicrm/mailing/optout">
            <text:p>civicrm/mailing/optout</text:p>
          </table:table-cell>
          <table:table-cell table:style-name="ACE-0x8c773d8"/>
          <table:table-cell table:style-name="ACE-0x8c773d8" office:value-type="string" office:string-value="Optout">
            <text:p>Optou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43:&quot;access CiviMail subscribe/unsubscribe pages&quot;;}i:1;s:3:&quot;and&quot;;}">
            <text:p>a:2:{i:0;a:1:{i:0;s:43:"access CiviMail subscribe/unsubscribe pages";}i:1;s:3:"and";}</text:p>
          </table:table-cell>
          <table:table-cell table:style-name="ACE-0x8c773d8" office:value-type="string" office:string-value="s:23:&quot;CRM_Mailing_Page_Optout&quot;;">
            <text:p>s:23:"CRM_Mailing_Page_Optou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650">
            <text:p>65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77">
            <text:p>277</text:p>
          </table:table-cell>
          <table:table-cell table:style-name="ACE-0x8c773d8" office:value-type="float" office:value="1">
            <text:p>1</text:p>
          </table:table-cell>
          <table:table-cell table:style-name="ACE-0x8c773d8" office:value-type="string" office:string-value="civicrm/mailing/confirm">
            <text:p>civicrm/mailing/confirm</text:p>
          </table:table-cell>
          <table:table-cell table:style-name="ACE-0x8c773d8"/>
          <table:table-cell table:style-name="ACE-0x8c773d8" office:value-type="string" office:string-value="Confirm">
            <text:p>Confirm</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43:&quot;access CiviMail subscribe/unsubscribe pages&quot;;}i:1;s:3:&quot;and&quot;;}">
            <text:p>a:2:{i:0;a:1:{i:0;s:43:"access CiviMail subscribe/unsubscribe pages";}i:1;s:3:"and";}</text:p>
          </table:table-cell>
          <table:table-cell table:style-name="ACE-0x8c773d8" office:value-type="string" office:string-value="s:24:&quot;CRM_Mailing_Page_Confirm&quot;;">
            <text:p>s:24:"CRM_Mailing_Page_Confirm";</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660">
            <text:p>66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78">
            <text:p>278</text:p>
          </table:table-cell>
          <table:table-cell table:style-name="ACE-0x8c773d8" office:value-type="float" office:value="1">
            <text:p>1</text:p>
          </table:table-cell>
          <table:table-cell table:style-name="ACE-0x8c773d8" office:value-type="string" office:string-value="civicrm/mailing/subscribe">
            <text:p>civicrm/mailing/subscribe</text:p>
          </table:table-cell>
          <table:table-cell table:style-name="ACE-0x8c773d8"/>
          <table:table-cell table:style-name="ACE-0x8c773d8" office:value-type="string" office:string-value="Subscribe">
            <text:p>Subscrib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43:&quot;access CiviMail subscribe/unsubscribe pages&quot;;}i:1;s:3:&quot;and&quot;;}">
            <text:p>a:2:{i:0;a:1:{i:0;s:43:"access CiviMail subscribe/unsubscribe pages";}i:1;s:3:"and";}</text:p>
          </table:table-cell>
          <table:table-cell table:style-name="ACE-0x8c773d8" office:value-type="string" office:string-value="s:26:&quot;CRM_Mailing_Form_Subscribe&quot;;">
            <text:p>s:26:"CRM_Mailing_Form_Subscrib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660">
            <text:p>66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79">
            <text:p>279</text:p>
          </table:table-cell>
          <table:table-cell table:style-name="ACE-0x8c773d8" office:value-type="float" office:value="1">
            <text:p>1</text:p>
          </table:table-cell>
          <table:table-cell table:style-name="ACE-0x8c773d8" office:value-type="string" office:string-value="civicrm/mailing/preview">
            <text:p>civicrm/mailing/preview</text:p>
          </table:table-cell>
          <table:table-cell table:style-name="ACE-0x8c773d8"/>
          <table:table-cell table:style-name="ACE-0x8c773d8" office:value-type="string" office:string-value="Preview Mailing">
            <text:p>Preview Mailin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4:{i:0;s:15:&quot;access CiviMail&quot;;i:1;s:16:&quot;approve mailings&quot;;i:2;s:15:&quot;create mailings&quot;;i:3;s:17:&quot;schedule mailings&quot;;}i:1;s:2:&quot;or&quot;;}">
            <text:p>a:2:{i:0;a:4:{i:0;s:15:"access CiviMail";i:1;s:16:"approve mailings";i:2;s:15:"create mailings";i:3;s:17:"schedule mailings";}i:1;s:2:"or";}</text:p>
          </table:table-cell>
          <table:table-cell table:style-name="ACE-0x8c773d8" office:value-type="string" office:string-value="s:24:&quot;CRM_Mailing_Page_Preview&quot;;">
            <text:p>s:24:"CRM_Mailing_Page_Preview";</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670">
            <text:p>67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80">
            <text:p>280</text:p>
          </table:table-cell>
          <table:table-cell table:style-name="ACE-0x8c773d8" office:value-type="float" office:value="1">
            <text:p>1</text:p>
          </table:table-cell>
          <table:table-cell table:style-name="ACE-0x8c773d8" office:value-type="string" office:string-value="civicrm/mailing/report">
            <text:p>civicrm/mailing/report</text:p>
          </table:table-cell>
          <table:table-cell table:style-name="ACE-0x8c773d8" office:value-type="string" office:string-value="mid=%%mid%%">
            <text:p>mid=%%mid%%</text:p>
          </table:table-cell>
          <table:table-cell table:style-name="ACE-0x8c773d8" office:value-type="string" office:string-value="Mailing Report">
            <text:p>Mailing Repor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5:&quot;access CiviMail&quot;;i:1;s:15:&quot;create mailings&quot;;}i:1;s:2:&quot;or&quot;;}">
            <text:p>a:2:{i:0;a:2:{i:0;s:15:"access CiviMail";i:1;s:15:"create mailings";}i:1;s:2:"or";}</text:p>
          </table:table-cell>
          <table:table-cell table:style-name="ACE-0x8c773d8" office:value-type="string" office:string-value="s:23:&quot;CRM_Mailing_Page_Report&quot;;">
            <text:p>s:23:"CRM_Mailing_Page_Repor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680">
            <text:p>68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81">
            <text:p>281</text:p>
          </table:table-cell>
          <table:table-cell table:style-name="ACE-0x8c773d8" office:value-type="float" office:value="1">
            <text:p>1</text:p>
          </table:table-cell>
          <table:table-cell table:style-name="ACE-0x8c773d8" office:value-type="string" office:string-value="civicrm/mailing/forward">
            <text:p>civicrm/mailing/forward</text:p>
          </table:table-cell>
          <table:table-cell table:style-name="ACE-0x8c773d8"/>
          <table:table-cell table:style-name="ACE-0x8c773d8" office:value-type="string" office:string-value="Forward Mailing">
            <text:p>Forward Mailin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43:&quot;access CiviMail subscribe/unsubscribe pages&quot;;}i:1;s:3:&quot;and&quot;;}">
            <text:p>a:2:{i:0;a:1:{i:0;s:43:"access CiviMail subscribe/unsubscribe pages";}i:1;s:3:"and";}</text:p>
          </table:table-cell>
          <table:table-cell table:style-name="ACE-0x8c773d8" office:value-type="string" office:string-value="s:31:&quot;CRM_Mailing_Form_ForwardMailing&quot;;">
            <text:p>s:31:"CRM_Mailing_Form_ForwardMailing";</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685">
            <text:p>68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82">
            <text:p>282</text:p>
          </table:table-cell>
          <table:table-cell table:style-name="ACE-0x8c773d8" office:value-type="float" office:value="1">
            <text:p>1</text:p>
          </table:table-cell>
          <table:table-cell table:style-name="ACE-0x8c773d8" office:value-type="string" office:string-value="civicrm/mailing/queue">
            <text:p>civicrm/mailing/queue</text:p>
          </table:table-cell>
          <table:table-cell table:style-name="ACE-0x8c773d8"/>
          <table:table-cell table:style-name="ACE-0x8c773d8" office:value-type="string" office:string-value="Sending Mail">
            <text:p>Sending Mail</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5:&quot;access CiviMail&quot;;}i:1;s:3:&quot;and&quot;;}">
            <text:p>a:2:{i:0;a:1:{i:0;s:15:"access CiviMail";}i:1;s:3:"and";}</text:p>
          </table:table-cell>
          <table:table-cell table:style-name="ACE-0x8c773d8" office:value-type="string" office:string-value="s:23:&quot;CRM_Mailing_Page_Browse&quot;;">
            <text:p>s:23:"CRM_Mailing_Page_Brows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690">
            <text:p>69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83">
            <text:p>283</text:p>
          </table:table-cell>
          <table:table-cell table:style-name="ACE-0x8c773d8" office:value-type="float" office:value="1">
            <text:p>1</text:p>
          </table:table-cell>
          <table:table-cell table:style-name="ACE-0x8c773d8" office:value-type="string" office:string-value="civicrm/mailing/report/event">
            <text:p>civicrm/mailing/report/event</text:p>
          </table:table-cell>
          <table:table-cell table:style-name="ACE-0x8c773d8"/>
          <table:table-cell table:style-name="ACE-0x8c773d8" office:value-type="string" office:string-value="Mailing Event">
            <text:p>Mailing Even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5:&quot;access CiviMail&quot;;}i:1;s:3:&quot;and&quot;;}">
            <text:p>a:2:{i:0;a:1:{i:0;s:15:"access CiviMail";}i:1;s:3:"and";}</text:p>
          </table:table-cell>
          <table:table-cell table:style-name="ACE-0x8c773d8" office:value-type="string" office:string-value="s:22:&quot;CRM_Mailing_Page_Event&quot;;">
            <text:p>s:22:"CRM_Mailing_Page_Event";</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8:&quot;CiviMail&quot;;s:3:&quot;url&quot;;s:78:&quot;/joomla/administrator/?option=com_civicrm&amp;amp;task=civicrm/mailing&amp;amp;reset=1&quot;;}i:2;a:2:{s:5:&quot;title&quot;;s:14:&quot;Mailing Report&quot;;s:3:&quot;url&quot;;s:101:&quot;/joomla/administrator/?option=com_civicrm&amp;amp;task=civicrm/mailing/report&amp;amp;reset=1&amp;amp;mid=%%mid%%&quot;;}}">
            <text:p>a:3:{i:0;a:2:{s:5:"title";s:7:"CiviCRM";s:3:"url";s:70:"/joomla/administrator/?option=com_civicrm&amp;amp;task=civicrm&amp;amp;reset=1";}i:1;a:2:{s:5:"title";s:8:"CiviMail";s:3:"url";s:78:"/joomla/administrator/?option=com_civicrm&amp;amp;task=civicrm/mailing&amp;amp;reset=1";}i:2;a:2:{s:5:"title";s:14:"Mailing Report";s:3:"url";s:101:"/joomla/administrator/?option=com_civicrm&amp;amp;task=civicrm/mailing/report&amp;amp;reset=1&amp;amp;mid=%%mid%%";}}</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695">
            <text:p>695</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84">
            <text:p>284</text:p>
          </table:table-cell>
          <table:table-cell table:style-name="ACE-0x8c773d8" office:value-type="float" office:value="1">
            <text:p>1</text:p>
          </table:table-cell>
          <table:table-cell table:style-name="ACE-0x8c773d8" office:value-type="string" office:string-value="civicrm/ajax/template">
            <text:p>civicrm/ajax/templat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21:&quot;CRM_Mailing_Page_AJAX&quot;;i:1;s:8:&quot;template&quot;;}">
            <text:p>a:2:{i:0;s:21:"CRM_Mailing_Page_AJAX";i:1;s:8:"templat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85">
            <text:p>285</text:p>
          </table:table-cell>
          <table:table-cell table:style-name="ACE-0x8c773d8" office:value-type="float" office:value="1">
            <text:p>1</text:p>
          </table:table-cell>
          <table:table-cell table:style-name="ACE-0x8c773d8" office:value-type="string" office:string-value="civicrm/mailing/schedule">
            <text:p>civicrm/mailing/schedule</text:p>
          </table:table-cell>
          <table:table-cell table:style-name="ACE-0x8c773d8"/>
          <table:table-cell table:style-name="ACE-0x8c773d8" office:value-type="string" office:string-value="Schedule Mailing">
            <text:p>Schedule Mailin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schedule mailings&quot;;}i:1;s:3:&quot;and&quot;;}">
            <text:p>a:2:{i:0;a:1:{i:0;s:17:"schedule mailings";}i:1;s:3:"and";}</text:p>
          </table:table-cell>
          <table:table-cell table:style-name="ACE-0x8c773d8" office:value-type="string" office:string-value="s:25:&quot;CRM_Mailing_Form_Schedule&quot;;">
            <text:p>s:25:"CRM_Mailing_Form_Schedul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700">
            <text:p>70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86">
            <text:p>286</text:p>
          </table:table-cell>
          <table:table-cell table:style-name="ACE-0x8c773d8" office:value-type="float" office:value="1">
            <text:p>1</text:p>
          </table:table-cell>
          <table:table-cell table:style-name="ACE-0x8c773d8" office:value-type="string" office:string-value="civicrm/mailing/view">
            <text:p>civicrm/mailing/view</text:p>
          </table:table-cell>
          <table:table-cell table:style-name="ACE-0x8c773d8"/>
          <table:table-cell table:style-name="ACE-0x8c773d8" office:value-type="string" office:string-value="View Mailing">
            <text:p>View Mailin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3:{i:0;s:28:&quot;view public CiviMail content&quot;;i:1;s:15:&quot;access CiviMail&quot;;i:2;s:16:&quot;approve mailings&quot;;}i:1;s:2:&quot;or&quot;;}">
            <text:p>a:2:{i:0;a:3:{i:0;s:28:"view public CiviMail content";i:1;s:15:"access CiviMail";i:2;s:16:"approve mailings";}i:1;s:2:"or";}</text:p>
          </table:table-cell>
          <table:table-cell table:style-name="ACE-0x8c773d8" office:value-type="string" office:string-value="s:21:&quot;CRM_Mailing_Page_View&quot;;">
            <text:p>s:21:"CRM_Mailing_Page_View";</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800">
            <text:p>80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87">
            <text:p>287</text:p>
          </table:table-cell>
          <table:table-cell table:style-name="ACE-0x8c773d8" office:value-type="float" office:value="1">
            <text:p>1</text:p>
          </table:table-cell>
          <table:table-cell table:style-name="ACE-0x8c773d8" office:value-type="string" office:string-value="civicrm/mailing/approve">
            <text:p>civicrm/mailing/approve</text:p>
          </table:table-cell>
          <table:table-cell table:style-name="ACE-0x8c773d8"/>
          <table:table-cell table:style-name="ACE-0x8c773d8" office:value-type="string" office:string-value="Approve Mailing">
            <text:p>Approve Mailin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pprove mailings&quot;;}i:1;s:3:&quot;and&quot;;}">
            <text:p>a:2:{i:0;a:1:{i:0;s:16:"approve mailings";}i:1;s:3:"and";}</text:p>
          </table:table-cell>
          <table:table-cell table:style-name="ACE-0x8c773d8" office:value-type="string" office:string-value="s:24:&quot;CRM_Mailing_Form_Approve&quot;;">
            <text:p>s:24:"CRM_Mailing_Form_Approv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850">
            <text:p>85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88">
            <text:p>288</text:p>
          </table:table-cell>
          <table:table-cell table:style-name="ACE-0x8c773d8" office:value-type="float" office:value="1">
            <text:p>1</text:p>
          </table:table-cell>
          <table:table-cell table:style-name="ACE-0x8c773d8" office:value-type="string" office:string-value="civicrm/grant">
            <text:p>civicrm/grant</text:p>
          </table:table-cell>
          <table:table-cell table:style-name="ACE-0x8c773d8"/>
          <table:table-cell table:style-name="ACE-0x8c773d8" office:value-type="string" office:string-value="CiviGrant Dashboard">
            <text:p>CiviGrant Dashboar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Grant&quot;;}i:1;s:3:&quot;and&quot;;}">
            <text:p>a:2:{i:0;a:1:{i:0;s:16:"access CiviGrant";}i:1;s:3:"and";}</text:p>
          </table:table-cell>
          <table:table-cell table:style-name="ACE-0x8c773d8" office:value-type="string" office:string-value="s:24:&quot;CRM_Grant_Page_DashBoard&quot;;">
            <text:p>s:24:"CRM_Gran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2" table:style-name="ACE-0x8c773d8"/>
          <table:table-cell table:style-name="ACE-0x8c773d8" office:value-type="float" office:value="5">
            <text:p>5</text:p>
          </table:table-cell>
          <table:table-cell table:number-columns-repeated="3" table:style-name="ACE-0x8c773d8"/>
          <table:table-cell table:style-name="ACE-0x8c773d8" office:value-type="float" office:value="0">
            <text:p>0</text:p>
          </table:table-cell>
          <table:table-cell table:style-name="ACE-0x8c773d8" office:value-type="float" office:value="1000">
            <text:p>100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89">
            <text:p>289</text:p>
          </table:table-cell>
          <table:table-cell table:style-name="ACE-0x8c773d8" office:value-type="float" office:value="1">
            <text:p>1</text:p>
          </table:table-cell>
          <table:table-cell table:style-name="ACE-0x8c773d8" office:value-type="string" office:string-value="civicrm/grant/info">
            <text:p>civicrm/grant/info</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Grant&quot;;}i:1;s:3:&quot;and&quot;;}">
            <text:p>a:2:{i:0;a:1:{i:0;s:16:"access CiviGrant";}i:1;s:3:"and";}</text:p>
          </table:table-cell>
          <table:table-cell table:style-name="ACE-0x8c773d8" office:value-type="string" office:string-value="s:24:&quot;CRM_Grant_Page_DashBoard&quot;;">
            <text:p>s:24:"CRM_Grant_Page_DashBoard";</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Grant Dashboard&quot;;s:3:&quot;url&quot;;s:76:&quot;/joomla/administrator/?option=com_civicrm&amp;amp;task=civicrm/grant&amp;amp;reset=1&quot;;}}">
            <text:p>a:2:{i:0;a:2:{s:5:"title";s:7:"CiviCRM";s:3:"url";s:70:"/joomla/administrator/?option=com_civicrm&amp;amp;task=civicrm&amp;amp;reset=1";}i:1;a:2:{s:5:"title";s:19:"CiviGrant Dashboard";s:3:"url";s:76:"/joomla/administrator/?option=com_civicrm&amp;amp;task=civicrm/grant&amp;amp;reset=1";}}</text:p>
          </table:table-cell>
          <table:table-cell table:number-columns-repeated="2" table:style-name="ACE-0x8c773d8"/>
          <table:table-cell table:style-name="ACE-0x8c773d8" office:value-type="float" office:value="5">
            <text:p>5</text:p>
          </table:table-cell>
          <table:table-cell table:number-columns-repeated="3" table:style-name="ACE-0x8c773d8"/>
          <table:table-cell table:style-name="ACE-0x8c773d8" office:value-type="float" office:value="0">
            <text:p>0</text:p>
          </table:table-cell>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90">
            <text:p>290</text:p>
          </table:table-cell>
          <table:table-cell table:style-name="ACE-0x8c773d8" office:value-type="float" office:value="1">
            <text:p>1</text:p>
          </table:table-cell>
          <table:table-cell table:style-name="ACE-0x8c773d8" office:value-type="string" office:string-value="civicrm/grant/search">
            <text:p>civicrm/grant/search</text:p>
          </table:table-cell>
          <table:table-cell table:style-name="ACE-0x8c773d8"/>
          <table:table-cell table:style-name="ACE-0x8c773d8" office:value-type="string" office:string-value="Find Grants">
            <text:p>Find Gra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Grant&quot;;}i:1;s:3:&quot;and&quot;;}">
            <text:p>a:2:{i:0;a:1:{i:0;s:16:"access CiviGrant";}i:1;s:3:"and";}</text:p>
          </table:table-cell>
          <table:table-cell table:style-name="ACE-0x8c773d8" office:value-type="string" office:string-value="s:27:&quot;CRM_Grant_Controller_Search&quot;;">
            <text:p>s:27:"CRM_Grant_Controller_Search";</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Grant Dashboard&quot;;s:3:&quot;url&quot;;s:76:&quot;/joomla/administrator/?option=com_civicrm&amp;amp;task=civicrm/grant&amp;amp;reset=1&quot;;}}">
            <text:p>a:2:{i:0;a:2:{s:5:"title";s:7:"CiviCRM";s:3:"url";s:70:"/joomla/administrator/?option=com_civicrm&amp;amp;task=civicrm&amp;amp;reset=1";}i:1;a:2:{s:5:"title";s:19:"CiviGrant Dashboard";s:3:"url";s:76:"/joomla/administrator/?option=com_civicrm&amp;amp;task=civicrm/grant&amp;amp;reset=1";}}</text:p>
          </table:table-cell>
          <table:table-cell table:number-columns-repeated="2" table:style-name="ACE-0x8c773d8"/>
          <table:table-cell table:style-name="ACE-0x8c773d8" office:value-type="float" office:value="5">
            <text:p>5</text:p>
          </table:table-cell>
          <table:table-cell table:number-columns-repeated="3" table:style-name="ACE-0x8c773d8"/>
          <table:table-cell table:style-name="ACE-0x8c773d8" office:value-type="float" office:value="0">
            <text:p>0</text:p>
          </table:table-cell>
          <table:table-cell table:style-name="ACE-0x8c773d8" office:value-type="float" office:value="1010">
            <text:p>101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91">
            <text:p>291</text:p>
          </table:table-cell>
          <table:table-cell table:style-name="ACE-0x8c773d8" office:value-type="float" office:value="1">
            <text:p>1</text:p>
          </table:table-cell>
          <table:table-cell table:style-name="ACE-0x8c773d8" office:value-type="string" office:string-value="civicrm/grant/add">
            <text:p>civicrm/grant/add</text:p>
          </table:table-cell>
          <table:table-cell table:style-name="ACE-0x8c773d8" office:value-type="string" office:string-value="action=add">
            <text:p>action=add</text:p>
          </table:table-cell>
          <table:table-cell table:style-name="ACE-0x8c773d8" office:value-type="string" office:string-value="New Grant">
            <text:p>New Gran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Grant&quot;;}i:1;s:3:&quot;and&quot;;}">
            <text:p>a:2:{i:0;a:1:{i:0;s:16:"access CiviGrant";}i:1;s:3:"and";}</text:p>
          </table:table-cell>
          <table:table-cell table:style-name="ACE-0x8c773d8" office:value-type="string" office:string-value="s:18:&quot;CRM_Grant_Page_Tab&quot;;">
            <text:p>s:18:"CRM_Grant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9:&quot;CiviGrant Dashboard&quot;;s:3:&quot;url&quot;;s:76:&quot;/joomla/administrator/?option=com_civicrm&amp;amp;task=civicrm/grant&amp;amp;reset=1&quot;;}}">
            <text:p>a:2:{i:0;a:2:{s:5:"title";s:7:"CiviCRM";s:3:"url";s:70:"/joomla/administrator/?option=com_civicrm&amp;amp;task=civicrm&amp;amp;reset=1";}i:1;a:2:{s:5:"title";s:19:"CiviGrant Dashboard";s:3:"url";s:76:"/joomla/administrator/?option=com_civicrm&amp;amp;task=civicrm/grant&amp;amp;reset=1";}}</text:p>
          </table:table-cell>
          <table:table-cell table:number-columns-repeated="2" table:style-name="ACE-0x8c773d8"/>
          <table:table-cell table:style-name="ACE-0x8c773d8" office:value-type="float" office:value="5">
            <text:p>5</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92">
            <text:p>292</text:p>
          </table:table-cell>
          <table:table-cell table:style-name="ACE-0x8c773d8" office:value-type="float" office:value="1">
            <text:p>1</text:p>
          </table:table-cell>
          <table:table-cell table:style-name="ACE-0x8c773d8" office:value-type="string" office:string-value="civicrm/contact/view/grant">
            <text:p>civicrm/contact/view/gran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6:&quot;access CiviGrant&quot;;}i:1;s:3:&quot;and&quot;;}">
            <text:p>a:2:{i:0;a:1:{i:0;s:16:"access CiviGrant";}i:1;s:3:"and";}</text:p>
          </table:table-cell>
          <table:table-cell table:style-name="ACE-0x8c773d8" office:value-type="string" office:string-value="s:18:&quot;CRM_Grant_Page_Tab&quot;;">
            <text:p>s:18:"CRM_Grant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93">
            <text:p>293</text:p>
          </table:table-cell>
          <table:table-cell table:style-name="ACE-0x8c773d8" office:value-type="float" office:value="1">
            <text:p>1</text:p>
          </table:table-cell>
          <table:table-cell table:style-name="ACE-0x8c773d8" office:value-type="string" office:string-value="civicrm/pledge">
            <text:p>civicrm/pledge</text:p>
          </table:table-cell>
          <table:table-cell table:style-name="ACE-0x8c773d8"/>
          <table:table-cell table:style-name="ACE-0x8c773d8" office:value-type="string" office:string-value="CiviPledge Dashboard">
            <text:p>CiviPledge Dashboar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Pledge&quot;;}i:1;s:3:&quot;and&quot;;}">
            <text:p>a:2:{i:0;a:1:{i:0;s:17:"access CiviPledge";}i:1;s:3:"and";}</text:p>
          </table:table-cell>
          <table:table-cell table:style-name="ACE-0x8c773d8" office:value-type="string" office:string-value="s:25:&quot;CRM_Pledge_Page_DashBoard&quot;;">
            <text:p>s:25:"CRM_Pledge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2" table:style-name="ACE-0x8c773d8"/>
          <table:table-cell table:style-name="ACE-0x8c773d8" office:value-type="float" office:value="6">
            <text:p>6</text:p>
          </table:table-cell>
          <table:table-cell table:number-columns-repeated="3" table:style-name="ACE-0x8c773d8"/>
          <table:table-cell table:style-name="ACE-0x8c773d8" office:value-type="float" office:value="0">
            <text:p>0</text:p>
          </table:table-cell>
          <table:table-cell table:style-name="ACE-0x8c773d8" office:value-type="float" office:value="550">
            <text:p>55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94">
            <text:p>294</text:p>
          </table:table-cell>
          <table:table-cell table:style-name="ACE-0x8c773d8" office:value-type="float" office:value="1">
            <text:p>1</text:p>
          </table:table-cell>
          <table:table-cell table:style-name="ACE-0x8c773d8" office:value-type="string" office:string-value="civicrm/pledge/search">
            <text:p>civicrm/pledge/search</text:p>
          </table:table-cell>
          <table:table-cell table:style-name="ACE-0x8c773d8"/>
          <table:table-cell table:style-name="ACE-0x8c773d8" office:value-type="string" office:string-value="Find Pledges">
            <text:p>Find Pledg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Pledge&quot;;}i:1;s:3:&quot;and&quot;;}">
            <text:p>a:2:{i:0;a:1:{i:0;s:17:"access CiviPledge";}i:1;s:3:"and";}</text:p>
          </table:table-cell>
          <table:table-cell table:style-name="ACE-0x8c773d8" office:value-type="string" office:string-value="s:28:&quot;CRM_Pledge_Controller_Search&quot;;">
            <text:p>s:28:"CRM_Pledge_Controller_Search";</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0:&quot;CiviPledge Dashboard&quot;;s:3:&quot;url&quot;;s:77:&quot;/joomla/administrator/?option=com_civicrm&amp;amp;task=civicrm/pledge&amp;amp;reset=1&quot;;}}">
            <text:p>a:2:{i:0;a:2:{s:5:"title";s:7:"CiviCRM";s:3:"url";s:70:"/joomla/administrator/?option=com_civicrm&amp;amp;task=civicrm&amp;amp;reset=1";}i:1;a:2:{s:5:"title";s:20:"CiviPledge Dashboard";s:3:"url";s:77:"/joomla/administrator/?option=com_civicrm&amp;amp;task=civicrm/pledge&amp;amp;reset=1";}}</text:p>
          </table:table-cell>
          <table:table-cell table:number-columns-repeated="2" table:style-name="ACE-0x8c773d8"/>
          <table:table-cell table:style-name="ACE-0x8c773d8" office:value-type="float" office:value="6">
            <text:p>6</text:p>
          </table:table-cell>
          <table:table-cell table:number-columns-repeated="3" table:style-name="ACE-0x8c773d8"/>
          <table:table-cell table:style-name="ACE-0x8c773d8" office:value-type="float" office:value="0">
            <text:p>0</text:p>
          </table:table-cell>
          <table:table-cell table:style-name="ACE-0x8c773d8" office:value-type="float" office:value="560">
            <text:p>56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95">
            <text:p>295</text:p>
          </table:table-cell>
          <table:table-cell table:style-name="ACE-0x8c773d8" office:value-type="float" office:value="1">
            <text:p>1</text:p>
          </table:table-cell>
          <table:table-cell table:style-name="ACE-0x8c773d8" office:value-type="string" office:string-value="civicrm/contact/view/pledge">
            <text:p>civicrm/contact/view/pledge</text:p>
          </table:table-cell>
          <table:table-cell table:style-name="ACE-0x8c773d8" office:value-type="string" office:string-value="force=1,cid=%%cid%%">
            <text:p>force=1,cid=%%cid%%</text:p>
          </table:table-cell>
          <table:table-cell table:style-name="ACE-0x8c773d8" office:value-type="string" office:string-value="Pledges">
            <text:p>Pledg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Pledge&quot;;}i:1;s:3:&quot;and&quot;;}">
            <text:p>a:2:{i:0;a:1:{i:0;s:17:"access CiviPledge";}i:1;s:3:"and";}</text:p>
          </table:table-cell>
          <table:table-cell table:style-name="ACE-0x8c773d8" office:value-type="string" office:string-value="s:19:&quot;CRM_Pledge_Page_Tab&quot;;">
            <text:p>s:19:"CRM_Pledge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570">
            <text:p>57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96">
            <text:p>296</text:p>
          </table:table-cell>
          <table:table-cell table:style-name="ACE-0x8c773d8" office:value-type="float" office:value="1">
            <text:p>1</text:p>
          </table:table-cell>
          <table:table-cell table:style-name="ACE-0x8c773d8" office:value-type="string" office:string-value="civicrm/pledge/add">
            <text:p>civicrm/pledge/add</text:p>
          </table:table-cell>
          <table:table-cell table:style-name="ACE-0x8c773d8" office:value-type="string" office:string-value="action=add">
            <text:p>action=add</text:p>
          </table:table-cell>
          <table:table-cell table:style-name="ACE-0x8c773d8" office:value-type="string" office:string-value="New Pledge">
            <text:p>New Pledg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Pledge&quot;;}i:1;s:3:&quot;and&quot;;}">
            <text:p>a:2:{i:0;a:1:{i:0;s:17:"access CiviPledge";}i:1;s:3:"and";}</text:p>
          </table:table-cell>
          <table:table-cell table:style-name="ACE-0x8c773d8" office:value-type="string" office:string-value="s:19:&quot;CRM_Pledge_Page_Tab&quot;;">
            <text:p>s:19:"CRM_Pledge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0:&quot;CiviPledge Dashboard&quot;;s:3:&quot;url&quot;;s:77:&quot;/joomla/administrator/?option=com_civicrm&amp;amp;task=civicrm/pledge&amp;amp;reset=1&quot;;}}">
            <text:p>a:2:{i:0;a:2:{s:5:"title";s:7:"CiviCRM";s:3:"url";s:70:"/joomla/administrator/?option=com_civicrm&amp;amp;task=civicrm&amp;amp;reset=1";}i:1;a:2:{s:5:"title";s:20:"CiviPledge Dashboard";s:3:"url";s:77:"/joomla/administrator/?option=com_civicrm&amp;amp;task=civicrm/pledge&amp;amp;reset=1";}}</text:p>
          </table:table-cell>
          <table:table-cell table:number-columns-repeated="2" table:style-name="ACE-0x8c773d8"/>
          <table:table-cell table:style-name="ACE-0x8c773d8" office:value-type="float" office:value="6">
            <text:p>6</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297">
            <text:p>297</text:p>
          </table:table-cell>
          <table:table-cell table:style-name="ACE-0x8c773d8" office:value-type="float" office:value="1">
            <text:p>1</text:p>
          </table:table-cell>
          <table:table-cell table:style-name="ACE-0x8c773d8" office:value-type="string" office:string-value="civicrm/pledge/payment">
            <text:p>civicrm/pledge/payment</text:p>
          </table:table-cell>
          <table:table-cell table:style-name="ACE-0x8c773d8"/>
          <table:table-cell table:style-name="ACE-0x8c773d8" office:value-type="string" office:string-value="Pledge Payments">
            <text:p>Pledge Payme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Pledge&quot;;}i:1;s:3:&quot;and&quot;;}">
            <text:p>a:2:{i:0;a:1:{i:0;s:17:"access CiviPledge";}i:1;s:3:"and";}</text:p>
          </table:table-cell>
          <table:table-cell table:style-name="ACE-0x8c773d8" office:value-type="string" office:string-value="s:23:&quot;CRM_Pledge_Page_Payment&quot;;">
            <text:p>s:23:"CRM_Pledge_Page_Paymen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0:&quot;CiviPledge Dashboard&quot;;s:3:&quot;url&quot;;s:77:&quot;/joomla/administrator/?option=com_civicrm&amp;amp;task=civicrm/pledge&amp;amp;reset=1&quot;;}}">
            <text:p>a:2:{i:0;a:2:{s:5:"title";s:7:"CiviCRM";s:3:"url";s:70:"/joomla/administrator/?option=com_civicrm&amp;amp;task=civicrm&amp;amp;reset=1";}i:1;a:2:{s:5:"title";s:20:"CiviPledge Dashboard";s:3:"url";s:77:"/joomla/administrator/?option=com_civicrm&amp;amp;task=civicrm/pledge&amp;amp;reset=1";}}</text:p>
          </table:table-cell>
          <table:table-cell table:number-columns-repeated="2" table:style-name="ACE-0x8c773d8"/>
          <table:table-cell table:style-name="ACE-0x8c773d8" office:value-type="float" office:value="6">
            <text:p>6</text:p>
          </table:table-cell>
          <table:table-cell table:number-columns-repeated="3" table:style-name="ACE-0x8c773d8"/>
          <table:table-cell table:style-name="ACE-0x8c773d8" office:value-type="float" office:value="0">
            <text:p>0</text:p>
          </table:table-cell>
          <table:table-cell table:style-name="ACE-0x8c773d8" office:value-type="float" office:value="580">
            <text:p>58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98">
            <text:p>298</text:p>
          </table:table-cell>
          <table:table-cell table:style-name="ACE-0x8c773d8" office:value-type="float" office:value="1">
            <text:p>1</text:p>
          </table:table-cell>
          <table:table-cell table:style-name="ACE-0x8c773d8" office:value-type="string" office:string-value="civicrm/ajax/pledgeName">
            <text:p>civicrm/ajax/pledgeNam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4:&quot;access CiviCRM&quot;;i:1;s:17:&quot;access CiviPledge&quot;;}i:1;s:3:&quot;and&quot;;}">
            <text:p>a:2:{i:0;a:2:{i:0;s:14:"access CiviCRM";i:1;s:17:"access CiviPledge";}i:1;s:3:"and";}</text:p>
          </table:table-cell>
          <table:table-cell table:style-name="ACE-0x8c773d8" office:value-type="string" office:string-value="a:2:{i:0;s:20:&quot;CRM_Pledge_Page_AJAX&quot;;i:1;s:10:&quot;pledgeName&quot;;}">
            <text:p>a:2:{i:0;s:20:"CRM_Pledge_Page_AJAX";i:1;s:10:"pledgeNam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299">
            <text:p>299</text:p>
          </table:table-cell>
          <table:table-cell table:style-name="ACE-0x8c773d8" office:value-type="float" office:value="1">
            <text:p>1</text:p>
          </table:table-cell>
          <table:table-cell table:style-name="ACE-0x8c773d8" office:value-type="string" office:string-value="civicrm/case">
            <text:p>civicrm/case</text:p>
          </table:table-cell>
          <table:table-cell table:style-name="ACE-0x8c773d8"/>
          <table:table-cell table:style-name="ACE-0x8c773d8" office:value-type="string" office:string-value="CiviCase Dashboard">
            <text:p>CiviCase Dashboar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3:&quot;CRM_Case_Page_DashBoard&quot;;">
            <text:p>s:23:"CRM_Case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900">
            <text:p>90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300">
            <text:p>300</text:p>
          </table:table-cell>
          <table:table-cell table:style-name="ACE-0x8c773d8" office:value-type="float" office:value="1">
            <text:p>1</text:p>
          </table:table-cell>
          <table:table-cell table:style-name="ACE-0x8c773d8" office:value-type="string" office:string-value="civicrm/case/add">
            <text:p>civicrm/case/add</text:p>
          </table:table-cell>
          <table:table-cell table:style-name="ACE-0x8c773d8"/>
          <table:table-cell table:style-name="ACE-0x8c773d8" office:value-type="string" office:string-value="Open Case">
            <text:p>Open Cas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17:&quot;CRM_Case_Page_Tab&quot;;">
            <text:p>s:17:"CRM_Case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301">
            <text:p>301</text:p>
          </table:table-cell>
          <table:table-cell table:style-name="ACE-0x8c773d8" office:value-type="float" office:value="1">
            <text:p>1</text:p>
          </table:table-cell>
          <table:table-cell table:style-name="ACE-0x8c773d8" office:value-type="string" office:string-value="civicrm/case/search">
            <text:p>civicrm/case/search</text:p>
          </table:table-cell>
          <table:table-cell table:style-name="ACE-0x8c773d8"/>
          <table:table-cell table:style-name="ACE-0x8c773d8" office:value-type="string" office:string-value="Find Cases">
            <text:p>Find Cas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ase_Controller_Search&quot;;">
            <text:p>s:26:"CRM_Case_Controller_Search";</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910">
            <text:p>91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302">
            <text:p>302</text:p>
          </table:table-cell>
          <table:table-cell table:style-name="ACE-0x8c773d8" office:value-type="float" office:value="1">
            <text:p>1</text:p>
          </table:table-cell>
          <table:table-cell table:style-name="ACE-0x8c773d8" office:value-type="string" office:string-value="civicrm/case/activity">
            <text:p>civicrm/case/activity</text:p>
          </table:table-cell>
          <table:table-cell table:style-name="ACE-0x8c773d8"/>
          <table:table-cell table:style-name="ACE-0x8c773d8" office:value-type="string" office:string-value="Case Activity">
            <text:p>Case Activity</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2:&quot;CRM_Case_Form_Activity&quot;;">
            <text:p>s:22:"CRM_Case_Form_Activity";</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03">
            <text:p>303</text:p>
          </table:table-cell>
          <table:table-cell table:style-name="ACE-0x8c773d8" office:value-type="float" office:value="1">
            <text:p>1</text:p>
          </table:table-cell>
          <table:table-cell table:style-name="ACE-0x8c773d8" office:value-type="string" office:string-value="civicrm/case/report">
            <text:p>civicrm/case/report</text:p>
          </table:table-cell>
          <table:table-cell table:style-name="ACE-0x8c773d8"/>
          <table:table-cell table:style-name="ACE-0x8c773d8" office:value-type="string" office:string-value="Case Report">
            <text:p>Case Repor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31:&quot;access all cases and activities&quot;;}i:1;s:3:&quot;and&quot;;}">
            <text:p>a:2:{i:0;a:1:{i:0;s:31:"access all cases and activities";}i:1;s:3:"and";}</text:p>
          </table:table-cell>
          <table:table-cell table:style-name="ACE-0x8c773d8" office:value-type="string" office:string-value="s:20:&quot;CRM_Case_Form_Report&quot;;">
            <text:p>s:20:"CRM_Case_Form_Repor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04">
            <text:p>304</text:p>
          </table:table-cell>
          <table:table-cell table:style-name="ACE-0x8c773d8" office:value-type="float" office:value="1">
            <text:p>1</text:p>
          </table:table-cell>
          <table:table-cell table:style-name="ACE-0x8c773d8" office:value-type="string" office:string-value="civicrm/contact/view/case">
            <text:p>civicrm/contact/view/case</text:p>
          </table:table-cell>
          <table:table-cell table:style-name="ACE-0x8c773d8"/>
          <table:table-cell table:style-name="ACE-0x8c773d8" office:value-type="string" office:string-value="Case">
            <text:p>Cas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17:&quot;CRM_Case_Page_Tab&quot;;">
            <text:p>s:17:"CRM_Case_Page_Tab";</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
            <text:p>a:2:{i:0;a:2:{s:5:"title";s:7:"CiviCRM";s:3:"url";s:70:"/joomla/administrator/?option=com_civicrm&amp;amp;task=civicrm&amp;amp;reset=1";}i:1;a:2:{s:5:"title";s:15:"Contact Summary";s:3:"url";s:99:"/joomla/administrator/?option=com_civicrm&amp;amp;task=civicrm/contact/view&amp;amp;reset=1&amp;amp;cid=%%cid%%";}}</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05">
            <text:p>305</text:p>
          </table:table-cell>
          <table:table-cell table:style-name="ACE-0x8c773d8" office:value-type="float" office:value="1">
            <text:p>1</text:p>
          </table:table-cell>
          <table:table-cell table:style-name="ACE-0x8c773d8" office:value-type="string" office:string-value="civicrm/case/activity/view">
            <text:p>civicrm/case/activity/view</text:p>
          </table:table-cell>
          <table:table-cell table:style-name="ACE-0x8c773d8"/>
          <table:table-cell table:style-name="ACE-0x8c773d8" office:value-type="string" office:string-value="Activity View">
            <text:p>Activity View</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ase_Form_ActivityView&quot;;">
            <text:p>s:26:"CRM_Case_Form_ActivityView";</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CiviCase Dashboard&quot;;s:3:&quot;url&quot;;s:75:&quot;/joomla/administrator/?option=com_civicrm&amp;amp;task=civicrm/case&amp;amp;reset=1&quot;;}i:2;a:2:{s:5:&quot;title&quot;;s:13:&quot;Case Activity&quot;;s:3:&quot;url&quot;;s:84:&quot;/joomla/administrator/?option=com_civicrm&amp;amp;task=civicrm/case/activity&amp;amp;reset=1&quot;;}}">
            <text:p>a:3:{i:0;a:2:{s:5:"title";s:7:"CiviCRM";s:3:"url";s:70:"/joomla/administrator/?option=com_civicrm&amp;amp;task=civicrm&amp;amp;reset=1";}i:1;a:2:{s:5:"title";s:18:"CiviCase Dashboard";s:3:"url";s:75:"/joomla/administrator/?option=com_civicrm&amp;amp;task=civicrm/case&amp;amp;reset=1";}i:2;a:2:{s:5:"title";s:13:"Case Activity";s:3:"url";s:84:"/joomla/administrator/?option=com_civicrm&amp;amp;task=civicrm/case/activity&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06">
            <text:p>306</text:p>
          </table:table-cell>
          <table:table-cell table:style-name="ACE-0x8c773d8" office:value-type="float" office:value="1">
            <text:p>1</text:p>
          </table:table-cell>
          <table:table-cell table:style-name="ACE-0x8c773d8" office:value-type="string" office:string-value="civicrm/contact/view/case/editClient">
            <text:p>civicrm/contact/view/case/editClient</text:p>
          </table:table-cell>
          <table:table-cell table:style-name="ACE-0x8c773d8"/>
          <table:table-cell table:style-name="ACE-0x8c773d8" office:value-type="string" office:string-value="Assign to Another Client">
            <text:p>Assign to Another Clien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4:&quot;CRM_Case_Form_EditClient&quot;;">
            <text:p>s:24:"CRM_Case_Form_EditClient";</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5:&quot;Contact Summary&quot;;s:3:&quot;url&quot;;s:99:&quot;/joomla/administrator/?option=com_civicrm&amp;amp;task=civicrm/contact/view&amp;amp;reset=1&amp;amp;cid=%%cid%%&quot;;}i:2;a:2:{s:5:&quot;title&quot;;s:4:&quot;Case&quot;;s:3:&quot;url&quot;;s:88:&quot;/joomla/administrator/?option=com_civicrm&amp;amp;task=civicrm/contact/view/case&amp;amp;reset=1&quot;;}}">
            <text:p>a:3:{i:0;a:2:{s:5:"title";s:7:"CiviCRM";s:3:"url";s:70:"/joomla/administrator/?option=com_civicrm&amp;amp;task=civicrm&amp;amp;reset=1";}i:1;a:2:{s:5:"title";s:15:"Contact Summary";s:3:"url";s:99:"/joomla/administrator/?option=com_civicrm&amp;amp;task=civicrm/contact/view&amp;amp;reset=1&amp;amp;cid=%%cid%%";}i:2;a:2:{s:5:"title";s:4:"Case";s:3:"url";s:88:"/joomla/administrator/?option=com_civicrm&amp;amp;task=civicrm/contact/view/case&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07">
            <text:p>307</text:p>
          </table:table-cell>
          <table:table-cell table:style-name="ACE-0x8c773d8" office:value-type="float" office:value="1">
            <text:p>1</text:p>
          </table:table-cell>
          <table:table-cell table:style-name="ACE-0x8c773d8" office:value-type="string" office:string-value="civicrm/case/addToCase">
            <text:p>civicrm/case/addToCase</text:p>
          </table:table-cell>
          <table:table-cell table:style-name="ACE-0x8c773d8"/>
          <table:table-cell table:style-name="ACE-0x8c773d8" office:value-type="string" office:string-value="Build Activity To Case">
            <text:p>Build Activity To Case</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8:&quot;CRM_Case_Form_ActivityToCase&quot;;">
            <text:p>s:28:"CRM_Case_Form_ActivityToCas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08">
            <text:p>308</text:p>
          </table:table-cell>
          <table:table-cell table:style-name="ACE-0x8c773d8" office:value-type="float" office:value="1">
            <text:p>1</text:p>
          </table:table-cell>
          <table:table-cell table:style-name="ACE-0x8c773d8" office:value-type="string" office:string-value="civicrm/case/details">
            <text:p>civicrm/case/details</text:p>
          </table:table-cell>
          <table:table-cell table:style-name="ACE-0x8c773d8"/>
          <table:table-cell table:style-name="ACE-0x8c773d8" office:value-type="string" office:string-value="Case Details">
            <text:p>Case Detail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5:&quot;CRM_Case_Page_CaseDetails&quot;;">
            <text:p>s:25:"CRM_Case_Page_CaseDetail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09">
            <text:p>309</text:p>
          </table:table-cell>
          <table:table-cell table:style-name="ACE-0x8c773d8" office:value-type="float" office:value="1">
            <text:p>1</text:p>
          </table:table-cell>
          <table:table-cell table:style-name="ACE-0x8c773d8" office:value-type="string" office:string-value="civicrm/admin/options/case_type">
            <text:p>civicrm/admin/options/case_type</text:p>
          </table:table-cell>
          <table:table-cell table:style-name="ACE-0x8c773d8" office:value-type="string" office:string-value="group=case_type">
            <text:p>group=case_type</text:p>
          </table:table-cell>
          <table:table-cell table:style-name="ACE-0x8c773d8" office:value-type="string" office:string-value="Case Types">
            <text:p>Case Typ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9:&quot;administer CiviCase&quot;;}i:1;s:3:&quot;and&quot;;}">
            <text:p>a:2:{i:0;a:1:{i:0;s:19:"administer CiviCase";}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90">
            <text:p>39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10">
            <text:p>310</text:p>
          </table:table-cell>
          <table:table-cell table:style-name="ACE-0x8c773d8" office:value-type="float" office:value="1">
            <text:p>1</text:p>
          </table:table-cell>
          <table:table-cell table:style-name="ACE-0x8c773d8" office:value-type="string" office:string-value="civicrm/admin/options/redaction_rule">
            <text:p>civicrm/admin/options/redaction_rule</text:p>
          </table:table-cell>
          <table:table-cell table:style-name="ACE-0x8c773d8" office:value-type="string" office:string-value="group=redaction_rule">
            <text:p>group=redaction_rule</text:p>
          </table:table-cell>
          <table:table-cell table:style-name="ACE-0x8c773d8" office:value-type="string" office:string-value="Redaction Rules">
            <text:p>Redaction Rul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9:&quot;administer CiviCase&quot;;}i:1;s:3:&quot;and&quot;;}">
            <text:p>a:2:{i:0;a:1:{i:0;s:19:"administer CiviCase";}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00">
            <text:p>40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11">
            <text:p>311</text:p>
          </table:table-cell>
          <table:table-cell table:style-name="ACE-0x8c773d8" office:value-type="float" office:value="1">
            <text:p>1</text:p>
          </table:table-cell>
          <table:table-cell table:style-name="ACE-0x8c773d8" office:value-type="string" office:string-value="civicrm/admin/options/case_status">
            <text:p>civicrm/admin/options/case_status</text:p>
          </table:table-cell>
          <table:table-cell table:style-name="ACE-0x8c773d8" office:value-type="string" office:string-value="group=case_status">
            <text:p>group=case_status</text:p>
          </table:table-cell>
          <table:table-cell table:style-name="ACE-0x8c773d8" office:value-type="string" office:string-value="Case Statuses">
            <text:p>Case Status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9:&quot;administer CiviCase&quot;;}i:1;s:3:&quot;and&quot;;}">
            <text:p>a:2:{i:0;a:1:{i:0;s:19:"administer CiviCase";}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00">
            <text:p>40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12">
            <text:p>312</text:p>
          </table:table-cell>
          <table:table-cell table:style-name="ACE-0x8c773d8" office:value-type="float" office:value="1">
            <text:p>1</text:p>
          </table:table-cell>
          <table:table-cell table:style-name="ACE-0x8c773d8" office:value-type="string" office:string-value="civicrm/admin/options/encounter_medium">
            <text:p>civicrm/admin/options/encounter_medium</text:p>
          </table:table-cell>
          <table:table-cell table:style-name="ACE-0x8c773d8" office:value-type="string" office:string-value="group=encounter_medium">
            <text:p>group=encounter_medium</text:p>
          </table:table-cell>
          <table:table-cell table:style-name="ACE-0x8c773d8" office:value-type="string" office:string-value="Encounter Mediums">
            <text:p>Encounter Medium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9:&quot;administer CiviCase&quot;;}i:1;s:3:&quot;and&quot;;}">
            <text:p>a:2:{i:0;a:1:{i:0;s:19:"administer CiviCase";}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00">
            <text:p>400</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13">
            <text:p>313</text:p>
          </table:table-cell>
          <table:table-cell table:style-name="ACE-0x8c773d8" office:value-type="float" office:value="1">
            <text:p>1</text:p>
          </table:table-cell>
          <table:table-cell table:style-name="ACE-0x8c773d8" office:value-type="string" office:string-value="civicrm/case/report/print">
            <text:p>civicrm/case/report/prin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31:&quot;access all cases and activities&quot;;}i:1;s:3:&quot;and&quot;;}">
            <text:p>a:2:{i:0;a:1:{i:0;s:31:"access all cases and activities";}i:1;s:3:"and";}</text:p>
          </table:table-cell>
          <table:table-cell table:style-name="ACE-0x8c773d8" office:value-type="string" office:string-value="a:2:{i:0;s:28:&quot;CRM_Case_XMLProcessor_Report&quot;;i:1;s:15:&quot;printCaseReport&quot;;}">
            <text:p>a:2:{i:0;s:28:"CRM_Case_XMLProcessor_Report";i:1;s:15:"printCaseReport";}</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CiviCase Dashboard&quot;;s:3:&quot;url&quot;;s:75:&quot;/joomla/administrator/?option=com_civicrm&amp;amp;task=civicrm/case&amp;amp;reset=1&quot;;}i:2;a:2:{s:5:&quot;title&quot;;s:11:&quot;Case Report&quot;;s:3:&quot;url&quot;;s:82:&quot;/joomla/administrator/?option=com_civicrm&amp;amp;task=civicrm/case/report&amp;amp;reset=1&quot;;}}">
            <text:p>a:3:{i:0;a:2:{s:5:"title";s:7:"CiviCRM";s:3:"url";s:70:"/joomla/administrator/?option=com_civicrm&amp;amp;task=civicrm&amp;amp;reset=1";}i:1;a:2:{s:5:"title";s:18:"CiviCase Dashboard";s:3:"url";s:75:"/joomla/administrator/?option=com_civicrm&amp;amp;task=civicrm/case&amp;amp;reset=1";}i:2;a:2:{s:5:"title";s:11:"Case Report";s:3:"url";s:82:"/joomla/administrator/?option=com_civicrm&amp;amp;task=civicrm/case/report&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14">
            <text:p>314</text:p>
          </table:table-cell>
          <table:table-cell table:style-name="ACE-0x8c773d8" office:value-type="float" office:value="1">
            <text:p>1</text:p>
          </table:table-cell>
          <table:table-cell table:style-name="ACE-0x8c773d8" office:value-type="string" office:string-value="civicrm/case/ajax/unclosed">
            <text:p>civicrm/case/ajax/unclosed</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8:&quot;CRM_Case_Page_AJAX&quot;;i:1;s:13:&quot;unclosedCases&quot;;}">
            <text:p>a:2:{i:0;s:18:"CRM_Case_Page_AJAX";i:1;s:13:"unclosedCase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15">
            <text:p>315</text:p>
          </table:table-cell>
          <table:table-cell table:style-name="ACE-0x8c773d8" office:value-type="float" office:value="1">
            <text:p>1</text:p>
          </table:table-cell>
          <table:table-cell table:style-name="ACE-0x8c773d8" office:value-type="string" office:string-value="civicrm/case/ajax/relcases">
            <text:p>civicrm/case/ajax/relcase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8:&quot;CRM_Case_Page_AJAX&quot;;i:1;s:15:&quot;getRelatedCases&quot;;}">
            <text:p>a:2:{i:0;s:18:"CRM_Case_Page_AJAX";i:1;s:15:"getRelatedCase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16">
            <text:p>316</text:p>
          </table:table-cell>
          <table:table-cell table:style-name="ACE-0x8c773d8" office:value-type="float" office:value="1">
            <text:p>1</text:p>
          </table:table-cell>
          <table:table-cell table:style-name="ACE-0x8c773d8" office:value-type="string" office:string-value="civicrm/case/ajax/addclient">
            <text:p>civicrm/case/ajax/addclien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8:&quot;CRM_Case_Page_AJAX&quot;;i:1;s:9:&quot;addClient&quot;;}">
            <text:p>a:2:{i:0;s:18:"CRM_Case_Page_AJAX";i:1;s:9:"addClien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17">
            <text:p>317</text:p>
          </table:table-cell>
          <table:table-cell table:style-name="ACE-0x8c773d8" office:value-type="float" office:value="1">
            <text:p>1</text:p>
          </table:table-cell>
          <table:table-cell table:style-name="ACE-0x8c773d8" office:value-type="string" office:string-value="civicrm/case/ajax/processtags">
            <text:p>civicrm/case/ajax/processtag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8:&quot;CRM_Case_Page_AJAX&quot;;i:1;s:15:&quot;processCaseTags&quot;;}">
            <text:p>a:2:{i:0;s:18:"CRM_Case_Page_AJAX";i:1;s:15:"processCaseTag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3">
            <text:p>3</text:p>
          </table:table-cell>
          <table:table-cell table:style-name="ACE-0x8c773d8"/>
          <table:table-cell table:number-columns-repeated="235" table:style-name="ACE-0x8c77258"/>
        </table:table-row>
        <table:table-row table:style-name="AROW-0">
          <table:table-cell table:style-name="ACE-0x8c773d8" office:value-type="float" office:value="318">
            <text:p>318</text:p>
          </table:table-cell>
          <table:table-cell table:style-name="ACE-0x8c773d8" office:value-type="float" office:value="1">
            <text:p>1</text:p>
          </table:table-cell>
          <table:table-cell table:style-name="ACE-0x8c773d8" office:value-type="string" office:string-value="civicrm/case/ajax/details">
            <text:p>civicrm/case/ajax/detail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a:2:{i:0;s:18:&quot;CRM_Case_Page_AJAX&quot;;i:1;s:11:&quot;CaseDetails&quot;;}">
            <text:p>a:2:{i:0;s:18:"CRM_Case_Page_AJAX";i:1;s:11:"CaseDetail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19">
            <text:p>319</text:p>
          </table:table-cell>
          <table:table-cell table:style-name="ACE-0x8c773d8" office:value-type="float" office:value="1">
            <text:p>1</text:p>
          </table:table-cell>
          <table:table-cell table:style-name="ACE-0x8c773d8" office:value-type="string" office:string-value="civicrm/report">
            <text:p>civicrm/report</text:p>
          </table:table-cell>
          <table:table-cell table:style-name="ACE-0x8c773d8"/>
          <table:table-cell table:style-name="ACE-0x8c773d8" office:value-type="string" office:string-value="CiviReport">
            <text:p>CiviRepor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Report&quot;;}i:1;s:3:&quot;and&quot;;}">
            <text:p>a:2:{i:0;a:1:{i:0;s:17:"access CiviReport";}i:1;s:3:"and";}</text:p>
          </table:table-cell>
          <table:table-cell table:style-name="ACE-0x8c773d8" office:value-type="string" office:string-value="s:22:&quot;CRM_Report_Page_Report&quot;;">
            <text:p>s:22:"CRM_Report_Page_Report";</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2" table:style-name="ACE-0x8c773d8"/>
          <table:table-cell table:style-name="ACE-0x8c773d8" office:value-type="float" office:value="8">
            <text:p>8</text:p>
          </table:table-cell>
          <table:table-cell table:number-columns-repeated="3" table:style-name="ACE-0x8c773d8"/>
          <table:table-cell table:style-name="ACE-0x8c773d8" office:value-type="float" office:value="0">
            <text:p>0</text:p>
          </table:table-cell>
          <table:table-cell table:style-name="ACE-0x8c773d8" office:value-type="float" office:value="1200">
            <text:p>120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320">
            <text:p>320</text:p>
          </table:table-cell>
          <table:table-cell table:style-name="ACE-0x8c773d8" office:value-type="float" office:value="1">
            <text:p>1</text:p>
          </table:table-cell>
          <table:table-cell table:style-name="ACE-0x8c773d8" office:value-type="string" office:string-value="civicrm/report/list">
            <text:p>civicrm/report/list</text:p>
          </table:table-cell>
          <table:table-cell table:style-name="ACE-0x8c773d8"/>
          <table:table-cell table:style-name="ACE-0x8c773d8" office:value-type="string" office:string-value="CiviCRM Reports">
            <text:p>CiviCRM Reports</text:p>
          </table:table-cell>
          <table:table-cell table:style-name="ACE-0x8c773d8" office:value-type="string" office:string-value="s:1:&quot;1&quot;;">
            <text:p>s:1:"1";</text:p>
          </table:table-cell>
          <table:table-cell table:style-name="ACE-0x8c773d8" office:value-type="string" office:string-value="a:2:{i:0;a:1:{i:0;s:17:&quot;access CiviReport&quot;;}i:1;s:3:&quot;and&quot;;}">
            <text:p>a:2:{i:0;a:1:{i:0;s:17:"access CiviReport";}i:1;s:3:"and";}</text:p>
          </table:table-cell>
          <table:table-cell table:style-name="ACE-0x8c773d8" office:value-type="string" office:string-value="s:28:&quot;CRM_Report_Page_InstanceList&quot;;">
            <text:p>s:28:"CRM_Report_Page_InstanceLis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0:&quot;CiviReport&quot;;s:3:&quot;url&quot;;s:77:&quot;/joomla/administrator/?option=com_civicrm&amp;amp;task=civicrm/report&amp;amp;reset=1&quot;;}}">
            <text:p>a:2:{i:0;a:2:{s:5:"title";s:7:"CiviCRM";s:3:"url";s:70:"/joomla/administrator/?option=com_civicrm&amp;amp;task=civicrm&amp;amp;reset=1";}i:1;a:2:{s:5:"title";s:10:"CiviReport";s:3:"url";s:77:"/joomla/administrator/?option=com_civicrm&amp;amp;task=civicrm/report&amp;amp;reset=1";}}</text:p>
          </table:table-cell>
          <table:table-cell table:number-columns-repeated="2" table:style-name="ACE-0x8c773d8"/>
          <table:table-cell table:style-name="ACE-0x8c773d8" office:value-type="float" office:value="8">
            <text:p>8</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21">
            <text:p>321</text:p>
          </table:table-cell>
          <table:table-cell table:style-name="ACE-0x8c773d8" office:value-type="float" office:value="1">
            <text:p>1</text:p>
          </table:table-cell>
          <table:table-cell table:style-name="ACE-0x8c773d8" office:value-type="string" office:string-value="civicrm/report/template/list">
            <text:p>civicrm/report/template/list</text:p>
          </table:table-cell>
          <table:table-cell table:style-name="ACE-0x8c773d8"/>
          <table:table-cell table:style-name="ACE-0x8c773d8" office:value-type="string" office:string-value="Create Reports from Templates">
            <text:p>Create Reports from Templat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8:&quot;administer Reports&quot;;}i:1;s:3:&quot;and&quot;;}">
            <text:p>a:2:{i:0;a:1:{i:0;s:18:"administer Reports";}i:1;s:3:"and";}</text:p>
          </table:table-cell>
          <table:table-cell table:style-name="ACE-0x8c773d8" office:value-type="string" office:string-value="s:28:&quot;CRM_Report_Page_TemplateList&quot;;">
            <text:p>s:28:"CRM_Report_Page_TemplateLis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0:&quot;CiviReport&quot;;s:3:&quot;url&quot;;s:77:&quot;/joomla/administrator/?option=com_civicrm&amp;amp;task=civicrm/report&amp;amp;reset=1&quot;;}}">
            <text:p>a:2:{i:0;a:2:{s:5:"title";s:7:"CiviCRM";s:3:"url";s:70:"/joomla/administrator/?option=com_civicrm&amp;amp;task=civicrm&amp;amp;reset=1";}i:1;a:2:{s:5:"title";s:10:"CiviReport";s:3:"url";s:77:"/joomla/administrator/?option=com_civicrm&amp;amp;task=civicrm/report&amp;amp;reset=1";}}</text:p>
          </table:table-cell>
          <table:table-cell table:number-columns-repeated="2" table:style-name="ACE-0x8c773d8"/>
          <table:table-cell table:style-name="ACE-0x8c773d8" office:value-type="float" office:value="8">
            <text:p>8</text:p>
          </table:table-cell>
          <table:table-cell table:number-columns-repeated="3" table:style-name="ACE-0x8c773d8"/>
          <table:table-cell table:style-name="ACE-0x8c773d8" office:value-type="float" office:value="0">
            <text:p>0</text:p>
          </table:table-cell>
          <table:table-cell table:style-name="ACE-0x8c773d8" office:value-type="float" office:value="1220">
            <text:p>1220</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322">
            <text:p>322</text:p>
          </table:table-cell>
          <table:table-cell table:style-name="ACE-0x8c773d8" office:value-type="float" office:value="1">
            <text:p>1</text:p>
          </table:table-cell>
          <table:table-cell table:style-name="ACE-0x8c773d8" office:value-type="string" office:string-value="civicrm/report/options/report_template">
            <text:p>civicrm/report/options/report_template</text:p>
          </table:table-cell>
          <table:table-cell table:style-name="ACE-0x8c773d8"/>
          <table:table-cell table:style-name="ACE-0x8c773d8" office:value-type="string" office:string-value="Manage Templates">
            <text:p>Manage Templat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8:&quot;administer Reports&quot;;}i:1;s:3:&quot;and&quot;;}">
            <text:p>a:2:{i:0;a:1:{i:0;s:18:"administer Reports";}i:1;s:3:"and";}</text:p>
          </table:table-cell>
          <table:table-cell table:style-name="ACE-0x8c773d8" office:value-type="string" office:string-value="s:23:&quot;CRM_Report_Page_Options&quot;;">
            <text:p>s:23:"CRM_Report_Page_Option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0:&quot;CiviReport&quot;;s:3:&quot;url&quot;;s:77:&quot;/joomla/administrator/?option=com_civicrm&amp;amp;task=civicrm/report&amp;amp;reset=1&quot;;}}">
            <text:p>a:2:{i:0;a:2:{s:5:"title";s:7:"CiviCRM";s:3:"url";s:70:"/joomla/administrator/?option=com_civicrm&amp;amp;task=civicrm&amp;amp;reset=1";}i:1;a:2:{s:5:"title";s:10:"CiviReport";s:3:"url";s:77:"/joomla/administrator/?option=com_civicrm&amp;amp;task=civicrm/report&amp;amp;reset=1";}}</text:p>
          </table:table-cell>
          <table:table-cell table:number-columns-repeated="2" table:style-name="ACE-0x8c773d8"/>
          <table:table-cell table:style-name="ACE-0x8c773d8" office:value-type="float" office:value="8">
            <text:p>8</text:p>
          </table:table-cell>
          <table:table-cell table:number-columns-repeated="3" table:style-name="ACE-0x8c773d8"/>
          <table:table-cell table:style-name="ACE-0x8c773d8" office:value-type="float" office:value="0">
            <text:p>0</text:p>
          </table:table-cell>
          <table:table-cell table:style-name="ACE-0x8c773d8" office:value-type="float" office:value="1241">
            <text:p>1241</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style-name="ACE-0x8c773d8" office:value-type="float" office:value="323">
            <text:p>323</text:p>
          </table:table-cell>
          <table:table-cell table:style-name="ACE-0x8c773d8" office:value-type="float" office:value="1">
            <text:p>1</text:p>
          </table:table-cell>
          <table:table-cell table:style-name="ACE-0x8c773d8" office:value-type="string" office:string-value="civicrm/admin/report/register">
            <text:p>civicrm/admin/report/register</text:p>
          </table:table-cell>
          <table:table-cell table:style-name="ACE-0x8c773d8"/>
          <table:table-cell table:style-name="ACE-0x8c773d8" office:value-type="string" office:string-value="Register Report">
            <text:p>Register Report</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8:&quot;administer Reports&quot;;}i:1;s:3:&quot;and&quot;;}">
            <text:p>a:2:{i:0;a:1:{i:0;s:18:"administer Reports";}i:1;s:3:"and";}</text:p>
          </table:table-cell>
          <table:table-cell table:style-name="ACE-0x8c773d8" office:value-type="string" office:string-value="s:24:&quot;CRM_Report_Form_Register&quot;;">
            <text:p>s:24:"CRM_Report_Form_Register";</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24">
            <text:p>324</text:p>
          </table:table-cell>
          <table:table-cell table:style-name="ACE-0x8c773d8" office:value-type="float" office:value="1">
            <text:p>1</text:p>
          </table:table-cell>
          <table:table-cell table:style-name="ACE-0x8c773d8" office:value-type="string" office:string-value="civicrm/report/instance">
            <text:p>civicrm/report/instance</text:p>
          </table:table-cell>
          <table:table-cell table:style-name="ACE-0x8c773d8"/>
          <table:table-cell table:style-name="ACE-0x8c773d8" office:value-type="string" office:string-value="Report">
            <text:p>Report</text:p>
          </table:table-cell>
          <table:table-cell table:style-name="ACE-0x8c773d8" office:value-type="string" office:string-value="s:1:&quot;1&quot;;">
            <text:p>s:1:"1";</text:p>
          </table:table-cell>
          <table:table-cell table:style-name="ACE-0x8c773d8" office:value-type="string" office:string-value="a:2:{i:0;a:1:{i:0;s:17:&quot;access CiviReport&quot;;}i:1;s:3:&quot;and&quot;;}">
            <text:p>a:2:{i:0;a:1:{i:0;s:17:"access CiviReport";}i:1;s:3:"and";}</text:p>
          </table:table-cell>
          <table:table-cell table:style-name="ACE-0x8c773d8" office:value-type="string" office:string-value="s:24:&quot;CRM_Report_Page_Instance&quot;;">
            <text:p>s:24:"CRM_Report_Page_Instanc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0:&quot;CiviReport&quot;;s:3:&quot;url&quot;;s:77:&quot;/joomla/administrator/?option=com_civicrm&amp;amp;task=civicrm/report&amp;amp;reset=1&quot;;}}">
            <text:p>a:2:{i:0;a:2:{s:5:"title";s:7:"CiviCRM";s:3:"url";s:70:"/joomla/administrator/?option=com_civicrm&amp;amp;task=civicrm&amp;amp;reset=1";}i:1;a:2:{s:5:"title";s:10:"CiviReport";s:3:"url";s:77:"/joomla/administrator/?option=com_civicrm&amp;amp;task=civicrm/report&amp;amp;reset=1";}}</text:p>
          </table:table-cell>
          <table:table-cell table:number-columns-repeated="2" table:style-name="ACE-0x8c773d8"/>
          <table:table-cell table:style-name="ACE-0x8c773d8" office:value-type="float" office:value="8">
            <text:p>8</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25">
            <text:p>325</text:p>
          </table:table-cell>
          <table:table-cell table:style-name="ACE-0x8c773d8" office:value-type="float" office:value="1">
            <text:p>1</text:p>
          </table:table-cell>
          <table:table-cell table:style-name="ACE-0x8c773d8" office:value-type="string" office:string-value="civicrm/admin/report/template/list">
            <text:p>civicrm/admin/report/template/list</text:p>
          </table:table-cell>
          <table:table-cell table:style-name="ACE-0x8c773d8"/>
          <table:table-cell table:style-name="ACE-0x8c773d8" office:value-type="string" office:string-value="Create Reports from Templates">
            <text:p>Create Reports from Templat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Report&quot;;}i:1;s:3:&quot;and&quot;;}">
            <text:p>a:2:{i:0;a:1:{i:0;s:17:"access CiviReport";}i:1;s:3:"and";}</text:p>
          </table:table-cell>
          <table:table-cell table:style-name="ACE-0x8c773d8" office:value-type="string" office:string-value="s:28:&quot;CRM_Report_Page_TemplateList&quot;;">
            <text:p>s:28:"CRM_Report_Page_TemplateLis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26">
            <text:p>326</text:p>
          </table:table-cell>
          <table:table-cell table:style-name="ACE-0x8c773d8" office:value-type="float" office:value="1">
            <text:p>1</text:p>
          </table:table-cell>
          <table:table-cell table:style-name="ACE-0x8c773d8" office:value-type="string" office:string-value="civicrm/admin/report/options/report_template">
            <text:p>civicrm/admin/report/options/report_template</text:p>
          </table:table-cell>
          <table:table-cell table:style-name="ACE-0x8c773d8"/>
          <table:table-cell table:style-name="ACE-0x8c773d8" office:value-type="string" office:string-value="Manage Templates">
            <text:p>Manage Templat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Report&quot;;}i:1;s:3:&quot;and&quot;;}">
            <text:p>a:2:{i:0;a:1:{i:0;s:17:"access CiviReport";}i:1;s:3:"and";}</text:p>
          </table:table-cell>
          <table:table-cell table:style-name="ACE-0x8c773d8" office:value-type="string" office:string-value="s:23:&quot;CRM_Report_Page_Options&quot;;">
            <text:p>s:23:"CRM_Report_Page_Options";</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27">
            <text:p>327</text:p>
          </table:table-cell>
          <table:table-cell table:style-name="ACE-0x8c773d8" office:value-type="float" office:value="1">
            <text:p>1</text:p>
          </table:table-cell>
          <table:table-cell table:style-name="ACE-0x8c773d8" office:value-type="string" office:string-value="civicrm/admin/report/list">
            <text:p>civicrm/admin/report/list</text:p>
          </table:table-cell>
          <table:table-cell table:style-name="ACE-0x8c773d8"/>
          <table:table-cell table:style-name="ACE-0x8c773d8" office:value-type="string" office:string-value="Reports Listing">
            <text:p>Reports Listing</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8:&quot;CRM_Report_Page_InstanceList&quot;;">
            <text:p>s:28:"CRM_Report_Page_InstanceLis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28">
            <text:p>328</text:p>
          </table:table-cell>
          <table:table-cell table:style-name="ACE-0x8c773d8" office:value-type="float" office:value="1">
            <text:p>1</text:p>
          </table:table-cell>
          <table:table-cell table:style-name="ACE-0x8c773d8" office:value-type="string" office:string-value="civicrm/campaign">
            <text:p>civicrm/campaign</text:p>
          </table:table-cell>
          <table:table-cell table:style-name="ACE-0x8c773d8"/>
          <table:table-cell table:style-name="ACE-0x8c773d8" office:value-type="string" office:string-value="Campaign Dashboard">
            <text:p>Campaign Dashboar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23:&quot;administer CiviCampaign&quot;;i:1;s:15:&quot;manage campaign&quot;;}i:1;s:2:&quot;or&quot;;}">
            <text:p>a:2:{i:0;a:2:{i:0;s:23:"administer CiviCampaign";i:1;s:15:"manage campaign";}i:1;s:2:"or";}</text:p>
          </table:table-cell>
          <table:table-cell table:style-name="ACE-0x8c773d8" office:value-type="string" office:string-value="s:27:&quot;CRM_Campaign_Page_DashBoard&quot;;">
            <text:p>s:27:"CRM_Campaign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2" table:style-name="ACE-0x8c773d8"/>
          <table:table-cell table:style-name="ACE-0x8c773d8" office:value-type="float" office:value="9">
            <text:p>9</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29">
            <text:p>329</text:p>
          </table:table-cell>
          <table:table-cell table:style-name="ACE-0x8c773d8" office:value-type="float" office:value="1">
            <text:p>1</text:p>
          </table:table-cell>
          <table:table-cell table:style-name="ACE-0x8c773d8" office:value-type="string" office:string-value="civicrm/campaign/add">
            <text:p>civicrm/campaign/add</text:p>
          </table:table-cell>
          <table:table-cell table:style-name="ACE-0x8c773d8"/>
          <table:table-cell table:style-name="ACE-0x8c773d8" office:value-type="string" office:string-value="New Campaign">
            <text:p>New Campaig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23:&quot;administer CiviCampaign&quot;;i:1;s:15:&quot;manage campaign&quot;;}i:1;s:2:&quot;or&quot;;}">
            <text:p>a:2:{i:0;a:2:{i:0;s:23:"administer CiviCampaign";i:1;s:15:"manage campaign";}i:1;s:2:"or";}</text:p>
          </table:table-cell>
          <table:table-cell table:style-name="ACE-0x8c773d8" office:value-type="string" office:string-value="s:26:&quot;CRM_Campaign_Form_Campaign&quot;;">
            <text:p>s:26:"CRM_Campaign_Form_Campaig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ampaign Dashboard&quot;;s:3:&quot;url&quot;;s:79:&quot;/joomla/administrator/?option=com_civicrm&amp;amp;task=civicrm/campaign&amp;amp;reset=1&quot;;}}">
            <text:p>a:2:{i:0;a:2:{s:5:"title";s:7:"CiviCRM";s:3:"url";s:70:"/joomla/administrator/?option=com_civicrm&amp;amp;task=civicrm&amp;amp;reset=1";}i:1;a:2:{s:5:"title";s:18:"Campaign Dashboard";s:3:"url";s:79:"/joomla/administrator/?option=com_civicrm&amp;amp;task=civicrm/campaign&amp;amp;reset=1";}}</text:p>
          </table:table-cell>
          <table:table-cell table:number-columns-repeated="2" table:style-name="ACE-0x8c773d8"/>
          <table:table-cell table:style-name="ACE-0x8c773d8" office:value-type="float" office:value="9">
            <text:p>9</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30">
            <text:p>330</text:p>
          </table:table-cell>
          <table:table-cell table:style-name="ACE-0x8c773d8" office:value-type="float" office:value="1">
            <text:p>1</text:p>
          </table:table-cell>
          <table:table-cell table:style-name="ACE-0x8c773d8" office:value-type="string" office:string-value="civicrm/survey/add">
            <text:p>civicrm/survey/add</text:p>
          </table:table-cell>
          <table:table-cell table:style-name="ACE-0x8c773d8"/>
          <table:table-cell table:style-name="ACE-0x8c773d8" office:value-type="string" office:string-value="New Survey">
            <text:p>New Survey</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23:&quot;administer CiviCampaign&quot;;i:1;s:15:&quot;manage campaign&quot;;}i:1;s:2:&quot;or&quot;;}">
            <text:p>a:2:{i:0;a:2:{i:0;s:23:"administer CiviCampaign";i:1;s:15:"manage campaign";}i:1;s:2:"or";}</text:p>
          </table:table-cell>
          <table:table-cell table:style-name="ACE-0x8c773d8" office:value-type="string" office:string-value="s:24:&quot;CRM_Campaign_Form_Survey&quot;;">
            <text:p>s:24:"CRM_Campaign_Form_Survey";</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31">
            <text:p>331</text:p>
          </table:table-cell>
          <table:table-cell table:style-name="ACE-0x8c773d8" office:value-type="float" office:value="1">
            <text:p>1</text:p>
          </table:table-cell>
          <table:table-cell table:style-name="ACE-0x8c773d8" office:value-type="string" office:string-value="civicrm/campaign/vote">
            <text:p>civicrm/campaign/vote</text:p>
          </table:table-cell>
          <table:table-cell table:style-name="ACE-0x8c773d8"/>
          <table:table-cell table:style-name="ACE-0x8c773d8" office:value-type="string" office:string-value="Conduct Survey">
            <text:p>Conduct Survey</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4:{i:0;s:23:&quot;administer CiviCampaign&quot;;i:1;s:15:&quot;manage campaign&quot;;i:2;s:25:&quot;reserve campaign contacts&quot;;i:3;s:27:&quot;interview campaign contacts&quot;;}i:1;s:2:&quot;or&quot;;}">
            <text:p>a:2:{i:0;a:4:{i:0;s:23:"administer CiviCampaign";i:1;s:15:"manage campaign";i:2;s:25:"reserve campaign contacts";i:3;s:27:"interview campaign contacts";}i:1;s:2:"or";}</text:p>
          </table:table-cell>
          <table:table-cell table:style-name="ACE-0x8c773d8" office:value-type="string" office:string-value="s:22:&quot;CRM_Campaign_Page_Vote&quot;;">
            <text:p>s:22:"CRM_Campaign_Page_Vot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ampaign Dashboard&quot;;s:3:&quot;url&quot;;s:79:&quot;/joomla/administrator/?option=com_civicrm&amp;amp;task=civicrm/campaign&amp;amp;reset=1&quot;;}}">
            <text:p>a:2:{i:0;a:2:{s:5:"title";s:7:"CiviCRM";s:3:"url";s:70:"/joomla/administrator/?option=com_civicrm&amp;amp;task=civicrm&amp;amp;reset=1";}i:1;a:2:{s:5:"title";s:18:"Campaign Dashboard";s:3:"url";s:79:"/joomla/administrator/?option=com_civicrm&amp;amp;task=civicrm/campaign&amp;amp;reset=1";}}</text:p>
          </table:table-cell>
          <table:table-cell table:number-columns-repeated="2" table:style-name="ACE-0x8c773d8"/>
          <table:table-cell table:style-name="ACE-0x8c773d8" office:value-type="float" office:value="9">
            <text:p>9</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32">
            <text:p>332</text:p>
          </table:table-cell>
          <table:table-cell table:style-name="ACE-0x8c773d8" office:value-type="float" office:value="1">
            <text:p>1</text:p>
          </table:table-cell>
          <table:table-cell table:style-name="ACE-0x8c773d8" office:value-type="string" office:string-value="civicrm/admin/campaign/surveyType">
            <text:p>civicrm/admin/campaign/surveyType</text:p>
          </table:table-cell>
          <table:table-cell table:style-name="ACE-0x8c773d8"/>
          <table:table-cell table:style-name="ACE-0x8c773d8" office:value-type="string" office:string-value="Survey Types">
            <text:p>Survey Typ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3:&quot;administer CiviCampaign&quot;;}i:1;s:3:&quot;and&quot;;}">
            <text:p>a:2:{i:0;a:1:{i:0;s:23:"administer CiviCampaign";}i:1;s:3:"and";}</text:p>
          </table:table-cell>
          <table:table-cell table:style-name="ACE-0x8c773d8" office:value-type="string" office:string-value="s:28:&quot;CRM_Campaign_Page_SurveyType&quot;;">
            <text:p>s:28:"CRM_Campaign_Page_SurveyTyp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33">
            <text:p>333</text:p>
          </table:table-cell>
          <table:table-cell table:style-name="ACE-0x8c773d8" office:value-type="float" office:value="1">
            <text:p>1</text:p>
          </table:table-cell>
          <table:table-cell table:style-name="ACE-0x8c773d8" office:value-type="string" office:string-value="civicrm/admin/options/campaign_type">
            <text:p>civicrm/admin/options/campaign_type</text:p>
          </table:table-cell>
          <table:table-cell table:style-name="ACE-0x8c773d8" office:value-type="string" office:string-value="group=campaign_type">
            <text:p>group=campaign_type</text:p>
          </table:table-cell>
          <table:table-cell table:style-name="ACE-0x8c773d8" office:value-type="string" office:string-value="Campaign Types">
            <text:p>Campaign Typ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2">
            <text:p>2</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34">
            <text:p>334</text:p>
          </table:table-cell>
          <table:table-cell table:style-name="ACE-0x8c773d8" office:value-type="float" office:value="1">
            <text:p>1</text:p>
          </table:table-cell>
          <table:table-cell table:style-name="ACE-0x8c773d8" office:value-type="string" office:string-value="civicrm/admin/options/campaign_status">
            <text:p>civicrm/admin/options/campaign_status</text:p>
          </table:table-cell>
          <table:table-cell table:style-name="ACE-0x8c773d8" office:value-type="string" office:string-value="group=campaign_status">
            <text:p>group=campaign_status</text:p>
          </table:table-cell>
          <table:table-cell table:style-name="ACE-0x8c773d8" office:value-type="string" office:string-value="Campaign Status">
            <text:p>Campaign Statu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3">
            <text:p>3</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35">
            <text:p>335</text:p>
          </table:table-cell>
          <table:table-cell table:style-name="ACE-0x8c773d8" office:value-type="float" office:value="1">
            <text:p>1</text:p>
          </table:table-cell>
          <table:table-cell table:style-name="ACE-0x8c773d8" office:value-type="string" office:string-value="civicrm/admin/options/engagement_index">
            <text:p>civicrm/admin/options/engagement_index</text:p>
          </table:table-cell>
          <table:table-cell table:style-name="ACE-0x8c773d8" office:value-type="string" office:string-value="group=engagement_index">
            <text:p>group=engagement_index</text:p>
          </table:table-cell>
          <table:table-cell table:style-name="ACE-0x8c773d8" office:value-type="string" office:string-value="Engagement Index">
            <text:p>Engagement Index</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Options&quot;;">
            <text:p>s:22:"CRM_Admin_Page_Options";</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3:&quot;Option Groups&quot;;s:3:&quot;url&quot;;s:84:&quot;/joomla/administrator/?option=com_civicrm&amp;amp;task=civicrm/admin/options&amp;amp;reset=1&quot;;}}">
            <text:p>a:3:{i:0;a:2:{s:5:"title";s:7:"CiviCRM";s:3:"url";s:70:"/joomla/administrator/?option=com_civicrm&amp;amp;task=civicrm&amp;amp;reset=1";}i:1;a:2:{s:5:"title";s:18:"Administer CiviCRM";s:3:"url";s:76:"/joomla/administrator/?option=com_civicrm&amp;amp;task=civicrm/admin&amp;amp;reset=1";}i:2;a:2:{s:5:"title";s:13:"Option Groups";s:3:"url";s:84:"/joomla/administrator/?option=com_civicrm&amp;amp;task=civicrm/admin/options&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4">
            <text:p>4</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36">
            <text:p>336</text:p>
          </table:table-cell>
          <table:table-cell table:style-name="ACE-0x8c773d8" office:value-type="float" office:value="1">
            <text:p>1</text:p>
          </table:table-cell>
          <table:table-cell table:style-name="ACE-0x8c773d8" office:value-type="string" office:string-value="civicrm/survey/search">
            <text:p>civicrm/survey/search</text:p>
          </table:table-cell>
          <table:table-cell table:style-name="ACE-0x8c773d8" office:value-type="string" office:string-value="op=interview">
            <text:p>op=interview</text:p>
          </table:table-cell>
          <table:table-cell table:style-name="ACE-0x8c773d8" office:value-type="string" office:string-value="Record Respondents Interview">
            <text:p>Record Respondents Interview</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3:{i:0;s:23:&quot;administer CiviCampaign&quot;;i:1;s:15:&quot;manage campaign&quot;;i:2;s:27:&quot;interview campaign contacts&quot;;}i:1;s:2:&quot;or&quot;;}">
            <text:p>a:2:{i:0;a:3:{i:0;s:23:"administer CiviCampaign";i:1;s:15:"manage campaign";i:2;s:27:"interview campaign contacts";}i:1;s:2:"or";}</text:p>
          </table:table-cell>
          <table:table-cell table:style-name="ACE-0x8c773d8" office:value-type="string" office:string-value="s:30:&quot;CRM_Campaign_Controller_Search&quot;;">
            <text:p>s:30:"CRM_Campaign_Controller_Search";</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37">
            <text:p>337</text:p>
          </table:table-cell>
          <table:table-cell table:style-name="ACE-0x8c773d8" office:value-type="float" office:value="1">
            <text:p>1</text:p>
          </table:table-cell>
          <table:table-cell table:style-name="ACE-0x8c773d8" office:value-type="string" office:string-value="civicrm/campaign/gotv">
            <text:p>civicrm/campaign/gotv</text:p>
          </table:table-cell>
          <table:table-cell table:style-name="ACE-0x8c773d8"/>
          <table:table-cell table:style-name="ACE-0x8c773d8" office:value-type="string" office:string-value="GOTV (Track Voters)">
            <text:p>GOTV (Track Voter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4:{i:0;s:23:&quot;administer CiviCampaign&quot;;i:1;s:15:&quot;manage campaign&quot;;i:2;s:25:&quot;release campaign contacts&quot;;i:3;s:22:&quot;gotv campaign contacts&quot;;}i:1;s:2:&quot;or&quot;;}">
            <text:p>a:2:{i:0;a:4:{i:0;s:23:"administer CiviCampaign";i:1;s:15:"manage campaign";i:2;s:25:"release campaign contacts";i:3;s:22:"gotv campaign contacts";}i:1;s:2:"or";}</text:p>
          </table:table-cell>
          <table:table-cell table:style-name="ACE-0x8c773d8" office:value-type="string" office:string-value="s:22:&quot;CRM_Campaign_Form_Gotv&quot;;">
            <text:p>s:22:"CRM_Campaign_Form_Gotv";</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ampaign Dashboard&quot;;s:3:&quot;url&quot;;s:79:&quot;/joomla/administrator/?option=com_civicrm&amp;amp;task=civicrm/campaign&amp;amp;reset=1&quot;;}}">
            <text:p>a:2:{i:0;a:2:{s:5:"title";s:7:"CiviCRM";s:3:"url";s:70:"/joomla/administrator/?option=com_civicrm&amp;amp;task=civicrm&amp;amp;reset=1";}i:1;a:2:{s:5:"title";s:18:"Campaign Dashboard";s:3:"url";s:79:"/joomla/administrator/?option=com_civicrm&amp;amp;task=civicrm/campaign&amp;amp;reset=1";}}</text:p>
          </table:table-cell>
          <table:table-cell table:number-columns-repeated="2" table:style-name="ACE-0x8c773d8"/>
          <table:table-cell table:style-name="ACE-0x8c773d8" office:value-type="float" office:value="9">
            <text:p>9</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38">
            <text:p>338</text:p>
          </table:table-cell>
          <table:table-cell table:style-name="ACE-0x8c773d8" office:value-type="float" office:value="1">
            <text:p>1</text:p>
          </table:table-cell>
          <table:table-cell table:style-name="ACE-0x8c773d8" office:value-type="string" office:string-value="civicrm/petition/add">
            <text:p>civicrm/petition/add</text:p>
          </table:table-cell>
          <table:table-cell table:style-name="ACE-0x8c773d8"/>
          <table:table-cell table:style-name="ACE-0x8c773d8" office:value-type="string" office:string-value="New Petition">
            <text:p>New Petitio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23:&quot;administer CiviCampaign&quot;;i:1;s:15:&quot;manage campaign&quot;;}i:1;s:2:&quot;or&quot;;}">
            <text:p>a:2:{i:0;a:2:{i:0;s:23:"administer CiviCampaign";i:1;s:15:"manage campaign";}i:1;s:2:"or";}</text:p>
          </table:table-cell>
          <table:table-cell table:style-name="ACE-0x8c773d8" office:value-type="string" office:string-value="s:26:&quot;CRM_Campaign_Form_Petition&quot;;">
            <text:p>s:26:"CRM_Campaign_Form_Petition";</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39">
            <text:p>339</text:p>
          </table:table-cell>
          <table:table-cell table:style-name="ACE-0x8c773d8" office:value-type="float" office:value="1">
            <text:p>1</text:p>
          </table:table-cell>
          <table:table-cell table:style-name="ACE-0x8c773d8" office:value-type="string" office:string-value="civicrm/petition/sign">
            <text:p>civicrm/petition/sign</text:p>
          </table:table-cell>
          <table:table-cell table:style-name="ACE-0x8c773d8"/>
          <table:table-cell table:style-name="ACE-0x8c773d8" office:value-type="string" office:string-value="Sign Petition">
            <text:p>Sign Petition</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1:&quot;sign CiviCRM Petition&quot;;}i:1;s:3:&quot;and&quot;;}">
            <text:p>a:2:{i:0;a:1:{i:0;s:21:"sign CiviCRM Petition";}i:1;s:3:"and";}</text:p>
          </table:table-cell>
          <table:table-cell table:style-name="ACE-0x8c773d8" office:value-type="string" office:string-value="s:36:&quot;CRM_Campaign_Form_Petition_Signature&quot;;">
            <text:p>s:36:"CRM_Campaign_Form_Petition_Signature";</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40">
            <text:p>340</text:p>
          </table:table-cell>
          <table:table-cell table:style-name="ACE-0x8c773d8" office:value-type="float" office:value="1">
            <text:p>1</text:p>
          </table:table-cell>
          <table:table-cell table:style-name="ACE-0x8c773d8" office:value-type="string" office:string-value="civicrm/petition/browse">
            <text:p>civicrm/petition/browse</text:p>
          </table:table-cell>
          <table:table-cell table:style-name="ACE-0x8c773d8"/>
          <table:table-cell table:style-name="ACE-0x8c773d8" office:value-type="string" office:string-value="View Petition Signatures">
            <text:p>View Petition Signature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ampaign_Page_Petition&quot;;">
            <text:p>s:26:"CRM_Campaign_Page_Petition";</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41">
            <text:p>341</text:p>
          </table:table-cell>
          <table:table-cell table:style-name="ACE-0x8c773d8" office:value-type="float" office:value="1">
            <text:p>1</text:p>
          </table:table-cell>
          <table:table-cell table:style-name="ACE-0x8c773d8" office:value-type="string" office:string-value="civicrm/petition/confirm">
            <text:p>civicrm/petition/confirm</text:p>
          </table:table-cell>
          <table:table-cell table:style-name="ACE-0x8c773d8"/>
          <table:table-cell table:style-name="ACE-0x8c773d8" office:value-type="string" office:string-value="Email address verified">
            <text:p>Email address verifie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1:&quot;sign CiviCRM Petition&quot;;}i:1;s:3:&quot;and&quot;;}">
            <text:p>a:2:{i:0;a:1:{i:0;s:21:"sign CiviCRM Petition";}i:1;s:3:"and";}</text:p>
          </table:table-cell>
          <table:table-cell table:style-name="ACE-0x8c773d8" office:value-type="string" office:string-value="s:34:&quot;CRM_Campaign_Page_Petition_Confirm&quot;;">
            <text:p>s:34:"CRM_Campaign_Page_Petition_Confirm";</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42">
            <text:p>342</text:p>
          </table:table-cell>
          <table:table-cell table:style-name="ACE-0x8c773d8" office:value-type="float" office:value="1">
            <text:p>1</text:p>
          </table:table-cell>
          <table:table-cell table:style-name="ACE-0x8c773d8" office:value-type="string" office:string-value="civicrm/petition/thankyou">
            <text:p>civicrm/petition/thankyou</text:p>
          </table:table-cell>
          <table:table-cell table:style-name="ACE-0x8c773d8"/>
          <table:table-cell table:style-name="ACE-0x8c773d8" office:value-type="string" office:string-value="Thank You">
            <text:p>Thank You</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1:&quot;sign CiviCRM Petition&quot;;}i:1;s:3:&quot;and&quot;;}">
            <text:p>a:2:{i:0;a:1:{i:0;s:21:"sign CiviCRM Petition";}i:1;s:3:"and";}</text:p>
          </table:table-cell>
          <table:table-cell table:style-name="ACE-0x8c773d8" office:value-type="string" office:string-value="s:35:&quot;CRM_Campaign_Page_Petition_ThankYou&quot;;">
            <text:p>s:35:"CRM_Campaign_Page_Petition_ThankYou";</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4" table:style-name="ACE-0x8c773d8"/>
          <table:table-cell table:style-name="ACE-0x8c773d8" office:value-type="float" office:value="1">
            <text:p>1</text:p>
          </table:table-cell>
          <table:table-cell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43">
            <text:p>343</text:p>
          </table:table-cell>
          <table:table-cell table:style-name="ACE-0x8c773d8" office:value-type="float" office:value="1">
            <text:p>1</text:p>
          </table:table-cell>
          <table:table-cell table:style-name="ACE-0x8c773d8" office:value-type="string" office:string-value="civicrm/campaign/registerInterview">
            <text:p>civicrm/campaign/registerInterview</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3:{i:0;s:23:&quot;administer CiviCampaign&quot;;i:1;s:15:&quot;manage campaign&quot;;i:2;s:27:&quot;interview campaign contacts&quot;;}i:1;s:2:&quot;or&quot;;}">
            <text:p>a:2:{i:0;a:3:{i:0;s:23:"administer CiviCampaign";i:1;s:15:"manage campaign";i:2;s:27:"interview campaign contacts";}i:1;s:2:"or";}</text:p>
          </table:table-cell>
          <table:table-cell table:style-name="ACE-0x8c773d8" office:value-type="string" office:string-value="a:2:{i:0;s:22:&quot;CRM_Campaign_Page_AJAX&quot;;i:1;s:17:&quot;registerInterview&quot;;}">
            <text:p>a:2:{i:0;s:22:"CRM_Campaign_Page_AJAX";i:1;s:17:"registerInterview";}</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ampaign Dashboard&quot;;s:3:&quot;url&quot;;s:79:&quot;/joomla/administrator/?option=com_civicrm&amp;amp;task=civicrm/campaign&amp;amp;reset=1&quot;;}}">
            <text:p>a:2:{i:0;a:2:{s:5:"title";s:7:"CiviCRM";s:3:"url";s:70:"/joomla/administrator/?option=com_civicrm&amp;amp;task=civicrm&amp;amp;reset=1";}i:1;a:2:{s:5:"title";s:18:"Campaign Dashboard";s:3:"url";s:79:"/joomla/administrator/?option=com_civicrm&amp;amp;task=civicrm/campaign&amp;amp;reset=1";}}</text:p>
          </table:table-cell>
          <table:table-cell table:number-columns-repeated="2" table:style-name="ACE-0x8c773d8"/>
          <table:table-cell table:style-name="ACE-0x8c773d8" office:value-type="float" office:value="9">
            <text:p>9</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44">
            <text:p>344</text:p>
          </table:table-cell>
          <table:table-cell table:style-name="ACE-0x8c773d8" office:value-type="float" office:value="1">
            <text:p>1</text:p>
          </table:table-cell>
          <table:table-cell table:style-name="ACE-0x8c773d8" office:value-type="string" office:string-value="civicrm/ledger">
            <text:p>civicrm/ledger</text:p>
          </table:table-cell>
          <table:table-cell table:style-name="ACE-0x8c773d8"/>
          <table:table-cell table:style-name="ACE-0x8c773d8" office:value-type="string" office:string-value="Ledger Dashboard">
            <text:p>Ledger Dashboard</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Ledger&quot;;}i:1;s:3:&quot;and&quot;;}">
            <text:p>a:2:{i:0;a:1:{i:0;s:17:"access CiviLedger";}i:1;s:3:"and";}</text:p>
          </table:table-cell>
          <table:table-cell table:style-name="ACE-0x8c773d8" office:value-type="string" office:string-value="s:25:&quot;CRM_Ledger_Page_DashBoard&quot;;">
            <text:p>s:25:"CRM_Ledger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2" table:style-name="ACE-0x8c773d8"/>
          <table:table-cell table:style-name="ACE-0x8c773d8" office:value-type="float" office:value="10">
            <text:p>10</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45">
            <text:p>345</text:p>
          </table:table-cell>
          <table:table-cell table:style-name="ACE-0x8c773d8" office:value-type="float" office:value="1">
            <text:p>1</text:p>
          </table:table-cell>
          <table:table-cell table:style-name="ACE-0x8c773d8" office:value-type="string" office:string-value="civicrm/ledger/account">
            <text:p>civicrm/ledger/account</text:p>
          </table:table-cell>
          <table:table-cell table:style-name="ACE-0x8c773d8"/>
          <table:table-cell table:style-name="ACE-0x8c773d8" office:value-type="string" office:string-value="Chart of Accounts">
            <text:p>Chart of Accounts</text:p>
          </table:table-cell>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Ledger&quot;;}i:1;s:3:&quot;and&quot;;}">
            <text:p>a:2:{i:0;a:1:{i:0;s:17:"access CiviLedger";}i:1;s:3:"and";}</text:p>
          </table:table-cell>
          <table:table-cell table:style-name="ACE-0x8c773d8" office:value-type="string" office:string-value="s:23:&quot;CRM_Ledger_Page_Account&quot;;">
            <text:p>s:23:"CRM_Ledger_Page_Accoun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6:&quot;Ledger Dashboard&quot;;s:3:&quot;url&quot;;s:77:&quot;/joomla/administrator/?option=com_civicrm&amp;amp;task=civicrm/ledger&amp;amp;reset=1&quot;;}}">
            <text:p>a:2:{i:0;a:2:{s:5:"title";s:7:"CiviCRM";s:3:"url";s:70:"/joomla/administrator/?option=com_civicrm&amp;amp;task=civicrm&amp;amp;reset=1";}i:1;a:2:{s:5:"title";s:16:"Ledger Dashboard";s:3:"url";s:77:"/joomla/administrator/?option=com_civicrm&amp;amp;task=civicrm/ledger&amp;amp;reset=1";}}</text:p>
          </table:table-cell>
          <table:table-cell table:number-columns-repeated="2" table:style-name="ACE-0x8c773d8"/>
          <table:table-cell table:style-name="ACE-0x8c773d8" office:value-type="float" office:value="10">
            <text:p>10</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46">
            <text:p>346</text:p>
          </table:table-cell>
          <table:table-cell table:style-name="ACE-0x8c773d8" office:value-type="float" office:value="1">
            <text:p>1</text:p>
          </table:table-cell>
          <table:table-cell table:style-name="ACE-0x8c773d8" office:value-type="string" office:string-value="civicrm/ajax">
            <text:p>civicrm/ajax</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47">
            <text:p>347</text:p>
          </table:table-cell>
          <table:table-cell table:style-name="ACE-0x8c773d8" office:value-type="float" office:value="1">
            <text:p>1</text:p>
          </table:table-cell>
          <table:table-cell table:style-name="ACE-0x8c773d8" office:value-type="string" office:string-value="civicrm/custom">
            <text:p>civicrm/custom</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48">
            <text:p>348</text:p>
          </table:table-cell>
          <table:table-cell table:style-name="ACE-0x8c773d8" office:value-type="float" office:value="1">
            <text:p>1</text:p>
          </table:table-cell>
          <table:table-cell table:style-name="ACE-0x8c773d8" office:value-type="string" office:string-value="civicrm/contact">
            <text:p>civicrm/contac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49">
            <text:p>349</text:p>
          </table:table-cell>
          <table:table-cell table:style-name="ACE-0x8c773d8" office:value-type="float" office:value="1">
            <text:p>1</text:p>
          </table:table-cell>
          <table:table-cell table:style-name="ACE-0x8c773d8" office:value-type="string" office:string-value="civicrm/activity/email">
            <text:p>civicrm/activity/email</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Activity_Form_Activity&quot;;">
            <text:p>s:26:"CRM_Activity_Form_Activity";</text:p>
          </table:table-cell>
          <table:table-cell table:style-name="ACE-0x8c773d8" office:value-type="string" office:string-value="s:14:&quot;attachUpload=1&quot;;">
            <text:p>s:14:"attachUpload=1";</text:p>
          </table:table-cell>
          <table:table-cell table:style-name="ACE-0x8c773d8" office:value-type="string" office:string-value="a:2:{i:0;a:2:{s:5:&quot;title&quot;;s:7:&quot;CiviCRM&quot;;s:3:&quot;url&quot;;s:70:&quot;/joomla/administrator/?option=com_civicrm&amp;amp;task=civicrm&amp;amp;reset=1&quot;;}i:1;a:2:{s:5:&quot;title&quot;;s:12:&quot;New Activity&quot;;s:3:&quot;url&quot;;s:117:&quot;/joomla/administrator/?option=com_civicrm&amp;amp;task=civicrm/activity&amp;amp;reset=1&amp;amp;action=add&amp;amp;context=standalone&quot;;}}">
            <text:p>a:2:{i:0;a:2:{s:5:"title";s:7:"CiviCRM";s:3:"url";s:70:"/joomla/administrator/?option=com_civicrm&amp;amp;task=civicrm&amp;amp;reset=1";}i:1;a:2:{s:5:"title";s:12:"New Activity";s:3:"url";s:117:"/joomla/administrator/?option=com_civicrm&amp;amp;task=civicrm/activity&amp;amp;reset=1&amp;amp;action=add&amp;amp;context=standalone";}}</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50">
            <text:p>350</text:p>
          </table:table-cell>
          <table:table-cell table:style-name="ACE-0x8c773d8" office:value-type="float" office:value="1">
            <text:p>1</text:p>
          </table:table-cell>
          <table:table-cell table:style-name="ACE-0x8c773d8" office:value-type="string" office:string-value="civicrm/activity/pdf">
            <text:p>civicrm/activity/pdf</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Activity_Form_Activity&quot;;">
            <text:p>s:26:"CRM_Activity_Form_Activity";</text:p>
          </table:table-cell>
          <table:table-cell table:style-name="ACE-0x8c773d8" office:value-type="string" office:string-value="s:14:&quot;attachUpload=1&quot;;">
            <text:p>s:14:"attachUpload=1";</text:p>
          </table:table-cell>
          <table:table-cell table:style-name="ACE-0x8c773d8" office:value-type="string" office:string-value="a:2:{i:0;a:2:{s:5:&quot;title&quot;;s:7:&quot;CiviCRM&quot;;s:3:&quot;url&quot;;s:70:&quot;/joomla/administrator/?option=com_civicrm&amp;amp;task=civicrm&amp;amp;reset=1&quot;;}i:1;a:2:{s:5:&quot;title&quot;;s:12:&quot;New Activity&quot;;s:3:&quot;url&quot;;s:117:&quot;/joomla/administrator/?option=com_civicrm&amp;amp;task=civicrm/activity&amp;amp;reset=1&amp;amp;action=add&amp;amp;context=standalone&quot;;}}">
            <text:p>a:2:{i:0;a:2:{s:5:"title";s:7:"CiviCRM";s:3:"url";s:70:"/joomla/administrator/?option=com_civicrm&amp;amp;task=civicrm&amp;amp;reset=1";}i:1;a:2:{s:5:"title";s:12:"New Activity";s:3:"url";s:117:"/joomla/administrator/?option=com_civicrm&amp;amp;task=civicrm/activity&amp;amp;reset=1&amp;amp;action=add&amp;amp;context=standalone";}}</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51">
            <text:p>351</text:p>
          </table:table-cell>
          <table:table-cell table:style-name="ACE-0x8c773d8" office:value-type="float" office:value="1">
            <text:p>1</text:p>
          </table:table-cell>
          <table:table-cell table:style-name="ACE-0x8c773d8" office:value-type="string" office:string-value="civicrm/dedupe">
            <text:p>civicrm/dedup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52">
            <text:p>352</text:p>
          </table:table-cell>
          <table:table-cell table:style-name="ACE-0x8c773d8" office:value-type="float" office:value="1">
            <text:p>1</text:p>
          </table:table-cell>
          <table:table-cell table:style-name="ACE-0x8c773d8" office:value-type="string" office:string-value="civicrm/standalone">
            <text:p>civicrm/standalon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53">
            <text:p>353</text:p>
          </table:table-cell>
          <table:table-cell table:style-name="ACE-0x8c773d8" office:value-type="float" office:value="1">
            <text:p>1</text:p>
          </table:table-cell>
          <table:table-cell table:style-name="ACE-0x8c773d8" office:value-type="string" office:string-value="civicrm/api">
            <text:p>civicrm/api</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54">
            <text:p>354</text:p>
          </table:table-cell>
          <table:table-cell table:style-name="ACE-0x8c773d8" office:value-type="float" office:value="1">
            <text:p>1</text:p>
          </table:table-cell>
          <table:table-cell table:style-name="ACE-0x8c773d8" office:value-type="string" office:string-value="civicrm/contribute/ajax">
            <text:p>civicrm/contribute/ajax</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21:&quot;access CiviContribute&quot;;}i:1;s:3:&quot;and&quot;;}">
            <text:p>a:2:{i:0;a:1:{i:0;s:21:"access CiviContribute";}i:1;s:3:"and";}</text:p>
          </table:table-cell>
          <table:table-cell table:style-name="ACE-0x8c773d8" office:value-type="string" office:string-value="s:29:&quot;CRM_Contribute_Page_DashBoard&quot;;">
            <text:p>s:29:"CRM_Contribute_Page_DashBoard";</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24:&quot;CiviContribute Dashboard&quot;;s:3:&quot;url&quot;;s:81:&quot;/joomla/administrator/?option=com_civicrm&amp;amp;task=civicrm/contribute&amp;amp;reset=1&quot;;}}">
            <text:p>a:2:{i:0;a:2:{s:5:"title";s:7:"CiviCRM";s:3:"url";s:70:"/joomla/administrator/?option=com_civicrm&amp;amp;task=civicrm&amp;amp;reset=1";}i:1;a:2:{s:5:"title";s:24:"CiviContribute Dashboard";s:3:"url";s:81:"/joomla/administrator/?option=com_civicrm&amp;amp;task=civicrm/contribute&amp;amp;reset=1";}}</text:p>
          </table:table-cell>
          <table:table-cell table:number-columns-repeated="2" table:style-name="ACE-0x8c773d8"/>
          <table:table-cell table:style-name="ACE-0x8c773d8" office:value-type="float" office:value="2">
            <text:p>2</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55">
            <text:p>355</text:p>
          </table:table-cell>
          <table:table-cell table:style-name="ACE-0x8c773d8" office:value-type="float" office:value="1">
            <text:p>1</text:p>
          </table:table-cell>
          <table:table-cell table:style-name="ACE-0x8c773d8" office:value-type="string" office:string-value="civicrm/admin/custom">
            <text:p>civicrm/admin/custom</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0:&quot;CRM_Admin_Page_Admin&quot;;">
            <text:p>s:20:"CRM_Admin_Page_Admi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56">
            <text:p>356</text:p>
          </table:table-cell>
          <table:table-cell table:style-name="ACE-0x8c773d8" office:value-type="float" office:value="1">
            <text:p>1</text:p>
          </table:table-cell>
          <table:table-cell table:style-name="ACE-0x8c773d8" office:value-type="string" office:string-value="civicrm/admin/uf">
            <text:p>civicrm/admin/uf</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0:&quot;CRM_Admin_Page_Admin&quot;;">
            <text:p>s:20:"CRM_Admin_Page_Admi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57">
            <text:p>357</text:p>
          </table:table-cell>
          <table:table-cell table:style-name="ACE-0x8c773d8" office:value-type="float" office:value="1">
            <text:p>1</text:p>
          </table:table-cell>
          <table:table-cell table:style-name="ACE-0x8c773d8" office:value-type="string" office:string-value="civicrm/admin/setting/preferences">
            <text:p>civicrm/admin/setting/preference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2:&quot;CRM_Admin_Page_Setting&quot;;">
            <text:p>s:22:"CRM_Admin_Page_Setting";</text:p>
          </table:table-cell>
          <table:table-cell table:style-name="ACE-0x8c773d8"/>
          <table:table-cell table:style-name="ACE-0x8c773d8" office:value-type="string" office:string-value="a:3:{i:0;a:2:{s:5:&quot;title&quot;;s:7:&quot;CiviCRM&quot;;s:3:&quot;url&quot;;s:70:&quot;/joomla/administrator/?option=com_civicrm&amp;amp;task=civicrm&amp;amp;reset=1&quot;;}i:1;a:2:{s:5:&quot;title&quot;;s:18:&quot;Administer CiviCRM&quot;;s:3:&quot;url&quot;;s:76:&quot;/joomla/administrator/?option=com_civicrm&amp;amp;task=civicrm/admin&amp;amp;reset=1&quot;;}i:2;a:2:{s:5:&quot;title&quot;;s:15:&quot;Global Settings&quot;;s:3:&quot;url&quot;;s:84:&quot;/joomla/administrator/?option=com_civicrm&amp;amp;task=civicrm/admin/setting&amp;amp;reset=1&quot;;}}">
            <text:p>a:3:{i:0;a:2:{s:5:"title";s:7:"CiviCRM";s:3:"url";s:70:"/joomla/administrator/?option=com_civicrm&amp;amp;task=civicrm&amp;amp;reset=1";}i:1;a:2:{s:5:"title";s:18:"Administer CiviCRM";s:3:"url";s:76:"/joomla/administrator/?option=com_civicrm&amp;amp;task=civicrm/admin&amp;amp;reset=1";}i:2;a:2:{s:5:"title";s:15:"Global Settings";s:3:"url";s:84:"/joomla/administrator/?option=com_civicrm&amp;amp;task=civicrm/admin/setting&amp;amp;reset=1";}}</text:p>
          </table:table-cell>
          <table:table-cell table:style-name="ACE-0x8c773d8" office:value-type="string" office:string-value="civicrm/admin/setting">
            <text:p>civicrm/admin/setting</text:p>
          </table:table-cell>
          <table:table-cell table:number-columns-repeated="5"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58">
            <text:p>358</text:p>
          </table:table-cell>
          <table:table-cell table:style-name="ACE-0x8c773d8" office:value-type="float" office:value="1">
            <text:p>1</text:p>
          </table:table-cell>
          <table:table-cell table:style-name="ACE-0x8c773d8" office:value-type="string" office:string-value="civicrm/participant">
            <text:p>civicrm/participan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59">
            <text:p>359</text:p>
          </table:table-cell>
          <table:table-cell table:style-name="ACE-0x8c773d8" office:value-type="float" office:value="1">
            <text:p>1</text:p>
          </table:table-cell>
          <table:table-cell table:style-name="ACE-0x8c773d8" office:value-type="string" office:string-value="civicrm/admin/member">
            <text:p>civicrm/admin/member</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0:&quot;CRM_Admin_Page_Admin&quot;;">
            <text:p>s:20:"CRM_Admin_Page_Admi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60">
            <text:p>360</text:p>
          </table:table-cell>
          <table:table-cell table:style-name="ACE-0x8c773d8" office:value-type="float" office:value="1">
            <text:p>1</text:p>
          </table:table-cell>
          <table:table-cell table:style-name="ACE-0x8c773d8" office:value-type="string" office:string-value="civicrm/membership">
            <text:p>civicrm/membership</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61">
            <text:p>361</text:p>
          </table:table-cell>
          <table:table-cell table:style-name="ACE-0x8c773d8" office:value-type="float" office:value="1">
            <text:p>1</text:p>
          </table:table-cell>
          <table:table-cell table:style-name="ACE-0x8c773d8" office:value-type="string" office:string-value="civicrm/mailing/browse">
            <text:p>civicrm/mailing/brows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5:&quot;access CiviMail&quot;;i:1;s:15:&quot;create mailings&quot;;}i:1;s:2:&quot;or&quot;;}">
            <text:p>a:2:{i:0;a:2:{i:0;s:15:"access CiviMail";i:1;s:15:"create mailings";}i:1;s:2:"or";}</text:p>
          </table:table-cell>
          <table:table-cell table:style-name="ACE-0x8c773d8" office:value-type="string" office:string-value="s:23:&quot;CRM_Mailing_Page_Browse&quot;;">
            <text:p>s:23:"CRM_Mailing_Page_Browse";</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8:&quot;CiviMail&quot;;s:3:&quot;url&quot;;s:78:&quot;/joomla/administrator/?option=com_civicrm&amp;amp;task=civicrm/mailing&amp;amp;reset=1&quot;;}}">
            <text:p>a:2:{i:0;a:2:{s:5:"title";s:7:"CiviCRM";s:3:"url";s:70:"/joomla/administrator/?option=com_civicrm&amp;amp;task=civicrm&amp;amp;reset=1";}i:1;a:2:{s:5:"title";s:8:"CiviMail";s:3:"url";s:78:"/joomla/administrator/?option=com_civicrm&amp;amp;task=civicrm/mailing&amp;amp;reset=1";}}</text:p>
          </table:table-cell>
          <table:table-cell table:number-columns-repeated="2" table:style-name="ACE-0x8c773d8"/>
          <table:table-cell table:style-name="ACE-0x8c773d8" office:value-type="float" office:value="4">
            <text:p>4</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62">
            <text:p>362</text:p>
          </table:table-cell>
          <table:table-cell table:style-name="ACE-0x8c773d8" office:value-type="float" office:value="1">
            <text:p>1</text:p>
          </table:table-cell>
          <table:table-cell table:style-name="ACE-0x8c773d8" office:value-type="string" office:string-value="civicrm/case/ajax">
            <text:p>civicrm/case/ajax</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3:&quot;CRM_Case_Page_DashBoard&quot;;">
            <text:p>s:23:"CRM_Case_Page_DashBoard";</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CiviCase Dashboard&quot;;s:3:&quot;url&quot;;s:75:&quot;/joomla/administrator/?option=com_civicrm&amp;amp;task=civicrm/case&amp;amp;reset=1&quot;;}}">
            <text:p>a:2:{i:0;a:2:{s:5:"title";s:7:"CiviCRM";s:3:"url";s:70:"/joomla/administrator/?option=com_civicrm&amp;amp;task=civicrm&amp;amp;reset=1";}i:1;a:2:{s:5:"title";s:18:"CiviCase Dashboard";s:3:"url";s:75:"/joomla/administrator/?option=com_civicrm&amp;amp;task=civicrm/case&amp;amp;reset=1";}}</text:p>
          </table:table-cell>
          <table:table-cell table:number-columns-repeated="2" table:style-name="ACE-0x8c773d8"/>
          <table:table-cell table:style-name="ACE-0x8c773d8" office:value-type="float" office:value="7">
            <text:p>7</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63">
            <text:p>363</text:p>
          </table:table-cell>
          <table:table-cell table:style-name="ACE-0x8c773d8" office:value-type="float" office:value="1">
            <text:p>1</text:p>
          </table:table-cell>
          <table:table-cell table:style-name="ACE-0x8c773d8" office:value-type="string" office:string-value="civicrm/report/template">
            <text:p>civicrm/report/templat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Report&quot;;}i:1;s:3:&quot;and&quot;;}">
            <text:p>a:2:{i:0;a:1:{i:0;s:17:"access CiviReport";}i:1;s:3:"and";}</text:p>
          </table:table-cell>
          <table:table-cell table:style-name="ACE-0x8c773d8" office:value-type="string" office:string-value="s:22:&quot;CRM_Report_Page_Report&quot;;">
            <text:p>s:22:"CRM_Report_Page_Repor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0:&quot;CiviReport&quot;;s:3:&quot;url&quot;;s:77:&quot;/joomla/administrator/?option=com_civicrm&amp;amp;task=civicrm/report&amp;amp;reset=1&quot;;}}">
            <text:p>a:2:{i:0;a:2:{s:5:"title";s:7:"CiviCRM";s:3:"url";s:70:"/joomla/administrator/?option=com_civicrm&amp;amp;task=civicrm&amp;amp;reset=1";}i:1;a:2:{s:5:"title";s:10:"CiviReport";s:3:"url";s:77:"/joomla/administrator/?option=com_civicrm&amp;amp;task=civicrm/report&amp;amp;reset=1";}}</text:p>
          </table:table-cell>
          <table:table-cell table:number-columns-repeated="2" table:style-name="ACE-0x8c773d8"/>
          <table:table-cell table:style-name="ACE-0x8c773d8" office:value-type="float" office:value="8">
            <text:p>8</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64">
            <text:p>364</text:p>
          </table:table-cell>
          <table:table-cell table:style-name="ACE-0x8c773d8" office:value-type="float" office:value="1">
            <text:p>1</text:p>
          </table:table-cell>
          <table:table-cell table:style-name="ACE-0x8c773d8" office:value-type="string" office:string-value="civicrm/report/options">
            <text:p>civicrm/report/option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7:&quot;access CiviReport&quot;;}i:1;s:3:&quot;and&quot;;}">
            <text:p>a:2:{i:0;a:1:{i:0;s:17:"access CiviReport";}i:1;s:3:"and";}</text:p>
          </table:table-cell>
          <table:table-cell table:style-name="ACE-0x8c773d8" office:value-type="string" office:string-value="s:22:&quot;CRM_Report_Page_Report&quot;;">
            <text:p>s:22:"CRM_Report_Page_Report";</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0:&quot;CiviReport&quot;;s:3:&quot;url&quot;;s:77:&quot;/joomla/administrator/?option=com_civicrm&amp;amp;task=civicrm/report&amp;amp;reset=1&quot;;}}">
            <text:p>a:2:{i:0;a:2:{s:5:"title";s:7:"CiviCRM";s:3:"url";s:70:"/joomla/administrator/?option=com_civicrm&amp;amp;task=civicrm&amp;amp;reset=1";}i:1;a:2:{s:5:"title";s:10:"CiviReport";s:3:"url";s:77:"/joomla/administrator/?option=com_civicrm&amp;amp;task=civicrm/report&amp;amp;reset=1";}}</text:p>
          </table:table-cell>
          <table:table-cell table:number-columns-repeated="2" table:style-name="ACE-0x8c773d8"/>
          <table:table-cell table:style-name="ACE-0x8c773d8" office:value-type="float" office:value="8">
            <text:p>8</text:p>
          </table:table-cell>
          <table:table-cell table:number-columns-repeated="3"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65">
            <text:p>365</text:p>
          </table:table-cell>
          <table:table-cell table:style-name="ACE-0x8c773d8" office:value-type="float" office:value="1">
            <text:p>1</text:p>
          </table:table-cell>
          <table:table-cell table:style-name="ACE-0x8c773d8" office:value-type="string" office:string-value="civicrm/admin/report">
            <text:p>civicrm/admin/report</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0:&quot;CRM_Admin_Page_Admin&quot;;">
            <text:p>s:20:"CRM_Admin_Page_Admi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66">
            <text:p>366</text:p>
          </table:table-cell>
          <table:table-cell table:style-name="ACE-0x8c773d8" office:value-type="float" office:value="1">
            <text:p>1</text:p>
          </table:table-cell>
          <table:table-cell table:style-name="ACE-0x8c773d8" office:value-type="string" office:string-value="civicrm/admin/report/template">
            <text:p>civicrm/admin/report/template</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0:&quot;CRM_Admin_Page_Admin&quot;;">
            <text:p>s:20:"CRM_Admin_Page_Admi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67">
            <text:p>367</text:p>
          </table:table-cell>
          <table:table-cell table:style-name="ACE-0x8c773d8" office:value-type="float" office:value="1">
            <text:p>1</text:p>
          </table:table-cell>
          <table:table-cell table:style-name="ACE-0x8c773d8" office:value-type="string" office:string-value="civicrm/admin/report/options">
            <text:p>civicrm/admin/report/options</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0:&quot;CRM_Admin_Page_Admin&quot;;">
            <text:p>s:20:"CRM_Admin_Page_Admi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68">
            <text:p>368</text:p>
          </table:table-cell>
          <table:table-cell table:style-name="ACE-0x8c773d8" office:value-type="float" office:value="1">
            <text:p>1</text:p>
          </table:table-cell>
          <table:table-cell table:style-name="ACE-0x8c773d8" office:value-type="string" office:string-value="civicrm/survey">
            <text:p>civicrm/survey</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69">
            <text:p>369</text:p>
          </table:table-cell>
          <table:table-cell table:style-name="ACE-0x8c773d8" office:value-type="float" office:value="1">
            <text:p>1</text:p>
          </table:table-cell>
          <table:table-cell table:style-name="ACE-0x8c773d8" office:value-type="string" office:string-value="civicrm/admin/campaign">
            <text:p>civicrm/admin/campaign</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2:{i:0;s:18:&quot;administer CiviCRM&quot;;i:1;s:14:&quot;access CiviCRM&quot;;}i:1;s:3:&quot;and&quot;;}">
            <text:p>a:2:{i:0;a:2:{i:0;s:18:"administer CiviCRM";i:1;s:14:"access CiviCRM";}i:1;s:3:"and";}</text:p>
          </table:table-cell>
          <table:table-cell table:style-name="ACE-0x8c773d8" office:value-type="string" office:string-value="s:20:&quot;CRM_Admin_Page_Admin&quot;;">
            <text:p>s:20:"CRM_Admin_Page_Admin";</text:p>
          </table:table-cell>
          <table:table-cell table:style-name="ACE-0x8c773d8"/>
          <table:table-cell table:style-name="ACE-0x8c773d8" office:value-type="string" office:string-value="a:2:{i:0;a:2:{s:5:&quot;title&quot;;s:7:&quot;CiviCRM&quot;;s:3:&quot;url&quot;;s:70:&quot;/joomla/administrator/?option=com_civicrm&amp;amp;task=civicrm&amp;amp;reset=1&quot;;}i:1;a:2:{s:5:&quot;title&quot;;s:18:&quot;Administer CiviCRM&quot;;s:3:&quot;url&quot;;s:76:&quot;/joomla/administrator/?option=com_civicrm&amp;amp;task=civicrm/admin&amp;amp;reset=1&quot;;}}">
            <text:p>a:2:{i:0;a:2:{s:5:"title";s:7:"CiviCRM";s:3:"url";s:70:"/joomla/administrator/?option=com_civicrm&amp;amp;task=civicrm&amp;amp;reset=1";}i:1;a:2:{s:5:"title";s:18:"Administer CiviCRM";s:3:"url";s:76:"/joomla/administrator/?option=com_civicrm&amp;amp;task=civicrm/admin&amp;amp;reset=1";}}</text:p>
          </table:table-cell>
          <table:table-cell table:number-columns-repeated="6"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0">
          <table:table-cell table:style-name="ACE-0x8c773d8" office:value-type="float" office:value="370">
            <text:p>370</text:p>
          </table:table-cell>
          <table:table-cell table:style-name="ACE-0x8c773d8" office:value-type="float" office:value="1">
            <text:p>1</text:p>
          </table:table-cell>
          <table:table-cell table:style-name="ACE-0x8c773d8" office:value-type="string" office:string-value="civicrm/petition">
            <text:p>civicrm/petition</text:p>
          </table:table-cell>
          <table:table-cell table:number-columns-repeated="2" table:style-name="ACE-0x8c773d8"/>
          <table:table-cell table:style-name="ACE-0x8c773d8" office:value-type="string" office:string-value="a:2:{i:0;s:19:&quot;CRM_Core_Permission&quot;;i:1;s:9:&quot;checkMenu&quot;;}">
            <text:p>a:2:{i:0;s:19:"CRM_Core_Permission";i:1;s:9:"checkMenu";}</text:p>
          </table:table-cell>
          <table:table-cell table:style-name="ACE-0x8c773d8" office:value-type="string" office:string-value="a:2:{i:0;a:1:{i:0;s:14:&quot;access CiviCRM&quot;;}i:1;s:3:&quot;and&quot;;}">
            <text:p>a:2:{i:0;a:1:{i:0;s:14:"access CiviCRM";}i:1;s:3:"and";}</text:p>
          </table:table-cell>
          <table:table-cell table:style-name="ACE-0x8c773d8" office:value-type="string" office:string-value="s:26:&quot;CRM_Contact_Page_DashBoard&quot;;">
            <text:p>s:26:"CRM_Contact_Page_DashBoard";</text:p>
          </table:table-cell>
          <table:table-cell table:style-name="ACE-0x8c773d8"/>
          <table:table-cell table:style-name="ACE-0x8c773d8" office:value-type="string" office:string-value="a:1:{i:0;a:2:{s:5:&quot;title&quot;;s:7:&quot;CiviCRM&quot;;s:3:&quot;url&quot;;s:70:&quot;/joomla/administrator/?option=com_civicrm&amp;amp;task=civicrm&amp;amp;reset=1&quot;;}}">
            <text:p>a:1:{i:0;a:2:{s:5:"title";s:7:"CiviCRM";s:3:"url";s:70:"/joomla/administrator/?option=com_civicrm&amp;amp;task=civicrm&amp;amp;reset=1";}}</text:p>
          </table:table-cell>
          <table:table-cell table:number-columns-repeated="6" table:style-name="ACE-0x8c773d8"/>
          <table:table-cell table:style-name="ACE-0x8c773d8" office:value-type="float" office:value="0">
            <text:p>0</text:p>
          </table:table-cell>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0">
            <text:p>0</text:p>
          </table:table-cell>
          <table:table-cell table:style-name="ACE-0x8c773d8"/>
          <table:table-cell table:number-columns-repeated="235" table:style-name="ACE-0x8c77258"/>
        </table:table-row>
        <table:table-row table:style-name="AROW-6">
          <table:table-cell table:style-name="ACE-0x8c773d8" office:value-type="float" office:value="371">
            <text:p>371</text:p>
          </table:table-cell>
          <table:table-cell table:style-name="ACE-0x8c773d8" office:value-type="float" office:value="1">
            <text:p>1</text:p>
          </table:table-cell>
          <table:table-cell table:style-name="ACE-0x8c773d8" office:value-type="string" office:string-value="admin">
            <text:p>admin</text:p>
          </table:table-cell>
          <table:table-cell table:number-columns-repeated="6" table:style-name="ACE-0x8c773d8"/>
          <table:table-cell table:style-name="ACE-0x8c773d8" office:value-type="string" office:string-value="a:11:{s:6:&quot;Manage&quot;;a:3:{s:12:&quot;component_id&quot;;N;s:6:&quot;fields&quot;;a:4:{s:42:&quot;{weight}.Find and Merge Duplicate Contacts&quot;;a:6:{s:5:&quot;title&quot;;s:33:&quot;Find and Merge Duplicate Contacts&quot;;s:4:&quot;desc&quot;;s:158:&quot;Manage the rules used to identify potentially duplicate contact records. Scan for duplicates using a selected rule and merge duplicate contact data as needed.&quot;;s:2:&quot;id&quot;;s:29:&quot;FindandMergeDuplicateContacts&quot;;s:3:&quot;url&quot;;s:90:&quot;/joomla/administrator/?option=com_civicrm&amp;amp;task=civicrm/contact/deduperules&amp;amp;reset=1&quot;;s:4:&quot;icon&quot;;s:34:&quot;admin/small/duplicate_matching.png&quot;;s:5:&quot;extra&quot;;N;}s:26:&quot;{weight}.Dedupe Exceptions&quot;;a:6:{s:5:&quot;title&quot;;s:17:&quot;Dedupe Exceptions&quot;;s:4:&quot;desc&quot;;N;s:2:&quot;id&quot;;s:16:&quot;DedupeExceptions&quot;;s:3:&quot;url&quot;;s:87:&quot;/joomla/administrator/?option=com_civicrm&amp;amp;task=civicrm/dedupe/exception&amp;amp;reset=1&quot;;s:4:&quot;icon&quot;;N;s:5:&quot;extra&quot;;N;}s:23:&quot;{weight}.Access Control&quot;;a:6:{s:5:&quot;title&quot;;s:14:&quot;Access Control&quot;;s:4:&quot;desc&quot;;s:73:&quot;Grant or deny access to actions (view, edit...), features and components.&quot;;s:2:&quot;id&quot;;s:13:&quot;AccessControl&quot;;s:3:&quot;url&quot;;s:83:&quot;/joomla/administrator/?option=com_civicrm&amp;amp;task=civicrm/admin/access&amp;amp;reset=1&quot;;s:4:&quot;icon&quot;;s:18:&quot;admin/small/03.png&quot;;s:5:&quot;extra&quot;;N;}s:38:&quot;{weight}.Synchronize Users to Contacts&quot;;a:6:{s:5:&quot;title&quot;;s:29:&quot;Synchronize Users to Contacts&quot;;s:4:&quot;desc&quot;;s:71:&quot;Automatically create a CiviCRM contact record for each CMS user record.&quot;;s:2:&quot;id&quot;;s:26:&quot;SynchronizeUserstoContacts&quot;;s:3:&quot;url&quot;;s:86:&quot;/joomla/administrator/?option=com_civicrm&amp;amp;task=civicrm/admin/synchUser&amp;amp;reset=1&quot;;s:4:&quot;icon&quot;;s:26:&quot;admin/small/Synch_user.png&quot;;s:5:&quot;extra&quot;;N;}}s:9:&quot;perColumn&quot;;d:2;}s:9:&quot;Customize&quot;;a:3:{s:12:&quot;component_id&quot;;N;s:6:&quot;fields&quot;;a:6:{s:20:&quot;{weight}.Custom Data&quot;;a:6:{s:5:&quot;title&quot;;s:11:&quot;Custom Data&quot;;s:4:&quot;desc&quot;;s:109:&quot;Configure custom fields to collect and store custom data which is not included in the standard CiviCRM forms.&quot;;s:2:&quot;id&quot;;s:10:&quot;CustomData&quot;;s:3:&quot;url&quot;;s:89:&quot;/joomla/administrator/?option=com_civicrm&amp;amp;task=civicrm/admin/custom/group&amp;amp;reset=1&quot;;s:4:&quot;icon&quot;;s:26:&quot;admin/small/custm_data.png&quot;;s:5:&quot;extra&quot;;N;}s:24:&quot;{weight}.CiviCRM Profile&quot;;a:6:{s:5:&quot;title&quot;;s:15:&quot;CiviCRM Profile&quot;;s:4:&quot;desc&quot;;s:151:&quot;Profiles allow you to aggregate groups of fields and include them in your site as input forms, contact display pages, and search and listings features.&quot;;s:2:&quot;id&quot;;s:14:&quot;CiviCRMProfile&quot;;s:3:&quot;url&quot;;s:85:&quot;/joomla/administrator/?option=com_civicrm&amp;amp;task=civicrm/admin/uf/group&amp;amp;reset=1&quot;;s:4:&quot;icon&quot;;s:23:&quot;admin/small/Profile.png&quot;;s:5:&quot;extra&quot;;N;}s:24:&quot;{weight}.Navigation Menu&quot;;a:6:{s:5:&quot;title&quot;;s:15:&quot;Navigation Menu&quot;;s:4:&quot;desc&quot;;s:79:&quot;Add or remove menu items, and modify the order of items on the navigation menu.&quot;;s:2:&quot;id&quot;;s:14:&quot;NavigationMenu&quot;;s:3:&quot;url&quot;;s:81:&quot;/joomla/administrator/?option=com_civicrm&amp;amp;task=civicrm/admin/menu&amp;amp;reset=1&quot;;s:4:&quot;icon&quot;;s:24:&quot;admin/small/template.png&quot;;s:5:&quot;extra&quot;;N;}s:31:&quot;{weight}.Manage Custom Searches&quot;;a:6:{s:5:&quot;title&quot;;s:22:&quot;Manage Custom Searches&quot;;s:4:&quot;desc&quot;;s:225:&quot;Developers and accidental techies with a bit of PHP and SQL knowledge can create new search forms to handle specific search and reporting needs which aren't covered by the built-in Advanced Search and Search Builder features.&quot;;s:2:&quot;id&quot;;s:20:&quot;ManageCustomSearches&quot;;s:3:&quot;url&quot;;s:122:&quot;/joomla/administrator/?option=com_civicrm&amp;amp;task=civicrm/admin/options/custom_search&amp;amp;group=custom_search&amp;amp;reset=1&quot;;s:4:&quot;icon&quot;;s:24:&quot;admin/small/template.png&quot;;s:5:&quot;extra&quot;;N;}s:19:&quot;{weight}.Price Sets&quot;;a:6:{s:5:&quot;title&quot;;s:10:&quot;Price Sets&quot;;s:4:&quot;desc&quot;;s:205:&quot;Price sets allow you to offer multiple options with associated fees (e.g. pre-conference workshops, additional meals, etc.). Configure Price Sets for events which need more than a single set of fee levels.&quot;;s:2:&quot;id&quot;;s:9:&quot;PriceSets&quot;;s:3:&quot;url&quot;;s:82:&quot;/joomla/administrator/?option=com_civicrm&amp;amp;task=civicrm/admin/price&amp;amp;reset=1&quot;;s:4:&quot;icon&quot;;s:26:&quot;admin/small/price_sets.png&quot;;s:5:&quot;extra&quot;;N;}s:27:&quot;{weight}.CiviCRM Extensions&quot;;a:6:{s:5:&quot;title&quot;;s:18:&quot;CiviCRM Extensions&quot;;s:4:&quot;desc&quot;;s:0:&quot;&quot;;s:2:&quot;id&quot;;s:17:&quot;CiviCRMExtensions&quot;;s:3:&quot;url&quot;;s:87:&quot;/joomla/administrator/?option=com_civicrm&amp;amp;task=civicrm/admin/extensions&amp;amp;reset=1&quot;;s:4:&quot;icon&quot;;s:26:&quot;admin/small/price_sets.png&quot;;s:5:&quot;extra&quot;;N;}}s:9:&quot;perColumn&quot;;d:3;}s:9:&quot;Configure&quot;;a:3:{s:12:&quot;component_id&quot;;N;s:6:&quot;fields&quot;;a:10:{s:32:&quot;{weight}.Configuration Checklist&quot;;a:6:{s:5:&quot;title&quot;;s:23:&quot;Configuration Checklist&quot;;s:4:&quot;desc&quot;;s:55:&quot;List of configuration tasks with links to each setting.&quot;;s:2:&quot;id&quot;;s:22:&quot;ConfigurationChecklist&quot;;s:3:&quot;url&quot;;s:87:&quot;/joomla/administrator/?option=com_civicrm&amp;amp;task=civicrm/admin/configtask&amp;amp;reset=1&quot;;s:4:&quot;icon&quot;;s:9:&quot;check.gif&quot;;s:5:&quot;extra&quot;;N;}s:24:&quot;{weight}.Global Settings&quot;;a:6:{s:5:&quot;title&quot;;s:15:&quot;Global Settings&quot;;s:4:&quot;desc&quot;;s:236:&quot;Configure Global Settings for your site, including: Enabled Components, Site Preferences for screens and forms, Directory Paths and Resource URLs, Address formats, Localization, Payment Processor, Outbound Email, Mapping, and Debugging.&quot;;s:2:&quot;id&quot;;s:14:&quot;GlobalSettings&quot;;s:3:&quot;url&quot;;s:84:&quot;/joomla/administrator/?option=com_civicrm&amp;amp;task=civicrm/admin/setting&amp;amp;reset=1&quot;;s:4:&quot;icon&quot;;s:18:&quot;admin/small/36.png&quot;;s:5:&quot;extra&quot;;N;}s:31:&quot;{weight}.Import/Export Mappings&quot;;a:6:{s:5:&quot;title&quot;;s:22:&quot;Import/Export Mappings&quot;;s:4:&quot;desc&quot;;s:141:&quot;Import and Export mappings allow you to easily run the same job multiple times. This option allows you to rename or delete existing mappings.&quot;;s:2:&quot;id&quot;;s:21:&quot;Import_ExportMappings&quot;;s:3:&quot;url&quot;;s:84:&quot;/joomla/administrator/?option=com_civicrm&amp;amp;task=civicrm/admin/mapping&amp;amp;reset=1&quot;;s:4:&quot;icon&quot;;s:33:&quot;admin/small/import_export_map.png&quot;;s:5:&quot;extra&quot;;N;}s:26:&quot;{weight}.Message Templates&quot;;a:6:{s:5:&quot;title&quot;;s:17:&quot;Message Templates&quot;;s:4:&quot;desc&quot;;s:130:&quot;Message templates allow you to save and re-use messages with layouts which you can use when sending email to one or more contacts.&quot;;s:2:&quot;id&quot;;s:16:&quot;MessageTemplates&quot;;s:3:&quot;url&quot;;s:93:&quot;/joomla/administrator/?option=com_civicrm&amp;amp;task=civicrm/admin/messageTemplates&amp;amp;reset=1&quot;;s:4:&quot;icon&quot;;s:24:&quot;admin/small/template.png&quot;;s:5:&quot;extra&quot;;N;}s:27:&quot;{weight}.Domain Information&quot;;a:6:{s:5:&quot;title&quot;;s:18:&quot;Domain Information&quot;;s:4:&quot;desc&quot;;s:150:&quot;Configure primary contact name, email, return-path and address information. This information is used by CiviMail to identify the sending organization.&quot;;s:2:&quot;id&quot;;s:17:&quot;DomainInformation&quot;;s:3:&quot;url&quot;;s:101:&quot;/joomla/administrator/?option=com_civicrm&amp;amp;task=civicrm/admin/domain&amp;amp;action=update&amp;amp;reset=1&quot;;s:4:&quot;icon&quot;;s:22:&quot;admin/small/domain.png&quot;;s:5:&quot;extra&quot;;N;}s:29:&quot;{weight}.From Email Addresses&quot;;a:6:{s:5:&quot;title&quot;;s:20:&quot;From Email Addresses&quot;;s:4:&quot;desc&quot;;s:74:&quot;List of Email Addresses which can be used when sending emails to contacts.&quot;;s:2:&quot;id&quot;;s:18:&quot;FromEmailAddresses&quot;;s:3:&quot;url&quot;;s:132:&quot;/joomla/administrator/?option=com_civicrm&amp;amp;task=civicrm/admin/options/from_email_address&amp;amp;group=from_email_address&amp;amp;reset=1&quot;;s:4:&quot;icon&quot;;s:21:&quot;admin/small/title.png&quot;;s:5:&quot;extra&quot;;N;}s:38:&quot;{weight}.Update Directory Path and URL&quot;;a:6:{s:5:&quot;title&quot;;s:29:&quot;Update Directory Path and URL&quot;;s:4:&quot;desc&quot;;s:157:&quot;Reset the Base Directory Path and Base URL settings - generally when a CiviCRM site is moved to another location in the file system and/or to another domain.&quot;;s:2:&quot;id&quot;;s:25:&quot;UpdateDirectoryPathandURL&quot;;s:3:&quot;url&quot;;s:104:&quot;/joomla/administrator/?option=com_civicrm&amp;amp;task=civicrm/admin/setting/updateConfigBackend&amp;amp;reset=1&quot;;s:4:&quot;icon&quot;;s:26:&quot;admin/small/updatepath.png&quot;;s:5:&quot;extra&quot;;N;}s:25:&quot;{weight}.PDF Page Formats&quot;;a:6:{s:5:&quot;title&quot;;s:16:&quot;PDF Page Formats&quot;;s:4:&quot;desc&quot;;s:95:&quot;Configure PDF Page Formats that can be assigned to Message Templates when creating PDF letters.&quot;;s:2:&quot;id&quot;;s:14:&quot;PDFPageFormats&quot;;s:3:&quot;url&quot;;s:87:&quot;/joomla/administrator/?option=com_civicrm&amp;amp;task=civicrm/admin/pdfFormats&amp;amp;reset=1&quot;;s:4:&quot;icon&quot;;s:24:&quot;admin/small/template.png&quot;;s:5:&quot;extra&quot;;N;}s:30:&quot;{weight}.Mailing Label Formats&quot;;a:6:{s:5:&quot;title&quot;;s:21:&quot;Mailing Label Formats&quot;;s:4:&quot;desc&quot;;s:67:&quot;Configure Label Formats that are used when creating mailing labels.&quot;;s:2:&quot;id&quot;;s:19:&quot;MailingLabelFormats&quot;;s:3:&quot;url&quot;;s:89:&quot;/joomla/administrator/?option=com_civicrm&amp;amp;task=civicrm/admin/labelFormats&amp;amp;reset=1&quot;;s:4:&quot;icon&quot;;s:24:&quot;admin/small/template.png&quot;;s:5:&quot;extra&quot;;N;}s:27:&quot;{weight}.Schedule Reminders&quot;;a:6:{s:5:&quot;title&quot;;s:18:&quot;Schedule Reminders&quot;;s:4:&quot;desc&quot;;s:19:&quot;Schedule Reminders.&quot;;s:2:&quot;id&quot;;s:17:&quot;ScheduleReminders&quot;;s:3:&quot;url&quot;;s:94:&quot;/joomla/administrator/?option=com_civicrm&amp;amp;task=civicrm/admin/scheduleReminders&amp;amp;reset=1&quot;;s:4:&quot;icon&quot;;s:24:&quot;admin/small/template.png&quot;;s:5:&quot;extra&quot;;N;}}s:9:&quot;perColumn&quot;;d:5;}s:12:&quot;Option Lists&quot;;a:3:{s:12:&quot;component_id&quot;;N;s:6:&quot;fields&quot;;a:22:{s:23:&quot;{weight}.Activity Types&quot;;a:6:{s:5:&quot;title&quot;;s:14:&quot;Activity Types&quot;;s:4:&quot;desc&quot;;s:155:&quot;CiviCRM has several built-in activity types (meetings, phone calls, emails sent). Track other types of interactions by creating custom activity types here.&quot;;s:2:&quot;id&quot;;s:13:&quot;ActivityTypes&quot;;s:3:&quot;url&quot;;s:122:&quot;/joomla/administrator/?option=com_civicrm&amp;amp;task=civicrm/admin/options/activity_type&amp;amp;group=activity_type&amp;amp;reset=1&quot;;s:4:&quot;icon&quot;;s:18:&quot;admin/small/05.png&quot;;s:5:&quot;extra&quot;;N;}s:23:&quot;{weight}.Gender Options&quot;;a:6:{s:5:&quot;title&quot;;s:14:&quot;Gender Options&quot;;s:4:&quot;desc&quot;;s:85:&quot;Options for assigning gender to individual contacts (e.g. Male, Female, Transgender).&quot;;s:2:&quot;id&quot;;s:13:&quot;GenderOptions&quot;;s:3:&quot;url&quot;;s:108:&quot;/joomla/administrator/?option=com_civicrm&amp;amp;task=civicrm/admin/options/gender&amp;amp;group=gender&amp;amp;reset=1&quot;;s:4:&quot;icon&quot;;s:18:&quot;admin/small/01.png&quot;;s:5:&quot;extra&quot;;N;}s:19:&quot;{weight}.Phone Type&quot;;a:6:{s:5:&quot;title&quot;;s:10:&quot;Phone Type&quot;;s:4:&quot;desc&quot;;s:80:&quot;Options for assigning phone type to contacts (e.g Phone, Mobile, Fax, Pager)&quot;;s:2:&quot;id&quot;;s:9:&quot;PhoneType&quot;;s:3:&quot;url&quot;;s:116:&quot;/joomla/administrator/?option=com_civicrm&amp;amp;task=civicrm/admin/options/phone_type&amp;amp;group=phone_type&amp;amp;reset=1&quot;;s:4:&quot;icon&quot;;s:7:&quot;tel.gif&quot;;s:5:&quot;extra&quot;;N;}s:40:&quot;{weight}.Individual Prefixes (Ms, Mr...)&quot;;a:6:{s:5:&quot;title&quot;;s:31:&quot;Individual Prefixes (Ms, Mr...)&quot;;s:4:&quot;desc&quot;;s:66:&quot;Options for individual contact prefixes (e.g. Ms., Mr., Dr. etc.).&quot;;s:2:&quot;id&quot;;s:27:&quot;IndividualPrefixes_Ms_Mr...&quot;;s:3:&quot;url&quot;;s:130:&quot;/joomla/administrator/?option=com_civicrm&amp;amp;task=civicrm/admin/options/individual_prefix&amp;amp;group=individual_prefix&amp;amp;reset=1&quot;;s:4:&quot;icon&quot;;s:21:&quot;admin/small/title.png&quot;;s:5:&quot;extra&quot;;N;}s:40:&quot;{weight}.Individual Suffixes (Jr, Sr...)&quot;;a:6:{s:5:&quot;title&quot;;s:31:&quot;Individual Suffixes (Jr, Sr...)&quot;;s:4:&quot;desc&quot;;s:61:&quot;Options for individual contact suffixes (e.g. Jr., Sr. etc.).&quot;;s:2:&quot;id&quot;;s:27:&quot;IndividualSuffixes_Jr_Sr...&quot;;s:3:&quot;url&quot;;s:130:&quot;/joomla/administrator/?option=com_civicrm&amp;amp;task=civicrm/admin/options/individual_suffix&amp;amp;group=individual_suffix&amp;amp;reset=1&quot;;s:4:&quot;icon&quot;;s:18:&quot;admin/small/10.png&quot;;s:5:&quot;extra&quot;;N;}s:35:&quot;{weight}.Instant Messenger Services&quot;;a:6:{s:5:&quot;title&quot;;s:26:&quot;Instant Messenger Services&quot;;s:4:&quot;desc&quot;;s:79:&quot;List of IM services which can be used when recording screen-names for contacts.&quot;;s:2:&quot;id&quot;;s:24:&quot;InstantMessengerServices&quot;;s:3:&quot;url&quot;;s:146:&quot;/joomla/administrator/?option=com_civicrm&amp;amp;task=civicrm/admin/options/instant_messenger_service&amp;amp;group=instant_messenger_service&amp;amp;reset=1&quot;;s:4:&quot;icon&quot;;s:18:&quot;admin/small/07.png&quot;;s:5:&quot;extra&quot;;N;}s:31:&quot;{weight}.Mobile Phone Providers&quot;;a:6:{s:5:&quot;title&quot;;s:22:&quot;Mobile Phone Providers&quot;;s:4:&quot;desc&quot;;s:90:&quot;List of mobile phone providers which can be assigned when recording contact phone numbers.&quot;;s:2:&quot;id&quot;;s:20:&quot;MobilePhoneProviders&quot;;s:3:&quot;url&quot;;s:126:&quot;/joomla/administrator/?option=com_civicrm&amp;amp;task=civicrm/admin/options/mobile_provider&amp;amp;group=mobile_provider&amp;amp;reset=1&quot;;s:4:&quot;icon&quot;;s:18:&quot;admin/small/08.png&quot;;s:5:&quot;extra&quot;;N;}s:40:&quot;{weight}.Preferred Communication Methods&quot;;a:6:{s:5:&quot;title&quot;;s:31:&quot;Preferred Communication Methods&quot;;s:4:&quot;desc&quot;;s:117:&quot;One or more preferred methods of communication can be assigned to each contact. Customize the available options here.&quot;;s:2:&quot;id&quot;;s:29:&quot;PreferredCommunicationMethods&quot;;s:3:&quot;url&quot;;s:156:&quot;/joomla/administrator/?option=com_civicrm&amp;amp;task=civicrm/admin/options/preferred_communication_method&amp;amp;group=preferred_communication_method&amp;amp;reset=1&quot;;s:4:&quot;icon&quot;;s:29:&quot;admin/small/communication.png&quot;;s:5:&quot;extra&quot;;N;}s:28:&quot;{weight}.Preferred Languages&quot;;a:6:{s:5:&quot;title&quot;;s:19:&quot;Preferred Languages&quot;;s:4:&quot;desc&quot;;s:30:&quot;Options for contact languages.&quot;;s:2:&quot;id&quot;;s:18:&quot;PreferredLanguages&quot;;s:3:&quot;url&quot;;s:114:&quot;/joomla/administrator/?option=com_civicrm&amp;amp;task=civicrm/admin/options/languages&amp;amp;group=languages&amp;amp;reset=1&quot;;s:4:&quot;icon&quot;;N;s:5:&quot;extra&quot;;N;}s:26:&quot;{weight}.Word Replacements&quot;;a:6:{s:5:&quot;title&quot;;s:17:&quot;Word Replacements&quot;;s:4:&quot;desc&quot;;s:18:&quot;Word Replacements.&quot;;s:2:&quot;id&quot;;s:16:&quot;WordReplacements&quot;;s:3:&quot;url&quot;;s:101:&quot;/joomla/administrator/?option=com_civicrm&amp;amp;task=civicrm/admin/options/wordreplacements&amp;amp;reset=1&quot;;s:4:&quot;icon&quot;;N;s:5:&quot;extra&quot;;N;}s:39:&quot;{weight}.Location Types (Home, Work...)&quot;;a:6:{s:5:&quot;title&quot;;s:30:&quot;Location Types (Home, Work...)&quot;;s:4:&quot;desc&quot;;s:94:&quot;Options for categorizing contact addresses and phone numbers (e.g. Home, Work, Billing, etc.).&quot;;s:2:&quot;id&quot;;s:26:&quot;LocationTypes_Home_Work...&quot;;s:3:&quot;url&quot;;s:89:&quot;/joomla/administrator/?option=com_civicrm&amp;amp;task=civicrm/admin/locationType&amp;amp;reset=1&quot;;s:4:&quot;icon&quot;;s:18:&quot;admin/small/13.png&quot;;s:5:&quot;extra&quot;;N;}s:27:&quot;{weight}.Relationship Types&quot;;a:6:{s:5:&quot;title&quot;;s:18:&quot;Relationship Types&quot;;s:4:&quot;desc&quot;;s:148:&quot;Contacts can be linked to each other through Relationships (e.g. Spouse, Employer, etc.). Define the types of relationships you want to record here.&quot;;s:2:&quot;id&quot;;s:17:&quot;RelationshipTypes&quot;;s:3:&quot;url&quot;;s:84:&quot;/joomla/administrator/?option=com_civicrm&amp;amp;task=civicrm/admin/reltype&amp;amp;reset=1&quot;;s:4:&quot;icon&quot;;s:25:&quot;admin/small/rela_type.png&quot;;s:5:&quot;extra&quot;;N;}s:33:&quot;{weight}.Manage Tags (Categories)&quot;;a:6:{s:5:&quot;title&quot;;s:24:&quot;Manage Tags (Categories)&quot;;s:4:&quot;desc&quot;;s:158:&quot;Tags are useful for segmenting the contacts in your database into categories (e.g. Staff Member, Donor, Volunteer, etc.). Create and edit available tags here.&quot;;s:2:&quot;id&quot;;s:21:&quot;ManageTags_Categories&quot;;s:3:&quot;url&quot;;s:80:&quot;/joomla/administrator/?option=com_civicrm&amp;amp;task=civicrm/admin/tag&amp;amp;reset=1&quot;;s:4:&quot;icon&quot;;s:18:&quot;admin/small/11.png&quot;;s:5:&quot;extra&quot;;N;}s:20:&quot;{weight}.Grant Types&quot;;a:6:{s:5:&quot;title&quot;;s:11:&quot;Grant Types&quot;;s:4:&quot;desc&quot;;s:135:&quot;List of types which can be assigned to Grants. (Enable CiviGrant from Global Settings - Enable Components if you want to track grants.)&quot;;s:2:&quot;id&quot;;s:10:&quot;GrantTypes&quot;;s:3:&quot;url&quot;;s:116:&quot;/joomla/administrator/?option=com_civicrm&amp;amp;task=civicrm/admin/options/grant_type&amp;amp;group=grant_type&amp;amp;reset=1&quot;;s:4:&quot;icon&quot;;s:26:&quot;admin/small/grant_type.png&quot;;s:5:&quot;extra&quot;;N;}s:36:&quot;{weight}.Safe File Extension Options&quot;;a:6:{s:5:&quot;title&quot;;s:27:&quot;Safe File Extension Options&quot;;s:4:&quot;desc&quot;;s:44:&quot;File Extensions that can be considered safe.&quot;;s:2:&quot;id&quot;;s:24:&quot;SafeFileExtensionOptions&quot;;s:3:&quot;url&quot;;s:134:&quot;/joomla/administrator/?option=com_civicrm&amp;amp;task=civicrm/admin/options/safe_file_extension&amp;amp;group=safe_file_extension&amp;amp;reset=1&quot;;s:4:&quot;icon&quot;;s:18:&quot;admin/small/01.png&quot;;s:5:&quot;extra&quot;;N;}s:38:&quot;{weight}.Participant Listing Templates&quot;;a:6:{s:5:&quot;title&quot;;s:29:&quot;Participant Listing Templates&quot;;s:4:&quot;desc&quot;;s:48:&quot;Template to control participant listing display.&quot;;s:2:&quot;id&quot;;s:27:&quot;ParticipantListingTemplates&quot;;s:3:&quot;url&quot;;s:134:&quot;/joomla/administrator/?option=com_civicrm&amp;amp;task=civicrm/admin/options/participant_listing&amp;amp;group=participant_listing&amp;amp;reset=1&quot;;s:4:&quot;icon&quot;;s:18:&quot;admin/small/01.png&quot;;s:5:&quot;extra&quot;;N;}s:35:&quot;{weight}.Event Name Badge Templates&quot;;a:6:{s:5:&quot;title&quot;;s:26:&quot;Event Name Badge Templates&quot;;s:4:&quot;desc&quot;;s:44:&quot;Template to control event name badge format.&quot;;s:2:&quot;id&quot;;s:23:&quot;EventNameBadgeTemplates&quot;;s:3:&quot;url&quot;;s:118:&quot;/joomla/administrator/?option=com_civicrm&amp;amp;task=civicrm/admin/options/event_badge&amp;amp;group=event_badge&amp;amp;reset=1&quot;;s:4:&quot;icon&quot;;N;s:5:&quot;extra&quot;;N;}s:24:&quot;{weight}.Email Greetings&quot;;a:6:{s:5:&quot;title&quot;;s:15:&quot;Email Greetings&quot;;s:4:&quot;desc&quot;;s:75:&quot;Options for assigning email greetings to individual and household contacts.&quot;;s:2:&quot;id&quot;;s:14:&quot;EmailGreetings&quot;;s:3:&quot;url&quot;;s:124:&quot;/joomla/administrator/?option=com_civicrm&amp;amp;task=civicrm/admin/options/email_greeting&amp;amp;group=email_greeting&amp;amp;reset=1&quot;;s:4:&quot;icon&quot;;s:18:&quot;admin/small/01.png&quot;;s:5:&quot;extra&quot;;N;}s:25:&quot;{weight}.Postal Greetings&quot;;a:6:{s:5:&quot;title&quot;;s:16:&quot;Postal Greetings&quot;;s:4:&quot;desc&quot;;s:76:&quot;Options for assigning postal greetings to individual and household contacts.&quot;;s:2:&quot;id&quot;;s:15:&quot;PostalGreetings&quot;;s:3:&quot;url&quot;;s:126:&quot;/joomla/administrator/?option=com_civicrm&amp;amp;task=civicrm/admin/options/postal_greeting&amp;amp;group=postal_greeting&amp;amp;reset=1&quot;;s:4:&quot;icon&quot;;s:18:&quot;admin/small/01.png&quot;;s:5:&quot;extra&quot;;N;}s:18:&quot;{we&#10;ght}.Addressee&quot;;a:6:{s:5:&quot;title&quot;;s:9:&quot;Addressee&quot;;s:4:&quot;desc&quot;;s:83:&quot;Options for assigning addressee to individual, household and organization contacts.&quot;;s:2:&quot;id&quot;;s:9:&quot;Addressee&quot;;s:3:&quot;url&quot;;s:114:&quot;/joomla/administrator/?option=com_civicrm&amp;amp;task=civicrm/admin/options/addressee&amp;amp;group=addressee&amp;amp;reset=1&quot;;s:4:&quot;icon&quot;;s:18:&quot;admin/small/01.png&quot;;s:5:&quot;extra&quot;;N;}s:22:&quot;{weight}.Contact Types&quot;;a:6:{s:5:&quot;title&quot;;s:13:&quot;Contact Types&quot;;s:4:&quot;desc&quot;;N;s:2:&quot;id&quot;;s:12:&quot;ContactTypes&quot;;s:3:&quot;url&quot;;s:92:&quot;/joomla/administrator/?option=com_civicrm&amp;amp;task=civicrm/admin/options/subtype&amp;amp;reset=1&quot;;s:4:&quot;icon&quot;;s:18:&quot;admin/small/09.png&quot;;s:5:&quot;extra&quot;;N;}s:22:&quot;{weight}.Website Types&quot;;a:6:{s:5:&quot;title&quot;;s:13:&quot;Website Types&quot;;s:4:&quot;desc&quot;;s:48:&quot;Options for assigning website types to contacts.&quot;;s:2:&quot;id&quot;;s:12:&quot;WebsiteTypes&quot;;s:3:&quot;url&quot;;s:120:&quot;/joomla/administrator/?option=com_civicrm&amp;amp;task=civicrm/admin/options/website_type&amp;amp;group=website_type&amp;amp;reset=1&quot;;s:4:&quot;icon&quot;;N;s:5:&quot;extra&quot;;N;}}s:9:&quot;perColumn&quot;;d:11;}s:9:&quot;CiviEvent&quot;;a:3:{s:12:&quot;component_id&quot;;N;s:6:&quot;fields&quot;;a:5:{s:22:&quot;{weight}.Manage Events&quot;;a:6:{s:5:&quot;title&quot;;s:13:&quot;Manage Events&quot;;s:4:&quot;desc&quot;;s:136:&quot;Create and edit event configuration including times, locations, online registration forms, and fees. Links for iCal and RSS syndication.&quot;;s:2:&quot;id&quot;;s:12:&quot;ManageEvents&quot;;s:3:&quot;url&quot;;s:82:&quot;/joomla/administrator/?option=com_civicrm&amp;amp;task=civicrm/admin/event&amp;amp;reset=1&quot;;s:4:&quot;icon&quot;;s:28:&quot;admin/small/event_manage.png&quot;;s:5:&quot;extra&quot;;N;}s:24:&quot;{weight}.Event Templates&quot;;a:6:{s:5:&quot;title&quot;;s:15:&quot;Event Templates&quot;;s:4:&quot;desc&quot;;s:115:&quot;Administrators can create Event Templates - which are basically master event records pre-filled with default values&quot;;s:2:&quot;id&quot;;s:14:&quot;EventTemplates&quot;;s:3:&quot;url&quot;;s:90:&quot;/joomla/administrator/?option=com_civicrm&amp;amp;task=civicrm/admin/eventTemplate&amp;amp;reset=1&quot;;s:4:&quot;icon&quot;;s:24:&quot;admin/small/template.png&quot;;s:5:&quot;extra&quot;;N;}s:20:&quot;{weight}.Event Types&quot;;a:6:{s:5:&quot;title&quot;;s:11:&quot;Event Types&quot;;s:4:&quot;desc&quot;;s:143:&quot;Use Event Types to categorize your events. Event feeds can be filtered by Event Type and participant searches can use Event Type as a criteria.&quot;;s:2:&quot;id&quot;;s:10:&quot;EventTypes&quot;;s:3:&quot;url&quot;;s:116:&quot;/joomla/administrator/?option=com_civicrm&amp;amp;task=civicrm/admin/options/event_type&amp;amp;group=event_type&amp;amp;reset=1&quot;;s:4:&quot;icon&quot;;s:26:&quot;admin/small/event_type.png&quot;;s:5:&quot;extra&quot;;N;}s:27:&quot;{weight}.Participant Status&quot;;a:6:{s:5:&quot;title&quot;;s:18:&quot;Participant Status&quot;;s:4:&quot;desc&quot;;s:154:&quot;Define statuses for event participants here (e.g. Registered, Attended, Cancelled...). You can then assign statuses and search for participants by status.&quot;;s:2:&quot;id&quot;;s:17:&quot;ParticipantStatus&quot;;s:3:&quot;url&quot;;s:95:&quot;/joomla/administrator/?option=com_civicrm&amp;amp;task=civicrm/admin/participant_status&amp;amp;reset=1&quot;;s:4:&quot;icon&quot;;s:28:&quot;admin/small/parti_status.png&quot;;s:5:&quot;extra&quot;;N;}s:25:&quot;{weight}.Participant Role&quot;;a:6:{s:5:&quot;title&quot;;s:16:&quot;Participant Role&quot;;s:4:&quot;desc&quot;;s:138:&quot;Define participant roles for events here (e.g. Attendee, Host, Speaker...). You can then assign roles and search for participants by role.&quot;;s:2:&quot;id&quot;;s:15:&quot;ParticipantRole&quot;;s:3:&quot;url&quot;;s:128:&quot;/joomla/administrator/?option=com_civicrm&amp;amp;task=civicrm/admin/options/participant_role&amp;amp;group=participant_role&amp;amp;reset=1&quot;;s:4:&quot;icon&quot;;s:26:&quot;admin/small/parti_role.png&quot;;s:5:&quot;extra&quot;;N;}}s:9:&quot;perColumn&quot;;d:3;}s:14:&quot;CiviContribute&quot;;a:3:{s:12:&quot;component_id&quot;;N;s:6:&quot;fields&quot;;a:6:{s:34:&quot;{weight}.Manage Contribution Pages&quot;;a:6:{s:5:&quot;title&quot;;s:25:&quot;Manage Contribution Pages&quot;;s:4:&quot;desc&quot;;s:242:&quot;CiviContribute allows you to create and maintain any number of Online Contribution Pages. You can create different pages for different programs or campaigns - and customize text, amounts, types of information collected from contributors, etc.&quot;;s:2:&quot;id&quot;;s:23:&quot;ManageContributionPages&quot;;s:3:&quot;url&quot;;s:87:&quot;/joomla/administrator/?option=com_civicrm&amp;amp;task=civicrm/admin/contribute&amp;amp;reset=1&quot;;s:4:&quot;icon&quot;;s:41:&quot;admin/small/online_contribution_pages.png&quot;;s:5:&quot;extra&quot;;N;}s:32:&quot;{weight}.Personal Campaign Pages&quot;;a:6:{s:5:&quot;title&quot;;s:23:&quot;Personal Campaign Pages&quot;;s:4:&quot;desc&quot;;s:49:&quot;View and manage existing personal campaign pages.&quot;;s:2:&quot;id&quot;;s:21:&quot;PersonalCampaignPages&quot;;s:3:&quot;url&quot;;s:80:&quot;/joomla/administrator/?option=com_civicrm&amp;amp;task=civicrm/admin/pcp&amp;amp;reset=1&quot;;s:4:&quot;icon&quot;;s:34:&quot;admin/small/contribution_types.png&quot;;s:5:&quot;extra&quot;;N;}s:24:&quot;{weight}.Manage Premiums&quot;;a:6:{s:5:&quot;title&quot;;s:15:&quot;Manage Premiums&quot;;s:4:&quot;desc&quot;;s:175:&quot;CiviContribute allows you to configure any number of Premiums which can be offered to contributors as incentives / thank-you gifts. Define the premiums you want to offer here.&quot;;s:2:&quot;id&quot;;s:14:&quot;ManagePremiums&quot;;s:3:&quot;url&quot;;s:102:&quot;/joomla/administrator/?option=com_civicrm&amp;amp;task=civicrm/admin/contribute/managePremiums&amp;amp;reset=1&quot;;s:4:&quot;icon&quot;;s:24:&quot;admin/small/Premiums.png&quot;;s:5:&quot;extra&quot;;N;}s:27:&quot;{weight}.Contribution Types&quot;;a:6:{s:5:&quot;title&quot;;s:18:&quot;Contribution Types&quot;;s:4:&quot;desc&quot;;s:131:&quot;Contribution types are used to categorize contributions for reporting and accounting purposes. These are also referred to as Funds.&quot;;s:2:&quot;id&quot;;s:17:&quot;ContributionTypes&quot;;s:3:&quot;url&quot;;s:104:&quot;/joomla/administrator/?option=com_civicrm&amp;amp;task=civicrm/admin/contribute/contributionType&amp;amp;reset=1&quot;;s:4:&quot;icon&quot;;s:34:&quot;admin/small/contribution_types.png&quot;;s:5:&quot;extra&quot;;N;}s:28:&quot;{weight}.Payment Instruments&quot;;a:6:{s:5:&quot;title&quot;;s:19:&quot;Payment Instruments&quot;;s:4:&quot;desc&quot;;s:224:&quot;You may choose to record the payment instrument used for each contribution. Common payment methods are installed by default (e.g. Check, Cash, Credit Card...). If your site requires additional payment methods, add them here.&quot;;s:2:&quot;id&quot;;s:18:&quot;PaymentInstruments&quot;;s:3:&quot;url&quot;;s:132:&quot;/joomla/administrator/?option=com_civicrm&amp;amp;task=civicrm/admin/options/payment_instrument&amp;amp;group=payment_instrument&amp;amp;reset=1&quot;;s:4:&quot;icon&quot;;s:35:&quot;admin/small/payment_instruments.png&quot;;s:5:&quot;extra&quot;;N;}s:30:&quot;{weight}.Accepted Credit Cards&quot;;a:6:{s:5:&quot;title&quot;;s:21:&quot;Accepted Credit Cards&quot;;s:4:&quot;desc&quot;;s:94:&quot;Credit card options that will be offered to contributors using your Online Contribution pages.&quot;;s:2:&quot;id&quot;;s:19:&quot;AcceptedCreditCards&quot;;s:3:&quot;url&quot;;s:130:&quot;/joomla/administrator/?option=com_civicrm&amp;amp;task=civicrm/admin/options/accept_creditcard&amp;amp;group=accept_creditcard&amp;amp;reset=1&quot;;s:4:&quot;icon&quot;;s:36:&quot;admin/small/accepted_creditcards.png&quot;;s:5:&quot;extra&quot;;N;}}s:9:&quot;perColumn&quot;;d:3;}s:10:&quot;CiviMember&quot;;a:3:{s:12:&quot;component_id&quot;;N;s:6:&quot;fields&quot;;a:2:{s:25:&quot;{weight}.Membership Types&quot;;a:6:{s:5:&quot;title&quot;;s:16:&quot;Membership Types&quot;;s:4:&quot;desc&quot;;s:174:&quot;Define the types of memberships you want to offer. For each type, you can specify a 'name' (Gold Member, Honor Society Member...), a description, duration, and a minimum fee.&quot;;s:2:&quot;id&quot;;s:15:&quot;MembershipTypes&quot;;s:3:&quot;url&quot;;s:98:&quot;/joomla/administrator/?option=com_civicrm&amp;amp;task=civicrm/admin/member/membershipType&amp;amp;reset=1&quot;;s:4:&quot;icon&quot;;s:31:&quot;admin/small/membership_type.png&quot;;s:5:&quot;extra&quot;;N;}s:32:&quot;{weight}.Membership Status Rules&quot;;a:6:{s:5:&quot;title&quot;;s:23:&quot;Membership Status Rules&quot;;s:4:&quot;desc&quot;;s:187:&quot;Status 'rules' define the current status for a membership based on that membership's start and end dates. You can adjust the default status options and rules as needed to meet your needs.&quot;;s:2:&quot;id&quot;;s:21:&quot;MembershipStatusRules&quot;;s:3:&quot;url&quot;;s:100:&quot;/joomla/administrator/?option=com_civicrm&amp;amp;task=civicrm/admin/member/membershipStatus&amp;amp;reset=1&quot;;s:4:&quot;icon&quot;;s:33:&quot;admin/small/membership_status.png&quot;;s:5:&quot;extra&quot;;N;}}s:9:&quot;perColumn&quot;;d:1;}s:8:&quot;CiviMail&quot;;a:3:{s:12:&quot;component_id&quot;;N;s:6:&quot;fields&quot;;a:4:{s:24:&quot;{weight}.Mailer Settings&quot;;a:6:{s:5:&quot;title&quot;;s:15:&quot;Mailer Settings&quot;;s:4:&quot;desc&quot;;s:61:&quot;Configure spool period, throttling and other mailer settings.&quot;;s:2:&quot;id&quot;;s:14:&quot;MailerSettings&quot;;s:3:&quot;url&quot;;s:81:&quot;/joomla/administrator/?option=com_civicrm&amp;amp;task=civicrm/admin/mail&amp;amp;reset=1&quot;;s:4:&quot;icon&quot;;s:18:&quot;admin/small/07.png&quot;;s:5:&quot;extra&quot;;N;}s:49:&quot;{weight}.Headers, Footers, and Automated Messages&quot;;a:6:{s:5:&quot;title&quot;;s:40:&quot;Headers, Footers, and Automated Messages&quot;;s:4:&quot;desc&quot;;s:143:&quot;Configure the header and footer used for mailings. Customize the content of automated Subscribe, Unsubscribe, Resubscribe and Opt-out messages.&quot;;s:2:&quot;id&quot;;s:36:&quot;Headers_Footers_andAutomatedMessages&quot;;s:3:&quot;url&quot;;s:86:&quot;/joomla/administrator/?option=com_civicrm&amp;amp;task=civicrm/admin/component&amp;amp;reset=1&quot;;s:4:&quot;icon&quot;;s:23:&quot;admin/small/Profile.png&quot;;s:5:&quot;extra&quot;;N;}s:29:&quot;{weight}.From Email Addresses&quot;;a:6:{s:5:&quot;title&quot;;s:20:&quot;From Email Addresses&quot;;s:4:&quot;desc&quot;;s:74:&quot;List of Email Addresses which can be used when sending emails to contacts.&quot;;s:2:&quot;id&quot;;s:18:&quot;FromEmailAddresses&quot;;s:3:&quot;url&quot;;s:124:&quot;/joomla/administrator/?option=com_civicrm&amp;amp;task=civicrm/admin/options/from_email&amp;amp;group=from_email_address&amp;amp;reset=1&quot;;s:4:&quot;icon&quot;;s:21:&quot;admin/small/title.png&quot;;s:5:&quot;extra&quot;;N;}s:22:&quot;{weight}.Mail Accounts&quot;;a:6:{s:5:&quot;title&quot;;s:13:&quot;Mail Accounts&quot;;s:4:&quot;desc&quot;;s:32:&quot;Configure email account setting.&quot;;s:2:&quot;id&quot;;s:12:&quot;MailAccounts&quot;;s:3:&quot;url&quot;;s:89:&quot;/joomla/administrator/?option=com_civicrm&amp;amp;task=civicrm/admin/mailSettings&amp;amp;reset=1&quot;;s:4:&quot;icon&quot;;s:18:&quot;admin/small/07.png&quot;;s:5:&quot;extra&quot;;N;}}s:9:&quot;perColumn&quot;;d:2;}s:8:&quot;CiviCase&quot;;a:3:{s:12:&quot;component_id&quot;;N;s:6:&quot;fields&quot;;a:4:{s:19:&quot;{weight}.Case Types&quot;;a:6:{s:5:&quot;title&quot;;s:10:&quot;Case Types&quot;;s:4:&quot;desc&quot;;s:136:&quot;List of types which can be assigned to Cases. (Enable the Cases tab from Global Settings - Site Preferences if you want to track cases.)&quot;;s:2:&quot;id&quot;;s:9:&quot;CaseTypes&quot;;s:3:&quot;url&quot;;s:114:&quot;/joomla/administrator/?option=com_civicrm&amp;amp;task=civicrm/admin/options/case_type&amp;amp;group=case_type&amp;amp;reset=1&quot;;s:4:&quot;icon&quot;;s:25:&quot;admin/small/case_type.png&quot;;s:5:&quot;extra&quot;;N;}s:24:&quot;{weight}.Redaction Rules&quot;;a:6:{s:5:&quot;title&quot;;s:15:&quot;Redaction Rules&quot;;s:4:&quot;desc&quot;;s:223:&quot;List of rules which can be applied to user input strings so that the redacted output can be recognized as repeated instances of the same string or can be identified as a &quot;semantic type of the data element&quot; within case data.&quot;;s:2:&quot;id&quot;;s:14:&quot;RedactionRules&quot;;s:3:&quot;url&quot;;s:124:&quot;/joomla/administrator/?option=com_civicrm&amp;amp;task=civicrm/admin/options/redaction_rule&amp;amp;group=redaction_rule&amp;amp;reset=1&quot;;s:4:&quot;icon&quot;;s:30:&quot;admin/small/redaction_type.png&quot;;s:5:&quot;extra&quot;;N;}s:22:&quot;{weight}.Case Statuses&quot;;a:6:{s:5:&quot;title&quot;;s:13:&quot;Case Statuses&quot;;s:4:&quot;desc&quot;;s:48:&quot;List of statuses that can be assigned to a case.&quot;;s:2:&quot;id&quot;;s:12:&quot;CaseStatuses&quot;;s:3:&quot;url&quot;;s:118:&quot;/joomla/administrator/?option=com_civicrm&amp;amp;task=civicrm/admin/options/case_status&amp;amp;group=case_status&amp;amp;reset=1&quot;;s:4:&quot;icon&quot;;s:25:&quot;admin/small/case_type.png&quot;;s:5:&quot;extra&quot;;N;}s:26:&quot;{weight}.Encounter Mediums&quot;;a:6:{s:5:&quot;title&quot;;s:17:&quot;Encounter Mediums&quot;;s:4:&quot;desc&quot;;s:26:&quot;List of encounter mediums.&quot;;s:2:&quot;id&quot;;s:16:&quot;EncounterMediums&quot;;s:3:&quot;url&quot;;s:128:&quot;/joomla/administrator/?option=com_civicrm&amp;amp;task=civicrm/admin/options/encounter_medium&amp;amp;group=encounter_medium&amp;amp;reset=1&quot;;s:4:&quot;icon&quot;;s:25:&quot;admin/small/case_type.png&quot;;s:5:&quot;extra&quot;;N;}}s:9:&quot;perColumn&quot;;d:2;}s:10:&quot;CiviReport&quot;;a:3:{s:12:&quot;component_id&quot;;N;s:6:&quot;fields&quot;;a:3:{s:38:&quot;{weight}.Create Reports from Templates&quot;;a:6:{s:5:&quot;title&quot;;s:29:&quot;Create Reports from Templates&quot;;s:4:&quot;desc&quot;;s:49:&quot;Component wise listing of all available templates&quot;;s:2:&quot;id&quot;;s:26:&quot;CreateReportsfromTemplates&quot;;s:3:&quot;url&quot;;s:97:&quot;/joomla/administrator/?option=com_civicrm&amp;amp;task=civicrm/admin/report/template/list&amp;amp;reset=1&quot;;s:4:&quot;icon&quot;;s:31:&quot;admin/small/report_template.gif&quot;;s:5:&quot;extra&quot;;N;}s:25:&quot;{weight}.Manage Templates&quot;;a:6:{s:5:&quot;title&quot;;s:16:&quot;Manage Templates&quot;;s:4:&quot;desc&quot;;s:45:&quot;Browse, Edit and Delete the Report templates.&quot;;s:2:&quot;id&quot;;s:15:&quot;ManageTemplates&quot;;s:3:&quot;url&quot;;s:107:&quot;/joomla/administrator/?option=com_civicrm&amp;amp;task=civicrm/admin/report/options/report_template&amp;amp;reset=1&quot;;s:4:&quot;icon&quot;;s:24:&quot;admin/small/template.png&quot;;s:5:&quot;extra&quot;;N;}s:24:&quot;{weight}.Reports Listing&quot;;a:6:{s:5:&quot;title&quot;;s:15:&quot;Reports Listing&quot;;s:4:&quot;desc&quot;;s:60:&quot;Browse existing report, change report criteria and settings.&quot;;s:2:&quot;id&quot;;s:14:&quot;ReportsListing&quot;;s:3:&quot;url&quot;;s:88:&quot;/joomla/administrator/?option=com_civicrm&amp;amp;task=civicrm/admin/report/list&amp;amp;reset=1&quot;;s:4:&quot;icon&quot;;s:27:&quot;admin/small/report_list.gif&quot;;s:5:&quot;extra&quot;;N;}}s:9:&quot;perColumn&quot;;d:2;}s:12:&quot;CiviCampaign&quot;;a:3:{s:12:&quot;component_id&quot;;N;s:6:&quot;fields&quot;;a:4:{s:21:&quot;{weight}.Survey Types&quot;;a:6:{s:5:&quot;title&quot;;s:12:&quot;Survey Types&quot;;s:4:&quot;desc&quot;;N;s:2:&quot;id&quot;;s:11:&quot;SurveyTypes&quot;;s:3:&quot;url&quot;;s:96:&quot;/joomla/administrator/?option=com_civicrm&amp;amp;task=civicrm/admin/campaign/surveyType&amp;amp;reset=1&quot;;s:4:&quot;icon&quot;;s:18:&quot;admin/small/05.png&quot;;s:5:&quot;extra&quot;;N;}s:23:&quot;{weight}.Campaign Types&quot;;a:6:{s:5:&quot;title&quot;;s:14:&quot;Campaign Types&quot;;s:4:&quot;desc&quot;;s:47:&quot;categorize your campaigns using campaign types.&quot;;s:2:&quot;id&quot;;s:13:&quot;CampaignTypes&quot;;s:3:&quot;url&quot;;s:122:&quot;/joomla/administrator/?option=com_civicrm&amp;amp;task=civicrm/admin/options/campaign_type&amp;amp;group=campaign_type&amp;amp;reset=1&quot;;s:4:&quot;icon&quot;;s:18:&quot;admin/small/05.png&quot;;s:5:&quot;extra&quot;;N;}s:24:&quot;{weight}.Campaign Status&quot;;a:6:{s:5:&quot;title&quot;;s:15:&quot;Campaign Status&quot;;s:4:&quot;desc&quot;;s:34:&quot;Define statuses for campaign here.&quot;;s:2:&quot;id&quot;;s:14:&quot;CampaignStatus&quot;;s:3:&quot;url&quot;;s:126:&quot;/joomla/administrator/?option=com_civicrm&amp;amp;task=civicrm/admin/options/campaign_status&amp;amp;group=campaign_status&amp;amp;reset=1&quot;;s:4:&quot;icon&quot;;s:18:&quot;admin/small/05.png&quot;;s:5:&quot;extra&quot;;N;}s:25:&quot;{weight}.Engagement Index&quot;;a:6:{s:5:&quot;title&quot;;s:16:&quot;Engagement Index&quot;;s:4:&quot;desc&quot;;s:18:&quot;Engagement levels.&quot;;s:2:&quot;id&quot;;s:15:&quot;EngagementIndex&quot;;s:3:&quot;url&quot;;s:128:&quot;/joomla/administrator/?option=com_civicrm&amp;amp;task=civicrm/admin/options/engagement_index&amp;amp;group=engagement_index&amp;amp;reset=1&quot;;s:4:&quot;icon&quot;;s:18:&quot;admin/small/05.png&quot;;s:5:&quot;extra&quot;;N;}}s:9:&quot;perColumn&quot;;d:2;}}">
            <text:p>a:11:{s:6:"Manage";a:3:{s:12:"component_id";N;s:6:"fields";a:4:{s:42:"{weight}.Find and Merge Duplicate Contacts";a:6:{s:5:"title";s:33:"Find and Merge Duplicate Contacts";s:4:"desc";s:158:"Manage the rules used to identify potentially duplicate contact records. Scan for duplicates using a selected rule and merge duplicate contact data as needed.";s:2:"id";s:29:"FindandMergeDuplicateContacts";s:3:"url";s:90:"/joomla/administrator/?option=com_civicrm&amp;amp;task=civicrm/contact/deduperules&amp;amp;reset=1";s:4:"icon";s:34:"admin/small/duplicate_matching.png";s:5:"extra";N;}s:26:"{weight}.Dedupe Exceptions";a:6:{s:5:"title";s:17:"Dedupe Exceptions";s:4:"desc";N;s:2:"id";s:16:"DedupeExceptions";s:3:"url";s:87:"/joomla/administrator/?option=com_civicrm&amp;amp;task=civicrm/dedupe/exception&amp;amp;reset=1";s:4:"icon";N;s:5:"extra";N;}s:23:"{weight}.Access Control";a:6:{s:5:"title";s:14:"Access Control";s:4:"desc";s:73:"Grant or deny access to actions (view, edit...), features and components.";s:2:"id";s:13:"AccessControl";s:3:"url";s:83:"/joomla/administrator/?option=com_civicrm&amp;amp;task=civicrm/admin/access&amp;amp;reset=1";s:4:"icon";s:18:"admin/small/03.png";s:5:"extra";N;}s:38:"{weight}.Synchronize Users to Contacts";a:6:{s:5:"title";s:29:"Synchronize Users to Contacts";s:4:"desc";s:71:"Automatically create a CiviCRM contact record for each CMS user record.";s:2:"id";s:26:"SynchronizeUserstoContacts";s:3:"url";s:86:"/joomla/administrator/?option=com_civicrm&amp;amp;task=civicrm/admin/synchUser&amp;amp;reset=1";s:4:"icon";s:26:"admin/small/Synch_user.png";s:5:"extra";N;}}s:9:"perColumn";d:2;}s:9:"Customize";a:3:{s:12:"component_id";N;s:6:"fields";a:6:{s:20:"{weight}.Custom Data";a:6:{s:5:"title";s:11:"Custom Data";s:4:"desc";s:109:"Configure custom fields to collect and store custom data which is not included in the standard CiviCRM forms.";s:2:"id";s:10:"CustomData";s:3:"url";s:89:"/joomla/administrator/?option=com_civicrm&amp;amp;task=civicrm/admin/custom/group&amp;amp;reset=1";s:4:"icon";s:26:"admin/small/custm_data.png";s:5:"extra";N;}s:24:"{weight}.CiviCRM Profile";a:6:{s:5:"title";s:15:"CiviCRM Profile";s:4:"desc";s:151:"Profiles allow you to aggregate groups of fields and include them in your site as input forms, contact display pages, and search and listings features.";s:2:"id";s:14:"CiviCRMProfile";s:3:"url";s:85:"/joomla/administrator/?option=com_civicrm&amp;amp;task=civicrm/admin/uf/group&amp;amp;reset=1";s:4:"icon";s:23:"admin/small/Profile.png";s:5:"extra";N;}s:24:"{weight}.Navigation Menu";a:6:{s:5:"title";s:15:"Navigation Menu";s:4:"desc";s:79:"Add or remove menu items, and modify the order of items on the navigation menu.";s:2:"id";s:14:"NavigationMenu";s:3:"url";s:81:"/joomla/administrator/?option=com_civicrm&amp;amp;task=civicrm/admin/menu&amp;amp;reset=1";s:4:"icon";s:24:"admin/small/template.png";s:5:"extra";N;}s:31:"{weight}.Manage Custom Searches";a:6:{s:5:"title";s:22:"Manage Custom Searches";s:4:"desc";s:225:"Developers and accidental techies with a bit of PHP and SQL knowledge can create new search forms to handle specific search and reporting needs which aren't covered by the built-in Advanced Search and Search Builder features.";s:2:"id";s:20:"ManageCustomSearches";s:3:"url";s:122:"/joomla/administrator/?option=com_civicrm&amp;amp;task=civicrm/admin/options/custom_search&amp;amp;group=custom_search&amp;amp;reset=1";s:4:"icon";s:24:"admin/small/template.png";s:5:"extra";N;}s:19:"{weight}.Price Sets";a:6:{s:5:"title";s:10:"Price Sets";s:4:"desc";s:205:"Price sets allow you to offer multiple options with associated fees (e.g. pre-conference workshops, additional meals, etc.). Configure Price Sets for events which need more than a single set of fee levels.";s:2:"id";s:9:"PriceSets";s:3:"url";s:82:"/joomla/administrator/?option=com_civicrm&amp;amp;task=civicrm/admin/price&amp;amp;reset=1";s:4:"icon";s:26:"admin/small/price_sets.png";s:5:"extra";N;}s:27:"{weight}.CiviCRM Extensions";a:6:{s:5:"title";s:18:"CiviCRM Extensions";s:4:"desc";s:0:"";s:2:"id";s:17:"CiviCRMExtensions";s:3:"url";s:87:"/joomla/administrator/?option=com_civicrm&amp;amp;task=civicrm/admin/extensions&amp;amp;reset=1";s:4:"icon";s:26:"admin/small/price_sets.png";s:5:"extra";N;}}s:9:"perColumn";d:3;}s:9:"Configure";a:3:{s:12:"component_id";N;s:6:"fields";a:10:{s:32:"{weight}.Configuration Checklist";a:6:{s:5:"title";s:23:"Configuration Checklist";s:4:"desc";s:55:"List of configuration tasks with links to each setting.";s:2:"id";s:22:"ConfigurationChecklist";s:3:"url";s:87:"/joomla/administrator/?option=com_civicrm&amp;amp;task=civicrm/admin/configtask&amp;amp;reset=1";s:4:"icon";s:9:"check.gif";s:5:"extra";N;}s:24:"{weight}.Global Settings";a:6:{s:5:"title";s:15:"Global Settings";s:4:"desc";s:236:"Configure Global Settings for your site, including: Enabled Components, Site Preferences for screens and forms, Directory Paths and Resource URLs, Address formats, Localization, Payment Processor, Outbound Email, Mapping, and Debugging.";s:2:"id";s:14:"GlobalSettings";s:3:"url";s:84:"/joomla/administrator/?option=com_civicrm&amp;amp;task=civicrm/admin/setting&amp;amp;reset=1";s:4:"icon";s:18:"admin/small/36.png";s:5:"extra";N;}s:31:"{weight}.Import/Export Mappings";a:6:{s:5:"title";s:22:"Import/Export Mappings";s:4:"desc";s:141:"Import and Export mappings allow you to easily run the same job multiple times. This option allows you to rename or delete existing mappings.";s:2:"id";s:21:"Import_ExportMappings";s:3:"url";s:84:"/joomla/administrator/?option=com_civicrm&amp;amp;task=civicrm/admin/mapping&amp;amp;reset=1";s:4:"icon";s:33:"admin/small/import_export_map.png";s:5:"extra";N;}s:26:"{weight}.Message Templates";a:6:{s:5:"title";s:17:"Message Templates";s:4:"desc";s:130:"Message templates allow you to save and re-use messages with layouts which you can use when sending email to one or more contacts.";s:2:"id";s:16:"MessageTemplates";s:3:"url";s:93:"/joomla/administrator/?option=com_civicrm&amp;amp;task=civicrm/admin/messageTemplates&amp;amp;reset=1";s:4:"icon";s:24:"admin/small/template.png";s:5:"extra";N;}s:27:"{weight}.Domain Information";a:6:{s:5:"title";s:18:"Domain Information";s:4:"desc";s:150:"Configure primary contact name, email, return-path and address information. This information is used by CiviMail to identify the sending organization.";s:2:"id";s:17:"DomainInformation";s:3:"url";s:101:"/joomla/administrator/?option=com_civicrm&amp;amp;task=civicrm/admin/domain&amp;amp;action=update&amp;amp;reset=1";s:4:"icon";s:22:"admin/small/domain.png";s:5:"extra";N;}s:29:"{weight}.From Email Addresses";a:6:{s:5:"title";s:20:"From Email Addresses";s:4:"desc";s:74:"List of Email Addresses which can be used when sending emails to contacts.";s:2:"id";s:18:"FromEmailAddresses";s:3:"url";s:132:"/joomla/administrator/?option=com_civicrm&amp;amp;task=civicrm/admin/options/from_email_address&amp;amp;group=from_email_address&amp;amp;reset=1";s:4:"icon";s:21:"admin/small/title.png";s:5:"extra";N;}s:38:"{weight}.Update Directory Path and URL";a:6:{s:5:"title";s:29:"Update Directory Path and URL";s:4:"desc";s:157:"Reset the Base Directory Path and Base URL settings - generally when a CiviCRM site is moved to another location in the file system and/or to another domain.";s:2:"id";s:25:"UpdateDirectoryPathandURL";s:3:"url";s:104:"/joomla/administrator/?option=com_civicrm&amp;amp;task=civicrm/admin/setting/updateConfigBackend&amp;amp;reset=1";s:4:"icon";s:26:"admin/small/updatepath.png";s:5:"extra";N;}s:25:"{weight}.PDF Page Formats";a:6:{s:5:"title";s:16:"PDF Page Formats";s:4:"desc";s:95:"Configure PDF Page Formats that can be assigned to Message Templates when creating PDF letters.";s:2:"id";s:14:"PDFPageFormats";s:3:"url";s:87:"/joomla/administrator/?option=com_civicrm&amp;amp;task=civicrm/admin/pdfFormats&amp;amp;reset=1";s:4:"icon";s:24:"admin/small/template.png";s:5:"extra";N;}s:30:"{weight}.Mailing Label Formats";a:6:{s:5:"title";s:21:"Mailing Label Formats";s:4:"desc";s:67:"Configure Label Formats that are used when creating mailing labels.";s:2:"id";s:19:"MailingLabelFormats";s:3:"url";s:89:"/joomla/administrator/?option=com_civicrm&amp;amp;task=civicrm/admin/labelFormats&amp;amp;reset=1";s:4:"icon";s:24:"admin/small/template.png";s:5:"extra";N;}s:27:"{weight}.Schedule Reminders";a:6:{s:5:"title";s:18:"Schedule Reminders";s:4:"desc";s:19:"Schedule Reminders.";s:2:"id";s:17:"ScheduleReminders";s:3:"url";s:94:"/joomla/administrator/?option=com_civicrm&amp;amp;task=civicrm/admin/scheduleReminders&amp;amp;reset=1";s:4:"icon";s:24:"admin/small/template.png";s:5:"extra";N;}}s:9:"perColumn";d:5;}s:12:"Option Lists";a:3:{s:12:"component_id";N;s:6:"fields";a:22:{s:23:"{weight}.Activity Types";a:6:{s:5:"title";s:14:"Activity Types";s:4:"desc";s:155:"CiviCRM has several built-in activity types (meetings, phone calls, emails sent). Track other types of interactions by creating custom activity types here.";s:2:"id";s:13:"ActivityTypes";s:3:"url";s:122:"/joomla/administrator/?option=com_civicrm&amp;amp;task=civicrm/admin/options/activity_type&amp;amp;group=activity_type&amp;amp;reset=1";s:4:"icon";s:18:"admin/small/05.png";s:5:"extra";N;}s:23:"{weight}.Gender Options";a:6:{s:5:"title";s:14:"Gender Options";s:4:"desc";s:85:"Options for assigning gender to individual contacts (e.g. Male, Female, Transgender).";s:2:"id";s:13:"GenderOptions";s:3:"url";s:108:"/joomla/administrator/?option=com_civicrm&amp;amp;task=civicrm/admin/options/gender&amp;amp;group=gender&amp;amp;reset=1";s:4:"icon";s:18:"admin/small/01.png";s:5:"extra";N;}s:19:"{weight}.Phone Type";a:6:{s:5:"title";s:10:"Phone Type";s:4:"desc";s:80:"Options for assigning phone type to contacts (e.g Phone, Mobile, Fax, Pager)";s:2:"id";s:9:"PhoneType";s:3:"url";s:116:"/joomla/administrator/?option=com_civicrm&amp;amp;task=civicrm/admin/options/phone_type&amp;amp;group=phone_type&amp;amp;reset=1";s:4:"icon";s:7:"tel.gif";s:5:"extra";N;}s:40:"{weight}.Individual Prefixes (Ms, Mr...)";a:6:{s:5:"title";s:31:"Individual Prefixes (Ms, Mr...)";s:4:"desc";s:66:"Options for individual contact prefixes (e.g. Ms., Mr., Dr. etc.).";s:2:"id";s:27:"IndividualPrefixes_Ms_Mr...";s:3:"url";s:130:"/joomla/administrator/?option=com_civicrm&amp;amp;task=civicrm/admin/options/individual_prefix&amp;amp;group=individual_prefix&amp;amp;reset=1";s:4:"icon";s:21:"admin/small/title.png";s:5:"extra";N;}s:40:"{weight}.Individual Suffixes (Jr, Sr...)";a:6:{s:5:"title";s:31:"Individual Suffixes (Jr, Sr...)";s:4:"desc";s:61:"Options for individual contact suffixes (e.g. Jr., Sr. etc.).";s:2:"id";s:27:"IndividualSuffixes_Jr_Sr...";s:3:"url";s:130:"/joomla/administrator/?option=com_civicrm&amp;amp;task=civicrm/admin/options/individual_suffix&amp;amp;group=individual_suffix&amp;amp;reset=1";s:4:"icon";s:18:"admin/small/10.png";s:5:"extra";N;}s:35:"{weight}.Instant Messenger Services";a:6:{s:5:"title";s:26:"Instant Messenger Services";s:4:"desc";s:79:"List of IM services which can be used when recording screen-names for contacts.";s:2:"id";s:24:"InstantMessengerServices";s:3:"url";s:146:"/joomla/administrator/?option=com_civicrm&amp;amp;task=civicrm/admin/options/instant_messenger_service&amp;amp;group=instant_messenger_service&amp;amp;reset=1";s:4:"icon";s:18:"admin/small/07.png";s:5:"extra";N;}s:31:"{weight}.Mobile Phone Providers";a:6:{s:5:"title";s:22:"Mobile Phone Providers";s:4:"desc";s:90:"List of mobile phone providers which can be assigned when recording contact phone numbers.";s:2:"id";s:20:"MobilePhoneProviders";s:3:"url";s:126:"/joomla/administrator/?option=com_civicrm&amp;amp;task=civicrm/admin/options/mobile_provider&amp;amp;group=mobile_provider&amp;amp;reset=1";s:4:"icon";s:18:"admin/small/08.png";s:5:"extra";N;}s:40:"{weight}.Preferred Communication Methods";a:6:{s:5:"title";s:31:"Preferred Communication Methods";s:4:"desc";s:117:"One or more preferred methods of communication can be assigned to each contact. Customize the available options here.";s:2:"id";s:29:"PreferredCommunicationMethods";s:3:"url";s:156:"/joomla/administrator/?option=com_civicrm&amp;amp;task=civicrm/admin/options/preferred_communication_method&amp;amp;group=preferred_communication_method&amp;amp;reset=1";s:4:"icon";s:29:"admin/small/communication.png";s:5:"extra";N;}s:28:"{weight}.Preferred Languages";a:6:{s:5:"title";s:19:"Preferred Languages";s:4:"desc";s:30:"Options for contact languages.";s:2:"id";s:18:"PreferredLanguages";s:3:"url";s:114:"/joomla/administrator/?option=com_civicrm&amp;amp;task=civicrm/admin/options/languages&amp;amp;group=languages&amp;amp;reset=1";s:4:"icon";N;s:5:"extra";N;}s:26:"{weight}.Word Replacements";a:6:{s:5:"title";s:17:"Word Replacements";s:4:"desc";s:18:"Word Replacements.";s:2:"id";s:16:"WordReplacements";s:3:"url";s:101:"/joomla/administrator/?option=com_civicrm&amp;amp;task=civicrm/admin/options/wordreplacements&amp;amp;reset=1";s:4:"icon";N;s:5:"extra";N;}s:39:"{weight}.Location Types (Home, Work...)";a:6:{s:5:"title";s:30:"Location Types (Home, Work...)";s:4:"desc";s:94:"Options for categorizing contact addresses and phone numbers (e.g. Home, Work, Billing, etc.).";s:2:"id";s:26:"LocationTypes_Home_Work...";s:3:"url";s:89:"/joomla/administrator/?option=com_civicrm&amp;amp;task=civicrm/admin/locationType&amp;amp;reset=1";s:4:"icon";s:18:"admin/small/13.png";s:5:"extra";N;}s:27:"{weight}.Relationship Types";a:6:{s:5:"title";s:18:"Relationship Types";s:4:"desc";s:148:"Contacts can be linked to each other through Relationships (e.g. Spouse, Employer, etc.). Define the types of relationships you want to record here.";s:2:"id";s:17:"RelationshipTypes";s:3:"url";s:84:"/joomla/administrator/?option=com_civicrm&amp;amp;task=civicrm/admin/reltype&amp;amp;reset=1";s:4:"icon";s:25:"admin/small/rela_type.png";s:5:"extra";N;}s:33:"{weight}.Manage Tags (Categories)";a:6:{s:5:"title";s:24:"Manage Tags (Categories)";s:4:"desc";s:158:"Tags are useful for segmenting the contacts in your database into categories (e.g. Staff Member, Donor, Volunteer, etc.). Create and edit available tags here.";s:2:"id";s:21:"ManageTags_Categories";s:3:"url";s:80:"/joomla/administrator/?option=com_civicrm&amp;amp;task=civicrm/admin/tag&amp;amp;reset=1";s:4:"icon";s:18:"admin/small/11.png";s:5:"extra";N;}s:20:"{weight}.Grant Types";a:6:{s:5:"title";s:11:"Grant Types";s:4:"desc";s:135:"List of types which can be assigned to Grants. (Enable CiviGrant from Global Settings - Enable Components if you want to track grants.)";s:2:"id";s:10:"GrantTypes";s:3:"url";s:116:"/joomla/administrator/?option=com_civicrm&amp;amp;task=civicrm/admin/options/grant_type&amp;amp;group=grant_type&amp;amp;reset=1";s:4:"icon";s:26:"admin/small/grant_type.png";s:5:"extra";N;}s:36:"{weight}.Safe File Extension Options";a:6:{s:5:"title";s:27:"Safe File Extension Options";s:4:"desc";s:44:"File Extensions that can be considered safe.";s:2:"id";s:24:"SafeFileExtensionOptions";s:3:"url";s:134:"/joomla/administrator/?option=com_civicrm&amp;amp;task=civicrm/admin/options/safe_file_extension&amp;amp;group=safe_file_extension&amp;amp;reset=1";s:4:"icon";s:18:"admin/small/01.png";s:5:"extra";N;}s:38:"{weight}.Participant Listing Templates";a:6:{s:5:"title";s:29:"Participant Listing Templates";s:4:"desc";s:48:"Template to control participant listing display.";s:2:"id";s:27:"ParticipantListingTemplates";s:3:"url";s:134:"/joomla/administrator/?option=com_civicrm&amp;amp;task=civicrm/admin/options/participant_listing&amp;amp;group=participant_listing&amp;amp;reset=1";s:4:"icon";s:18:"admin/small/01.png";s:5:"extra";N;}s:35:"{weight}.Event Name Badge Templates";a:6:{s:5:"title";s:26:"Event Name Badge Templates";s:4:"desc";s:44:"Template to control event name badge format.";s:2:"id";s:23:"EventNameBadgeTemplates";s:3:"url";s:118:"/joomla/administrator/?option=com_civicrm&amp;amp;task=civicrm/admin/options/event_badge&amp;amp;group=event_badge&amp;amp;reset=1";s:4:"icon";N;s:5:"extra";N;}s:24:"{weight}.Email Greetings";a:6:{s:5:"title";s:15:"Email Greetings";s:4:"desc";s:75:"Options for assigning email greetings to individual and household contacts.";s:2:"id";s:14:"EmailGreetings";s:3:"url";s:124:"/joomla/administrator/?option=com_civicrm&amp;amp;task=civicrm/admin/options/email_greeting&amp;amp;group=email_greeting&amp;amp;reset=1";s:4:"icon";s:18:"admin/small/01.png";s:5:"extra";N;}s:25:"{weight}.Postal Greetings";a:6:{s:5:"title";s:16:"Postal Greetings";s:4:"desc";s:76:"Options for assigning postal greetings to individual and household contacts.";s:2:"id";s:15:"PostalGreetings";s:3:"url";s:126:"/joomla/administrator/?option=com_civicrm&amp;amp;task=civicrm/admin/options/postal_greeting&amp;amp;group=postal_greeting&amp;amp;reset=1";s:4:"icon";s:18:"admin/small/01.png";s:5:"extra";N;}s:18:"{we<text:line-break/>ght}.Addressee";a:6:{s:5:"title";s:9:"Addressee";s:4:"desc";s:83:"Options for assigning addressee to individual, household and organization contacts.";s:2:"id";s:9:"Addressee";s:3:"url";s:114:"/joomla/administrator/?option=com_civicrm&amp;amp;task=civicrm/admin/options/addressee&amp;amp;group=addressee&amp;amp;reset=1";s:4:"icon";s:18:"admin/small/01.png";s:5:"extra";N;}s:22:"{weight}.Contact Types";a:6:{s:5:"title";s:13:"Contact Types";s:4:"desc";N;s:2:"id";s:12:"ContactTypes";s:3:"url";s:92:"/joomla/administrator/?option=com_civicrm&amp;amp;task=civicrm/admin/options/subtype&amp;amp;reset=1";s:4:"icon";s:18:"admin/small/09.png";s:5:"extra";N;}s:22:"{weight}.Website Types";a:6:{s:5:"title";s:13:"Website Types";s:4:"desc";s:48:"Options for assigning website types to contacts.";s:2:"id";s:12:"WebsiteTypes";s:3:"url";s:120:"/joomla/administrator/?option=com_civicrm&amp;amp;task=civicrm/admin/options/website_type&amp;amp;group=website_type&amp;amp;reset=1";s:4:"icon";N;s:5:"extra";N;}}s:9:"perColumn";d:11;}s:9:"CiviEvent";a:3:{s:12:"component_id";N;s:6:"fields";a:5:{s:22:"{weight}.Manage Events";a:6:{s:5:"title";s:13:"Manage Events";s:4:"desc";s:136:"Create and edit event configuration including times, locations, online registration forms, and fees. Links for iCal and RSS syndication.";s:2:"id";s:12:"ManageEvents";s:3:"url";s:82:"/joomla/administrator/?option=com_civicrm&amp;amp;task=civicrm/admin/event&amp;amp;reset=1";s:4:"icon";s:28:"admin/small/event_manage.png";s:5:"extra";N;}s:24:"{weight}.Event Templates";a:6:{s:5:"title";s:15:"Event Templates";s:4:"desc";s:115:"Administrators can create Event Templates - which are basically master event records pre-filled with default values";s:2:"id";s:14:"EventTemplates";s:3:"url";s:90:"/joomla/administrator/?option=com_civicrm&amp;amp;task=civicrm/admin/eventTemplate&amp;amp;reset=1";s:4:"icon";s:24:"admin/small/template.png";s:5:"extra";N;}s:20:"{weight}.Event Types";a:6:{s:5:"title";s:11:"Event Types";s:4:"desc";s:143:"Use Event Types to categorize your events. Event feeds can be filtered by Event Type and participant searches can use Event Type as a criteria.";s:2:"id";s:10:"EventTypes";s:3:"url";s:116:"/joomla/administrator/?option=com_civicrm&amp;amp;task=civicrm/admin/options/event_type&amp;amp;group=event_type&amp;amp;reset=1";s:4:"icon";s:26:"admin/small/event_type.png";s:5:"extra";N;}s:27:"{weight}.Participant Status";a:6:{s:5:"title";s:18:"Participant Status";s:4:"desc";s:154:"Define statuses for event participants here (e.g. Registered, Attended, Cancelled...). You can then assign statuses and search for participants by status.";s:2:"id";s:17:"ParticipantStatus";s:3:"url";s:95:"/joomla/administrator/?option=com_civicrm&amp;amp;task=civicrm/admin/participant_status&amp;amp;reset=1";s:4:"icon";s:28:"admin/small/parti_status.png";s:5:"extra";N;}s:25:"{weight}.Participant Role";a:6:{s:5:"title";s:16:"Participant Role";s:4:"desc";s:138:"Define participant roles for events here (e.g. Attendee, Host, Speaker...). You can then assign roles and search for participants by role.";s:2:"id";s:15:"ParticipantRole";s:3:"url";s:128:"/joomla/administrator/?option=com_civicrm&amp;amp;task=civicrm/admin/options/participant_role&amp;amp;group=participant_role&amp;amp;reset=1";s:4:"icon";s:26:"admin/small/parti_role.png";s:5:"extra";N;}}s:9:"perColumn";d:3;}s:14:"CiviContribute";a:3:{s:12:"component_id";N;s:6:"fields";a:6:{s:34:"{weight}.Manage Contribution Pages";a:6:{s:5:"title";s:25:"Manage Contribution Pages";s:4:"desc";s:242:"CiviContribute allows you to create and maintain any number of Online Contribution Pages. You can create different pages for different programs or campaigns - and customize text, amounts, types of information collected from contributors, etc.";s:2:"id";s:23:"ManageContributionPages";s:3:"url";s:87:"/joomla/administrator/?option=com_civicrm&amp;amp;task=civicrm/admin/contribute&amp;amp;reset=1";s:4:"icon";s:41:"admin/small/online_contribution_pages.png";s:5:"extra";N;}s:32:"{weight}.Personal Campaign Pages";a:6:{s:5:"title";s:23:"Personal Campaign Pages";s:4:"desc";s:49:"View and manage existing personal campaign pages.";s:2:"id";s:21:"PersonalCampaignPages";s:3:"url";s:80:"/joomla/administrator/?option=com_civicrm&amp;amp;task=civicrm/admin/pcp&amp;amp;reset=1";s:4:"icon";s:34:"admin/small/contribution_types.png";s:5:"extra";N;}s:24:"{weight}.Manage Premiums";a:6:{s:5:"title";s:15:"Manage Premiums";s:4:"desc";s:175:"CiviContribute allows you to configure any number of Premiums which can be offered to contributors as incentives / thank-you gifts. Define the premiums you want to offer here.";s:2:"id";s:14:"ManagePremiums";s:3:"url";s:102:"/joomla/administrator/?option=com_civicrm&amp;amp;task=civicrm/admin/contribute/managePremiums&amp;amp;reset=1";s:4:"icon";s:24:"admin/small/Premiums.png";s:5:"extra";N;}s:27:"{weight}.Contribution Types";a:6:{s:5:"title";s:18:"Contribution Types";s:4:"desc";s:131:"Contribution types are used to categorize contributions for reporting and accounting purposes. These are also referred to as Funds.";s:2:"id";s:17:"ContributionTypes";s:3:"url";s:104:"/joomla/administrator/?option=com_civicrm&amp;amp;task=civicrm/admin/contribute/contributionType&amp;amp;reset=1";s:4:"icon";s:34:"admin/small/contribution_types.png";s:5:"extra";N;}s:28:"{weight}.Payment Instruments";a:6:{s:5:"title";s:19:"Payment Instruments";s:4:"desc";s:224:"You may choose to record the payment instrument used for each contribution. Common payment methods are installed by default (e.g. Check, Cash, Credit Card...). If your site requires additional payment methods, add them here.";s:2:"id";s:18:"PaymentInstruments";s:3:"url";s:132:"/joomla/administrator/?option=com_civicrm&amp;amp;task=civicrm/admin/options/payment_instrument&amp;amp;group=payment_instrument&amp;amp;reset=1";s:4:"icon";s:35:"admin/small/payment_instruments.png";s:5:"extra";N;}s:30:"{weight}.Accepted Credit Cards";a:6:{s:5:"title";s:21:"Accepted Credit Cards";s:4:"desc";s:94:"Credit card options that will be offered to contributors using your Online Contribution pages.";s:2:"id";s:19:"AcceptedCreditCards";s:3:"url";s:130:"/joomla/administrator/?option=com_civicrm&amp;amp;task=civicrm/admin/options/accept_creditcard&amp;amp;group=accept_creditcard&amp;amp;reset=1";s:4:"icon";s:36:"admin/small/accepted_creditcards.png";s:5:"extra";N;}}s:9:"perColumn";d:3;}s:10:"CiviMember";a:3:{s:12:"component_id";N;s:6:"fields";a:2:{s:25:"{weight}.Membership Types";a:6:{s:5:"title";s:16:"Membership Types";s:4:"desc";s:174:"Define the types of memberships you want to offer. For each type, you can specify a 'name' (Gold Member, Honor Society Member...), a description, duration, and a minimum fee.";s:2:"id";s:15:"MembershipTypes";s:3:"url";s:98:"/joomla/administrator/?option=com_civicrm&amp;amp;task=civicrm/admin/member/membershipType&amp;amp;reset=1";s:4:"icon";s:31:"admin/small/membership_type.png";s:5:"extra";N;}s:32:"{weight}.Membership Status Rules";a:6:{s:5:"title";s:23:"Membership Status Rules";s:4:"desc";s:187:"Status 'rules' define the current status for a membership based on that membership's start and end dates. You can adjust the default status options and rules as needed to meet your needs.";s:2:"id";s:21:"MembershipStatusRules";s:3:"url";s:100:"/joomla/administrator/?option=com_civicrm&amp;amp;task=civicrm/admin/member/membershipStatus&amp;amp;reset=1";s:4:"icon";s:33:"admin/small/membership_status.png";s:5:"extra";N;}}s:9:"perColumn";d:1;}s:8:"CiviMail";a:3:{s:12:"component_id";N;s:6:"fields";a:4:{s:24:"{weight}.Mailer Settings";a:6:{s:5:"title";s:15:"Mailer Settings";s:4:"desc";s:61:"Configure spool period, throttling and other mailer settings.";s:2:"id";s:14:"MailerSettings";s:3:"url";s:81:"/joomla/administrator/?option=com_civicrm&amp;amp;task=civicrm/admin/mail&amp;amp;reset=1";s:4:"icon";s:18:"admin/small/07.png";s:5:"extra";N;}s:49:"{weight}.Headers, Footers, and Automated Messages";a:6:{s:5:"title";s:40:"Headers, Footers, and Automated Messages";s:4:"desc";s:143:"Configure the header and footer used for mailings. Customize the content of automated Subscribe, Unsubscribe, Resubscribe and Opt-out messages.";s:2:"id";s:36:"Headers_Footers_andAutomatedMessages";s:3:"url";s:86:"/joomla/administrator/?option=com_civicrm&amp;amp;task=civicrm/admin/component&amp;amp;reset=1";s:4:"icon";s:23:"admin/small/Profile.png";s:5:"extra";N;}s:29:"{weight}.From Email Addresses";a:6:{s:5:"title";s:20:"From Email Addresses";s:4:"desc";s:74:"List of Email Addresses which can be used when sending emails to contacts.";s:2:"id";s:18:"FromEmailAddresses";s:3:"url";s:124:"/joomla/administrator/?option=com_civicrm&amp;amp;task=civicrm/admin/options/from_email&amp;amp;group=from_email_address&amp;amp;reset=1";s:4:"icon";s:21:"admin/small/title.png";s:5:"extra";N;}s:22:"{weight}.Mail Accounts";a:6:{s:5:"title";s:13:"Mail Accounts";s:4:"desc";s:32:"Configure email account setting.";s:2:"id";s:12:"MailAccounts";s:3:"url";s:89:"/joomla/administrator/?option=com_civicrm&amp;amp;task=civicrm/admin/mailSettings&amp;amp;reset=1";s:4:"icon";s:18:"admin/small/07.png";s:5:"extra";N;}}s:9:"perColumn";d:2;}s:8:"CiviCase";a:3:{s:12:"component_id";N;s:6:"fields";a:4:{s:19:"{weight}.Case Types";a:6:{s:5:"title";s:10:"Case Types";s:4:"desc";s:136:"List of types which can be assigned to Cases. (Enable the Cases tab from Global Settings - Site Preferences if you want to track cases.)";s:2:"id";s:9:"CaseTypes";s:3:"url";s:114:"/joomla/administrator/?option=com_civicrm&amp;amp;task=civicrm/admin/options/case_type&amp;amp;group=case_type&amp;amp;reset=1";s:4:"icon";s:25:"admin/small/case_type.png";s:5:"extra";N;}s:24:"{weight}.Redaction Rules";a:6:{s:5:"title";s:15:"Redaction Rules";s:4:"desc";s:223:"List of rules which can be applied to user input strings so that the redacted output can be recognized as repeated instances of the same string or can be identified as a "semantic type of the data element" within case data.";s:2:"id";s:14:"RedactionRules";s:3:"url";s:124:"/joomla/administrator/?option=com_civicrm&amp;amp;task=civicrm/admin/options/redaction_rule&amp;amp;group=redaction_rule&amp;amp;reset=1";s:4:"icon";s:30:"admin/small/redaction_type.png";s:5:"extra";N;}s:22:"{weight}.Case Statuses";a:6:{s:5:"title";s:13:"Case Statuses";s:4:"desc";s:48:"List of statuses that can be assigned to a case.";s:2:"id";s:12:"CaseStatuses";s:3:"url";s:118:"/joomla/administrator/?option=com_civicrm&amp;amp;task=civicrm/admin/options/case_status&amp;amp;group=case_status&amp;amp;reset=1";s:4:"icon";s:25:"admin/small/case_type.png";s:5:"extra";N;}s:26:"{weight}.Encounter Mediums";a:6:{s:5:"title";s:17:"Encounter Mediums";s:4:"desc";s:26:"List of encounter mediums.";s:2:"id";s:16:"EncounterMediums";s:3:"url";s:128:"/joomla/administrator/?option=com_civicrm&amp;amp;task=civicrm/admin/options/encounter_medium&amp;amp;group=encounter_medium&amp;amp;reset=1";s:4:"icon";s:25:"admin/small/case_type.png";s:5:"extra";N;}}s:9:"perColumn";d:2;}s:10:"CiviReport";a:3:{s:12:"component_id";N;s:6:"fields";a:3:{s:38:"{weight}.Create Reports from Templates";a:6:{s:5:"title";s:29:"Create Reports from Templates";s:4:"desc";s:49:"Component wise listing of all available templates";s:2:"id";s:26:"CreateReportsfromTemplates";s:3:"url";s:97:"/joomla/administrator/?option=com_civicrm&amp;amp;task=civicrm/admin/report/template/list&amp;amp;reset=1";s:4:"icon";s:31:"admin/small/report_template.gif";s:5:"extra";N;}s:25:"{weight}.Manage Templates";a:6:{s:5:"title";s:16:"Manage Templates";s:4:"desc";s:45:"Browse, Edit and Delete the Report templates.";s:2:"id";s:15:"ManageTemplates";s:3:"url";s:107:"/joomla/administrator/?option=com_civicrm&amp;amp;task=civicrm/admin/report/options/report_template&amp;amp;reset=1";s:4:"icon";s:24:"admin/small/template.png";s:5:"extra";N;}s:24:"{weight}.Reports Listing";a:6:{s:5:"title";s:15:"Reports Listing";s:4:"desc";s:60:"Browse existing report, change report criteria and settings.";s:2:"id";s:14:"ReportsListing";s:3:"url";s:88:"/joomla/administrator/?option=com_civicrm&amp;amp;task=civicrm/admin/report/list&amp;amp;reset=1";s:4:"icon";s:27:"admin/small/report_list.gif";s:5:"extra";N;}}s:9:"perColumn";d:2;}s:12:"CiviCampaign";a:3:{s:12:"component_id";N;s:6:"fields";a:4:{s:21:"{weight}.Survey Types";a:6:{s:5:"title";s:12:"Survey Types";s:4:"desc";N;s:2:"id";s:11:"SurveyTypes";s:3:"url";s:96:"/joomla/administrator/?option=com_civicrm&amp;amp;task=civicrm/admin/campaign/surveyType&amp;amp;reset=1";s:4:"icon";s:18:"admin/small/05.png";s:5:"extra";N;}s:23:"{weight}.Campaign Types";a:6:{s:5:"title";s:14:"Campaign Types";s:4:"desc";s:47:"categorize your campaigns using campaign types.";s:2:"id";s:13:"CampaignTypes";s:3:"url";s:122:"/joomla/administrator/?option=com_civicrm&amp;amp;task=civicrm/admin/options/campaign_type&amp;amp;group=campaign_type&amp;amp;reset=1";s:4:"icon";s:18:"admin/small/05.png";s:5:"extra";N;}s:24:"{weight}.Campaign Status";a:6:{s:5:"title";s:15:"Campaign Status";s:4:"desc";s:34:"Define statuses for campaign here.";s:2:"id";s:14:"CampaignStatus";s:3:"url";s:126:"/joomla/administrator/?option=com_civicrm&amp;amp;task=civicrm/admin/options/campaign_status&amp;amp;group=campaign_status&amp;amp;reset=1";s:4:"icon";s:18:"admin/small/05.png";s:5:"extra";N;}s:25:"{weight}.Engagement Index";a:6:{s:5:"title";s:16:"Engagement Index";s:4:"desc";s:18:"Engagement levels.";s:2:"id";s:15:"EngagementIndex";s:3:"url";s:128:"/joomla/administrator/?option=com_civicrm&amp;amp;task=civicrm/admin/options/engagement_index&amp;amp;group=engagement_index&amp;amp;reset=1";s:4:"icon";s:18:"admin/small/05.png";s:5:"extra";N;}}s:9:"perColumn";d:2;}}</text:p>
          </table:table-cell>
          <table:table-cell table:number-columns-repeated="7" table:style-name="ACE-0x8c773d8"/>
          <table:table-cell table:style-name="ACE-0x8c773d8" office:value-type="float" office:value="1">
            <text:p>1</text:p>
          </table:table-cell>
          <table:table-cell table:style-name="ACE-0x8c773d8" office:value-type="float" office:value="1">
            <text:p>1</text:p>
          </table:table-cell>
          <table:table-cell table:style-name="ACE-0x8c773d8" office:value-type="float" office:value="1">
            <text:p>1</text:p>
          </table:table-cell>
          <table:table-cell table:style-name="ACE-0x8c773d8"/>
          <table:table-cell table:number-columns-repeated="235" table:style-name="ACE-0x8c77258"/>
        </table:table-row>
        <table:table-row table:style-name="AROW-0">
          <table:table-cell table:number-columns-repeated="16" table:style-name="ACE-0x8c77258"/>
          <table:table-cell table:number-columns-repeated="8" table:style-name="ACE-0x8c77258"/>
          <table:table-cell table:number-columns-repeated="40" table:style-name="ACE-0x8c77258"/>
          <table:table-cell table:number-columns-repeated="192" table:style-name="ACE-0x8c77258"/>
        </table:table-row>
        <table:table-row table:style-name="AROW-0" table:number-rows-repeated="11">
          <table:table-cell table:number-columns-repeated="16" table:style-name="ACE-0x8c77258"/>
          <table:table-cell table:number-columns-repeated="8" table:style-name="ACE-0x8c77258"/>
          <table:table-cell table:number-columns-repeated="40" table:style-name="ACE-0x8c77258"/>
          <table:table-cell table:number-columns-repeated="192" table:style-name="ACE-0x8c77258"/>
        </table:table-row>
        <table:table-row table:style-name="AROW-0">
          <table:table-cell table:number-columns-repeated="16" table:style-name="ACE-0x8c77258"/>
          <table:table-cell table:number-columns-repeated="8" table:style-name="ACE-0x8c77258"/>
          <table:table-cell table:number-columns-repeated="40" table:style-name="ACE-0x8c77258"/>
          <table:table-cell table:number-columns-repeated="192" table:style-name="ACE-0x8c77258"/>
        </table:table-row>
        <table:table-row table:style-name="AROW-0" table:number-rows-repeated="127">
          <table:table-cell table:number-columns-repeated="16" table:style-name="ACE-0x8c77258"/>
          <table:table-cell table:number-columns-repeated="8" table:style-name="ACE-0x8c77258"/>
          <table:table-cell table:number-columns-repeated="40" table:style-name="ACE-0x8c77258"/>
          <table:table-cell table:number-columns-repeated="192" table:style-name="ACE-0x8c77258"/>
        </table:table-row>
        <table:table-row table:style-name="AROW-0">
          <table:table-cell table:number-columns-repeated="64" table:style-name="ACE-0x8c77258"/>
          <table:table-cell table:number-columns-repeated="192" table:style-name="ACE-0x8c77258"/>
        </table:table-row>
        <table:table-row table:style-name="AROW-0" table:number-rows-repeated="3583">
          <table:table-cell table:number-columns-repeated="64" table:style-name="ACE-0x8c77258"/>
          <table:table-cell table:number-columns-repeated="192" table:style-name="ACE-0x8c77258"/>
        </table:table-row>
        <table:table-row table:style-name="AROW-0">
          <table:table-cell table:number-columns-repeated="256" table:style-name="ACE-0x8c77258"/>
        </table:table-row>
        <table:table-row table:style-name="AROW-0" table:number-rows-repeated="61439">
          <table:table-cell table:number-columns-repeated="256" table:style-name="ACE-0x8c77258"/>
        </table:table-row>
        <table:named-expressions>
          <table:named-expression table:name="Print_Area" table:expression="of:=#REF!" table:base-cell-address="$'Sheet4'.$A$1"/>
          <table:named-expression table:name="Sheet_Title" table:expression="of:=&quot;Sheet4&quot;" table:base-cell-address="$'Sheet4'.$A$1"/>
        </table:named-expressions>
      </table:table>
      <table:named-expressions>
        <table:named-range table:name="__Anonymous_Sheet_DB__0" table:cell-range-address="$'Sheet1'.$A$1:.$L$53" table:base-cell-address="$'Sheet1'.$A$1" table:range-usable-as="print-range filter repeat-row repeat-column"/>
      </table:named-expressions>
      <table:database-ranges>
        <table:database-range table:target-range-address="Sheet1.A1:Sheet1.L5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xmlns:gnm="http://www.gnumeric.org/odf-extension/1.0" office:version="1.2">
  <office:styles>
    <style:style style:name="Gnumeric-default"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default-style style:family="table-cel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default-style>
    <style:default-style style:family="table-column">
      <style:table-column-properties style:column-width="64.26pt" style:use-optimal-column-width="true"/>
    </style:default-style>
    <style:default-style style:family="table-row">
      <style:table-row-properties style:row-height="12.82pt" style:use-optimal-row-height="true"/>
    </style:default-style>
  </office:styles>
  <office:automatic-styles>
    <style:page-layout style:name="pl-0x8c9cfe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21.29pt" svg:height="21.29pt" style:dynamic-spacing="true"/>
      </style:header-style>
      <style:footer-style>
        <style:header-footer-properties fo:border="none" style:shadow="none" fo:padding="0.00pt" fo:margin="0.00pt" fo:min-height="21.29pt" svg:height="21.29pt" style:dynamic-spacing="true"/>
      </style:footer-style>
    </style:page-layout>
    <style:page-layout style:name="pl-0x8d6ff1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21.29pt" svg:height="21.29pt" style:dynamic-spacing="true"/>
      </style:header-style>
      <style:footer-style>
        <style:header-footer-properties fo:border="none" style:shadow="none" fo:padding="0.00pt" fo:margin="0.00pt" fo:min-height="21.29pt" svg:height="21.29pt" style:dynamic-spacing="true"/>
      </style:footer-style>
    </style:page-layout>
    <style:page-layout style:name="pl-0x8d7521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21.29pt" svg:height="21.29pt" style:dynamic-spacing="true"/>
      </style:header-style>
      <style:footer-style>
        <style:header-footer-properties fo:border="none" style:shadow="none" fo:padding="0.00pt" fo:margin="0.00pt" fo:min-height="21.29pt" svg:height="21.29pt" style:dynamic-spacing="true"/>
      </style:footer-style>
    </style:page-layout>
    <style:page-layout style:name="pl-0xb45b76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47.99pt" svg:height="47.99pt" style:dynamic-spacing="true"/>
      </style:header-style>
      <style:footer-style>
        <style:header-footer-properties fo:border="none" style:shadow="none" fo:padding="0.00pt" fo:margin="0.00pt" fo:min-height="47.99pt" svg:height="47.99pt" style:dynamic-spacing="true"/>
      </style:footer-style>
    </style:page-layout>
    <style:page-layout style:name="pl-0x8e0231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21.29pt" svg:height="21.29pt" style:dynamic-spacing="true"/>
      </style:header-style>
      <style:footer-style>
        <style:header-footer-properties fo:border="none" style:shadow="none" fo:padding="0.00pt" fo:margin="0.00pt" fo:min-height="21.29pt" svg:height="21.29pt" style:dynamic-spacing="true"/>
      </style:footer-style>
    </style:page-layout>
  </office:automatic-styles>
  <office:master-styles>
    <style:master-page style:name="ta-mp-0x8ca0068" style:display-name="Sheet1" style:page-layout-name="pl-0x8c9cfe0">
      <style:header style:display="true">
        <style:region-left>
          <text:p/>
        </style:region-left>
        <style:region-center>
          <text:p><text:sheet-name/></text:p>
        </style:region-center>
        <style:region-right>
          <text:p/>
        </style:region-right>
      </style:header>
      <style:footer style:display="true">
        <style:region-left>
          <text:p/>
        </style:region-left>
        <style:region-center>
          <text:p><text:page-number style:num-format="1"/></text:p>
        </style:region-center>
        <style:region-right>
          <text:p/>
        </style:region-right>
      </style:footer>
    </style:master-page>
    <style:master-page style:name="ta-mp-0x8ca01c0" style:display-name="civicrm_component" style:page-layout-name="pl-0x8d6ff10">
      <style:header style:display="true">
        <style:region-left>
          <text:p/>
        </style:region-left>
        <style:region-center>
          <text:p><text:sheet-name/></text:p>
        </style:region-center>
        <style:region-right>
          <text:p/>
        </style:region-right>
      </style:header>
      <style:footer style:display="true">
        <style:region-left>
          <text:p/>
        </style:region-left>
        <style:region-center>
          <text:p><text:page-number style:num-format="1"/></text:p>
        </style:region-center>
        <style:region-right>
          <text:p/>
        </style:region-right>
      </style:footer>
    </style:master-page>
    <style:master-page style:name="ta-mp-0x8ca0318" style:display-name="civicrm_navigation" style:page-layout-name="pl-0x8d75210">
      <style:header style:display="true">
        <style:region-left>
          <text:p/>
        </style:region-left>
        <style:region-center>
          <text:p><text:sheet-name/></text:p>
        </style:region-center>
        <style:region-right>
          <text:p/>
        </style:region-right>
      </style:header>
      <style:footer style:display="true">
        <style:region-left>
          <text:p/>
        </style:region-left>
        <style:region-center>
          <text:p><text:page-number style:num-format="1"/></text:p>
        </style:region-center>
        <style:region-right>
          <text:p/>
        </style:region-right>
      </style:footer>
    </style:master-page>
    <style:master-page style:name="ta-mp-0x8ca0470" style:display-name="Sheet2" style:page-layout-name="pl-0xb45b760">
      <style:header style:display="true">
        <style:region-left>
          <text:p/>
        </style:region-left>
        <style:region-center>
          <text:p><text:sheet-name/></text:p>
        </style:region-center>
        <style:region-right>
          <text:p/>
        </style:region-right>
      </style:header>
      <style:footer style:display="true">
        <style:region-left>
          <text:p/>
        </style:region-left>
        <style:region-center>
          <text:p><text:page-number style:num-format="1"/></text:p>
        </style:region-center>
        <style:region-right>
          <text:p/>
        </style:region-right>
      </style:footer>
    </style:master-page>
    <style:master-page style:name="ta-mp-0x8ca05c8" style:display-name="Sheet4" style:page-layout-name="pl-0x8e02310">
      <style:header style:display="true">
        <style:region-left>
          <text:p/>
        </style:region-left>
        <style:region-center>
          <text:p><text:sheet-name/></text:p>
        </style:region-center>
        <style:region-right>
          <text:p/>
        </style:region-right>
      </style:header>
      <style:footer style:display="true">
        <style:region-left>
          <text:p/>
        </style:region-left>
        <style:region-center>
          <text:p><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2-02-24T07:02:36Z</dc:date>
    <meta:creation-date>2012-02-21T14:21:15Z</meta:creation-date>
    <meta:editing-cycles>13</meta:editing-cycles>
    <meta:editing-duration>P1DT5H43M26S</meta:editing-duration>
    <meta:generator>gnumeric/1.10.17</meta:generator>
  </office:meta>
</office:document-meta>
</file>